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965in"/>
      <style:text-properties style:font-name="Atkinson Hyperlegible Next"/>
    </style:style>
    <style:style style:name="P2" style:family="paragraph" style:parent-style-name="Quotations" style:list-style-name="L67"/>
    <style:style style:name="P3" style:family="paragraph" style:parent-style-name="Quotations" style:list-style-name="L72"/>
    <style:style style:name="P4" style:family="paragraph" style:parent-style-name="Quotations" style:list-style-name="L91"/>
    <style:style style:name="P5" style:family="paragraph" style:parent-style-name="Quotations" style:list-style-name="L116"/>
    <style:style style:name="P6" style:family="paragraph" style:parent-style-name="Quotations">
      <style:text-properties style:font-name="Atkinson Hyperlegible Next"/>
    </style:style>
    <style:style style:name="P7" style:family="paragraph" style:parent-style-name="Quotations" style:list-style-name="L67">
      <style:paragraph-properties fo:margin-top="0in" fo:margin-bottom="0in"/>
    </style:style>
    <style:style style:name="P8" style:family="paragraph" style:parent-style-name="Quotations" style:list-style-name="L72">
      <style:paragraph-properties fo:margin-top="0in" fo:margin-bottom="0in"/>
    </style:style>
    <style:style style:name="P9" style:family="paragraph" style:parent-style-name="Quotations" style:list-style-name="L91">
      <style:paragraph-properties fo:margin-top="0in" fo:margin-bottom="0in"/>
    </style:style>
    <style:style style:name="P10" style:family="paragraph" style:parent-style-name="Quotations" style:list-style-name="L116">
      <style:paragraph-properties fo:margin-top="0in" fo:margin-bottom="0in"/>
    </style:style>
    <style:style style:name="P11" style:family="paragraph" style:parent-style-name="Horizontal_20_Line">
      <style:text-properties style:font-name="Atkinson Hyperlegible Next"/>
    </style:style>
    <style:style style:name="P12" style:family="paragraph" style:parent-style-name="Heading_20_1">
      <style:text-properties style:font-name="Atkinson Hyperlegible Next"/>
    </style:style>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1"/>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29"/>
    <style:style style:name="P33" style:family="paragraph" style:parent-style-name="Text_20_body" style:list-style-name="L30"/>
    <style:style style:name="P34" style:family="paragraph" style:parent-style-name="Text_20_body" style:list-style-name="L31"/>
    <style:style style:name="P35" style:family="paragraph" style:parent-style-name="Text_20_body" style:list-style-name="L32"/>
    <style:style style:name="P36" style:family="paragraph" style:parent-style-name="Text_20_body" style:list-style-name="L33"/>
    <style:style style:name="P37" style:family="paragraph" style:parent-style-name="Text_20_body" style:list-style-name="L34"/>
    <style:style style:name="P38" style:family="paragraph" style:parent-style-name="Text_20_body" style:list-style-name="L35"/>
    <style:style style:name="P39" style:family="paragraph" style:parent-style-name="Text_20_body" style:list-style-name="L36"/>
    <style:style style:name="P40" style:family="paragraph" style:parent-style-name="Text_20_body" style:list-style-name="L37"/>
    <style:style style:name="P41" style:family="paragraph" style:parent-style-name="Text_20_body" style:list-style-name="L38"/>
    <style:style style:name="P42" style:family="paragraph" style:parent-style-name="Text_20_body" style:list-style-name="L40"/>
    <style:style style:name="P43" style:family="paragraph" style:parent-style-name="Text_20_body" style:list-style-name="L41"/>
    <style:style style:name="P44" style:family="paragraph" style:parent-style-name="Text_20_body" style:list-style-name="L42"/>
    <style:style style:name="P45" style:family="paragraph" style:parent-style-name="Text_20_body" style:list-style-name="L43"/>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style:style style:name="P53" style:family="paragraph" style:parent-style-name="Text_20_body" style:list-style-name="L52"/>
    <style:style style:name="P54" style:family="paragraph" style:parent-style-name="Text_20_body" style:list-style-name="L54"/>
    <style:style style:name="P55" style:family="paragraph" style:parent-style-name="Text_20_body" style:list-style-name="L55"/>
    <style:style style:name="P56" style:family="paragraph" style:parent-style-name="Text_20_body" style:list-style-name="L56"/>
    <style:style style:name="P57" style:family="paragraph" style:parent-style-name="Text_20_body" style:list-style-name="L57"/>
    <style:style style:name="P58" style:family="paragraph" style:parent-style-name="Text_20_body" style:list-style-name="L58"/>
    <style:style style:name="P59" style:family="paragraph" style:parent-style-name="Text_20_body" style:list-style-name="L59"/>
    <style:style style:name="P60" style:family="paragraph" style:parent-style-name="Text_20_body" style:list-style-name="L61"/>
    <style:style style:name="P61" style:family="paragraph" style:parent-style-name="Text_20_body" style:list-style-name="L62"/>
    <style:style style:name="P62" style:family="paragraph" style:parent-style-name="Text_20_body" style:list-style-name="L63"/>
    <style:style style:name="P63" style:family="paragraph" style:parent-style-name="Text_20_body" style:list-style-name="L64"/>
    <style:style style:name="P64" style:family="paragraph" style:parent-style-name="Text_20_body" style:list-style-name="L65"/>
    <style:style style:name="P65" style:family="paragraph" style:parent-style-name="Text_20_body" style:list-style-name="L66"/>
    <style:style style:name="P66" style:family="paragraph" style:parent-style-name="Text_20_body" style:list-style-name="L68"/>
    <style:style style:name="P67" style:family="paragraph" style:parent-style-name="Text_20_body" style:list-style-name="L69"/>
    <style:style style:name="P68" style:family="paragraph" style:parent-style-name="Text_20_body" style:list-style-name="L70"/>
    <style:style style:name="P69" style:family="paragraph" style:parent-style-name="Text_20_body" style:list-style-name="L71"/>
    <style:style style:name="P70" style:family="paragraph" style:parent-style-name="Text_20_body" style:list-style-name="L73"/>
    <style:style style:name="P71" style:family="paragraph" style:parent-style-name="Text_20_body" style:list-style-name="L74"/>
    <style:style style:name="P72" style:family="paragraph" style:parent-style-name="Text_20_body" style:list-style-name="L75"/>
    <style:style style:name="P73" style:family="paragraph" style:parent-style-name="Text_20_body" style:list-style-name="L76"/>
    <style:style style:name="P74" style:family="paragraph" style:parent-style-name="Text_20_body" style:list-style-name="L77"/>
    <style:style style:name="P75" style:family="paragraph" style:parent-style-name="Text_20_body" style:list-style-name="L78"/>
    <style:style style:name="P76" style:family="paragraph" style:parent-style-name="Text_20_body" style:list-style-name="L79"/>
    <style:style style:name="P77" style:family="paragraph" style:parent-style-name="Text_20_body" style:list-style-name="L80"/>
    <style:style style:name="P78" style:family="paragraph" style:parent-style-name="Text_20_body" style:list-style-name="L81"/>
    <style:style style:name="P79" style:family="paragraph" style:parent-style-name="Text_20_body" style:list-style-name="L82"/>
    <style:style style:name="P80" style:family="paragraph" style:parent-style-name="Text_20_body" style:list-style-name="L83"/>
    <style:style style:name="P81" style:family="paragraph" style:parent-style-name="Text_20_body" style:list-style-name="L84"/>
    <style:style style:name="P82" style:family="paragraph" style:parent-style-name="Text_20_body" style:list-style-name="L85"/>
    <style:style style:name="P83" style:family="paragraph" style:parent-style-name="Text_20_body" style:list-style-name="L86"/>
    <style:style style:name="P84" style:family="paragraph" style:parent-style-name="Text_20_body" style:list-style-name="L87"/>
    <style:style style:name="P85" style:family="paragraph" style:parent-style-name="Text_20_body" style:list-style-name="L88"/>
    <style:style style:name="P86" style:family="paragraph" style:parent-style-name="Text_20_body" style:list-style-name="L89"/>
    <style:style style:name="P87" style:family="paragraph" style:parent-style-name="Text_20_body" style:list-style-name="L90"/>
    <style:style style:name="P88" style:family="paragraph" style:parent-style-name="Text_20_body" style:list-style-name="L92"/>
    <style:style style:name="P89" style:family="paragraph" style:parent-style-name="Text_20_body" style:list-style-name="L93"/>
    <style:style style:name="P90" style:family="paragraph" style:parent-style-name="Text_20_body" style:list-style-name="L94"/>
    <style:style style:name="P91" style:family="paragraph" style:parent-style-name="Text_20_body" style:list-style-name="L95"/>
    <style:style style:name="P92" style:family="paragraph" style:parent-style-name="Text_20_body" style:list-style-name="L96"/>
    <style:style style:name="P93" style:family="paragraph" style:parent-style-name="Text_20_body" style:list-style-name="L97"/>
    <style:style style:name="P94" style:family="paragraph" style:parent-style-name="Text_20_body" style:list-style-name="L98"/>
    <style:style style:name="P95" style:family="paragraph" style:parent-style-name="Text_20_body" style:list-style-name="L99"/>
    <style:style style:name="P96" style:family="paragraph" style:parent-style-name="Text_20_body" style:list-style-name="L100"/>
    <style:style style:name="P97" style:family="paragraph" style:parent-style-name="Text_20_body" style:list-style-name="L102"/>
    <style:style style:name="P98" style:family="paragraph" style:parent-style-name="Text_20_body" style:list-style-name="L103"/>
    <style:style style:name="P99" style:family="paragraph" style:parent-style-name="Text_20_body" style:list-style-name="L104"/>
    <style:style style:name="P100" style:family="paragraph" style:parent-style-name="Text_20_body" style:list-style-name="L105"/>
    <style:style style:name="P101" style:family="paragraph" style:parent-style-name="Text_20_body" style:list-style-name="L106"/>
    <style:style style:name="P102" style:family="paragraph" style:parent-style-name="Text_20_body" style:list-style-name="L108"/>
    <style:style style:name="P103" style:family="paragraph" style:parent-style-name="Text_20_body" style:list-style-name="L109"/>
    <style:style style:name="P104" style:family="paragraph" style:parent-style-name="Text_20_body" style:list-style-name="L110"/>
    <style:style style:name="P105" style:family="paragraph" style:parent-style-name="Text_20_body" style:list-style-name="L111"/>
    <style:style style:name="P106" style:family="paragraph" style:parent-style-name="Text_20_body" style:list-style-name="L112"/>
    <style:style style:name="P107" style:family="paragraph" style:parent-style-name="Text_20_body" style:list-style-name="L113"/>
    <style:style style:name="P108" style:family="paragraph" style:parent-style-name="Text_20_body" style:list-style-name="L114"/>
    <style:style style:name="P109" style:family="paragraph" style:parent-style-name="Text_20_body" style:list-style-name="L115"/>
    <style:style style:name="P110" style:family="paragraph" style:parent-style-name="Text_20_body" style:list-style-name="L117"/>
    <style:style style:name="P111" style:family="paragraph" style:parent-style-name="Text_20_body" style:list-style-name="L118"/>
    <style:style style:name="P112" style:family="paragraph" style:parent-style-name="Text_20_body" style:list-style-name="L119"/>
    <style:style style:name="P113" style:family="paragraph" style:parent-style-name="Text_20_body" style:list-style-name="L120"/>
    <style:style style:name="P114" style:family="paragraph" style:parent-style-name="Text_20_body" style:list-style-name="L121"/>
    <style:style style:name="P115" style:family="paragraph" style:parent-style-name="Text_20_body" style:list-style-name="L122"/>
    <style:style style:name="P116" style:family="paragraph" style:parent-style-name="Text_20_body" style:list-style-name="L123"/>
    <style:style style:name="P117" style:family="paragraph" style:parent-style-name="Text_20_body" style:list-style-name="L124"/>
    <style:style style:name="P118" style:family="paragraph" style:parent-style-name="Text_20_body" style:list-style-name="L125"/>
    <style:style style:name="P119" style:family="paragraph" style:parent-style-name="Text_20_body" style:list-style-name="L126"/>
    <style:style style:name="P120" style:family="paragraph" style:parent-style-name="Text_20_body" style:list-style-name="L127"/>
    <style:style style:name="P121" style:family="paragraph" style:parent-style-name="Text_20_body" style:list-style-name="L128"/>
    <style:style style:name="P122" style:family="paragraph" style:parent-style-name="Text_20_body" style:list-style-name="L129"/>
    <style:style style:name="P123" style:family="paragraph" style:parent-style-name="Text_20_body" style:list-style-name="L130"/>
    <style:style style:name="P124" style:family="paragraph" style:parent-style-name="Text_20_body" style:list-style-name="L132"/>
    <style:style style:name="P125" style:family="paragraph" style:parent-style-name="Text_20_body" style:list-style-name="L133"/>
    <style:style style:name="P126" style:family="paragraph" style:parent-style-name="Text_20_body" style:list-style-name="L134"/>
    <style:style style:name="P127" style:family="paragraph" style:parent-style-name="Text_20_body" style:list-style-name="L135"/>
    <style:style style:name="P128" style:family="paragraph" style:parent-style-name="Text_20_body" style:list-style-name="L136"/>
    <style:style style:name="P129" style:family="paragraph" style:parent-style-name="Text_20_body" style:list-style-name="L137"/>
    <style:style style:name="P130" style:family="paragraph" style:parent-style-name="Text_20_body" style:list-style-name="L138"/>
    <style:style style:name="P131" style:family="paragraph" style:parent-style-name="Text_20_body" style:list-style-name="L139"/>
    <style:style style:name="P132" style:family="paragraph" style:parent-style-name="Text_20_body" style:list-style-name="L140"/>
    <style:style style:name="P133" style:family="paragraph" style:parent-style-name="Text_20_body" style:list-style-name="L141"/>
    <style:style style:name="P134" style:family="paragraph" style:parent-style-name="Text_20_body" style:list-style-name="L142"/>
    <style:style style:name="P135" style:family="paragraph" style:parent-style-name="Text_20_body" style:list-style-name="L143"/>
    <style:style style:name="P136" style:family="paragraph" style:parent-style-name="Text_20_body" style:list-style-name="L144"/>
    <style:style style:name="P137" style:family="paragraph" style:parent-style-name="Text_20_body" style:list-style-name="L145"/>
    <style:style style:name="P138" style:family="paragraph" style:parent-style-name="Text_20_body" style:list-style-name="L146"/>
    <style:style style:name="P139" style:family="paragraph" style:parent-style-name="Text_20_body" style:list-style-name="L147"/>
    <style:style style:name="P140" style:family="paragraph" style:parent-style-name="Text_20_body" style:list-style-name="L148"/>
    <style:style style:name="P141" style:family="paragraph" style:parent-style-name="Text_20_body" style:list-style-name="L149"/>
    <style:style style:name="P142" style:family="paragraph" style:parent-style-name="Text_20_body" style:list-style-name="L150"/>
    <style:style style:name="P143" style:family="paragraph" style:parent-style-name="Text_20_body">
      <style:text-properties style:font-name="Atkinson Hyperlegible Next"/>
    </style:style>
    <style:style style:name="P144" style:family="paragraph" style:parent-style-name="Text_20_body" style:list-style-name="L1">
      <style:text-properties style:font-name="Atkinson Hyperlegible Next"/>
    </style:style>
    <style:style style:name="P145" style:family="paragraph" style:parent-style-name="Text_20_body" style:list-style-name="L2">
      <style:text-properties style:font-name="Atkinson Hyperlegible Next"/>
    </style:style>
    <style:style style:name="P146" style:family="paragraph" style:parent-style-name="Text_20_body" style:list-style-name="L3">
      <style:text-properties style:font-name="Atkinson Hyperlegible Next"/>
    </style:style>
    <style:style style:name="P147" style:family="paragraph" style:parent-style-name="Text_20_body" style:list-style-name="L4">
      <style:text-properties style:font-name="Atkinson Hyperlegible Next"/>
    </style:style>
    <style:style style:name="P148" style:family="paragraph" style:parent-style-name="Text_20_body" style:list-style-name="L5">
      <style:text-properties style:font-name="Atkinson Hyperlegible Next"/>
    </style:style>
    <style:style style:name="P149" style:family="paragraph" style:parent-style-name="Text_20_body" style:list-style-name="L9">
      <style:text-properties style:font-name="Atkinson Hyperlegible Next"/>
    </style:style>
    <style:style style:name="P150" style:family="paragraph" style:parent-style-name="Text_20_body" style:list-style-name="L10">
      <style:text-properties style:font-name="Atkinson Hyperlegible Next"/>
    </style:style>
    <style:style style:name="P151" style:family="paragraph" style:parent-style-name="Text_20_body" style:list-style-name="L12">
      <style:text-properties style:font-name="Atkinson Hyperlegible Next"/>
    </style:style>
    <style:style style:name="P152" style:family="paragraph" style:parent-style-name="Text_20_body" style:list-style-name="L16">
      <style:text-properties style:font-name="Atkinson Hyperlegible Next"/>
    </style:style>
    <style:style style:name="P153" style:family="paragraph" style:parent-style-name="Text_20_body" style:list-style-name="L20">
      <style:text-properties style:font-name="Atkinson Hyperlegible Next"/>
    </style:style>
    <style:style style:name="P154" style:family="paragraph" style:parent-style-name="Text_20_body" style:list-style-name="L39">
      <style:text-properties style:font-name="Atkinson Hyperlegible Next"/>
    </style:style>
    <style:style style:name="P155" style:family="paragraph" style:parent-style-name="Text_20_body" style:list-style-name="L44">
      <style:text-properties style:font-name="Atkinson Hyperlegible Next"/>
    </style:style>
    <style:style style:name="P156" style:family="paragraph" style:parent-style-name="Text_20_body" style:list-style-name="L53">
      <style:text-properties style:font-name="Atkinson Hyperlegible Next"/>
    </style:style>
    <style:style style:name="P157" style:family="paragraph" style:parent-style-name="Text_20_body" style:list-style-name="L60">
      <style:text-properties style:font-name="Atkinson Hyperlegible Next"/>
    </style:style>
    <style:style style:name="P158" style:family="paragraph" style:parent-style-name="Text_20_body" style:list-style-name="L101">
      <style:text-properties style:font-name="Atkinson Hyperlegible Next"/>
    </style:style>
    <style:style style:name="P159" style:family="paragraph" style:parent-style-name="Text_20_body" style:list-style-name="L107">
      <style:text-properties style:font-name="Atkinson Hyperlegible Next"/>
    </style:style>
    <style:style style:name="P160" style:family="paragraph" style:parent-style-name="Text_20_body" style:list-style-name="L131">
      <style:text-properties style:font-name="Atkinson Hyperlegible Next"/>
    </style:style>
    <style:style style:name="P161" style:family="paragraph" style:parent-style-name="Text_20_body" style:list-style-name="L151">
      <style:text-properties style:font-name="Atkinson Hyperlegible Next"/>
    </style:style>
    <style:style style:name="P162" style:family="paragraph" style:parent-style-name="Text_20_body" style:list-style-name="L152">
      <style:text-properties style:font-name="Atkinson Hyperlegible Next"/>
    </style:style>
    <style:style style:name="P163" style:family="paragraph" style:parent-style-name="Text_20_body" style:list-style-name="L2">
      <style:paragraph-properties fo:margin-top="0in" fo:margin-bottom="0in"/>
    </style:style>
    <style:style style:name="P164" style:family="paragraph" style:parent-style-name="Text_20_body" style:list-style-name="L3">
      <style:paragraph-properties fo:margin-top="0in" fo:margin-bottom="0in"/>
    </style:style>
    <style:style style:name="P165" style:family="paragraph" style:parent-style-name="Text_20_body" style:list-style-name="L4">
      <style:paragraph-properties fo:margin-top="0in" fo:margin-bottom="0in"/>
    </style:style>
    <style:style style:name="P166" style:family="paragraph" style:parent-style-name="Text_20_body" style:list-style-name="L6">
      <style:paragraph-properties fo:margin-top="0in" fo:margin-bottom="0in"/>
    </style:style>
    <style:style style:name="P167" style:family="paragraph" style:parent-style-name="Text_20_body" style:list-style-name="L7">
      <style:paragraph-properties fo:margin-top="0in" fo:margin-bottom="0in"/>
    </style:style>
    <style:style style:name="P168" style:family="paragraph" style:parent-style-name="Text_20_body" style:list-style-name="L8">
      <style:paragraph-properties fo:margin-top="0in" fo:margin-bottom="0in"/>
    </style:style>
    <style:style style:name="P169" style:family="paragraph" style:parent-style-name="Text_20_body" style:list-style-name="L9">
      <style:paragraph-properties fo:margin-top="0in" fo:margin-bottom="0in"/>
    </style:style>
    <style:style style:name="P170" style:family="paragraph" style:parent-style-name="Text_20_body" style:list-style-name="L10">
      <style:paragraph-properties fo:margin-top="0in" fo:margin-bottom="0in"/>
    </style:style>
    <style:style style:name="P171" style:family="paragraph" style:parent-style-name="Text_20_body" style:list-style-name="L11">
      <style:paragraph-properties fo:margin-top="0in" fo:margin-bottom="0in"/>
    </style:style>
    <style:style style:name="P172" style:family="paragraph" style:parent-style-name="Text_20_body" style:list-style-name="L12">
      <style:paragraph-properties fo:margin-top="0in" fo:margin-bottom="0in"/>
    </style:style>
    <style:style style:name="P173" style:family="paragraph" style:parent-style-name="Text_20_body" style:list-style-name="L13">
      <style:paragraph-properties fo:margin-top="0in" fo:margin-bottom="0in"/>
    </style:style>
    <style:style style:name="P174" style:family="paragraph" style:parent-style-name="Text_20_body" style:list-style-name="L14">
      <style:paragraph-properties fo:margin-top="0in" fo:margin-bottom="0in"/>
    </style:style>
    <style:style style:name="P175" style:family="paragraph" style:parent-style-name="Text_20_body" style:list-style-name="L15">
      <style:paragraph-properties fo:margin-top="0in" fo:margin-bottom="0in"/>
    </style:style>
    <style:style style:name="P176" style:family="paragraph" style:parent-style-name="Text_20_body" style:list-style-name="L16">
      <style:paragraph-properties fo:margin-top="0in" fo:margin-bottom="0in"/>
    </style:style>
    <style:style style:name="P177" style:family="paragraph" style:parent-style-name="Text_20_body" style:list-style-name="L17">
      <style:paragraph-properties fo:margin-top="0in" fo:margin-bottom="0in"/>
    </style:style>
    <style:style style:name="P178" style:family="paragraph" style:parent-style-name="Text_20_body" style:list-style-name="L18">
      <style:paragraph-properties fo:margin-top="0in" fo:margin-bottom="0in"/>
    </style:style>
    <style:style style:name="P179" style:family="paragraph" style:parent-style-name="Text_20_body" style:list-style-name="L19">
      <style:paragraph-properties fo:margin-top="0in" fo:margin-bottom="0in"/>
    </style:style>
    <style:style style:name="P180" style:family="paragraph" style:parent-style-name="Text_20_body" style:list-style-name="L20">
      <style:paragraph-properties fo:margin-top="0in" fo:margin-bottom="0in"/>
    </style:style>
    <style:style style:name="P181" style:family="paragraph" style:parent-style-name="Text_20_body" style:list-style-name="L21">
      <style:paragraph-properties fo:margin-top="0in" fo:margin-bottom="0in"/>
    </style:style>
    <style:style style:name="P182" style:family="paragraph" style:parent-style-name="Text_20_body" style:list-style-name="L22">
      <style:paragraph-properties fo:margin-top="0in" fo:margin-bottom="0in"/>
    </style:style>
    <style:style style:name="P183" style:family="paragraph" style:parent-style-name="Text_20_body" style:list-style-name="L23">
      <style:paragraph-properties fo:margin-top="0in" fo:margin-bottom="0in"/>
    </style:style>
    <style:style style:name="P184" style:family="paragraph" style:parent-style-name="Text_20_body" style:list-style-name="L24">
      <style:paragraph-properties fo:margin-top="0in" fo:margin-bottom="0in"/>
    </style:style>
    <style:style style:name="P185" style:family="paragraph" style:parent-style-name="Text_20_body" style:list-style-name="L25">
      <style:paragraph-properties fo:margin-top="0in" fo:margin-bottom="0in"/>
    </style:style>
    <style:style style:name="P186" style:family="paragraph" style:parent-style-name="Text_20_body" style:list-style-name="L26">
      <style:paragraph-properties fo:margin-top="0in" fo:margin-bottom="0in"/>
    </style:style>
    <style:style style:name="P187" style:family="paragraph" style:parent-style-name="Text_20_body" style:list-style-name="L27">
      <style:paragraph-properties fo:margin-top="0in" fo:margin-bottom="0in"/>
    </style:style>
    <style:style style:name="P188" style:family="paragraph" style:parent-style-name="Text_20_body" style:list-style-name="L28">
      <style:paragraph-properties fo:margin-top="0in" fo:margin-bottom="0in"/>
    </style:style>
    <style:style style:name="P189" style:family="paragraph" style:parent-style-name="Text_20_body" style:list-style-name="L29">
      <style:paragraph-properties fo:margin-top="0in" fo:margin-bottom="0in"/>
    </style:style>
    <style:style style:name="P190" style:family="paragraph" style:parent-style-name="Text_20_body" style:list-style-name="L30">
      <style:paragraph-properties fo:margin-top="0in" fo:margin-bottom="0in"/>
    </style:style>
    <style:style style:name="P191" style:family="paragraph" style:parent-style-name="Text_20_body" style:list-style-name="L31">
      <style:paragraph-properties fo:margin-top="0in" fo:margin-bottom="0in"/>
    </style:style>
    <style:style style:name="P192" style:family="paragraph" style:parent-style-name="Text_20_body" style:list-style-name="L32">
      <style:paragraph-properties fo:margin-top="0in" fo:margin-bottom="0in"/>
    </style:style>
    <style:style style:name="P193" style:family="paragraph" style:parent-style-name="Text_20_body" style:list-style-name="L33">
      <style:paragraph-properties fo:margin-top="0in" fo:margin-bottom="0in"/>
    </style:style>
    <style:style style:name="P194" style:family="paragraph" style:parent-style-name="Text_20_body" style:list-style-name="L34">
      <style:paragraph-properties fo:margin-top="0in" fo:margin-bottom="0in"/>
    </style:style>
    <style:style style:name="P195" style:family="paragraph" style:parent-style-name="Text_20_body" style:list-style-name="L35">
      <style:paragraph-properties fo:margin-top="0in" fo:margin-bottom="0in"/>
    </style:style>
    <style:style style:name="P196" style:family="paragraph" style:parent-style-name="Text_20_body" style:list-style-name="L36">
      <style:paragraph-properties fo:margin-top="0in" fo:margin-bottom="0in"/>
    </style:style>
    <style:style style:name="P197" style:family="paragraph" style:parent-style-name="Text_20_body" style:list-style-name="L38">
      <style:paragraph-properties fo:margin-top="0in" fo:margin-bottom="0in"/>
    </style:style>
    <style:style style:name="P198" style:family="paragraph" style:parent-style-name="Text_20_body" style:list-style-name="L39">
      <style:paragraph-properties fo:margin-top="0in" fo:margin-bottom="0in"/>
    </style:style>
    <style:style style:name="P199" style:family="paragraph" style:parent-style-name="Text_20_body" style:list-style-name="L41">
      <style:paragraph-properties fo:margin-top="0in" fo:margin-bottom="0in"/>
    </style:style>
    <style:style style:name="P200" style:family="paragraph" style:parent-style-name="Text_20_body" style:list-style-name="L42">
      <style:paragraph-properties fo:margin-top="0in" fo:margin-bottom="0in"/>
    </style:style>
    <style:style style:name="P201" style:family="paragraph" style:parent-style-name="Text_20_body" style:list-style-name="L43">
      <style:paragraph-properties fo:margin-top="0in" fo:margin-bottom="0in"/>
    </style:style>
    <style:style style:name="P202" style:family="paragraph" style:parent-style-name="Text_20_body" style:list-style-name="L45">
      <style:paragraph-properties fo:margin-top="0in" fo:margin-bottom="0in"/>
    </style:style>
    <style:style style:name="P203" style:family="paragraph" style:parent-style-name="Text_20_body" style:list-style-name="L46">
      <style:paragraph-properties fo:margin-top="0in" fo:margin-bottom="0in"/>
    </style:style>
    <style:style style:name="P204" style:family="paragraph" style:parent-style-name="Text_20_body" style:list-style-name="L47">
      <style:paragraph-properties fo:margin-top="0in" fo:margin-bottom="0in"/>
    </style:style>
    <style:style style:name="P205" style:family="paragraph" style:parent-style-name="Text_20_body" style:list-style-name="L48">
      <style:paragraph-properties fo:margin-top="0in" fo:margin-bottom="0in"/>
    </style:style>
    <style:style style:name="P206" style:family="paragraph" style:parent-style-name="Text_20_body" style:list-style-name="L49">
      <style:paragraph-properties fo:margin-top="0in" fo:margin-bottom="0in"/>
    </style:style>
    <style:style style:name="P207" style:family="paragraph" style:parent-style-name="Text_20_body" style:list-style-name="L50">
      <style:paragraph-properties fo:margin-top="0in" fo:margin-bottom="0in"/>
    </style:style>
    <style:style style:name="P208" style:family="paragraph" style:parent-style-name="Text_20_body" style:list-style-name="L51">
      <style:paragraph-properties fo:margin-top="0in" fo:margin-bottom="0in"/>
    </style:style>
    <style:style style:name="P209" style:family="paragraph" style:parent-style-name="Text_20_body" style:list-style-name="L52">
      <style:paragraph-properties fo:margin-top="0in" fo:margin-bottom="0in"/>
    </style:style>
    <style:style style:name="P210" style:family="paragraph" style:parent-style-name="Text_20_body" style:list-style-name="L54">
      <style:paragraph-properties fo:margin-top="0in" fo:margin-bottom="0in"/>
    </style:style>
    <style:style style:name="P211" style:family="paragraph" style:parent-style-name="Text_20_body" style:list-style-name="L56">
      <style:paragraph-properties fo:margin-top="0in" fo:margin-bottom="0in"/>
    </style:style>
    <style:style style:name="P212" style:family="paragraph" style:parent-style-name="Text_20_body" style:list-style-name="L57">
      <style:paragraph-properties fo:margin-top="0in" fo:margin-bottom="0in"/>
    </style:style>
    <style:style style:name="P213" style:family="paragraph" style:parent-style-name="Text_20_body" style:list-style-name="L58">
      <style:paragraph-properties fo:margin-top="0in" fo:margin-bottom="0in"/>
    </style:style>
    <style:style style:name="P214" style:family="paragraph" style:parent-style-name="Text_20_body" style:list-style-name="L59">
      <style:paragraph-properties fo:margin-top="0in" fo:margin-bottom="0in"/>
    </style:style>
    <style:style style:name="P215" style:family="paragraph" style:parent-style-name="Text_20_body" style:list-style-name="L61">
      <style:paragraph-properties fo:margin-top="0in" fo:margin-bottom="0in"/>
    </style:style>
    <style:style style:name="P216" style:family="paragraph" style:parent-style-name="Text_20_body" style:list-style-name="L62">
      <style:paragraph-properties fo:margin-top="0in" fo:margin-bottom="0in"/>
    </style:style>
    <style:style style:name="P217" style:family="paragraph" style:parent-style-name="Text_20_body" style:list-style-name="L63">
      <style:paragraph-properties fo:margin-top="0in" fo:margin-bottom="0in"/>
    </style:style>
    <style:style style:name="P218" style:family="paragraph" style:parent-style-name="Text_20_body" style:list-style-name="L65">
      <style:paragraph-properties fo:margin-top="0in" fo:margin-bottom="0in"/>
    </style:style>
    <style:style style:name="P219" style:family="paragraph" style:parent-style-name="Text_20_body" style:list-style-name="L68">
      <style:paragraph-properties fo:margin-top="0in" fo:margin-bottom="0in"/>
    </style:style>
    <style:style style:name="P220" style:family="paragraph" style:parent-style-name="Text_20_body" style:list-style-name="L69">
      <style:paragraph-properties fo:margin-top="0in" fo:margin-bottom="0in"/>
    </style:style>
    <style:style style:name="P221" style:family="paragraph" style:parent-style-name="Text_20_body" style:list-style-name="L70">
      <style:paragraph-properties fo:margin-top="0in" fo:margin-bottom="0in"/>
    </style:style>
    <style:style style:name="P222" style:family="paragraph" style:parent-style-name="Text_20_body" style:list-style-name="L71">
      <style:paragraph-properties fo:margin-top="0in" fo:margin-bottom="0in"/>
    </style:style>
    <style:style style:name="P223" style:family="paragraph" style:parent-style-name="Text_20_body" style:list-style-name="L73">
      <style:paragraph-properties fo:margin-top="0in" fo:margin-bottom="0in"/>
    </style:style>
    <style:style style:name="P224" style:family="paragraph" style:parent-style-name="Text_20_body" style:list-style-name="L74">
      <style:paragraph-properties fo:margin-top="0in" fo:margin-bottom="0in"/>
    </style:style>
    <style:style style:name="P225" style:family="paragraph" style:parent-style-name="Text_20_body" style:list-style-name="L75">
      <style:paragraph-properties fo:margin-top="0in" fo:margin-bottom="0in"/>
    </style:style>
    <style:style style:name="P226" style:family="paragraph" style:parent-style-name="Text_20_body" style:list-style-name="L76">
      <style:paragraph-properties fo:margin-top="0in" fo:margin-bottom="0in"/>
    </style:style>
    <style:style style:name="P227" style:family="paragraph" style:parent-style-name="Text_20_body" style:list-style-name="L77">
      <style:paragraph-properties fo:margin-top="0in" fo:margin-bottom="0in"/>
    </style:style>
    <style:style style:name="P228" style:family="paragraph" style:parent-style-name="Text_20_body" style:list-style-name="L78">
      <style:paragraph-properties fo:margin-top="0in" fo:margin-bottom="0in"/>
    </style:style>
    <style:style style:name="P229" style:family="paragraph" style:parent-style-name="Text_20_body" style:list-style-name="L79">
      <style:paragraph-properties fo:margin-top="0in" fo:margin-bottom="0in"/>
    </style:style>
    <style:style style:name="P230" style:family="paragraph" style:parent-style-name="Text_20_body" style:list-style-name="L80">
      <style:paragraph-properties fo:margin-top="0in" fo:margin-bottom="0in"/>
    </style:style>
    <style:style style:name="P231" style:family="paragraph" style:parent-style-name="Text_20_body" style:list-style-name="L81">
      <style:paragraph-properties fo:margin-top="0in" fo:margin-bottom="0in"/>
    </style:style>
    <style:style style:name="P232" style:family="paragraph" style:parent-style-name="Text_20_body" style:list-style-name="L82">
      <style:paragraph-properties fo:margin-top="0in" fo:margin-bottom="0in"/>
    </style:style>
    <style:style style:name="P233" style:family="paragraph" style:parent-style-name="Text_20_body" style:list-style-name="L84">
      <style:paragraph-properties fo:margin-top="0in" fo:margin-bottom="0in"/>
    </style:style>
    <style:style style:name="P234" style:family="paragraph" style:parent-style-name="Text_20_body" style:list-style-name="L85">
      <style:paragraph-properties fo:margin-top="0in" fo:margin-bottom="0in"/>
    </style:style>
    <style:style style:name="P235" style:family="paragraph" style:parent-style-name="Text_20_body" style:list-style-name="L86">
      <style:paragraph-properties fo:margin-top="0in" fo:margin-bottom="0in"/>
    </style:style>
    <style:style style:name="P236" style:family="paragraph" style:parent-style-name="Text_20_body" style:list-style-name="L87">
      <style:paragraph-properties fo:margin-top="0in" fo:margin-bottom="0in"/>
    </style:style>
    <style:style style:name="P237" style:family="paragraph" style:parent-style-name="Text_20_body" style:list-style-name="L88">
      <style:paragraph-properties fo:margin-top="0in" fo:margin-bottom="0in"/>
    </style:style>
    <style:style style:name="P238" style:family="paragraph" style:parent-style-name="Text_20_body" style:list-style-name="L90">
      <style:paragraph-properties fo:margin-top="0in" fo:margin-bottom="0in"/>
    </style:style>
    <style:style style:name="P239" style:family="paragraph" style:parent-style-name="Text_20_body" style:list-style-name="L92">
      <style:paragraph-properties fo:margin-top="0in" fo:margin-bottom="0in"/>
    </style:style>
    <style:style style:name="P240" style:family="paragraph" style:parent-style-name="Text_20_body" style:list-style-name="L93">
      <style:paragraph-properties fo:margin-top="0in" fo:margin-bottom="0in"/>
    </style:style>
    <style:style style:name="P241" style:family="paragraph" style:parent-style-name="Text_20_body" style:list-style-name="L94">
      <style:paragraph-properties fo:margin-top="0in" fo:margin-bottom="0in"/>
    </style:style>
    <style:style style:name="P242" style:family="paragraph" style:parent-style-name="Text_20_body" style:list-style-name="L95">
      <style:paragraph-properties fo:margin-top="0in" fo:margin-bottom="0in"/>
    </style:style>
    <style:style style:name="P243" style:family="paragraph" style:parent-style-name="Text_20_body" style:list-style-name="L96">
      <style:paragraph-properties fo:margin-top="0in" fo:margin-bottom="0in"/>
    </style:style>
    <style:style style:name="P244" style:family="paragraph" style:parent-style-name="Text_20_body" style:list-style-name="L97">
      <style:paragraph-properties fo:margin-top="0in" fo:margin-bottom="0in"/>
    </style:style>
    <style:style style:name="P245" style:family="paragraph" style:parent-style-name="Text_20_body" style:list-style-name="L98">
      <style:paragraph-properties fo:margin-top="0in" fo:margin-bottom="0in"/>
    </style:style>
    <style:style style:name="P246" style:family="paragraph" style:parent-style-name="Text_20_body" style:list-style-name="L99">
      <style:paragraph-properties fo:margin-top="0in" fo:margin-bottom="0in"/>
    </style:style>
    <style:style style:name="P247" style:family="paragraph" style:parent-style-name="Text_20_body" style:list-style-name="L100">
      <style:paragraph-properties fo:margin-top="0in" fo:margin-bottom="0in"/>
    </style:style>
    <style:style style:name="P248" style:family="paragraph" style:parent-style-name="Text_20_body" style:list-style-name="L101">
      <style:paragraph-properties fo:margin-top="0in" fo:margin-bottom="0in"/>
    </style:style>
    <style:style style:name="P249" style:family="paragraph" style:parent-style-name="Text_20_body" style:list-style-name="L102">
      <style:paragraph-properties fo:margin-top="0in" fo:margin-bottom="0in"/>
    </style:style>
    <style:style style:name="P250" style:family="paragraph" style:parent-style-name="Text_20_body" style:list-style-name="L103">
      <style:paragraph-properties fo:margin-top="0in" fo:margin-bottom="0in"/>
    </style:style>
    <style:style style:name="P251" style:family="paragraph" style:parent-style-name="Text_20_body" style:list-style-name="L104">
      <style:paragraph-properties fo:margin-top="0in" fo:margin-bottom="0in"/>
    </style:style>
    <style:style style:name="P252" style:family="paragraph" style:parent-style-name="Text_20_body" style:list-style-name="L106">
      <style:paragraph-properties fo:margin-top="0in" fo:margin-bottom="0in"/>
    </style:style>
    <style:style style:name="P253" style:family="paragraph" style:parent-style-name="Text_20_body" style:list-style-name="L107">
      <style:paragraph-properties fo:margin-top="0in" fo:margin-bottom="0in"/>
    </style:style>
    <style:style style:name="P254" style:family="paragraph" style:parent-style-name="Text_20_body" style:list-style-name="L108">
      <style:paragraph-properties fo:margin-top="0in" fo:margin-bottom="0in"/>
    </style:style>
    <style:style style:name="P255" style:family="paragraph" style:parent-style-name="Text_20_body" style:list-style-name="L110">
      <style:paragraph-properties fo:margin-top="0in" fo:margin-bottom="0in"/>
    </style:style>
    <style:style style:name="P256" style:family="paragraph" style:parent-style-name="Text_20_body" style:list-style-name="L111">
      <style:paragraph-properties fo:margin-top="0in" fo:margin-bottom="0in"/>
    </style:style>
    <style:style style:name="P257" style:family="paragraph" style:parent-style-name="Text_20_body" style:list-style-name="L113">
      <style:paragraph-properties fo:margin-top="0in" fo:margin-bottom="0in"/>
    </style:style>
    <style:style style:name="P258" style:family="paragraph" style:parent-style-name="Text_20_body" style:list-style-name="L114">
      <style:paragraph-properties fo:margin-top="0in" fo:margin-bottom="0in"/>
    </style:style>
    <style:style style:name="P259" style:family="paragraph" style:parent-style-name="Text_20_body" style:list-style-name="L115">
      <style:paragraph-properties fo:margin-top="0in" fo:margin-bottom="0in"/>
    </style:style>
    <style:style style:name="P260" style:family="paragraph" style:parent-style-name="Text_20_body" style:list-style-name="L117">
      <style:paragraph-properties fo:margin-top="0in" fo:margin-bottom="0in"/>
    </style:style>
    <style:style style:name="P261" style:family="paragraph" style:parent-style-name="Text_20_body" style:list-style-name="L118">
      <style:paragraph-properties fo:margin-top="0in" fo:margin-bottom="0in"/>
    </style:style>
    <style:style style:name="P262" style:family="paragraph" style:parent-style-name="Text_20_body" style:list-style-name="L119">
      <style:paragraph-properties fo:margin-top="0in" fo:margin-bottom="0in"/>
    </style:style>
    <style:style style:name="P263" style:family="paragraph" style:parent-style-name="Text_20_body" style:list-style-name="L120">
      <style:paragraph-properties fo:margin-top="0in" fo:margin-bottom="0in"/>
    </style:style>
    <style:style style:name="P264" style:family="paragraph" style:parent-style-name="Text_20_body" style:list-style-name="L121">
      <style:paragraph-properties fo:margin-top="0in" fo:margin-bottom="0in"/>
    </style:style>
    <style:style style:name="P265" style:family="paragraph" style:parent-style-name="Text_20_body" style:list-style-name="L122">
      <style:paragraph-properties fo:margin-top="0in" fo:margin-bottom="0in"/>
    </style:style>
    <style:style style:name="P266" style:family="paragraph" style:parent-style-name="Text_20_body" style:list-style-name="L123">
      <style:paragraph-properties fo:margin-top="0in" fo:margin-bottom="0in"/>
    </style:style>
    <style:style style:name="P267" style:family="paragraph" style:parent-style-name="Text_20_body" style:list-style-name="L124">
      <style:paragraph-properties fo:margin-top="0in" fo:margin-bottom="0in"/>
    </style:style>
    <style:style style:name="P268" style:family="paragraph" style:parent-style-name="Text_20_body" style:list-style-name="L125">
      <style:paragraph-properties fo:margin-top="0in" fo:margin-bottom="0in"/>
    </style:style>
    <style:style style:name="P269" style:family="paragraph" style:parent-style-name="Text_20_body" style:list-style-name="L126">
      <style:paragraph-properties fo:margin-top="0in" fo:margin-bottom="0in"/>
    </style:style>
    <style:style style:name="P270" style:family="paragraph" style:parent-style-name="Text_20_body" style:list-style-name="L127">
      <style:paragraph-properties fo:margin-top="0in" fo:margin-bottom="0in"/>
    </style:style>
    <style:style style:name="P271" style:family="paragraph" style:parent-style-name="Text_20_body" style:list-style-name="L128">
      <style:paragraph-properties fo:margin-top="0in" fo:margin-bottom="0in"/>
    </style:style>
    <style:style style:name="P272" style:family="paragraph" style:parent-style-name="Text_20_body" style:list-style-name="L129">
      <style:paragraph-properties fo:margin-top="0in" fo:margin-bottom="0in"/>
    </style:style>
    <style:style style:name="P273" style:family="paragraph" style:parent-style-name="Text_20_body" style:list-style-name="L130">
      <style:paragraph-properties fo:margin-top="0in" fo:margin-bottom="0in"/>
    </style:style>
    <style:style style:name="P274" style:family="paragraph" style:parent-style-name="Text_20_body" style:list-style-name="L131">
      <style:paragraph-properties fo:margin-top="0in" fo:margin-bottom="0in"/>
    </style:style>
    <style:style style:name="P275" style:family="paragraph" style:parent-style-name="Text_20_body" style:list-style-name="L132">
      <style:paragraph-properties fo:margin-top="0in" fo:margin-bottom="0in"/>
    </style:style>
    <style:style style:name="P276" style:family="paragraph" style:parent-style-name="Text_20_body" style:list-style-name="L133">
      <style:paragraph-properties fo:margin-top="0in" fo:margin-bottom="0in"/>
    </style:style>
    <style:style style:name="P277" style:family="paragraph" style:parent-style-name="Text_20_body" style:list-style-name="L134">
      <style:paragraph-properties fo:margin-top="0in" fo:margin-bottom="0in"/>
    </style:style>
    <style:style style:name="P278" style:family="paragraph" style:parent-style-name="Text_20_body" style:list-style-name="L135">
      <style:paragraph-properties fo:margin-top="0in" fo:margin-bottom="0in"/>
    </style:style>
    <style:style style:name="P279" style:family="paragraph" style:parent-style-name="Text_20_body" style:list-style-name="L136">
      <style:paragraph-properties fo:margin-top="0in" fo:margin-bottom="0in"/>
    </style:style>
    <style:style style:name="P280" style:family="paragraph" style:parent-style-name="Text_20_body" style:list-style-name="L137">
      <style:paragraph-properties fo:margin-top="0in" fo:margin-bottom="0in"/>
    </style:style>
    <style:style style:name="P281" style:family="paragraph" style:parent-style-name="Text_20_body" style:list-style-name="L138">
      <style:paragraph-properties fo:margin-top="0in" fo:margin-bottom="0in"/>
    </style:style>
    <style:style style:name="P282" style:family="paragraph" style:parent-style-name="Text_20_body" style:list-style-name="L139">
      <style:paragraph-properties fo:margin-top="0in" fo:margin-bottom="0in"/>
    </style:style>
    <style:style style:name="P283" style:family="paragraph" style:parent-style-name="Text_20_body" style:list-style-name="L140">
      <style:paragraph-properties fo:margin-top="0in" fo:margin-bottom="0in"/>
    </style:style>
    <style:style style:name="P284" style:family="paragraph" style:parent-style-name="Text_20_body" style:list-style-name="L141">
      <style:paragraph-properties fo:margin-top="0in" fo:margin-bottom="0in"/>
    </style:style>
    <style:style style:name="P285" style:family="paragraph" style:parent-style-name="Text_20_body" style:list-style-name="L142">
      <style:paragraph-properties fo:margin-top="0in" fo:margin-bottom="0in"/>
    </style:style>
    <style:style style:name="P286" style:family="paragraph" style:parent-style-name="Text_20_body" style:list-style-name="L143">
      <style:paragraph-properties fo:margin-top="0in" fo:margin-bottom="0in"/>
    </style:style>
    <style:style style:name="P287" style:family="paragraph" style:parent-style-name="Text_20_body" style:list-style-name="L144">
      <style:paragraph-properties fo:margin-top="0in" fo:margin-bottom="0in"/>
    </style:style>
    <style:style style:name="P288" style:family="paragraph" style:parent-style-name="Text_20_body" style:list-style-name="L145">
      <style:paragraph-properties fo:margin-top="0in" fo:margin-bottom="0in"/>
    </style:style>
    <style:style style:name="P289" style:family="paragraph" style:parent-style-name="Text_20_body" style:list-style-name="L146">
      <style:paragraph-properties fo:margin-top="0in" fo:margin-bottom="0in"/>
    </style:style>
    <style:style style:name="P290" style:family="paragraph" style:parent-style-name="Text_20_body" style:list-style-name="L147">
      <style:paragraph-properties fo:margin-top="0in" fo:margin-bottom="0in"/>
    </style:style>
    <style:style style:name="P291" style:family="paragraph" style:parent-style-name="Text_20_body" style:list-style-name="L148">
      <style:paragraph-properties fo:margin-top="0in" fo:margin-bottom="0in"/>
    </style:style>
    <style:style style:name="P292" style:family="paragraph" style:parent-style-name="Text_20_body" style:list-style-name="L150">
      <style:paragraph-properties fo:margin-top="0in" fo:margin-bottom="0in"/>
    </style:style>
    <style:style style:name="P293" style:family="paragraph" style:parent-style-name="Text_20_body">
      <style:paragraph-properties fo:margin-top="0in" fo:margin-bottom="0in"/>
      <style:text-properties style:font-name="Atkinson Hyperlegible Next"/>
    </style:style>
    <style:style style:name="P294" style:family="paragraph" style:parent-style-name="Text_20_body" style:list-style-name="L1">
      <style:paragraph-properties fo:margin-top="0in" fo:margin-bottom="0in"/>
      <style:text-properties style:font-name="Atkinson Hyperlegible Next"/>
    </style:style>
    <style:style style:name="P295" style:family="paragraph" style:parent-style-name="Text_20_body" style:list-style-name="L2">
      <style:paragraph-properties fo:margin-top="0in" fo:margin-bottom="0in"/>
      <style:text-properties style:font-name="Atkinson Hyperlegible Next"/>
    </style:style>
    <style:style style:name="P296" style:family="paragraph" style:parent-style-name="Text_20_body" style:list-style-name="L3">
      <style:paragraph-properties fo:margin-top="0in" fo:margin-bottom="0in"/>
      <style:text-properties style:font-name="Atkinson Hyperlegible Next"/>
    </style:style>
    <style:style style:name="P297" style:family="paragraph" style:parent-style-name="Text_20_body" style:list-style-name="L4">
      <style:paragraph-properties fo:margin-top="0in" fo:margin-bottom="0in"/>
      <style:text-properties style:font-name="Atkinson Hyperlegible Next"/>
    </style:style>
    <style:style style:name="P298" style:family="paragraph" style:parent-style-name="Text_20_body" style:list-style-name="L5">
      <style:paragraph-properties fo:margin-top="0in" fo:margin-bottom="0in"/>
      <style:text-properties style:font-name="Atkinson Hyperlegible Next"/>
    </style:style>
    <style:style style:name="P299" style:family="paragraph" style:parent-style-name="Text_20_body" style:list-style-name="L9">
      <style:paragraph-properties fo:margin-top="0in" fo:margin-bottom="0in"/>
      <style:text-properties style:font-name="Atkinson Hyperlegible Next"/>
    </style:style>
    <style:style style:name="P300" style:family="paragraph" style:parent-style-name="Text_20_body" style:list-style-name="L44">
      <style:paragraph-properties fo:margin-top="0in" fo:margin-bottom="0in"/>
      <style:text-properties style:font-name="Atkinson Hyperlegible Next"/>
    </style:style>
    <style:style style:name="P301" style:family="paragraph" style:parent-style-name="Text_20_body" style:list-style-name="L53">
      <style:paragraph-properties fo:margin-top="0in" fo:margin-bottom="0in"/>
      <style:text-properties style:font-name="Atkinson Hyperlegible Next"/>
    </style:style>
    <style:style style:name="P302" style:family="paragraph" style:parent-style-name="Text_20_body" style:list-style-name="L60">
      <style:paragraph-properties fo:margin-top="0in" fo:margin-bottom="0in"/>
      <style:text-properties style:font-name="Atkinson Hyperlegible Next"/>
    </style:style>
    <style:style style:name="P303" style:family="paragraph" style:parent-style-name="Text_20_body" style:list-style-name="L64">
      <style:paragraph-properties fo:margin-top="0in" fo:margin-bottom="0in"/>
      <style:text-properties style:font-name="Atkinson Hyperlegible Next"/>
    </style:style>
    <style:style style:name="P304" style:family="paragraph" style:parent-style-name="Text_20_body" style:list-style-name="L66">
      <style:paragraph-properties fo:margin-top="0in" fo:margin-bottom="0in"/>
      <style:text-properties style:font-name="Atkinson Hyperlegible Next"/>
    </style:style>
    <style:style style:name="P305" style:family="paragraph" style:parent-style-name="Text_20_body" style:list-style-name="L78">
      <style:paragraph-properties fo:margin-top="0in" fo:margin-bottom="0in"/>
      <style:text-properties style:font-name="Atkinson Hyperlegible Next"/>
    </style:style>
    <style:style style:name="P306" style:family="paragraph" style:parent-style-name="Text_20_body" style:list-style-name="L90">
      <style:paragraph-properties fo:margin-top="0in" fo:margin-bottom="0in"/>
      <style:text-properties style:font-name="Atkinson Hyperlegible Next"/>
    </style:style>
    <style:style style:name="P307" style:family="paragraph" style:parent-style-name="Text_20_body" style:list-style-name="L103">
      <style:paragraph-properties fo:margin-top="0in" fo:margin-bottom="0in"/>
      <style:text-properties style:font-name="Atkinson Hyperlegible Next"/>
    </style:style>
    <style:style style:name="P308" style:family="paragraph" style:parent-style-name="Text_20_body" style:list-style-name="L105">
      <style:paragraph-properties fo:margin-top="0in" fo:margin-bottom="0in"/>
      <style:text-properties style:font-name="Atkinson Hyperlegible Next"/>
    </style:style>
    <style:style style:name="P309" style:family="paragraph" style:parent-style-name="Text_20_body" style:list-style-name="L119">
      <style:paragraph-properties fo:margin-top="0in" fo:margin-bottom="0in"/>
      <style:text-properties style:font-name="Atkinson Hyperlegible Next"/>
    </style:style>
    <style:style style:name="P310" style:family="paragraph" style:parent-style-name="Text_20_body" style:list-style-name="L148">
      <style:paragraph-properties fo:margin-top="0in" fo:margin-bottom="0in"/>
      <style:text-properties style:font-name="Atkinson Hyperlegible Next"/>
    </style:style>
    <style:style style:name="P311" style:family="paragraph" style:parent-style-name="Text_20_body" style:list-style-name="L151">
      <style:paragraph-properties fo:margin-top="0in" fo:margin-bottom="0in"/>
      <style:text-properties style:font-name="Atkinson Hyperlegible Next"/>
    </style:style>
    <style:style style:name="P312" style:family="paragraph" style:parent-style-name="Text_20_body" style:list-style-name="L152">
      <style:paragraph-properties fo:margin-top="0in" fo:margin-bottom="0in"/>
      <style:text-properties style:font-name="Atkinson Hyperlegible Next"/>
    </style:style>
    <style:style style:name="P313" style:family="paragraph" style:parent-style-name="Text_20_body">
      <style:paragraph-properties style:writing-mode="lr-tb"/>
      <style:text-properties style:font-name="Atkinson Hyperlegible Next"/>
    </style:style>
    <style:style style:name="T1" style:family="text">
      <style:text-properties style:font-name="Atkinson Hyperlegible Next"/>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cakapan baru</text:p>
      <text:h text:style-name="P12" text:outline-level="1">Terbaru </text:h>
      <text:section text:style-name="Sect1" text:name="conversations-list-0">
        <text:p text:style-name="P293">[ +1 ] PASC - BASIC </text:p>
        <text:p text:style-name="P293">[+8] FUTR-The AI Afterlife: Creating Digital Replicas of Deceased Individuals Based on Their Digital Footprint </text:p>
        <text:p text:style-name="P293">[@1] RMTA - Kenapa Ya? </text:p>
        <text:p text:style-name="P293">Ide Judul Buku Matematika Terapan </text:p>
        <text:p text:style-name="P293">[+3] RMTA - WOW! Fakta Unik </text:p>
        <text:p text:style-name="P293">Lebih sedikit</text:p>
        <text:p text:style-name="P293">[ +3] PASC - ADVANCED </text:p>
        <text:p text:style-name="P293">[ +2 ] PASC - INTERMEDIATE </text:p>
        <text:p text:style-name="P293">#[@1] FUTR2 - Kota di Bawah Laut: Nyata atau Fantasi? </text:p>
        <text:p text:style-name="P293">#[@] FUTR-Beyond the Physical: AI and the Exploration of Extra-Dimensional Realities </text:p>
        <text:p text:style-name="P293">#[@7] FUTR-The Quantum Leap: Harnessing Quantum Computing for Transcendent AI </text:p>
        <text:p text:style-name="P293">#[@6] FUTR-The Algorithmic Soul: Programming Ethics, Morality, and Empathy into Artificial Intelligence </text:p>
        <text:p text:style-name="P293">[@1] INOVA -Ai for grid management and load balancing </text:p>
        <text:p text:style-name="P293">[+2] RMTA - Beneran Gak Sih? </text:p>
        <text:p text:style-name="P293">Buku Matematika Terapan </text:p>
        <text:p text:style-name="P293">Ide Judul Buku Kuantum </text:p>
      </text:section>
      <text:h text:style-name="P12" text:outline-level="1">Gem</text:h>
      <text:p text:style-name="P293">Pencari ide</text:p>
      <text:p text:style-name="P293">Konsultan karier</text:p>
      <text:p text:style-name="P293">Partner coding</text:p>
      <text:p text:style-name="P293">Lainnya</text:p>
      <text:p text:style-name="P293">Pengelola Gem</text:p>
      <text:p text:style-name="P293">Bantuan</text:p>
      <text:p text:style-name="P293">Aktivitas</text:p>
      <text:p text:style-name="P293">Setelan</text:p>
      <text:p text:style-name="P143"><text:soft-page-break/>Aceh, Indonesia <text:line-break/>Dari alamat IP Anda • Perbarui lokasi</text:p>
      <text:h text:style-name="P12" text:outline-level="1">Percakapan dengan Gemini</text:h>
      <text:section text:style-name="Sect1" text:name="chat-history">
        <text:p text:style-name="P143"/>
        <text:section text:style-name="Sect1" text:name="e397b0cf47629d03">
          <text:p text:style-name="P143"/>
          <text:section text:style-name="Sect1" text:name="user-query-content-0">
            <text:p text:style-name="P313">Gemini Anda Telah dilatih sehingga menjadi ahli dalam menyusun buku [non-fiksi] untuk tema-tema [Sains]. </text:p>
            <text:p text:style-name="P313">Gemini yang Kreatif, Saya Sedang menyusun Buku : </text:p>
            <text:p text:style-name="P313">Judul : 'Kenapa Ya?: Edisi Super Penasaran: Tubuh Manusia, Hewan Aneh, &amp; Misteri Alam Semesta' </text:p>
            <text:p text:style-name="P313">Deskripsi :'Buku ini menjawab pertanyaan-pertanyaan "kenapa" yang sering muncul di benak remaja tentang berbagai topik, mulai dari tubuh manusia yang menakjubkan, keunikan hewan-hewan di dunia, hingga misteri alam semesta yang bikin penasaran. Dijawab dengan bahasa ilmiah yang mudah dipahami dan ilustrasi menarik.' </text:p>
            <text:p text:style-name="P313">Topik Utama : </text:p>
            <text:p text:style-name="P313">Terget Pembaca : Remaja ( Usia 13 sampai dengan 20 tahun ). </text:p>
            <text:p text:style-name="P313">Tugas Anda adalah : </text:p>
            <text:p text:style-name="P313">1. Menyusun Outline/Kerangka/Daftar Isi buku ini yang terdiri atas Bab dan Subbab yang dikembangkan dari Deskripsi buku yang sedang saya susun. </text:p>
            <text:p text:style-name="P313">2. Memberi Saran Gaya Bahasa Penulisan Yang Sesuai dengan Target Pembaca. </text:p>
            <text:p text:style-name="P313">3. Memberikan Tips Tambahan yang memperkaya isi dan bobot buku ini . </text:p>
          </text:section>
          <text:p text:style-name="P293">Tampilkan alur berpikir</text:p>
          <text:section text:style-name="Sect2" text:name="model-response-message-contentr_e397b0cf47629d03">
            <text:p text:style-name="P143">Tentu, dengan senang hati saya akan membantu Anda menyusun kerangka buku "Kenapa Ya?: Edisi Super Penasaran" dan memberikan saran lainnya. Berdasarkan judul, deskripsi, topik utama, dan target pembaca remaja (13-20 tahun), berikut adalah usulan saya:</text:p>
            <text:p text:style-name="Text_20_body"><text:span text:style-name="Strong_20_Emphasis"><text:span text:style-name="T1">1. Usulan Outline/Kerangka/Daftar Isi Buku</text:span></text:span></text:p>
            <text:p text:style-name="P143"><text:soft-page-break/>Kerangka ini dirancang untuk mengalir secara logis, dimulai dari yang paling dekat dengan pembaca (tubuh mereka sendiri), lalu ke dunia hewan yang menarik, dan akhirnya ke skala kosmik alam semesta. Setiap bab fokus pada pertanyaan "Kenapa" yang spesifik dan relevan.</text:p>
            <text:p text:style-name="P11"/>
            <text:p text:style-name="Text_20_body"><text:span text:style-name="Strong_20_Emphasis"><text:span text:style-name="T1">Judul:</text:span></text:span><text:span text:style-name="T1"> Kenapa Ya?: Edisi Super Penasaran: Tubuh Manusia, Hewan Aneh, &amp; Misteri Alam Semesta</text:span></text:p>
            <text:p text:style-name="Text_20_body"><text:span text:style-name="Strong_20_Emphasis"><text:span text:style-name="T1">Kata Pengantar: Selamat Datang, Penjelajah Rasa Ingin Tahu!</text:span></text:span></text:p>
            <text:list xml:id="list2918124003803120698" text:style-name="L1">
              <text:list-item>
                <text:p text:style-name="P294">Kenapa kita selalu bertanya "kenapa"? </text:p>
              </text:list-item>
              <text:list-item>
                <text:p text:style-name="P294">Sekilas tentang petualangan seru dalam buku ini. </text:p>
              </text:list-item>
              <text:list-item>
                <text:p text:style-name="P144">Mengajak pembaca untuk siap takjub! </text:p>
              </text:list-item>
            </text:list>
            <text:p text:style-name="Text_20_body"><text:span text:style-name="Strong_20_Emphasis"><text:span text:style-name="T1">BAGIAN 1: KEAJAIBAN DI DALAM DIRI KITA (TUBUH MANUSIA)</text:span></text:span></text:p>
            <text:list xml:id="list313910330835828017" text:style-name="L2">
              <text:list-item>
                <text:p text:style-name="P163"><text:span text:style-name="Strong_20_Emphasis"><text:span text:style-name="T1">Bab 1: Mesin Super Canggih Bernama Tubuh</text:span></text:span><text:span text:style-name="T1"> </text:span></text:p>
                <text:list>
                  <text:list-item>
                    <text:p text:style-name="P295">Kenapa kita perlu makan dan minum setiap hari? (Energi &amp; Metabolisme Dasar) </text:p>
                  </text:list-item>
                  <text:list-item>
                    <text:p text:style-name="P295">Kenapa kita harus tidur? Apa yang terjadi saat kita tidur? </text:p>
                  </text:list-item>
                  <text:list-item>
                    <text:p text:style-name="P295">Kenapa kita bisa merasakan sakit? (Sistem Saraf &amp; Respon Nyeri) </text:p>
                  </text:list-item>
                  <text:list-item>
                    <text:p text:style-name="P295">Kenapa kita bernapas tanpa harus memikirkannya? (Sistem Pernapasan Otomatis) </text:p>
                  </text:list-item>
                </text:list>
              </text:list-item>
              <text:list-item>
                <text:p text:style-name="P163"><text:span text:style-name="Strong_20_Emphasis"><text:span text:style-name="T1">Bab 2: Misteri di Balik Kepala Kita</text:span></text:span><text:span text:style-name="T1"> </text:span></text:p>
                <text:list>
                  <text:list-item>
                    <text:p text:style-name="P295">Kenapa kita bisa bermimpi? Apa arti mimpi? </text:p>
                  </text:list-item>
                  <text:list-item>
                    <text:p text:style-name="P295">Kenapa kita bisa lupa tapi juga bisa ingat banyak hal? (Memori) </text:p>
                  </text:list-item>
                  <text:list-item>
                    <text:p text:style-name="P295">Kenapa kita bisa merasakan berbagai emosi (senang, sedih, marah)? (Kimia Otak &amp; Emosi) </text:p>
                  </text:list-item>
                  <text:list-item>
                    <text:p text:style-name="P295">Kenapa sih kita menguap? Apakah menular? </text:p>
                  </text:list-item>
                </text:list>
              </text:list-item>
              <text:list-item>
                <text:p text:style-name="P163"><text:span text:style-name="Strong_20_Emphasis"><text:span text:style-name="T1">Bab 3: Drama Remaja: Pubertas dan Perubahan Tubuh</text:span></text:span><text:span text:style-name="T1"> </text:span></text:p>
                <text:list>
                  <text:list-item>
                    <text:p text:style-name="P295">Kenapa suara cowok jadi berat saat remaja? (Perubahan Laring) </text:p>
                  </text:list-item>
                  <text:list-item>
                    <text:p text:style-name="P295">Kenapa jerawat sering muncul di masa remaja? (Hormon &amp; Kelenjar Minyak) </text:p>
                  </text:list-item>
                  <text:list-item>
                    <text:p text:style-name="P295">Kenapa tinggi badan bisa bertambah cepat? (Hormon <text:soft-page-break/>Pertumbuhan) </text:p>
                  </text:list-item>
                  <text:list-item>
                    <text:p text:style-name="P295">Kenapa kita punya bulu di tempat-tempat tertentu? (Fungsi Rambut/Bulu Tubuh) </text:p>
                  </text:list-item>
                </text:list>
              </text:list-item>
              <text:list-item>
                <text:p text:style-name="P163"><text:span text:style-name="Strong_20_Emphasis"><text:span text:style-name="T1">Bab 4: Sistem Pertahanan dan Reaksi Unik Tubuh</text:span></text:span><text:span text:style-name="T1"> </text:span></text:p>
                <text:list>
                  <text:list-item>
                    <text:p text:style-name="P295">Kenapa kita bisa merinding (berdiri bulu roma)? </text:p>
                  </text:list-item>
                  <text:list-item>
                    <text:p text:style-name="P295">Kenapa kita bersin dan batuk? (Refleks Pertahanan) </text:p>
                  </text:list-item>
                  <text:list-item>
                    <text:p text:style-name="P295">Kenapa luka bisa sembuh sendiri? (Proses Penyembuhan) </text:p>
                  </text:list-item>
                  <text:list-item>
                    <text:p text:style-name="P145">Kenapa kita punya sidik jari yang berbeda-beda? </text:p>
                  </text:list-item>
                </text:list>
              </text:list-item>
            </text:list>
            <text:p text:style-name="Text_20_body"><text:span text:style-name="Strong_20_Emphasis"><text:span text:style-name="T1">BAGIAN 2: DUNIA HEWAN YANG ANEH DAN MENAKJUBKAN</text:span></text:span></text:p>
            <text:list xml:id="list6209294602994336690" text:style-name="L3">
              <text:list-item>
                <text:p text:style-name="P164"><text:span text:style-name="Strong_20_Emphasis"><text:span text:style-name="T1">Bab 5: Kamuflase dan Penyamaran Tingkat Dewa</text:span></text:span><text:span text:style-name="T1"> </text:span></text:p>
                <text:list>
                  <text:list-item>
                    <text:p text:style-name="P296">Kenapa bunglon bisa berubah warna? </text:p>
                  </text:list-item>
                  <text:list-item>
                    <text:p text:style-name="P296">Kenapa beberapa serangga mirip daun atau ranting? </text:p>
                  </text:list-item>
                  <text:list-item>
                    <text:p text:style-name="P296">Kenapa kulit zebra bergaris-garis? (Fungsi Pola Belang) </text:p>
                  </text:list-item>
                  <text:list-item>
                    <text:p text:style-name="P296">Kenapa gurita bisa menyamar dengan sangat baik? </text:p>
                  </text:list-item>
                </text:list>
              </text:list-item>
              <text:list-item>
                <text:p text:style-name="P164"><text:span text:style-name="Strong_20_Emphasis"><text:span text:style-name="T1">Bab 6: Senjata Rahasia dan Kemampuan Super Aneh</text:span></text:span><text:span text:style-name="T1"> </text:span></text:p>
                <text:list>
                  <text:list-item>
                    <text:p text:style-name="P296">Kenapa ikan buntal bisa mengembang? </text:p>
                  </text:list-item>
                  <text:list-item>
                    <text:p text:style-name="P296">Kenapa belut listrik bisa menyetrum? </text:p>
                  </text:list-item>
                  <text:list-item>
                    <text:p text:style-name="P296">Kenapa hewan nokturnal bisa melihat dalam gelap? (Adaptasi Penglihatan Malam) </text:p>
                  </text:list-item>
                  <text:list-item>
                    <text:p text:style-name="P296">Kenapa laba-laba bisa membuat jaring sekuat itu? </text:p>
                  </text:list-item>
                </text:list>
              </text:list-item>
              <text:list-item>
                <text:p text:style-name="P164"><text:span text:style-name="Strong_20_Emphasis"><text:span text:style-name="T1">Bab 7: Perilaku Aneh Tapi Nyata</text:span></text:span><text:span text:style-name="T1"> </text:span></text:p>
                <text:list>
                  <text:list-item>
                    <text:p text:style-name="P296">Kenapa burung melakukan migrasi ribuan kilometer? </text:p>
                  </text:list-item>
                  <text:list-item>
                    <text:p text:style-name="P296">Kenapa beberapa hewan pura-pura mati? (Thanatosis) </text:p>
                  </text:list-item>
                  <text:list-item>
                    <text:p text:style-name="P296">Kenapa kunang-kunang berkelap-kelip? (Bioluminesensi &amp; Komunikasi) </text:p>
                  </text:list-item>
                  <text:list-item>
                    <text:p text:style-name="P296">Kenapa platipus (mamalia) bertelur? </text:p>
                  </text:list-item>
                </text:list>
              </text:list-item>
              <text:list-item>
                <text:p text:style-name="P164"><text:span text:style-name="Strong_20_Emphasis"><text:span text:style-name="T1">Bab 8: Kehidupan di Tempat Ekstrem</text:span></text:span><text:span text:style-name="T1"> </text:span></text:p>
                <text:list>
                  <text:list-item>
                    <text:p text:style-name="P296">Kenapa ikan bisa hidup di laut yang sangat dalam dan gelap? (Adaptasi Tekanan &amp; Cahaya) </text:p>
                  </text:list-item>
                  <text:list-item>
                    <text:p text:style-name="P296">Kenapa unta tahan tidak minum berhari-hari di gurun? </text:p>
                  </text:list-item>
                  <text:list-item>
                    <text:p text:style-name="P296">Kenapa beruang kutub tidak kedinginan? (Lemak &amp; Bulu Isolator) </text:p>
                  </text:list-item>
                  <text:list-item>
                    <text:p text:style-name="P146">Kenapa ada makhluk hidup di dekat sumber air panas vulkanik? (Ekstremofil) </text:p>
                  </text:list-item>
                </text:list>
              </text:list-item>
            </text:list>
            <text:p text:style-name="Text_20_body"><text:soft-page-break/><text:span text:style-name="Strong_20_Emphasis"><text:span text:style-name="T1">BAGIAN 3: MENJELAJAH MISTERI ALAM SEMESTA</text:span></text:span></text:p>
            <text:list xml:id="list4230819528727356543" text:style-name="L4">
              <text:list-item>
                <text:p text:style-name="P165"><text:span text:style-name="Strong_20_Emphasis"><text:span text:style-name="T1">Bab 9: Langit Biru dan Bintang Gemerlap</text:span></text:span><text:span text:style-name="T1"> </text:span></text:p>
                <text:list>
                  <text:list-item>
                    <text:p text:style-name="P297">Kenapa langit berwarna biru di siang hari? (Penyebaran Rayleigh) </text:p>
                  </text:list-item>
                  <text:list-item>
                    <text:p text:style-name="P297">Kenapa langit menjadi gelap di malam hari? </text:p>
                  </text:list-item>
                  <text:list-item>
                    <text:p text:style-name="P297">Kenapa bintang terlihat berkelap-kelip? (Turbulensi Atmosfer) </text:p>
                  </text:list-item>
                  <text:list-item>
                    <text:p text:style-name="P297">Kenapa bintang sangat panas dan bersinar? (Reaksi Nuklir Fusi) </text:p>
                  </text:list-item>
                </text:list>
              </text:list-item>
              <text:list-item>
                <text:p text:style-name="P165"><text:span text:style-name="Strong_20_Emphasis"><text:span text:style-name="T1">Bab 10: Tetangga Dekat Kita di Luar Angkasa</text:span></text:span><text:span text:style-name="T1"> </text:span></text:p>
                <text:list>
                  <text:list-item>
                    <text:p text:style-name="P297">Kenapa planet-planet mengelilingi Matahari? (Gravitasi) </text:p>
                  </text:list-item>
                  <text:list-item>
                    <text:p text:style-name="P297">Kenapa Bulan terlihat berubah bentuk setiap malam? (Fase Bulan) </text:p>
                  </text:list-item>
                  <text:list-item>
                    <text:p text:style-name="P297">Kenapa ada pasang surut air laut? (Pengaruh Gravitasi Bulan &amp; Matahari) </text:p>
                  </text:list-item>
                  <text:list-item>
                    <text:p text:style-name="P297">Kenapa Pluto tidak dianggap planet lagi? (Definisi Planet IAU) </text:p>
                  </text:list-item>
                </text:list>
              </text:list-item>
              <text:list-item>
                <text:p text:style-name="P165"><text:span text:style-name="Strong_20_Emphasis"><text:span text:style-name="T1">Bab 11: Objek Kosmik yang Bikin Penasaran</text:span></text:span><text:span text:style-name="T1"> </text:span></text:p>
                <text:list>
                  <text:list-item>
                    <text:p text:style-name="P297">Kenapa ada lubang hitam (Black Hole)? Apa yang terjadi jika kita masuk ke dalamnya? </text:p>
                  </text:list-item>
                  <text:list-item>
                    <text:p text:style-name="P297">Kenapa ada "bintang jatuh" (meteor)? Dari mana asalnya? </text:p>
                  </text:list-item>
                  <text:list-item>
                    <text:p text:style-name="P297">Kenapa galaksi kita disebut Bima Sakti (Milky Way)? </text:p>
                  </text:list-item>
                  <text:list-item>
                    <text:p text:style-name="P297">Kenapa alam semesta ini sangat-sangat besar? Seberapa besar? </text:p>
                  </text:list-item>
                </text:list>
              </text:list-item>
              <text:list-item>
                <text:p text:style-name="P165"><text:span text:style-name="Strong_20_Emphasis"><text:span text:style-name="T1">Bab 12: Pertanyaan Terbesar: Awal Mula dan Kehidupan Lain</text:span></text:span><text:span text:style-name="T1"> </text:span></text:p>
                <text:list>
                  <text:list-item>
                    <text:p text:style-name="P297">Kenapa alam semesta terus mengembang? (Teori Big Bang &amp; Ekspansi) </text:p>
                  </text:list-item>
                  <text:list-item>
                    <text:p text:style-name="P297">Kenapa kita mencari kehidupan di planet lain? Apakah kita sendirian? </text:p>
                  </text:list-item>
                  <text:list-item>
                    <text:p text:style-name="P147">Kenapa mempelajari luar angkasa itu penting? </text:p>
                  </text:list-item>
                </text:list>
              </text:list-item>
            </text:list>
            <text:p text:style-name="Text_20_body"><text:span text:style-name="Strong_20_Emphasis"><text:span text:style-name="T1">Penutup: Jangan Pernah Berhenti Bertanya "Kenapa"!</text:span></text:span></text:p>
            <text:list xml:id="list6263503897113233534" text:style-name="L5">
              <text:list-item>
                <text:p text:style-name="P298">Rangkuman singkat tentang keajaiban sains di sekitar kita. </text:p>
              </text:list-item>
              <text:list-item>
                <text:p text:style-name="P298">Dorongan untuk terus belajar dan mengeksplorasi. </text:p>
              </text:list-item>
              <text:list-item>
                <text:p text:style-name="P148">Mungkin sedikit teaser untuk "Edisi Super Penasaran" berikutnya? </text:p>
              </text:list-item>
            </text:list>
            <text:p text:style-name="Text_20_body"><text:span text:style-name="Strong_20_Emphasis"><text:span text:style-name="T1">Glosarium:</text:span></text:span><text:span text:style-name="T1"> Daftar istilah-istilah sains penting yang dijelaskan dengan bahasa sederhana. </text:span><text:span text:style-name="Strong_20_Emphasis"><text:span text:style-name="T1">Bacaan Lebih Lanjut/Sumber:</text:span></text:span><text:span text:style-name="T1"> Rekomendasi buku, </text:span><text:soft-page-break/><text:span text:style-name="T1">website, atau kanal YouTube sains yang menarik untuk remaja. </text:span><text:span text:style-name="Strong_20_Emphasis"><text:span text:style-name="T1">Indeks:</text:span></text:span><text:span text:style-name="T1"> Memudahkan pencarian topik spesifik. </text:span><text:span text:style-name="Strong_20_Emphasis"><text:span text:style-name="T1">Tentang Penulis &amp; Ilustrator</text:span></text:span><text:span text:style-name="T1"> (Jika ada)</text:span></text:p>
            <text:p text:style-name="P11"/>
            <text:p text:style-name="Text_20_body"><text:span text:style-name="Strong_20_Emphasis"><text:span text:style-name="T1">2. Saran Gaya Bahasa Penulisan</text:span></text:span></text:p>
            <text:p text:style-name="P143">Mengingat target pembaca adalah remaja (13-20 tahun), gaya bahasa haruslah:</text:p>
            <text:list xml:id="list2806812639460280692" text:style-name="L6">
              <text:list-item>
                <text:p text:style-name="P166"><text:span text:style-name="Strong_20_Emphasis"><text:span text:style-name="T1">Santai dan Akrab:</text:span></text:span><text:span text:style-name="T1"> Gunakan bahasa Indonesia yang komunikatif, tidak terlalu formal atau kaku. Sapa pembaca sesekali ("Kamu tahu nggak?", "Bayangkan deh...", "Pernah kepikiran nggak sih?"). </text:span></text:p>
              </text:list-item>
              <text:list-item>
                <text:p text:style-name="P166"><text:span text:style-name="Strong_20_Emphasis"><text:span text:style-name="T1">Antusias dan Penuh Semangat:</text:span></text:span><text:span text:style-name="T1"> Nada tulisan harus mencerminkan rasa ingin tahu dan kekaguman terhadap sains, sejalan dengan judul "Super Penasaran". </text:span></text:p>
              </text:list-item>
              <text:list-item>
                <text:p text:style-name="P166"><text:span text:style-name="Strong_20_Emphasis"><text:span text:style-name="T1">Jelas dan Mudah Dipahami:</text:span></text:span><text:span text:style-name="T1"> Jelaskan konsep ilmiah yang kompleks dengan analogi atau perumpamaan yang relevan dengan dunia remaja (misalnya, membandingkan sistem imun dengan tim pertahanan game, atau gravitasi dengan tarikan magnet). Hindari jargon teknis yang berlebihan. Jika harus digunakan, jelaskan artinya secara langsung. </text:span></text:p>
              </text:list-item>
              <text:list-item>
                <text:p text:style-name="P166"><text:span text:style-name="Strong_20_Emphasis"><text:span text:style-name="T1">Visual dan Imajinatif:</text:span></text:span><text:span text:style-name="T1"> Gunakan deskripsi yang hidup untuk membantu pembaca membayangkan proses atau objek yang dijelaskan. Dukung dengan ilustrasi/foto/diagram yang menarik. </text:span></text:p>
              </text:list-item>
              <text:list-item>
                <text:p text:style-name="P166"><text:span text:style-name="Strong_20_Emphasis"><text:span text:style-name="T1">Interaktif:</text:span></text:span><text:span text:style-name="T1"> Libatkan pembaca dengan pertanyaan retoris atau ajakan untuk berpikir. </text:span></text:p>
              </text:list-item>
              <text:list-item>
                <text:p text:style-name="P166"><text:span text:style-name="Strong_20_Emphasis"><text:span text:style-name="T1">Humoris (Secukupnya):</text:span></text:span><text:span text:style-name="T1"> Sisipkan humor cerdas yang relevan untuk menjaga suasana tetap ringan dan menyenangkan, tapi jangan sampai mengorbankan akurasi ilmiah. </text:span></text:p>
              </text:list-item>
              <text:list-item>
                <text:p text:style-name="P13"><text:span text:style-name="Strong_20_Emphasis"><text:span text:style-name="T1">Faktual dan Akurat:</text:span></text:span><text:span text:style-name="T1"> Meskipun bahasanya santai, pastikan semua informasi ilmiah yang disajikan akurat dan berasal dari sumber tepercaya. </text:span></text:p>
              </text:list-item>
            </text:list>
            <text:p text:style-name="Text_20_body"><text:span text:style-name="Strong_20_Emphasis"><text:span text:style-name="T1">Contoh Penggunaan Gaya Bahasa:</text:span></text:span></text:p>
            <text:list xml:id="list774576322842444394" text:style-name="L7">
              <text:list-item>
                <text:p text:style-name="P167"><text:span text:style-name="Emphasis"><text:span text:style-name="T1">Kurang cocok:</text:span></text:span><text:span text:style-name="T1"> "Proses fotosintesis melibatkan konversi energi cahaya menjadi energi kimia oleh klorofil." </text:span></text:p>
              </text:list-item>
              <text:list-item>
                <text:p text:style-name="P14"><text:span text:style-name="Emphasis"><text:span text:style-name="T1">Lebih cocok:</text:span></text:span><text:span text:style-name="T1"> "Pernah kepikiran nggak, kenapa daun warnanya hijau? </text:span><text:soft-page-break/><text:span text:style-name="T1">Nah, di dalam daun ada 'pabrik mini' super canggih namanya klorofil. Tugasnya keren banget: menangkap cahaya matahari dan mengubahnya jadi 'makanan' buat tumbuhan! Kayak panel surya alami gitu, deh." </text:span></text:p>
              </text:list-item>
            </text:list>
            <text:p text:style-name="Text_20_body"><text:span text:style-name="Strong_20_Emphasis"><text:span text:style-name="T1">3. Tips Tambahan untuk Memperkaya Buku</text:span></text:span></text:p>
            <text:list xml:id="list2609413890988725904" text:style-name="L8">
              <text:list-item>
                <text:p text:style-name="P168"><text:span text:style-name="Strong_20_Emphasis"><text:span text:style-name="T1">Ilustrasi adalah Kunci:</text:span></text:span><text:span text:style-name="T1"> Investasikan pada ilustrasi, diagram, infografis, atau bahkan komik strip pendek yang berkualitas tinggi, menarik secara visual, dan benar-benar membantu menjelaskan konsep. Untuk remaja, gaya visual yang modern dan dinamis akan lebih menarik. </text:span></text:p>
              </text:list-item>
              <text:list-item>
                <text:p text:style-name="P168"><text:span text:style-name="Strong_20_Emphasis"><text:span text:style-name="T1">Kotak Fakta Menarik ("Fun Facts" / "Tahukah Kamu?"):</text:span></text:span><text:span text:style-name="T1"> Sisipkan kotak-kotak kecil berisi fakta unik, rekor dunia, atau detail mengejutkan terkait topik yang sedang dibahas. Ini memecah teks dan menambah daya tarik. </text:span></text:p>
              </text:list-item>
              <text:list-item>
                <text:p text:style-name="P168"><text:span text:style-name="Strong_20_Emphasis"><text:span text:style-name="T1">Mitos vs Fakta:</text:span></text:span><text:span text:style-name="T1"> Di beberapa bagian (misalnya tentang tubuh manusia atau hewan), Anda bisa menambahkan segmen "Mitos vs Fakta" untuk meluruskan kesalahpahaman umum. </text:span></text:p>
              </text:list-item>
              <text:list-item>
                <text:p text:style-name="P168"><text:span text:style-name="Strong_20_Emphasis"><text:span text:style-name="T1">"Coba Pikirkan" atau "Eksperimen Mini":</text:span></text:span><text:span text:style-name="T1"> Jika memungkinkan, sertakan ajakan untuk melakukan observasi sederhana atau eksperimen kecil yang aman di rumah (misalnya, mengamati pola sidik jari, mencoba merasakan ilusi optik sederhana, mengamati fase bulan). </text:span></text:p>
              </text:list-item>
              <text:list-item>
                <text:p text:style-name="P168"><text:span text:style-name="Strong_20_Emphasis"><text:span text:style-name="T1">Hubungkan dengan Kehidupan Sehari-hari:</text:span></text:span><text:span text:style-name="T1"> Selalu coba kaitkan fenomena sains yang dijelaskan dengan pengalaman atau hal-hal yang ditemui remaja dalam kehidupan sehari-hari mereka. </text:span></text:p>
              </text:list-item>
              <text:list-item>
                <text:p text:style-name="P168"><text:span text:style-name="Strong_20_Emphasis"><text:span text:style-name="T1">Profil Singkat Ilmuwan (Opsional):</text:span></text:span><text:span text:style-name="T1"> Mungkin di beberapa bab, Anda bisa menyisipkan profil singkat ilmuwan relevan (pria atau wanita, dari berbagai latar belakang) yang berjasa dalam penemuan terkait, untuk memberikan inspirasi. </text:span></text:p>
              </text:list-item>
              <text:list-item>
                <text:p text:style-name="P168"><text:span text:style-name="Strong_20_Emphasis"><text:span text:style-name="T1">Riset Mendalam dan Verifikasi:</text:span></text:span><text:span text:style-name="T1"> Pastikan semua fakta sudah diverifikasi dari sumber-sumber ilmiah yang kredibel (jurnal, buku teks, situs web lembaga sains terkemuka). Jangan hanya mengandalkan satu sumber. </text:span></text:p>
              </text:list-item>
              <text:list-item>
                <text:p text:style-name="P15"><text:span text:style-name="Strong_20_Emphasis"><text:span text:style-name="T1">Uji Baca (Test Reading):</text:span></text:span><text:span text:style-name="T1"> Sebelum final, mintalah beberapa remaja dalam rentang usia target untuk membaca draf naskah dan </text:span><text:soft-page-break/><text:span text:style-name="T1">memberikan masukan. Feedback mereka sangat berharga untuk memastikan bahasa dan kontennya benar-benar sesuai dan menarik. </text:span></text:p>
              </text:list-item>
            </text:list>
            <text:p text:style-name="P143">Semoga kerangka dan saran ini membantu Anda dalam menyusun buku "Kenapa Ya?" yang sukses dan disukai para remaja! Selamat menulis!</text:p>
          </text:section>
          <text:section text:style-name="Sect1" text:name="feedback-form-0">
            <text:p text:style-name="P293"/>
          </text:section>
        </text:section>
        <text:section text:style-name="Sect1" text:name="fe143e95dd3bffdf">
          <text:p text:style-name="P143"/>
          <text:section text:style-name="Sect1" text:name="user-query-content-1">
            <text:p text:style-name="P313">Pada Kata Pengantar, Tambahkan prompt pada subbab untuk mendapatkan isinya </text:p>
          </text:section>
          <text:p text:style-name="P293">Tampilkan alur berpikir</text:p>
          <text:section text:style-name="Sect2" text:name="model-response-message-contentr_fe143e95dd3bffdf">
            <text:p text:style-name="P143">Baik, mari kita tambahkan prompt yang lebih detail untuk setiap subbab dalam Kata Pengantar, agar Anda bisa lebih mudah mengembangkannya menjadi tulisan yang utuh:</text:p>
            <text:p text:style-name="P11"/>
            <text:p text:style-name="Text_20_body"><text:span text:style-name="Strong_20_Emphasis"><text:span text:style-name="T1">Kata Pengantar: Selamat Datang, Penjelajah Rasa Ingin Tahu!</text:span></text:span></text:p>
            <text:list xml:id="list2608591629355610505" text:style-name="L9">
              <text:list-item>
                <text:p text:style-name="P16"><text:span text:style-name="Strong_20_Emphasis"><text:span text:style-name="T1">Subbab 1: Kenapa kita selalu bertanya "kenapa"?</text:span></text:span></text:p>
                <text:list>
                  <text:list-item>
                    <text:p text:style-name="P169"><text:span text:style-name="Strong_20_Emphasis"><text:span text:style-name="T1">Prompt untuk Mengembangkan Isi:</text:span></text:span><text:span text:style-name="T1"> </text:span></text:p>
                    <text:list>
                      <text:list-item>
                        <text:p text:style-name="P299">"Mulailah dengan sapaan hangat kepada pembaca remaja ('Hai, para penjelajah super penasaran!', atau sejenisnya). Akui bahwa bertanya 'kenapa' adalah hal yang sangat wajar, bahkan keren! Jelaskan bahwa rasa ingin tahu ini adalah 'mesin' alami dalam diri kita yang mendorong kita belajar hal baru, sejak kecil hingga sekarang. Singgung bagaimana pertanyaan 'kenapa' sederhana bisa membuka pintu ke pemahaman yang luar biasa tentang dunia. Tekankan bahwa buku ini ada untuk merayakan dan memberi 'bahan bakar' pada rasa ingin tahu itu." </text:p>
                      </text:list-item>
                    </text:list>
                  </text:list-item>
                </text:list>
              </text:list-item>
              <text:list-item>
                <text:p text:style-name="P16"><text:span text:style-name="Strong_20_Emphasis"><text:span text:style-name="T1">Subbab 2: Sekilas tentang petualangan seru dalam buku ini.</text:span></text:span></text:p>
                <text:list>
                  <text:list-item>
                    <text:p text:style-name="P169"><text:span text:style-name="Strong_20_Emphasis"><text:span text:style-name="T1">Prompt untuk Mengembangkan Isi:</text:span></text:span><text:span text:style-name="T1"> </text:span></text:p>
                    <text:list>
                      <text:list-item>
                        <text:p text:style-name="P299">"Berikan bocoran singkat tentang apa saja yang akan dijelajahi pembaca. Sebutkan tiga 'dunia' utama yang akan dijelajahi: keajaiban tubuh kita sendiri (mulai dari kenapa kita ngantuk sampai kenapa jerawatan!), dunia <text:soft-page-break/>hewan-hewan dengan kemampuan super aneh (bunglon berubah warna, belut listrik, dll.), hingga misteri alam semesta yang maha luas (lubang hitam, bintang jatuh, adakah alien?). Gunakan kata-kata yang menarik seperti 'petualangan', 'mengungkap rahasia', 'menjelajahi misteri' untuk membangun antusiasme. Pastikan pembaca tahu bahwa mereka akan mendapatkan jawaban untuk banyak pertanyaan 'kenapa' yang mungkin sering muncul di kepala mereka." </text:p>
                      </text:list-item>
                    </text:list>
                  </text:list-item>
                </text:list>
              </text:list-item>
              <text:list-item>
                <text:p text:style-name="P16"><text:span text:style-name="Strong_20_Emphasis"><text:span text:style-name="T1">Subbab 3: Mengajak pembaca untuk siap takjub!</text:span></text:span></text:p>
                <text:list>
                  <text:list-item>
                    <text:p text:style-name="P169"><text:span text:style-name="Strong_20_Emphasis"><text:span text:style-name="T1">Prompt untuk Mengembangkan Isi:</text:span></text:span><text:span text:style-name="T1"> </text:span></text:p>
                    <text:list>
                      <text:list-item>
                        <text:p text:style-name="P149">"Tutup Kata Pengantar dengan ajakan yang membangkitkan semangat. Katakan pada pembaca untuk menyiapkan diri mereka karena jawaban-jawaban di dalam buku ini mungkin akan membuat mereka bilang 'Wow!' atau 'Oh, jadi gitu!'. Yakinkan mereka bahwa belajar sains itu tidak harus membosankan, tapi bisa jadi petualangan yang seru dan penuh keajaiban. Ajak mereka untuk membuka halaman berikutnya dan memulai perjalanan mengungkap berbagai 'kenapa' yang menakjubkan." </text:p>
                      </text:list-item>
                    </text:list>
                  </text:list-item>
                </text:list>
              </text:list-item>
            </text:list>
            <text:p text:style-name="P11"/>
            <text:p text:style-name="P143">Dengan prompt ini, Anda memiliki panduan yang lebih jelas tentang apa yang perlu ditulis untuk setiap bagian dari Kata Pengantar, sambil tetap menjaga nada dan gaya bahasa yang sesuai untuk target pembaca remaja.</text:p>
          </text:section>
          <text:section text:style-name="Sect1" text:name="feedback-form-1">
            <text:p text:style-name="P293"/>
          </text:section>
        </text:section>
        <text:section text:style-name="Sect1" text:name="eb5814c0a9d28ed8">
          <text:p text:style-name="P143"/>
          <text:section text:style-name="Sect1" text:name="user-query-content-2">
            <text:p text:style-name="P313">Pada Bab 1 Tambahkan prompt pada tiap bab untuk mendapatkan pengantar , pada tiap subbab/sub-subab untuk mendapatkan isi dengan pembahasan mendalam </text:p>
          </text:section>
          <text:p text:style-name="P293">Tampilkan alur berpikir</text:p>
          <text:section text:style-name="Sect2" text:name="model-response-message-contentr_eb5814c0a9d28ed8">
            <text:p text:style-name="P143">Oke, mari kita siapkan prompt untuk pengantar Bab 1 dan prompt mendalam untuk setiap subbabnya:</text:p>
            <text:p text:style-name="P11"/>
            <text:p text:style-name="Text_20_body"><text:soft-page-break/><text:span text:style-name="Strong_20_Emphasis"><text:span text:style-name="T1">Bab 1: Mesin Super Canggih Bernama Tubuh</text:span></text:span></text:p>
            <text:list xml:id="list1656475349486236340" text:style-name="L10">
              <text:list-item>
                <text:p text:style-name="P170"><text:span text:style-name="Strong_20_Emphasis"><text:span text:style-name="T1">Prompt untuk Pengantar Bab:</text:span></text:span><text:span text:style-name="T1"> </text:span></text:p>
                <text:list>
                  <text:list-item>
                    <text:p text:style-name="P150">"Awali bab ini dengan menggambarkan tubuh manusia sebagai sesuatu yang luar biasa—seperti mesin paling canggih atau kota metropolitan yang tidak pernah tidur, yang terus bekerja bahkan saat kita santai. Gunakan perumpamaan yang bisa dipahami remaja (misalnya, 'Tubuhmu itu lebih canggih dari smartphone terbaru!' atau 'Kayak markas superhero pribadi!'). Singgung secara singkat beberapa keajaiban otomatis yang terjadi di dalam tubuh (detak jantung, pencernaan, penyembuhan luka kecil) untuk membangun rasa kagum. Lalu, perkenalkan bahwa di bab ini, kita akan menjadi 'mekanik' atau 'detektif' yang menginvestigasi beberapa fungsi dasar tapi vital dari 'mesin' ini. Sebutkan secara spesifik pertanyaan-pertanyaan 'kenapa' yang akan dijawab (makan/minum, tidur, sakit, napas). Ajak pembaca untuk bersiap menjelajahi kehebatan sistem yang paling dekat dengan mereka: tubuh mereka sendiri." </text:p>
                  </text:list-item>
                </text:list>
              </text:list-item>
            </text:list>
            <text:p text:style-name="P11"/>
            <text:p text:style-name="Text_20_body"><text:span text:style-name="Strong_20_Emphasis"><text:span text:style-name="T1">Subbab dalam Bab 1:</text:span></text:span></text:p>
            <text:list xml:id="list2262716633077361345" text:style-name="L11">
              <text:list-item>
                <text:p text:style-name="P17"><text:span text:style-name="Strong_20_Emphasis"><text:span text:style-name="T1">Subbab 1.1: Kenapa kita perlu makan dan minum setiap hari? (Energi &amp; Metabolisme Dasar)</text:span></text:span></text:p>
                <text:list>
                  <text:list-item>
                    <text:p text:style-name="P171"><text:span text:style-name="Strong_20_Emphasis"><text:span text:style-name="T1">Prompt untuk Isi Mendalam:</text:span></text:span><text:span text:style-name="T1"> </text:span></text:p>
                    <text:list>
                      <text:list-item>
                        <text:p text:style-name="P171"><text:span text:style-name="T1">"Jelaskan secara detail mengapa makanan dan minuman adalah 'fondasi' kehidupan sehari-hari. Bahas </text:span><text:span text:style-name="Strong_20_Emphasis"><text:span text:style-name="T1">konsep energi</text:span></text:span><text:span text:style-name="T1">: bagaimana makanan (terutama karbohidrat dan lemak) dipecah menjadi 'bahan bakar' (glukosa) yang dibutuhkan sel untuk semua aktivitas, mulai dari berpikir keras saat ujian, lari mengejar bus, sampai sekadar menjaga suhu tubuh. Jelaskan peran </text:span><text:span text:style-name="Strong_20_Emphasis"><text:span text:style-name="T1">protein</text:span></text:span><text:span text:style-name="T1"> sebagai 'bahan bangunan' utama untuk pertumbuhan (penting bagi remaja!), perbaikan jaringan (misalnya saat luka), dan pembuatan bagian penting tubuh lainnya (enzim, hormon). Uraikan </text:span><text:span text:style-name="Strong_20_Emphasis"><text:span text:style-name="T1">pentingnya air</text:span></text:span><text:span text:style-name="T1"> </text:span><text:soft-page-break/><text:span text:style-name="T1">secara lebih rinci: sebagai pelarut universal, media transportasi nutrisi dan oksigen dalam darah, pelumas sendi, pengatur suhu (lewat keringat), dan partisipasinya dalam reaksi kimia di sel. Perkenalkan </text:span><text:span text:style-name="Strong_20_Emphasis"><text:span text:style-name="T1">konsep metabolisme</text:span></text:span><text:span text:style-name="T1"> dengan bahasa sederhana: serangkaian proses kimia di dalam tubuh yang mengubah apa yang kita makan dan minum menjadi energi dan materi yang kita butuhkan. Kaitkan dengan perasaan </text:span><text:span text:style-name="Strong_20_Emphasis"><text:span text:style-name="T1">lapar dan haus</text:span></text:span><text:span text:style-name="T1"> sebagai sinyal cerdas dari tubuh bahwa 'tangki bahan bakar' atau 'level cairan' mulai menipis. Berikan contoh nyata bagaimana kekurangan energi atau cairan bisa memengaruhi aktivitas remaja (lemas, susah konsentrasi)." </text:span></text:p>
                      </text:list-item>
                    </text:list>
                  </text:list-item>
                </text:list>
              </text:list-item>
              <text:list-item>
                <text:p text:style-name="P17"><text:span text:style-name="Strong_20_Emphasis"><text:span text:style-name="T1">Subbab 1.2: Kenapa kita harus tidur? Apa yang terjadi saat kita tidur?</text:span></text:span></text:p>
                <text:list>
                  <text:list-item>
                    <text:p text:style-name="P171"><text:span text:style-name="Strong_20_Emphasis"><text:span text:style-name="T1">Prompt untuk Isi Mendalam:</text:span></text:span><text:span text:style-name="T1"> </text:span></text:p>
                    <text:list>
                      <text:list-item>
                        <text:p text:style-name="P171"><text:span text:style-name="T1">"Gali lebih dalam mengapa tidur bukan sekadar 'mati gaya' tapi merupakan </text:span><text:span text:style-name="Strong_20_Emphasis"><text:span text:style-name="T1">proses aktif dan vital</text:span></text:span><text:span text:style-name="T1">. Jelaskan peran tidur dalam </text:span><text:span text:style-name="Strong_20_Emphasis"><text:span text:style-name="T1">pemulihan otak</text:span></text:span><text:span text:style-name="T1">: bagaimana saat tidur otak 'menyortir' informasi yang dipelajari sepanjang hari, memperkuat memori (konsolidasi), dan membersihkan 'sampah' metabolik yang menumpuk saat bangun. Jelaskan </text:span><text:span text:style-name="Strong_20_Emphasis"><text:span text:style-name="T1">pemulihan fisik</text:span></text:span><text:span text:style-name="T1">: bagaimana tubuh menggunakan waktu tidur untuk memperbaiki jaringan otot yang lelah atau rusak, dan melepaskan </text:span><text:span text:style-name="Strong_20_Emphasis"><text:span text:style-name="T1">hormon pertumbuhan</text:span></text:span><text:span text:style-name="T1"> (sangat krusial di usia remaja!). Uraikan tentang </text:span><text:span text:style-name="Strong_20_Emphasis"><text:span text:style-name="T1">siklus tidur</text:span></text:span><text:span text:style-name="T1">: jelaskan secara sederhana adanya tahapan tidur yang berulang sepanjang malam (NREM 1, 2, 3/tidur dalam, dan REM/Rapid Eye Movement). Kaitkan </text:span><text:span text:style-name="Strong_20_Emphasis"><text:span text:style-name="T1">tidur dalam (NREM 3)</text:span></text:span><text:span text:style-name="T1"> dengan perbaikan fisik dan </text:span><text:span text:style-name="Strong_20_Emphasis"><text:span text:style-name="T1">tidur REM</text:span></text:span><text:span text:style-name="T1"> dengan mimpi dan pemrosesan emosi/memori. Bahas </text:span><text:span text:style-name="Strong_20_Emphasis"><text:span text:style-name="T1">konsekuensi kurang tidur</text:span></text:span><text:span text:style-name="T1"> yang relevan bagi remaja: penurunan konsentrasi belajar, mood swing (mudah marah/sedih), penurunan sistem imun (lebih gampang </text:span><text:soft-page-break/><text:span text:style-name="T1">sakit), dan bahkan pengaruhnya pada berat badan dan kesehatan jangka panjang. Tekankan rekomendasi durasi tidur ideal untuk usia remaja." </text:span></text:p>
                      </text:list-item>
                    </text:list>
                  </text:list-item>
                </text:list>
              </text:list-item>
              <text:list-item>
                <text:p text:style-name="P17"><text:span text:style-name="Strong_20_Emphasis"><text:span text:style-name="T1">Subbab 1.3: Kenapa kita bisa merasakan sakit? (Sistem Saraf &amp; Respon Nyeri)</text:span></text:span></text:p>
                <text:list>
                  <text:list-item>
                    <text:p text:style-name="P171"><text:span text:style-name="Strong_20_Emphasis"><text:span text:style-name="T1">Prompt untuk Isi Mendalam:</text:span></text:span><text:span text:style-name="T1"> </text:span></text:p>
                    <text:list>
                      <text:list-item>
                        <text:p text:style-name="P171"><text:span text:style-name="T1">"Jelaskan secara detail bahwa rasa sakit adalah </text:span><text:span text:style-name="Strong_20_Emphasis"><text:span text:style-name="T1">sistem alarm biologis</text:span></text:span><text:span text:style-name="T1"> yang super penting, bukan musuh. Uraikan peran </text:span><text:span text:style-name="Strong_20_Emphasis"><text:span text:style-name="T1">sistem saraf</text:span></text:span><text:span text:style-name="T1"> dalam mendeteksi dan mengirimkan sinyal nyeri. Perkenalkan </text:span><text:span text:style-name="Strong_20_Emphasis"><text:span text:style-name="T1">nosiseptor</text:span></text:span><text:span text:style-name="T1">: ujung saraf khusus yang tersebar di seluruh tubuh (kulit, organ dalam) yang bertugas mendeteksi stimulus berbahaya (panas ekstrem, tekanan kuat, zat kimia dari luka). Gambarkan </text:span><text:span text:style-name="Strong_20_Emphasis"><text:span text:style-name="T1">jalur transmisi sinyal</text:span></text:span><text:span text:style-name="T1">: bagaimana impuls listrik dari nosiseptor melesat cepat melalui serabut saraf perifer ke sumsum tulang belakang, lalu naik ke berbagai area di </text:span><text:span text:style-name="Strong_20_Emphasis"><text:span text:style-name="T1">otak</text:span></text:span><text:span text:style-name="T1">. Jelaskan bahwa </text:span><text:span text:style-name="Strong_20_Emphasis"><text:span text:style-name="T1">otaklah yang menafsirkan</text:span></text:span><text:span text:style-name="T1"> sinyal ini sebagai 'rasa sakit' dan menentukan lokasinya, intensitasnya, serta memicu respons (misalnya, refleks menarik tangan dari api). Singgung perbedaan antara </text:span><text:span text:style-name="Strong_20_Emphasis"><text:span text:style-name="T1">nyeri akut</text:span></text:span><text:span text:style-name="T1"> (tiba-tiba, durasi pendek, berfungsi sebagai peringatan langsung, misal teriris pisau) dan </text:span><text:span text:style-name="Strong_20_Emphasis"><text:span text:style-name="T1">nyeri kronis</text:span></text:span><text:span text:style-name="T1"> (berlangsung lama, bisa jadi penyakit tersendiri). Gunakan analogi yang kuat (alarm rumah, lampu peringatan di dashboard mobil). Jika relevan, bisa disinggung sedikit mengapa ada orang yang ambang batas nyerinya berbeda atau kondisi langka di mana orang tidak bisa merasakan sakit dan bahayanya." </text:span></text:p>
                      </text:list-item>
                    </text:list>
                  </text:list-item>
                </text:list>
              </text:list-item>
              <text:list-item>
                <text:p text:style-name="P17"><text:span text:style-name="Strong_20_Emphasis"><text:span text:style-name="T1">Subbab 1.4: Kenapa kita bernapas tanpa harus memikirkannya? (Sistem Pernapasan Otomatis)</text:span></text:span></text:p>
                <text:list>
                  <text:list-item>
                    <text:p text:style-name="P171"><text:span text:style-name="Strong_20_Emphasis"><text:span text:style-name="T1">Prompt untuk Isi Mendalam:</text:span></text:span><text:span text:style-name="T1"> </text:span></text:p>
                    <text:list>
                      <text:list-item>
                        <text:p text:style-name="P17"><text:span text:style-name="T1">"Fokus pada keajaiban </text:span><text:span text:style-name="Strong_20_Emphasis"><text:span text:style-name="T1">kontrol otomatis pernapasan</text:span></text:span><text:span text:style-name="T1">. Jelaskan peran utama </text:span><text:span text:style-name="Strong_20_Emphasis"><text:span text:style-name="T1">batang otak (khususnya Medulla Oblongata)</text:span></text:span><text:span text:style-name="T1"> sebagai pusat kendali pernapasan </text:span><text:soft-page-break/><text:span text:style-name="T1">involunter (tidak disadari). Terangkan bagaimana pusat kendali ini secara konstan </text:span><text:span text:style-name="Strong_20_Emphasis"><text:span text:style-name="T1">memonitor kadar gas</text:span></text:span><text:span text:style-name="T1"> dalam darah, terutama </text:span><text:span text:style-name="Strong_20_Emphasis"><text:span text:style-name="T1">karbon dioksida (CO2)</text:span></text:span><text:span text:style-name="T1">. Jika kadar CO2 naik (menandakan butuh oksigen dan perlu buang CO2), batang otak akan mengirim sinyal ke otot pernapasan. Uraikan </text:span><text:span text:style-name="Strong_20_Emphasis"><text:span text:style-name="T1">mekanisme pernapasan</text:span></text:span><text:span text:style-name="T1"> lebih detail: peran </text:span><text:span text:style-name="Strong_20_Emphasis"><text:span text:style-name="T1">otot diafragma</text:span></text:span><text:span text:style-name="T1"> (otot besar di bawah paru-paru) dan </text:span><text:span text:style-name="Strong_20_Emphasis"><text:span text:style-name="T1">otot antar-iga</text:span></text:span><text:span text:style-name="T1"> yang berkontraksi untuk memperbesar rongga dada sehingga udara terhisap masuk (inspirasi), dan berelaksasi sehingga rongga dada mengecil dan udara terdorong keluar (ekspirasi). Jelaskan </text:span><text:span text:style-name="Strong_20_Emphasis"><text:span text:style-name="T1">proses pertukaran gas</text:span></text:span><text:span text:style-name="T1"> yang krusial di </text:span><text:span text:style-name="Strong_20_Emphasis"><text:span text:style-name="T1">alveolus</text:span></text:span><text:span text:style-name="T1"> (kantung udara super kecil di paru-paru): bagaimana </text:span><text:span text:style-name="Strong_20_Emphasis"><text:span text:style-name="T1">oksigen (O2)</text:span></text:span><text:span text:style-name="T1"> dari udara yang kita hirup menembus dinding tipis alveolus dan kapiler darah untuk diikat oleh hemoglobin di sel darah merah, sementara </text:span><text:span text:style-name="Strong_20_Emphasis"><text:span text:style-name="T1">karbon dioksida (CO2)</text:span></text:span><text:span text:style-name="T1">, sebagai produk sisa metabolisme sel, bergerak dari darah ke alveolus untuk dibuang saat kita menghembuskan napas. Tekankan </text:span><text:span text:style-name="Strong_20_Emphasis"><text:span text:style-name="T1">alasan vital</text:span></text:span><text:span text:style-name="T1"> mengapa proses otomatis ini penting: memastikan pasokan oksigen konstan ke seluruh sel tubuh untuk produksi energi (respirasi seluler)." </text:span></text:p>
                      </text:list-item>
                    </text:list>
                  </text:list-item>
                </text:list>
              </text:list-item>
            </text:list>
            <text:p text:style-name="P11"/>
            <text:p text:style-name="P143">Dengan prompt ini, Anda diharapkan dapat mengembangkan setiap bagian dari Bab 1 dengan pembahasan yang cukup mendalam, informatif, namun tetap disajikan dengan gaya bahasa yang menarik bagi remaja.</text:p>
          </text:section>
          <text:section text:style-name="Sect1" text:name="feedback-form-2">
            <text:p text:style-name="P293"/>
          </text:section>
        </text:section>
        <text:section text:style-name="Sect1" text:name="b562e59319a5570b">
          <text:p text:style-name="P143"/>
          <text:section text:style-name="Sect1" text:name="user-query-content-3">
            <text:p text:style-name="P313">Pada Bab 2 Tambahkan prompt pada tiap bab untuk mendapatkan pengantar , pada tiap subbab/sub-subab untuk mendapatkan isi dengan pembahasan mendalam </text:p>
          </text:section>
          <text:p text:style-name="P293">Tampilkan alur berpikir</text:p>
          <text:section text:style-name="Sect2" text:name="model-response-message-contentr_b562e59319a5570b">
            <text:p text:style-name="P143">Tentu, mari kita siapkan prompt untuk pengantar Bab 2 dan prompt mendalam untuk setiap subbabnya, fokus pada rahasia di dalam kepala kita:</text:p>
            <text:p text:style-name="P11"><text:soft-page-break/></text:p>
            <text:p text:style-name="Text_20_body"><text:span text:style-name="Strong_20_Emphasis"><text:span text:style-name="T1">Bab 2: Rahasia Kepala dan Isinya</text:span></text:span></text:p>
            <text:list xml:id="list7648258043553257722" text:style-name="L12">
              <text:list-item>
                <text:p text:style-name="P172"><text:span text:style-name="Strong_20_Emphasis"><text:span text:style-name="T1">Prompt untuk Pengantar Bab:</text:span></text:span><text:span text:style-name="T1"> </text:span></text:p>
                <text:list>
                  <text:list-item>
                    <text:p text:style-name="P151">"Awali bab ini dengan menggambarkan otak sebagai organ paling 'misterius' sekaligus paling 'penting' di tubuh kita—seperti 'pusat kendali' super canggih yang mengatur semua pikiran, perasaan, ingatan, dan bahkan mimpi kita. Tekankan kehebatannya: kemampuannya belajar hal baru, merasakan cinta, menciptakan karya seni, padahal wujudnya hanya seperti 'gumpalan tahu' besar! Singgung sedikit bahwa meskipun teknologi sudah canggih, banyak hal tentang cara kerja otak yang masih jadi teka-teki bagi ilmuwan. Lalu, perkenalkan topik-topik spesifik yang akan dibahas di bab ini sebagai upaya 'mengintip' beberapa rahasia besar di dalam kepala: dunia mimpi yang aneh, cara kerja ingatan (dan kenapa kita bisa lupa!), sumber datangnya berbagai emosi, hingga hal sepele tapi misterius seperti menguap. Buat pembaca penasaran untuk 'membongkar' rahasia organ paling personal dan menakjubkan ini." </text:p>
                  </text:list-item>
                </text:list>
              </text:list-item>
            </text:list>
            <text:p text:style-name="P11"/>
            <text:p text:style-name="Text_20_body"><text:span text:style-name="Strong_20_Emphasis"><text:span text:style-name="T1">Subbab dalam Bab 2:</text:span></text:span></text:p>
            <text:list xml:id="list355271208952634035" text:style-name="L13">
              <text:list-item>
                <text:p text:style-name="P18"><text:span text:style-name="Strong_20_Emphasis"><text:span text:style-name="T1">Subbab 2.1: Kenapa kita bisa bermimpi? Apa arti mimpi?</text:span></text:span></text:p>
                <text:list>
                  <text:list-item>
                    <text:p text:style-name="P173"><text:span text:style-name="Strong_20_Emphasis"><text:span text:style-name="T1">Prompt untuk Isi Mendalam:</text:span></text:span><text:span text:style-name="T1"> </text:span></text:p>
                    <text:list>
                      <text:list-item>
                        <text:p text:style-name="P173"><text:span text:style-name="T1">"Jelaskan secara detail bahwa mimpi adalah </text:span><text:span text:style-name="Strong_20_Emphasis"><text:span text:style-name="T1">pengalaman mental</text:span></text:span><text:span text:style-name="T1"> yang terjadi saat kita tidur, terutama selama </text:span><text:span text:style-name="Strong_20_Emphasis"><text:span text:style-name="T1">fase REM (Rapid Eye Movement)</text:span></text:span><text:span text:style-name="T1">. Gambarkan kondisi otak saat REM: beberapa bagian (seperti yang mengurus emosi dan visual) sangat aktif, sementara bagian logika (korteks prefrontal) kurang aktif, dan otot-otot tubuh lumpuh sementara (atonia otot) agar kita tidak bergerak sesuai mimpi. Bahas </text:span><text:span text:style-name="Strong_20_Emphasis"><text:span text:style-name="T1">beragam teori ilmiah tentang fungsi mimpi</text:span></text:span><text:span text:style-name="T1">: sebagai 'tempat latihan' otak memproses </text:span><text:span text:style-name="Strong_20_Emphasis"><text:span text:style-name="T1">informasi dan memori</text:span></text:span><text:span text:style-name="T1"> (konsolidasi), sebagai cara mengelola </text:span><text:span text:style-name="Strong_20_Emphasis"><text:span text:style-name="T1">emosi</text:span></text:span><text:span text:style-name="T1"> </text:span><text:soft-page-break/><text:span text:style-name="T1">dan stres dari kehidupan nyata dalam 'lingkungan' aman, sebagai </text:span><text:span text:style-name="Strong_20_Emphasis"><text:span text:style-name="T1">simulasi</text:span></text:span><text:span text:style-name="T1"> untuk menghadapi ancaman (teori evolusi), atau bahkan sebagai produk sampingan dari aktivitas acak saraf saat tidur yang coba 'dirangkai' otak menjadi cerita. Mengenai </text:span><text:span text:style-name="Strong_20_Emphasis"><text:span text:style-name="T1">'arti mimpi'</text:span></text:span><text:span text:style-name="T1">: jelaskan secara hati-hati bahwa </text:span><text:span text:style-name="Strong_20_Emphasis"><text:span text:style-name="T1">tidak ada bukti ilmiah kuat</text:span></text:span><text:span text:style-name="T1"> untuk kamus mimpi atau makna simbolik universal. Namun, tekankan bahwa isi mimpi </text:span><text:span text:style-name="Strong_20_Emphasis"><text:span text:style-name="T1">sering kali dipengaruhi</text:span></text:span><text:span text:style-name="T1"> oleh pengalaman, kekhawatiran, harapan, dan emosi kita sehari-hari. Ajak pembaca untuk merenungkan mimpi mereka sebagai 'jendela' unik ke dalam pikiran bawah sadar mereka sendiri, bukan mencari jawaban pasti dari luar." </text:span></text:p>
                      </text:list-item>
                    </text:list>
                  </text:list-item>
                </text:list>
              </text:list-item>
              <text:list-item>
                <text:p text:style-name="P18"><text:span text:style-name="Strong_20_Emphasis"><text:span text:style-name="T1">Subbab 2.2: Kenapa kita bisa lupa tapi juga bisa ingat banyak hal? (Memori)</text:span></text:span></text:p>
                <text:list>
                  <text:list-item>
                    <text:p text:style-name="P173"><text:span text:style-name="Strong_20_Emphasis"><text:span text:style-name="T1">Prompt untuk Isi Mendalam:</text:span></text:span><text:span text:style-name="T1"> </text:span></text:p>
                    <text:list>
                      <text:list-item>
                        <text:p text:style-name="P173"><text:span text:style-name="T1">"Gali lebih dalam </text:span><text:span text:style-name="Strong_20_Emphasis"><text:span text:style-name="T1">proses pembentukan dan penyimpanan memori</text:span></text:span><text:span text:style-name="T1"> di otak. Jelaskan tiga tahap krusial: </text:span><text:span text:style-name="Strong_20_Emphasis"><text:span text:style-name="T1">Encoding</text:span></text:span><text:span text:style-name="T1"> (bagaimana informasi dari indra diubah menjadi 'kode' yang bisa disimpan otak; perhatian sangat penting di tahap ini), </text:span><text:span text:style-name="Strong_20_Emphasis"><text:span text:style-name="T1">Storage</text:span></text:span><text:span text:style-name="T1"> (bagaimana 'kode' ini disimpan dalam jaringan koneksi antar neuron; penyimpanan bisa jangka pendek atau panjang), dan </text:span><text:span text:style-name="Strong_20_Emphasis"><text:span text:style-name="T1">Retrieval</text:span></text:span><text:span text:style-name="T1"> (bagaimana kita 'mengakses' atau 'memanggil' kembali informasi yang tersimpan saat dibutuhkan). Bedakan dengan jelas antara </text:span><text:span text:style-name="Strong_20_Emphasis"><text:span text:style-name="T1">Memori Jangka Pendek (atau Working Memory)</text:span></text:span><text:span text:style-name="T1">: kapasitasnya kecil, durasinya detik hingga menit, digunakan untuk memproses informasi saat ini (misal: mengingat nomor telepon saat akan menelepon), dan </text:span><text:span text:style-name="Strong_20_Emphasis"><text:span text:style-name="T1">Memori Jangka Panjang</text:span></text:span><text:span text:style-name="T1">: kapasitasnya sangat besar, bisa bertahan seumur hidup, menyimpan berbagai jenis info (fakta pelajaran, kenangan pribadi, cara naik sepeda). Bahas </text:span><text:span text:style-name="Strong_20_Emphasis"><text:span text:style-name="T1">berbagai alasan mengapa kita bisa lupa (forgetting)</text:span></text:span><text:span text:style-name="T1">: </text:span><text:span text:style-name="Strong_20_Emphasis"><text:span text:style-name="T1">Teori Peluruhan (Decay Theory)</text:span></text:span><text:span text:style-name="T1"> - jejak memori </text:span><text:soft-page-break/><text:span text:style-name="T1">memudar jika tak pernah diaktifkan; </text:span><text:span text:style-name="Strong_20_Emphasis"><text:span text:style-name="T1">Teori Interferensi</text:span></text:span><text:span text:style-name="T1"> - memori baru mengganggu ingatan lama (retroaktif) atau sebaliknya (proaktif); </text:span><text:span text:style-name="Strong_20_Emphasis"><text:span text:style-name="T1">Kegagalan Pengambilan (Retrieval Failure)</text:span></text:span><text:span text:style-name="T1"> - informasinya masih ada tapi kita tidak bisa 'menemukan' jalur untuk mengaksesnya (fenomena 'di ujung lidah'); </text:span><text:span text:style-name="Strong_20_Emphasis"><text:span text:style-name="T1">Lupa Termotivasi (Motivated Forgetting)</text:span></text:span><text:span text:style-name="T1"> - secara tidak sadar menekan ingatan yang tidak menyenangkan. Berikan contoh relevan bagi remaja dan sertakan tips sederhana untuk meningkatkan daya ingat (misalnya, mengulang dengan jeda, mengaitkan info baru dengan yang sudah diketahui, membuat visualisasi, memastikan tidur cukup)." </text:span></text:p>
                      </text:list-item>
                    </text:list>
                  </text:list-item>
                </text:list>
              </text:list-item>
              <text:list-item>
                <text:p text:style-name="P18"><text:span text:style-name="Strong_20_Emphasis"><text:span text:style-name="T1">Subbab 2.3: Kenapa kita bisa merasakan berbagai emosi (senang, sedih, marah)? (Kimia Otak &amp; Emosi)</text:span></text:span></text:p>
                <text:list>
                  <text:list-item>
                    <text:p text:style-name="P173"><text:span text:style-name="Strong_20_Emphasis"><text:span text:style-name="T1">Prompt untuk Isi Mendalam:</text:span></text:span><text:span text:style-name="T1"> </text:span></text:p>
                    <text:list>
                      <text:list-item>
                        <text:p text:style-name="P173"><text:span text:style-name="T1">"Jelaskan secara mendalam bahwa emosi adalah </text:span><text:span text:style-name="Strong_20_Emphasis"><text:span text:style-name="T1">respons kompleks</text:span></text:span><text:span text:style-name="T1"> yang melibatkan tidak hanya perasaan subjektif tapi juga </text:span><text:span text:style-name="Strong_20_Emphasis"><text:span text:style-name="T1">perubahan fisiologis</text:span></text:span><text:span text:style-name="T1"> (detak jantung, keringat) dan </text:span><text:span text:style-name="Strong_20_Emphasis"><text:span text:style-name="T1">ekspresi perilaku</text:span></text:span><text:span text:style-name="T1"> (raut wajah, nada suara). Fokus pada </text:span><text:span text:style-name="Strong_20_Emphasis"><text:span text:style-name="T1">peran otak</text:span></text:span><text:span text:style-name="T1">: jelaskan fungsi </text:span><text:span text:style-name="Strong_20_Emphasis"><text:span text:style-name="T1">sistem limbik</text:span></text:span><text:span text:style-name="T1"> sebagai pusat emosi, terutama </text:span><text:span text:style-name="Strong_20_Emphasis"><text:span text:style-name="T1">Amigdala</text:span></text:span><text:span text:style-name="T1"> (cepat mendeteksi potensi ancaman/reward dan memicu respons emosi dasar seperti takut dan senang) dan </text:span><text:span text:style-name="Strong_20_Emphasis"><text:span text:style-name="T1">Hipokampus</text:span></text:span><text:span text:style-name="T1"> (menghubungkan emosi dengan memori). Jelaskan juga peran </text:span><text:span text:style-name="Strong_20_Emphasis"><text:span text:style-name="T1">Korteks Prefrontal</text:span></text:span><text:span text:style-name="T1"> sebagai 'pusat kendali' yang lebih rasional, membantu kita menilai situasi, mengatur intensitas emosi, dan membuat keputusan. Terangkan konsep </text:span><text:span text:style-name="Strong_20_Emphasis"><text:span text:style-name="T1">neurotransmitter</text:span></text:span><text:span text:style-name="T1"> sebagai pembawa pesan kimiawi yang krusial dalam pengalaman emosi. Beri contoh </text:span><text:span text:style-name="Strong_20_Emphasis"><text:span text:style-name="T1">neurotransmitter kunci</text:span></text:span><text:span text:style-name="T1"> dan kaitannya (secara sederhana) dengan emosi: </text:span><text:span text:style-name="Strong_20_Emphasis"><text:span text:style-name="T1">Dopamin</text:span></text:span><text:span text:style-name="T1"> (rasa senang, motivasi, antisipasi reward), </text:span><text:span text:style-name="Strong_20_Emphasis"><text:span text:style-name="T1">Serotonin</text:span></text:span><text:span text:style-name="T1"> (mood stabil, perasaan sejahtera, kontrol impuls), </text:span><text:span text:style-name="Strong_20_Emphasis"><text:span text:style-name="T1">Endorfin</text:span></text:span><text:span text:style-name="T1"> (pereda </text:span><text:soft-page-break/><text:span text:style-name="T1">nyeri alami, perasaan euforia), </text:span><text:span text:style-name="Strong_20_Emphasis"><text:span text:style-name="T1">Oksitosin</text:span></text:span><text:span text:style-name="T1"> ('hormon cinta', ikatan sosial, kepercayaan), </text:span><text:span text:style-name="Strong_20_Emphasis"><text:span text:style-name="T1">Adrenalin/Norepinefrin</text:span></text:span><text:span text:style-name="T1"> (respons stres 'lawan atau lari', kewaspadaan, energi). Tekankan bahwa merasakan spektrum emosi yang luas adalah hal </text:span><text:span text:style-name="Strong_20_Emphasis"><text:span text:style-name="T1">normal dan sehat</text:span></text:span><text:span text:style-name="T1">, dan bagaimana faktor seperti tidur, nutrisi, stres, dan interaksi sosial bisa memengaruhi </text:span><text:span text:style-name="Strong_20_Emphasis"><text:span text:style-name="T1">keseimbangan kimia otak</text:span></text:span><text:span text:style-name="T1"> dan pengalaman emosional kita, terutama pada masa remaja yang penuh perubahan." </text:span></text:p>
                      </text:list-item>
                    </text:list>
                  </text:list-item>
                </text:list>
              </text:list-item>
              <text:list-item>
                <text:p text:style-name="P18"><text:span text:style-name="Strong_20_Emphasis"><text:span text:style-name="T1">Subbab 2.4: Kenapa sih kita menguap? Apakah menular?</text:span></text:span></text:p>
                <text:list>
                  <text:list-item>
                    <text:p text:style-name="P173"><text:span text:style-name="Strong_20_Emphasis"><text:span text:style-name="T1">Prompt untuk Isi Mendalam:</text:span></text:span><text:span text:style-name="T1"> </text:span></text:p>
                    <text:list>
                      <text:list-item>
                        <text:p text:style-name="P18"><text:span text:style-name="T1">"Bahas fenomena sehari-hari tapi masih cukup misterius ini secara mendalam. Mulai dengan </text:span><text:span text:style-name="Strong_20_Emphasis"><text:span text:style-name="T1">meluruskan mitos</text:span></text:span><text:span text:style-name="T1"> bahwa menguap semata-mata karena kekurangan oksigen atau kelebihan karbon dioksida (penelitian modern tidak terlalu mendukung ini). Paparkan </text:span><text:span text:style-name="Strong_20_Emphasis"><text:span text:style-name="T1">hipotesis ilmiah utama saat ini</text:span></text:span><text:span text:style-name="T1">: </text:span><text:span text:style-name="Strong_20_Emphasis"><text:span text:style-name="T1">Teori Pendinginan Otak (Brain Cooling Hypothesis)</text:span></text:span><text:span text:style-name="T1"> - menguap mungkin membantu mengatur suhu otak; tarikan napas dalam membawa udara lebih dingin, dan peregangan rahang meningkatkan aliran darah, bersama-sama mendinginkan otak yang 'bekerja keras'. </text:span><text:span text:style-name="Strong_20_Emphasis"><text:span text:style-name="T1">Teori Peningkatan Kewaspadaan (Arousal Hypothesis)</text:span></text:span><text:span text:style-name="T1"> - menguap mungkin merupakan refleks untuk 'membangunkan' otak saat kita merasa bosan atau mengantuk, dengan meregangkan otot wajah/leher dan mungkin memicu pelepasan zat kimia tertentu. Jelaskan fenomena </text:span><text:span text:style-name="Strong_20_Emphasis"><text:span text:style-name="T1">menguap menular (contagious yawning)</text:span></text:span><text:span text:style-name="T1">: ini nyata dan lebih sering terjadi pada spesies sosial (manusia, simpanse, anjing). Hubungkan ini dengan kuat pada konsep </text:span><text:span text:style-name="Strong_20_Emphasis"><text:span text:style-name="T1">empati</text:span></text:span><text:span text:style-name="T1"> (kemampuan merasakan atau 'tertular' kondisi orang lain) dan kemungkinan peran </text:span><text:span text:style-name="Strong_20_Emphasis"><text:span text:style-name="T1">neuron cermin (mirror neurons)</text:span></text:span><text:span text:style-name="T1"> - sel otak yang aktif saat kita melakukan atau melihat orang lain melakukan tindakan yang sama. Tekankan </text:span><text:soft-page-break/><text:span text:style-name="T1">bahwa menguap menular bisa jadi indikator halus dari koneksi sosial dan kemampuan kita untuk 'terhubung' dengan orang lain." </text:span></text:p>
                      </text:list-item>
                    </text:list>
                  </text:list-item>
                </text:list>
              </text:list-item>
            </text:list>
            <text:p text:style-name="P11"/>
            <text:p text:style-name="P143">Semoga prompt ini memberikan arahan yang jelas untuk menyajikan materi Bab 2 secara mendalam dan menarik bagi pembaca remaja Anda!</text:p>
          </text:section>
          <text:section text:style-name="Sect1" text:name="feedback-form-3">
            <text:p text:style-name="P293"/>
          </text:section>
        </text:section>
        <text:section text:style-name="Sect1" text:name="ed39de82d4d37629">
          <text:p text:style-name="P143"/>
          <text:section text:style-name="Sect1" text:name="user-query-content-4">
            <text:p text:style-name="P313">Pada Bab 3 Tambahkan prompt pada tiap bab untuk mendapatkan pengantar , pada tiap subbab/sub-subab untuk mendapatkan isi dengan pembahasan mendalam </text:p>
          </text:section>
          <text:p text:style-name="P293">Tampilkan alur berpikir</text:p>
          <text:section text:style-name="Sect2" text:name="model-response-message-contentr_ed39de82d4d37629">
            <text:p text:style-name="P143">Oke, mari kita siapkan prompt untuk pengantar Bab 3 yang fokus pada pubertas, serta prompt mendalam untuk setiap subbabnya:</text:p>
            <text:p text:style-name="P11"/>
            <text:p text:style-name="Text_20_body"><text:span text:style-name="Strong_20_Emphasis"><text:span text:style-name="T1">Bab 3: Pubertas Oh Pubertas!</text:span></text:span></text:p>
            <text:list xml:id="list8879507638783301944" text:style-name="L14">
              <text:list-item>
                <text:p text:style-name="P174"><text:span text:style-name="Strong_20_Emphasis"><text:span text:style-name="T1">Prompt untuk Pengantar Bab:</text:span></text:span><text:span text:style-name="T1"> </text:span></text:p>
                <text:list>
                  <text:list-item>
                    <text:p text:style-name="P19"><text:span text:style-name="T1">"Awali bab ini dengan sapaan yang akrab dan memahami kepada pembaca remaja, mengakui bahwa pubertas adalah fase 'roller coaster' perubahan yang dialami semua orang dalam perjalanan menuju kedewasaan. Gambarkan pubertas sebagai masa 'renovasi besar-besaran' yang dikendalikan oleh 'mandor' tak terlihat bernama hormon. Tekankan bahwa meskipun kadang terasa aneh, canggung, atau bahkan menyebalkan, semua perubahan ini adalah </text:span><text:span text:style-name="Strong_20_Emphasis"><text:span text:style-name="T1">tanda normal dan sehat</text:span></text:span><text:span text:style-name="T1"> bahwa tubuh sedang mempersiapkan diri untuk menjadi dewasa. Sebutkan bahwa bab ini akan menjadi 'pemandu' untuk memahami </text:span><text:span text:style-name="Strong_20_Emphasis"><text:span text:style-name="T1">alasan ilmiah ('kenapa')</text:span></text:span><text:span text:style-name="T1"> di balik beberapa perubahan fisik paling mencolok yang terjadi selama pubertas: dari suara yang tiba-tiba jadi aneh, 'invasi' jerawat, badan yang 'melar' cepat, hingga munculnya rambut di tempat-tempat baru. Tujuan bab ini adalah memberikan </text:span><text:span text:style-name="Strong_20_Emphasis"><text:span text:style-name="T1">informasi yang akurat dan menenangkan</text:span></text:span><text:span text:style-name="T1">, membantu pembaca mengerti dan </text:span><text:soft-page-break/><text:span text:style-name="T1">menerima perubahan yang sedang mereka alami atau akan alami." </text:span></text:p>
                  </text:list-item>
                </text:list>
              </text:list-item>
            </text:list>
            <text:p text:style-name="P11"/>
            <text:p text:style-name="Text_20_body"><text:span text:style-name="Strong_20_Emphasis"><text:span text:style-name="T1">Subbab dalam Bab 3:</text:span></text:span></text:p>
            <text:list xml:id="list3543589547965055166" text:style-name="L15">
              <text:list-item>
                <text:p text:style-name="P20"><text:span text:style-name="Strong_20_Emphasis"><text:span text:style-name="T1">Subbab 3.1: Kenapa suara cowok jadi berat saat remaja? (Perubahan Laring)</text:span></text:span></text:p>
                <text:list>
                  <text:list-item>
                    <text:p text:style-name="P175"><text:span text:style-name="Strong_20_Emphasis"><text:span text:style-name="T1">Prompt untuk Isi Mendalam:</text:span></text:span><text:span text:style-name="T1"> </text:span></text:p>
                    <text:list>
                      <text:list-item>
                        <text:p text:style-name="P175"><text:span text:style-name="T1">"Jelaskan secara detail proses perubahan suara pada laki-laki saat pubertas, hubungkan langsung dengan lonjakan </text:span><text:span text:style-name="Strong_20_Emphasis"><text:span text:style-name="T1">hormon testosteron</text:span></text:span><text:span text:style-name="T1">. Fokus pada </text:span><text:span text:style-name="Strong_20_Emphasis"><text:span text:style-name="T1">laring (kotak suara)</text:span></text:span><text:span text:style-name="T1">: terangkan bagaimana testosteron memicu pertumbuhan laring menjadi lebih besar dan dindingnya menebal. Jelaskan juga efeknya pada </text:span><text:span text:style-name="Strong_20_Emphasis"><text:span text:style-name="T1">pita suara</text:span></text:span><text:span text:style-name="T1"> di dalamnya: menjadi lebih </text:span><text:span text:style-name="Strong_20_Emphasis"><text:span text:style-name="T1">panjang dan tebal</text:span></text:span><text:span text:style-name="T1">. Gunakan analogi yang jelas (misal: 'Bayangkan senar gitar, senar yang lebih panjang dan tebal menghasilkan nada yang lebih rendah, kan? Begitu juga pita suaramu!'). Uraikan mengapa pertumbuhan laring ini menyebabkan munculnya </text:span><text:span text:style-name="Strong_20_Emphasis"><text:span text:style-name="T1">jakun (Adam's apple)</text:span></text:span><text:span text:style-name="T1"> yang lebih menonjol pada laki-laki. Jangan lupa singgung bahwa </text:span><text:span text:style-name="Strong_20_Emphasis"><text:span text:style-name="T1">perempuan juga mengalami perubahan suara</text:span></text:span><text:span text:style-name="T1"> (biasanya hanya turun beberapa nada) karena pengaruh hormon estrogen, namun tidak sedramatis laki-laki. Bahas fenomena </text:span><text:span text:style-name="Strong_20_Emphasis"><text:span text:style-name="T1">suara 'pecah' (voice cracking)</text:span></text:span><text:span text:style-name="T1"> sebagai hal yang wajar terjadi selama masa transisi ini, ketika otot-otot laring dan pita suara sedang 'belajar' beradaptasi dengan ukuran dan ketebalan barunya. Normalisasi pengalaman ini." </text:span></text:p>
                      </text:list-item>
                    </text:list>
                  </text:list-item>
                </text:list>
              </text:list-item>
              <text:list-item>
                <text:p text:style-name="P20"><text:span text:style-name="Strong_20_Emphasis"><text:span text:style-name="T1">Subbab 3.2: Kenapa jerawat sering muncul di masa remaja? (Hormon &amp; Kelenjar Minyak)</text:span></text:span></text:p>
                <text:list>
                  <text:list-item>
                    <text:p text:style-name="P175"><text:span text:style-name="Strong_20_Emphasis"><text:span text:style-name="T1">Prompt untuk Isi Mendalam:</text:span></text:span><text:span text:style-name="T1"> </text:span></text:p>
                    <text:list>
                      <text:list-item>
                        <text:p text:style-name="P175"><text:span text:style-name="T1">"Bahasa secara mendalam 'musuh' bebuyutan remaja ini: jerawat. Mulai dengan menjelaskan </text:span><text:span text:style-name="Strong_20_Emphasis"><text:span text:style-name="T1">pemicu utamanya</text:span></text:span><text:span text:style-name="T1">: peningkatan </text:span><text:span text:style-name="Strong_20_Emphasis"><text:span text:style-name="T1">hormon androgen</text:span></text:span><text:span text:style-name="T1"> (testosteron </text:span><text:soft-page-break/><text:span text:style-name="T1">dan turunannya) selama pubertas, yang dialami baik laki-laki maupun perempuan. Jelaskan bagaimana androgen ini 'menyuruh' </text:span><text:span text:style-name="Strong_20_Emphasis"><text:span text:style-name="T1">kelenjar minyak (sebaceous glands)</text:span></text:span><text:span text:style-name="T1"> di kulit—terutama di wajah, leher, dada, punggung—untuk </text:span><text:span text:style-name="Strong_20_Emphasis"><text:span text:style-name="T1">memproduksi sebum (minyak alami kulit) secara berlebihan</text:span></text:span><text:span text:style-name="T1">. Uraikan </text:span><text:span text:style-name="Strong_20_Emphasis"><text:span text:style-name="T1">mekanisme terbentuknya jerawat</text:span></text:span><text:span text:style-name="T1"> langkah demi langkah: 1) </text:span><text:span text:style-name="Strong_20_Emphasis"><text:span text:style-name="T1">Hiperproduksi sebum</text:span></text:span><text:span text:style-name="T1">. 2) Sebum bercampur dengan </text:span><text:span text:style-name="Strong_20_Emphasis"><text:span text:style-name="T1">sel kulit mati</text:span></text:span><text:span text:style-name="T1"> menyumbat </text:span><text:span text:style-name="Strong_20_Emphasis"><text:span text:style-name="T1">folikel rambut (pori-pori)</text:span></text:span><text:span text:style-name="T1">. 3) Terbentuk </text:span><text:span text:style-name="Strong_20_Emphasis"><text:span text:style-name="T1">sumbatan (komedo)</text:span></text:span><text:span text:style-name="T1"> – bisa terbuka (blackhead) atau tertutup (whitehead). 4) Bakteri normal kulit bernama </text:span><text:span text:style-name="Emphasis"><text:span text:style-name="Strong_20_Emphasis"><text:span text:style-name="T1">Propionibacterium acnes (P. acnes)</text:span></text:span></text:span><text:span text:style-name="T1"> berkembang biak dalam sumbatan yang kaya minyak. 5) Sistem imun tubuh merespons invasi bakteri ini dengan mengirim sel darah putih, menyebabkan </text:span><text:span text:style-name="Strong_20_Emphasis"><text:span text:style-name="T1">peradangan</text:span></text:span><text:span text:style-name="T1"> (merah, bengkak, nyeri, kadang bernanah). Tekankan bahwa ini adalah </text:span><text:span text:style-name="Strong_20_Emphasis"><text:span text:style-name="T1">proses biologis internal</text:span></text:span><text:span text:style-name="T1">, bukan semata-mata karena kurang bersih (meskipun menjaga kebersihan membantu). Berikan saran </text:span><text:span text:style-name="Strong_20_Emphasis"><text:span text:style-name="T1">perawatan dasar yang benar dan tidak berlebihan</text:span></text:span><text:span text:style-name="T1">: cuci muka 2x sehari dengan sabun lembut, hindari scrub kasar atau terlalu sering cuci muka, JANGAN MEMENCET JERAWAT (risiko infeksi &amp; bekas luka), gunakan produk perawatan kulit berlabel 'non-comedogenic' jika perlu, dan konsultasi ke dokter jika jerawat parah." </text:span></text:p>
                      </text:list-item>
                    </text:list>
                  </text:list-item>
                </text:list>
              </text:list-item>
              <text:list-item>
                <text:p text:style-name="P20"><text:span text:style-name="Strong_20_Emphasis"><text:span text:style-name="T1">Subbab 3.3: Kenapa tinggi badan bisa bertambah cepat? (Hormon Pertumbuhan)</text:span></text:span></text:p>
                <text:list>
                  <text:list-item>
                    <text:p text:style-name="P175"><text:span text:style-name="Strong_20_Emphasis"><text:span text:style-name="T1">Prompt untuk Isi Mendalam:</text:span></text:span><text:span text:style-name="T1"> </text:span></text:p>
                    <text:list>
                      <text:list-item>
                        <text:p text:style-name="P175"><text:span text:style-name="T1">"Fokus pada fenomena luar biasa </text:span><text:span text:style-name="Strong_20_Emphasis"><text:span text:style-name="T1">lonjakan pertumbuhan (growth spurt)</text:span></text:span><text:span text:style-name="T1"> di masa remaja. Jelaskan peran 'aktor' utamanya: </text:span><text:span text:style-name="Strong_20_Emphasis"><text:span text:style-name="T1">Hormon Pertumbuhan (Growth Hormone - GH)</text:span></text:span><text:span text:style-name="T1">, yang diproduksi oleh kelenjar pituitari di dasar otak. Terangkan bagaimana produksi GH meningkat pesat saat pubertas. Jelaskan juga </text:span><text:span text:style-name="Strong_20_Emphasis"><text:span text:style-name="T1">sinergi antara GH dan hormon seks</text:span></text:span><text:span text:style-name="T1"> (testosteron pada laki-</text:span><text:soft-page-break/><text:span text:style-name="T1">laki, estrogen pada perempuan) yang bersama-sama 'memerintahkan' tulang untuk tumbuh. Fokus pada </text:span><text:span text:style-name="Strong_20_Emphasis"><text:span text:style-name="T1">lempeng epifisis (epiphyseal plate atau growth plate)</text:span></text:span><text:span text:style-name="T1">: gambarkan ini sebagai area tulang rawan aktif yang ada di ujung tulang-tulang panjang (tangan, kaki). Jelaskan bahwa di sinilah sel-sel tulang baru terus diproduksi secara masif selama pubertas, menyebabkan tulang memanjang dengan cepat. Bahas </text:span><text:span text:style-name="Strong_20_Emphasis"><text:span text:style-name="T1">perbedaan waktu</text:span></text:span><text:span text:style-name="T1"> growth spurt antara laki-laki dan perempuan (perempuan biasanya 1-2 tahun lebih awal). Yang tak kalah penting, jelaskan </text:span><text:span text:style-name="Strong_20_Emphasis"><text:span text:style-name="T1">mengapa pertumbuhan tinggi badan berhenti</text:span></text:span><text:span text:style-name="T1">: ketika kadar hormon seks mencapai level tertentu di akhir pubertas, mereka memberi sinyal pada lempeng epifisis untuk </text:span><text:span text:style-name="Strong_20_Emphasis"><text:span text:style-name="T1">'menutup' atau mengeras (osifikasi)</text:span></text:span><text:span text:style-name="T1">, menyatu dengan bagian tulang lainnya, sehingga proses pemanjangan tulang pun berakhir. Ingatkan pentingnya </text:span><text:span text:style-name="Strong_20_Emphasis"><text:span text:style-name="T1">nutrisi pendukung</text:span></text:span><text:span text:style-name="T1"> (kalsium, vitamin D, protein) dan </text:span><text:span text:style-name="Strong_20_Emphasis"><text:span text:style-name="T1">tidur yang cukup</text:span></text:span><text:span text:style-name="T1"> (karena GH banyak dilepaskan saat tidur) untuk memaksimalkan potensi pertumbuhan." </text:span></text:p>
                      </text:list-item>
                    </text:list>
                  </text:list-item>
                </text:list>
              </text:list-item>
              <text:list-item>
                <text:p text:style-name="P20"><text:span text:style-name="Strong_20_Emphasis"><text:span text:style-name="T1">Subbab 3.4: Kenapa kita punya bulu di tempat-tempat tertentu? (Fungsi Rambut/Bulu Tubuh)</text:span></text:span></text:p>
                <text:list>
                  <text:list-item>
                    <text:p text:style-name="P175"><text:span text:style-name="Strong_20_Emphasis"><text:span text:style-name="T1">Prompt untuk Isi Mendalam:</text:span></text:span><text:span text:style-name="T1"> </text:span></text:p>
                    <text:list>
                      <text:list-item>
                        <text:p text:style-name="P20"><text:span text:style-name="T1">"Jelaskan kemunculan rambut/bulu di area baru (ketiak, kemaluan, kaki, lengan, dada, wajah pada laki-laki) sebagai salah satu </text:span><text:span text:style-name="Strong_20_Emphasis"><text:span text:style-name="T1">tanda fisik pubertas (karakteristik seksual sekunder)</text:span></text:span><text:span text:style-name="T1">. Kaitkan langsung dengan peningkatan kadar </text:span><text:span text:style-name="Strong_20_Emphasis"><text:span text:style-name="T1">hormon androgen</text:span></text:span><text:span text:style-name="T1">. Bedakan jenis rambut ini (lebih kasar dan keriting, disebut rambut terminal) dari rambut halus (vellus) yang ada sebelumnya atau rambut di kepala. Bahas </text:span><text:span text:style-name="Strong_20_Emphasis"><text:span text:style-name="T1">kemungkinan fungsi biologis atau evolusioner</text:span></text:span><text:span text:style-name="T1"> dari rambut-rambut ini, meskipun beberapa masih berupa hipotesis pada manusia modern: 1) </text:span><text:span text:style-name="Strong_20_Emphasis"><text:span text:style-name="T1">Penyebaran feromon</text:span></text:span><text:span text:style-name="T1">: Kelenjar apokrin (kelenjar keringat khusus) </text:span><text:soft-page-break/><text:span text:style-name="T1">banyak terdapat di area ini, dan rambut diduga membantu menahan dan menyebarkan bau badan khas yang mungkin berperan dalam sinyal sosial/seksual. 2) </text:span><text:span text:style-name="Strong_20_Emphasis"><text:span text:style-name="T1">Pengurangan gesekan</text:span></text:span><text:span text:style-name="T1">: Melindungi kulit dari iritasi akibat gesekan antar permukaan kulit (misalnya di ketiak atau pangkal paha). 3) </text:span><text:span text:style-name="Strong_20_Emphasis"><text:span text:style-name="T1">Perlindungan (warisan evolusi)</text:span></text:span><text:span text:style-name="T1">: Mungkin dulu berfungsi sebagai lapisan isolasi tambahan atau proteksi dari lingkungan. Tekankan bahwa </text:span><text:span text:style-name="Strong_20_Emphasis"><text:span text:style-name="T1">keragaman</text:span></text:span><text:span text:style-name="T1"> dalam jumlah, ketebalan, warna, dan pola pertumbuhan rambut ini sangat </text:span><text:span text:style-name="Strong_20_Emphasis"><text:span text:style-name="T1">luas dan normal</text:span></text:span><text:span text:style-name="T1">, sangat dipengaruhi oleh </text:span><text:span text:style-name="Strong_20_Emphasis"><text:span text:style-name="T1">faktor genetik (keturunan)</text:span></text:span><text:span text:style-name="T1"> dan etnis. Sampaikan pesan bahwa ini adalah bagian alami dari proses menjadi dewasa secara fisik." </text:span></text:p>
                      </text:list-item>
                    </text:list>
                  </text:list-item>
                </text:list>
              </text:list-item>
            </text:list>
            <text:p text:style-name="P11"/>
            <text:p text:style-name="P143">Semoga prompt ini membantu Anda menyajikan informasi tentang pubertas secara mendalam, akurat, dan dengan cara yang mendukung serta memberdayakan pembaca remaja.</text:p>
          </text:section>
          <text:section text:style-name="Sect1" text:name="feedback-form-4">
            <text:p text:style-name="P293"/>
          </text:section>
        </text:section>
        <text:section text:style-name="Sect1" text:name="e8e1d3e6c651bf69">
          <text:p text:style-name="P143"/>
          <text:section text:style-name="Sect1" text:name="user-query-content-5">
            <text:p text:style-name="P313">Pada Bab 4 Tambahkan prompt pada tiap bab untuk mendapatkan pengantar , pada tiap subbab/sub-subab untuk mendapatkan isi dengan pembahasan mendalam </text:p>
          </text:section>
          <text:p text:style-name="P293">Tampilkan alur berpikir</text:p>
          <text:section text:style-name="Sect2" text:name="model-response-message-contentr_e8e1d3e6c651bf69">
            <text:p text:style-name="P293"/>
          </text:section>
          <text:section text:style-name="Sect1" text:name="feedback-form-5">
            <text:p text:style-name="P293"/>
          </text:section>
        </text:section>
        <text:section text:style-name="Sect1" text:name="127ba71afa3d46e1">
          <text:p text:style-name="P143"/>
          <text:section text:style-name="Sect1" text:name="user-query-content-6">
            <text:p text:style-name="P313">present it </text:p>
          </text:section>
          <text:p text:style-name="P293">Tampilkan alur berpikir</text:p>
          <text:section text:style-name="Sect2" text:name="model-response-message-contentr_127ba71afa3d46e1">
            <text:p text:style-name="P143">Baik, berikut adalah penyajian prompt untuk Bab 4, mencakup pengantar bab dan pembahasan mendalam untuk setiap subbabnya:</text:p>
            <text:p text:style-name="P11"/>
            <text:p text:style-name="Text_20_body"><text:span text:style-name="Strong_20_Emphasis"><text:span text:style-name="T1">Bab 4: Sistem Pertahanan dan Reaksi Unik Tubuh</text:span></text:span></text:p>
            <text:list xml:id="list3898875669136641367" text:style-name="L16">
              <text:list-item>
                <text:p text:style-name="P176"><text:soft-page-break/><text:span text:style-name="Strong_20_Emphasis"><text:span text:style-name="T1">Prompt untuk Pengantar Bab:</text:span></text:span><text:span text:style-name="T1"> </text:span></text:p>
                <text:list>
                  <text:list-item>
                    <text:p text:style-name="P152">"Tulis paragraf pengantar untuk Bab 4. Awali dengan menjelaskan bahwa selain menjalankan fungsi dasar, tubuh kita juga dilengkapi dengan berbagai 'sistem pertahanan' dan 'fitur unik' yang luar biasa untuk melindungi diri dan berinteraksi dengan lingkungan. Gunakan analogi seperti 'pasukan penjaga' internal atau 'mekanisme cerdas' bawaan. Sebutkan bahwa bab ini akan mengupas rahasia di balik beberapa reaksi dan fitur tubuh yang mungkin sering kita alami atau lihat, tapi jarang kita pikirkan 'kenapa'-nya: sensasi merinding saat dingin atau takut, refleks bersin dan batuk yang tiba-tiba, kemampuan ajaib luka untuk sembuh, hingga pola unik di ujung jari kita. Ajak pembaca untuk bersiap mengungkap lebih banyak lagi kehebatan 'mesin biologis' kita ini, fokus pada cara tubuh menjaga dan menandai dirinya." </text:p>
                  </text:list-item>
                </text:list>
              </text:list-item>
            </text:list>
            <text:p text:style-name="P11"/>
            <text:p text:style-name="Text_20_body"><text:span text:style-name="Strong_20_Emphasis"><text:span text:style-name="T1">Subbab dalam Bab 4:</text:span></text:span></text:p>
            <text:list xml:id="list1993233964634156733" text:style-name="L17">
              <text:list-item>
                <text:p text:style-name="P21"><text:span text:style-name="Strong_20_Emphasis"><text:span text:style-name="T1">Subbab 4.1: Kenapa kita bisa merinding (berdiri bulu roma)?</text:span></text:span></text:p>
                <text:list>
                  <text:list-item>
                    <text:p text:style-name="P177"><text:span text:style-name="Strong_20_Emphasis"><text:span text:style-name="T1">Prompt untuk Isi Mendalam:</text:span></text:span><text:span text:style-name="T1"> </text:span></text:p>
                    <text:list>
                      <text:list-item>
                        <text:p text:style-name="P177"><text:span text:style-name="T1">"Jelaskan secara mendalam fenomena </text:span><text:span text:style-name="Strong_20_Emphasis"><text:span text:style-name="T1">merinding atau berdirinya bulu roma (piloerection)</text:span></text:span><text:span text:style-name="T1">. Uraikan </text:span><text:span text:style-name="Strong_20_Emphasis"><text:span text:style-name="T1">mekanisme fisiologisnya</text:span></text:span><text:span text:style-name="T1">: terangkan tentang adanya </text:span><text:span text:style-name="Strong_20_Emphasis"><text:span text:style-name="T1">otot super kecil (arrector pili)</text:span></text:span><text:span text:style-name="T1"> yang menempel di setiap folikel rambut halus di kulit kita. Jelaskan bagaimana sistem saraf simpatik (yang aktif saat dingin atau emosi kuat) mengirim sinyal agar otot ini </text:span><text:span text:style-name="Strong_20_Emphasis"><text:span text:style-name="T1">berkontraksi</text:span></text:span><text:span text:style-name="T1">, menarik rambut menjadi tegak dan menyebabkan kulit di sekitarnya sedikit terangkat (membentuk 'benjolan' merinding). Bahas </text:span><text:span text:style-name="Strong_20_Emphasis"><text:span text:style-name="T1">dua pemicu utama</text:span></text:span><text:span text:style-name="T1">: 1) </text:span><text:span text:style-name="Strong_20_Emphasis"><text:span text:style-name="T1">Suhu Dingin</text:span></text:span><text:span text:style-name="T1">: Jelaskan fungsi asli pada nenek moyang atau hewan berbulu tebal—rambut tegak memerangkap lapisan udara sebagai </text:span><text:span text:style-name="Strong_20_Emphasis"><text:span text:style-name="T1">isolasi</text:span></text:span><text:span text:style-name="T1"> untuk menjaga kehangatan. 2) </text:span><text:span text:style-name="Strong_20_Emphasis"><text:span text:style-name="T1">Emosi Kuat</text:span></text:span><text:span text:style-name="T1"> (takut, stres, kagum, terharu): Kaitkan dengan respons </text:span><text:span text:style-name="Strong_20_Emphasis"><text:span text:style-name="T1">'lawan atau </text:span></text:span><text:soft-page-break/><text:span text:style-name="Strong_20_Emphasis"><text:span text:style-name="T1">lari' (fight-or-flight)</text:span></text:span><text:span text:style-name="T1">—pada hewan, bulu berdiri bisa membuat tampak lebih besar dan mengintimidasi musuh. Tekankan bahwa pada manusia modern dengan bulu tipis, fungsi ini lebih bersifat </text:span><text:span text:style-name="Strong_20_Emphasis"><text:span text:style-name="T1">vestigial (sisa evolusi)</text:span></text:span><text:span text:style-name="T1">, namun refleksnya tetap ada. Sebutkan bahwa ini adalah reaksi </text:span><text:span text:style-name="Strong_20_Emphasis"><text:span text:style-name="T1">otomatis</text:span></text:span><text:span text:style-name="T1"> tubuh." </text:span></text:p>
                      </text:list-item>
                    </text:list>
                  </text:list-item>
                </text:list>
              </text:list-item>
              <text:list-item>
                <text:p text:style-name="P21"><text:span text:style-name="Strong_20_Emphasis"><text:span text:style-name="T1">Subbab 4.2: Kenapa kita bersin dan batuk? (Refleks Pertahanan)</text:span></text:span></text:p>
                <text:list>
                  <text:list-item>
                    <text:p text:style-name="P177"><text:span text:style-name="Strong_20_Emphasis"><text:span text:style-name="T1">Prompt untuk Isi Mendalam:</text:span></text:span><text:span text:style-name="T1"> </text:span></text:p>
                    <text:list>
                      <text:list-item>
                        <text:p text:style-name="P177"><text:span text:style-name="T1">"Bahasa secara mendalam mengapa kita </text:span><text:span text:style-name="Strong_20_Emphasis"><text:span text:style-name="T1">bersin (sneezing)</text:span></text:span><text:span text:style-name="T1"> dan </text:span><text:span text:style-name="Strong_20_Emphasis"><text:span text:style-name="T1">batuk (coughing)</text:span></text:span><text:span text:style-name="T1">, jelaskan keduanya sebagai </text:span><text:span text:style-name="Strong_20_Emphasis"><text:span text:style-name="T1">refleks perlindungan diri</text:span></text:span><text:span text:style-name="T1"> yang krusial untuk saluran pernapasan. </text:span><text:span text:style-name="Strong_20_Emphasis"><text:span text:style-name="T1">Untuk Bersin</text:span></text:span><text:span text:style-name="T1">: Fokus pada pemicunya, yaitu adanya </text:span><text:span text:style-name="Strong_20_Emphasis"><text:span text:style-name="T1">iritan</text:span></text:span><text:span text:style-name="T1"> (debu, alergen seperti serbuk sari, virus, partikel lada) di dalam </text:span><text:span text:style-name="Strong_20_Emphasis"><text:span text:style-name="T1">rongga hidung</text:span></text:span><text:span text:style-name="T1">. Uraikan </text:span><text:span text:style-name="Strong_20_Emphasis"><text:span text:style-name="T1">mekanisme refleks bersin</text:span></text:span><text:span text:style-name="T1">: deteksi iritan oleh saraf hidung -&gt; sinyal ke 'pusat bersin' di otak -&gt; instruksi untuk tarik napas dalam -&gt; penutupan sementara epiglotis dan pita suara -&gt; kontraksi kuat otot dada dan perut -&gt; pembukaan tiba-tiba saluran napas -&gt; </text:span><text:span text:style-name="Strong_20_Emphasis"><text:span text:style-name="T1">semburan udara berkecepatan tinggi</text:span></text:span><text:span text:style-name="T1"> keluar melalui hidung dan mulut untuk 'mengusir' iritan. Singgung juga fenomena </text:span><text:span text:style-name="Emphasis"><text:span text:style-name="T1">photic sneeze reflex</text:span></text:span><text:span text:style-name="T1"> (bersin karena cahaya terang). </text:span><text:span text:style-name="Strong_20_Emphasis"><text:span text:style-name="T1">Untuk Batuk</text:span></text:span><text:span text:style-name="T1">: Fokus pada pemicunya, yaitu iritasi atau sumbatan di </text:span><text:span text:style-name="Strong_20_Emphasis"><text:span text:style-name="T1">tenggorokan, laring, atau saluran napas lebih bawah</text:span></text:span><text:span text:style-name="T1"> (dahak, asap rokok, debu, benda asing, makanan/minuman 'salah jalan'). Uraikan </text:span><text:span text:style-name="Strong_20_Emphasis"><text:span text:style-name="T1">mekanisme refleks batuk</text:span></text:span><text:span text:style-name="T1">: mirip bersin tapi lebih fokus pada pembersihan saluran napas bawah; tarik napas -&gt; glotis menutup -&gt; tekanan di paru-paru dibangun -&gt; glotis terbuka mendadak -&gt; </text:span><text:span text:style-name="Strong_20_Emphasis"><text:span text:style-name="T1">ledakan udara kuat</text:span></text:span><text:span text:style-name="T1"> keluar lewat mulut. Tekankan fungsi vital keduanya dalam menjaga jalan napas tetap bersih dan bebas dari infeksi atau obstruksi." </text:span></text:p>
                      </text:list-item>
                    </text:list>
                  </text:list-item>
                </text:list>
              </text:list-item>
              <text:list-item>
                <text:p text:style-name="P21"><text:span text:style-name="Strong_20_Emphasis"><text:span text:style-name="T1">Subbab 4.3: Kenapa luka bisa sembuh sendiri? (Proses Penyembuhan)</text:span></text:span></text:p>
                <text:list>
                  <text:list-item>
                    <text:p text:style-name="P177"><text:soft-page-break/><text:span text:style-name="Strong_20_Emphasis"><text:span text:style-name="T1">Prompt untuk Isi Mendalam:</text:span></text:span><text:span text:style-name="T1"> </text:span></text:p>
                    <text:list>
                      <text:list-item>
                        <text:p text:style-name="P177"><text:span text:style-name="T1">"Jelaskan secara mendalam proses </text:span><text:span text:style-name="Strong_20_Emphasis"><text:span text:style-name="T1">penyembuhan luka (wound healing)</text:span></text:span><text:span text:style-name="T1"> yang kompleks dan menakjubkan. Uraikan proses ini sebagai serangkaian </text:span><text:span text:style-name="Strong_20_Emphasis"><text:span text:style-name="T1">tahapan biologis yang terkoordinasi</text:span></text:span><text:span text:style-name="T1"> (walaupun bisa tumpang tindih): 1) </text:span><text:span text:style-name="Strong_20_Emphasis"><text:span text:style-name="T1">Tahap Hemostasis (Penghentian Pendarahan)</text:span></text:span><text:span text:style-name="T1">: Jelaskan bagaimana tubuh bereaksi cepat saat terluka—pembuluh darah menyempit (vasokonstriksi), </text:span><text:span text:style-name="Strong_20_Emphasis"><text:span text:style-name="T1">trombosit (platelet)</text:span></text:span><text:span text:style-name="T1"> berkumpul membentuk sumbat sementara, dan </text:span><text:span text:style-name="Strong_20_Emphasis"><text:span text:style-name="T1">faktor pembekuan darah</text:span></text:span><text:span text:style-name="T1"> diaktifkan untuk membentuk </text:span><text:span text:style-name="Strong_20_Emphasis"><text:span text:style-name="T1">bekuan darah (clot)</text:span></text:span><text:span text:style-name="T1"> yang stabil (terdiri dari fibrin) untuk menutup luka dan menghentikan darah mengalir. 2) </text:span><text:span text:style-name="Strong_20_Emphasis"><text:span text:style-name="T1">Tahap Inflamasi (Peradangan)</text:span></text:span><text:span text:style-name="T1">: Jelaskan mengapa luka jadi merah, bengkak, hangat, dan nyeri. Ini adalah tanda </text:span><text:span text:style-name="Strong_20_Emphasis"><text:span text:style-name="T1">respons imun</text:span></text:span><text:span text:style-name="T1">—sel darah putih (seperti </text:span><text:span text:style-name="Strong_20_Emphasis"><text:span text:style-name="T1">neutrofil</text:span></text:span><text:span text:style-name="T1"> lalu </text:span><text:span text:style-name="Strong_20_Emphasis"><text:span text:style-name="T1">makrofag</text:span></text:span><text:span text:style-name="T1">) berdatangan ke area luka untuk melawan infeksi (membunuh bakteri) dan 'membersihkan' debris (sel rusak, kotoran). 3) </text:span><text:span text:style-name="Strong_20_Emphasis"><text:span text:style-name="T1">Tahap Proliferasi (Pembentukan Jaringan Baru)</text:span></text:span><text:span text:style-name="T1">: Terangkan bagaimana tubuh mulai 'membangun kembali' area yang rusak. </text:span><text:span text:style-name="Strong_20_Emphasis"><text:span text:style-name="T1">Fibroblas</text:span></text:span><text:span text:style-name="T1"> memproduksi </text:span><text:span text:style-name="Strong_20_Emphasis"><text:span text:style-name="T1">kolagen</text:span></text:span><text:span text:style-name="T1"> (protein struktural utama kulit), terbentuk </text:span><text:span text:style-name="Strong_20_Emphasis"><text:span text:style-name="T1">pembuluh darah baru (angiogenesis)</text:span></text:span><text:span text:style-name="T1"> untuk nutrisi, dan </text:span><text:span text:style-name="Strong_20_Emphasis"><text:span text:style-name="T1">sel-sel epitel</text:span></text:span><text:span text:style-name="T1"> dari tepi luka bermigrasi untuk menutup permukaan luka. Terbentuk </text:span><text:span text:style-name="Strong_20_Emphasis"><text:span text:style-name="T1">jaringan granulasi</text:span></text:span><text:span text:style-name="T1"> yang kemerahan. 4) </text:span><text:span text:style-name="Strong_20_Emphasis"><text:span text:style-name="T1">Tahap Remodeling (Pematangan Jaringan)</text:span></text:span><text:span text:style-name="T1">: Jelaskan bagaimana jaringan baru ini (terutama kolagen) secara bertahap ditata ulang, diperkuat, dan 'dimatangkan' selama berminggu-minggu hingga bertahun-tahun, menghasilkan </text:span><text:span text:style-name="Strong_20_Emphasis"><text:span text:style-name="T1">jaringan parut (bekas luka)</text:span></text:span><text:span text:style-name="T1">. Jelaskan bahwa bekas luka tidak sekuat atau sefleksibel kulit asli. Gunakan analogi 'tim perbaikan darurat dan konstruksi' untuk memudahkan pemahaman." </text:span></text:p>
                      </text:list-item>
                    </text:list>
                  </text:list-item>
                </text:list>
              </text:list-item>
              <text:list-item>
                <text:p text:style-name="P21"><text:span text:style-name="Strong_20_Emphasis"><text:span text:style-name="T1">Subbab 4.4: Kenapa kita punya sidik jari yang berbeda-beda?</text:span></text:span></text:p>
                <text:list>
                  <text:list-item>
                    <text:p text:style-name="P177"><text:soft-page-break/><text:span text:style-name="Strong_20_Emphasis"><text:span text:style-name="T1">Prompt untuk Isi Mendalam:</text:span></text:span><text:span text:style-name="T1"> </text:span></text:p>
                    <text:list>
                      <text:list-item>
                        <text:p text:style-name="P21"><text:span text:style-name="T1">"Bahasa secara mendalam keunikan </text:span><text:span text:style-name="Strong_20_Emphasis"><text:span text:style-name="T1">sidik jari (fingerprints)</text:span></text:span><text:span text:style-name="T1">. Jelaskan bahwa pola guratan melingkar atau bergelombang di ujung jari kita (disebut </text:span><text:span text:style-name="Strong_20_Emphasis"><text:span text:style-name="T1">gurat gesek/friction ridges</text:span></text:span><text:span text:style-name="T1">) sudah </text:span><text:span text:style-name="Strong_20_Emphasis"><text:span text:style-name="T1">terbentuk sejak kita masih janin</text:span></text:span><text:span text:style-name="T1"> di dalam rahim ibu (antara usia kehamilan 10-24 minggu). Terangkan bahwa pembentukan polanya merupakan hasil interaksi kompleks antara </text:span><text:span text:style-name="Strong_20_Emphasis"><text:span text:style-name="T1">faktor genetik</text:span></text:span><text:span text:style-name="T1"> (yang menentukan pola dasar umum seperti </text:span><text:span text:style-name="Emphasis"><text:span text:style-name="T1">loop, whorl, arch</text:span></text:span><text:span text:style-name="T1">) dan </text:span><text:span text:style-name="Strong_20_Emphasis"><text:span text:style-name="T1">faktor lingkungan acak di dalam rahim</text:span></text:span><text:span text:style-name="T1"> (seperti tekanan saat jari menyentuh dinding rahim, pergerakan janin, aliran cairan ketuban). Tekankan inilah alasan mengapa </text:span><text:span text:style-name="Strong_20_Emphasis"><text:span text:style-name="T1">tidak ada dua orang yang sidik jarinya sama persis</text:span></text:span><text:span text:style-name="T1">, bahkan pada </text:span><text:span text:style-name="Strong_20_Emphasis"><text:span text:style-name="T1">kembar identik</text:span></text:span><text:span text:style-name="T1"> sekalipun. Jelaskan sifat </text:span><text:span text:style-name="Strong_20_Emphasis"><text:span text:style-name="T1">permanen</text:span></text:span><text:span text:style-name="T1"> sidik jari—polanya tidak akan berubah sepanjang hidup kita (kecuali lapisan kulit dasarnya rusak parah). Bahas </text:span><text:span text:style-name="Strong_20_Emphasis"><text:span text:style-name="T1">fungsi potensial</text:span></text:span><text:span text:style-name="T1"> dari guratan ini: teori yang paling diterima adalah untuk </text:span><text:span text:style-name="Strong_20_Emphasis"><text:span text:style-name="T1">meningkatkan daya cengkeram (grip)</text:span></text:span><text:span text:style-name="T1"> pada permukaan benda, serta kemungkinan untuk </text:span><text:span text:style-name="Strong_20_Emphasis"><text:span text:style-name="T1">meningkatkan sensitivitas sentuhan</text:span></text:span><text:span text:style-name="T1"> dengan memperkuat getaran saat menyentuh permukaan. Singgung penggunaannya yang paling terkenal dalam dunia </text:span><text:span text:style-name="Strong_20_Emphasis"><text:span text:style-name="T1">forensik</text:span></text:span><text:span text:style-name="T1"> untuk identifikasi individu." </text:span></text:p>
                      </text:list-item>
                    </text:list>
                  </text:list-item>
                </text:list>
              </text:list-item>
            </text:list>
            <text:p text:style-name="P11"/>
          </text:section>
          <text:section text:style-name="Sect1" text:name="feedback-form-6">
            <text:p text:style-name="P293"/>
          </text:section>
        </text:section>
        <text:section text:style-name="Sect1" text:name="4321066632098d4b">
          <text:p text:style-name="P143"/>
          <text:section text:style-name="Sect1" text:name="user-query-content-7">
            <text:p text:style-name="P313">Pada Bab 5 Tambahkan prompt pada tiap bab untuk mendapatkan pengantar , pada tiap subbab/sub-subab untuk mendapatkan isi dengan pembahasan mendalam </text:p>
          </text:section>
          <text:p text:style-name="P293">Tampilkan alur berpikir</text:p>
          <text:section text:style-name="Sect2" text:name="model-response-message-contentr_4321066632098d4b">
            <text:p text:style-name="P143">Tentu, mari kita siapkan prompt untuk pengantar Bab 5 yang memasuki dunia penyamaran hewan, serta prompt mendalam untuk setiap subbabnya:</text:p>
            <text:p text:style-name="P11"/>
            <text:p text:style-name="Text_20_body"><text:soft-page-break/><text:span text:style-name="Strong_20_Emphasis"><text:span text:style-name="T1">Bab 5: Kamuflase dan Penyamaran Tingkat Dewa</text:span></text:span></text:p>
            <text:list xml:id="list8123914470244130519" text:style-name="L18">
              <text:list-item>
                <text:p text:style-name="P178"><text:span text:style-name="Strong_20_Emphasis"><text:span text:style-name="T1">Prompt untuk Pengantar Bab:</text:span></text:span><text:span text:style-name="T1"> </text:span></text:p>
                <text:list>
                  <text:list-item>
                    <text:p text:style-name="P22"><text:span text:style-name="T1">"Tulis paragraf pengantar untuk Bab 5. Awali dengan menggambarkan dunia hewan sebagai arena 'petak umpet' raksasa di mana kemampuan untuk tidak terlihat atau menipu mata bisa berarti perbedaan antara hidup dan mati. Perkenalkan konsep </text:span><text:span text:style-name="Strong_20_Emphasis"><text:span text:style-name="T1">kamuflase</text:span></text:span><text:span text:style-name="T1"> (menyatu dengan lingkungan) dan </text:span><text:span text:style-name="Strong_20_Emphasis"><text:span text:style-name="T1">mimikri</text:span></text:span><text:span text:style-name="T1"> (meniru sesuatu yang lain) sebagai strategi bertahan hidup yang luar biasa. Sebut bab ini sebagai galeri para 'master penyamaran' atau 'agen rahasia' di alam liar. Bangkitkan rasa ingin tahu dengan menyebutkan bahwa kita akan mengupas tuntas trik-trik menakjubkan dari beberapa hewan: bunglon si ahli ganti warna, serangga yang menyamar jadi bagian tumbuhan, misteri di balik belang zebra, hingga gurita si 'bunglon laut'. Ajak pembaca bersiap untuk terkagum-kagum dengan kecerdikan evolusi dalam seni menyamar." </text:span></text:p>
                  </text:list-item>
                </text:list>
              </text:list-item>
            </text:list>
            <text:p text:style-name="P11"/>
            <text:p text:style-name="Text_20_body"><text:span text:style-name="Strong_20_Emphasis"><text:span text:style-name="T1">Subbab dalam Bab 5:</text:span></text:span></text:p>
            <text:list xml:id="list1264973216408886680" text:style-name="L19">
              <text:list-item>
                <text:p text:style-name="P23"><text:span text:style-name="Strong_20_Emphasis"><text:span text:style-name="T1">Subbab 5.1: Kenapa bunglon bisa berubah warna?</text:span></text:span></text:p>
                <text:list>
                  <text:list-item>
                    <text:p text:style-name="P179"><text:span text:style-name="Strong_20_Emphasis"><text:span text:style-name="T1">Prompt untuk Isi Mendalam:</text:span></text:span><text:span text:style-name="T1"> </text:span></text:p>
                    <text:list>
                      <text:list-item>
                        <text:p text:style-name="P179"><text:span text:style-name="T1">"Jelaskan secara mendalam bagaimana </text:span><text:span text:style-name="Strong_20_Emphasis"><text:span text:style-name="T1">bunglon (chameleon)</text:span></text:span><text:span text:style-name="T1"> bisa mengubah warna kulitnya. Perkenalkan </text:span><text:span text:style-name="Strong_20_Emphasis"><text:span text:style-name="T1">sel-sel kulit khusus bernama kromatofor</text:span></text:span><text:span text:style-name="T1">. Fokus pada lapisan </text:span><text:span text:style-name="Strong_20_Emphasis"><text:span text:style-name="T1">sel iridofor</text:span></text:span><text:span text:style-name="T1"> yang berisi </text:span><text:span text:style-name="Strong_20_Emphasis"><text:span text:style-name="T1">nanokristal guanin</text:span></text:span><text:span text:style-name="T1">. Terangkan mekanisme utamanya: bunglon secara aktif </text:span><text:span text:style-name="Strong_20_Emphasis"><text:span text:style-name="T1">mengubah jarak antar nanokristal</text:span></text:span><text:span text:style-name="T1"> ini di dalam sel iridofor; saat rileks (jarak dekat), kristal memantulkan cahaya biru/hijau; saat tereksitasi (jarak menjauh), kristal memantulkan warna lebih panjang seperti kuning/merah. Jelaskan juga peran lapisan iridofor yang lebih dalam untuk mengatur kecerahan. Bahas </text:span><text:span text:style-name="Strong_20_Emphasis"><text:span text:style-name="T1">fungsi utama perubahan warna</text:span></text:span><text:span text:style-name="T1"> ini, tekankan bahwa </text:span><text:span text:style-name="Strong_20_Emphasis"><text:span text:style-name="T1">komunikasi sosial</text:span></text:span><text:span text:style-name="T1"> (menunjukkan mood, niat kawin, agresi ke bunglon lain) seringkali </text:span><text:soft-page-break/><text:span text:style-name="T1">lebih dominan daripada kamuflase. Sebutkan juga fungsi </text:span><text:span text:style-name="Strong_20_Emphasis"><text:span text:style-name="T1">termoregulasi</text:span></text:span><text:span text:style-name="T1"> (mengatur suhu tubuh) dan </text:span><text:span text:style-name="Strong_20_Emphasis"><text:span text:style-name="T1">kamuflase</text:span></text:span><text:span text:style-name="T1"> (membantu berbaur dengan dedaunan hijau/coklat). Penting untuk </text:span><text:span text:style-name="Strong_20_Emphasis"><text:span text:style-name="T1">meluruskan mitos</text:span></text:span><text:span text:style-name="T1">: bunglon tidak bisa meniru </text:span><text:span text:style-name="Emphasis"><text:span text:style-name="T1">semua</text:span></text:span><text:span text:style-name="T1"> warna atau pola kompleks di sekitarnya secara instan dan sempurna." </text:span></text:p>
                      </text:list-item>
                    </text:list>
                  </text:list-item>
                </text:list>
              </text:list-item>
              <text:list-item>
                <text:p text:style-name="P23"><text:span text:style-name="Strong_20_Emphasis"><text:span text:style-name="T1">Subbab 5.2: Kenapa beberapa serangga mirip daun atau ranting?</text:span></text:span></text:p>
                <text:list>
                  <text:list-item>
                    <text:p text:style-name="P179"><text:span text:style-name="Strong_20_Emphasis"><text:span text:style-name="T1">Prompt untuk Isi Mendalam:</text:span></text:span><text:span text:style-name="T1"> </text:span></text:p>
                    <text:list>
                      <text:list-item>
                        <text:p text:style-name="P179"><text:span text:style-name="T1">"Bahasa secara mendalam fenomena serangga yang penampilannya sangat mirip dengan bagian tumbuhan, seperti daun atau ranting. Perkenalkan istilah </text:span><text:span text:style-name="Strong_20_Emphasis"><text:span text:style-name="T1">mimesis</text:span></text:span><text:span text:style-name="T1"> atau </text:span><text:span text:style-name="Strong_20_Emphasis"><text:span text:style-name="T1">masquerade</text:span></text:span><text:span text:style-name="T1">, yaitu bentuk kamuflase di mana hewan meniru objek spesifik yang tidak menarik bagi predator. Fokus pada contoh klasik: </text:span><text:span text:style-name="Strong_20_Emphasis"><text:span text:style-name="T1">serangga daun (Phylliidae)</text:span></text:span><text:span text:style-name="T1"> dan </text:span><text:span text:style-name="Strong_20_Emphasis"><text:span text:style-name="T1">serangga ranting (Phasmatodea)</text:span></text:span><text:span text:style-name="T1">. Deskripsikan secara detail </text:span><text:span text:style-name="Strong_20_Emphasis"><text:span text:style-name="T1">adaptasi fisik</text:span></text:span><text:span text:style-name="T1"> mereka yang menakjubkan: bentuk tubuh yang pipih seperti daun atau silindris seperti ranting, warna hijau atau coklat, tekstur permukaan, hingga pola 'urat daun' atau 'buku ranting'. Jelaskan juga </text:span><text:span text:style-name="Strong_20_Emphasis"><text:span text:style-name="T1">adaptasi perilaku</text:span></text:span><text:span text:style-name="T1">: beberapa serangga ini bergoyang perlahan saat bergerak, meniru gerakan daun/ranting yang tertiup angin. Uraikan </text:span><text:span text:style-name="Strong_20_Emphasis"><text:span text:style-name="T1">keuntungan evolusioner</text:span></text:span><text:span text:style-name="T1"> yang jelas: menipu predator visual (burung, reptil) sehingga mereka terabaikan atau tidak dikenali sebagai mangsa. Tekankan bagaimana </text:span><text:span text:style-name="Strong_20_Emphasis"><text:span text:style-name="T1">seleksi alam</text:span></text:span><text:span text:style-name="T1"> selama jutaan tahun 'memahat' bentuk dan perilaku serangga ini menjadi penyamar yang sempurna." </text:span></text:p>
                      </text:list-item>
                    </text:list>
                  </text:list-item>
                </text:list>
              </text:list-item>
              <text:list-item>
                <text:p text:style-name="P23"><text:span text:style-name="Strong_20_Emphasis"><text:span text:style-name="T1">Subbab 5.3: Kenapa kulit zebra bergaris-garis? (Fungsi Pola Belang)</text:span></text:span></text:p>
                <text:list>
                  <text:list-item>
                    <text:p text:style-name="P179"><text:span text:style-name="Strong_20_Emphasis"><text:span text:style-name="T1">Prompt untuk Isi Mendalam:</text:span></text:span><text:span text:style-name="T1"> </text:span></text:p>
                    <text:list>
                      <text:list-item>
                        <text:p text:style-name="P179"><text:span text:style-name="T1">"Jelaskan secara mendalam misteri di balik </text:span><text:span text:style-name="Strong_20_Emphasis"><text:span text:style-name="T1">pola belang hitam-putih pada kulit zebra</text:span></text:span><text:span text:style-name="T1">. Tekankan bahwa meskipun terlihat mencolok bagi manusia, </text:span><text:soft-page-break/><text:span text:style-name="T1">fungsinya di alam liar </text:span><text:span text:style-name="Strong_20_Emphasis"><text:span text:style-name="T1">masih menjadi subjek penelitian dan perdebatan</text:span></text:span><text:span text:style-name="T1"> ilmiah. Paparkan beberapa </text:span><text:span text:style-name="Strong_20_Emphasis"><text:span text:style-name="T1">hipotesis utama</text:span></text:span><text:span text:style-name="T1"> yang telah diajukan: 1) </text:span><text:span text:style-name="Strong_20_Emphasis"><text:span text:style-name="T1">Efek Membingungkan Predator (Motion Dazzle/Confusion Effect)</text:span></text:span><text:span text:style-name="T1">: Jelaskan teori bahwa pola belang yang bergerak dalam kawanan dapat menyulitkan predator (misalnya singa) untuk fokus pada satu target individu atau akurat memperkirakan kecepatan dan arah larinya. 2) </text:span><text:span text:style-name="Strong_20_Emphasis"><text:span text:style-name="T1">Pengusir Serangga Penggigit (Insect Deterrence)</text:span></text:span><text:span text:style-name="T1">: Uraikan hipotesis yang saat ini </text:span><text:span text:style-name="Strong_20_Emphasis"><text:span text:style-name="T1">paling kuat didukung oleh bukti eksperimental</text:span></text:span><text:span text:style-name="T1">. Jelaskan bagaimana garis-garis tersebut tampaknya mengganggu sistem visual lalat penghisap darah (lalat tsetse, lalat pikat/horseflies) sehingga mereka kesulitan atau enggan mendarat di zebra. Mungkin berhubungan dengan cara pola tersebut memantulkan cahaya terpolarisasi. 3) </text:span><text:span text:style-name="Strong_20_Emphasis"><text:span text:style-name="T1">Pengaturan Suhu (Thermoregulation)</text:span></text:span><text:span text:style-name="T1">: Sebutkan teori lama bahwa perbedaan penyerapan panas antara garis hitam dan putih menciptakan arus udara mikro yang mendinginkan tubuh (bukti pendukungnya cenderung lemah). 4) </text:span><text:span text:style-name="Strong_20_Emphasis"><text:span text:style-name="T1">Pengenalan Individu (Social Recognition)</text:span></text:span><text:span text:style-name="T1">: Jelaskan bahwa setiap zebra memiliki pola belang yang unik, mirip sidik jari, yang mungkin membantu dalam identifikasi sosial dalam kawanan. Simpulkan bahwa kemungkinan besar </text:span><text:span text:style-name="Strong_20_Emphasis"><text:span text:style-name="T1">tidak ada satu jawaban tunggal</text:span></text:span><text:span text:style-name="T1">, namun </text:span><text:span text:style-name="Strong_20_Emphasis"><text:span text:style-name="T1">perlindungan dari gigitan serangga</text:span></text:span><text:span text:style-name="T1"> dianggap sebagai faktor pendorong evolusi yang paling signifikan saat ini." </text:span></text:p>
                      </text:list-item>
                    </text:list>
                  </text:list-item>
                </text:list>
              </text:list-item>
              <text:list-item>
                <text:p text:style-name="P23"><text:span text:style-name="Strong_20_Emphasis"><text:span text:style-name="T1">Subbab 5.4: Kenapa gurita bisa menyamar dengan sangat baik?</text:span></text:span></text:p>
                <text:list>
                  <text:list-item>
                    <text:p text:style-name="P179"><text:span text:style-name="Strong_20_Emphasis"><text:span text:style-name="T1">Prompt untuk Isi Mendalam:</text:span></text:span><text:span text:style-name="T1"> </text:span></text:p>
                    <text:list>
                      <text:list-item>
                        <text:p text:style-name="P23"><text:span text:style-name="T1">"Bahasa secara mendalam kemampuan kamuflase </text:span><text:span text:style-name="Strong_20_Emphasis"><text:span text:style-name="T1">gurita (octopus)</text:span></text:span><text:span text:style-name="T1"> yang fenomenal, sering disebut sebagai yang terbaik di dunia hewan. Jelaskan bahwa sistem penyamarannya sangat kompleks dan melibatkan beberapa mekanisme sekaligus: 1) </text:span><text:soft-page-break/><text:span text:style-name="Strong_20_Emphasis"><text:span text:style-name="T1">Kromatofor</text:span></text:span><text:span text:style-name="T1">: Jelaskan ini sebagai kantung-kantung berisi pigmen (biasanya kuning, merah, coklat, hitam) yang dikelilingi otot. Terangkan bagaimana gurita bisa secara sadar mengontrol otot ini untuk meregangkan atau mengerutkan kantung pigmen, sehingga mengubah warna area kulit dengan sangat cepat. 2) </text:span><text:span text:style-name="Strong_20_Emphasis"><text:span text:style-name="T1">Iridofor</text:span></text:span><text:span text:style-name="T1">: Lapisan di bawah kromatofor yang berisi sel pemantul cahaya, menciptakan efek warna-warni metalik (biru, hijau, ungu, perak) yang bisa berubah tergantung sudut pandang. 3) </text:span><text:span text:style-name="Strong_20_Emphasis"><text:span text:style-name="T1">Leukofor</text:span></text:span><text:span text:style-name="T1">: Lapisan terbawah yang berisi sel pemantul cahaya putih, membantu gurita 'menyerap' warna latar belakang atau menciptakan pola putih terang untuk kontras. Tekankan juga kemampuan luar biasa untuk </text:span><text:span text:style-name="Strong_20_Emphasis"><text:span text:style-name="T1">mengubah tekstur kulit</text:span></text:span><text:span text:style-name="T1">: jelaskan adanya </text:span><text:span text:style-name="Strong_20_Emphasis"><text:span text:style-name="T1">papillae</text:span></text:span><text:span text:style-name="T1"> (tonjolan kulit) yang bisa dikontrol otot untuk membuat kulit menjadi halus, bergelombang, kasar, atau bahkan 'berduri' meniru tekstur karang, pasir, atau alga di sekitarnya. Garisbawahi </text:span><text:span text:style-name="Strong_20_Emphasis"><text:span text:style-name="T1">kecepatan</text:span></text:span><text:span text:style-name="T1"> perubahan (hitungan milidetik) dan </text:span><text:span text:style-name="Strong_20_Emphasis"><text:span text:style-name="T1">akurasi</text:span></text:span><text:span text:style-name="T1"> peniruan pola dan tekstur, yang ironisnya dilakukan oleh hewan yang diduga buta warna. Jelaskan fungsi ganda kamuflase ini: untuk </text:span><text:span text:style-name="Strong_20_Emphasis"><text:span text:style-name="T1">menyergap mangsa</text:span></text:span><text:span text:style-name="T1"> dan </text:span><text:span text:style-name="Strong_20_Emphasis"><text:span text:style-name="T1">menghindari predator</text:span></text:span><text:span text:style-name="T1">." </text:span></text:p>
                      </text:list-item>
                    </text:list>
                  </text:list-item>
                </text:list>
              </text:list-item>
            </text:list>
            <text:p text:style-name="P11"/>
          </text:section>
          <text:section text:style-name="Sect1" text:name="feedback-form-7">
            <text:p text:style-name="P293"/>
          </text:section>
        </text:section>
        <text:section text:style-name="Sect1" text:name="b37c02276de6d4c3">
          <text:p text:style-name="P143"/>
          <text:section text:style-name="Sect1" text:name="user-query-content-8">
            <text:p text:style-name="P313">Pada Bab 6 Tambahkan prompt pada tiap bab untuk mendapatkan pengantar , pada tiap subbab/sub-subab untuk mendapatkan isi dengan pembahasan mendalam </text:p>
          </text:section>
          <text:p text:style-name="P293">Tampilkan alur berpikir</text:p>
          <text:section text:style-name="Sect2" text:name="model-response-message-contentr_b37c02276de6d4c3">
            <text:p text:style-name="P143">Tentu, mari kita siapkan prompt untuk pengantar Bab 6 yang membahas senjata dan pertahanan unik hewan, serta prompt mendalam untuk setiap subbabnya:</text:p>
            <text:p text:style-name="P11"/>
            <text:p text:style-name="Text_20_body"><text:soft-page-break/><text:span text:style-name="Strong_20_Emphasis"><text:span text:style-name="T1">Bab 6: Senjata Rahasia dan Pertahanan Unik</text:span></text:span></text:p>
            <text:list xml:id="list187314981318017705" text:style-name="L20">
              <text:list-item>
                <text:p text:style-name="P180"><text:span text:style-name="Strong_20_Emphasis"><text:span text:style-name="T1">Prompt untuk Pengantar Bab:</text:span></text:span><text:span text:style-name="T1"> </text:span></text:p>
                <text:list>
                  <text:list-item>
                    <text:p text:style-name="P153">"Tulis paragraf pengantar untuk Bab 6. Awali dengan menyatakan bahwa selain jago menyamar, dunia hewan juga penuh dengan 'persenjataan' dan 'kemampuan super' lain yang tak kalah menakjubkan untuk bertahan hidup. Gambarkan bab ini sebagai tur ke 'laboratorium alam', mengungkap rahasia di balik beberapa senjata pertahanan dan kemampuan unik paling keren. Sebutkan bahwa kita akan menyelidiki bagaimana beberapa hewan bisa mengubah bentuk secara drastis untuk menakut-nakuti musuh, menghasilkan listrik untuk menyetrum, melihat di kegelapan total, atau bahkan memproduksi material super kuat. Perkenalkan contoh-contoh spesifik yang akan dibahas: ikan buntal yang menggembung, sengatan mematikan belut listrik, 'kacamata malam' hewan nokturnal, dan jaring laba-laba yang lebih kuat dari baja. Ajak pembaca untuk bersiap terkesima dengan kecanggihan teknologi biologis ini." </text:p>
                  </text:list-item>
                </text:list>
              </text:list-item>
            </text:list>
            <text:p text:style-name="P11"/>
            <text:p text:style-name="Text_20_body"><text:span text:style-name="Strong_20_Emphasis"><text:span text:style-name="T1">Subbab dalam Bab 6:</text:span></text:span></text:p>
            <text:list xml:id="list506610555155728564" text:style-name="L21">
              <text:list-item>
                <text:p text:style-name="P24"><text:span text:style-name="Strong_20_Emphasis"><text:span text:style-name="T1">Subbab 6.1: Kenapa ikan buntal bisa mengembang?</text:span></text:span></text:p>
                <text:list>
                  <text:list-item>
                    <text:p text:style-name="P181"><text:span text:style-name="Strong_20_Emphasis"><text:span text:style-name="T1">Prompt untuk Isi Mendalam:</text:span></text:span><text:span text:style-name="T1"> </text:span></text:p>
                    <text:list>
                      <text:list-item>
                        <text:p text:style-name="P181"><text:span text:style-name="T1">"Jelaskan secara mendalam bagaimana </text:span><text:span text:style-name="Strong_20_Emphasis"><text:span text:style-name="T1">ikan buntal (pufferfish)</text:span></text:span><text:span text:style-name="T1"> bisa mengubah dirinya menjadi bola berduri dalam sekejap. Uraikan </text:span><text:span text:style-name="Strong_20_Emphasis"><text:span text:style-name="T1">mekanisme inflasi</text:span></text:span><text:span text:style-name="T1">: terangkan bagaimana ikan ini secara aktif </text:span><text:span text:style-name="Strong_20_Emphasis"><text:span text:style-name="T1">menelan sejumlah besar air (atau udara jika terangkat dari air)</text:span></text:span><text:span text:style-name="T1"> dan memompanya ke dalam bagian </text:span><text:span text:style-name="Strong_20_Emphasis"><text:span text:style-name="T1">perut (stomach) yang sangat elastis dan termodifikasi</text:span></text:span><text:span text:style-name="T1">, terpisah dari bagian pencernaan utama. Jelaskan bagaimana ini menyebabkan tubuhnya </text:span><text:span text:style-name="Strong_20_Emphasis"><text:span text:style-name="T1">mengembang berkali-kali lipat</text:span></text:span><text:span text:style-name="T1"> dari ukuran normal. Fokus pada </text:span><text:span text:style-name="Strong_20_Emphasis"><text:span text:style-name="T1">tujuan pertahanan utama</text:span></text:span><text:span text:style-name="T1">: membuat dirinya </text:span><text:span text:style-name="Strong_20_Emphasis"><text:span text:style-name="T1">terlalu besar dan bulat</text:span></text:span><text:span text:style-name="T1"> untuk bisa ditelan oleh sebagian besar </text:span><text:soft-page-break/><text:span text:style-name="T1">predator. Sebutkan juga bahwa banyak spesies memiliki </text:span><text:span text:style-name="Strong_20_Emphasis"><text:span text:style-name="T1">duri tajam</text:span></text:span><text:span text:style-name="T1"> yang tersembunyi saat normal namun menjadi tegak dan mengancam saat tubuh mengembang. Tambahkan informasi krusial tentang </text:span><text:span text:style-name="Strong_20_Emphasis"><text:span text:style-name="T1">pertahanan kimiawi</text:span></text:span><text:span text:style-name="T1">: jelaskan bahwa sebagian besar ikan buntal mengandung </text:span><text:span text:style-name="Strong_20_Emphasis"><text:span text:style-name="T1">racun saraf sangat kuat bernama tetrodotoxin (TTX)</text:span></text:span><text:span text:style-name="T1"> di organ-organ tertentu (hati, ovarium, kadang kulit), menjadikannya salah satu vertebrata paling beracun di dunia sebagai pertahanan pamungkas jika tertelan." </text:span></text:p>
                      </text:list-item>
                    </text:list>
                  </text:list-item>
                </text:list>
              </text:list-item>
              <text:list-item>
                <text:p text:style-name="P24"><text:span text:style-name="Strong_20_Emphasis"><text:span text:style-name="T1">Subbab 6.2: Kenapa belut listrik bisa menyetrum?</text:span></text:span></text:p>
                <text:list>
                  <text:list-item>
                    <text:p text:style-name="P181"><text:span text:style-name="Strong_20_Emphasis"><text:span text:style-name="T1">Prompt untuk Isi Mendalam:</text:span></text:span><text:span text:style-name="T1"> </text:span></text:p>
                    <text:list>
                      <text:list-item>
                        <text:p text:style-name="P181"><text:span text:style-name="T1">"Bahasa secara mendalam kemampuan luar biasa </text:span><text:span text:style-name="Strong_20_Emphasis"><text:span text:style-name="T1">belut listrik (electric eel)</text:span></text:span><text:span text:style-name="T1">—yang sebenarnya lebih dekat kekerabatannya dengan ikan lele daripada belut sejati—untuk menghasilkan sengatan listrik kuat. Jelaskan bahwa sumber listriknya berasal dari </text:span><text:span text:style-name="Strong_20_Emphasis"><text:span text:style-name="T1">tiga pasang organ listrik</text:span></text:span><text:span text:style-name="T1"> khusus yang memanjang di tubuhnya. Terangkan bahwa organ ini tersusun dari ribuan hingga jutaan </text:span><text:span text:style-name="Strong_20_Emphasis"><text:span text:style-name="T1">sel otot yang termodifikasi disebut elektrosit (electrocytes)</text:span></text:span><text:span text:style-name="T1">. Gambarkan setiap elektrosit sebagai 'baterai biologis' mini yang menghasilkan perbedaan potensial kecil. Jelaskan bagaimana elektrosit ini tersusun secara </text:span><text:span text:style-name="Strong_20_Emphasis"><text:span text:style-name="T1">seri dan paralel</text:span></text:span><text:span text:style-name="T1">, mirip tumpukan baterai dalam senter raksasa. Uraikan bagaimana otak belut mengirimkan </text:span><text:span text:style-name="Strong_20_Emphasis"><text:span text:style-name="T1">sinyal saraf simultan</text:span></text:span><text:span text:style-name="T1"> ke semua elektrosit, menyebabkan mereka melepaskan muatan secara bersamaan. Karena tersusun seri, </text:span><text:span text:style-name="Strong_20_Emphasis"><text:span text:style-name="T1">voltase dari ribuan sel ini dijumlahkan</text:span></text:span><text:span text:style-name="T1">, menghasilkan sengatan bertegangan sangat tinggi (bisa mencapai 600 volt atau lebih). Jelaskan </text:span><text:span text:style-name="Strong_20_Emphasis"><text:span text:style-name="T1">fungsi utama sengatan kuat</text:span></text:span><text:span text:style-name="T1"> ini: untuk </text:span><text:span text:style-name="Strong_20_Emphasis"><text:span text:style-name="T1">melumpuhkan atau membunuh mangsa</text:span></text:span><text:span text:style-name="T1"> (ikan, amfibi) dan sebagai </text:span><text:span text:style-name="Strong_20_Emphasis"><text:span text:style-name="T1">alat pertahanan diri</text:span></text:span><text:span text:style-name="T1"> yang efektif. Sebutkan juga kemampuan menghasilkan </text:span><text:span text:style-name="Strong_20_Emphasis"><text:span text:style-name="T1">listrik berintensitas rendah</text:span></text:span><text:span text:style-name="T1"> untuk </text:span><text:span text:style-name="Strong_20_Emphasis"><text:span text:style-name="T1">navigasi dan deteksi </text:span></text:span><text:soft-page-break/><text:span text:style-name="Strong_20_Emphasis"><text:span text:style-name="T1">mangsa (elektrolokasi)</text:span></text:span><text:span text:style-name="T1"> di habitat air keruh." </text:span></text:p>
                      </text:list-item>
                    </text:list>
                  </text:list-item>
                </text:list>
              </text:list-item>
              <text:list-item>
                <text:p text:style-name="P24"><text:span text:style-name="Strong_20_Emphasis"><text:span text:style-name="T1">Subbab 6.3: Kenapa hewan nokturnal bisa melihat dalam gelap? (Adaptasi Penglihatan Malam)</text:span></text:span></text:p>
                <text:list>
                  <text:list-item>
                    <text:p text:style-name="P181"><text:span text:style-name="Strong_20_Emphasis"><text:span text:style-name="T1">Prompt untuk Isi Mendalam:</text:span></text:span><text:span text:style-name="T1"> </text:span></text:p>
                    <text:list>
                      <text:list-item>
                        <text:p text:style-name="P181"><text:span text:style-name="T1">"Jelaskan secara mendalam bagaimana hewan-hewan </text:span><text:span text:style-name="Strong_20_Emphasis"><text:span text:style-name="T1">nokturnal</text:span></text:span><text:span text:style-name="T1"> (yang aktif di malam hari) bisa melihat jauh lebih baik daripada kita dalam kondisi minim cahaya. Fokus pada </text:span><text:span text:style-name="Strong_20_Emphasis"><text:span text:style-name="T1">adaptasi mata</text:span></text:span><text:span text:style-name="T1"> khusus yang mereka miliki: 1) </text:span><text:span text:style-name="Strong_20_Emphasis"><text:span text:style-name="T1">Pupil Besar</text:span></text:span><text:span text:style-name="T1">: Terangkan bagaimana pupil mata hewan nokturnal bisa melebar secara signifikan untuk memaksimalkan jumlah cahaya yang masuk ke mata, seperti membuka diafragma lensa kamera selebar mungkin. 2) </text:span><text:span text:style-name="Strong_20_Emphasis"><text:span text:style-name="T1">Dominasi Sel Batang (Rod Cells)</text:span></text:span><text:span text:style-name="T1">: Jelaskan bahwa retina mata mereka memiliki kepadatan </text:span><text:span text:style-name="Strong_20_Emphasis"><text:span text:style-name="T1">sel batang</text:span></text:span><text:span text:style-name="T1"> yang jauh lebih tinggi dibandingkan sel kerucut (cone cells). Terangkan bahwa sel batang sangat sensitif terhadap intensitas cahaya rendah (memungkinkan melihat dalam gelap) namun kurang baik dalam membedakan warna atau detail halus. 3) </text:span><text:span text:style-name="Strong_20_Emphasis"><text:span text:style-name="T1">Tapetum Lucidum</text:span></text:span><text:span text:style-name="T1">: Uraikan lapisan jaringan mirip cermin ini yang terletak di </text:span><text:span text:style-name="Strong_20_Emphasis"><text:span text:style-name="T1">belakang retina</text:span></text:span><text:span text:style-name="T1"> pada banyak hewan nokturnal (tapi tidak pada manusia). Jelaskan fungsinya yang krusial: </text:span><text:span text:style-name="Strong_20_Emphasis"><text:span text:style-name="T1">memantulkan kembali cahaya</text:span></text:span><text:span text:style-name="T1"> yang telah melewati retina, sehingga cahaya tersebut memiliki kesempatan kedua untuk dideteksi oleh sel batang. Tekankan bahwa </text:span><text:span text:style-name="Strong_20_Emphasis"><text:span text:style-name="T1">efek 'mata bersinar'</text:span></text:span><text:span text:style-name="T1"> (eyeshine) saat hewan nokturnal terkena cahaya di malam hari disebabkan oleh pantulan dari tapetum lucidum ini. Simpulkan bahwa kombinasi fitur ini memberi mereka keuntungan besar di habitat malam hari." </text:span></text:p>
                      </text:list-item>
                    </text:list>
                  </text:list-item>
                </text:list>
              </text:list-item>
              <text:list-item>
                <text:p text:style-name="P24"><text:span text:style-name="Strong_20_Emphasis"><text:span text:style-name="T1">Subbab 6.4: Kenapa laba-laba bisa membuat jaring sekuat itu?</text:span></text:span></text:p>
                <text:list>
                  <text:list-item>
                    <text:p text:style-name="P181"><text:span text:style-name="Strong_20_Emphasis"><text:span text:style-name="T1">Prompt untuk Isi Mendalam:</text:span></text:span><text:span text:style-name="T1"> </text:span></text:p>
                    <text:list>
                      <text:list-item>
                        <text:p text:style-name="P24"><text:span text:style-name="T1">"Bahasa secara mendalam keajaiban </text:span><text:span text:style-name="Strong_20_Emphasis"><text:span text:style-name="T1">sutra laba-laba (spider silk)</text:span></text:span><text:span text:style-name="T1"> dan mengapa jaring yang terlihat rapuh itu </text:span><text:soft-page-break/><text:span text:style-name="T1">sebenarnya sangat kuat. Jelaskan bahwa sutra ini adalah </text:span><text:span text:style-name="Strong_20_Emphasis"><text:span text:style-name="T1">protein</text:span></text:span><text:span text:style-name="T1"> yang diproduksi dalam bentuk </text:span><text:span text:style-name="Strong_20_Emphasis"><text:span text:style-name="T1">cair</text:span></text:span><text:span text:style-name="T1"> di dalam </text:span><text:span text:style-name="Strong_20_Emphasis"><text:span text:style-name="T1">kelenjar sutra (silk glands)</text:span></text:span><text:span text:style-name="T1"> di abdomen laba-laba. Uraikan proses pemintalannya: protein cair ini dikeluarkan melalui organ khusus di ujung abdomen bernama </text:span><text:span text:style-name="Strong_20_Emphasis"><text:span text:style-name="T1">spineret (spinnerets)</text:span></text:span><text:span text:style-name="T1">, yang memiliki banyak 'keran' kecil. Terangkan bagaimana saat protein cair ini ditarik keluar dan terpapar udara, struktur molekul proteinnya berubah dan </text:span><text:span text:style-name="Strong_20_Emphasis"><text:span text:style-name="T1">memadat</text:span></text:span><text:span text:style-name="T1"> menjadi serat sutra. Fokus pada </text:span><text:span text:style-name="Strong_20_Emphasis"><text:span text:style-name="T1">sifat-sifat material yang luar biasa</text:span></text:span><text:span text:style-name="T1">: 1) </text:span><text:span text:style-name="Strong_20_Emphasis"><text:span text:style-name="T1">Kekuatan Tarik Tinggi</text:span></text:span><text:span text:style-name="T1">: Tekankan bahwa untuk berat yang sama, beberapa jenis benang sutra laba-laba (terutama benang rangka/dragline silk) </text:span><text:span text:style-name="Strong_20_Emphasis"><text:span text:style-name="T1">lebih kuat dari baja</text:span></text:span><text:span text:style-name="T1"> berkualitas tinggi. 2) </text:span><text:span text:style-name="Strong_20_Emphasis"><text:span text:style-name="T1">Elastisitas Tinggi</text:span></text:span><text:span text:style-name="T1">: Jelaskan kemampuannya untuk meregang hingga persentase tertentu dari panjang aslinya sebelum putus, memungkinkannya menyerap energi benturan mangsa yang menabrak jaring. 3) </text:span><text:span text:style-name="Strong_20_Emphasis"><text:span text:style-name="T1">Sangat Ringan</text:span></text:span><text:span text:style-name="T1">. Jelaskan bahwa laba-laba adalah 'pabrik sutra' serbaguna: mereka bisa memproduksi </text:span><text:span text:style-name="Strong_20_Emphasis"><text:span text:style-name="T1">beberapa jenis sutra</text:span></text:span><text:span text:style-name="T1"> dengan sifat berbeda dari kelenjar dan spineret yang berbeda untuk berbagai keperluan—misalnya, benang </text:span><text:span text:style-name="Strong_20_Emphasis"><text:span text:style-name="T1">kerangka (frame)</text:span></text:span><text:span text:style-name="T1"> yang kuat dan tidak lengket, benang </text:span><text:span text:style-name="Strong_20_Emphasis"><text:span text:style-name="T1">spiral penangkap (capture spiral)</text:span></text:span><text:span text:style-name="T1"> yang lengket dan elastis, benang untuk </text:span><text:span text:style-name="Strong_20_Emphasis"><text:span text:style-name="T1">membungkus mangsa</text:span></text:span><text:span text:style-name="T1">, benang untuk </text:span><text:span text:style-name="Strong_20_Emphasis"><text:span text:style-name="T1">membuat kantung telur (egg sac)</text:span></text:span><text:span text:style-name="T1">, dan benang </text:span><text:span text:style-name="Strong_20_Emphasis"><text:span text:style-name="T1">pengaman (dragline)</text:span></text:span><text:span text:style-name="T1">." </text:span></text:p>
                      </text:list-item>
                    </text:list>
                  </text:list-item>
                </text:list>
              </text:list-item>
            </text:list>
            <text:p text:style-name="P11"/>
          </text:section>
          <text:section text:style-name="Sect1" text:name="feedback-form-8">
            <text:p text:style-name="P293"/>
          </text:section>
        </text:section>
        <text:section text:style-name="Sect1" text:name="cffe12657a483f3d">
          <text:p text:style-name="P143"/>
          <text:section text:style-name="Sect1" text:name="user-query-content-9">
            <text:p text:style-name="P313">Pada Bab 7 Tambahkan prompt pada tiap bab untuk mendapatkan pengantar , pada tiap subbab/sub-subab untuk mendapatkan isi dengan pembahasan mendalam </text:p>
          </text:section>
          <text:p text:style-name="P293">Tampilkan alur berpikir</text:p>
          <text:section text:style-name="Sect2" text:name="model-response-message-contentr_cffe12657a483f3d">
            <text:p text:style-name="P143"><text:soft-page-break/>Oke, mari kita siapkan prompt untuk pengantar Bab 7 yang mengupas perilaku hewan yang aneh tapi nyata, beserta prompt mendalam untuk setiap subbabnya:</text:p>
            <text:p text:style-name="P11"/>
            <text:p text:style-name="Text_20_body"><text:span text:style-name="Strong_20_Emphasis"><text:span text:style-name="T1">Bab 7: Perilaku Aneh Tapi Nyata</text:span></text:span></text:p>
            <text:list xml:id="list879916182732915524" text:style-name="L22">
              <text:list-item>
                <text:p text:style-name="P182"><text:span text:style-name="Strong_20_Emphasis"><text:span text:style-name="T1">Prompt untuk Pengantar Bab:</text:span></text:span><text:span text:style-name="T1"> </text:span></text:p>
                <text:list>
                  <text:list-item>
                    <text:p text:style-name="P25"><text:span text:style-name="T1">"Tulis paragraf pengantar untuk Bab 7. Awali dengan menjelaskan bahwa keajaiban dunia hewan tidak hanya terletak pada bentuk fisik atau senjata rahasianya, tapi juga pada </text:span><text:span text:style-name="Strong_20_Emphasis"><text:span text:style-name="T1">perilaku</text:span></text:span><text:span text:style-name="T1"> atau </text:span><text:span text:style-name="Strong_20_Emphasis"><text:span text:style-name="T1">aksi</text:span></text:span><text:span text:style-name="T1"> yang mereka lakukan. Gambarkan bab ini sebagai jendela menuju sisi 'aneh tapi nyata' dari kerajaan hewan, mengungkap alasan di balik tindakan-tindakan yang mungkin terlihat ganjil, ekstrem, atau bahkan ajaib bagi kita. Sebutkan bahwa kita akan menjelajahi beberapa perilaku paling membingungkan: perjalanan epik melintasi benua, akting 'mati' yang meyakinkan, pertunjukan cahaya di malam hari, hingga cara berkembang biak yang 'melanggar aturan'. Perkenalkan kasus-kasus spesifik yang akan dibahas: migrasi burung yang luar biasa, taktik pura-pura mati, kerlap-kerlip romantis kunang-kunang, dan keunikan platipus si mamalia petelur. Ajak pembaca untuk menyiapkan diri menghadapi keanehan-keanehan yang ternyata punya penjelasan ilmiah yang masuk akal." </text:span></text:p>
                  </text:list-item>
                </text:list>
              </text:list-item>
            </text:list>
            <text:p text:style-name="P11"/>
            <text:p text:style-name="Text_20_body"><text:span text:style-name="Strong_20_Emphasis"><text:span text:style-name="T1">Subbab dalam Bab 7:</text:span></text:span></text:p>
            <text:list xml:id="list4954491841494136207" text:style-name="L23">
              <text:list-item>
                <text:p text:style-name="P26"><text:span text:style-name="Strong_20_Emphasis"><text:span text:style-name="T1">Subbab 7.1: Kenapa burung melakukan migrasi ribuan kilometer?</text:span></text:span></text:p>
                <text:list>
                  <text:list-item>
                    <text:p text:style-name="P183"><text:span text:style-name="Strong_20_Emphasis"><text:span text:style-name="T1">Prompt untuk Isi Mendalam:</text:span></text:span><text:span text:style-name="T1"> </text:span></text:p>
                    <text:list>
                      <text:list-item>
                        <text:p text:style-name="P183"><text:span text:style-name="T1">"Jelaskan secara mendalam fenomena </text:span><text:span text:style-name="Strong_20_Emphasis"><text:span text:style-name="T1">migrasi burung</text:span></text:span><text:span text:style-name="T1"> yang menempuh jarak ribuan kilometer. Fokus pada </text:span><text:span text:style-name="Strong_20_Emphasis"><text:span text:style-name="T1">alasan utama ('kenapa')</text:span></text:span><text:span text:style-name="T1"> burung melakukan perjalanan epik ini: yaitu untuk memanfaatkan </text:span><text:span text:style-name="Strong_20_Emphasis"><text:span text:style-name="T1">ketersediaan sumber daya musiman</text:span></text:span><text:span text:style-name="T1">. Terangkan bagaimana burung </text:span><text:soft-page-break/><text:span text:style-name="T1">seringkali berpindah antara </text:span><text:span text:style-name="Strong_20_Emphasis"><text:span text:style-name="T1">area berkembang biak (breeding ground)</text:span></text:span><text:span text:style-name="T1">—yang kaya makanan dan tempat bersarang di musim tertentu—dan </text:span><text:span text:style-name="Strong_20_Emphasis"><text:span text:style-name="T1">area musim dingin (wintering ground)</text:span></text:span><text:span text:style-name="T1">—yang menawarkan makanan dan iklim lebih baik saat area berkembang biak menjadi tidak mendukung. Tekankan pentingnya </text:span><text:span text:style-name="Strong_20_Emphasis"><text:span text:style-name="T1">ketersediaan makanan</text:span></text:span><text:span text:style-name="T1"> (serangga, buah, biji-bijian) dan </text:span><text:span text:style-name="Strong_20_Emphasis"><text:span text:style-name="T1">tempat bersarang yang cocok</text:span></text:span><text:span text:style-name="T1"> sebagai pendorong utama. Bahas bagian yang paling mengagumkan: </text:span><text:span text:style-name="Strong_20_Emphasis"><text:span text:style-name="T1">bagaimana burung bisa menavigasi</text:span></text:span><text:span text:style-name="T1"> perjalanan jauh ini dengan akurat. Uraikan berbagai 'kompas' dan 'peta' internal yang mereka gunakan, seringkali dalam kombinasi: 1) </text:span><text:span text:style-name="Strong_20_Emphasis"><text:span text:style-name="T1">Kompas Matahari</text:span></text:span><text:span text:style-name="T1"> (menggunakan posisi matahari dan jam internal). 2) </text:span><text:span text:style-name="Strong_20_Emphasis"><text:span text:style-name="T1">Kompas Bintang</text:span></text:span><text:span text:style-name="T1"> (menggunakan pola konstelasi bintang saat terbang malam). 3) </text:span><text:span text:style-name="Strong_20_Emphasis"><text:span text:style-name="T1">Indra Magnetik (Magnetoreception)</text:span></text:span><text:span text:style-name="T1"> (kemampuan merasakan medan magnet Bumi untuk arah). 4) </text:span><text:span text:style-name="Strong_20_Emphasis"><text:span text:style-name="T1">Pengenalan Landmark Visual</text:span></text:span><text:span text:style-name="T1"> (menggunakan fitur daratan atau perairan sebagai panduan). 5) Mungkin juga </text:span><text:span text:style-name="Strong_20_Emphasis"><text:span text:style-name="T1">Indra Penciuman</text:span></text:span><text:span text:style-name="T1"> pada beberapa spesies. Tekankan kompleksitas kemampuan navigasi ini." </text:span></text:p>
                      </text:list-item>
                    </text:list>
                  </text:list-item>
                </text:list>
              </text:list-item>
              <text:list-item>
                <text:p text:style-name="P26"><text:span text:style-name="Strong_20_Emphasis"><text:span text:style-name="T1">Subbab 7.2: Kenapa beberapa hewan pura-pura mati? (Thanatosis)</text:span></text:span></text:p>
                <text:list>
                  <text:list-item>
                    <text:p text:style-name="P183"><text:span text:style-name="Strong_20_Emphasis"><text:span text:style-name="T1">Prompt untuk Isi Mendalam:</text:span></text:span><text:span text:style-name="T1"> </text:span></text:p>
                    <text:list>
                      <text:list-item>
                        <text:p text:style-name="P183"><text:span text:style-name="T1">"Bahasa secara mendalam perilaku unik di mana beberapa hewan </text:span><text:span text:style-name="Strong_20_Emphasis"><text:span text:style-name="T1">pura-pura mati</text:span></text:span><text:span text:style-name="T1"> saat terancam oleh predator. Perkenalkan istilah ilmiahnya: </text:span><text:span text:style-name="Strong_20_Emphasis"><text:span text:style-name="T1">Thanatosis</text:span></text:span><text:span text:style-name="T1"> atau </text:span><text:span text:style-name="Strong_20_Emphasis"><text:span text:style-name="T1">imobilitas tonik (tonic immobility)</text:span></text:span><text:span text:style-name="T1">. Deskripsikan tampilan khas perilaku ini: hewan tiba-tiba menjadi </text:span><text:span text:style-name="Strong_20_Emphasis"><text:span text:style-name="T1">lemas dan tidak bergerak</text:span></text:span><text:span text:style-name="T1">, seringkali dalam posisi aneh, mata mungkin terbuka atau tertutup, kadang disertai pengeluaran cairan atau bau tak sedap (misalnya pada opossum atau ular hognose). Tekankan bahwa ini </text:span><text:span text:style-name="Strong_20_Emphasis"><text:span text:style-name="T1">bukan sekadar 'berakting' sadar</text:span></text:span><text:span text:style-name="T1">, melainkan sebuah </text:span><text:span text:style-name="Strong_20_Emphasis"><text:span text:style-name="T1">kondisi fisiologis refleksif (involunter)</text:span></text:span><text:span text:style-name="T1"> di </text:span><text:soft-page-break/><text:span text:style-name="T1">mana detak jantung, pernapasan, dan responsivitas menurun drastis sebagai respons terhadap stres atau ancaman ekstrem. Jelaskan </text:span><text:span text:style-name="Strong_20_Emphasis"><text:span text:style-name="T1">mengapa strategi ini bisa berhasil</text:span></text:span><text:span text:style-name="T1">: 1) Beberapa predator secara naluriah </text:span><text:span text:style-name="Strong_20_Emphasis"><text:span text:style-name="T1">kehilangan minat</text:span></text:span><text:span text:style-name="T1"> jika mangsanya berhenti bergerak atau tampak mati (mungkin karena tidak memicu insting kejar, atau preferensi pada mangsa segar). 2) Perilaku ini dapat </text:span><text:span text:style-name="Strong_20_Emphasis"><text:span text:style-name="T1">menginterupsi serangan predator</text:span></text:span><text:span text:style-name="T1">, memberikan jeda yang mungkin cukup bagi mangsa untuk melarikan diri jika predator lengah sejenak atau melepaskan cengkeramannya. Berikan beberapa </text:span><text:span text:style-name="Strong_20_Emphasis"><text:span text:style-name="T1">contoh hewan</text:span></text:span><text:span text:style-name="T1"> yang terkenal menggunakan taktik ini dari berbagai kelompok: serangga (kumbang), ikan, amfibi, reptil (ular hognose), dan mamalia (opossum)." </text:span></text:p>
                      </text:list-item>
                    </text:list>
                  </text:list-item>
                </text:list>
              </text:list-item>
              <text:list-item>
                <text:p text:style-name="P26"><text:span text:style-name="Strong_20_Emphasis"><text:span text:style-name="T1">Subbab 7.3: Kenapa kunang-kunang berkelap-kelip? (Bioluminesensi &amp; Komunikasi)</text:span></text:span></text:p>
                <text:list>
                  <text:list-item>
                    <text:p text:style-name="P183"><text:span text:style-name="Strong_20_Emphasis"><text:span text:style-name="T1">Prompt untuk Isi Mendalam:</text:span></text:span><text:span text:style-name="T1"> </text:span></text:p>
                    <text:list>
                      <text:list-item>
                        <text:p text:style-name="P183"><text:span text:style-name="T1">"Jelaskan secara mendalam fenomena </text:span><text:span text:style-name="Strong_20_Emphasis"><text:span text:style-name="T1">kunang-kunang (fireflies)</text:span></text:span><text:span text:style-name="T1"> yang berkelap-kelip di malam hari. Terangkan bahwa cahaya ini dihasilkan melalui proses kimia bernama </text:span><text:span text:style-name="Strong_20_Emphasis"><text:span text:style-name="T1">bioluminesensi</text:span></text:span><text:span text:style-name="T1">. Uraikan </text:span><text:span text:style-name="Strong_20_Emphasis"><text:span text:style-name="T1">reaksi kimia</text:span></text:span><text:span text:style-name="T1"> dasarnya: enzim </text:span><text:span text:style-name="Strong_20_Emphasis"><text:span text:style-name="T1">luciferase</text:span></text:span><text:span text:style-name="T1"> mengkatalisis oksidasi substrat </text:span><text:span text:style-name="Strong_20_Emphasis"><text:span text:style-name="T1">luciferin</text:span></text:span><text:span text:style-name="T1">, yang memerlukan </text:span><text:span text:style-name="Strong_20_Emphasis"><text:span text:style-name="T1">ATP</text:span></text:span><text:span text:style-name="T1"> (adenosin trifosfat, molekul energi sel) dan </text:span><text:span text:style-name="Strong_20_Emphasis"><text:span text:style-name="T1">oksigen</text:span></text:span><text:span text:style-name="T1">. Jelaskan bahwa reaksi ini sangat efisien dalam menghasilkan </text:span><text:span text:style-name="Strong_20_Emphasis"><text:span text:style-name="T1">cahaya 'dingin'</text:span></text:span><text:span text:style-name="T1"> (sangat sedikit energi yang hilang sebagai panas). Fokus pada </text:span><text:span text:style-name="Strong_20_Emphasis"><text:span text:style-name="T1">fungsi utama</text:span></text:span><text:span text:style-name="T1"> kedipan cahaya ini: sebagai </text:span><text:span text:style-name="Strong_20_Emphasis"><text:span text:style-name="T1">sinyal komunikasi visual</text:span></text:span><text:span text:style-name="T1">, terutama untuk </text:span><text:span text:style-name="Strong_20_Emphasis"><text:span text:style-name="T1">reproduksi</text:span></text:span><text:span text:style-name="T1">. Jelaskan bagaimana </text:span><text:span text:style-name="Strong_20_Emphasis"><text:span text:style-name="T1">setiap spesies kunang-kunang</text:span></text:span><text:span text:style-name="T1"> memiliki </text:span><text:span text:style-name="Strong_20_Emphasis"><text:span text:style-name="T1">pola kedipan yang unik dan spesifik</text:span></text:span><text:span text:style-name="T1">—meliputi durasi nyala, interval antar kedipan, jumlah kedipan dalam satu seri, dan kadang warna cahaya. Terangkan skenario umumnya: </text:span><text:span text:style-name="Strong_20_Emphasis"><text:span text:style-name="T1">jantan</text:span></text:span><text:span text:style-name="T1"> terbang dan berkedip dengan pola khas untuk 'mengiklankan diri', sementara </text:span><text:span text:style-name="Strong_20_Emphasis"><text:span text:style-name="T1">betina</text:span></text:span><text:span text:style-name="T1"> dari spesies yang sama akan </text:span><text:soft-page-break/><text:span text:style-name="T1">mengamati dari tempat hinggapnya dan merespons dengan kedipan spesifik jika tertarik, sehingga memandu jantan untuk menemukannya. Sebutkan kemungkinan fungsi sekunder pada beberapa kasus, seperti peringatan rasa tidak enak kepada predator atau (pada larva) untuk memikat mangsa." </text:span></text:p>
                      </text:list-item>
                    </text:list>
                  </text:list-item>
                </text:list>
              </text:list-item>
              <text:list-item>
                <text:p text:style-name="P26"><text:span text:style-name="Strong_20_Emphasis"><text:span text:style-name="T1">Subbab 7.4: Kenapa platipus (mamalia) bertelur?</text:span></text:span></text:p>
                <text:list>
                  <text:list-item>
                    <text:p text:style-name="P183"><text:span text:style-name="Strong_20_Emphasis"><text:span text:style-name="T1">Prompt untuk Isi Mendalam:</text:span></text:span><text:span text:style-name="T1"> </text:span></text:p>
                    <text:list>
                      <text:list-item>
                        <text:p text:style-name="P26"><text:span text:style-name="T1">"Bahasa secara mendalam keunikan </text:span><text:span text:style-name="Strong_20_Emphasis"><text:span text:style-name="T1">platipus (platypus)</text:span></text:span><text:span text:style-name="T1">, terutama fakta bahwa ia adalah </text:span><text:span text:style-name="Strong_20_Emphasis"><text:span text:style-name="T1">mamalia tetapi berkembang biak dengan cara bertelur</text:span></text:span><text:span text:style-name="T1">. Jelaskan bahwa platipus termasuk dalam kelompok mamalia yang sangat kuno dan unik bernama </text:span><text:span text:style-name="Strong_20_Emphasis"><text:span text:style-name="T1">Monotremata</text:span></text:span><text:span text:style-name="T1"> (bersama dengan echidna). Tekankan ciri-ciri </text:span><text:span text:style-name="Strong_20_Emphasis"><text:span text:style-name="T1">mamalia</text:span></text:span><text:span text:style-name="T1"> yang dimilikinya: tubuh berambut/berbulu dan induk </text:span><text:span text:style-name="Strong_20_Emphasis"><text:span text:style-name="T1">menyusui</text:span></text:span><text:span text:style-name="T1"> anaknya. Lalu, kontraskan dengan ciri 'non-mamalia'-nya: induk betina </text:span><text:span text:style-name="Strong_20_Emphasis"><text:span text:style-name="T1">bertelur</text:span></text:span><text:span text:style-name="T1"> (biasanya 1-3 telur) yang cangkangnya lunak seperti kulit (leathery), mirip telur reptil, dan mengeraminya di dalam sarang. Jelaskan bagaimana setelah telur menetas, bayi platipus yang sangat kecil akan mendapatkan nutrisi dengan </text:span><text:span text:style-name="Strong_20_Emphasis"><text:span text:style-name="T1">menyusu</text:span></text:span><text:span text:style-name="T1">, namun induk platipus </text:span><text:span text:style-name="Strong_20_Emphasis"><text:span text:style-name="T1">tidak memiliki puting susu</text:span></text:span><text:span text:style-name="T1">. Sebaliknya, susu </text:span><text:span text:style-name="Strong_20_Emphasis"><text:span text:style-name="T1">disekresikan melalui pori-pori</text:span></text:span><text:span text:style-name="T1"> di kulit perut induk, dan bayi akan menjilatnya langsung dari bulu induk. Uraikan </text:span><text:span text:style-name="Strong_20_Emphasis"><text:span text:style-name="T1">posisi evolusioner</text:span></text:span><text:span text:style-name="T1"> platipus dan monotremata lainnya: mereka mewakili </text:span><text:span text:style-name="Strong_20_Emphasis"><text:span text:style-name="T1">garis keturunan mamalia yang bercabang sangat awal</text:span></text:span><text:span text:style-name="T1"> dari nenek moyang bersama mamalia lainnya, sehingga masih mempertahankan beberapa karakteristik leluhur reptilia (seperti bertelur) sambil telah mengembangkan ciri khas mamalia (berambut, menyusui). Sebutkan fitur unik lainnya seperti paruh sensorik dan taji beracun pada jantan sebagai contoh keunikannya." </text:span></text:p>
                      </text:list-item>
                    </text:list>
                  </text:list-item>
                </text:list>
              </text:list-item>
            </text:list>
            <text:p text:style-name="P11"/>
          </text:section>
          <text:section text:style-name="Sect1" text:name="feedback-form-9">
            <text:p text:style-name="P293"><text:soft-page-break/></text:p>
          </text:section>
        </text:section>
        <text:section text:style-name="Sect1" text:name="c0b7f95b72338ca8">
          <text:p text:style-name="P143"/>
          <text:section text:style-name="Sect1" text:name="user-query-content-10">
            <text:p text:style-name="P313">Pada Bab 8, Tambahkan prompt pada tiap bab untuk mendapatkan pengantar , pada tiap subbab/sub-subab untuk mendapatkan isi dengan pembahasan mendalam </text:p>
          </text:section>
          <text:p text:style-name="P293">Tampilkan alur berpikir</text:p>
          <text:section text:style-name="Sect2" text:name="model-response-message-contentr_c0b7f95b72338ca8">
            <text:p text:style-name="P143">Oke, mari kita siapkan prompt untuk pengantar Bab 8 yang menjelajahi kehidupan di tempat ekstrem, serta prompt mendalam untuk setiap subbabnya:</text:p>
            <text:p text:style-name="P11"/>
            <text:p text:style-name="Text_20_body"><text:span text:style-name="Strong_20_Emphasis"><text:span text:style-name="T1">Bab 8: Kehidupan di Tempat Ekstrem</text:span></text:span></text:p>
            <text:list xml:id="list3249742481732334203" text:style-name="L24">
              <text:list-item>
                <text:p text:style-name="P184"><text:span text:style-name="Strong_20_Emphasis"><text:span text:style-name="T1">Prompt untuk Pengantar Bab:</text:span></text:span><text:span text:style-name="T1"> </text:span></text:p>
                <text:list>
                  <text:list-item>
                    <text:p text:style-name="P27"><text:span text:style-name="T1">"Tulis paragraf pengantar untuk Bab 8. Awali dengan menggambarkan betapa beragamnya planet Bumi, namun juga memiliki sudut-sudut dengan kondisi yang luar biasa </text:span><text:span text:style-name="Strong_20_Emphasis"><text:span text:style-name="T1">ekstrem</text:span></text:span><text:span text:style-name="T1">—sangat dingin, super panas, gelap gulita, bertekanan tinggi, atau kering kerontang—tempat yang kita pikir mustahil ada kehidupan. Namun, ungkapkan fakta menakjubkan bahwa kehidupan ternyata jauh lebih </text:span><text:span text:style-name="Strong_20_Emphasis"><text:span text:style-name="T1">tangguh dan adaptif</text:span></text:span><text:span text:style-name="T1"> dari yang kita bayangkan. Perkenalkan bab ini sebagai penjelajahan ke dunia para 'juara bertahan hidup' atau </text:span><text:span text:style-name="Strong_20_Emphasis"><text:span text:style-name="T1">'ekstremofil'</text:span></text:span><text:span text:style-name="T1">: makhluk-makhluk yang tidak hanya bertahan, tapi juga berkembang biak di lingkungan paling keras di Bumi. Sebutkan bahwa kita akan menyelidiki 'rahasia' mereka: bagaimana ikan bertahan di kegelapan dan tekanan palung laut terdalam, strategi unta menaklukkan gurun pasir, 'jaket' super hangat beruang kutub, hingga kehidupan yang tumbuh subur di dekat sumber air panas vulkanik. Ajak pembaca untuk menyaksikan ketahanan luar biasa kehidupan dalam menghadapi tantangan alam paling ekstrem." </text:span></text:p>
                  </text:list-item>
                </text:list>
              </text:list-item>
            </text:list>
            <text:p text:style-name="P11"/>
            <text:p text:style-name="Text_20_body"><text:span text:style-name="Strong_20_Emphasis"><text:span text:style-name="T1">Subbab dalam Bab 8:</text:span></text:span></text:p>
            <text:list xml:id="list350218308374494619" text:style-name="L25">
              <text:list-item>
                <text:p text:style-name="P28"><text:span text:style-name="Strong_20_Emphasis"><text:span text:style-name="T1">Subbab 8.1: Kenapa ikan bisa hidup di laut yang sangat dalam </text:span></text:span><text:soft-page-break/><text:span text:style-name="Strong_20_Emphasis"><text:span text:style-name="T1">dan gelap? (Adaptasi Tekanan &amp; Cahaya)</text:span></text:span></text:p>
                <text:list>
                  <text:list-item>
                    <text:p text:style-name="P185"><text:span text:style-name="Strong_20_Emphasis"><text:span text:style-name="T1">Prompt untuk Isi Mendalam:</text:span></text:span><text:span text:style-name="T1"> </text:span></text:p>
                    <text:list>
                      <text:list-item>
                        <text:p text:style-name="P185"><text:span text:style-name="T1">"Jelaskan secara mendalam bagaimana ikan dan makhluk laut lainnya bisa bertahan hidup di </text:span><text:span text:style-name="Strong_20_Emphasis"><text:span text:style-name="T1">zona laut dalam (deep sea)</text:span></text:span><text:span text:style-name="T1"> yang memiliki kondisi super ekstrem: </text:span><text:span text:style-name="Strong_20_Emphasis"><text:span text:style-name="T1">tekanan hidrostatik yang menghancurkan</text:span></text:span><text:span text:style-name="T1">, </text:span><text:span text:style-name="Strong_20_Emphasis"><text:span text:style-name="T1">kegelapan total</text:span></text:span><text:span text:style-name="T1">, dan </text:span><text:span text:style-name="Strong_20_Emphasis"><text:span text:style-name="T1">suhu sangat dingin</text:span></text:span><text:span text:style-name="T1">. Fokus pada </text:span><text:span text:style-name="Strong_20_Emphasis"><text:span text:style-name="T1">adaptasi terhadap tekanan tinggi</text:span></text:span><text:span text:style-name="T1">: 1) Terangkan mengapa banyak ikan laut dalam </text:span><text:span text:style-name="Strong_20_Emphasis"><text:span text:style-name="T1">tidak memiliki kantung renang (swim bladder)</text:span></text:span><text:span text:style-name="T1"> berisi gas, atau jika punya, strukturnya berbeda. 2) Jelaskan bagaimana </text:span><text:span text:style-name="Strong_20_Emphasis"><text:span text:style-name="T1">komposisi tubuh</text:span></text:span><text:span text:style-name="T1"> mereka (kadar air tinggi, tulang rawan/fleksibel) membantu menyeimbangkan tekanan internal dan eksternal. 3) Singgung adaptasi </text:span><text:span text:style-name="Strong_20_Emphasis"><text:span text:style-name="T1">molekuler</text:span></text:span><text:span text:style-name="T1"> pada protein dan enzim (piezolytes) agar tetap berfungsi. Fokus pada </text:span><text:span text:style-name="Strong_20_Emphasis"><text:span text:style-name="T1">adaptasi terhadap kegelapan abadi</text:span></text:span><text:span text:style-name="T1">: 1) Uraikan fenomena </text:span><text:span text:style-name="Strong_20_Emphasis"><text:span text:style-name="T1">bioluminesensi</text:span></text:span><text:span text:style-name="T1">—kemampuan menghasilkan cahaya sendiri—dan berbagai fungsinya di laut dalam (memikat mangsa seperti pada anglerfish, komunikasi, kamuflase dengan </text:span><text:span text:style-name="Emphasis"><text:span text:style-name="T1">counter-illumination</text:span></text:span><text:span text:style-name="T1">). 2) Jelaskan mengapa beberapa spesies memiliki </text:span><text:span text:style-name="Strong_20_Emphasis"><text:span text:style-name="T1">mata yang sangat besar dan sensitif</text:span></text:span><text:span text:style-name="T1">. 3) Jelaskan mengapa spesies lain justru </text:span><text:span text:style-name="Strong_20_Emphasis"><text:span text:style-name="T1">kehilangan penglihatan</text:span></text:span><text:span text:style-name="T1"> dan sangat mengandalkan </text:span><text:span text:style-name="Strong_20_Emphasis"><text:span text:style-name="T1">indra lain</text:span></text:span><text:span text:style-name="T1"> yang berkembang pesat, seperti </text:span><text:span text:style-name="Strong_20_Emphasis"><text:span text:style-name="T1">sistem gurat sisi (lateral line)</text:span></text:span><text:span text:style-name="T1"> untuk mendeteksi gerakan air atau </text:span><text:span text:style-name="Strong_20_Emphasis"><text:span text:style-name="T1">indra penciuman</text:span></text:span><text:span text:style-name="T1">." </text:span></text:p>
                      </text:list-item>
                    </text:list>
                  </text:list-item>
                </text:list>
              </text:list-item>
              <text:list-item>
                <text:p text:style-name="P28"><text:span text:style-name="Strong_20_Emphasis"><text:span text:style-name="T1">Subbab 8.2: Kenapa unta tahan tidak minum berhari-hari di gurun?</text:span></text:span></text:p>
                <text:list>
                  <text:list-item>
                    <text:p text:style-name="P185"><text:span text:style-name="Strong_20_Emphasis"><text:span text:style-name="T1">Prompt untuk Isi Mendalam:</text:span></text:span><text:span text:style-name="T1"> </text:span></text:p>
                    <text:list>
                      <text:list-item>
                        <text:p text:style-name="P185"><text:span text:style-name="T1">"Bahasa secara mendalam bagaimana </text:span><text:span text:style-name="Strong_20_Emphasis"><text:span text:style-name="T1">unta (camel)</text:span></text:span><text:span text:style-name="T1"> bisa bertahan hidup di lingkungan gurun yang panas dan kering, terutama kemampuannya untuk tidak minum selama berhari-hari. Pertama, </text:span><text:span text:style-name="Strong_20_Emphasis"><text:span text:style-name="T1">bantah mitos populer</text:span></text:span><text:span text:style-name="T1">: jelaskan bahwa </text:span><text:span text:style-name="Strong_20_Emphasis"><text:span text:style-name="T1">punuk unta berisi cadangan </text:span></text:span><text:soft-page-break/><text:span text:style-name="Strong_20_Emphasis"><text:span text:style-name="T1">lemak</text:span></text:span><text:span text:style-name="T1">, bukan air. Lemak ini berfungsi sebagai sumber energi utama saat makanan langka, dan produk sampingan metabolismenya memang menghasilkan sedikit air (air metabolik), tapi ini bukan cara utama menyimpan air. Fokus pada </text:span><text:span text:style-name="Strong_20_Emphasis"><text:span text:style-name="T1">adaptasi fisiologis dan anatomis yang sebenarnya</text:span></text:span><text:span text:style-name="T1"> untuk konservasi air dan toleransi dehidrasi: 1) </text:span><text:span text:style-name="Strong_20_Emphasis"><text:span text:style-name="T1">Ginjal dan Usus Besar yang Sangat Efisien</text:span></text:span><text:span text:style-name="T1">: Jelaskan kemampuannya menghasilkan urin yang sangat pekat dan feses yang kering untuk meminimalkan kehilangan air. 2) </text:span><text:span text:style-name="Strong_20_Emphasis"><text:span text:style-name="T1">Toleransi Dehidrasi Ekstrem</text:span></text:span><text:span text:style-name="T1">: Unta dapat kehilangan hingga 30-40% berat tubuhnya dalam bentuk air dan masih bertahan hidup. 3) </text:span><text:span text:style-name="Strong_20_Emphasis"><text:span text:style-name="T1">Sel Darah Merah Oval</text:span></text:span><text:span text:style-name="T1">: Bentuk unik ini menjaga aliran darah tetap lancar saat dehidrasi dan mencegah sel pecah saat rehidrasi cepat. 4) </text:span><text:span text:style-name="Strong_20_Emphasis"><text:span text:style-name="T1">Lubang Hidung Adaptif</text:span></text:span><text:span text:style-name="T1">: Dapat ditutup dan memiliki struktur internal (turbinates) yang berfungsi sebagai penukar panas dan kelembaban, mengurangi kehilangan air saat bernapas. 5) </text:span><text:span text:style-name="Strong_20_Emphasis"><text:span text:style-name="T1">Fluktuasi Suhu Tubuh yang Luas</text:span></text:span><text:span text:style-name="T1">: Unta membiarkan suhu tubuhnya naik beberapa derajat di siang hari sebelum mulai berkeringat, menghemat air. 6) Kemampuan </text:span><text:span text:style-name="Strong_20_Emphasis"><text:span text:style-name="T1">Minum Cepat dan Banyak</text:span></text:span><text:span text:style-name="T1">: Dapat minum puluhan liter air dalam hitungan menit saat menemukan sumber air." </text:span></text:p>
                      </text:list-item>
                    </text:list>
                  </text:list-item>
                </text:list>
              </text:list-item>
              <text:list-item>
                <text:p text:style-name="P28"><text:span text:style-name="Strong_20_Emphasis"><text:span text:style-name="T1">Subbab 8.3: Kenapa beruang kutub tidak kedinginan? (Lemak &amp; Bulu Isolator)</text:span></text:span></text:p>
                <text:list>
                  <text:list-item>
                    <text:p text:style-name="P185"><text:span text:style-name="Strong_20_Emphasis"><text:span text:style-name="T1">Prompt untuk Isi Mendalam:</text:span></text:span><text:span text:style-name="T1"> </text:span></text:p>
                    <text:list>
                      <text:list-item>
                        <text:p text:style-name="P185"><text:span text:style-name="T1">"Jelaskan secara mendalam bagaimana </text:span><text:span text:style-name="Strong_20_Emphasis"><text:span text:style-name="T1">beruang kutub (polar bear)</text:span></text:span><text:span text:style-name="T1"> mampu bertahan hidup dan tetap hangat di lingkungan Arktik yang ekstrem dinginnya. Fokus pada </text:span><text:span text:style-name="Strong_20_Emphasis"><text:span text:style-name="T1">dua sistem insulasi utama</text:span></text:span><text:span text:style-name="T1"> yang mereka miliki: 1) </text:span><text:span text:style-name="Strong_20_Emphasis"><text:span text:style-name="T1">Lapisan Lemak Bawah Kulit (Blubber)</text:span></text:span><text:span text:style-name="T1">: Uraikan lapisan lemak yang sangat tebal (bisa mencapai 10 cm atau lebih) yang menyelubungi tubuhnya. Jelaskan fungsinya sebagai </text:span><text:span text:style-name="Strong_20_Emphasis"><text:span text:style-name="T1">isolator termal</text:span></text:span><text:span text:style-name="T1"> yang luar biasa, </text:span><text:soft-page-break/><text:span text:style-name="T1">mencegah panas tubuh hilang ke lingkungan dingin (terutama saat di air), sekaligus sebagai </text:span><text:span text:style-name="Strong_20_Emphasis"><text:span text:style-name="T1">cadangan energi</text:span></text:span><text:span text:style-name="T1"> penting. 2) </text:span><text:span text:style-name="Strong_20_Emphasis"><text:span text:style-name="T1">Mantel Bulu Ganda yang Padat</text:span></text:span><text:span text:style-name="T1">: Deskripsikan struktur bulunya yang terdiri dari dua lapis: </text:span><text:span text:style-name="Strong_20_Emphasis"><text:span text:style-name="T1">lapisan bulu bawah (underfur)</text:span></text:span><text:span text:style-name="T1"> yang sangat padat dan halus berfungsi memerangkap lapisan udara hangat dekat kulit, dan </text:span><text:span text:style-name="Strong_20_Emphasis"><text:span text:style-name="T1">lapisan bulu penjaga (guard hairs)</text:span></text:span><text:span text:style-name="T1"> yang lebih panjang, lebih kasar, tampak putih (sebenarnya transparan dan berongga) yang melindungi bulu bawah dari air dan angin, serta menambah insulasi. Jelaskan bahwa bulu ini sangat efektif menahan panas sehingga beruang kutub jarang terdeteksi kamera inframerah. Sebutkan </text:span><text:span text:style-name="Strong_20_Emphasis"><text:span text:style-name="T1">adaptasi tambahan</text:span></text:span><text:span text:style-name="T1"> untuk meminimalkan kehilangan panas: </text:span><text:span text:style-name="Strong_20_Emphasis"><text:span text:style-name="T1">ukuran telinga dan ekor yang relatif kecil</text:span></text:span><text:span text:style-name="T1">, </text:span><text:span text:style-name="Strong_20_Emphasis"><text:span text:style-name="T1">telapak kaki besar berbulu</text:span></text:span><text:span text:style-name="T1">, dan </text:span><text:span text:style-name="Strong_20_Emphasis"><text:span text:style-name="T1">kulit berwarna hitam</text:span></text:span><text:span text:style-name="T1"> (untuk menyerap panas matahari yang berhasil menembus bulu)." </text:span></text:p>
                      </text:list-item>
                    </text:list>
                  </text:list-item>
                </text:list>
              </text:list-item>
              <text:list-item>
                <text:p text:style-name="P28"><text:span text:style-name="Strong_20_Emphasis"><text:span text:style-name="T1">Subbab 8.4: Kenapa ada makhluk hidup di dekat sumber air panas vulkanik? (Ekstremofil)</text:span></text:span></text:p>
                <text:list>
                  <text:list-item>
                    <text:p text:style-name="P185"><text:span text:style-name="Strong_20_Emphasis"><text:span text:style-name="T1">Prompt untuk Isi Mendalam:</text:span></text:span><text:span text:style-name="T1"> </text:span></text:p>
                    <text:list>
                      <text:list-item>
                        <text:p text:style-name="P28"><text:span text:style-name="T1">"Bahasa secara mendalam fenomena mengejutkan adanya kehidupan yang berkembang pesat di sekitar </text:span><text:span text:style-name="Strong_20_Emphasis"><text:span text:style-name="T1">sumber air panas vulkanik</text:span></text:span><text:span text:style-name="T1">, baik di darat (seperti di Yellowstone) maupun di dasar laut dalam (</text:span><text:span text:style-name="Strong_20_Emphasis"><text:span text:style-name="T1">hydrothermal vents</text:span></text:span><text:span text:style-name="T1">). Perkenalkan istilah </text:span><text:span text:style-name="Strong_20_Emphasis"><text:span text:style-name="T1">ekstremofil</text:span></text:span><text:span text:style-name="T1">, dan fokus pada </text:span><text:span text:style-name="Strong_20_Emphasis"><text:span text:style-name="T1">termofil</text:span></text:span><text:span text:style-name="T1"> (organisme pencinta panas) dan </text:span><text:span text:style-name="Strong_20_Emphasis"><text:span text:style-name="T1">khemotrof</text:span></text:span><text:span text:style-name="T1"> (organisme pemakan kimia). Deskripsikan kondisi lingkungan yang ekstrem: </text:span><text:span text:style-name="Strong_20_Emphasis"><text:span text:style-name="T1">suhu sangat tinggi</text:span></text:span><text:span text:style-name="T1"> (jauh di atas suhu yang bisa ditoleransi sebagian besar makhluk hidup), </text:span><text:span text:style-name="Strong_20_Emphasis"><text:span text:style-name="T1">tekanan tinggi</text:span></text:span><text:span text:style-name="T1"> (di laut dalam), dan keberadaan </text:span><text:span text:style-name="Strong_20_Emphasis"><text:span text:style-name="T1">senyawa kimia</text:span></text:span><text:span text:style-name="T1"> seperti hidrogen sulfida yang beracun bagi banyak organisme. Jelaskan 'keajaiban' utama yang memungkinkan ekosistem ini ada, terutama di laut dalam yang tanpa </text:span><text:soft-page-break/><text:span text:style-name="T1">cahaya matahari: </text:span><text:span text:style-name="Strong_20_Emphasis"><text:span text:style-name="T1">kemosintesis (chemosynthesis)</text:span></text:span><text:span text:style-name="T1">. Uraikan bagaimana </text:span><text:span text:style-name="Strong_20_Emphasis"><text:span text:style-name="T1">mikroorganisme</text:span></text:span><text:span text:style-name="T1"> (bakteri dan arkea) khusus menggunakan </text:span><text:span text:style-name="Strong_20_Emphasis"><text:span text:style-name="T1">energi kimia</text:span></text:span><text:span text:style-name="T1"> yang tersimpan dalam senyawa anorganik (seperti H2S yang keluar dari vent) untuk </text:span><text:span text:style-name="Strong_20_Emphasis"><text:span text:style-name="T1">memproduksi energi dan bahan organik (makanan)</text:span></text:span><text:span text:style-name="T1">, mirip seperti tumbuhan menggunakan energi cahaya dalam fotosintesis. Tekankan bahwa mikroba kemosintetik ini menjadi </text:span><text:span text:style-name="Strong_20_Emphasis"><text:span text:style-name="T1">produsen primer</text:span></text:span><text:span text:style-name="T1"> dan dasar dari seluruh </text:span><text:span text:style-name="Strong_20_Emphasis"><text:span text:style-name="T1">jaring makanan</text:span></text:span><text:span text:style-name="T1"> unik di sekitar hydrothermal vents, mendukung kehidupan hewan-hewan aneh seperti cacing tabung raksasa (yang bersimbiosis dengan bakteri), kerang, udang, dan lainnya. Simpulkan bagaimana penemuan ini memperluas definisi kita tentang di mana dan bagaimana kehidupan bisa eksis." </text:span></text:p>
                      </text:list-item>
                    </text:list>
                  </text:list-item>
                </text:list>
              </text:list-item>
            </text:list>
            <text:p text:style-name="P11"/>
          </text:section>
          <text:section text:style-name="Sect1" text:name="feedback-form-10">
            <text:p text:style-name="P293"/>
          </text:section>
        </text:section>
        <text:section text:style-name="Sect1" text:name="18753deea695533d">
          <text:p text:style-name="P143"/>
          <text:section text:style-name="Sect1" text:name="user-query-content-11">
            <text:p text:style-name="P313">Pada Bab 9, Tambahkan prompt pada tiap bab untuk mendapatkan pengantar , pada tiap subbab/sub-subab untuk mendapatkan isi dengan pembahasan mendalam </text:p>
          </text:section>
          <text:p text:style-name="P293">Tampilkan alur berpikir</text:p>
          <text:section text:style-name="Sect2" text:name="model-response-message-contentr_18753deea695533d">
            <text:p text:style-name="P143">Baik, mari kita siapkan prompt untuk pengantar Bab 9 yang memulai penjelajahan alam semesta, serta prompt mendalam untuk setiap subbabnya:</text:p>
            <text:p text:style-name="P11"/>
            <text:p text:style-name="Text_20_body"><text:span text:style-name="Strong_20_Emphasis"><text:span text:style-name="T1">Bab 9: Langit Biru dan Bintang Gemerlap</text:span></text:span></text:p>
            <text:list xml:id="list3385017268161716178" text:style-name="L26">
              <text:list-item>
                <text:p text:style-name="P186"><text:span text:style-name="Strong_20_Emphasis"><text:span text:style-name="T1">Prompt untuk Pengantar Bab:</text:span></text:span><text:span text:style-name="T1"> </text:span></text:p>
                <text:list>
                  <text:list-item>
                    <text:p text:style-name="P29"><text:span text:style-name="T1">"Tulis paragraf pengantar untuk Bab 9. Awali dengan mengajak pembaca untuk mengalihkan pandangan dari keajaiban di Bumi (yang dibahas di bagian sebelumnya) ke atas, menuju </text:span><text:span text:style-name="Strong_20_Emphasis"><text:span text:style-name="T1">langit</text:span></text:span><text:span text:style-name="T1"> yang membentang luas. Gambarkan langit sebagai 'atap' raksasa yang menyimpan banyak pertanyaan </text:span><text:soft-page-break/><text:span text:style-name="T1">dan keindahan, baik saat biru cerah di siang hari maupun saat gelap bertabur bintang di malam hari. Perkenalkan bagian ketiga buku ini sebagai petualangan baru menjelajahi </text:span><text:span text:style-name="Strong_20_Emphasis"><text:span text:style-name="T1">alam semesta</text:span></text:span><text:span text:style-name="T1">. Mulai perjalanan ini dengan menyelidiki fenomena langit yang paling akrab: Kenapa langit siang berwarna biru? Kenapa malam begitu gelap meskipun ada triliunan bintang? Kenapa bintang tampak berkelip? Dan apa sebenarnya bintang itu hingga bisa bersinar begitu terang dan panas? Ajak pembaca untuk memulai eksplorasi kosmik dari 'halaman belakang' kita sendiri: langit di atas kepala." </text:span></text:p>
                  </text:list-item>
                </text:list>
              </text:list-item>
            </text:list>
            <text:p text:style-name="P11"/>
            <text:p text:style-name="Text_20_body"><text:span text:style-name="Strong_20_Emphasis"><text:span text:style-name="T1">Subbab dalam Bab 9:</text:span></text:span></text:p>
            <text:list xml:id="list5458062857327995962" text:style-name="L27">
              <text:list-item>
                <text:p text:style-name="P30"><text:span text:style-name="Strong_20_Emphasis"><text:span text:style-name="T1">Subbab 9.1: Kenapa langit berwarna biru di siang hari? (Penyebaran Rayleigh)</text:span></text:span></text:p>
                <text:list>
                  <text:list-item>
                    <text:p text:style-name="P187"><text:span text:style-name="Strong_20_Emphasis"><text:span text:style-name="T1">Prompt untuk Isi Mendalam:</text:span></text:span><text:span text:style-name="T1"> </text:span></text:p>
                    <text:list>
                      <text:list-item>
                        <text:p text:style-name="P187"><text:span text:style-name="T1">"Jelaskan secara mendalam mengapa langit tampak berwarna </text:span><text:span text:style-name="Strong_20_Emphasis"><text:span text:style-name="T1">biru</text:span></text:span><text:span text:style-name="T1"> saat siang hari yang cerah. Mulai dengan menjelaskan bahwa cahaya matahari yang datang sebenarnya berwarna </text:span><text:span text:style-name="Strong_20_Emphasis"><text:span text:style-name="T1">putih</text:span></text:span><text:span text:style-name="T1">, yang merupakan campuran semua warna spektrum (seperti pelangi). Terangkan bahwa saat cahaya ini memasuki </text:span><text:span text:style-name="Strong_20_Emphasis"><text:span text:style-name="T1">atmosfer Bumi</text:span></text:span><text:span text:style-name="T1">, ia berinteraksi dengan </text:span><text:span text:style-name="Strong_20_Emphasis"><text:span text:style-name="T1">molekul-molekul gas</text:span></text:span><text:span text:style-name="T1"> (nitrogen dan oksigen) yang sangat kecil. Perkenalkan fenomena fisika bernama </text:span><text:span text:style-name="Strong_20_Emphasis"><text:span text:style-name="T1">Penyebaran Rayleigh (Rayleigh Scattering)</text:span></text:span><text:span text:style-name="T1">: jelaskan bagaimana molekul gas ini menyebarkan cahaya matahari ke segala arah, namun </text:span><text:span text:style-name="Strong_20_Emphasis"><text:span text:style-name="T1">cahaya dengan panjang gelombang pendek (biru dan ungu)</text:span></text:span><text:span text:style-name="T1"> disebarkan </text:span><text:span text:style-name="Strong_20_Emphasis"><text:span text:style-name="T1">jauh lebih efektif</text:span></text:span><text:span text:style-name="T1"> (sekitar 10x lebih kuat) daripada cahaya dengan panjang gelombang panjang (merah, jingga, kuning). Karena cahaya biru tersebar secara dominan ke seluruh bagian langit, maka dari arah mana pun kita melihat langit (selain langsung ke matahari), mata kita akan menangkap hamburan cahaya biru ini. Jelaskan juga </text:span><text:soft-page-break/><text:span text:style-name="Strong_20_Emphasis"><text:span text:style-name="T1">mengapa langit tidak tampak ungu</text:span></text:span><text:span text:style-name="T1"> meskipun ungu lebih banyak tersebar: kombinasi dari faktor bahwa matahari memancarkan sedikit lebih sedikit ungu, atmosfer atas menyerap sebagian ungu, dan terutama karena </text:span><text:span text:style-name="Strong_20_Emphasis"><text:span text:style-name="T1">sensitivitas mata manusia</text:span></text:span><text:span text:style-name="T1"> lebih tinggi terhadap warna biru. Sebagai kontras, singgung sedikit mengapa saat matahari terbit/terbenam langit berwarna kemerahan (cahaya melewati lapisan atmosfer lebih tebal, biru sudah tersebar habis)." </text:span></text:p>
                      </text:list-item>
                    </text:list>
                  </text:list-item>
                </text:list>
              </text:list-item>
              <text:list-item>
                <text:p text:style-name="P30"><text:span text:style-name="Strong_20_Emphasis"><text:span text:style-name="T1">Subbab 9.2: Kenapa langit menjadi gelap di malam hari?</text:span></text:span></text:p>
                <text:list>
                  <text:list-item>
                    <text:p text:style-name="P187"><text:span text:style-name="Strong_20_Emphasis"><text:span text:style-name="T1">Prompt untuk Isi Mendalam:</text:span></text:span><text:span text:style-name="T1"> </text:span></text:p>
                    <text:list>
                      <text:list-item>
                        <text:p text:style-name="P187"><text:span text:style-name="T1">"Bahasa secara mendalam pertanyaan yang tampak simpel tapi membingungkan: Jika ada triliunan bintang di alam semesta, </text:span><text:span text:style-name="Strong_20_Emphasis"><text:span text:style-name="T1">kenapa langit malam begitu gelap</text:span></text:span><text:span text:style-name="T1"> dan tidak seterang siang hari? (Ini terkait dengan teka-teki lama bernama Paradoks Olbers). Jelaskan bahwa jawaban modern terletak pada pemahaman kita tentang sifat alam semesta: 1) </text:span><text:span text:style-name="Strong_20_Emphasis"><text:span text:style-name="T1">Alam Semesta Tidak Selamanya Ada</text:span></text:span><text:span text:style-name="T1">: Alam semesta memiliki </text:span><text:span text:style-name="Strong_20_Emphasis"><text:span text:style-name="T1">usia terbatas</text:span></text:span><text:span text:style-name="T1"> (sekitar 13.8 miliar tahun sejak Big Bang). Artinya, cahaya dari bintang-bintang yang lokasinya </text:span><text:span text:style-name="Strong_20_Emphasis"><text:span text:style-name="T1">sangat-sangat jauh</text:span></text:span><text:span text:style-name="T1"> belum memiliki cukup </text:span><text:span text:style-name="Strong_20_Emphasis"><text:span text:style-name="T1">waktu</text:span></text:span><text:span text:style-name="T1"> untuk melakukan perjalanan melintasi ruang angkasa dan sampai ke mata kita di Bumi. Kita hanya bisa melihat cahaya dari bintang dalam 'horizon' kosmik kita. 2) </text:span><text:span text:style-name="Strong_20_Emphasis"><text:span text:style-name="T1">Alam Semesta Mengembang</text:span></text:span><text:span text:style-name="T1">: Ruang angkasa itu sendiri </text:span><text:span text:style-name="Strong_20_Emphasis"><text:span text:style-name="T1">terus meluas</text:span></text:span><text:span text:style-name="T1">. Akibatnya, cahaya dari galaksi-galaksi yang sangat jauh 'terulur' saat melakukan perjalanan menuju kita—fenomena ini disebut </text:span><text:span text:style-name="Strong_20_Emphasis"><text:span text:style-name="T1">pergeseran merah (redshift)</text:span></text:span><text:span text:style-name="T1">. Semakin jauh galaksi, semakin cepat ia menjauh, dan semakin besar pergeseran merahnya. Untuk galaksi yang paling jauh, cahayanya bisa terulur hingga keluar dari spektrum cahaya tampak (menjadi inframerah, gelombang mikro), sehingga tidak lagi berkontribusi pada kecerahan visual </text:span><text:soft-page-break/><text:span text:style-name="T1">langit malam. Jadi, kombinasi dari alam semesta yang berusia terbatas dan terus mengembang adalah alasan utama mengapa malam hari gelap." </text:span></text:p>
                      </text:list-item>
                    </text:list>
                  </text:list-item>
                </text:list>
              </text:list-item>
              <text:list-item>
                <text:p text:style-name="P30"><text:span text:style-name="Strong_20_Emphasis"><text:span text:style-name="T1">Subbab 9.3: Kenapa bintang terlihat berkelap-kelip? (Turbulensi Atmosfer)</text:span></text:span></text:p>
                <text:list>
                  <text:list-item>
                    <text:p text:style-name="P187"><text:span text:style-name="Strong_20_Emphasis"><text:span text:style-name="T1">Prompt untuk Isi Mendalam:</text:span></text:span><text:span text:style-name="T1"> </text:span></text:p>
                    <text:list>
                      <text:list-item>
                        <text:p text:style-name="P187"><text:span text:style-name="T1">"Jelaskan secara mendalam mengapa bintang-bintang di langit malam tampak </text:span><text:span text:style-name="Strong_20_Emphasis"><text:span text:style-name="T1">berkelap-kelip (twinkling)</text:span></text:span><text:span text:style-name="T1">. Tegaskan terlebih dahulu bahwa </text:span><text:span text:style-name="Strong_20_Emphasis"><text:span text:style-name="T1">bintang itu sendiri sebenarnya bersinar dengan stabil</text:span></text:span><text:span text:style-name="T1"> dan tidak berkedip secara intrinsik. Jelaskan bahwa efek kelap-kelip ini disebabkan oleh </text:span><text:span text:style-name="Strong_20_Emphasis"><text:span text:style-name="T1">perjalanan cahaya bintang saat melewati atmosfer Bumi</text:span></text:span><text:span text:style-name="T1">. Terangkan bahwa karena bintang sangat jauh, cahayanya sampai ke kita sebagai </text:span><text:span text:style-name="Strong_20_Emphasis"><text:span text:style-name="T1">sumber titik (point source)</text:span></text:span><text:span text:style-name="T1"> yang sangat sempit. Saat seberkas cahaya titik ini memasuki </text:span><text:span text:style-name="Strong_20_Emphasis"><text:span text:style-name="T1">atmosfer Bumi</text:span></text:span><text:span text:style-name="T1">, ia harus melewati lapisan-lapisan udara dengan </text:span><text:span text:style-name="Strong_20_Emphasis"><text:span text:style-name="T1">suhu, kepadatan, dan kelembaban yang berbeda-beda dan terus bergerak (turbulensi atmosfer)</text:span></text:span><text:span text:style-name="T1">. Lapisan-lapisan ini bertindak seperti lensa yang terus berubah, menyebabkan cahaya bintang </text:span><text:span text:style-name="Strong_20_Emphasis"><text:span text:style-name="T1">dibelokkan (refracted)</text:span></text:span><text:span text:style-name="T1"> sedikit ke arah yang berbeda-beda secara acak sebelum mencapai mata kita. Pembelokan acak inilah yang membuat posisi dan kecerahan bintang tampak </text:span><text:span text:style-name="Strong_20_Emphasis"><text:span text:style-name="T1">berubah-ubah dengan cepat</text:span></text:span><text:span text:style-name="T1">, yang kita lihat sebagai kelap-kelip atau </text:span><text:span text:style-name="Strong_20_Emphasis"><text:span text:style-name="T1">scintillation</text:span></text:span><text:span text:style-name="T1">. Jelaskan </text:span><text:span text:style-name="Strong_20_Emphasis"><text:span text:style-name="T1">mengapa planet umumnya tidak berkelap-kelip</text:span></text:span><text:span text:style-name="T1">: karena planet jauh lebih dekat, mereka tampak sebagai </text:span><text:span text:style-name="Strong_20_Emphasis"><text:span text:style-name="T1">cakram kecil</text:span></text:span><text:span text:style-name="T1"> di langit, bukan titik. Cahaya dari berbagai bagian cakram planet juga dibelokkan atmosfer, namun efeknya cenderung </text:span><text:span text:style-name="Strong_20_Emphasis"><text:span text:style-name="T1">rata-rata (average out)</text:span></text:span><text:span text:style-name="T1">, sehingga cahayanya terlihat lebih stabil." </text:span></text:p>
                      </text:list-item>
                    </text:list>
                  </text:list-item>
                </text:list>
              </text:list-item>
              <text:list-item>
                <text:p text:style-name="P30"><text:span text:style-name="Strong_20_Emphasis"><text:span text:style-name="T1">Subbab 9.4: Kenapa bintang sangat panas dan bersinar? (Reaksi Nuklir Fusi)</text:span></text:span></text:p>
                <text:list>
                  <text:list-item>
                    <text:p text:style-name="P187"><text:soft-page-break/><text:span text:style-name="Strong_20_Emphasis"><text:span text:style-name="T1">Prompt untuk Isi Mendalam:</text:span></text:span><text:span text:style-name="T1"> </text:span></text:p>
                    <text:list>
                      <text:list-item>
                        <text:p text:style-name="P30"><text:span text:style-name="T1">"Bahasa secara mendalam sumber energi yang membuat </text:span><text:span text:style-name="Strong_20_Emphasis"><text:span text:style-name="T1">bintang bisa bersinar terang dan sangat panas</text:span></text:span><text:span text:style-name="T1"> selama miliaran tahun. Jelaskan bahwa bintang adalah </text:span><text:span text:style-name="Strong_20_Emphasis"><text:span text:style-name="T1">bola gas raksasa</text:span></text:span><text:span text:style-name="T1"> (sebagian besar terdiri dari hidrogen dan helium) yang 'menyala' karena proses </text:span><text:span text:style-name="Strong_20_Emphasis"><text:span text:style-name="T1">reaksi nuklir fusi (nuclear fusion)</text:span></text:span><text:span text:style-name="T1"> yang terjadi di bagian </text:span><text:span text:style-name="Strong_20_Emphasis"><text:span text:style-name="T1">intinya (core)</text:span></text:span><text:span text:style-name="T1">. Terangkan bahwa </text:span><text:span text:style-name="Strong_20_Emphasis"><text:span text:style-name="T1">gravitasi</text:span></text:span><text:span text:style-name="T1"> bintang yang sangat kuat menarik semua gas ke pusat, menciptakan </text:span><text:span text:style-name="Strong_20_Emphasis"><text:span text:style-name="T1">tekanan dan suhu yang luar biasa tinggi</text:span></text:span><text:span text:style-name="T1"> di inti (jutaan derajat Celsius). Dalam kondisi ekstrem ini, inti atom </text:span><text:span text:style-name="Strong_20_Emphasis"><text:span text:style-name="T1">hidrogen</text:span></text:span><text:span text:style-name="T1"> (proton) memiliki energi yang cukup untuk mengatasi gaya tolak listrik di antara mereka dan </text:span><text:span text:style-name="Strong_20_Emphasis"><text:span text:style-name="T1">bersatu atau melebur (fuse)</text:span></text:span><text:span text:style-name="T1"> membentuk inti atom </text:span><text:span text:style-name="Strong_20_Emphasis"><text:span text:style-name="T1">helium</text:span></text:span><text:span text:style-name="T1">. Jelaskan poin krusial: dalam setiap reaksi fusi ini, massa total inti helium yang terbentuk </text:span><text:span text:style-name="Strong_20_Emphasis"><text:span text:style-name="T1">sedikit lebih kecil</text:span></text:span><text:span text:style-name="T1"> daripada massa total inti hidrogen awalnya. </text:span><text:span text:style-name="Strong_20_Emphasis"><text:span text:style-name="T1">Selisih massa yang 'hilang'</text:span></text:span><text:span text:style-name="T1"> ini diubah menjadi </text:span><text:span text:style-name="Strong_20_Emphasis"><text:span text:style-name="T1">energi</text:span></text:span><text:span text:style-name="T1"> dalam jumlah yang sangat besar, sesuai dengan rumus </text:span><text:span text:style-name="Strong_20_Emphasis"><text:span text:style-name="T1">E=mc²</text:span></text:span><text:span text:style-name="T1"> Einstein. Energi inilah yang merambat keluar dari inti bintang melalui radiasi dan konveksi, dan akhirnya dipancarkan ke ruang angkasa sebagai </text:span><text:span text:style-name="Strong_20_Emphasis"><text:span text:style-name="T1">cahaya dan panas</text:span></text:span><text:span text:style-name="T1"> yang kita lihat. Jelaskan bahwa bintang adalah 'tungku nuklir' raksasa yang terus mengubah hidrogen menjadi helium." </text:span></text:p>
                      </text:list-item>
                    </text:list>
                  </text:list-item>
                </text:list>
              </text:list-item>
            </text:list>
            <text:p text:style-name="P11"/>
          </text:section>
          <text:section text:style-name="Sect1" text:name="feedback-form-11">
            <text:p text:style-name="P293"/>
          </text:section>
        </text:section>
        <text:section text:style-name="Sect1" text:name="5457ae7182d31d41">
          <text:p text:style-name="P143"/>
          <text:section text:style-name="Sect1" text:name="user-query-content-12">
            <text:p text:style-name="P313">Pada Bab 10 Tambahkan prompt pada tiap bab untuk mendapatkan pengantar , pada tiap subbab/sub-subab untuk mendapatkan isi dengan pembahasan mendalam </text:p>
          </text:section>
          <text:p text:style-name="P293">Tampilkan alur berpikir</text:p>
          <text:section text:style-name="Sect2" text:name="model-response-message-contentr_5457ae7182d31d41">
            <text:p text:style-name="P143">Baik, mari kita siapkan prompt untuk pengantar Bab 10 yang membawa kita ke lingkungan Tata Surya, serta prompt mendalam untuk setiap subbabnya:</text:p>
            <text:p text:style-name="P11"><text:soft-page-break/></text:p>
            <text:p text:style-name="Text_20_body"><text:span text:style-name="Strong_20_Emphasis"><text:span text:style-name="T1">Bab 10: Tetangga Kita di Tata Surya</text:span></text:span></text:p>
            <text:list xml:id="list1853099116646979194" text:style-name="L28">
              <text:list-item>
                <text:p text:style-name="P188"><text:span text:style-name="Strong_20_Emphasis"><text:span text:style-name="T1">Prompt untuk Pengantar Bab:</text:span></text:span><text:span text:style-name="T1"> </text:span></text:p>
                <text:list>
                  <text:list-item>
                    <text:p text:style-name="P31"><text:span text:style-name="T1">"Tulis paragraf pengantar untuk Bab 10. Awali dengan mengajak pembaca untuk 'pulang' sejenak dari hamparan bintang yang jauh (dibahas di Bab 9) menuju 'lingkungan' kosmik kita sendiri: </text:span><text:span text:style-name="Strong_20_Emphasis"><text:span text:style-name="T1">Tata Surya</text:span></text:span><text:span text:style-name="T1">. Perkenalkan Matahari sebagai 'tuan rumah' dan bintang pusat kita, serta planet-planet (termasuk Bumi kita tercinta) dan Bulan sebagai 'tetangga-tetangga' terdekat. Gambarkan bab ini sebagai kesempatan untuk memahami </text:span><text:span text:style-name="Strong_20_Emphasis"><text:span text:style-name="T1">dinamika dan interaksi</text:span></text:span><text:span text:style-name="T1"> di dalam 'keluarga' Matahari ini. Sebutkan bahwa kita akan menjawab pertanyaan-pertanyaan penting tentang tetangga kita: Kenapa semua planet patuh mengelilingi Matahari? Kenapa wajah Bulan tampak berubah-ubah bentuknya setiap malam? Apa hubungan Bulan dan Matahari dengan naik turunnya air laut? Dan kenapa Pluto, yang dulu dianggap planet, sekarang 'turun pangkat'? Ajak pembaca untuk mengenal lebih dekat rumah kita di alam semesta." </text:span></text:p>
                  </text:list-item>
                </text:list>
              </text:list-item>
            </text:list>
            <text:p text:style-name="P11"/>
            <text:p text:style-name="Text_20_body"><text:span text:style-name="Strong_20_Emphasis"><text:span text:style-name="T1">Subbab dalam Bab 10:</text:span></text:span></text:p>
            <text:list xml:id="list8555455697715556562" text:style-name="L29">
              <text:list-item>
                <text:p text:style-name="P32"><text:span text:style-name="Strong_20_Emphasis"><text:span text:style-name="T1">Subbab 10.1: Kenapa planet-planet mengelilingi Matahari? (Gravitasi)</text:span></text:span></text:p>
                <text:list>
                  <text:list-item>
                    <text:p text:style-name="P189"><text:span text:style-name="Strong_20_Emphasis"><text:span text:style-name="T1">Prompt untuk Isi Mendalam:</text:span></text:span><text:span text:style-name="T1"> </text:span></text:p>
                    <text:list>
                      <text:list-item>
                        <text:p text:style-name="P189"><text:span text:style-name="T1">"Jelaskan secara mendalam mengapa planet-planet di Tata Surya kita, termasuk Bumi, terus-menerus </text:span><text:span text:style-name="Strong_20_Emphasis"><text:span text:style-name="T1">mengorbit atau mengelilingi Matahari</text:span></text:span><text:span text:style-name="T1">. Perkenalkan </text:span><text:span text:style-name="Strong_20_Emphasis"><text:span text:style-name="T1">Gaya Gravitasi</text:span></text:span><text:span text:style-name="T1"> sebagai 'lem' kosmik yang bertanggung jawab. Jelaskan konsep dasar gravitasi universal Newton: setiap objek yang memiliki </text:span><text:span text:style-name="Strong_20_Emphasis"><text:span text:style-name="T1">massa</text:span></text:span><text:span text:style-name="T1"> akan menarik objek bermassa lainnya. Tekankan bahwa </text:span><text:span text:style-name="Strong_20_Emphasis"><text:span text:style-name="T1">kekuatan tarikan gravitasi</text:span></text:span><text:span text:style-name="T1"> ini bergantung pada </text:span><text:span text:style-name="Strong_20_Emphasis"><text:span text:style-name="T1">massa</text:span></text:span><text:span text:style-name="T1"> objek dan </text:span><text:span text:style-name="Strong_20_Emphasis"><text:span text:style-name="T1">jarak</text:span></text:span><text:span text:style-name="T1"> antar objek. Fokus pada peran </text:span><text:span text:style-name="Strong_20_Emphasis"><text:span text:style-name="T1">Matahari</text:span></text:span><text:span text:style-name="T1">: karena Matahari memiliki </text:span><text:span text:style-name="Strong_20_Emphasis"><text:span text:style-name="T1">massa yang </text:span></text:span><text:soft-page-break/><text:span text:style-name="Strong_20_Emphasis"><text:span text:style-name="T1">sangat dominan</text:span></text:span><text:span text:style-name="T1"> (lebih dari 99% massa Tata Surya), ia menghasilkan gaya gravitasi yang sangat kuat yang </text:span><text:span text:style-name="Strong_20_Emphasis"><text:span text:style-name="T1">menarik semua planet ke arahnya</text:span></text:span><text:span text:style-name="T1">. Lalu, jawab pertanyaan berikutnya: jika ditarik, kenapa planet tidak jatuh ke Matahari? Jelaskan konsep </text:span><text:span text:style-name="Strong_20_Emphasis"><text:span text:style-name="T1">inersia</text:span></text:span><text:span text:style-name="T1"> atau </text:span><text:span text:style-name="Strong_20_Emphasis"><text:span text:style-name="T1">momentum tangensial</text:span></text:span><text:span text:style-name="T1"> planet—kecenderungan planet untuk terus bergerak lurus ke 'samping' karena kecepatan awalnya saat Tata Surya terbentuk. Terangkan bahwa </text:span><text:span text:style-name="Strong_20_Emphasis"><text:span text:style-name="T1">orbit</text:span></text:span><text:span text:style-name="T1"> adalah hasil </text:span><text:span text:style-name="Strong_20_Emphasis"><text:span text:style-name="T1">keseimbangan</text:span></text:span><text:span text:style-name="T1"> antara </text:span><text:span text:style-name="Strong_20_Emphasis"><text:span text:style-name="T1">gaya tarik gravitasi Matahari (menarik ke pusat)</text:span></text:span><text:span text:style-name="T1"> dan </text:span><text:span text:style-name="Strong_20_Emphasis"><text:span text:style-name="T1">inersia planet (mendorong lurus ke samping)</text:span></text:span><text:span text:style-name="T1">. Gunakan analogi seperti memutar ember berisi air di atas kepala (air tidak tumpah) atau satelit mengorbit Bumi." </text:span></text:p>
                      </text:list-item>
                    </text:list>
                  </text:list-item>
                </text:list>
              </text:list-item>
              <text:list-item>
                <text:p text:style-name="P32"><text:span text:style-name="Strong_20_Emphasis"><text:span text:style-name="T1">Subbab 10.2: Kenapa Bulan terlihat berubah bentuk setiap malam? (Fase Bulan)</text:span></text:span></text:p>
                <text:list>
                  <text:list-item>
                    <text:p text:style-name="P189"><text:span text:style-name="Strong_20_Emphasis"><text:span text:style-name="T1">Prompt untuk Isi Mendalam:</text:span></text:span><text:span text:style-name="T1"> </text:span></text:p>
                    <text:list>
                      <text:list-item>
                        <text:p text:style-name="P189"><text:span text:style-name="T1">"Bahasa secara mendalam mengapa penampakan </text:span><text:span text:style-name="Strong_20_Emphasis"><text:span text:style-name="T1">Bulan</text:span></text:span><text:span text:style-name="T1"> di langit malam tampak </text:span><text:span text:style-name="Strong_20_Emphasis"><text:span text:style-name="T1">berubah-ubah bentuknya</text:span></text:span><text:span text:style-name="T1"> secara teratur, dari sabit tipis hingga purnama bulat. Tegaskan bahwa </text:span><text:span text:style-name="Strong_20_Emphasis"><text:span text:style-name="T1">Bulan itu sendiri bentuknya tetap bulat</text:span></text:span><text:span text:style-name="T1"> seperti bola. Jelaskan bahwa Bulan </text:span><text:span text:style-name="Strong_20_Emphasis"><text:span text:style-name="T1">tidak memancarkan cahayanya sendiri</text:span></text:span><text:span text:style-name="T1">, melainkan hanya </text:span><text:span text:style-name="Strong_20_Emphasis"><text:span text:style-name="T1">memantulkan cahaya yang diterimanya dari Matahari</text:span></text:span><text:span text:style-name="T1">. Uraikan bahwa perubahan bentuk yang kita amati—disebut </text:span><text:span text:style-name="Strong_20_Emphasis"><text:span text:style-name="T1">fase-fase Bulan (Moon Phases)</text:span></text:span><text:span text:style-name="T1">—terjadi karena </text:span><text:span text:style-name="Strong_20_Emphasis"><text:span text:style-name="T1">posisi relatif Bulan, Bumi, dan Matahari terus berubah</text:span></text:span><text:span text:style-name="T1"> saat Bulan mengelilingi Bumi dalam orbitnya (sekitar 29,5 hari). Jelaskan siklus fase utama secara berurutan, kaitkan dengan posisi relatif ketiganya dan bagian Bulan yang tersinari Matahari yang terlihat dari Bumi: 1) </text:span><text:span text:style-name="Strong_20_Emphasis"><text:span text:style-name="T1">Bulan Baru</text:span></text:span><text:span text:style-name="T1">: Bulan antara Bumi-Matahari (sisi menghadap Bumi gelap). 2) </text:span><text:span text:style-name="Strong_20_Emphasis"><text:span text:style-name="T1">Sabit Awal</text:span></text:span><text:span text:style-name="T1">: Sedikit bagian kanan tersinari. 3) </text:span><text:span text:style-name="Strong_20_Emphasis"><text:span text:style-name="T1">Perbani Awal (Kuartal Pertama)</text:span></text:span><text:span text:style-name="T1">: </text:span><text:soft-page-break/><text:span text:style-name="T1">Setengah kanan tersinari. 4) </text:span><text:span text:style-name="Strong_20_Emphasis"><text:span text:style-name="T1">Cembung Awal</text:span></text:span><text:span text:style-name="T1">: Lebih dari setengah kanan tersinari. 5) </text:span><text:span text:style-name="Strong_20_Emphasis"><text:span text:style-name="T1">Purnama</text:span></text:span><text:span text:style-name="T1">: Bumi antara Matahari-Bulan (seluruh sisi menghadap Bumi tersinari). 6) </text:span><text:span text:style-name="Strong_20_Emphasis"><text:span text:style-name="T1">Cembung Akhir</text:span></text:span><text:span text:style-name="T1">: Bagian kanan mulai gelap. 7) </text:span><text:span text:style-name="Strong_20_Emphasis"><text:span text:style-name="T1">Perbani Akhir (Kuartal Ketiga)</text:span></text:span><text:span text:style-name="T1">: Setengah kiri tersinari. 8) </text:span><text:span text:style-name="Strong_20_Emphasis"><text:span text:style-name="T1">Sabit Akhir</text:span></text:span><text:span text:style-name="T1">: Hanya sedikit bagian kiri tersinari. Gunakan diagram posisi Matahari-Bumi-Bulan untuk memperjelas setiap fase." </text:span></text:p>
                      </text:list-item>
                    </text:list>
                  </text:list-item>
                </text:list>
              </text:list-item>
              <text:list-item>
                <text:p text:style-name="P32"><text:span text:style-name="Strong_20_Emphasis"><text:span text:style-name="T1">Subbab 10.3: Kenapa ada pasang surut air laut? (Pengaruh Gravitasi Bulan &amp; Matahari)</text:span></text:span></text:p>
                <text:list>
                  <text:list-item>
                    <text:p text:style-name="P189"><text:span text:style-name="Strong_20_Emphasis"><text:span text:style-name="T1">Prompt untuk Isi Mendalam:</text:span></text:span><text:span text:style-name="T1"> </text:span></text:p>
                    <text:list>
                      <text:list-item>
                        <text:p text:style-name="P189"><text:span text:style-name="T1">"Jelaskan secara mendalam fenomena </text:span><text:span text:style-name="Strong_20_Emphasis"><text:span text:style-name="T1">pasang surut air laut (ocean tides)</text:span></text:span><text:span text:style-name="T1">. Terangkan bahwa penyebab utamanya adalah </text:span><text:span text:style-name="Strong_20_Emphasis"><text:span text:style-name="T1">tarikan gaya gravitasi Bulan</text:span></text:span><text:span text:style-name="T1"> pada Bumi dan lautan di permukaannya. Jelaskan konsep </text:span><text:span text:style-name="Strong_20_Emphasis"><text:span text:style-name="T1">gaya gravitasi diferensial</text:span></text:span><text:span text:style-name="T1">: karena perbedaan jarak, Bulan menarik sisi Bumi yang </text:span><text:span text:style-name="Strong_20_Emphasis"><text:span text:style-name="T1">paling dekat</text:span></text:span><text:span text:style-name="T1"> dengannya </text:span><text:span text:style-name="Strong_20_Emphasis"><text:span text:style-name="T1">sedikit lebih kuat</text:span></text:span><text:span text:style-name="T1"> daripada menarik pusat Bumi, dan menarik sisi Bumi yang </text:span><text:span text:style-name="Strong_20_Emphasis"><text:span text:style-name="T1">paling jauh</text:span></text:span><text:span text:style-name="T1"> darinya </text:span><text:span text:style-name="Strong_20_Emphasis"><text:span text:style-name="T1">sedikit lebih lemah</text:span></text:span><text:span text:style-name="T1">. Akibatnya, air laut di sisi yang menghadap Bulan 'ditarik' membentuk </text:span><text:span text:style-name="Strong_20_Emphasis"><text:span text:style-name="T1">tonjolan pasang tinggi (high tide bulge)</text:span></text:span><text:span text:style-name="T1">. Secara bersamaan, di sisi Bumi yang berlawanan, Bumi (sebagai kesatuan) ditarik menjauhi air laut di sana, sehingga air laut 'tertinggal' dan membentuk </text:span><text:span text:style-name="Strong_20_Emphasis"><text:span text:style-name="T1">tonjolan pasang tinggi kedua</text:span></text:span><text:span text:style-name="T1">. Di area antara kedua tonjolan ini, air laut 'mengalir' menjauh, menyebabkan </text:span><text:span text:style-name="Strong_20_Emphasis"><text:span text:style-name="T1">air surut (low tide)</text:span></text:span><text:span text:style-name="T1">. Jelaskan bagaimana rotasi Bumi menyebabkan sebagian besar lokasi pantai mengalami dua kali pasang dan dua kali surut setiap sekitar 24 jam 50 menit. Jelaskan juga </text:span><text:span text:style-name="Strong_20_Emphasis"><text:span text:style-name="T1">peran Matahari</text:span></text:span><text:span text:style-name="T1">: gravitasi Matahari juga mempengaruhi pasang surut, tapi efeknya lebih lemah (karena jarak lebih jauh). Terangkan bagaimana saat </text:span><text:span text:style-name="Strong_20_Emphasis"><text:span text:style-name="T1">Matahari, Bumi, dan Bulan sejajar</text:span></text:span><text:span text:style-name="T1"> (Bulan Baru/Purnama), efek gravitasinya bergabung menghasilkan </text:span><text:span text:style-name="Strong_20_Emphasis"><text:span text:style-name="T1">pasang perbani </text:span></text:span><text:soft-page-break/><text:span text:style-name="Strong_20_Emphasis"><text:span text:style-name="T1">(spring tides)</text:span></text:span><text:span text:style-name="T1"> yang ekstrem. Sebaliknya, saat membentuk </text:span><text:span text:style-name="Strong_20_Emphasis"><text:span text:style-name="T1">sudut siku-siku</text:span></text:span><text:span text:style-name="T1"> (Fase Kuartal), efeknya saling mengurangi menghasilkan </text:span><text:span text:style-name="Strong_20_Emphasis"><text:span text:style-name="T1">pasang mati (neap tides)</text:span></text:span><text:span text:style-name="T1"> yang kurang ekstrem." </text:span></text:p>
                      </text:list-item>
                    </text:list>
                  </text:list-item>
                </text:list>
              </text:list-item>
              <text:list-item>
                <text:p text:style-name="P32"><text:span text:style-name="Strong_20_Emphasis"><text:span text:style-name="T1">Subbab 10.4: Kenapa Pluto tidak dianggap planet lagi? (Definisi Planet IAU)</text:span></text:span></text:p>
                <text:list>
                  <text:list-item>
                    <text:p text:style-name="P189"><text:span text:style-name="Strong_20_Emphasis"><text:span text:style-name="T1">Prompt untuk Isi Mendalam:</text:span></text:span><text:span text:style-name="T1"> </text:span></text:p>
                    <text:list>
                      <text:list-item>
                        <text:p text:style-name="P32"><text:span text:style-name="T1">"Bahasa secara mendalam alasan mengapa </text:span><text:span text:style-name="Strong_20_Emphasis"><text:span text:style-name="T1">Pluto</text:span></text:span><text:span text:style-name="T1">, yang selama puluhan tahun dikenal sebagai planet kesembilan, </text:span><text:span text:style-name="Strong_20_Emphasis"><text:span text:style-name="T1">kehilangan status planetnya</text:span></text:span><text:span text:style-name="T1"> pada tahun 2006. Jelaskan bahwa perubahan ini terjadi karena </text:span><text:span text:style-name="Strong_20_Emphasis"><text:span text:style-name="T1">International Astronomical Union (IAU)</text:span></text:span><text:span text:style-name="T1">, badan astronomi internasional, menetapkan </text:span><text:span text:style-name="Strong_20_Emphasis"><text:span text:style-name="T1">definisi formal pertama</text:span></text:span><text:span text:style-name="T1"> untuk sebuah </text:span><text:span text:style-name="Strong_20_Emphasis"><text:span text:style-name="T1">planet</text:span></text:span><text:span text:style-name="T1"> dalam Tata Surya kita. Uraikan </text:span><text:span text:style-name="Strong_20_Emphasis"><text:span text:style-name="T1">tiga syarat</text:span></text:span><text:span text:style-name="T1"> yang harus dipenuhi oleh sebuah benda langit agar bisa disebut planet menurut definisi IAU 2006: 1) Harus </text:span><text:span text:style-name="Strong_20_Emphasis"><text:span text:style-name="T1">mengorbit Matahari</text:span></text:span><text:span text:style-name="T1">. 2) Harus memiliki </text:span><text:span text:style-name="Strong_20_Emphasis"><text:span text:style-name="T1">massa yang cukup besar</text:span></text:span><text:span text:style-name="T1"> sehingga gravitasinya mampu membentuknya menjadi </text:span><text:span text:style-name="Strong_20_Emphasis"><text:span text:style-name="T1">bentuk yang hampir bulat</text:span></text:span><text:span text:style-name="T1"> (mencapai kesetimbangan hidrostatik). 3) Harus telah </text:span><text:span text:style-name="Strong_20_Emphasis"><text:span text:style-name="T1">'membersihkan lingkungan' di sekitar jalur orbitnya (cleared its orbital neighborhood)</text:span></text:span><text:span text:style-name="T1">. Jelaskan bahwa syarat ketiga ini berarti objek tersebut harus dominan secara gravitasi di wilayah orbitnya, tidak berbagi ruang dengan banyak objek lain yang ukurannya sebanding. Terangkan bahwa </text:span><text:span text:style-name="Strong_20_Emphasis"><text:span text:style-name="T1">Pluto memenuhi dua syarat pertama</text:span></text:span><text:span text:style-name="T1"> (mengorbit Matahari dan berbentuk bulat), namun </text:span><text:span text:style-name="Strong_20_Emphasis"><text:span text:style-name="T1">gagal memenuhi syarat ketiga</text:span></text:span><text:span text:style-name="T1">. Pluto berada di wilayah </text:span><text:span text:style-name="Strong_20_Emphasis"><text:span text:style-name="T1">Sabuk Kuiper (Kuiper Belt)</text:span></text:span><text:span text:style-name="T1"> yang padat dengan ribuan objek es lainnya, dan Pluto belum 'membersihkan' orbitnya dari objek-objek ini (bahkan ada objek lain seperti Eris yang massanya mirip Pluto). Oleh karena itu, IAU menciptakan kategori baru bernama </text:span><text:span text:style-name="Strong_20_Emphasis"><text:span text:style-name="T1">'planet kerdil' (dwarf planet)</text:span></text:span><text:span text:style-name="T1"> untuk objek </text:span><text:soft-page-break/><text:span text:style-name="T1">seperti Pluto. Tekankan bahwa ini adalah </text:span><text:span text:style-name="Strong_20_Emphasis"><text:span text:style-name="T1">perubahan klasifikasi ilmiah</text:span></text:span><text:span text:style-name="T1">, bukan penurunan 'derajat' Pluto sebagai objek langit yang menarik." </text:span></text:p>
                      </text:list-item>
                    </text:list>
                  </text:list-item>
                </text:list>
              </text:list-item>
            </text:list>
            <text:p text:style-name="P11"/>
          </text:section>
          <text:section text:style-name="Sect1" text:name="feedback-form-12">
            <text:p text:style-name="P293"/>
          </text:section>
        </text:section>
        <text:section text:style-name="Sect1" text:name="24da1e04327a1631">
          <text:p text:style-name="P143"/>
          <text:section text:style-name="Sect1" text:name="user-query-content-13">
            <text:p text:style-name="P313">Pada Bab 11, Tambahkan prompt pada tiap bab untuk mendapatkan pengantar , pada tiap subbab/sub-subab untuk mendapatkan isi dengan pembahasan mendalam </text:p>
          </text:section>
          <text:p text:style-name="P293">Tampilkan alur berpikir</text:p>
          <text:section text:style-name="Sect2" text:name="model-response-message-contentr_24da1e04327a1631">
            <text:p text:style-name="P143">Tentu, mari kita siapkan prompt untuk pengantar Bab 11 yang mengupas objek-objek kosmik paling menarik, serta prompt mendalam untuk setiap subbabnya:</text:p>
            <text:p text:style-name="P11"/>
            <text:p text:style-name="Text_20_body"><text:span text:style-name="Strong_20_Emphasis"><text:span text:style-name="T1">Bab 11: Objek Kosmik yang Bikin Penasaran</text:span></text:span></text:p>
            <text:list xml:id="list2604737591760805346" text:style-name="L30">
              <text:list-item>
                <text:p text:style-name="P190"><text:span text:style-name="Strong_20_Emphasis"><text:span text:style-name="T1">Prompt untuk Pengantar Bab:</text:span></text:span><text:span text:style-name="T1"> </text:span></text:p>
                <text:list>
                  <text:list-item>
                    <text:p text:style-name="P33"><text:span text:style-name="T1">"Tulis paragraf pengantar untuk Bab 11. Awali dengan mengajak pembaca untuk melangkah lebih jauh lagi dari Tata Surya kita, menuju kedalaman </text:span><text:span text:style-name="Strong_20_Emphasis"><text:span text:style-name="T1">alam semesta</text:span></text:span><text:span text:style-name="T1"> yang penuh dengan objek dan fenomena yang </text:span><text:span text:style-name="Strong_20_Emphasis"><text:span text:style-name="T1">benar-benar bikin penasaran</text:span></text:span><text:span text:style-name="T1"> dan terkadang sulit dipercaya. Gambarkan bab ini sebagai penyelaman ke dalam beberapa 'atraksi' kosmik paling ekstrem dan misterius yang dikenal sains. Sebutkan bahwa kita akan mencoba menjawab pertanyaan tentang 'monster' gravitasi bernama lubang hitam, asal-usul kilatan cahaya 'bintang jatuh' yang melintas cepat, cerita di balik nama galaksi rumah kita, hingga mencoba membayangkan ukuran alam semesta yang tak terhingga besarnya. Perkenalkan topik-topik (lubang hitam, meteor, Bima Sakti, ukuran alam semesta) sebagai kunci untuk membuka pemahaman tentang skala, kekuatan, dan keindahan alam semesta yang lebih luas. Ajak pembaca untuk menyiapkan pikiran mereka menghadapi konsep-konsep yang 'wah' ini." </text:span></text:p>
                  </text:list-item>
                </text:list>
              </text:list-item>
            </text:list>
            <text:p text:style-name="P11"><text:soft-page-break/></text:p>
            <text:p text:style-name="Text_20_body"><text:span text:style-name="Strong_20_Emphasis"><text:span text:style-name="T1">Subbab dalam Bab 11:</text:span></text:span></text:p>
            <text:list xml:id="list6115803631971784565" text:style-name="L31">
              <text:list-item>
                <text:p text:style-name="P34"><text:span text:style-name="Strong_20_Emphasis"><text:span text:style-name="T1">Subbab 11.1: Kenapa ada lubang hitam (Black Hole)? Apa yang terjadi jika kita masuk ke dalamnya?</text:span></text:span></text:p>
                <text:list>
                  <text:list-item>
                    <text:p text:style-name="P191"><text:span text:style-name="Strong_20_Emphasis"><text:span text:style-name="T1">Prompt untuk Isi Mendalam:</text:span></text:span><text:span text:style-name="T1"> </text:span></text:p>
                    <text:list>
                      <text:list-item>
                        <text:p text:style-name="P191"><text:span text:style-name="T1">"Jelaskan secara mendalam tentang </text:span><text:span text:style-name="Strong_20_Emphasis"><text:span text:style-name="T1">lubang hitam (black hole)</text:span></text:span><text:span text:style-name="T1">. Mulai dengan menjelaskan bahwa ia </text:span><text:span text:style-name="Strong_20_Emphasis"><text:span text:style-name="T1">bukanlah lubang hampa</text:span></text:span><text:span text:style-name="T1">, melainkan area di ruang angkasa di mana </text:span><text:span text:style-name="Strong_20_Emphasis"><text:span text:style-name="T1">massa yang sangat besar terkonsentrasi</text:span></text:span><text:span text:style-name="T1"> dalam volume yang sangat kecil, menciptakan </text:span><text:span text:style-name="Strong_20_Emphasis"><text:span text:style-name="T1">medan gravitasi yang ekstrem kuat</text:span></text:span><text:span text:style-name="T1">. Fokus pada </text:span><text:span text:style-name="Strong_20_Emphasis"><text:span text:style-name="T1">pembentukan lubang hitam bintang (stellar black hole)</text:span></text:span><text:span text:style-name="T1">: jelaskan bagaimana ini terjadi ketika </text:span><text:span text:style-name="Strong_20_Emphasis"><text:span text:style-name="T1">bintang yang sangat masif</text:span></text:span><text:span text:style-name="T1"> (beberapa kali lebih besar dari Matahari) mengakhiri hidupnya. Saat bahan bakar nuklirnya habis, inti bintang </text:span><text:span text:style-name="Strong_20_Emphasis"><text:span text:style-name="T1">runtuh (collapse)</text:span></text:span><text:span text:style-name="T1"> oleh gravitasinya sendiri. Jika massa inti yang runtuh cukup besar (melebihi batas tertentu, sekitar 3 massa Matahari), ia akan terus mengerut menjadi titik dengan kepadatan tak terhingga yang disebut </text:span><text:span text:style-name="Strong_20_Emphasis"><text:span text:style-name="T1">singularitas</text:span></text:span><text:span text:style-name="T1">. Definisikan </text:span><text:span text:style-name="Strong_20_Emphasis"><text:span text:style-name="T1">Cakrawala Peristiwa (Event Horizon)</text:span></text:span><text:span text:style-name="T1">: sebagai 'batas tanpa jalan kembali' di sekitar singularitas, di mana kecepatan yang dibutuhkan untuk lolos dari tarikan gravitasinya melebihi kecepatan cahaya. Bahas pertanyaan hipotetis 'apa yang terjadi jika kita jatuh ke dalamnya?': jelaskan konsep </text:span><text:span text:style-name="Strong_20_Emphasis"><text:span text:style-name="T1">spagetifikasi (spaghettification)</text:span></text:span><text:span text:style-name="T1">, di mana perbedaan gaya gravitasi (gaya pasang surut) yang ekstrem antara bagian tubuh yang lebih dekat dan lebih jauh ke singularitas akan 'mengulur' objek hingga hancur seperti spageti jauh sebelum mencapai pusatnya. Sebutkan bahwa pemahaman kita didasarkan pada teori relativitas umum Einstein." </text:span></text:p>
                      </text:list-item>
                    </text:list>
                  </text:list-item>
                </text:list>
              </text:list-item>
              <text:list-item>
                <text:p text:style-name="P34"><text:span text:style-name="Strong_20_Emphasis"><text:span text:style-name="T1">Subbab 11.2: Kenapa ada "bintang jatuh" (meteor)? Dari mana asalnya?</text:span></text:span></text:p>
                <text:list>
                  <text:list-item>
                    <text:p text:style-name="P191"><text:soft-page-break/><text:span text:style-name="Strong_20_Emphasis"><text:span text:style-name="T1">Prompt untuk Isi Mendalam:</text:span></text:span><text:span text:style-name="T1"> </text:span></text:p>
                    <text:list>
                      <text:list-item>
                        <text:p text:style-name="P191"><text:span text:style-name="T1">"Bahasa secara mendalam fenomena yang biasa disebut </text:span><text:span text:style-name="Strong_20_Emphasis"><text:span text:style-name="T1">'bintang jatuh'</text:span></text:span><text:span text:style-name="T1">. Tegaskan bahwa ini </text:span><text:span text:style-name="Strong_20_Emphasis"><text:span text:style-name="T1">bukan bintang</text:span></text:span><text:span text:style-name="T1"> sungguhan yang jatuh dari langit. Jelaskan bahwa istilah ilmiahnya adalah </text:span><text:span text:style-name="Strong_20_Emphasis"><text:span text:style-name="T1">meteor</text:span></text:span><text:span text:style-name="T1">. Definisikan </text:span><text:span text:style-name="Strong_20_Emphasis"><text:span text:style-name="T1">meteor</text:span></text:span><text:span text:style-name="T1"> sebagai </text:span><text:span text:style-name="Strong_20_Emphasis"><text:span text:style-name="T1">jejak cahaya terang</text:span></text:span><text:span text:style-name="T1"> yang terlihat ketika sebuah objek kecil dari luar angkasa, yang disebut </text:span><text:span text:style-name="Strong_20_Emphasis"><text:span text:style-name="T1">meteoroid</text:span></text:span><text:span text:style-name="T1">, memasuki atmosfer Bumi dengan kecepatan sangat tinggi (puluhan ribu km/jam). Uraikan penyebab munculnya cahaya: </text:span><text:span text:style-name="Strong_20_Emphasis"><text:span text:style-name="T1">gesekan ekstrem</text:span></text:span><text:span text:style-name="T1"> antara meteoroid dan molekul udara di atmosfer memanaskan meteoroid hingga </text:span><text:span text:style-name="Strong_20_Emphasis"><text:span text:style-name="T1">suhu sangat tinggi</text:span></text:span><text:span text:style-name="T1"> sehingga ia </text:span><text:span text:style-name="Strong_20_Emphasis"><text:span text:style-name="T1">terbakar dan menguap</text:span></text:span><text:span text:style-name="T1">, menghasilkan kilatan cahaya tersebut. Jelaskan </text:span><text:span text:style-name="Strong_20_Emphasis"><text:span text:style-name="T1">asal muasal meteoroid</text:span></text:span><text:span text:style-name="T1">: sebagian besar merupakan </text:span><text:span text:style-name="Strong_20_Emphasis"><text:span text:style-name="T1">partikel debu atau kerikil</text:span></text:span><text:span text:style-name="T1"> yang berasal dari </text:span><text:span text:style-name="Strong_20_Emphasis"><text:span text:style-name="T1">ekor komet</text:span></text:span><text:span text:style-name="T1"> (material yang dilepaskan komet saat mendekati Matahari), atau </text:span><text:span text:style-name="Strong_20_Emphasis"><text:span text:style-name="T1">pecahan-pecahan</text:span></text:span><text:span text:style-name="T1"> hasil tumbukan </text:span><text:span text:style-name="Strong_20_Emphasis"><text:span text:style-name="T1">asteroid</text:span></text:span><text:span text:style-name="T1"> di Sabuk Asteroid. Bedakan dengan jelas tiga istilah terkait: </text:span><text:span text:style-name="Strong_20_Emphasis"><text:span text:style-name="T1">Meteoroid</text:span></text:span><text:span text:style-name="T1"> (objeknya saat masih di luar angkasa), </text:span><text:span text:style-name="Strong_20_Emphasis"><text:span text:style-name="T1">Meteor</text:span></text:span><text:span text:style-name="T1"> (fenomena cahayanya di atmosfer), dan </text:span><text:span text:style-name="Strong_20_Emphasis"><text:span text:style-name="T1">Meteorit</text:span></text:span><text:span text:style-name="T1"> (bagian dari meteoroid yang tidak habis terbakar dan berhasil mencapai permukaan Bumi). Singgung tentang </text:span><text:span text:style-name="Strong_20_Emphasis"><text:span text:style-name="T1">hujan meteor</text:span></text:span><text:span text:style-name="T1"> sebagai periode ketika Bumi melewati awan debu komet, menyebabkan peningkatan jumlah meteor yang terlihat." </text:span></text:p>
                      </text:list-item>
                    </text:list>
                  </text:list-item>
                </text:list>
              </text:list-item>
              <text:list-item>
                <text:p text:style-name="P34"><text:span text:style-name="Strong_20_Emphasis"><text:span text:style-name="T1">Subbab 11.3: Kenapa galaksi kita disebut Bima Sakti (Milky Way)?</text:span></text:span></text:p>
                <text:list>
                  <text:list-item>
                    <text:p text:style-name="P191"><text:span text:style-name="Strong_20_Emphasis"><text:span text:style-name="T1">Prompt untuk Isi Mendalam:</text:span></text:span><text:span text:style-name="T1"> </text:span></text:p>
                    <text:list>
                      <text:list-item>
                        <text:p text:style-name="P191"><text:span text:style-name="T1">"Jelaskan secara mendalam tentang </text:span><text:span text:style-name="Strong_20_Emphasis"><text:span text:style-name="T1">Galaksi Bima Sakti (Milky Way)</text:span></text:span><text:span text:style-name="T1">. Mulai dengan menegaskan bahwa ini adalah </text:span><text:span text:style-name="Strong_20_Emphasis"><text:span text:style-name="T1">nama galaksi rumah kita</text:span></text:span><text:span text:style-name="T1">, tempat Tata Surya dan Bumi berada. Deskripsikan bentuk umum galaksi kita sebagai </text:span><text:span text:style-name="Strong_20_Emphasis"><text:span text:style-name="T1">galaksi spiral berpalang</text:span></text:span><text:span text:style-name="T1"> raksasa yang terdiri dari ratusan miliar bintang, serta gas dan </text:span><text:soft-page-break/><text:span text:style-name="T1">debu kosmik. Fokus pada penjelasan </text:span><text:span text:style-name="Strong_20_Emphasis"><text:span text:style-name="T1">mengapa kita melihatnya sebagai pita kabut cahaya</text:span></text:span><text:span text:style-name="T1"> di langit malam: terangkan bahwa saat kita mengamati pita terang membentang di langit (terlihat terbaik di tempat gelap), kita sebenarnya sedang </text:span><text:span text:style-name="Strong_20_Emphasis"><text:span text:style-name="T1">melihat ke arah piringan (disk) datar galaksi kita dari posisi kita di dalamnya</text:span></text:span><text:span text:style-name="T1">. Pita cahaya tersebut adalah akumulasi cahaya dari </text:span><text:span text:style-name="Strong_20_Emphasis"><text:span text:style-name="T1">jutaan bahkan miliaran bintang yang sangat jauh</text:span></text:span><text:span text:style-name="T1"> di lengan-lengan spiral galaksi yang tidak dapat kita lihat sebagai titik terpisah dengan mata telanjang. Jelaskan </text:span><text:span text:style-name="Strong_20_Emphasis"><text:span text:style-name="T1">etimologi nama 'Milky Way'</text:span></text:span><text:span text:style-name="T1">: berasal dari penampilannya yang mirip jalur susu, dikaitkan dengan legenda Yunani Kuno tentang susu Dewi Hera (Galaxias Kyklos = Lingkaran Susu). Jelaskan juga </text:span><text:span text:style-name="Strong_20_Emphasis"><text:span text:style-name="T1">asal nama 'Bima Sakti'</text:span></text:span><text:span text:style-name="T1"> dalam budaya Indonesia/Jawa: biasanya dikaitkan dengan tokoh wayang </text:span><text:span text:style-name="Strong_20_Emphasis"><text:span text:style-name="T1">Bima</text:span></text:span><text:span text:style-name="T1"> yang gagah perkasa, mungkin karena pita galaksi terlihat 'sakti' atau dikaitkan dengan kisah perjalanan spiritual Bima mencari air kehidupan (tirta amerta) dalam lakon Dewa Ruci, di mana visualisasi Bima dililit naga bisa diasosiasikan dengan pita galaksi di langit gelap." </text:span></text:p>
                      </text:list-item>
                    </text:list>
                  </text:list-item>
                </text:list>
              </text:list-item>
              <text:list-item>
                <text:p text:style-name="P34"><text:span text:style-name="Strong_20_Emphasis"><text:span text:style-name="T1">Subbab 11.4: Kenapa alam semesta ini sangat-sangat besar? Seberapa besar?</text:span></text:span></text:p>
                <text:list>
                  <text:list-item>
                    <text:p text:style-name="P191"><text:span text:style-name="Strong_20_Emphasis"><text:span text:style-name="T1">Prompt untuk Isi Mendalam:</text:span></text:span><text:span text:style-name="T1"> </text:span></text:p>
                    <text:list>
                      <text:list-item>
                        <text:p text:style-name="P34"><text:span text:style-name="T1">"Bahasa secara mendalam tentang </text:span><text:span text:style-name="Strong_20_Emphasis"><text:span text:style-name="T1">ukuran alam semesta yang luar biasa besar</text:span></text:span><text:span text:style-name="T1">. Mulai dengan menekankan bahwa skala kosmik ini </text:span><text:span text:style-name="Strong_20_Emphasis"><text:span text:style-name="T1">sangat sulit dibayangkan</text:span></text:span><text:span text:style-name="T1"> dengan intuisi kita. Gunakan </text:span><text:span text:style-name="Strong_20_Emphasis"><text:span text:style-name="T1">analogi skala</text:span></text:span><text:span text:style-name="T1"> untuk memberi gambaran: misalnya, jika Tata Surya seukuran koin, galaksi Bima Sakti mungkin seukuran benua. Perkenalkan satuan jarak yang digunakan dalam astronomi: </text:span><text:span text:style-name="Strong_20_Emphasis"><text:span text:style-name="T1">Tahun Cahaya (Light-Year)</text:span></text:span><text:span text:style-name="T1">. Jelaskan secara jelas bahwa ini adalah </text:span><text:span text:style-name="Strong_20_Emphasis"><text:span text:style-name="T1">satuan jarak</text:span></text:span><text:span text:style-name="T1">, yaitu jarak yang ditempuh cahaya dalam vakum </text:span><text:soft-page-break/><text:span text:style-name="T1">selama satu tahun (sekitar 9,46 triliun kilometer), </text:span><text:span text:style-name="Strong_20_Emphasis"><text:span text:style-name="T1">bukan satuan waktu</text:span></text:span><text:span text:style-name="T1">. Berikan beberapa contoh jarak untuk memberikan perspektif: bintang terdekat (~4,2 tahun cahaya), diameter galaksi Bima Sakti (~100.000 tahun cahaya), jarak ke galaksi Andromeda (~2,5 juta tahun cahaya). Jelaskan konsep </text:span><text:span text:style-name="Strong_20_Emphasis"><text:span text:style-name="T1">Alam Semesta Teramati (Observable Universe)</text:span></text:span><text:span text:style-name="T1">: ini adalah 'gelembung' ruang di sekitar kita yang batasnya ditentukan oleh sejauh mana cahaya sempat melakukan perjalanan menuju Bumi sejak Big Bang (sekitar 13,8 miliar tahun). Perkirakan diameter Alam Semesta Teramati saat ini sekitar </text:span><text:span text:style-name="Strong_20_Emphasis"><text:span text:style-name="T1">93 miliar tahun cahaya</text:span></text:span><text:span text:style-name="T1"> (lebih besar dari 13,8 miliar tahun cahaya karena alam semesta terus mengembang selama cahaya itu berjalan). Tegaskan bahwa ini hanyalah bagian yang bisa kita amati; ukuran alam semesta </text:span><text:span text:style-name="Strong_20_Emphasis"><text:span text:style-name="T1">total</text:span></text:span><text:span text:style-name="T1"> mungkin jauh lebih besar lagi, atau bahkan </text:span><text:span text:style-name="Strong_20_Emphasis"><text:span text:style-name="T1">tak terhingga</text:span></text:span><text:span text:style-name="T1">. Ingatkan kembali bahwa alam semesta </text:span><text:span text:style-name="Strong_20_Emphasis"><text:span text:style-name="T1">masih terus mengembang</text:span></text:span><text:span text:style-name="T1">." </text:span></text:p>
                      </text:list-item>
                    </text:list>
                  </text:list-item>
                </text:list>
              </text:list-item>
            </text:list>
            <text:p text:style-name="P11"/>
          </text:section>
          <text:section text:style-name="Sect1" text:name="feedback-form-13">
            <text:p text:style-name="P293"/>
          </text:section>
        </text:section>
        <text:section text:style-name="Sect1" text:name="3834c3b1e1667707">
          <text:p text:style-name="P143"/>
          <text:section text:style-name="Sect1" text:name="user-query-content-14">
            <text:p text:style-name="P313">Pada Bab 12 Tambahkan prompt pada tiap bab untuk mendapatkan pengantar , pada tiap subbab/sub-subab untuk mendapatkan isi dengan pembahasan mendalam </text:p>
          </text:section>
          <text:p text:style-name="P293">Tampilkan alur berpikir</text:p>
          <text:section text:style-name="Sect2" text:name="model-response-message-contentr_3834c3b1e1667707">
            <text:p text:style-name="P143">Tentu, mari kita siapkan prompt untuk pengantar Bab 12 yang membahas pertanyaan-pertanyaan terbesar, serta prompt mendalam untuk setiap subbabnya:</text:p>
            <text:p text:style-name="P11"/>
            <text:p text:style-name="Text_20_body"><text:span text:style-name="Strong_20_Emphasis"><text:span text:style-name="T1">Bab 12: Pertanyaan Terbesar: Awal Mula dan Kehidupan Lain</text:span></text:span></text:p>
            <text:list xml:id="list2028817705811060631" text:style-name="L32">
              <text:list-item>
                <text:p text:style-name="P192"><text:span text:style-name="Strong_20_Emphasis"><text:span text:style-name="T1">Prompt untuk Pengantar Bab:</text:span></text:span><text:span text:style-name="T1"> </text:span></text:p>
                <text:list>
                  <text:list-item>
                    <text:p text:style-name="P35"><text:span text:style-name="T1">"Tulis paragraf pengantar untuk Bab 12. Awali dengan </text:span><text:soft-page-break/><text:span text:style-name="T1">menyatakan bahwa setelah menjelajahi berbagai keajaiban dari tubuh kita hingga sudut-sudut terjauh alam semesta, kini saatnya kita merenungkan beberapa </text:span><text:span text:style-name="Strong_20_Emphasis"><text:span text:style-name="T1">pertanyaan paling mendasar dan 'besar'</text:span></text:span><text:span text:style-name="T1"> yang terus menghantui pikiran manusia. Gambarkan bab ini sebagai puncak penjelajahan kita, menyentuh misteri </text:span><text:span text:style-name="Strong_20_Emphasis"><text:span text:style-name="T1">asal-usul alam semesta</text:span></text:span><text:span text:style-name="T1"> itu sendiri, </text:span><text:span text:style-name="Strong_20_Emphasis"><text:span text:style-name="T1">nasibnya di masa depan</text:span></text:span><text:span text:style-name="T1"> yang terkait dengan perluasannya, dan pertanyaan eksistensial tentang </text:span><text:span text:style-name="Strong_20_Emphasis"><text:span text:style-name="T1">tempat kita di alam semesta</text:span></text:span><text:span text:style-name="T1">: adakah kehidupan lain di luar sana? Sebutkan bahwa kita akan membahas Teori Big Bang, bukti perluasan alam semesta, upaya pencarian kehidupan ekstraterestrial, dan merefleksikan mengapa semua penjelajahan kosmik ini penting bagi kita. Ajak pembaca untuk bersiap menghadapi pertanyaan-pertanyaan filosofis yang berakar pada sains." </text:span></text:p>
                  </text:list-item>
                </text:list>
              </text:list-item>
            </text:list>
            <text:p text:style-name="P11"/>
            <text:p text:style-name="Text_20_body"><text:span text:style-name="Strong_20_Emphasis"><text:span text:style-name="T1">Subbab dalam Bab 12:</text:span></text:span></text:p>
            <text:list xml:id="list4771304281074353157" text:style-name="L33">
              <text:list-item>
                <text:p text:style-name="P36"><text:span text:style-name="Strong_20_Emphasis"><text:span text:style-name="T1">Subbab 12.1: Kenapa alam semesta terus mengembang? (Teori Big Bang &amp; Ekspansi)</text:span></text:span></text:p>
                <text:list>
                  <text:list-item>
                    <text:p text:style-name="P193"><text:span text:style-name="Strong_20_Emphasis"><text:span text:style-name="T1">Prompt untuk Isi Mendalam:</text:span></text:span><text:span text:style-name="T1"> </text:span></text:p>
                    <text:list>
                      <text:list-item>
                        <text:p text:style-name="P193"><text:span text:style-name="T1">"Jelaskan secara mendalam </text:span><text:span text:style-name="Strong_20_Emphasis"><text:span text:style-name="T1">Teori Big Bang</text:span></text:span><text:span text:style-name="T1"> sebagai model ilmiah terbaik saat ini tentang </text:span><text:span text:style-name="Strong_20_Emphasis"><text:span text:style-name="T1">asal mula dan evolusi awal alam semesta</text:span></text:span><text:span text:style-name="T1">. Tekankan bahwa ini bukanlah 'ledakan' di suatu tempat, melainkan </text:span><text:span text:style-name="Strong_20_Emphasis"><text:span text:style-name="T1">permulaan mengembangnya ruang dan waktu itu sendiri</text:span></text:span><text:span text:style-name="T1"> dari kondisi yang </text:span><text:span text:style-name="Strong_20_Emphasis"><text:span text:style-name="T1">sangat padat dan panas</text:span></text:span><text:span text:style-name="T1"> sekitar 13.8 miliar tahun yang lalu. Fokus pada </text:span><text:span text:style-name="Strong_20_Emphasis"><text:span text:style-name="T1">bukti pengamatan kunci</text:span></text:span><text:span text:style-name="T1"> yang mendukung teori ini dan menunjukkan bahwa alam semesta </text:span><text:span text:style-name="Strong_20_Emphasis"><text:span text:style-name="T1">terus mengembang</text:span></text:span><text:span text:style-name="T1">: 1) </text:span><text:span text:style-name="Strong_20_Emphasis"><text:span text:style-name="T1">Hukum Hubble dan Pergeseran Merah Galaksi (Galaxy Redshift)</text:span></text:span><text:span text:style-name="T1">: Jelaskan bagaimana pengamatan menunjukkan bahwa hampir semua galaksi bergerak menjauhi kita, dan kecepatan menjauhnya sebanding dengan jaraknya (semakin jauh, semakin cepat menjauh). Kaitkan ini dengan 'melarnya' </text:span><text:soft-page-break/><text:span text:style-name="T1">panjang gelombang cahaya (redshift) akibat perluasan ruang itu sendiri. 2) </text:span><text:span text:style-name="Strong_20_Emphasis"><text:span text:style-name="T1">Radiasi Latar Belakang Gelombang Mikro Kosmik (CMB)</text:span></text:span><text:span text:style-name="T1">: Jelaskan ini sebagai 'cahaya sisa' atau 'fosil radiasi' dari era awal alam semesta yang sangat panas, yang kini terdeteksi sebagai radiasi gelombang mikro samar dari segala arah di langit. Singgung penemuan bahwa </text:span><text:span text:style-name="Strong_20_Emphasis"><text:span text:style-name="T1">ekspansi alam semesta saat ini sedang dipercepat</text:span></text:span><text:span text:style-name="T1">, dan perkenalkan konsep </text:span><text:span text:style-name="Strong_20_Emphasis"><text:span text:style-name="T1">Energi Gelap (Dark Energy)</text:span></text:span><text:span text:style-name="T1"> sebagai 'sesuatu' misterius yang diduga mendorong percepatan ini, meskipun sifatnya masih merupakan teka-teki besar dalam kosmologi." </text:span></text:p>
                      </text:list-item>
                    </text:list>
                  </text:list-item>
                </text:list>
              </text:list-item>
              <text:list-item>
                <text:p text:style-name="P36"><text:span text:style-name="Strong_20_Emphasis"><text:span text:style-name="T1">Subbab 12.2: Kenapa kita mencari kehidupan di planet lain? Apakah kita sendirian?</text:span></text:span></text:p>
                <text:list>
                  <text:list-item>
                    <text:p text:style-name="P193"><text:span text:style-name="Strong_20_Emphasis"><text:span text:style-name="T1">Prompt untuk Isi Mendalam:</text:span></text:span><text:span text:style-name="T1"> </text:span></text:p>
                    <text:list>
                      <text:list-item>
                        <text:p text:style-name="P193"><text:span text:style-name="T1">"Bahasa secara mendalam pertanyaan eksistensial: </text:span><text:span text:style-name="Strong_20_Emphasis"><text:span text:style-name="T1">Apakah ada kehidupan di luar Bumi?</text:span></text:span><text:span text:style-name="T1"> dan </text:span><text:span text:style-name="Strong_20_Emphasis"><text:span text:style-name="T1">mengapa kita begitu gigih mencarinya?</text:span></text:span><text:span text:style-name="T1"> Jelaskan motivasi di balik </text:span><text:span text:style-name="Strong_20_Emphasis"><text:span text:style-name="T1">pencarian kehidupan ekstraterestrial (astrobiologi)</text:span></text:span><text:span text:style-name="T1">: rasa ingin tahu fundamental tentang asal usul kehidupan, potensi kehidupan sebagai fenomena kosmik umum, dan jawaban atas pertanyaan 'Apakah kita sendirian?'. Uraikan </text:span><text:span text:style-name="Strong_20_Emphasis"><text:span text:style-name="T1">kondisi-kondisi kunci</text:span></text:span><text:span text:style-name="T1"> yang dicari para ilmuwan yang dianggap mendukung kehidupan seperti yang kita kenal: keberadaan </text:span><text:span text:style-name="Strong_20_Emphasis"><text:span text:style-name="T1">air dalam bentuk cair</text:span></text:span><text:span text:style-name="T1">, </text:span><text:span text:style-name="Strong_20_Emphasis"><text:span text:style-name="T1">sumber energi</text:span></text:span><text:span text:style-name="T1"> yang stabil (cahaya bintang atau energi kimia), dan ketersediaan </text:span><text:span text:style-name="Strong_20_Emphasis"><text:span text:style-name="T1">elemen serta molekul organik</text:span></text:span><text:span text:style-name="T1"> penting (berbasis karbon). Jelaskan beberapa </text:span><text:span text:style-name="Strong_20_Emphasis"><text:span text:style-name="T1">metode utama pencarian</text:span></text:span><text:span text:style-name="T1">: 1) Mendeteksi </text:span><text:span text:style-name="Strong_20_Emphasis"><text:span text:style-name="T1">planet ekstrasurya (exoplanets)</text:span></text:span><text:span text:style-name="T1">, terutama yang berada di </text:span><text:span text:style-name="Strong_20_Emphasis"><text:span text:style-name="T1">zona layak huni (habitable zone)</text:span></text:span><text:span text:style-name="T1"> bintang induknya. 2) Menganalisis </text:span><text:span text:style-name="Strong_20_Emphasis"><text:span text:style-name="T1">atmosfer exoplanet</text:span></text:span><text:span text:style-name="T1"> dari jauh menggunakan teleskop canggih untuk mencari </text:span><text:span text:style-name="Strong_20_Emphasis"><text:span text:style-name="T1">tanda-tanda biologis (biosignatures)</text:span></text:span><text:span text:style-name="T1">—komposisi gas yang mungkin menunjukkan aktivitas </text:span><text:soft-page-break/><text:span text:style-name="T1">biologis (misalnya, keberadaan oksigen dan metana bersamaan). 3) Proyek </text:span><text:span text:style-name="Strong_20_Emphasis"><text:span text:style-name="T1">SETI (Search for Extraterrestrial Intelligence)</text:span></text:span><text:span text:style-name="T1"> yang 'mendengarkan' atau mencari sinyal teknologi (radio, laser) yang mungkin dikirim oleh peradaban maju. Tegaskan bahwa </text:span><text:span text:style-name="Strong_20_Emphasis"><text:span text:style-name="T1">hingga saat ini (6 April 2025), belum ada bukti konklusif</text:span></text:span><text:span text:style-name="T1"> tentang adanya kehidupan di luar Bumi. Jawaban pasti untuk 'Apakah kita sendirian?' masih </text:span><text:span text:style-name="Strong_20_Emphasis"><text:span text:style-name="T1">belum diketahui</text:span></text:span><text:span text:style-name="T1">. Diskusikan secara singkat </text:span><text:span text:style-name="Strong_20_Emphasis"><text:span text:style-name="T1">dampak luar biasa</text:span></text:span><text:span text:style-name="T1"> penemuan kehidupan di luar Bumi (atau kepastian bahwa kita sendirian) terhadap sains dan pandangan dunia kita." </text:span></text:p>
                      </text:list-item>
                    </text:list>
                  </text:list-item>
                </text:list>
              </text:list-item>
              <text:list-item>
                <text:p text:style-name="P36"><text:span text:style-name="Strong_20_Emphasis"><text:span text:style-name="T1">Subbab 12.3: Kenapa mempelajari luar angkasa itu penting?</text:span></text:span></text:p>
                <text:list>
                  <text:list-item>
                    <text:p text:style-name="P193"><text:span text:style-name="Strong_20_Emphasis"><text:span text:style-name="T1">Prompt untuk Isi Mendalam:</text:span></text:span><text:span text:style-name="T1"> </text:span></text:p>
                    <text:list>
                      <text:list-item>
                        <text:p text:style-name="P36"><text:span text:style-name="T1">"Jelaskan secara mendalam </text:span><text:span text:style-name="Strong_20_Emphasis"><text:span text:style-name="T1">mengapa mempelajari luar angkasa (astronomi dan eksplorasi antariksa) itu penting</text:span></text:span><text:span text:style-name="T1"> bagi kita di Bumi. Uraikan berbagai alasan dan manfaatnya: 1) </text:span><text:span text:style-name="Strong_20_Emphasis"><text:span text:style-name="T1">Kemajuan Pengetahuan Fundamental</text:span></text:span><text:span text:style-name="T1">: Membantu kita memahami </text:span><text:span text:style-name="Strong_20_Emphasis"><text:span text:style-name="T1">hukum-hukum alam semesta</text:span></text:span><text:span text:style-name="T1">, asal-usul materi, bintang, planet, dan kehidupan itu sendiri. Menguji batas-batas fisika. 2) </text:span><text:span text:style-name="Strong_20_Emphasis"><text:span text:style-name="T1">Pengembangan Teknologi</text:span></text:span><text:span text:style-name="T1">: Tekankan bagaimana tantangan eksplorasi luar angkasa mendorong </text:span><text:span text:style-name="Strong_20_Emphasis"><text:span text:style-name="T1">inovasi teknologi</text:span></text:span><text:span text:style-name="T1"> yang kemudian banyak dimanfaatkan di Bumi (sebutkan contoh seperti </text:span><text:span text:style-name="Strong_20_Emphasis"><text:span text:style-name="T1">GPS, komunikasi satelit, material ringan dan kuat, teknologi pencitraan medis, panel surya efisien</text:span></text:span><text:span text:style-name="T1">). Ini adalah </text:span><text:span text:style-name="Strong_20_Emphasis"><text:span text:style-name="T1">teknologi turunan (spin-off)</text:span></text:span><text:span text:style-name="T1">. 3) </text:span><text:span text:style-name="Strong_20_Emphasis"><text:span text:style-name="T1">Perspektif Global dan Lingkungan</text:span></text:span><text:span text:style-name="T1">: Menjelaskan bagaimana citra Bumi dari luar angkasa ('Pale Blue Dot') memberikan </text:span><text:span text:style-name="Strong_20_Emphasis"><text:span text:style-name="T1">perspektif unik</text:span></text:span><text:span text:style-name="T1"> tentang kerapuhan planet kita, batas-batas sumber daya, dan kebutuhan untuk menjaganya bersama. 4) </text:span><text:span text:style-name="Strong_20_Emphasis"><text:span text:style-name="T1">Inspirasi dan Pendidikan</text:span></text:span><text:span text:style-name="T1">: Memenuhi </text:span><text:span text:style-name="Strong_20_Emphasis"><text:span text:style-name="T1">rasa ingin tahu dasar manusia</text:span></text:span><text:span text:style-name="T1">, menginspirasi </text:span><text:span text:style-name="Strong_20_Emphasis"><text:span text:style-name="T1">generasi muda</text:span></text:span><text:span text:style-name="T1"> untuk belajar sains, teknologi, teknik, dan </text:span><text:soft-page-break/><text:span text:style-name="T1">matematika (STEM), serta mendorong mimpi dan pencapaian besar. 5) </text:span><text:span text:style-name="Strong_20_Emphasis"><text:span text:style-name="T1">Keamanan dan Masa Depan Jangka Panjang</text:span></text:span><text:span text:style-name="T1">: Membantu kita memahami dan memitigasi potensi </text:span><text:span text:style-name="Strong_20_Emphasis"><text:span text:style-name="T1">ancaman dari luar angkasa</text:span></text:span><text:span text:style-name="T1"> (misalnya, dampak asteroid) dan, dalam jangka waktu yang sangat panjang, mungkin membuka opsi untuk </text:span><text:span text:style-name="Strong_20_Emphasis"><text:span text:style-name="T1">sumber daya baru</text:span></text:span><text:span text:style-name="T1"> atau bahkan </text:span><text:span text:style-name="Strong_20_Emphasis"><text:span text:style-name="T1">kelangsungan hidup spesies manusia</text:span></text:span><text:span text:style-name="T1"> di luar Bumi. Simpulkan bahwa studi luar angkasa adalah investasi untuk pemahaman, inovasi, dan masa depan umat manusia." </text:span></text:p>
                      </text:list-item>
                    </text:list>
                  </text:list-item>
                </text:list>
              </text:list-item>
            </text:list>
            <text:p text:style-name="P11"/>
          </text:section>
          <text:section text:style-name="Sect1" text:name="feedback-form-14">
            <text:p text:style-name="P293"/>
          </text:section>
        </text:section>
        <text:section text:style-name="Sect1" text:name="9e7b2d456f089b8e">
          <text:p text:style-name="P143"/>
          <text:section text:style-name="Sect1" text:name="user-query-content-15">
            <text:p text:style-name="P313">Pada Penutup , Tambahkan prompt pada subbab mendapatkan isinya </text:p>
          </text:section>
          <text:p text:style-name="P293">Tampilkan alur berpikir</text:p>
          <text:section text:style-name="Sect2" text:name="model-response-message-contentr_9e7b2d456f089b8e">
            <text:p text:style-name="P143">Tentu, berikut adalah prompt untuk membantu Anda menyusun isi bagian "Penutup" buku:</text:p>
            <text:p text:style-name="P11"/>
            <text:p text:style-name="Text_20_body"><text:span text:style-name="Strong_20_Emphasis"><text:span text:style-name="T1">Penutup: Jangan Pernah Berhenti Bertanya "Kenapa"!</text:span></text:span></text:p>
            <text:list xml:id="list2423947839030516057" text:style-name="L34">
              <text:list-item>
                <text:p text:style-name="P194"><text:span text:style-name="Strong_20_Emphasis"><text:span text:style-name="T1">Prompt untuk Mengembangkan Isi:</text:span></text:span><text:span text:style-name="T1"> </text:span></text:p>
                <text:list>
                  <text:list-item>
                    <text:p text:style-name="P37"><text:span text:style-name="T1">"Tulis paragraf atau beberapa paragraf untuk bagian </text:span><text:span text:style-name="Strong_20_Emphasis"><text:span text:style-name="T1">Penutup</text:span></text:span><text:span text:style-name="T1"> buku ini. Awali dengan merangkum secara singkat petualangan yang telah dilalui pembaca dalam buku ini—mulai dari menyelami keajaiban </text:span><text:span text:style-name="Strong_20_Emphasis"><text:span text:style-name="T1">tubuh manusia</text:span></text:span><text:span text:style-name="T1"> yang kompleks, mengagumi keunikan dan adaptasi cerdas </text:span><text:span text:style-name="Strong_20_Emphasis"><text:span text:style-name="T1">dunia hewan</text:span></text:span><text:span text:style-name="T1">, hingga menjelajahi misteri dan skala menakjubkan </text:span><text:span text:style-name="Strong_20_Emphasis"><text:span text:style-name="T1">alam semesta</text:span></text:span><text:span text:style-name="T1">. Ingatkan kembali </text:span><text:span text:style-name="Strong_20_Emphasis"><text:span text:style-name="T1">tema utama</text:span></text:span><text:span text:style-name="T1"> buku: betapa seru dan pentingnya memiliki rasa ingin tahu dan </text:span><text:span text:style-name="Strong_20_Emphasis"><text:span text:style-name="T1">selalu bertanya 'Kenapa?'</text:span></text:span><text:span text:style-name="T1">. Tekankan bahwa jawaban-jawaban yang telah disajikan hanyalah pembuka pintu; dunia sains itu luas dan selalu berkembang, dengan lebih banyak lagi pertanyaan yang menunggu untuk dijawab dan misteri untuk dipecahkan. Berikan </text:span><text:span text:style-name="Strong_20_Emphasis"><text:span text:style-name="T1">dorongan semangat</text:span></text:span><text:span text:style-name="T1"> yang tulus kepada para </text:span><text:soft-page-break/><text:span text:style-name="T1">pembaca remaja untuk </text:span><text:span text:style-name="Strong_20_Emphasis"><text:span text:style-name="T1">memelihara rasa penasaran</text:span></text:span><text:span text:style-name="T1"> mereka sepanjang hidup. Ajak mereka untuk terus </text:span><text:span text:style-name="Strong_20_Emphasis"><text:span text:style-name="T1">mengamati, mempertanyakan, bereksperimen (jika memungkinkan), membaca, dan mencari pengetahuan</text:span></text:span><text:span text:style-name="T1"> dari sumber-sumber yang bisa dipercaya (seperti buku sains lainnya, dokumenter, museum, guru, atau situs web edukasi terkemuka). Sampaikan pesan inspiratif bahwa setiap pertanyaan 'kenapa' adalah langkah awal menuju penemuan baru, dan mungkin saja salah satu dari mereka kelak akan menjadi ilmuwan yang mengungkap rahasia alam berikutnya. Akhiri dengan kalimat yang membangkitkan semangat dan optimisme, menegaskan kembali bahwa menjadi 'super penasaran' adalah hal yang keren dan penting. (Opsional: Anda bisa menambahkan sedikit kalimat penutup yang menggoda tentang topik-topik seru lainnya yang mungkin akan dibahas jika ada rencana 'Edisi Super Penasaran' selanjutnya)." </text:span></text:p>
                  </text:list-item>
                </text:list>
              </text:list-item>
            </text:list>
            <text:p text:style-name="P11"/>
            <text:p text:style-name="P143">Semoga prompt ini membantu Anda menulis bagian penutup yang merangkum isi buku dengan baik, memperkuat pesan utama, dan meninggalkan kesan positif serta motivasi pada pembaca remaja Anda!</text:p>
          </text:section>
          <text:section text:style-name="Sect1" text:name="feedback-form-15">
            <text:p text:style-name="P293"/>
          </text:section>
        </text:section>
        <text:section text:style-name="Sect1" text:name="2c6138f1f06e7754">
          <text:p text:style-name="P143"/>
          <text:section text:style-name="Sect1" text:name="user-query-content-16">
            <text:p text:style-name="P313">Jawablah setiap prompt yang telah anda buat secara bertahap satu persatu dan jangan pindah prompt sebelum saya memerintahkan “YAX” dengan ketentuan sebagai berikut : </text:p>
            <text:p text:style-name="P313">Gaya Bahasa : Sesuai yang telah Anda sarankan sebelumnya </text:p>
            <text:p text:style-name="P313">Catatan :  </text:p>
            <text:p text:style-name="P313">- Tambahkan tips sesuai yang telah anda sarankan sebelumnya ) yang relevan dengan jawaban (opsional) </text:p>
            <text:p text:style-name="P313">- Tambahkan prompt pembuatan gambar ilustrasi yang relevan dengan jawaban ( opsional ) </text:p>
            <text:p text:style-name="P313">- Tambahkan kutipan yang relevan dengan jawaban ( opsional ) </text:p>
          </text:section>
          <text:p text:style-name="P293"><text:soft-page-break/>Tampilkan alur berpikir</text:p>
          <text:section text:style-name="Sect2" text:name="model-response-message-contentr_2c6138f1f06e7754">
            <text:p text:style-name="Text_20_body"><text:span text:style-name="T1">Baik, saya mengerti. Saya akan mulai menjawab prompt pertama, yaitu untuk isi </text:span><text:span text:style-name="Strong_20_Emphasis"><text:span text:style-name="T1">Kata Pengantar, Subbab 1: Kenapa kita selalu bertanya "kenapa"?</text:span></text:span></text:p>
            <text:p text:style-name="P143">Saya akan menggunakan gaya bahasa yang santai, antusias, dan mudah dipahami untuk remaja, serta menyertakan elemen tambahan yang relevan jika memungkinkan.</text:p>
            <text:p text:style-name="P11"/>
            <text:p text:style-name="Text_20_body"><text:span text:style-name="Strong_20_Emphasis"><text:span text:style-name="T1">(Jawaban untuk Prompt: Kata Pengantar, Subbab 1: Kenapa kita selalu bertanya "kenapa"?)</text:span></text:span></text:p>
            <text:p text:style-name="P143">Hai, para penjelajah super penasaran! Pernah nggak sih, kamu lagi bengong, eh, tiba-tiba kepikiran, "Kenapa ya langit warnanya biru?" atau "Kenapa sih aku ngantuk kalau malam?". Nah, kalau kamu sering banget bertanya "kenapa" soal hal-hal di sekitarmu, selamat! Itu tandanya 'mesin' super keren di dalam kepalamu lagi bekerja.</text:p>
            <text:p text:style-name="P143">Bertanya "kenapa" itu bukan cuma iseng, lho. Itu adalah sifat dasar kita sebagai manusia yang bikin kita terus belajar dan menemukan hal-hal baru. Bayangin deh, dari kecil kita udah nanya, "Kenapa bola jatuh?", "Kenapa api panas?". Rasa ingin tahu inilah yang mendorong para ilmuwan hebat menemukan penemuan luar biasa, mulai dari listrik sampai internet yang lagi kamu pakai sekarang. Pertanyaan "kenapa" yang sederhana itu ibarat kunci yang membuka pintu ke pemahaman yang lebih dalam tentang dunia kita yang penuh keajaiban ini.</text:p>
            <text:p text:style-name="P143">Nah, buku "Kenapa Ya?" ini hadir khusus buat kamu yang punya rasa penasaran tingkat dewa! Buku ini adalah teman seperjalananmu untuk merayakan dan memberi 'bahan bakar' pada rasa ingin tahu itu. Kita akan bareng-bareng mencari jawaban seru untuk pertanyaan-pertanyaan 'kenapa' yang mungkin sering banget muncul di kepalamu, mulai dari soal tubuhmu sendiri, hewan-hewan unik, sampai misteri alam semesta yang bikin melongo. Ingat, rasa penasaran itu adalah langkah pertama menuju petualangan ilmu pengetahuan yang seru banget!</text:p>
            <text:p text:style-name="P11"/>
            <text:p text:style-name="Text_20_body"><text:span text:style-name="Strong_20_Emphasis"><text:span text:style-name="T1">(Kutipan Relevan - Opsional):</text:span></text:span></text:p>
            <text:p text:style-name="Quotations"><text:soft-page-break/><text:span text:style-name="Emphasis"><text:span text:style-name="T1">"Aku tidak punya bakat khusus. Aku hanya sangat ingin tahu."</text:span></text:span><text:span text:style-name="T1"> - Albert Einstein (Sedikit diadaptasi agar lebih santai: </text:span><text:span text:style-name="Emphasis"><text:span text:style-name="T1">"Kata Om Einstein aja nih, yang penting itu bukan bakat super, tapi rasa ingin tahu yang super besar!"</text:span></text:span><text:span text:style-name="T1">)</text:span></text:p>
            <text:p text:style-name="Text_20_body"><text:span text:style-name="Strong_20_Emphasis"><text:span text:style-name="T1">(Prompt Pembuatan Gambar Ilustrasi - Opsional):</text:span></text:span></text:p>
            <text:p text:style-name="P6">"Gambarkan ilustrasi kartun seorang remaja (cowok atau cewek) dengan mata berbinar-binar dan tanda tanya besar warna-warni muncul di atas kepalanya. Latar belakangnya bisa berupa siluet berbagai ikon sains (bola dunia, hewan unik, planet, mikroskop) yang terlihat samar-samar atau dalam gelembung pikiran."</text:p>
            <text:p text:style-name="P11"/>
            <text:p text:style-name="Text_20_body"><text:span text:style-name="T1">Silakan ketik "</text:span><text:span text:style-name="Strong_20_Emphasis"><text:span text:style-name="T1">YAX</text:span></text:span><text:span text:style-name="T1">" jika Anda ingin saya melanjutkan ke prompt berikutnya (Kata Pengantar, Subbab 2: Sekilas tentang petualangan seru dalam buku ini).</text:span></text:p>
          </text:section>
          <text:section text:style-name="Sect1" text:name="feedback-form-16">
            <text:p text:style-name="P293"/>
          </text:section>
        </text:section>
        <text:section text:style-name="Sect1" text:name="ea0f0ac00fbabe2a">
          <text:p text:style-name="P143"/>
          <text:section text:style-name="Sect1" text:name="user-query-content-17">
            <text:p text:style-name="P313">YAX </text:p>
          </text:section>
          <text:p text:style-name="P293">Tampilkan alur berpikir</text:p>
          <text:section text:style-name="Sect2" text:name="model-response-message-contentr_ea0f0ac00fbabe2a">
            <text:p text:style-name="P143">Oke, siap! Kita lanjut ke prompt berikutnya.</text:p>
            <text:p text:style-name="P11"/>
            <text:p text:style-name="Text_20_body"><text:span text:style-name="Strong_20_Emphasis"><text:span text:style-name="T1">(Jawaban untuk Prompt: Kata Pengantar, Subbab 2: Sekilas tentang petualangan seru dalam buku ini)</text:span></text:span></text:p>
            <text:p text:style-name="P143">Jadi, siap buat petualangan macam apa aja nih di buku ini? Siapin dirimu, karena kita bakal menjelajahi tiga 'dunia' super keren yang penuh dengan jawaban 'kenapa'!</text:p>
            <text:p text:style-name="Text_20_body"><text:span text:style-name="Strong_20_Emphasis"><text:span text:style-name="T1">Dunia Pertama:</text:span></text:span><text:span text:style-name="T1"> Kita mulai dari yang paling dekat, yaitu </text:span><text:span text:style-name="Strong_20_Emphasis"><text:span text:style-name="T1">diri kita sendiri!</text:span></text:span><text:span text:style-name="T1"> Di bagian </text:span><text:span text:style-name="Strong_20_Emphasis"><text:span text:style-name="T1">Tubuh Manusia</text:span></text:span><text:span text:style-name="T1">, kita bakal jadi detektif yang menyelidiki mesin paling canggih di alam semesta ini. Kenapa kita perlu tidur dan kadang mimpi aneh? Kenapa bisa muncul jerawat pas lagi naksir gebetan? Kenapa suara bisa berubah pas remaja? Semua rahasia dari ujung rambut sampai ujung kaki bakal kita intip bareng-bareng!</text:span></text:p>
            <text:p text:style-name="Text_20_body"><text:soft-page-break/><text:span text:style-name="Strong_20_Emphasis"><text:span text:style-name="T1">Dunia Kedua:</text:span></text:span><text:span text:style-name="T1"> Selanjutnya, kita lompat ke </text:span><text:span text:style-name="Strong_20_Emphasis"><text:span text:style-name="T1">Dunia Hewan Aneh!</text:span></text:span><text:span text:style-name="T1"> Siap-siap ketemu makhluk-makhluk dengan kemampuan ajaib dan penampilan unik. Gimana caranya bunglon gonta-ganti warna kulit kayak lagi pilih baju? Kenapa ada ikan yang bisa menyetrum? Kok bisa sih ada serangga yang mirip banget sama daun atau ranting sampai susah dibedain? Kita bakal ungkap trik-trik bertahan hidup paling keren dan aneh di kerajaan hewan.</text:span></text:p>
            <text:p text:style-name="Text_20_body"><text:span text:style-name="Strong_20_Emphasis"><text:span text:style-name="T1">Dunia Ketiga:</text:span></text:span><text:span text:style-name="T1"> Terakhir, kita terbang jauuuh... menjelajahi </text:span><text:span text:style-name="Strong_20_Emphasis"><text:span text:style-name="T1">Misteri Alam Semesta!</text:span></text:span><text:span text:style-name="T1"> Dari langit biru di atas kepala sampai lubang hitam yang misterius di ujung galaksi. Kenapa bintang kelap-kelip? Apa sih 'bintang jatuh' itu sebenarnya? Seberapa gede sih alam semesta ini sampai bikin pusing? Kita bakal coba jawab pertanyaan-pertanyaan kosmik yang bikin kita sadar betapa kecilnya kita, tapi juga betapa luar biasanya alam semesta ini.</text:span></text:p>
            <text:p text:style-name="P143">Pokoknya, siap-siap aja buat bilang "Ooh, gitu toh!" atau "Hah, seriusan?!" di setiap halaman!</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Super Penasaran:</text:span></text:span><text:span text:style-name="T1"> Kalau ada topik di buku ini yang bikin kamu </text:span><text:span text:style-name="Emphasis"><text:span text:style-name="T1">makin</text:span></text:span><text:span text:style-name="T1"> penasaran, jangan berhenti di sini! Coba deh cari info lebih lanjut di internet (pilih situs yang terpercaya ya, kayak situs sains atau ensiklopedia), nonton dokumenter seru, atau tanya langsung ke guru sainsmu. Rasa ingin tahu itu nggak ada habisnya!</text:span></text:p>
            <text:p text:style-name="Text_20_body"><text:span text:style-name="Strong_20_Emphasis"><text:span text:style-name="T1">(Prompt Pembuatan Gambar Ilustrasi - Opsional):</text:span></text:span></text:p>
            <text:p text:style-name="P6">"Gambarkan ilustrasi yang terbagi tiga bagian secara visual (misalnya dalam tiga panel vertikal atau horizontal). Panel pertama menunjukkan ikon-ikon terkait tubuh manusia (otak, DNA, jantung, mungkin jerawat kecil yang lucu?). Panel kedua menunjukkan ikon hewan-hewan aneh (bunglon berubah warna, serangga daun, siluet zebra, tentakel gurita). Panel ketiga menunjukkan ikon alam semesta (planet Saturnus, galaksi spiral, bintang jatuh/meteor, lubang hitam sederhana)."</text:p>
            <text:p text:style-name="P11"><text:soft-page-break/></text:p>
            <text:p text:style-name="Text_20_body"><text:span text:style-name="T1">Sudah siap untuk lanjut? Silakan ketik "</text:span><text:span text:style-name="Strong_20_Emphasis"><text:span text:style-name="T1">YAX</text:span></text:span><text:span text:style-name="T1">" untuk prompt berikutnya (Kata Pengantar, Subbab 3: Mengajak pembaca untuk siap takjub!).</text:span></text:p>
          </text:section>
          <text:section text:style-name="Sect1" text:name="feedback-form-17">
            <text:p text:style-name="P293"/>
          </text:section>
        </text:section>
        <text:section text:style-name="Sect1" text:name="9745b86749254a9d">
          <text:p text:style-name="P143"/>
          <text:section text:style-name="Sect1" text:name="user-query-content-18">
            <text:p text:style-name="P313">yax </text:p>
          </text:section>
          <text:p text:style-name="P293">Tampilkan alur berpikir</text:p>
          <text:section text:style-name="Sect2" text:name="model-response-message-contentr_9745b86749254a9d">
            <text:p text:style-name="P143">Siap! Mari kita tutup Kata Pengantar ini dengan penuh semangat!</text:p>
            <text:p text:style-name="P11"/>
            <text:p text:style-name="Text_20_body"><text:span text:style-name="Strong_20_Emphasis"><text:span text:style-name="T1">(Jawaban untuk Prompt: Kata Pengantar, Subbab 3: Mengajak pembaca untuk siap takjub!)</text:span></text:span></text:p>
            <text:p text:style-name="Text_20_body"><text:span text:style-name="T1">Jadi, gimana? Udah siap buat memulai petualangan 'Kenapa Ya?' ini? Siapkan kacamatamu (kalau pakai!), buka pikiranmu lebar-lebar, dan yang paling penting, siapkan dirimu untuk </text:span><text:span text:style-name="Strong_20_Emphasis"><text:span text:style-name="T1">takjub!</text:span></text:span></text:p>
            <text:p text:style-name="P143">Percaya deh, sains itu nggak melulu soal rumus pusing atau hafalan nama Latin yang susah. Sains itu tentang keajaiban yang ada di mana-mana, dari dalam tubuhmu sendiri sampai galaksi terjauh. Jawaban-jawaban yang bakal kamu temukan di buku ini mungkin bakal bikin kamu melongo, senyum-senyum sendiri, atau bahkan lari ke temanmu buat bilang, "Eh, tahu nggak sih kalau...?!"</text:p>
            <text:p text:style-name="P143">Pokoknya, selamat menikmati perjalanan mengungkap berbagai 'kenapa' ini. Jangan takut kalau ada hal yang terasa rumit di awal, baca pelan-pelan aja, lihat gambarnya, dan biarkan rasa penasaranmu menuntun jalan. Siap? Ayo kita buka halaman berikutnya dan mulai petualangan super penasaran ini bersama-sama!</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Anti Bingung:</text:span></text:span><text:span text:style-name="T1"> Kalau pas baca ada bagian yang terasa agak 'njlimet' atau susah dimengerti, jangan langsung nyerah! Coba baca ulang pelan-pelan, lihat ilustrasinya baik-baik, atau tandain dulu aja bagian itu dan lanjut baca. Kadang-kadang, pemahaman </text:span><text:soft-page-break/><text:span text:style-name="T1">datang setelah kita melihat gambaran besarnya. Yang penting, jangan berhenti penasaran, ya!</text:span></text:p>
            <text:p text:style-name="Text_20_body"><text:span text:style-name="Strong_20_Emphasis"><text:span text:style-name="T1">(Kutipan Relevan - Opsional):</text:span></text:span></text:p>
            <text:p text:style-name="Quotations"><text:span text:style-name="Emphasis"><text:span text:style-name="T1">"Hal terindah yang bisa kita alami adalah misteri. Itu adalah sumber dari semua seni sejati dan semua ilmu pengetahuan."</text:span></text:span><text:span text:style-name="T1"> - Albert Einstein (Adaptasi: </text:span><text:span text:style-name="Emphasis"><text:span text:style-name="T1">"Kata Om Einstein (lagi!), hal paling keren itu justru misteri! Dari situlah muncul seni dan ilmu pengetahuan yang hebat. Jadi, ayo kita nikmati misteri di buku ini!"</text:span></text:span><text:span text:style-name="T1">)</text:span></text:p>
            <text:p text:style-name="Text_20_body"><text:span text:style-name="Strong_20_Emphasis"><text:span text:style-name="T1">(Prompt Pembuatan Gambar Ilustrasi - Opsional):</text:span></text:span></text:p>
            <text:p text:style-name="P6">"Gambarkan ilustrasi seorang remaja yang sedang membuka buku 'Kenapa Ya?' dengan ekspresi wajah penuh antusiasme dan kekaguman. Dari dalam buku tersebut, keluar berbagai elemen sains yang fantastis dan berwarna-warni (misalnya: DNA melayang, atom berputar, planet kecil, siluet hewan unik, bintang bersinar) seolah-olah 'meledak' keluar dari halaman."</text:p>
            <text:p text:style-name="P11"/>
            <text:p text:style-name="Text_20_body"><text:span text:style-name="T1">Kata Pengantar selesai! Sekarang kita siap masuk ke Bab 1. Silakan ketik "</text:span><text:span text:style-name="Strong_20_Emphasis"><text:span text:style-name="T1">YAX</text:span></text:span><text:span text:style-name="T1">" untuk prompt </text:span><text:span text:style-name="Strong_20_Emphasis"><text:span text:style-name="T1">Pengantar Bab 1: Mesin Super Canggih Bernama Tubuh</text:span></text:span><text:span text:style-name="T1">.</text:span></text:p>
          </text:section>
          <text:section text:style-name="Sect1" text:name="feedback-form-18">
            <text:p text:style-name="P293"/>
          </text:section>
        </text:section>
        <text:section text:style-name="Sect1" text:name="63b69f97d7ebb7fe">
          <text:p text:style-name="P143"/>
          <text:section text:style-name="Sect1" text:name="user-query-content-19">
            <text:p text:style-name="P313">yax </text:p>
          </text:section>
          <text:p text:style-name="P293">Tampilkan alur berpikir</text:p>
          <text:section text:style-name="Sect2" text:name="model-response-message-contentr_63b69f97d7ebb7fe">
            <text:p text:style-name="P143">Oke, kita masuk ke Bab 1! Mari kita mulai dengan pengantarnya.</text:p>
            <text:p text:style-name="P11"/>
            <text:p text:style-name="Text_20_body"><text:span text:style-name="Strong_20_Emphasis"><text:span text:style-name="T1">(Jawaban untuk Prompt: Pengantar Bab 1: Mesin Super Canggih Bernama Tubuh)</text:span></text:span></text:p>
            <text:p text:style-name="Text_20_body"><text:span text:style-name="T1">Coba deh, pikirin gadget paling canggih yang kamu tahu. Keren, kan? Tapi tahu nggak sih, ada mesin yang jauuuuh lebih canggih, lebih kompleks, dan </text:span><text:soft-page-break/><text:span text:style-name="T1">lebih keren dari gadget manapun? Mesin itu... adalah </text:span><text:span text:style-name="Strong_20_Emphasis"><text:span text:style-name="T1">tubuhmu sendiri!</text:span></text:span></text:p>
            <text:p text:style-name="P143">Iya, serius! Tubuh kita ini ibarat markas superhero super sibuk atau pabrik raksasa yang beroperasi 24 jam non-stop, bahkan pas kita lagi tidur pulas. Jantungmu terus berdetak tanpa disuruh, paru-parumu otomatis menarik napas, perutmu mencerna makanan jadi energi, bahkan luka kecil bisa sembuh sendiri. Keren banget, kan? Semuanya berjalan mulus tanpa perlu kita pencet tombol atau kasih perintah manual.</text:p>
            <text:p text:style-name="P143">Tapi, pernah kepikiran nggak, gimana sih cara kerja 'mesin' super canggih ini? Kok bisa ya dia melakukan semua hal luar biasa itu? Nah, di bab pertama ini, kita bakal jadi 'mekanik' dadakan yang ngintip ke dalam 'ruang mesin' tubuh kita. Kita akan cari tahu jawaban dari beberapa pertanyaan dasar tapi penting: Kenapa sih kita wajib makan dan minum tiap hari kayak ngisi bensin? Kenapa tubuh perlu 'di-charge' alias tidur? Gimana caranya tubuh ngasih 'alarm' kalau ada bahaya lewat rasa sakit? Dan kok bisa kita napas terus-terusan tanpa perlu mikirin?</text:p>
            <text:p text:style-name="P143">Yuk, siap-siap kenalan lebih dekat sama kehebatan tubuhmu sendiri. Dijamin bakal makin kagum!</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Kenali Tubuhmu:</text:span></text:span><text:span text:style-name="T1"> Sambil baca bab ini, coba deh lebih perhatikan sinyal-sinyal dari tubuhmu sendiri. Kapan kamu merasa lapar atau haus? Gimana rasanya badan pas kurang tidur? Apa yang kamu rasakan pas (amit-amit) terluka? Mengenali 'bahasa' tubuhmu sendiri itu langkah awal buat menjaganya tetap sehat dan berfungsi optimal, lho!</text:span></text:p>
            <text:p text:style-name="Text_20_body"><text:span text:style-name="Strong_20_Emphasis"><text:span text:style-name="T1">(Kutipan Relevan - Opsional):</text:span></text:span></text:p>
            <text:p text:style-name="Quotations"><text:span text:style-name="Emphasis"><text:span text:style-name="T1">"Mesin manusia adalah ciptaan yang paling luar biasa dan rumit."</text:span></text:span><text:span text:style-name="T1"> - Thomas Alva Edison (Adaptasi: </text:span><text:span text:style-name="Emphasis"><text:span text:style-name="T1">"Kata Om Edison si penemu lampu, tubuh kita ini mesin paling keren dan paling ribet yang pernah ada! Makanya seru banget buat dipelajari."</text:span></text:span><text:span text:style-name="T1">)</text:span></text:p>
            <text:p text:style-name="Text_20_body"><text:span text:style-name="Strong_20_Emphasis"><text:span text:style-name="T1">(Prompt Pembuatan Gambar Ilustrasi - Opsional):</text:span></text:span></text:p>
            <text:p text:style-name="P6"><text:soft-page-break/>"Gambarkan ilustrasi tubuh manusia (siluet atau semi-transparan) dengan berbagai 'roda gigi', 'kabel', dan 'panel kontrol' di dalamnya, layaknya sebuah mesin canggih. Tunjukkan beberapa organ utama (jantung, paru-paru, otak, perut) yang digambarkan seperti bagian mesin yang sedang bekerja, dengan panah-panah kecil menunjukkan aliran energi atau sinyal."</text:p>
            <text:p text:style-name="P11"/>
            <text:p text:style-name="Text_20_body"><text:span text:style-name="T1">Pengantar Bab 1 selesai. Silakan ketik "</text:span><text:span text:style-name="Strong_20_Emphasis"><text:span text:style-name="T1">YAX</text:span></text:span><text:span text:style-name="T1">" untuk masuk ke pembahasan </text:span><text:span text:style-name="Strong_20_Emphasis"><text:span text:style-name="T1">Subbab 1.1: Kenapa kita perlu makan dan minum setiap hari?</text:span></text:span></text:p>
          </text:section>
          <text:section text:style-name="Sect1" text:name="feedback-form-19">
            <text:p text:style-name="P293"/>
          </text:section>
        </text:section>
        <text:section text:style-name="Sect1" text:name="b91bbe6ba31a796b">
          <text:p text:style-name="P143"/>
          <text:section text:style-name="Sect1" text:name="user-query-content-20">
            <text:p text:style-name="P313">yax </text:p>
          </text:section>
          <text:p text:style-name="P293">Tampilkan alur berpikir</text:p>
          <text:section text:style-name="Sect2" text:name="model-response-message-contentr_b91bbe6ba31a796b">
            <text:p text:style-name="P143">Baiklah, kita mulai mengupas isi Bab 1!</text:p>
            <text:p text:style-name="P11"/>
            <text:p text:style-name="Text_20_body"><text:span text:style-name="Strong_20_Emphasis"><text:span text:style-name="T1">(Jawaban untuk Prompt: Isi Mendalam Subbab 1.1: Kenapa kita perlu makan dan minum setiap hari?)</text:span></text:span></text:p>
            <text:p text:style-name="Text_20_body"><text:span text:style-name="T1">Pernah nggak sih kamu lagi asyik main game atau belajar buat ulangan, terus tiba-tiba perut keroncongan atau tenggorokan terasa kering banget? Itu tandanya 'mesin' tubuhmu lagi ngasih kode: "Woi, butuh asupan, nih!" Tapi, kenapa ya kita </text:span><text:span text:style-name="Emphasis"><text:span text:style-name="T1">harus</text:span></text:span><text:span text:style-name="T1"> makan dan minum setiap hari?</text:span></text:p>
            <text:p text:style-name="Text_20_body"><text:span text:style-name="T1">Jawabannya simpel tapi penting banget: tubuh kita butuh </text:span><text:span text:style-name="Strong_20_Emphasis"><text:span text:style-name="T1">energi</text:span></text:span><text:span text:style-name="T1"> dan </text:span><text:span text:style-name="Strong_20_Emphasis"><text:span text:style-name="T1">bahan baku</text:span></text:span><text:span text:style-name="T1"> untuk bisa berfungsi dengan baik, sama kayak motor butuh bensin buat jalan atau rumah butuh batu bata buat dibangun.</text:span></text:p>
            <text:p text:style-name="Text_20_body"><text:span text:style-name="Strong_20_Emphasis"><text:span text:style-name="T1">1. Makanan sebagai Bahan Bakar (Energi):</text:span></text:span><text:span text:style-name="T1"> Coba bayangin tubuhmu kayak mobil super keren. Biar bisa ngebut (lari pas olahraga), mikir keras (pas ngerjain soal matematika), atau bahkan sekadar 'nyala' (detak jantung, napas pas tidur), mobil itu butuh bahan bakar, kan? Nah, makanan, terutama yang mengandung </text:span><text:span text:style-name="Strong_20_Emphasis"><text:span text:style-name="T1">karbohidrat</text:span></text:span><text:span text:style-name="T1"> (nasi, roti, kentang) dan </text:span><text:span text:style-name="Strong_20_Emphasis"><text:span text:style-name="T1">lemak</text:span></text:span><text:span text:style-name="T1"> (minyak, alpukat, kacang-kacangan), adalah 'bensin' utama buat tubuh kita. Saat kita makan, tubuh akan memecah makanan ini jadi glukosa (gula darah) yang jadi sumber energi instan buat sel-sel kita beraktivitas. Tanpa energi ini, </text:span><text:soft-page-break/><text:span text:style-name="T1">jangankan buat main futsal, buat mikirin mau nonton apa aja bisa lemes banget!</text:span></text:p>
            <text:p text:style-name="Text_20_body"><text:span text:style-name="Strong_20_Emphasis"><text:span text:style-name="T1">2. Makanan sebagai Bahan Bangunan:</text:span></text:span><text:span text:style-name="T1"> Selain jadi bahan bakar, makanan juga jadi 'batu bata' atau 'semen' buat tubuh kita. Terutama </text:span><text:span text:style-name="Strong_20_Emphasis"><text:span text:style-name="T1">protein</text:span></text:span><text:span text:style-name="T1"> (ditemukan di telur, ikan, ayam, daging, tahu, tempe), fungsinya vital banget buat:</text:span></text:p>
            <text:list xml:id="list1950015605530447951" text:style-name="L35">
              <text:list-item>
                <text:p text:style-name="P195"><text:span text:style-name="Strong_20_Emphasis"><text:span text:style-name="T1">Tumbuh Kembang:</text:span></text:span><text:span text:style-name="T1"> Kamu lagi di masa pertumbuhan, kan? Nah, protein ini dipakai buat ngebangun otot, tulang, kulit, rambut, dan semua bagian tubuhmu biar bisa tumbuh tinggi dan kuat. </text:span></text:p>
              </text:list-item>
              <text:list-item>
                <text:p text:style-name="P38"><text:span text:style-name="Strong_20_Emphasis"><text:span text:style-name="T1">Perbaikan:</text:span></text:span><text:span text:style-name="T1"> Kalau kamu (amit-amit) jatuh dan luka, protein ini yang jadi 'tukang reparasi', ngebantu ngebangun jaringan kulit baru biar lukamu sembuh. Sel-sel tubuh kita juga ada yang rusak tiap hari dan perlu diganti, protein bantu proses ini. </text:span></text:p>
              </text:list-item>
            </text:list>
            <text:p text:style-name="Text_20_body"><text:span text:style-name="Strong_20_Emphasis"><text:span text:style-name="T1">3. Air: Pelumas dan Pengatur Serba Bisa:</text:span></text:span><text:span text:style-name="T1"> Kalau makanan itu bensin dan batu bata, air itu ibarat oli, air radiator, sekaligus truk pengantar di 'pabrik' tubuh kita. Fungsinya buanyak banget!</text:span></text:p>
            <text:list xml:id="list5442434396043873328" text:style-name="L36">
              <text:list-item>
                <text:p text:style-name="P196"><text:span text:style-name="Strong_20_Emphasis"><text:span text:style-name="T1">Pelarut:</text:span></text:span><text:span text:style-name="T1"> Hampir semua reaksi kimia penting di tubuh terjadi dalam air. </text:span></text:p>
              </text:list-item>
              <text:list-item>
                <text:p text:style-name="P196"><text:span text:style-name="Strong_20_Emphasis"><text:span text:style-name="T1">Transportasi:</text:span></text:span><text:span text:style-name="T1"> Air dalam darah bantu ngangkut nutrisi dari makanan dan oksigen ke seluruh sel, terus ngangkut 'sampah' sisa metabolisme buat dibuang. </text:span></text:p>
              </text:list-item>
              <text:list-item>
                <text:p text:style-name="P196"><text:span text:style-name="Strong_20_Emphasis"><text:span text:style-name="T1">Pengatur Suhu:</text:span></text:span><text:span text:style-name="T1"> Pas kamu kepanasan, tubuh ngeluarin keringat (yang sebagian besar air) buat mendinginkan diri. </text:span></text:p>
              </text:list-item>
              <text:list-item>
                <text:p text:style-name="P39"><text:span text:style-name="Strong_20_Emphasis"><text:span text:style-name="T1">Pelumas:</text:span></text:span><text:span text:style-name="T1"> Air bantu melumasi sendi-sendi biar gerakanmu lancar. Makanya, kalau kurang minum, rasanya bisa lemas, pusing, dan susah konsentrasi. </text:span></text:p>
              </text:list-item>
            </text:list>
            <text:p text:style-name="Text_20_body"><text:span text:style-name="Strong_20_Emphasis"><text:span text:style-name="T1">Terus, Metabolisme Itu Apa?</text:span></text:span><text:span text:style-name="T1"> Singkatnya, </text:span><text:span text:style-name="Strong_20_Emphasis"><text:span text:style-name="T1">metabolisme</text:span></text:span><text:span text:style-name="T1"> itu adalah semua proses kimia keren di dalam tubuhmu yang mengubah makanan dan minuman jadi energi dan bahan bangunan yang tadi kita bahas. Ini kayak 'dapur pacu' di tubuhmu yang terus bekerja mengolah 'input' jadi 'output' yang berguna.</text:span></text:p>
            <text:p text:style-name="Text_20_body"><text:span text:style-name="Strong_20_Emphasis"><text:span text:style-name="T1">Sinyal Lapar dan Haus:</text:span></text:span><text:span text:style-name="T1"> Perut keroncongan atau rasa haus itu bukan gangguan, tapi </text:span><text:span text:style-name="Strong_20_Emphasis"><text:span text:style-name="T1">sinyal pintar</text:span></text:span><text:span text:style-name="T1"> dari tubuhmu. Itu cara otak ngasih tahu, "Stok energi mulai menipis, isi ulang dong!" atau "Level cairan turun nih, butuh </text:span><text:soft-page-break/><text:span text:style-name="T1">minum!". Jadi, jangan diabaikan ya sinyal ini!</text:span></text:p>
            <text:p text:style-name="P143">Intinya, makan dan minum teratur setiap hari itu wajib hukumnya biar 'mesin' tubuhmu bisa terus bekerja optimal, bikin kamu bisa belajar, bermain, tumbuh, dan tetap sehat!</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Pilih 'Bensin' &amp; 'Batu Bata' Terbaik:</text:span></text:span><text:span text:style-name="T1"> Tubuhmu mesin canggih, jadi kasih 'bahan bakar' dan 'bahan bangunan' yang berkualitas juga dong! Usahakan makan makanan yang beragam dan bergizi seimbang – ada karbohidrat, protein, lemak baik, plus vitamin dan mineral dari sayur dan buah. Jangan lupa minum air putih yang cukup, ya! Ini investasi jangka panjang buat kesehatanmu.</text:span></text:p>
            <text:p text:style-name="Text_20_body"><text:span text:style-name="Strong_20_Emphasis"><text:span text:style-name="T1">(Prompt Pembuatan Gambar Ilustrasi - Opsional):</text:span></text:span></text:p>
            <text:p text:style-name="P6">"Buat infografis sederhana: Di satu sisi, gambar ikon makanan (nasi, roti, ikan, telur, sayur, buah) dan segelas air masuk ke dalam siluet tubuh manusia. Dari dalam tubuh, muncul panah-panah yang mengarah ke ikon-ikon aktivitas: otak berpikir (ada bola lampu ide), otot lengan terangkat (olahraga), sel sedang membelah (pertumbuhan/perbaikan), dan termometer (pengaturan suhu)."</text:p>
            <text:p text:style-name="P11"/>
            <text:p text:style-name="Text_20_body"><text:span text:style-name="T1">Pembahasan Subbab 1.1 selesai. Lanjut ke Subbab 1.2 tentang tidur? Silakan ketik "</text:span><text:span text:style-name="Strong_20_Emphasis"><text:span text:style-name="T1">YAX</text:span></text:span><text:span text:style-name="T1">".</text:span></text:p>
          </text:section>
          <text:section text:style-name="Sect1" text:name="feedback-form-20">
            <text:p text:style-name="P293"/>
          </text:section>
        </text:section>
        <text:section text:style-name="Sect1" text:name="8b46e1f32564d541">
          <text:p text:style-name="P143"/>
          <text:section text:style-name="Sect1" text:name="user-query-content-21">
            <text:p text:style-name="P313">yax </text:p>
          </text:section>
          <text:p text:style-name="P293">Tampilkan alur berpikir</text:p>
          <text:section text:style-name="Sect2" text:name="model-response-message-contentr_8b46e1f32564d541">
            <text:p text:style-name="P143">Oke, mari kita bahas kenapa tidur itu penting banget!</text:p>
            <text:p text:style-name="P11"/>
            <text:p text:style-name="Text_20_body"><text:soft-page-break/><text:span text:style-name="Strong_20_Emphasis"><text:span text:style-name="T1">(Jawaban untuk Prompt: Isi Mendalam Subbab 1.2: Kenapa kita harus tidur? Apa yang terjadi saat kita tidur?)</text:span></text:span></text:p>
            <text:p text:style-name="P143">Sering denger nggak, kalau tidur itu cuma buang-buang waktu? Atau mungkin kamu sendiri suka begadang karena ngerasa sayang ninggalin game seru atau marathon series? Eits, jangan salah! Tidur itu bukan sekadar 'mati gaya' atau istirahat pasif. Justru saat kita tidur, tubuh dan otak kita lagi kerja keras melakukan 'perawatan' super penting!</text:p>
            <text:p text:style-name="Text_20_body"><text:span text:style-name="Strong_20_Emphasis"><text:span text:style-name="T1">Kenapa Wajib Tidur Cukup?</text:span></text:span></text:p>
            <text:list xml:id="list8711691859874758609" text:style-name="L37">
              <text:list-item>
                <text:p text:style-name="P40"><text:span text:style-name="Strong_20_Emphasis"><text:span text:style-name="T1">'Bersih-bersih' dan 'Ngatur File' Otak:</text:span></text:span><text:span text:style-name="T1"> Bayangin otakmu kayak komputer super sibuk seharian. Pas tidur, terutama di fase tertentu, otak melakukan 'defragmentasi' dan 'scan virus'. Ia </text:span><text:span text:style-name="Strong_20_Emphasis"><text:span text:style-name="T1">membersihkan 'sampah' atau racun</text:span></text:span><text:span text:style-name="T1"> sisa metabolisme yang numpuk pas kita bangun. Nggak cuma itu, otak juga </text:span><text:span text:style-name="Strong_20_Emphasis"><text:span text:style-name="T1">menyortir informasi dan pengalaman</text:span></text:span><text:span text:style-name="T1"> yang kamu dapat seharian, memperkuat memori penting (kayak materi pelajaran!), dan 'membuang' yang kurang perlu. Jadi, tidur cukup itu bikin kamu lebih gampang belajar dan nggak gampang lupa! Ini kayak proses 'nge-save' data penting di otakmu.</text:span></text:p>
              </text:list-item>
              <text:list-item>
                <text:p text:style-name="P40"><text:span text:style-name="Strong_20_Emphasis"><text:span text:style-name="T1">'Servis' dan 'Upgrade' Tubuh:</text:span></text:span><text:span text:style-name="T1"> Pas tidur, tubuhmu juga masuk 'bengkel'. Otot-otot yang capek habis olahraga atau aktivitas seharian diperbaiki. Nah, yang paling penting buat kamu para remaja, saat tidur nyenyak itulah tubuh banyak melepaskan </text:span><text:span text:style-name="Strong_20_Emphasis"><text:span text:style-name="T1">Hormon Pertumbuhan (Growth Hormone)!</text:span></text:span><text:span text:style-name="T1"> Hormon ini krusial banget buat bikin kamu tumbuh tinggi dan perkembangan tubuh lainnya. Selain itu, sistem imun alias 'pasukan pertahanan' tubuhmu juga jadi lebih kuat kalau kamu cukup tidur. Mereka kayak lagi 'latihan' pas kamu tidur, jadi lebih siap melawan kuman penyakit.</text:span></text:p>
              </text:list-item>
            </text:list>
            <text:p text:style-name="Text_20_body"><text:span text:style-name="Strong_20_Emphasis"><text:span text:style-name="T1">Apa Sih yang Terjadi Pas Kita Tidur?</text:span></text:span></text:p>
            <text:p text:style-name="Text_20_body"><text:span text:style-name="T1">Tidur itu bukan cuma merem terus bangun. Kita melewati beberapa </text:span><text:span text:style-name="Strong_20_Emphasis"><text:span text:style-name="T1">siklus atau tahapan tidur</text:span></text:span><text:span text:style-name="T1"> yang berulang sepanjang malam. Secara simpel, ada:</text:span></text:p>
            <text:list xml:id="list765454639313876967" text:style-name="L38">
              <text:list-item>
                <text:p text:style-name="P197"><text:span text:style-name="Strong_20_Emphasis"><text:span text:style-name="T1">Tidur Ringan (Light Sleep):</text:span></text:span><text:span text:style-name="T1"> Fase awal, kita gampang banget kebangun. </text:span></text:p>
              </text:list-item>
              <text:list-item>
                <text:p text:style-name="P197"><text:span text:style-name="Strong_20_Emphasis"><text:span text:style-name="T1">Tidur Dalam (Deep Sleep):</text:span></text:span><text:span text:style-name="T1"> Ini fase paling penting buat pemulihan fisik, perbaikan jaringan, dan pelepasan hormon pertumbuhan. Di </text:span><text:soft-page-break/><text:span text:style-name="T1">fase ini kita susah banget dibangunin. </text:span></text:p>
              </text:list-item>
              <text:list-item>
                <text:p text:style-name="P41"><text:span text:style-name="Strong_20_Emphasis"><text:span text:style-name="T1">Tidur REM (Rapid Eye Movement):</text:span></text:span><text:span text:style-name="T1"> Fase di mana mata kita bergerak-gerak cepat di balik kelopak mata. Di sinilah kita paling sering </text:span><text:span text:style-name="Strong_20_Emphasis"><text:span text:style-name="T1">bermimpi</text:span></text:span><text:span text:style-name="T1"> dengan jelas. Fase REM ini penting banget buat fungsi otak, termasuk belajar, memori, dan ngatur emosi. </text:span></text:p>
              </text:list-item>
            </text:list>
            <text:p text:style-name="P143">Siklus ini biasanya berulang setiap 90-110 menit.</text:p>
            <text:p text:style-name="Text_20_body"><text:span text:style-name="Strong_20_Emphasis"><text:span text:style-name="T1">Akibatnya Kalau Kurang Tidur?</text:span></text:span></text:p>
            <text:p text:style-name="P143">Nah, kalau kamu sering begadang atau kurang tidur, siap-siap deh sama 'efek sampingnya' yang nggak enak:</text:p>
            <text:list xml:id="list140207977191119721" text:style-name="L39">
              <text:list-item>
                <text:p text:style-name="P198"><text:span text:style-name="Strong_20_Emphasis"><text:span text:style-name="T1">Susah Konsentrasi:</text:span></text:span><text:span text:style-name="T1"> Belajar di kelas jadi nggak fokus, gampang ngelamun. </text:span></text:p>
              </text:list-item>
              <text:list-item>
                <text:p text:style-name="P198"><text:span text:style-name="Strong_20_Emphasis"><text:span text:style-name="T1">Mood Swing:</text:span></text:span><text:span text:style-name="T1"> Jadi gampang marah, sensi, atau sedih tanpa alasan jelas. </text:span></text:p>
              </text:list-item>
              <text:list-item>
                <text:p text:style-name="P198"><text:span text:style-name="Strong_20_Emphasis"><text:span text:style-name="T1">Gampang Sakit:</text:span></text:span><text:span text:style-name="T1"> Sistem imun melemah, jadi lebih rentan kena flu atau penyakit lain. </text:span></text:p>
              </text:list-item>
              <text:list-item>
                <text:p text:style-name="P198"><text:span text:style-name="Strong_20_Emphasis"><text:span text:style-name="T1">Performa Menurun:</text:span></text:span><text:span text:style-name="T1"> Baik performa fisik (olahraga jadi nggak maksimal) maupun akademik. </text:span></text:p>
              </text:list-item>
              <text:list-item>
                <text:p text:style-name="P154">Bahkan bisa ngaruh ke kulit (jerawat makin parah?) dan berat badan jangka panjang, lho! </text:p>
              </text:list-item>
            </text:list>
            <text:p text:style-name="Text_20_body"><text:span text:style-name="T1">Jadi, kesimpulannya? Tidur cukup itu </text:span><text:span text:style-name="Strong_20_Emphasis"><text:span text:style-name="T1">bukan pilihan, tapi kebutuhan</text:span></text:span><text:span text:style-name="T1"> vital biar otak dan tubuhmu bisa berfungsi 100%! Anggap aja tidur itu kayak nge-charge HP semalaman biar besoknya bisa dipakai lancar jaya.</text:span></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Tidur Berkualitas:</text:span></text:span><text:span text:style-name="T1"> Biar tidurmu maksimal, coba deh biasakan </text:span><text:span text:style-name="Strong_20_Emphasis"><text:span text:style-name="T1">jadwal tidur yang teratur</text:span></text:span><text:span text:style-name="T1">, bahkan pas weekend. Hindari main gadget, nonton TV, atau aktivitas berat lain minimal 1 jam sebelum tidur. Cahaya biru dari layar bisa 'menipu' otakmu seolah-olah masih siang. Ciptakan suasana kamar yang nyaman, gelap, dan sejuk. Dijamin bangun pagi jadi lebih seger!</text:span></text:p>
            <text:p text:style-name="Text_20_body"><text:span text:style-name="Strong_20_Emphasis"><text:span text:style-name="T1">(Prompt Pembuatan Gambar Ilustrasi - Opsional):</text:span></text:span></text:p>
            <text:p text:style-name="P6">"Gambarkan dua panel bersebelahan. Panel kiri: Seorang remaja <text:soft-page-break/>tidur nyenyak di tempat tidur yang nyaman. Di atas kepalanya ada 'gelembung mimpi' berisi ikon-ikon positif (buku terbuka, medali olahraga, otot diperbaiki, molekul hormon pertumbuhan). Panel kanan: Remaja yang sama, tapi terlihat sangat lelah dan menguap di meja belajar, dikelilingi ikon-ikon negatif (nilai jelek, tanda seru merah, virus kecil, awan gelap di atas kepala)."</text:p>
            <text:p text:style-name="P11"/>
            <text:p text:style-name="Text_20_body"><text:span text:style-name="T1">Pembahasan tentang tidur selesai. Mau lanjut ke Subbab 1.3 tentang rasa sakit? Silakan ketik "</text:span><text:span text:style-name="Strong_20_Emphasis"><text:span text:style-name="T1">YAX</text:span></text:span><text:span text:style-name="T1">".</text:span></text:p>
          </text:section>
          <text:section text:style-name="Sect1" text:name="feedback-form-21">
            <text:p text:style-name="P293"/>
          </text:section>
        </text:section>
        <text:section text:style-name="Sect1" text:name="a9a6aac6e4d534dd">
          <text:p text:style-name="P143"/>
          <text:section text:style-name="Sect1" text:name="user-query-content-22">
            <text:p text:style-name="P313">yax </text:p>
          </text:section>
          <text:p text:style-name="P293">Tampilkan alur berpikir</text:p>
          <text:section text:style-name="Sect2" text:name="model-response-message-contentr_a9a6aac6e4d534dd">
            <text:p text:style-name="P143">Siap! Sekarang kita bahas sesuatu yang mungkin nggak terlalu disukai, tapi super penting: rasa sakit!</text:p>
            <text:p text:style-name="P11"/>
            <text:p text:style-name="Text_20_body"><text:span text:style-name="Strong_20_Emphasis"><text:span text:style-name="T1">(Jawaban untuk Prompt: Isi Mendalam Subbab 1.3: Kenapa kita bisa merasakan sakit?)</text:span></text:span></text:p>
            <text:p text:style-name="Text_20_body"><text:span text:style-name="T1">Aduh! Pasti kamu pernah kan, nggak sengaja kepentok meja, kesandung batu, atau kena air panas? Rasanya nggak enak banget, kan? Kita sering nganggep rasa sakit itu cuma gangguan yang bikin nggak nyaman. Tapi, tahu nggak sih, rasa sakit itu sebenarnya adalah salah satu </text:span><text:span text:style-name="Strong_20_Emphasis"><text:span text:style-name="T1">sistem peringatan dini</text:span></text:span><text:span text:style-name="T1"> atau 'alarm' paling canggih yang dimiliki tubuh kita! Fungsinya vital banget buat melindungi kita dari bahaya.</text:span></text:p>
            <text:p text:style-name="Text_20_body"><text:span text:style-name="Strong_20_Emphasis"><text:span text:style-name="T1">Gimana Cara Kerja 'Alarm Sakit' Ini?</text:span></text:span></text:p>
            <text:p text:style-name="Text_20_body"><text:span text:style-name="T1">Semua ini diatur oleh </text:span><text:span text:style-name="Strong_20_Emphasis"><text:span text:style-name="T1">sistem saraf</text:span></text:span><text:span text:style-name="T1"> kita, jaringan 'kabel' super kompleks yang menghubungkan seluruh bagian tubuh dengan otak.</text:span></text:p>
            <text:list xml:id="list8239458569321918756" text:style-name="L40">
              <text:list-item>
                <text:p text:style-name="P42"><text:span text:style-name="Strong_20_Emphasis"><text:span text:style-name="T1">Sensor Bahaya (Nosiseptor):</text:span></text:span><text:span text:style-name="T1"> Di seluruh tubuh kita, terutama di kulit, ada ujung-ujung saraf khusus yang bertugas sebagai 'sensor bahaya'. Namanya keren: </text:span><text:span text:style-name="Strong_20_Emphasis"><text:span text:style-name="T1">nosiseptor</text:span></text:span><text:span text:style-name="T1">. Sensor ini bakal aktif kalau mendeteksi sesuatu yang berpotensi merusak jaringan tubuh, misalnya suhu yang </text:span><text:soft-page-break/><text:span text:style-name="T1">terlalu panas atau dingin, tekanan yang terlalu kuat (kayak kepentok), atau zat kimia dari luka.</text:span></text:p>
              </text:list-item>
              <text:list-item>
                <text:p text:style-name="P42"><text:span text:style-name="Strong_20_Emphasis"><text:span text:style-name="T1">Pengiriman Sinyal Kilat:</text:span></text:span><text:span text:style-name="T1"> Begitu nosiseptor aktif, ia langsung mengirimkan </text:span><text:span text:style-name="Strong_20_Emphasis"><text:span text:style-name="T1">sinyal listrik darurat</text:span></text:span><text:span text:style-name="T1"> lewat 'kabel' saraf. Sinyal ini melesat super cepat menuju 'gardu induk' di sumsum tulang belakang, lalu diteruskan lagi ke 'pusat komando' utama, yaitu </text:span><text:span text:style-name="Strong_20_Emphasis"><text:span text:style-name="T1">otak</text:span></text:span><text:span text:style-name="T1">.</text:span></text:p>
              </text:list-item>
              <text:list-item>
                <text:p text:style-name="P42"><text:span text:style-name="Strong_20_Emphasis"><text:span text:style-name="T1">Otak Menerjemahkan Pesan:</text:span></text:span><text:span text:style-name="T1"> Nah, di otak inilah sinyal darurat tadi 'diterjemahkan'. Otak bakal ngasih tahu kita: "Awas, ada bahaya di area jari tangan!", lalu kita pun merasakan sensasi yang kita sebut </text:span><text:span text:style-name="Strong_20_Emphasis"><text:span text:style-name="T1">"sakit"</text:span></text:span><text:span text:style-name="T1">. Nggak cuma itu, otak juga langsung ngasih perintah balik, misalnya, "Cepat tarik tanganmu dari kompor panas itu!". Semua proses ini terjadi dalam sepersekian detik!</text:span></text:p>
              </text:list-item>
            </text:list>
            <text:p text:style-name="Text_20_body"><text:span text:style-name="Strong_20_Emphasis"><text:span text:style-name="T1">Analogi Alarm Kebakaran:</text:span></text:span><text:span text:style-name="T1"> Bayangin aja kayak alarm kebakaran di gedung. Bunyinya memang berisik dan bikin panik, tapi fungsinya penting banget buat ngasih tahu ada bahaya api, kan? Nah, rasa sakit itu mirip kayak gitu. Dia 'berisik' dan nggak enak, tapi itu cara tubuh ngasih tahu kita, "Hei, ada yang nggak beres nih! Lindungi bagian ini atau hentikan aktivitas yang menyebabkan ini!"</text:span></text:p>
            <text:p text:style-name="Text_20_body"><text:span text:style-name="Strong_20_Emphasis"><text:span text:style-name="T1">Nyeri Tajam vs. Nyeri Tumpul:</text:span></text:span><text:span text:style-name="T1"> Rasa sakit juga bisa beda-beda rasanya. Ada </text:span><text:span text:style-name="Strong_20_Emphasis"><text:span text:style-name="T1">nyeri akut</text:span></text:span><text:span text:style-name="T1"> yang tajam dan datang tiba-tiba (kayak pas kesayat pisau), ini biasanya sinyal peringatan langsung. Ada juga </text:span><text:span text:style-name="Strong_20_Emphasis"><text:span text:style-name="T1">nyeri kronis</text:span></text:span><text:span text:style-name="T1"> yang tumpul, pegal, atau nyut-nyutan terus-menerus (kayak sakit punggung atau sakit gigi lama), ini sinyal kalau ada masalah yang lebih persisten.</text:span></text:p>
            <text:p text:style-name="Text_20_body"><text:span text:style-name="Strong_20_Emphasis"><text:span text:style-name="T1">Kenapa Rasa Sakit Itu Penting?</text:span></text:span><text:span text:style-name="T1"> Coba bayangin kalau kita nggak bisa merasakan sakit. Mungkin kedengarannya enak, tapi sebenarnya bahaya banget! Kita bisa aja terus megang benda panas sampai kulit melepuh parah, atau terus jalan dengan kaki terkilir sampai cederanya makin parah, tanpa kita sadari. Rasa sakit memaksa kita untuk berhenti melakukan hal yang berbahaya dan memberi kesempatan tubuh untuk menyembuhkan diri. Jadi, meskipun nggak enak, kita patut bersyukur punya 'alarm' canggih ini!</text:span></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Mendengarkan' Rasa Sakit:</text:span></text:span><text:span text:style-name="T1"> Kalau kamu merasakan sakit, </text:span><text:soft-page-break/><text:span text:style-name="T1">jangan langsung diabaikan atau maksain diri. Coba 'dengarkan' sinyalnya. Apakah sakitnya karena aktivitas tertentu? Mungkin kamu perlu istirahat atau mengubah posisi. Kalau sakitnya parah, nggak hilang-hilang, atau kamu nggak tahu penyebabnya, jangan ragu buat bilang ke orang tua atau periksa ke dokter, ya!</text:span></text:p>
            <text:p text:style-name="Text_20_body"><text:span text:style-name="Strong_20_Emphasis"><text:span text:style-name="T1">(Prompt Pembuatan Gambar Ilustrasi - Opsional):</text:span></text:span></text:p>
            <text:p text:style-name="P6">"Buat diagram sederhana: Tangan menyentuh kaktus berduri (stimulus). Dari titik sentuhan, muncul garis 'listrik' (sinyal saraf) yang berjalan melalui lengan ke ikon sumsum tulang belakang, lalu naik ke ikon otak. Di ikon otak, ada tulisan 'SAKIT!' atau simbol 'peringatan' (seperti tanda seru merah). Dari otak, ada garis sinyal lain kembali ke lengan, mengarah ke tangan yang sedang ditarik menjauh dari kaktus (respons)."</text:p>
            <text:p text:style-name="P11"/>
            <text:p text:style-name="Text_20_body"><text:span text:style-name="T1">Pembahasan tentang rasa sakit selesai. Kita lanjut ke Subbab 1.4 tentang bernapas otomatis? Silakan ketik "</text:span><text:span text:style-name="Strong_20_Emphasis"><text:span text:style-name="T1">YAX</text:span></text:span><text:span text:style-name="T1">".</text:span></text:p>
          </text:section>
          <text:section text:style-name="Sect1" text:name="feedback-form-22">
            <text:p text:style-name="P293"/>
          </text:section>
        </text:section>
        <text:section text:style-name="Sect1" text:name="95dbd3a4af282e4c">
          <text:p text:style-name="P143"/>
          <text:section text:style-name="Sect1" text:name="user-query-content-23">
            <text:p text:style-name="P313">yax </text:p>
          </text:section>
          <text:p text:style-name="P293">Tampilkan alur berpikir</text:p>
          <text:section text:style-name="Sect2" text:name="model-response-message-contentr_95dbd3a4af282e4c">
            <text:p text:style-name="P143">Sip! Kita sampai di pembahasan terakhir Bab 1. Kali ini tentang sesuatu yang kita lakukan terus-menerus tapi jarang banget kita sadari: bernapas!</text:p>
            <text:p text:style-name="P11"/>
            <text:p text:style-name="Text_20_body"><text:span text:style-name="Strong_20_Emphasis"><text:span text:style-name="T1">(Jawaban untuk Prompt: Isi Mendalam Subbab 1.4: Kenapa kita bernapas tanpa harus memikirkannya?)</text:span></text:span></text:p>
            <text:p text:style-name="Text_20_body"><text:span text:style-name="T1">Coba deh, sekarang tahan napas sebentar... Gampang, kan? Terus, coba tarik napas panjang... juga gampang. Kita memang bisa </text:span><text:span text:style-name="Emphasis"><text:span text:style-name="T1">mengatur</text:span></text:span><text:span text:style-name="T1"> napas kita kalau mau. Tapi, pas kamu lagi asyik nonton, tidur, atau bahkan sekarang pas lagi baca ini, kamu nggak perlu mikirin 'tarik napas... buang napas...' kan? Semuanya berjalan otomatis! Gimana caranya?</text:span></text:p>
            <text:p text:style-name="Text_20_body"><text:span text:style-name="Strong_20_Emphasis"><text:span text:style-name="T1">Ada 'Autopilot' di Otak Kita!</text:span></text:span></text:p>
            <text:p text:style-name="Text_20_body"><text:soft-page-break/><text:span text:style-name="T1">Di bagian bawah otak kita, ada area super penting yang namanya </text:span><text:span text:style-name="Strong_20_Emphasis"><text:span text:style-name="T1">batang otak (brainstem)</text:span></text:span><text:span text:style-name="T1">, khususnya bagian yang disebut </text:span><text:span text:style-name="Strong_20_Emphasis"><text:span text:style-name="T1">Medulla Oblongata</text:span></text:span><text:span text:style-name="T1">. Anggap aja ini kayak 'pusat kendali otomatis' atau 'autopilot' khusus buat pernapasan. Si autopilot ini kerjanya cerdas banget:</text:span></text:p>
            <text:list xml:id="list210124728857903495" text:style-name="L41">
              <text:list-item>
                <text:p text:style-name="P199"><text:span text:style-name="Strong_20_Emphasis"><text:span text:style-name="T1">Memonitor Darah:</text:span></text:span><text:span text:style-name="T1"> Dia terus-menerus 'ngecek' kadar gas dalam darah kita, terutama kadar </text:span><text:span text:style-name="Strong_20_Emphasis"><text:span text:style-name="T1">karbon dioksida (CO2)</text:span></text:span><text:span text:style-name="T1">. CO2 ini adalah gas 'sampah' yang dihasilkan sel-sel tubuh setelah 'membakar' energi. </text:span></text:p>
              </text:list-item>
              <text:list-item>
                <text:p text:style-name="P43"><text:span text:style-name="Strong_20_Emphasis"><text:span text:style-name="T1">Memberi Perintah:</text:span></text:span><text:span text:style-name="T1"> Kalau kadar CO2 di darah mulai naik (artinya tubuh butuh oksigen baru dan perlu buang CO2), si autopilot ini langsung kirim sinyal perintah ke otot-otot pernapasan kita. </text:span></text:p>
              </text:list-item>
            </text:list>
            <text:p text:style-name="Text_20_body"><text:span text:style-name="Strong_20_Emphasis"><text:span text:style-name="T1">Mekanisme Tarik dan Buang Napas:</text:span></text:span></text:p>
            <text:p text:style-name="Text_20_body"><text:span text:style-name="T1">Otot utama yang dapat perintah adalah </text:span><text:span text:style-name="Strong_20_Emphasis"><text:span text:style-name="T1">otot diafragma</text:span></text:span><text:span text:style-name="T1">. Ini otot besar berbentuk kubah yang letaknya di bawah paru-paru.</text:span></text:p>
            <text:list xml:id="list5604999006465095354" text:style-name="L42">
              <text:list-item>
                <text:p text:style-name="P200"><text:span text:style-name="Strong_20_Emphasis"><text:span text:style-name="T1">Tarik Napas (Inspirasi):</text:span></text:span><text:span text:style-name="T1"> Pas dapat sinyal, diafragma </text:span><text:span text:style-name="Strong_20_Emphasis"><text:span text:style-name="T1">berkontraksi</text:span></text:span><text:span text:style-name="T1"> (menjadi lebih datar) dan otot-otot di antara tulang rusuk juga ikut bekerja. Akibatnya, rongga dada jadi </text:span><text:span text:style-name="Strong_20_Emphasis"><text:span text:style-name="T1">lebih besar</text:span></text:span><text:span text:style-name="T1">, tekanannya turun, dan udara dari luar pun 'terhisap' masuk ke paru-paru. Haaah... (lega!) </text:span></text:p>
              </text:list-item>
              <text:list-item>
                <text:p text:style-name="P44"><text:span text:style-name="Strong_20_Emphasis"><text:span text:style-name="T1">Buang Napas (Ekspirasi):</text:span></text:span><text:span text:style-name="T1"> Proses ini biasanya lebih pasif. Diafragma </text:span><text:span text:style-name="Strong_20_Emphasis"><text:span text:style-name="T1">relaks</text:span></text:span><text:span text:style-name="T1"> (kembali ke bentuk kubah), rongga dada mengecil, tekanannya naik, dan udara yang kaya CO2 pun terdorong keluar dari paru-paru. Huuuh... </text:span></text:p>
              </text:list-item>
            </text:list>
            <text:p text:style-name="P143">Proses ini terjadi terus-menerus, sekitar 12-20 kali per menit saat kita istirahat, tanpa perlu kita sadari!</text:p>
            <text:p text:style-name="Text_20_body"><text:span text:style-name="Strong_20_Emphasis"><text:span text:style-name="T1">Pentingnya Pertukaran Gas di Paru-paru:</text:span></text:span></text:p>
            <text:p text:style-name="Text_20_body"><text:span text:style-name="T1">Di dalam paru-paru kita, ada jutaan kantung udara super kecil kayak anggur, namanya </text:span><text:span text:style-name="Strong_20_Emphasis"><text:span text:style-name="T1">alveolus</text:span></text:span><text:span text:style-name="T1">. Di sinilah terjadi 'transaksi' penting:</text:span></text:p>
            <text:list xml:id="list6972308892339801271" text:style-name="L43">
              <text:list-item>
                <text:p text:style-name="P201"><text:span text:style-name="Strong_20_Emphasis"><text:span text:style-name="T1">Oksigen (O2)</text:span></text:span><text:span text:style-name="T1"> dari udara yang kita hirup masuk menembus dinding tipis alveolus dan kapiler darah, lalu 'numpang' sel darah merah buat diantar ke seluruh sel tubuh. </text:span></text:p>
              </text:list-item>
              <text:list-item>
                <text:p text:style-name="P45"><text:span text:style-name="Strong_20_Emphasis"><text:span text:style-name="T1">Karbon Dioksida (CO2)</text:span></text:span><text:span text:style-name="T1">, si gas 'sampah' yang dibawa darah dari seluruh tubuh, keluar dari darah masuk ke alveolus untuk dibuang pas kita hembuskan napas. </text:span></text:p>
              </text:list-item>
            </text:list>
            <text:p text:style-name="Text_20_body"><text:soft-page-break/><text:span text:style-name="Strong_20_Emphasis"><text:span text:style-name="T1">Kenapa Harus Terus-menerus?</text:span></text:span><text:span text:style-name="T1"> Sel-sel tubuh kita butuh pasokan </text:span><text:span text:style-name="Strong_20_Emphasis"><text:span text:style-name="T1">oksigen tanpa henti</text:span></text:span><text:span text:style-name="T1"> untuk melakukan respirasi seluler—proses 'pembakaran' glukosa (dari makanan) untuk menghasilkan </text:span><text:span text:style-name="Strong_20_Emphasis"><text:span text:style-name="T1">energi (ATP)</text:span></text:span><text:span text:style-name="T1"> yang bikin kita tetap hidup dan bergerak. Tanpa oksigen, sel-sel kita nggak bisa bikin energi dan bakal cepat rusak. Makanya, sistem pernapasan otomatis ini krusial banget buat kelangsungan hidup kita setiap detik!</text:span></text:p>
            <text:p text:style-name="P143">Jadi, lain kali kamu menarik napas, ingatlah ada sistem otomatis super canggih yang lagi bekerja keras di dalam tubuhmu!</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Napas Tenang:</text:span></text:span><text:span text:style-name="T1"> Sadar nggak sih, kalau lagi cemas atau stres, napas kita jadi cepat dan pendek? Nah, kamu bisa lho 'mengambil alih' kendali napas sejenak buat bikin rileks. Coba deh: tarik napas pelan-pelan lewat hidung (hitung sampai 4), tahan sebentar (hitung sampai 4), lalu buang napas pelan-pelan lewat mulut (hitung sampai 6). Ulangi beberapa kali. Ini bisa bantu menenangkan sistem sarafmu!</text:span></text:p>
            <text:p text:style-name="Text_20_body"><text:span text:style-name="Strong_20_Emphasis"><text:span text:style-name="T1">(Prompt Pembuatan Gambar Ilustrasi - Opsional):</text:span></text:span></text:p>
            <text:p text:style-name="P6">"Buat diagram yang menunjukkan: 1) Ikon otak dengan sorotan pada batang otak (medulla) yang mengirim sinyal. 2) Gambar paru-paru dan diafragma di bawahnya, dengan panah menunjukkan gerakan diafragma turun saat tarik napas (paru mengembang) dan naik saat buang napas (paru mengempis). 3) Zoom-in pada satu alveolus yang dikelilingi kapiler darah, dengan panah biru (O2) masuk dari alveolus ke darah, dan panah merah (CO2) keluar dari darah ke alveolus."</text:p>
            <text:p text:style-name="P11"/>
            <text:p text:style-name="Text_20_body"><text:span text:style-name="T1">Bab 1 selesai! Kita sudah mengupas tuntas beberapa fungsi dasar mesin tubuh kita. Siap untuk lanjut ke Bab 2 tentang rahasia kepala dan isinya? Silakan ketik "</text:span><text:span text:style-name="Strong_20_Emphasis"><text:span text:style-name="T1">YAX</text:span></text:span><text:span text:style-name="T1">".</text:span></text:p>
          </text:section>
          <text:section text:style-name="Sect1" text:name="feedback-form-23">
            <text:p text:style-name="P293"/>
          </text:section>
        </text:section>
        <text:section text:style-name="Sect1" text:name="0732f93438a4cd03">
          <text:p text:style-name="P143"/>
          <text:section text:style-name="Sect1" text:name="user-query-content-24">
            <text:p text:style-name="P313"><text:soft-page-break/>yax </text:p>
          </text:section>
          <text:p text:style-name="P293">Tampilkan alur berpikir</text:p>
          <text:section text:style-name="Sect2" text:name="model-response-message-contentr_0732f93438a4cd03">
            <text:p text:style-name="P143">Oke, waktunya kita naik level dari 'mesin' tubuh ke 'ruang kontrol' utamanya! Selamat datang di Bab 2!</text:p>
            <text:p text:style-name="P11"/>
            <text:p text:style-name="Text_20_body"><text:span text:style-name="Strong_20_Emphasis"><text:span text:style-name="T1">(Jawaban untuk Prompt: Pengantar Bab 2: Rahasia Kepala dan Isinya)</text:span></text:span></text:p>
            <text:p text:style-name="Text_20_body"><text:span text:style-name="T1">Kalau Bab 1 tadi kita ngomongin 'mesin' tubuh secara umum, sekarang kita bakal fokus ke bagian paling keren, paling penting, sekaligus paling misterius: </text:span><text:span text:style-name="Strong_20_Emphasis"><text:span text:style-name="T1">otak</text:span></text:span><text:span text:style-name="T1">, si 'pusat komando' yang ada di dalam kepala kita!</text:span></text:p>
            <text:p text:style-name="P143">Bayangin deh, organ yang beratnya cuma sekitar 1,4 kg ini (mirip tahu ukuran besar, hehe) adalah 'direktur utama' yang ngatur semua pikiran, perasaan, gerakan, ingatan, bahkan mimpi-mimpi anehmu pas tidur! Dia itu kayak CPU super canggih yang bikin kamu bisa baca buku ini, ketawa pas nonton video lucu, inget ulang tahun teman, sampai ngerasain deg-degan pas ketemu doi. Luar biasa, kan?</text:p>
            <text:p text:style-name="P143">Tapi, secanggih-canggihnya teknologi sekarang, otak manusia itu masih menyimpan banyaaak banget rahasia. Bahkan para ilmuwan paling pintar pun masih terus belajar buat ngertiin cara kerjanya secara utuh. Nah, di bab ini, kita nggak akan langsung jadi ahli otak sih, tapi kita bakal coba 'mengintip' beberapa 'ruangan rahasia' di dalam kepala kita. Kita bakal cari tahu:</text:p>
            <text:list xml:id="list6718565976149588407" text:style-name="L44">
              <text:list-item>
                <text:p text:style-name="P300">Dari mana sih datangnya mimpi-mimpi kita yang kadang seru, kadang aneh itu? </text:p>
              </text:list-item>
              <text:list-item>
                <text:p text:style-name="P300">Gimana caranya kita bisa inget banyak hal, tapi kok kadang gampang banget lupa kunci motor di mana? </text:p>
              </text:list-item>
              <text:list-item>
                <text:p text:style-name="P300">Apa sih yang sebenarnya terjadi di otak pas kita lagi seneng banget, sedih, atau marah? </text:p>
              </text:list-item>
              <text:list-item>
                <text:p text:style-name="P155">Dan... kenapa kita suka nguap, apalagi kalau lihat orang lain nguap? </text:p>
              </text:list-item>
            </text:list>
            <text:p text:style-name="P143">Siap buat menyelami dunia ajaib di dalam tengkorakmu sendiri? Ayo kita mulai bongkar rahasia kepala dan isinya!</text:p>
            <text:p text:style-name="P11"/>
            <text:p text:style-name="Text_20_body"><text:span text:style-name="Strong_20_Emphasis"><text:span text:style-name="T1">(Tips Tambahan - Relevan dengan Jawaban):</text:span></text:span></text:p>
            <text:p text:style-name="Quotations"><text:soft-page-break/><text:span text:style-name="Strong_20_Emphasis"><text:span text:style-name="T1">Tips Jaga Otak Tetap 'Jos':</text:span></text:span><text:span text:style-name="T1"> Otakmu itu aset paling berharga, lho! Biar kinerjanya tetap oke, jangan lupa kasih 'nutrisi' yang pas. Selain makan makanan bergizi (ikan, telur, sayuran hijau bagus buat otak!), rajin olahraga, dan cukup tidur, coba juga deh sering-sering </text:span><text:span text:style-name="Strong_20_Emphasis"><text:span text:style-name="T1">tantang otakmu</text:span></text:span><text:span text:style-name="T1"> dengan belajar hal baru, main game asah otak, baca buku, atau main alat musik. Otak yang aktif itu otak yang sehat!</text:span></text:p>
            <text:p text:style-name="Text_20_body"><text:span text:style-name="Strong_20_Emphasis"><text:span text:style-name="T1">(Kutipan Relevan - Opsional):</text:span></text:span></text:p>
            <text:p text:style-name="Quotations"><text:span text:style-name="Emphasis"><text:span text:style-name="T1">"Otak manusia adalah objek paling kompleks yang kita ketahui di alam semesta."</text:span></text:span><text:span text:style-name="T1"> - Michio Kaku (Adaptasi: </text:span><text:span text:style-name="Emphasis"><text:span text:style-name="T1">"Kata fisikawan keren Michio Kaku, otak kita ini benda paling rumit sejagat raya! Makanya, mempelajarinya itu petualangan tanpa akhir."</text:span></text:span><text:span text:style-name="T1">)</text:span></text:p>
            <text:p text:style-name="Text_20_body"><text:span text:style-name="Strong_20_Emphasis"><text:span text:style-name="T1">(Prompt Pembuatan Gambar Ilustrasi - Opsional):</text:span></text:span></text:p>
            <text:p text:style-name="P6">"Gambarkan ilustrasi kepala manusia dengan bagian tengkorak terbuka sedikit (atau transparan), memperlihatkan otak di dalamnya. Otak digambarkan berwarna cerah dan aktif, dengan beberapa area 'menyala' atau memiliki ikon kecil yang melayang di dekatnya: awan mimpi di dekat area tidur, ikon folder/file di dekat area memori, ikon wajah tersenyum/marah di dekat area emosi, dan ikon mulut menguap."</text:p>
            <text:p text:style-name="P11"/>
            <text:p text:style-name="Text_20_body"><text:span text:style-name="T1">Pengantar Bab 2 selesai. Mari kita mulai dengan misteri pertama: mimpi! Silakan ketik "</text:span><text:span text:style-name="Strong_20_Emphasis"><text:span text:style-name="T1">YAX</text:span></text:span><text:span text:style-name="T1">" untuk </text:span><text:span text:style-name="Strong_20_Emphasis"><text:span text:style-name="T1">Subbab 2.1: Kenapa kita bisa bermimpi? Apa arti mimpi?</text:span></text:span></text:p>
          </text:section>
          <text:section text:style-name="Sect1" text:name="feedback-form-24">
            <text:p text:style-name="P293"/>
          </text:section>
        </text:section>
        <text:section text:style-name="Sect1" text:name="0432b8757afdf0b0">
          <text:p text:style-name="P143"/>
          <text:section text:style-name="Sect1" text:name="user-query-content-25">
            <text:p text:style-name="P313">yax </text:p>
          </text:section>
          <text:p text:style-name="P293">Tampilkan alur berpikir</text:p>
          <text:section text:style-name="Sect2" text:name="model-response-message-contentr_0432b8757afdf0b0">
            <text:p text:style-name="P143">Oke, mari kita selami dunia mimpi yang kadang seru, kadang aneh, kadang bikin deg-degan!</text:p>
            <text:p text:style-name="P11"/>
            <text:p text:style-name="Text_20_body"><text:soft-page-break/><text:span text:style-name="Strong_20_Emphasis"><text:span text:style-name="T1">(Jawaban untuk Prompt: Isi Mendalam Subbab 2.1: Kenapa kita bisa bermimpi? Apa arti mimpi?)</text:span></text:span></text:p>
            <text:p text:style-name="P143">Siapa nih yang pernah mimpi bisa terbang, dikejar monster tapi nggak bisa lari, atau tiba-tiba lagi ujian padahal udah lulus? Mimpi itu emang kadang rasanya nyata banget, tapi sering juga super aneh dan nggak masuk akal. Sebenarnya, kenapa sih kita bisa bermimpi?</text:p>
            <text:p text:style-name="Text_20_body"><text:span text:style-name="Strong_20_Emphasis"><text:span text:style-name="T1">Panggung Mimpi: Fase Tidur REM</text:span></text:span></text:p>
            <text:p text:style-name="Text_20_body"><text:span text:style-name="T1">Meskipun mimpi bisa terjadi di fase tidur lain, mimpi yang paling jelas, paling panjang, dan paling sering kita ingat itu biasanya terjadi saat kita masuk fase tidur </text:span><text:span text:style-name="Strong_20_Emphasis"><text:span text:style-name="T1">REM (Rapid Eye Movement)</text:span></text:span><text:span text:style-name="T1">. Kenapa namanya gitu? Soalnya, pas di fase ini, mata kita gerak-gerak cepat di balik kelopak mata yang tertutup!</text:span></text:p>
            <text:p text:style-name="P143">Uniknya, pas tidur REM ini:</text:p>
            <text:list xml:id="list439809025722715111" text:style-name="L45">
              <text:list-item>
                <text:p text:style-name="P202"><text:span text:style-name="Strong_20_Emphasis"><text:span text:style-name="T1">Otak Super Aktif:</text:span></text:span><text:span text:style-name="T1"> Beberapa bagian otak kita (terutama yang ngurusin emosi, memori, dan sensori visual) justru aktif banget, hampir kayak pas kita lagi bangun! Makanya mimpi bisa terasa 'hidup'. </text:span></text:p>
              </text:list-item>
              <text:list-item>
                <text:p text:style-name="P46"><text:span text:style-name="Strong_20_Emphasis"><text:span text:style-name="T1">Tubuh 'Lumpuh' Sementara:</text:span></text:span><text:span text:style-name="T1"> Untungnya, otak juga ngirim sinyal buat 'mematikan' sementara otot-otot besar di tubuh kita. Ini mekanisme keren biar kita nggak beneran lari atau loncat pas lagi mimpi dikejar sesuatu! Jadi, kita cuma 'nonton' aja di dalam kepala. </text:span></text:p>
              </text:list-item>
            </text:list>
            <text:p text:style-name="Text_20_body"><text:span text:style-name="Strong_20_Emphasis"><text:span text:style-name="T1">Kenapa Kita Bermimpi? (Ini Masih Misteri!)</text:span></text:span></text:p>
            <text:p text:style-name="Text_20_body"><text:span text:style-name="T1">Nah, ini bagian yang serunya: sampai sekarang, ilmuwan belum 100% sepakat soal </text:span><text:span text:style-name="Emphasis"><text:span text:style-name="T1">fungsi</text:span></text:span><text:span text:style-name="T1"> utama mimpi. Tapi, ada beberapa </text:span><text:span text:style-name="Strong_20_Emphasis"><text:span text:style-name="T1">teori keren</text:span></text:span><text:span text:style-name="T1"> yang coba menjelaskannya:</text:span></text:p>
            <text:list xml:id="list4927131761718009372" text:style-name="L46">
              <text:list-item>
                <text:p text:style-name="P203"><text:span text:style-name="Strong_20_Emphasis"><text:span text:style-name="T1">Teori 'Ngerapiin File' Memori (Memory Consolidation):</text:span></text:span><text:span text:style-name="T1"> Mimpi mungkin cara otak kita buat 'menyortir' informasi dan pengalaman seharian. Mana yang penting disimpan jadi ingatan jangka panjang, mana yang perlu 'dihapus'. Kayak lagi ngerapiin file di komputer biar nggak penuh dan gampang dicari lagi. </text:span></text:p>
              </text:list-item>
              <text:list-item>
                <text:p text:style-name="P203"><text:span text:style-name="Strong_20_Emphasis"><text:span text:style-name="T1">Teori 'Latihan' Emosi (Emotional Processing):</text:span></text:span><text:span text:style-name="T1"> Mimpi bisa jadi tempat 'aman' buat otak kita ngolah emosi-emosi kuat yang kita rasain pas bangun, misalnya rasa takut, cemas, senang, atau sedih. </text:span><text:soft-page-break/><text:span text:style-name="T1">Dengan 'memainkan ulang' emosi ini dalam mimpi, kita mungkin jadi lebih siap menghadapinya di dunia nyata. </text:span></text:p>
              </text:list-item>
              <text:list-item>
                <text:p text:style-name="P203"><text:span text:style-name="Strong_20_Emphasis"><text:span text:style-name="T1">Teori 'Simulasi Ancaman' (Threat Simulation):</text:span></text:span><text:span text:style-name="T1"> Teori evolusi ini bilang kalau mimpi (terutama mimpi buruk) itu kayak program simulasi di otak buat melatih respons kita kalau ketemu bahaya beneran. Jadi, kalau mimpi dikejar, itu mungkin latihan biar kita bisa kabur lebih cepat? Hmm... </text:span></text:p>
              </text:list-item>
              <text:list-item>
                <text:p text:style-name="P47"><text:span text:style-name="Strong_20_Emphasis"><text:span text:style-name="T1">Teori 'Efek Samping' Aktivitas Otak:</text:span></text:span><text:span text:style-name="T1"> Ada juga yang bilang kalau mimpi itu sebenarnya cuma 'efek samping' dari aktivitas acak sel-sel saraf di otak pas tidur REM. Otak kita yang dasarnya suka mencari pola, lalu berusaha merangkai sinyal-sinyal acak ini jadi sebuah cerita—jadilah mimpi. </text:span></text:p>
              </text:list-item>
            </text:list>
            <text:p text:style-name="P143">Mungkin aja kombinasi dari beberapa teori ini benar, lho!</text:p>
            <text:p text:style-name="Text_20_body"><text:span text:style-name="Strong_20_Emphasis"><text:span text:style-name="T1">Terus, Apa Dong Arti Mimpiku Semalam?</text:span></text:span></text:p>
            <text:p text:style-name="Text_20_body"><text:span text:style-name="T1">Ini nih pertanyaan sejuta umat! Kamu mungkin pernah dengar kalau mimpi gigi copot artinya bakal ada yang sakit, atau mimpi ular artinya ketemu jodoh. Secara ilmiah, </text:span><text:span text:style-name="Strong_20_Emphasis"><text:span text:style-name="T1">nggak ada bukti kuat</text:span></text:span><text:span text:style-name="T1"> yang mendukung kamus mimpi atau arti simbolik yang pasti dan berlaku buat semua orang. Mimpi itu sifatnya </text:span><text:span text:style-name="Strong_20_Emphasis"><text:span text:style-name="T1">sangat personal</text:span></text:span><text:span text:style-name="T1">.</text:span></text:p>
            <text:p text:style-name="Text_20_body"><text:span text:style-name="Strong_20_Emphasis"><text:span text:style-name="T1">Tapi... bukan berarti mimpi nggak ada artinya sama sekali!</text:span></text:span><text:span text:style-name="T1"> Isi mimpimu sering banget </text:span><text:span text:style-name="Strong_20_Emphasis"><text:span text:style-name="T1">merefleksikan</text:span></text:span><text:span text:style-name="T1"> apa yang lagi kamu pikirin, rasain, khawatirin, atau harapin di kehidupan nyata. Kalau kamu lagi stres ujian, wajar aja kalau mimpi dikejar-kejar soal susah. Kalau lagi kangen seseorang, bisa aja dia muncul di mimpimu.</text:span></text:p>
            <text:p text:style-name="Text_20_body"><text:span text:style-name="T1">Jadi, daripada pusing cari arti pasti di buku tafsir mimpi, lebih seru kalau kamu coba </text:span><text:span text:style-name="Strong_20_Emphasis"><text:span text:style-name="T1">renungkan sendiri</text:span></text:span><text:span text:style-name="T1">: "Kira-kira, mimpiku semalam ada hubungannya nggak ya sama perasaanku atau kejadian kemarin?". Melihat mimpi sebagai 'jendela' unik ke pikiran bawah sadarmu sendiri itu jauh lebih menarik!</text:span></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Jadi 'Detektif' Mimpi:</text:span></text:span><text:span text:style-name="T1"> Penasaran sama pola mimpimu? Coba deh taruh buku catatan kecil dan pulpen di samping </text:span><text:soft-page-break/><text:span text:style-name="T1">tempat tidur. Begitu bangun dan masih ingat mimpimu, langsung catat! Tulis detail apa aja yang kamu ingat. Kalau rutin dilakukan, kamu mungkin mulai melihat tema atau koneksi menarik antara mimpimu dan kehidupanmu sehari-hari.</text:span></text:p>
            <text:p text:style-name="Text_20_body"><text:span text:style-name="Strong_20_Emphasis"><text:span text:style-name="T1">(Prompt Pembuatan Gambar Ilustrasi - Opsional):</text:span></text:span></text:p>
            <text:p text:style-name="P6">"Gambarkan kepala seseorang yang sedang tidur (terlihat dari samping). Dari kepalanya muncul 'gelembung mimpi' besar yang surreal dan penuh warna. Di dalam gelembung itu, ada beberapa adegan kecil terfragmentasi yang merepresentasikan teori mimpi: setumpuk file komputer atau rak buku (memori), ikon hati dan wajah sedih/senang (emosi), siluet orang lari dari bayangan (ancaman), dan beberapa bentuk abstrak atau tanda tanya (random/misteri)."</text:p>
            <text:p text:style-name="P11"/>
            <text:p text:style-name="Text_20_body"><text:span text:style-name="T1">Misteri mimpi sudah sedikit terkuak! Mau lanjut ke misteri ingatan dan lupa? Silakan ketik "</text:span><text:span text:style-name="Strong_20_Emphasis"><text:span text:style-name="T1">YAX</text:span></text:span><text:span text:style-name="T1">" untuk </text:span><text:span text:style-name="Strong_20_Emphasis"><text:span text:style-name="T1">Subbab 2.2: Kenapa kita bisa lupa tapi juga bisa ingat banyak hal?</text:span></text:span></text:p>
          </text:section>
          <text:section text:style-name="Sect1" text:name="feedback-form-25">
            <text:p text:style-name="P293"/>
          </text:section>
        </text:section>
        <text:section text:style-name="Sect1" text:name="90e3204c5f093e6b">
          <text:p text:style-name="P143"/>
          <text:section text:style-name="Sect1" text:name="user-query-content-26">
            <text:p text:style-name="P313">yax </text:p>
          </text:section>
          <text:p text:style-name="P293">Tampilkan alur berpikir</text:p>
          <text:section text:style-name="Sect2" text:name="model-response-message-contentr_90e3204c5f093e6b">
            <text:p text:style-name="P143">Oke, setelah menjelajahi alam mimpi, sekarang kita pindah ke 'gudang penyimpanan' di kepala kita: memori! Siap-siap ya, karena ini juga penuh lika-liku.</text:p>
            <text:p text:style-name="P11"/>
            <text:p text:style-name="Text_20_body"><text:span text:style-name="Strong_20_Emphasis"><text:span text:style-name="T1">(Jawaban untuk Prompt: Isi Mendalam Subbab 2.2: Kenapa kita bisa lupa tapi juga bisa ingat banyak hal?)</text:span></text:span></text:p>
            <text:p text:style-name="P143">Aneh nggak sih, kadang kita bisa hafal lirik lagu terbaru sampai detail banget, tapi giliran ditanya rumus fisika yang baru diajarin kemarin, langsung blank? Atau, kita bisa ingat jelas kejadian lucu pas TK, tapi lupa taruh kunci motor di mana 10 menit yang lalu? Kenapa otak kita bisa <text:soft-page-break/>sehebat itu menyimpan banyak hal, tapi kok ya gampang banget lupa sama hal lain?</text:p>
            <text:p text:style-name="Text_20_body"><text:span text:style-name="T1">Jawabannya, karena memori itu </text:span><text:span text:style-name="Strong_20_Emphasis"><text:span text:style-name="T1">bukan kayak hard disk komputer</text:span></text:span><text:span text:style-name="T1"> yang tinggal simpan data terus selesai. Memori itu adalah sebuah </text:span><text:span text:style-name="Strong_20_Emphasis"><text:span text:style-name="T1">proses yang kompleks dan dinamis</text:span></text:span><text:span text:style-name="T1">, yang melibatkan beberapa tahapan:</text:span></text:p>
            <text:p text:style-name="Text_20_body"><text:span text:style-name="Strong_20_Emphasis"><text:span text:style-name="T1">Tiga Tahap Penting Memori:</text:span></text:span></text:p>
            <text:list xml:id="list4170437834688434084" text:style-name="L47">
              <text:list-item>
                <text:p text:style-name="P204"><text:span text:style-name="Strong_20_Emphasis"><text:span text:style-name="T1">Encoding ('Merekam'):</text:span></text:span><text:span text:style-name="T1"> Ini tahap pertama, saat informasi dari dunia luar (apa yang kamu lihat, dengar, rasakan) diubah jadi 'kode' yang bisa dimengerti dan disimpan otak. Proses ini butuh </text:span><text:span text:style-name="Strong_20_Emphasis"><text:span text:style-name="T1">perhatian</text:span></text:span><text:span text:style-name="T1">. Kalau kamu nggak fokus pas guru nerangin, ya susah 'kerekam' di otak. Kayak lagi mau nge-save file tapi nggak pernah klik 'Save'. </text:span></text:p>
              </text:list-item>
              <text:list-item>
                <text:p text:style-name="P204"><text:span text:style-name="Strong_20_Emphasis"><text:span text:style-name="T1">Storage ('Menyimpan'):</text:span></text:span><text:span text:style-name="T1"> Setelah 'direkam', informasi ini perlu 'disimpan'. Nah, penyimpanannya ini ada dua 'gudang' utama: </text:span></text:p>
                <text:list>
                  <text:list-item>
                    <text:p text:style-name="P204"><text:span text:style-name="Strong_20_Emphasis"><text:span text:style-name="T1">Memori Jangka Pendek (Short-Term/Working Memory):</text:span></text:span><text:span text:style-name="T1"> Ini kayak 'meja kerja' atau 'RAM' otakmu. Kapasitasnya kecil dan cuma bisa nampung informasi sebentar (beberapa detik sampai menit) buat dipakai saat itu juga. Misalnya, pas kamu nginget nomor OTP yang baru dikirim, atau nginget instruksi teman sebentar. Kalau nggak diulang-ulang atau dianggap penting, info di sini gampang banget hilang. </text:span></text:p>
                  </text:list-item>
                  <text:list-item>
                    <text:p text:style-name="P204"><text:span text:style-name="Strong_20_Emphasis"><text:span text:style-name="T1">Memori Jangka Panjang (Long-Term Memory):</text:span></text:span><text:span text:style-name="T1"> Ini 'perpustakaan raksasa' atau 'hard disk' otakmu. Kapasitasnya super besar dan bisa nyimpan informasi berhari-hari, bertahun-tahun, bahkan seumur hidup! Kenangan masa kecil, nama-nama teman, cara naik sepeda, pelajaran sekolah yang kamu kuasai, semuanya disimpan di sini. Proses memindahkan info dari jangka pendek ke jangka panjang butuh usaha, lho (kayak belajar atau mengalami hal berkesan). </text:span></text:p>
                  </text:list-item>
                </text:list>
              </text:list-item>
              <text:list-item>
                <text:p text:style-name="P48"><text:span text:style-name="Strong_20_Emphasis"><text:span text:style-name="T1">Retrieval ('Mengingat Kembali'):</text:span></text:span><text:span text:style-name="T1"> Tahap terakhir adalah saat kamu butuh informasi yang udah disimpan, lalu otakmu 'mencari' dan 'membuka file' ingatan itu. Kadang proses ini lancar jaya, kadang susahnya minta ampun! </text:span></text:p>
              </text:list-item>
            </text:list>
            <text:p text:style-name="Text_20_body"><text:span text:style-name="Strong_20_Emphasis"><text:span text:style-name="T1">Terus, Kenapa Kita Bisa Lupa?</text:span></text:span></text:p>
            <text:p text:style-name="P143">Lupa itu hal yang normal banget, dan ada beberapa alasan ilmiahnya:</text:p>
            <text:list xml:id="list8488864430275374370" text:style-name="L48">
              <text:list-item>
                <text:p text:style-name="P205"><text:soft-page-break/><text:span text:style-name="Strong_20_Emphasis"><text:span text:style-name="T1">Teori 'Info Kadaluarsa' (Decay Theory):</text:span></text:span><text:span text:style-name="T1"> Mirip barang yang nggak pernah dipakai, jejak ingatan di otak bisa memudar atau rusak seiring waktu kalau nggak pernah di-'panggil' atau diaktifkan lagi. "Use it or lose it," katanya. </text:span></text:p>
              </text:list-item>
              <text:list-item>
                <text:p text:style-name="P205"><text:span text:style-name="Strong_20_Emphasis"><text:span text:style-name="T1">Teori 'Info Tertimpa' (Interference Theory):</text:span></text:span><text:span text:style-name="T1"> Kadang, informasi baru yang mirip bisa 'mengganggu' atau 'menimpa' ingatan lama (lupa nomor HP lama setelah hafal nomor baru). Atau sebaliknya, ingatan lama bikin susah nginget info baru (susah ingat jalan baru karena kebiasaan lewat jalan lama). Kayak file yang ketumpuk atau kecampur. </text:span></text:p>
              </text:list-item>
              <text:list-item>
                <text:p text:style-name="P49"><text:span text:style-name="Strong_20_Emphasis"><text:span text:style-name="T1">Teori 'Lupa Kunci' (Retrieval Failure):</text:span></text:span><text:span text:style-name="T1"> Ini yang paling bikin gemes! Kamu yakin banget pernah belajar atau tahu info itu, rasanya udah 'di ujung lidah', tapi nggak bisa ngingetnya pas dibutuhin. Informasinya sebenarnya masih ada di 'gudang' jangka panjang, tapi kamu lagi 'lupa' di mana 'kunci' atau jalur buat mengaksesnya. </text:span></text:p>
              </text:list-item>
            </text:list>
            <text:p text:style-name="Text_20_body"><text:span text:style-name="Strong_20_Emphasis"><text:span text:style-name="T1">Kenapa Hafal Lirik Lagu Lebih Gampang?</text:span></text:span><text:span text:style-name="T1"> Biasanya karena ada </text:span><text:span text:style-name="Strong_20_Emphasis"><text:span text:style-name="T1">pengulangan</text:span></text:span><text:span text:style-name="T1"> (didengerin terus), ada </text:span><text:span text:style-name="Strong_20_Emphasis"><text:span text:style-name="T1">emosi</text:span></text:span><text:span text:style-name="T1"> yang terlibat (lagunya bikin seneng/galau), ada </text:span><text:span text:style-name="Strong_20_Emphasis"><text:span text:style-name="T1">irama/nada</text:span></text:span><text:span text:style-name="T1"> yang bantu nginget, dan seringkali liriknya lebih simpel daripada konsep ilmiah yang kompleks.</text:span></text:p>
            <text:p text:style-name="Text_20_body"><text:span text:style-name="Strong_20_Emphasis"><text:span text:style-name="T1">Tips Biar Nggak Gampang Lupa:</text:span></text:span></text:p>
            <text:list xml:id="list8467396647628465051" text:style-name="L49">
              <text:list-item>
                <text:p text:style-name="P206"><text:span text:style-name="Strong_20_Emphasis"><text:span text:style-name="T1">Ulangi Lagi (Repetition):</text:span></text:span><text:span text:style-name="T1"> Belajar atau baca ulang materi penting beberapa kali dengan jeda. </text:span></text:p>
              </text:list-item>
              <text:list-item>
                <text:p text:style-name="P206"><text:span text:style-name="Strong_20_Emphasis"><text:span text:style-name="T1">Hubungkan! (Elaboration):</text:span></text:span><text:span text:style-name="T1"> Coba kaitkan informasi baru dengan sesuatu yang udah kamu tahu atau dengan pengalamanmu sendiri. Bikin jadi lebih bermakna. </text:span></text:p>
              </text:list-item>
              <text:list-item>
                <text:p text:style-name="P206"><text:span text:style-name="Strong_20_Emphasis"><text:span text:style-name="T1">Bikin Gambar/Cerita (Visualization):</text:span></text:span><text:span text:style-name="T1"> Mengubah info jadi gambaran mental atau cerita unik bisa bantu banget. </text:span></text:p>
              </text:list-item>
              <text:list-item>
                <text:p text:style-name="P50"><text:span text:style-name="Strong_20_Emphasis"><text:span text:style-name="T1">Tidur yang Cukup!</text:span></text:span><text:span text:style-name="T1"> Inget kan, tidur itu penting buat 'nge-save' memori? </text:span></text:p>
              </text:list-item>
            </text:list>
            <text:p text:style-name="P143">Jadi, jangan minder kalau kadang lupa. Itu normal! Yang penting, kita tahu gimana cara kerja memori dan coba pakai trik biar ingatan kita makin kuat.</text:p>
            <text:p text:style-name="P11"/>
            <text:p text:style-name="Text_20_body"><text:span text:style-name="Strong_20_Emphasis"><text:span text:style-name="T1">(Prompt Pembuatan Gambar Ilustrasi - Opsional):</text:span></text:span></text:p>
            <text:p text:style-name="P6"><text:soft-page-break/>"Buat diagram alur sederhana: Mulai dari ikon 'Mata/Telinga' (Input Sensori) -&gt; Panah ke 'Otak dengan Filter Perhatian' (Encoding) -&gt; Panah ke dua kotak: 'Kotak Kecil/Meja Kerja' berlabel 'Memori Jangka Pendek' dan 'Kotak Besar/Perpustakaan' berlabel 'Memori Jangka Panjang'. Ada panah dari Jangka Pendek ke Jangka Panjang berlabel 'Konsolidasi/Belajar'. Ada panah keluar dari kedua kotak berlabel 'Retrieval (Mengingat)'. Di bawahnya, ada ikon-ikon yang mewakili penyebab lupa: gambar jejak kaki yang memudar ('Decay'), dua tumpuk kertas yang berantakan ('Interference'), dan sebuah kunci yang hilang ('Retrieval Failure')."</text:p>
            <text:p text:style-name="P11"/>
            <text:p text:style-name="Text_20_body"><text:span text:style-name="T1">Pembahasan soal memori dan lupa selesai. Penasaran kenapa kita bisa merasakan berbagai emosi? Silakan ketik "</text:span><text:span text:style-name="Strong_20_Emphasis"><text:span text:style-name="T1">YAX</text:span></text:span><text:span text:style-name="T1">" untuk </text:span><text:span text:style-name="Strong_20_Emphasis"><text:span text:style-name="T1">Subbab 2.3: Kenapa kita bisa merasakan berbagai emosi?</text:span></text:span></text:p>
          </text:section>
          <text:section text:style-name="Sect1" text:name="feedback-form-26">
            <text:p text:style-name="P293"/>
          </text:section>
        </text:section>
        <text:section text:style-name="Sect1" text:name="116cfb2ab5b90dd2">
          <text:p text:style-name="P143"/>
          <text:section text:style-name="Sect1" text:name="user-query-content-27">
            <text:p text:style-name="P313">YAX </text:p>
          </text:section>
          <text:p text:style-name="P293">Tampilkan alur berpikir</text:p>
          <text:section text:style-name="Sect2" text:name="model-response-message-contentr_116cfb2ab5b90dd2">
            <text:p text:style-name="P143">Oke, dari memori kita beralih ke dunia perasaan yang sering bikin hidup kita berwarna (atau kadang kelabu!): emosi!</text:p>
            <text:p text:style-name="P11"/>
            <text:p text:style-name="Text_20_body"><text:span text:style-name="Strong_20_Emphasis"><text:span text:style-name="T1">(Jawaban untuk Prompt: Isi Mendalam Subbab 2.3: Kenapa kita bisa merasakan berbagai emosi (senang, sedih, marah)?)</text:span></text:span></text:p>
            <text:p text:style-name="P143">Seneng banget pas dapet nilai bagus, sedih pas putus sama pacar, marah pas digangguin, takut pas nonton horor... Emosi itu kayak bumbu kehidupan, ya? Tapi, pernah kepikiran nggak, kenapa sih kita bisa merasakan semua itu? Apa yang sebenarnya terjadi di dalam tubuh, terutama di otak kita?</text:p>
            <text:p text:style-name="Text_20_body"><text:span text:style-name="T1">Ternyata, emosi itu </text:span><text:span text:style-name="Strong_20_Emphasis"><text:span text:style-name="T1">bukan sekadar 'perasaan' abstrak</text:span></text:span><text:span text:style-name="T1">, lho. Emosi adalah </text:span><text:span text:style-name="Strong_20_Emphasis"><text:span text:style-name="T1">respons biologis yang kompleks</text:span></text:span><text:span text:style-name="T1"> yang melibatkan kerja sama antara otak, hormon, dan bahkan respons fisik tubuh kita (kayak jantung berdebar pas gugup, atau keringat dingin pas takut).</text:span></text:p>
            <text:p text:style-name="Text_20_body"><text:soft-page-break/><text:span text:style-name="Strong_20_Emphasis"><text:span text:style-name="T1">Pusat Kendali Emosi di Otak:</text:span></text:span></text:p>
            <text:p text:style-name="P143">Ada beberapa bagian otak yang jadi 'aktor utama' dalam mengatur emosi kita:</text:p>
            <text:list xml:id="list6378308235844285846" text:style-name="L50">
              <text:list-item>
                <text:p text:style-name="P51"><text:span text:style-name="Strong_20_Emphasis"><text:span text:style-name="T1">Sistem Limbik:</text:span></text:span><text:span text:style-name="T1"> Ini sering disebut sebagai 'pusat emosi' di otak kita. Dua bagian penting di sini adalah:</text:span></text:p>
                <text:list>
                  <text:list-item>
                    <text:p text:style-name="P207"><text:span text:style-name="Strong_20_Emphasis"><text:span text:style-name="T1">Amigdala:</text:span></text:span><text:span text:style-name="T1"> Anggap aja ini kayak 'detektor' super cepat di otakmu. Dia bertugas mendeteksi hal-hal penting di sekitar, terutama yang berhubungan dengan ancaman (bikin kita merasa takut atau marah) atau hadiah/kesenangan (bikin kita merasa senang). Reaksinya cepat banget, kadang sebelum kita sempat mikir! </text:span></text:p>
                  </text:list-item>
                  <text:list-item>
                    <text:p text:style-name="P207"><text:span text:style-name="Strong_20_Emphasis"><text:span text:style-name="T1">Hipokampus:</text:span></text:span><text:span text:style-name="T1"> Bagian ini erat banget hubungannya sama memori (ingat kan dari subbab sebelumnya?). Nah, hipokampus bantu menghubungkan emosi dengan ingatan. Makanya, kadang sebuah lagu atau tempat bisa tiba-tiba bikin kamu inget kenangan sedih atau senang. </text:span></text:p>
                  </text:list-item>
                </text:list>
              </text:list-item>
              <text:list-item>
                <text:p text:style-name="P51"><text:span text:style-name="Strong_20_Emphasis"><text:span text:style-name="T1">Korteks Prefrontal:</text:span></text:span><text:span text:style-name="T1"> Kalau sistem limbik itu bagian otak yang lebih 'primitif' dan reaktif, korteks prefrontal (letaknya di bagian depan otak, di belakang dahi) ini adalah 'CEO' atau 'pengendali' yang lebih rasional. Dia bantu kita mikir, merencanakan, membuat keputusan, dan yang penting, </text:span><text:span text:style-name="Strong_20_Emphasis"><text:span text:style-name="T1">mengatur atau mengendalikan respons emosi</text:span></text:span><text:span text:style-name="T1"> kita biar nggak meledak-ledak begitu aja. Nah, bagian ini masih terus berkembang lho sampai usia 20-an awal, makanya kadang remaja lebih impulsif atau emosinya lebih naik-turun!</text:span></text:p>
              </text:list-item>
            </text:list>
            <text:p text:style-name="Text_20_body"><text:span text:style-name="Strong_20_Emphasis"><text:span text:style-name="T1">'Kurir Kimiawi' Pembawa Perasaan:</text:span></text:span></text:p>
            <text:p text:style-name="Text_20_body"><text:span text:style-name="T1">Selain bagian otak, ada juga 'kurir-kurir kimiawi' super penting yang membawa pesan antar sel saraf di otak, namanya </text:span><text:span text:style-name="Strong_20_Emphasis"><text:span text:style-name="T1">neurotransmitter</text:span></text:span><text:span text:style-name="T1">. Keseimbangan neurotransmitter ini ngaruh banget ke mood dan emosi kita. Beberapa 'pemain kunci'-nya:</text:span></text:p>
            <text:list xml:id="list1325614304019261103" text:style-name="L51">
              <text:list-item>
                <text:p text:style-name="P208"><text:span text:style-name="Strong_20_Emphasis"><text:span text:style-name="T1">Dopamin:</text:span></text:span><text:span text:style-name="T1"> Sering disebut 'hormon kesenangan' atau 'motivasi'. Dilepaskan pas kita melakukan sesuatu yang menyenangkan (makan enak, main game, dapet pujian), bikin kita pengen ngulangin lagi. </text:span></text:p>
              </text:list-item>
              <text:list-item>
                <text:p text:style-name="P208"><text:span text:style-name="Strong_20_Emphasis"><text:span text:style-name="T1">Serotonin:</text:span></text:span><text:span text:style-name="T1"> Ini kayak 'penjaga stabilitas mood'. Kadar serotonin yang cukup bantu kita merasa tenang, bahagia, dan nggak gampang </text:span><text:soft-page-break/><text:span text:style-name="T1">cemas atau sedih. </text:span></text:p>
              </text:list-item>
              <text:list-item>
                <text:p text:style-name="P52"><text:span text:style-name="Strong_20_Emphasis"><text:span text:style-name="T1">Adrenalin (Epinefrin) &amp; Norepinefrin:</text:span></text:span><text:span text:style-name="T1"> Ini 'duo' yang muncul pas kita lagi stres, takut, atau justru </text:span><text:span text:style-name="Emphasis"><text:span text:style-name="T1">excited</text:span></text:span><text:span text:style-name="T1"> banget. Mereka memicu respons 'lawan atau lari' (fight or flight), bikin jantung berdebar, napas cepat, dan kita jadi lebih waspada dan bertenaga. </text:span></text:p>
              </text:list-item>
            </text:list>
            <text:p text:style-name="Text_20_body"><text:span text:style-name="Strong_20_Emphasis"><text:span text:style-name="T1">Kenapa Emosi Remaja Naik Turun?</text:span></text:span><text:span text:style-name="T1"> Merasa kadang seneng banget, tapi tiba-tiba bisa bete tanpa sebab? Itu </text:span><text:span text:style-name="Strong_20_Emphasis"><text:span text:style-name="T1">wajar banget</text:span></text:span><text:span text:style-name="T1"> di usia remaja! Kenapa? Karena ada </text:span><text:span text:style-name="Strong_20_Emphasis"><text:span text:style-name="T1">perubahan hormon</text:span></text:span><text:span text:style-name="T1"> yang cukup drastis selama pubertas, dan ini bisa mempengaruhi keseimbangan kimia di otak. Ditambah lagi, </text:span><text:span text:style-name="Strong_20_Emphasis"><text:span text:style-name="T1">korteks prefrontal</text:span></text:span><text:span text:style-name="T1"> yang tugasnya 'ngerem' emosi itu </text:span><text:span text:style-name="Strong_20_Emphasis"><text:span text:style-name="T1">masih dalam tahap pematangan</text:span></text:span><text:span text:style-name="T1">. Jadi, wajar kalau emosi terasa lebih intens dan kadang susah dikendalikan.</text:span></text:p>
            <text:p text:style-name="P143">Intinya, merasakan berbagai macam emosi itu normal dan manusiawi. Itu cara tubuh dan otak kita merespons dunia di sekitar kita. Yang penting, kita belajar mengenali dan mengelola emosi itu dengan cara yang sehat.</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Sehat Mengelola Emosi:</text:span></text:span><text:span text:style-name="T1"> Kalau lagi emosi banget (marah, sedih, cemas), coba jangan dipendam sendiri atau dilampiaskan dengan cara negatif. Coba deh: tarik napas dalam-dalam, cerita ke orang yang kamu percaya (teman, keluarga, guru), tulis di jurnal, alihkan dengan aktivitas positif (olahraga, dengerin musik, main game sebentar), atau lakukan hobi yang kamu suka. Belajar mengenali emosimu itu langkah pertama buat bisa mengendalikannya.</text:span></text:p>
            <text:p text:style-name="Text_20_body"><text:span text:style-name="Strong_20_Emphasis"><text:span text:style-name="T1">(Prompt Pembuatan Gambar Ilustrasi - Opsional):</text:span></text:span></text:p>
            <text:p text:style-name="P6">"Gambarkan ilustrasi otak manusia dari samping. Sorot area Sistem Limbik (Amigdala &amp; Hipokampus) dengan warna merah atau oranye menyala berlabel 'Pusat Reaksi Cepat/Emosi Dasar'. Sorot juga area Korteks Prefrontal di bagian depan dengan warna biru atau hijau tenang berlabel 'Pusat Kontrol/Pemikiran Rasional'. Di antara neuron-neuron otak, gambarkan ikon-ikon kecil neurotransmitter: ikon senyum untuk Dopamin, ikon <text:soft-page-break/>'zen'/tenang untuk Serotonin, dan ikon petir untuk Adrenalin/Norepinefrin."</text:p>
            <text:p text:style-name="P11"/>
            <text:p text:style-name="Text_20_body"><text:span text:style-name="T1">Pembahasan soal emosi selesai. Tinggal satu lagi nih misteri di kepala: menguap! Siap lanjut? Silakan ketik "</text:span><text:span text:style-name="Strong_20_Emphasis"><text:span text:style-name="T1">YAX</text:span></text:span><text:span text:style-name="T1">" untuk </text:span><text:span text:style-name="Strong_20_Emphasis"><text:span text:style-name="T1">Subbab 2.4: Kenapa sih kita menguap? Apakah menular?</text:span></text:span></text:p>
          </text:section>
          <text:section text:style-name="Sect1" text:name="feedback-form-27">
            <text:p text:style-name="P293"/>
          </text:section>
        </text:section>
        <text:section text:style-name="Sect1" text:name="654480f0cfa0eda2">
          <text:p text:style-name="P143"/>
          <text:section text:style-name="Sect1" text:name="user-query-content-28">
            <text:p text:style-name="P313">YAX </text:p>
          </text:section>
          <text:p text:style-name="P293">Tampilkan alur berpikir</text:p>
          <text:section text:style-name="Sect2" text:name="model-response-message-contentr_654480f0cfa0eda2">
            <text:p text:style-name="Text_20_body"><text:span text:style-name="T1">Siaaap! Ini dia pembahasan terakhir di Bab 2, tentang aksi yang mungkin lagi kamu tahan sekarang pas baca ini... menguap! Hmmm... </text:span><text:span text:style-name="Emphasis"><text:span text:style-name="T1">hoaaahm</text:span></text:span><text:span text:style-name="T1">...</text:span></text:p>
            <text:p text:style-name="P11"/>
            <text:p text:style-name="Text_20_body"><text:span text:style-name="Strong_20_Emphasis"><text:span text:style-name="T1">(Jawaban untuk Prompt: Isi Mendalam Subbab 2.4: Kenapa sih kita menguap? Apakah menular?)</text:span></text:span></text:p>
            <text:p text:style-name="Text_20_body"><text:span text:style-name="Emphasis"><text:span text:style-name="T1">Hoaaahm...</text:span></text:span><text:span text:style-name="T1"> Duh, maaf! Ngomongin menguap emang suka bikin ikutan nguap, ya? Menguap itu refleks yang kita semua lakukan, bahkan sejak masih jadi bayi di dalam kandungan! Tapi, meskipun kelihatannya sepele, alasan pasti kenapa kita menguap itu ternyata masih jadi teka-teki yang lumayan bikin para ilmuwan garuk-garuk kepala.</text:span></text:p>
            <text:p text:style-name="Text_20_body"><text:span text:style-name="Strong_20_Emphasis"><text:span text:style-name="T1">Mitos Lama vs. Teori Baru</text:span></text:span></text:p>
            <text:p text:style-name="Text_20_body"><text:span text:style-name="T1">Duluuu banget, orang mikir kita menguap karena tubuh kekurangan oksigen atau kelebihan karbon dioksida. Kedengarannya masuk akal, kan? Tarik napas dalam pas nguap = ambil oksigen banyak. Tapi, penelitian lebih baru menunjukkan kalau teori ini </text:span><text:span text:style-name="Strong_20_Emphasis"><text:span text:style-name="T1">kurang tepat</text:span></text:span><text:span text:style-name="T1">. Ternyata, kadar oksigen dan karbon dioksida di darah kita nggak terlalu berubah signifikan sebelum atau sesudah menguap.</text:span></text:p>
            <text:p text:style-name="P143">Jadi, apa dong teori yang lebih kuat sekarang? Ada dua kandidat utama:</text:p>
            <text:list xml:id="list826201598711889314" text:style-name="L52">
              <text:list-item>
                <text:p text:style-name="P209"><text:span text:style-name="Strong_20_Emphasis"><text:span text:style-name="T1">Teori 'AC' Otak (Thermoregulation):</text:span></text:span><text:span text:style-name="T1"> Otak kita itu kerjanya keras banget dan bisa jadi 'kepanasan'. Nah, beberapa ilmuwan percaya kalau menguap itu salah satu cara tubuh buat </text:span><text:span text:style-name="Strong_20_Emphasis"><text:span text:style-name="T1">mendinginkan otak!</text:span></text:span><text:span text:style-name="T1"> </text:span><text:soft-page-break/><text:span text:style-name="T1">Gimana caranya? Pas kita menguap dan menarik napas dalam, udara yang lebih dingin masuk. Gerakan meregangkan rahang pas nguap juga diduga meningkatkan aliran darah ke otak, membantu 'membuang' panas. Jadi, menguap itu kayak nyalain AC alami buat otak biar nggak 'overheat'. </text:span></text:p>
              </text:list-item>
              <text:list-item>
                <text:p text:style-name="P53"><text:span text:style-name="Strong_20_Emphasis"><text:span text:style-name="T1">Teori 'Tombol Bangun' Otak (Arousal/Alertness):</text:span></text:span><text:span text:style-name="T1"> Pernah merhatiin nggak, kita sering nguap pas lagi ngantuk atau bosen? Teori ini bilang kalau menguap itu mungkin semacam </text:span><text:span text:style-name="Strong_20_Emphasis"><text:span text:style-name="T1">refleks buat 'membangunkan' atau meningkatkan kewaspadaan</text:span></text:span><text:span text:style-name="T1"> otak kita. Gerakan menguap meregangkan otot wajah dan leher, yang mungkin mengirim sinyal 'bangun!' ke area tertentu di otak atau memicu pelepasan zat kimia yang bikin kita sedikit lebih 'segar'. </text:span></text:p>
              </text:list-item>
            </text:list>
            <text:p text:style-name="P143">Sampai sekarang, belum ada satu teori yang diterima 100%, mungkin aja keduanya atau ada faktor lain lagi yang berperan.</text:p>
            <text:p text:style-name="Text_20_body"><text:span text:style-name="Strong_20_Emphasis"><text:span text:style-name="T1">Kenapa Menguap Bisa 'Nular'?</text:span></text:span></text:p>
            <text:p text:style-name="Text_20_body"><text:span text:style-name="T1">Nah, ini bagian yang paling seru! Kamu pasti pernah kan, lihat teman nguap, eh... kamu jadi ikutan nguap juga? Fenomena </text:span><text:span text:style-name="Strong_20_Emphasis"><text:span text:style-name="T1">menguap menular (contagious yawning)</text:span></text:span><text:span text:style-name="T1"> ini beneran ada dan bukan cuma perasaanmu aja!</text:span></text:p>
            <text:p text:style-name="Text_20_body"><text:span text:style-name="T1">Kenapa bisa nular? Ini diduga kuat berhubungan sama </text:span><text:span text:style-name="Strong_20_Emphasis"><text:span text:style-name="T1">empati</text:span></text:span><text:span text:style-name="T1">, yaitu kemampuan kita buat 'merasakan' atau 'terhubung' secara nggak sadar sama apa yang dirasakan atau dilakukan orang lain, terutama orang yang kita kenal dekat atau pedulikan.</text:span></text:p>
            <text:p text:style-name="Text_20_body"><text:span text:style-name="T1">Secara biologis, ini mungkin melibatkan </text:span><text:span text:style-name="Strong_20_Emphasis"><text:span text:style-name="T1">neuron cermin (mirror neurons)</text:span></text:span><text:span text:style-name="T1"> di otak kita. Neuron cermin ini unik banget: dia aktif baik pas </text:span><text:span text:style-name="Emphasis"><text:span text:style-name="T1">kita</text:span></text:span><text:span text:style-name="T1"> melakukan sesuatu (misalnya menguap), maupun pas kita </text:span><text:span text:style-name="Emphasis"><text:span text:style-name="T1">melihat</text:span></text:span><text:span text:style-name="T1"> orang lain melakukan hal yang sama! Jadi, pas lihat orang nguap, neuron cermin kita 'ikut-ikutan' aktif dan bisa memicu kita buat nguap juga.</text:span></text:p>
            <text:p text:style-name="P143">Jadi, kalau kamu gampang ketularan nguap, itu bukan tanda kamu kurang tidur (walaupun bisa jadi juga, hehe!), tapi bisa jadi itu tanda kalau kamu punya tingkat empati dan koneksi sosial yang baik! Keren, kan?</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Anti Nguap (Nggak Dijamin Berhasil!):</text:span></text:span><text:span text:style-name="T1"> Hati-hati! Katanya </text:span><text:soft-page-break/><text:span text:style-name="T1">sih, cuma dengan </text:span><text:span text:style-name="Emphasis"><text:span text:style-name="T1">membaca</text:span></text:span><text:span text:style-name="T1"> tentang menguap aja udah bisa bikin kita pengen nguap (kayak saya tadi!). Ini nunjukkin betapa kuatnya sugesti dan hubungan sosial kita. Coba deh, pas lagi ngobrol sama teman, sengaja nguap lebar-lebar, terus hitung berapa detik sampai temanmu ikutan nguap! ? (Tapi jangan salahkan saya kalau dia jadi ngantuk ya!)</text:span></text:p>
            <text:p text:style-name="Text_20_body"><text:span text:style-name="Strong_20_Emphasis"><text:span text:style-name="T1">(Prompt Pembuatan Gambar Ilustrasi - Opsional):</text:span></text:span></text:p>
            <text:p text:style-name="P6">"Gambarkan dua karakter remaja kartun. Karakter pertama sedang menguap lebar dengan ikon kecil termometer turun (cooling) dan ikon 'power on'/lampu menyala (alertness) di dekat kepalanya. Karakter kedua melihat karakter pertama dan mulai ikut menguap, dengan ikon 'mirror neuron' (dua otak saling bercermin) atau ikon hati/gelombang koneksi di antara kepala mereka."</text:p>
            <text:p text:style-name="P11"/>
            <text:p text:style-name="Text_20_body"><text:span text:style-name="T1">Bab 2 selesai! Kita sudah mengupas soal mimpi, memori, emosi, dan menguap. Siap masuk ke Bab 3 yang membahas 'drama' pubertas? Silakan ketik "</text:span><text:span text:style-name="Strong_20_Emphasis"><text:span text:style-name="T1">YAX</text:span></text:span><text:span text:style-name="T1">".</text:span></text:p>
          </text:section>
          <text:section text:style-name="Sect1" text:name="feedback-form-28">
            <text:p text:style-name="P293"/>
          </text:section>
        </text:section>
        <text:section text:style-name="Sect1" text:name="48a67670a342b125">
          <text:p text:style-name="P143"/>
          <text:section text:style-name="Sect1" text:name="user-query-content-29">
            <text:p text:style-name="P313">YAX </text:p>
          </text:section>
          <text:p text:style-name="P293">Tampilkan alur berpikir</text:p>
          <text:section text:style-name="Sect2" text:name="model-response-message-contentr_48a67670a342b125">
            <text:p text:style-name="Text_20_body"><text:span text:style-name="T1">Oke, tarik napas dalam-dalam... Kita masuk ke bab yang mungkin paling </text:span><text:span text:style-name="Emphasis"><text:span text:style-name="T1">relate</text:span></text:span><text:span text:style-name="T1"> buat sebagian besar dari kamu sekarang: Pubertas!</text:span></text:p>
            <text:p text:style-name="P11"/>
            <text:p text:style-name="Text_20_body"><text:span text:style-name="Strong_20_Emphasis"><text:span text:style-name="T1">(Jawaban untuk Prompt: Pengantar Bab 3: Pubertas Oh Pubertas!)</text:span></text:span></text:p>
            <text:p text:style-name="Text_20_body"><text:span text:style-name="T1">Halo para pejuang pubertas! Atau mungkin kamu baru mau masuk 'medan perang' ini? Tenang, kamu nggak sendirian! Pubertas itu ibarat fase 'transformasi' besar-besaran dari anak-anak menuju gerbang kedewasaan. Rasanya emang kayak naik </text:span><text:span text:style-name="Emphasis"><text:span text:style-name="T1">roller coaster</text:span></text:span><text:span text:style-name="T1">, kadang seru, kadang bikin deg-degan, kadang juga bikin bingung atau nggak pede sama perubahan di </text:span><text:soft-page-break/><text:span text:style-name="T1">badan sendiri.</text:span></text:p>
            <text:p text:style-name="Text_20_body"><text:span text:style-name="T1">Tapi, penting banget buat diingat: semua perubahan ini, seaneh atau se-bikin-malu apapun rasanya, adalah hal yang </text:span><text:span text:style-name="Strong_20_Emphasis"><text:span text:style-name="T1">alami dan normal banget!</text:span></text:span><text:span text:style-name="T1"> Ini justru tanda kalau tubuhmu lagi berkembang dengan sehat, mempersiapkan diri buat jadi versi dewasa dirimu.</text:span></text:p>
            <text:p text:style-name="Text_20_body"><text:span text:style-name="T1">Selama pubertas ini, buanyaak banget yang berubah, nggak cuma fisik, tapi juga emosi (ingat Bab 2?), cara berpikir, sampai cara kamu bergaul. Nah, khusus di Bab 3 ini, kita bakal fokus ngebahas </text:span><text:span text:style-name="Strong_20_Emphasis"><text:span text:style-name="T1">perubahan fisik</text:span></text:span><text:span text:style-name="T1"> yang sering banget bikin penasaran dan ditanyain:</text:span></text:p>
            <text:list xml:id="list7096796347392971635" text:style-name="L53">
              <text:list-item>
                <text:p text:style-name="P301">Kenapa ya suara cowok tiba-tiba jadi kayak robot rusak, terus jadi berat? </text:p>
              </text:list-item>
              <text:list-item>
                <text:p text:style-name="P301">Aduh, kenapa sih jerawat hobi banget muncul di saat-saat penting? </text:p>
              </text:list-item>
              <text:list-item>
                <text:p text:style-name="P301">Kok bisa sih tinggi badan nambah cepet banget kayak ditarik? </text:p>
              </text:list-item>
              <text:list-item>
                <text:p text:style-name="P156">Dan... kenapa mulai tumbuh bulu atau rambut di tempat-tempat yang sebelumnya nggak ada? </text:p>
              </text:list-item>
            </text:list>
            <text:p text:style-name="P143">Bab ini hadir buat jadi 'pemandu' kamu, ngasih jawaban ilmiah di balik semua 'drama' perubahan fisik ini. Harapannya, dengan ngerti 'kenapa'-nya, kamu bisa lebih santai, lebih pede, dan lebih bisa menerima semua proses keren yang lagi terjadi di tubuhmu. Yuk, kita hadapi bareng-bareng!</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Lewati Puber:</text:span></text:span><text:span text:style-name="T1"> Pubertas itu unik buat setiap orang, jadi jangan banding-bandingin dirimu sama teman-teman ya. Kalau kamu punya pertanyaan, kekhawatiran, atau merasa nggak nyaman sama perubahan yang terjadi, </text:span><text:span text:style-name="Strong_20_Emphasis"><text:span text:style-name="T1">jangan ragu buat ngobrol</text:span></text:span><text:span text:style-name="T1"> sama orang yang kamu percaya! Bisa orang tua, kakak, guru BK, atau dokter. Mereka bisa bantu kasih penjelasan dan dukungan. Ingat, kamu nggak harus lewatin ini sendirian!</text:span></text:p>
            <text:p text:style-name="Text_20_body"><text:span text:style-name="Strong_20_Emphasis"><text:span text:style-name="T1">(Kutipan Relevan - Opsional):</text:span></text:span></text:p>
            <text:p text:style-name="Quotations"><text:span text:style-name="Emphasis"><text:span text:style-name="T1">"Perubahan adalah hukum kehidupan. Dan mereka yang hanya melihat ke masa lalu atau masa kini pasti akan melewatkan masa depan."</text:span></text:span><text:span text:style-name="T1"> - John F. Kennedy (Adaptasi: </text:span><text:span text:style-name="Emphasis"><text:span text:style-name="T1">"Kata Om JFK, </text:span></text:span><text:soft-page-break/><text:span text:style-name="Emphasis"><text:span text:style-name="T1">perubahan itu pasti terjadi. Pubertas ini juga bagian dari perubahan buat nyiapin masa depanmu. Jadi, hadapi aja dengan positif!"</text:span></text:span><text:span text:style-name="T1">)   </text:span></text:p>
            <text:p text:style-name="Text_20_body"><text:span text:style-name="Strong_20_Emphasis"><text:span text:style-name="T1">(Prompt Pembuatan Gambar Ilustrasi - Opsional):</text:span></text:span></text:p>
            <text:p text:style-name="P6">"Gambarkan sekelompok remaja (cowok dan cewek) dengan ekspresi beragam (penasaran, sedikit canggung, tapi tetap ceria). Di sekitar mereka ada ikon-ikon yang melayang: gelombang suara yang berubah pitch (dari tinggi ke rendah), ikon jerawat kecil, grafik tinggi badan yang naik tajam, dan ikon folikel rambut."</text:p>
            <text:p text:style-name="P11"/>
            <text:p text:style-name="Text_20_body"><text:span text:style-name="T1">Pengantar Bab 3 selesai. Kita mulai dari perubahan suara dulu ya? Silakan ketik "</text:span><text:span text:style-name="Strong_20_Emphasis"><text:span text:style-name="T1">YAX</text:span></text:span><text:span text:style-name="T1">" untuk </text:span><text:span text:style-name="Strong_20_Emphasis"><text:span text:style-name="T1">Subbab 3.1: Kenapa suara cowok jadi berat saat remaja?</text:span></text:span></text:p>
          </text:section>
          <text:section text:style-name="Sect1" text:name="feedback-form-29">
            <text:p text:style-name="P293"/>
          </text:section>
        </text:section>
        <text:section text:style-name="Sect1" text:name="2c3c885d9c2ecebd">
          <text:p text:style-name="P143"/>
          <text:section text:style-name="Sect1" text:name="user-query-content-30">
            <text:p text:style-name="P313">YAX </text:p>
          </text:section>
          <text:p text:style-name="P293">Tampilkan alur berpikir</text:p>
          <text:section text:style-name="Sect2" text:name="model-response-message-contentr_2c3c885d9c2ecebd">
            <text:p text:style-name="P143">Siap! Mari kita bahas misteri suara yang tiba-tiba berubah pas puber ini.</text:p>
            <text:p text:style-name="P11"/>
            <text:p text:style-name="Text_20_body"><text:span text:style-name="Strong_20_Emphasis"><text:span text:style-name="T1">(Jawaban untuk Prompt: Isi Mendalam Subbab 3.1: Kenapa suara cowok jadi berat saat remaja?)</text:span></text:span></text:p>
            <text:p text:style-name="P143">Buat para cowok, pernah ngalamin momen pas ngomong tiba-tiba suara melengking atau malah jadi serak kayak robot rusak? Terus, lama-lama suaranya jadi lebih dalam atau 'nge-bass'? Tenang, itu bukan karena kamu salah makan micin kok! Itu salah satu tanda pubertas yang paling jelas. Tapi, kenapa sih bisa begitu?</text:p>
            <text:p text:style-name="Text_20_body"><text:span text:style-name="Strong_20_Emphasis"><text:span text:style-name="T1">Biang Keroknya: Hormon Testosteron!</text:span></text:span></text:p>
            <text:p text:style-name="Text_20_body"><text:span text:style-name="T1">Ingat kan, pas puber itu hormon-hormon di tubuh lagi 'pesta'? Nah, pada cowok, hormon utama yang berperan besar di sini adalah </text:span><text:span text:style-name="Strong_20_Emphasis"><text:span text:style-name="T1">testosteron</text:span></text:span><text:span text:style-name="T1">. Hormon inilah yang ngasih 'perintah' ke berbagai bagian tubuh buat </text:span><text:soft-page-break/><text:span text:style-name="T1">berubah, termasuk ke 'pabrik suara' kita.</text:span></text:p>
            <text:p text:style-name="Text_20_body"><text:span text:style-name="Strong_20_Emphasis"><text:span text:style-name="T1">Pabrik Suara Kita: Laring dan Pita Suara</text:span></text:span></text:p>
            <text:p text:style-name="Text_20_body"><text:span text:style-name="T1">Di leher kita, ada yang namanya </text:span><text:span text:style-name="Strong_20_Emphasis"><text:span text:style-name="T1">laring</text:span></text:span><text:span text:style-name="T1"> atau </text:span><text:span text:style-name="Strong_20_Emphasis"><text:span text:style-name="T1">kotak suara</text:span></text:span><text:span text:style-name="T1">. Di dalam laring inilah ada sepasang 'senar' elastis yang disebut </text:span><text:span text:style-name="Strong_20_Emphasis"><text:span text:style-name="T1">pita suara (vocal cords)</text:span></text:span><text:span text:style-name="T1">. Pas kita ngomong atau nyanyi, udara dari paru-paru lewat di antara pita suara ini dan bikin dia bergetar. Getaran inilah yang menghasilkan bunyi atau suara. Tinggi rendahnya nada suara kita tergantung dari seberapa panjang, tebal, dan tegangnya pita suara ini pas bergetar.</text:span></text:p>
            <text:p text:style-name="Text_20_body"><text:span text:style-name="Strong_20_Emphasis"><text:span text:style-name="T1">Apa yang Terjadi Pas Puber?</text:span></text:span></text:p>
            <text:p text:style-name="P143">Nah, gara-gara 'perintah' dari hormon testosteron tadi:</text:p>
            <text:list xml:id="list3935931919174859500" text:style-name="L54">
              <text:list-item>
                <text:p text:style-name="P210"><text:span text:style-name="Strong_20_Emphasis"><text:span text:style-name="T1">Laring Membesar:</text:span></text:span><text:span text:style-name="T1"> Kotak suara alias laring pada cowok mulai tumbuh jadi </text:span><text:span text:style-name="Strong_20_Emphasis"><text:span text:style-name="T1">lebih besar</text:span></text:span><text:span text:style-name="T1">. </text:span></text:p>
              </text:list-item>
              <text:list-item>
                <text:p text:style-name="P54"><text:span text:style-name="Strong_20_Emphasis"><text:span text:style-name="T1">Pita Suara Memanjang &amp; Menebal:</text:span></text:span><text:span text:style-name="T1"> Pita suara di dalamnya juga ikut jadi </text:span><text:span text:style-name="Strong_20_Emphasis"><text:span text:style-name="T1">lebih panjang dan lebih tebal</text:span></text:span><text:span text:style-name="T1">. </text:span></text:p>
              </text:list-item>
            </text:list>
            <text:p text:style-name="Text_20_body"><text:span text:style-name="Strong_20_Emphasis"><text:span text:style-name="T1">Analogi Senar Gitar:</text:span></text:span><text:span text:style-name="T1"> Biar gampang bayanginnya, pikirin aja senar gitar atau bass. Senar yang </text:span><text:span text:style-name="Strong_20_Emphasis"><text:span text:style-name="T1">lebih panjang dan lebih tebal</text:span></text:span><text:span text:style-name="T1"> pasti menghasilkan nada yang </text:span><text:span text:style-name="Strong_20_Emphasis"><text:span text:style-name="T1">lebih rendah (nge-bass)</text:span></text:span><text:span text:style-name="T1"> daripada senar yang pendek dan tipis, kan? Nah, persis kayak gitu pita suaramu! Karena jadi lebih panjang dan tebal, getarannya jadi lebih lambat, dan suara yang dihasilkan pun jadi </text:span><text:span text:style-name="Strong_20_Emphasis"><text:span text:style-name="T1">lebih dalam atau berat</text:span></text:span><text:span text:style-name="T1">.</text:span></text:p>
            <text:p text:style-name="Text_20_body"><text:span text:style-name="Strong_20_Emphasis"><text:span text:style-name="T1">Terus, Jakun Itu Apa?</text:span></text:span><text:span text:style-name="T1"> Pertumbuhan laring yang lebih besar pada cowok inilah yang bikin bagian depan tulang rawan laringnya jadi lebih menonjol di leher. Tonjolan inilah yang kita kenal sebagai </text:span><text:span text:style-name="Strong_20_Emphasis"><text:span text:style-name="T1">jakun (Adam's apple)</text:span></text:span><text:span text:style-name="T1">.</text:span></text:p>
            <text:p text:style-name="Text_20_body"><text:span text:style-name="Strong_20_Emphasis"><text:span text:style-name="T1">Gimana dengan Cewek?</text:span></text:span><text:span text:style-name="T1"> Cewek juga mengalami perubahan hormon (terutama estrogen) pas puber, dan laring serta pita suaranya juga sedikit membesar. Makanya, suara cewek juga biasanya jadi sedikit lebih dalam dibanding pas masih anak-anak. Tapi, perubahannya </text:span><text:span text:style-name="Strong_20_Emphasis"><text:span text:style-name="T1">nggak sedramatis</text:span></text:span><text:span text:style-name="T1"> cowok, makanya cewek nggak punya jakun yang menonjol dan perubahan suaranya lebih halus.</text:span></text:p>
            <text:p text:style-name="Text_20_body"><text:span text:style-name="Strong_20_Emphasis"><text:span text:style-name="T1">Suara 'Pecah'? Itu Normal!</text:span></text:span><text:span text:style-name="T1"> Terus, kenapa kadang suara jadi 'pecah' atau nggak stabil pas masa transisi ini? Itu wajar banget! Anggap aja pita suara dan otot-otot di laringmu lagi 'belajar' dan beradaptasi sama ukuran barunya yang lebih besar. Kayak lagi belajar main alat musik baru, kadang </text:span><text:soft-page-break/><text:span text:style-name="T1">masih suka fals atau suaranya nggak pas. Fase suara 'pecah' ini </text:span><text:span text:style-name="Strong_20_Emphasis"><text:span text:style-name="T1">normal dan cuma sementara</text:span></text:span><text:span text:style-name="T1"> kok. Nanti juga bakal stabil dengan sendirinya di nada yang baru.</text:span></text:p>
            <text:p text:style-name="P143">Jadi, buat yang lagi ngalamin, sabar aja ya! Itu tandanya kamu lagi 'upgrade' jadi versi dirimu yang lebih dewasa.</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Suara Pecah:</text:span></text:span><text:span text:style-name="T1"> Kalau lagi di fase suara pecah dan rasanya nggak pede, santai aja! Nggak perlu maksain teriak atau ngomong dengan nada tinggi/rendah yang nggak nyaman. Bicara aja dengan volume normal. Ingat, ini fase normal yang dialami hampir semua cowok dan pasti bakal lewat kok!</text:span></text:p>
            <text:p text:style-name="Text_20_body"><text:span text:style-name="Strong_20_Emphasis"><text:span text:style-name="T1">(Prompt Pembuatan Gambar Ilustrasi - Opsional):</text:span></text:span></text:p>
            <text:p text:style-name="P6">"Gambarkan dua ilustrasi leher dan laring secara sederhana, side-by-side. Ilustrasi pertama (berlabel 'Sebelum Puber'): Laring lebih kecil, pita suara lebih pendek dan tipis, tidak ada jakun menonjol. Ilustrasi kedua (berlabel 'Setelah Puber - Cowok'): Laring lebih besar, pita suara lebih panjang dan tebal, jakun terlihat menonjol. Bisa ditambahkan ikon gelombang suara: gelombang lebih rapat (nada tinggi) di ilustrasi pertama, dan gelombang lebih renggang (nada rendah) di ilustrasi kedua."</text:p>
            <text:p text:style-name="P11"/>
            <text:p text:style-name="Text_20_body"><text:span text:style-name="T1">Perubahan suara sudah kita bahas. Sekarang siap buat membahas 'musuh' bebuyutan remaja: jerawat? Silakan ketik "</text:span><text:span text:style-name="Strong_20_Emphasis"><text:span text:style-name="T1">YAX</text:span></text:span><text:span text:style-name="T1">" untuk </text:span><text:span text:style-name="Strong_20_Emphasis"><text:span text:style-name="T1">Subbab 3.2: Kenapa jerawat sering muncul di masa remaja?</text:span></text:span></text:p>
          </text:section>
          <text:section text:style-name="Sect1" text:name="feedback-form-30">
            <text:p text:style-name="P293"/>
          </text:section>
        </text:section>
        <text:section text:style-name="Sect1" text:name="b4f3419d77bbce55">
          <text:p text:style-name="P143"/>
          <text:section text:style-name="Sect1" text:name="user-query-content-31">
            <text:p text:style-name="P313">YAX </text:p>
          </text:section>
          <text:p text:style-name="P293">Tampilkan alur berpikir</text:p>
          <text:section text:style-name="Sect2" text:name="model-response-message-contentr_b4f3419d77bbce55">
            <text:p text:style-name="P143">Oke, siap-siap hadapi 'musuh' yang satu ini! Kita bahas kenapa jerawat suka banget muncul pas masa remaja.</text:p>
            <text:p text:style-name="P11"><text:soft-page-break/></text:p>
            <text:p text:style-name="Text_20_body"><text:span text:style-name="Strong_20_Emphasis"><text:span text:style-name="T1">(Jawaban untuk Prompt: Isi Mendalam Subbab 3.2: Kenapa jerawat sering muncul di masa remaja?)</text:span></text:span></text:p>
            <text:p text:style-name="P143">Duh, jerawat! Kayaknya hampir semua remaja pernah deh kenalan sama 'tamu tak diundang' yang suka muncul di wajah, dada, atau punggung ini. Kadang satu-dua, kadang bergerombol bikin nggak pede. Sebel banget, kan? Tapi, tenang... kamu nggak sendirian kok. Jerawat itu memang 'teman akrab' masa pubertas. Kenapa bisa begitu?</text:p>
            <text:p text:style-name="Text_20_body"><text:span text:style-name="Strong_20_Emphasis"><text:span text:style-name="T1">Lagi-lagi, Hormon Jadi 'Tersangka' Utama!</text:span></text:span></text:p>
            <text:p text:style-name="Text_20_body"><text:span text:style-name="T1">Seperti perubahan suara tadi, biang kerok utama munculnya jerawat di masa remaja adalah </text:span><text:span text:style-name="Strong_20_Emphasis"><text:span text:style-name="T1">perubahan hormon</text:span></text:span><text:span text:style-name="T1">. Kali ini, kelompok hormon yang paling berperan adalah </text:span><text:span text:style-name="Strong_20_Emphasis"><text:span text:style-name="T1">androgen</text:span></text:span><text:span text:style-name="T1">. Hormon ini sebenarnya ada pada cowok maupun cewek, tapi kadarnya meningkat drastis selama masa pubertas.</text:span></text:p>
            <text:p text:style-name="P143">Nah, si androgen ini punya 'efek samping' ke kulit kita:</text:p>
            <text:list xml:id="list402374715486034279" text:style-name="L55">
              <text:list-item>
                <text:p text:style-name="P55"><text:span text:style-name="Strong_20_Emphasis"><text:span text:style-name="T1">Merangsang Kelenjar Minyak:</text:span></text:span><text:span text:style-name="T1"> Androgen 'menyuruh' </text:span><text:span text:style-name="Strong_20_Emphasis"><text:span text:style-name="T1">kelenjar minyak (sebaceous glands)</text:span></text:span><text:span text:style-name="T1"> yang ada di bawah permukaan kulit kita untuk bekerja lebih keras. Akibatnya? Produksi </text:span><text:span text:style-name="Strong_20_Emphasis"><text:span text:style-name="T1">sebum</text:span></text:span><text:span text:style-name="T1"> alias minyak alami kulit jadi </text:span><text:span text:style-name="Strong_20_Emphasis"><text:span text:style-name="T1">berlebihan</text:span></text:span><text:span text:style-name="T1">. Sebum ini sebenarnya bagus buat menjaga kulit tetap lembap, tapi kalau kebanyakan bisa jadi masalah. </text:span></text:p>
              </text:list-item>
            </text:list>
            <text:p text:style-name="Text_20_body"><text:span text:style-name="Strong_20_Emphasis"><text:span text:style-name="T1">Proses Terbentuknya Jerawat (Step-by-step):</text:span></text:span></text:p>
            <text:list xml:id="list2918583624321751149" text:style-name="L56">
              <text:list-item>
                <text:p text:style-name="P211"><text:span text:style-name="Strong_20_Emphasis"><text:span text:style-name="T1">Sebum Overload:</text:span></text:span><text:span text:style-name="T1"> Kelenjar minyak menghasilkan sebum lebih banyak dari biasanya. </text:span></text:p>
              </text:list-item>
              <text:list-item>
                <text:p text:style-name="P211"><text:span text:style-name="Strong_20_Emphasis"><text:span text:style-name="T1">Pori-pori Tersumbat:</text:span></text:span><text:span text:style-name="T1"> Sebum yang berlebih ini bisa bercampur dengan </text:span><text:span text:style-name="Strong_20_Emphasis"><text:span text:style-name="T1">sel-sel kulit mati</text:span></text:span><text:span text:style-name="T1"> yang nggak terkelupas sempurna. Campuran lengket ini lalu </text:span><text:span text:style-name="Strong_20_Emphasis"><text:span text:style-name="T1">menyumbat folikel rambut</text:span></text:span><text:span text:style-name="T1"> atau yang biasa kita sebut </text:span><text:span text:style-name="Strong_20_Emphasis"><text:span text:style-name="T1">pori-pori</text:span></text:span><text:span text:style-name="T1">. </text:span></text:p>
              </text:list-item>
              <text:list-item>
                <text:p text:style-name="P211"><text:span text:style-name="Strong_20_Emphasis"><text:span text:style-name="T1">Muncul Komedo:</text:span></text:span><text:span text:style-name="T1"> Sumbatan ini awalnya bisa jadi </text:span><text:span text:style-name="Strong_20_Emphasis"><text:span text:style-name="T1">komedo</text:span></text:span><text:span text:style-name="T1">. Kalau sumbatannya tertutup lapisan kulit tipis, jadi </text:span><text:span text:style-name="Emphasis"><text:span text:style-name="T1">whitehead</text:span></text:span><text:span text:style-name="T1"> (komedo putih). Kalau sumbatannya terbuka dan kena udara (teroksidasi), warnanya jadi hitam, jadilah </text:span><text:span text:style-name="Emphasis"><text:span text:style-name="T1">blackhead</text:span></text:span><text:span text:style-name="T1"> (komedo hitam). </text:span></text:p>
              </text:list-item>
              <text:list-item>
                <text:p text:style-name="P211"><text:span text:style-name="Strong_20_Emphasis"><text:span text:style-name="T1">Pesta Bakteri:</text:span></text:span><text:span text:style-name="T1"> Di dalam pori-pori yang tersumbat dan penuh minyak itu, ada bakteri normal kulit bernama </text:span><text:span text:style-name="Emphasis"><text:span text:style-name="Strong_20_Emphasis"><text:span text:style-name="T1">Propionibacterium acnes (P. acnes)</text:span></text:span></text:span><text:span text:style-name="T1"> yang 'seneng' banget. Mereka berkembang biak dengan cepat </text:span><text:soft-page-break/><text:span text:style-name="T1">di lingkungan itu. </text:span></text:p>
              </text:list-item>
              <text:list-item>
                <text:p text:style-name="P56"><text:span text:style-name="Strong_20_Emphasis"><text:span text:style-name="T1">Peradangan Datang!</text:span></text:span><text:span text:style-name="T1"> Tubuh kita nggak tinggal diam lihat ada 'invasi' bakteri. Sistem imun mengirim 'pasukan'-nya (sel darah putih) buat melawan. Pertempuran inilah yang menyebabkan </text:span><text:span text:style-name="Strong_20_Emphasis"><text:span text:style-name="T1">peradangan (inflamasi)</text:span></text:span><text:span text:style-name="T1">: kulit jadi merah, bengkak, nyeri, dan kadang muncul nanah. Inilah yang kita lihat sebagai </text:span><text:span text:style-name="Strong_20_Emphasis"><text:span text:style-name="T1">jerawat</text:span></text:span><text:span text:style-name="T1"> yang meradang (bintik merah/papul, atau yang ada nanahnya/pustul). Kalau peradangannya parah dan dalam, bisa jadi benjolan besar yang disebut nodul atau kista. </text:span></text:p>
              </text:list-item>
            </text:list>
            <text:p text:style-name="Text_20_body"><text:span text:style-name="Strong_20_Emphasis"><text:span text:style-name="T1">Penting Diingat: Bukan Cuma Soal Jorok!</text:span></text:span><text:span text:style-name="T1"> Jadi, jerawat itu muncul utamanya karena </text:span><text:span text:style-name="Strong_20_Emphasis"><text:span text:style-name="T1">perubahan hormonal dari dalam</text:span></text:span><text:span text:style-name="T1"> yang bikin produksi minyak berlebih, ditambah sumbatan pori dan reaksi bakteri. Bukan semata-mata karena kamu malas cuci muka! Tentu saja, menjaga kebersihan itu penting banget buat membantu mencegah sumbatan dan penyebaran bakteri, tapi bukan berarti orang yang jerawatan itu pasti jorok, ya! Faktor </text:span><text:span text:style-name="Strong_20_Emphasis"><text:span text:style-name="T1">genetik</text:span></text:span><text:span text:style-name="T1"> (keturunan) juga berperan besar lho dalam menentukan seberapa rentan seseorang kena jerawat.</text:span></text:p>
            <text:p text:style-name="Text_20_body"><text:span text:style-name="Strong_20_Emphasis"><text:span text:style-name="T1">Tips Dasar Merawat Kulit Berjerawat:</text:span></text:span></text:p>
            <text:list xml:id="list917439378500568544" text:style-name="L57">
              <text:list-item>
                <text:p text:style-name="P212"><text:span text:style-name="Strong_20_Emphasis"><text:span text:style-name="T1">Cuci Muka Rutin:</text:span></text:span><text:span text:style-name="T1"> Cukup </text:span><text:span text:style-name="Strong_20_Emphasis"><text:span text:style-name="T1">2 kali sehari</text:span></text:span><text:span text:style-name="T1"> (pagi dan sebelum tidur malam) dan setelah berkeringat banyak (misalnya habis olahraga). </text:span></text:p>
              </text:list-item>
              <text:list-item>
                <text:p text:style-name="P212"><text:span text:style-name="Strong_20_Emphasis"><text:span text:style-name="T1">Pilih Pembersih Lembut:</text:span></text:span><text:span text:style-name="T1"> Gunakan sabun cuci muka yang </text:span><text:span text:style-name="Emphasis"><text:span text:style-name="T1">gentle</text:span></text:span><text:span text:style-name="T1">, nggak bikin kulit terasa kering ketarik. Hindari </text:span><text:span text:style-name="Emphasis"><text:span text:style-name="T1">scrub</text:span></text:span><text:span text:style-name="T1"> kasar yang bisa bikin iritasi. </text:span></text:p>
              </text:list-item>
              <text:list-item>
                <text:p text:style-name="P212"><text:span text:style-name="Strong_20_Emphasis"><text:span text:style-name="T1">STOP Pencet Jerawat!</text:span></text:span><text:span text:style-name="T1"> Ini penting banget! Memencet jerawat bisa mendorong bakteri dan kotoran makin masuk ke dalam kulit, bikin peradangan makin parah, dan yang paling nyebelin: bisa ninggalin </text:span><text:span text:style-name="Strong_20_Emphasis"><text:span text:style-name="T1">bekas luka</text:span></text:span><text:span text:style-name="T1"> yang susah hilang! </text:span></text:p>
              </text:list-item>
              <text:list-item>
                <text:p text:style-name="P212"><text:span text:style-name="Strong_20_Emphasis"><text:span text:style-name="T1">Gunakan Pelembap (Jika Perlu):</text:span></text:span><text:span text:style-name="T1"> Pilih pelembap yang ringan, bebas minyak, dan berlabel </text:span><text:span text:style-name="Strong_20_Emphasis"><text:span text:style-name="T1">"non-comedogenic"</text:span></text:span><text:span text:style-name="T1"> (artinya nggak menyumbat pori-pori). </text:span></text:p>
              </text:list-item>
              <text:list-item>
                <text:p text:style-name="P57"><text:span text:style-name="Strong_20_Emphasis"><text:span text:style-name="T1">Konsultasi Ahli:</text:span></text:span><text:span text:style-name="T1"> Kalau jerawatmu parah, banyak, atau bikin nggak pede banget, jangan ragu konsultasi ke </text:span><text:span text:style-name="Strong_20_Emphasis"><text:span text:style-name="T1">dokter kulit (spesialis dermatologi)</text:span></text:span><text:span text:style-name="T1"> ya. Dokter bisa kasih penanganan yang tepat sesuai kondisi kulitmu. </text:span></text:p>
              </text:list-item>
            </text:list>
            <text:p text:style-name="P143"><text:soft-page-break/>Ingat, jerawat pubertas itu fase yang umum dan biasanya akan membaik seiring bertambahnya usia. Sabar dan rawat kulitmu dengan benar, ya!</text:p>
            <text:p text:style-name="P11"/>
            <text:p text:style-name="Text_20_body"><text:span text:style-name="Strong_20_Emphasis"><text:span text:style-name="T1">(Prompt Pembuatan Gambar Ilustrasi - Opsional):</text:span></text:span></text:p>
            <text:p text:style-name="P6">"Buat diagram potongan melintang kulit yang menunjukkan 4 tahap pembentukan jerawat: 1. Folikel rambut normal dengan kelenjar minyak normal. 2. Folikel rambut dengan produksi sebum berlebih dan sumbatan sel kulit mati di bagian atas (komedo). 3. Sumbatan yang sama, tapi kini ada ikon bakteri P. acnes (bulatan kecil) berkembang biak di dalamnya. 4. Terjadi peradangan di sekitar folikel: area tampak merah, bengkak, ada sel-sel imun (ikon perisai/plus merah) menyerang bakteri, dan terbentuk nanah di puncak (pustul). Di sampingnya, ada ikon tangan dengan tanda silang besar di atasnya, berlabel 'JANGAN DIPENCET!'."</text:p>
            <text:p text:style-name="P11"/>
            <text:p text:style-name="Text_20_body"><text:span text:style-name="T1">Pembahasan soal jerawat selesai. Sekarang kita bahas kenapa badan bisa tiba-tiba 'melar' tinggi pas remaja. Siap? Silakan ketik "</text:span><text:span text:style-name="Strong_20_Emphasis"><text:span text:style-name="T1">YAX</text:span></text:span><text:span text:style-name="T1">" untuk </text:span><text:span text:style-name="Strong_20_Emphasis"><text:span text:style-name="T1">Subbab 3.3: Kenapa tinggi badan bisa bertambah cepat?</text:span></text:span></text:p>
          </text:section>
          <text:section text:style-name="Sect1" text:name="feedback-form-31">
            <text:p text:style-name="P293"/>
          </text:section>
        </text:section>
        <text:section text:style-name="Sect1" text:name="f2b2fa86e87233d3">
          <text:p text:style-name="P143"/>
          <text:section text:style-name="Sect1" text:name="user-query-content-32">
            <text:p text:style-name="P313">YAX </text:p>
          </text:section>
          <text:p text:style-name="P293">Tampilkan alur berpikir</text:p>
          <text:section text:style-name="Sect2" text:name="model-response-message-contentr_f2b2fa86e87233d3">
            <text:p text:style-name="P143">Oke, setelah suara dan kulit, sekarang kita bahas soal badan yang tiba-tiba bisa 'melar' kayak karet pas remaja!</text:p>
            <text:p text:style-name="P11"/>
            <text:p text:style-name="Text_20_body"><text:span text:style-name="Strong_20_Emphasis"><text:span text:style-name="T1">(Jawaban untuk Prompt: Isi Mendalam Subbab 3.3: Kenapa tinggi badan bisa bertambah cepat?)</text:span></text:span></text:p>
            <text:p text:style-name="Text_20_body"><text:span text:style-name="T1">Pernah ngerasa celana yang baru dibeli beberapa bulan lalu tiba-tiba jadi kependekan? Atau pas ngaca, kok kayaknya kamu jadi lebih jangkung dari sebelumnya? Selamat datang di fase </text:span><text:span text:style-name="Strong_20_Emphasis"><text:span text:style-name="T1">lonjakan pertumbuhan (growth </text:span></text:span><text:soft-page-break/><text:span text:style-name="Strong_20_Emphasis"><text:span text:style-name="T1">spurt)</text:span></text:span><text:span text:style-name="T1">, salah satu 'atraksi' utama di panggung pubertas! Rasanya kayak badan ditarik dari atas, ya? ? Tapi, apa sih yang bikin kita bisa tumbuh tinggi secepat itu?</text:span></text:p>
            <text:p text:style-name="Text_20_body"><text:span text:style-name="Strong_20_Emphasis"><text:span text:style-name="T1">Peran Sang Sutradara: Hormon Pertumbuhan (GH)</text:span></text:span></text:p>
            <text:p text:style-name="Text_20_body"><text:span text:style-name="T1">'Sutradara' utama di balik layar pertumbuhan tinggi badan kita adalah </text:span><text:span text:style-name="Strong_20_Emphasis"><text:span text:style-name="T1">Hormon Pertumbuhan (Growth Hormone atau GH)</text:span></text:span><text:span text:style-name="T1">. Hormon super penting ini diproduksi oleh kelenjar kecil di dasar otak kita yang namanya </text:span><text:span text:style-name="Strong_20_Emphasis"><text:span text:style-name="T1">kelenjar pituitari</text:span></text:span><text:span text:style-name="T1">. Nah, pas kita masuk masa pubertas, kelenjar pituitari ini kayak dapet 'lampu hijau' buat memproduksi GH </text:span><text:span text:style-name="Strong_20_Emphasis"><text:span text:style-name="T1">jauh lebih banyak</text:span></text:span><text:span text:style-name="T1"> dari sebelumnya.</text:span></text:p>
            <text:p text:style-name="Text_20_body"><text:span text:style-name="Strong_20_Emphasis"><text:span text:style-name="T1">Kerja Sama Tim Hormon!</text:span></text:span></text:p>
            <text:p text:style-name="Text_20_body"><text:span text:style-name="T1">GH nggak kerja sendirian. Dia dibantu banget sama 'tim sukses'-nya, yaitu </text:span><text:span text:style-name="Strong_20_Emphasis"><text:span text:style-name="T1">hormon seks</text:span></text:span><text:span text:style-name="T1">—</text:span><text:span text:style-name="Strong_20_Emphasis"><text:span text:style-name="T1">testosteron</text:span></text:span><text:span text:style-name="T1"> pada cowok dan </text:span><text:span text:style-name="Strong_20_Emphasis"><text:span text:style-name="T1">estrogen</text:span></text:span><text:span text:style-name="T1"> pada cewek. Kombinasi antara lonjakan GH dan hormon seks inilah yang jadi 'booster' super kuat buat memicu pertumbuhan tulang kita.</text:span></text:p>
            <text:p text:style-name="Text_20_body"><text:span text:style-name="Strong_20_Emphasis"><text:span text:style-name="T1">Di Mana Sih Tulang Bertambah Panjang? Lempeng Epifisis Jawabannya!</text:span></text:span></text:p>
            <text:p text:style-name="Text_20_body"><text:span text:style-name="T1">Tulang kita, terutama tulang-tulang panjang di lengan dan kaki, punya area khusus di bagian ujungnya yang terbuat dari tulang rawan (kartilago). Area ini namanya </text:span><text:span text:style-name="Strong_20_Emphasis"><text:span text:style-name="T1">lempeng epifisis (epiphyseal plate)</text:span></text:span><text:span text:style-name="T1"> atau sering juga disebut </text:span><text:span text:style-name="Strong_20_Emphasis"><text:span text:style-name="T1">lempeng pertumbuhan (growth plate)</text:span></text:span><text:span text:style-name="T1">. Anggap aja ini kayak 'zona konstruksi' di ujung tulang.</text:span></text:p>
            <text:p text:style-name="P143">Selama masa pertumbuhan (terutama pas puber), sel-sel di lempeng epifisis ini aktif banget membelah diri dan menghasilkan sel tulang baru di bawah 'komando' GH dan hormon seks. Sel-sel tulang baru ini terus mendorong ujung tulang jadi lebih panjang. Kayak lagi nambahin batu bata baru terus-menerus di ujung tembok biar makin tinggi!</text:p>
            <text:p text:style-name="Text_20_body"><text:span text:style-name="Strong_20_Emphasis"><text:span text:style-name="T1">Kenapa Cowok dan Cewek Beda Waktunya?</text:span></text:span><text:span text:style-name="T1"> Biasanya, cewek mengalami growth spurt lebih dulu daripada cowok, rata-rata antara usia 10-14 tahun. Cowok biasanya menyusul sedikit lebih lambat, sekitar usia 12-16 tahun, tapi lonjakan pertumbuhannya seringkali lebih tinggi dan berlangsung sedikit lebih lama.</text:span></text:p>
            <text:p text:style-name="Text_20_body"><text:span text:style-name="Strong_20_Emphasis"><text:span text:style-name="T1">Kenapa Pertumbuhan Tinggi Akhirnya Berhenti?</text:span></text:span></text:p>
            <text:p text:style-name="Text_20_body"><text:soft-page-break/><text:span text:style-name="T1">Sayangnya (atau mungkin untungnya?), kita nggak tumbuh tinggi terus-terusan seumur hidup. Menjelang akhir masa pubertas, kadar hormon seks yang makin tinggi justru memberikan sinyal berbeda ke lempeng epifisis. Hormon seks ini (terutama estrogen, yang juga ada pada cowok hasil konversi dari testosteron) 'menyuruh' lempeng pertumbuhan untuk </text:span><text:span text:style-name="Strong_20_Emphasis"><text:span text:style-name="T1">berhenti berproduksi</text:span></text:span><text:span text:style-name="T1"> dan </text:span><text:span text:style-name="Strong_20_Emphasis"><text:span text:style-name="T1">mengeras menjadi tulang padat (proses osifikasi)</text:span></text:span><text:span text:style-name="T1">. Istilahnya, lempengnya 'menutup'. Kalau lempeng ini sudah menutup, ya sudah, tulang nggak bisa bertambah panjang lagi. 'Proyek konstruksi' tinggi badan selesai!</text:span></text:p>
            <text:p text:style-name="Text_20_body"><text:span text:style-name="Strong_20_Emphasis"><text:span text:style-name="T1">Faktor Pendukung Pertumbuhan:</text:span></text:span><text:span text:style-name="T1"> Meskipun hormon jadi kunci utama, biar pertumbuhan tinggimu optimal (sesuai potensi genetikmu), jangan lupakan dua hal penting:</text:span></text:p>
            <text:list xml:id="list6830990371465382104" text:style-name="L58">
              <text:list-item>
                <text:p text:style-name="P213"><text:span text:style-name="Strong_20_Emphasis"><text:span text:style-name="T1">Nutrisi yang Cukup:</text:span></text:span><text:span text:style-name="T1"> Terutama kalsium dan vitamin D buat kesehatan tulang, serta protein sebagai 'bahan bangunan'. </text:span></text:p>
              </text:list-item>
              <text:list-item>
                <text:p text:style-name="P58"><text:span text:style-name="Strong_20_Emphasis"><text:span text:style-name="T1">Tidur yang Cukup:</text:span></text:span><text:span text:style-name="T1"> Ingat kan, hormon pertumbuhan (GH) banyak dilepaskan justru pas kita lagi tidur nyenyak! </text:span></text:p>
              </text:list-item>
            </text:list>
            <text:p text:style-name="P143">Jadi, nikmati aja fase 'melar' ini selagi bisa, ya!</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Tenang Soal Tinggi Badan:</text:span></text:span><text:span text:style-name="T1"> Setiap orang punya 'jadwal' tumbuh kembangnya sendiri-sendiri, yang banyak dipengaruhi faktor keturunan. Jadi, please banget, </text:span><text:span text:style-name="Strong_20_Emphasis"><text:span text:style-name="T1">jangan banding-bandingin tinggi badanmu</text:span></text:span><text:span text:style-name="T1"> sama teman sebaya! Ada yang 'ngebut' duluan, ada yang belakangan. Fokus aja jaga kesehatan dengan makan bergizi dan cukup istirahat biar kamu bisa mencapai potensi tinggi badan maksimalmu sendiri.</text:span></text:p>
            <text:p text:style-name="Text_20_body"><text:span text:style-name="Strong_20_Emphasis"><text:span text:style-name="T1">(Prompt Pembuatan Gambar Ilustrasi - Opsional):</text:span></text:span></text:p>
            <text:p text:style-name="P6">"Gambarkan dua panel. Panel 1: Ilustrasi tulang panjang (misal tulang paha) dengan area lempeng epifisis di ujungnya ditandai warna beda (misal biru muda). Ada ikon GH dan hormon seks (simbol cewek/cowok) dengan panah mengarah ke lempeng, dan dari lempeng ada panah keluar berlabel 'Pertumbuhan Tulang <text:soft-page-break/>Baru'. Panel 2: Tulang panjang yang sama, tapi area lempeng epifisis sudah menyatu/mengeras (warna sama dengan tulang utama) dengan tanda silang atau 'STOP' di atasnya, berlabel 'Lempeng Menutup'. Di bawahnya bisa ditambahkan grafik sederhana yang menunjukkan kurva growth spurt (tinggi vs usia) yang berbeda polanya untuk laki-laki dan perempuan."</text:p>
            <text:p text:style-name="P11"/>
            <text:p text:style-name="Text_20_body"><text:span text:style-name="T1">Pembahasan soal tinggi badan selesai. Tinggal satu lagi nih ciri pubertas: munculnya rambut atau bulu di tempat baru. Siap? Silakan ketik "</text:span><text:span text:style-name="Strong_20_Emphasis"><text:span text:style-name="T1">YAX</text:span></text:span><text:span text:style-name="T1">" untuk </text:span><text:span text:style-name="Strong_20_Emphasis"><text:span text:style-name="T1">Subbab 3.4: Kenapa kita punya bulu di tempat-tempat tertentu?</text:span></text:span></text:p>
          </text:section>
          <text:section text:style-name="Sect1" text:name="feedback-form-32">
            <text:p text:style-name="P293"/>
          </text:section>
        </text:section>
        <text:section text:style-name="Sect1" text:name="e81ab19603acb5ac">
          <text:p text:style-name="P143"/>
          <text:section text:style-name="Sect1" text:name="user-query-content-33">
            <text:p text:style-name="P313">YAX </text:p>
          </text:section>
          <text:p text:style-name="P293">Tampilkan alur berpikir</text:p>
          <text:section text:style-name="Sect2" text:name="model-response-message-contentr_e81ab19603acb5ac">
            <text:p text:style-name="P143">Baiklah, ini dia pembahasan terakhir di Bab 3, tentang 'tamu' baru lainnya yang muncul pas puber: rambut atau bulu di tempat-tempat tertentu!</text:p>
            <text:p text:style-name="P11"/>
            <text:p text:style-name="Text_20_body"><text:span text:style-name="Strong_20_Emphasis"><text:span text:style-name="T1">(Jawaban untuk Prompt: Isi Mendalam Subbab 3.4: Kenapa kita punya bulu di tempat-tempat tertentu?)</text:span></text:span></text:p>
            <text:p text:style-name="Text_20_body"><text:span text:style-name="T1">Selain suara berubah, jerawatan, dan badan makin tinggi, satu lagi tanda pubertas yang jelas banget adalah mulai tumbuhnya rambut atau bulu di area-area tubuh yang sebelumnya mulus atau cuma ditumbuhi bulu halus. Misalnya di </text:span><text:span text:style-name="Strong_20_Emphasis"><text:span text:style-name="T1">ketiak</text:span></text:span><text:span text:style-name="T1">, </text:span><text:span text:style-name="Strong_20_Emphasis"><text:span text:style-name="T1">area kemaluan</text:span></text:span><text:span text:style-name="T1">, </text:span><text:span text:style-name="Strong_20_Emphasis"><text:span text:style-name="T1">kaki</text:span></text:span><text:span text:style-name="T1"> dan </text:span><text:span text:style-name="Strong_20_Emphasis"><text:span text:style-name="T1">lengan</text:span></text:span><text:span text:style-name="T1"> (bulunya jadi lebih tebal dan gelap), bahkan pada cowok bisa muncul di </text:span><text:span text:style-name="Strong_20_Emphasis"><text:span text:style-name="T1">wajah</text:span></text:span><text:span text:style-name="T1"> (kumis, jenggot) dan </text:span><text:span text:style-name="Strong_20_Emphasis"><text:span text:style-name="T1">dada</text:span></text:span><text:span text:style-name="T1">. Kenapa ya bisa begini?</text:span></text:p>
            <text:p text:style-name="Text_20_body"><text:span text:style-name="Strong_20_Emphasis"><text:span text:style-name="T1">Lagi-lagi, Hormon Androgen Beraksi!</text:span></text:span></text:p>
            <text:p text:style-name="Text_20_body"><text:span text:style-name="T1">Yup, 'biang kerok'-nya sama lagi: </text:span><text:span text:style-name="Strong_20_Emphasis"><text:span text:style-name="T1">hormon androgen</text:span></text:span><text:span text:style-name="T1">! Peningkatan hormon ini pas pubertas nggak cuma ngaruh ke kelenjar minyak, tapi juga 'membangunkan' folikel-folikel rambut di area-area tertentu tadi untuk mulai menumbuhkan jenis rambut baru yang biasanya lebih tebal, lebih kasar, dan lebih gelap. Rambut-rambut ini termasuk </text:span><text:span text:style-name="Strong_20_Emphasis"><text:span text:style-name="T1">karakteristik seksual sekunder</text:span></text:span><text:span text:style-name="T1">, yaitu ciri fisik (selain organ reproduksi utama) yang membedakan </text:span><text:soft-page-break/><text:span text:style-name="T1">antara laki-laki dan perempuan dewasa.</text:span></text:p>
            <text:p text:style-name="Text_20_body"><text:span text:style-name="Strong_20_Emphasis"><text:span text:style-name="T1">Terus, Buat Apa Sih Fungsinya?</text:span></text:span></text:p>
            <text:p text:style-name="Text_20_body"><text:span text:style-name="T1">Nah, kalau fungsi rambut di kepala (melindungi dari matahari), alis (menahan keringat), atau bulu mata (melindungi mata dari debu) itu cukup jelas, fungsi rambut/bulu yang tumbuh pas puber ini kadang masih jadi bahan diskusi para ilmuwan. Tapi, ada beberapa </text:span><text:span text:style-name="Strong_20_Emphasis"><text:span text:style-name="T1">kemungkinan fungsi biologis atau warisan evolusi</text:span></text:span><text:span text:style-name="T1"> di baliknya:</text:span></text:p>
            <text:list xml:id="list3771379574221445202" text:style-name="L59">
              <text:list-item>
                <text:p text:style-name="P214"><text:span text:style-name="Strong_20_Emphasis"><text:span text:style-name="T1">Membantu Menyebarkan 'Aroma Khas' (Feromon?):</text:span></text:span><text:span text:style-name="T1"> Di area ketiak dan kemaluan, kita punya kelenjar keringat khusus (kelenjar apokrin) yang menghasilkan bau badan khas. Rambut di area ini diduga berfungsi untuk </text:span><text:span text:style-name="Strong_20_Emphasis"><text:span text:style-name="T1">menahan dan membantu menyebarkan</text:span></text:span><text:span text:style-name="T1"> aroma tersebut. Duluuu, mungkin ini berperan dalam komunikasi bawah sadar atau sinyal ketertarikan antar individu (meskipun peran feromon pada manusia modern masih diperdebatkan). </text:span></text:p>
              </text:list-item>
              <text:list-item>
                <text:p text:style-name="P214"><text:span text:style-name="Strong_20_Emphasis"><text:span text:style-name="T1">Mengurangi Gesekan ('Anti Lecet'):</text:span></text:span><text:span text:style-name="T1"> Rambut di area lipatan seperti ketiak dan pangkal paha mungkin juga berfungsi untuk </text:span><text:span text:style-name="Strong_20_Emphasis"><text:span text:style-name="T1">mengurangi gesekan</text:span></text:span><text:span text:style-name="T1"> langsung antar kulit saat kita bergerak, jadi bisa mencegah iritasi atau lecet. </text:span></text:p>
              </text:list-item>
              <text:list-item>
                <text:p text:style-name="P59"><text:span text:style-name="Strong_20_Emphasis"><text:span text:style-name="T1">Sisa Perlindungan Evolusi:</text:span></text:span><text:span text:style-name="T1"> Buat nenek moyang kita yang hidup tanpa pakaian canggih, lapisan bulu/rambut di tubuh pasti memberikan perlindungan ekstra dari </text:span><text:span text:style-name="Strong_20_Emphasis"><text:span text:style-name="T1">dingin, panas matahari, atau gesekan/luka ringan</text:span></text:span><text:span text:style-name="T1">. Meskipun sekarang kita punya pakaian, 'program' genetik untuk menumbuhkan rambut ini masih tersisa sebagai warisan evolusi. </text:span></text:p>
              </text:list-item>
            </text:list>
            <text:p text:style-name="Text_20_body"><text:span text:style-name="Strong_20_Emphasis"><text:span text:style-name="T1">Penting: Setiap Orang Itu Beda!</text:span></text:span></text:p>
            <text:p text:style-name="Text_20_body"><text:span text:style-name="T1">Ini yang paling penting diingat: </text:span><text:span text:style-name="Strong_20_Emphasis"><text:span text:style-name="T1">Jumlah, ketebalan, warna, dan pola pertumbuhan rambut/bulu tubuh itu BEDA-BEDA BANGET</text:span></text:span><text:span text:style-name="T1"> pada setiap orang! Ada yang bulu kakinya lebat banget, ada yang tipis. Ada yang kumisnya cepet tumbuh, ada yang lama atau bahkan nggak tumbuh sama sekali. Semua ini sangat dipengaruhi oleh </text:span><text:span text:style-name="Strong_20_Emphasis"><text:span text:style-name="T1">faktor genetik atau keturunan</text:span></text:span><text:span text:style-name="T1"> dan juga etnis.</text:span></text:p>
            <text:p text:style-name="Text_20_body"><text:span text:style-name="T1">Jadi, </text:span><text:span text:style-name="Strong_20_Emphasis"><text:span text:style-name="T1">nggak ada standar 'normal'</text:span></text:span><text:span text:style-name="T1"> yang baku soal ini. Pola pertumbuhan rambutmu itu normal buat </text:span><text:span text:style-name="Emphasis"><text:span text:style-name="T1">kamu</text:span></text:span><text:span text:style-name="T1">. Jangan pernah merasa aneh atau nggak pede kalau berbeda dari temanmu, ya! Ini semua bagian alami dari proses </text:span><text:soft-page-break/><text:span text:style-name="T1">pendewasaan tubuhmu.</text:span></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Terima Perubahan:</text:span></text:span><text:span text:style-name="T1"> Ingat, semua orang itu unik, termasuk dalam hal pertumbuhan rambut tubuh. Belajar </text:span><text:span text:style-name="Strong_20_Emphasis"><text:span text:style-name="T1">menerima dan nyaman</text:span></text:span><text:span text:style-name="T1"> dengan perubahan tubuhmu sendiri itu penting banget buat membangun rasa percaya diri. Kalau kamu memilih untuk merawat atau menghilangkan rambut di area tertentu, itu juga pilihan pribadimu, yang penting lakukan dengan cara yang aman dan sehat, ya!</text:span></text:p>
            <text:p text:style-name="Text_20_body"><text:span text:style-name="Strong_20_Emphasis"><text:span text:style-name="T1">(Prompt Pembuatan Gambar Ilustrasi - Opsional):</text:span></text:span></text:p>
            <text:p text:style-name="P6">"Gambarkan siluet sederhana remaja laki-laki dan perempuan. Tandai area-area di mana rambut/bulu sekunder biasanya tumbuh saat pubertas (ketiak, kemaluan, kaki, lengan, wajah/dada untuk laki-laki) dengan arsiran atau warna berbeda. Di sampingnya, bisa ditambahkan ikon-ikon kecil yang mewakili kemungkinan fungsi: ikon botol parfum/gelombang aroma (feromon), ikon dua permukaan saling bergesekan dengan bantalan rambut di antaranya (anti gesekan), dan ikon manusia purba/gua (evolusi)."</text:p>
            <text:p text:style-name="P11"/>
            <text:p text:style-name="Text_20_body"><text:span text:style-name="T1">Bab 3 tentang pubertas selesai! Kita sudah membahas perubahan suara, jerawat, tinggi badan, dan rambut/bulu baru. Siap untuk lanjut ke Bab 4 tentang sistem pertahanan dan reaksi unik tubuh lainnya? Silakan ketik "</text:span><text:span text:style-name="Strong_20_Emphasis"><text:span text:style-name="T1">YAX</text:span></text:span><text:span text:style-name="T1">".</text:span></text:p>
          </text:section>
          <text:section text:style-name="Sect1" text:name="feedback-form-33">
            <text:p text:style-name="P293"/>
          </text:section>
        </text:section>
        <text:section text:style-name="Sect1" text:name="0ec163993fb407ef">
          <text:p text:style-name="P143"/>
          <text:section text:style-name="Sect1" text:name="user-query-content-34">
            <text:p text:style-name="P313">YAX </text:p>
          </text:section>
          <text:p text:style-name="P293">Tampilkan alur berpikir</text:p>
          <text:section text:style-name="Sect2" text:name="model-response-message-contentr_0ec163993fb407ef">
            <text:p text:style-name="P143">Oke, kita lanjut ke bab berikutnya! Setelah ngomongin 'mesin' dasar dan 'upgrade' pubertas, sekarang kita lihat yuk gimana tubuh kita punya sistem <text:soft-page-break/>pertahanan dan reaksi-reaksi unik lainnya!</text:p>
            <text:p text:style-name="P11"/>
            <text:p text:style-name="Text_20_body"><text:span text:style-name="Strong_20_Emphasis"><text:span text:style-name="T1">(Jawaban untuk Prompt: Pengantar Bab 4: Sistem Pertahanan dan Reaksi Unik Tubuh)</text:span></text:span></text:p>
            <text:p text:style-name="Text_20_body"><text:span text:style-name="T1">Tubuh kita ini ternyata nggak cuma jago ngurusin hal-hal rutin kayak makan, tidur, atau tumbuh kembang aja, lho! Dia juga dilengkapi sama berbagai macam 'sistem keamanan' super canggih dan 'fitur bawaan' yang unik banget buat melindungi diri dari serangan atau sekadar bereaksi terhadap lingkungan sekitar. Kayak sebuah benteng yang punya pasukan penjaga atau </text:span><text:span text:style-name="Emphasis"><text:span text:style-name="T1">smartphone</text:span></text:span><text:span text:style-name="T1"> yang punya fitur-fitur rahasia keren!</text:span></text:p>
            <text:p text:style-name="P143">Pernah nggak sih kamu penasaran:</text:p>
            <text:list xml:id="list2583175212202778467" text:style-name="L60">
              <text:list-item>
                <text:p text:style-name="P302">Kenapa ya kita bisa tiba-tiba merinding pas lagi dingin atau nonton film horor? </text:p>
              </text:list-item>
              <text:list-item>
                <text:p text:style-name="P302">Kenapa kita suka bersin atau batuk, padahal kadang rasanya ganggu banget? </text:p>
              </text:list-item>
              <text:list-item>
                <text:p text:style-name="P302">Gimana caranya luka di jari bisa nutup dan sembuh sendiri kayak ada 'sihir'? </text:p>
              </text:list-item>
              <text:list-item>
                <text:p text:style-name="P157">Dan... kenapa sidik jari setiap orang di dunia ini bisa beda-beda, bahkan kembar identik sekalipun? </text:p>
              </text:list-item>
            </text:list>
            <text:p text:style-name="P143">Nah, di Bab 4 ini, kita bakal ngupas tuntas rahasia di balik reaksi-reaksi dan fitur-fitur unik tubuh itu. Kita akan lihat gimana 'pasukan penjaga' internal kita bekerja, gimana tubuh ngasih 'peringatan', gimana dia bisa 'memperbaiki diri', sampai gimana dia punya 'tanda pengenal' super personal.</text:p>
            <text:p text:style-name="P143">Siap buat mengungkap lebih banyak lagi kehebatan 'mesin biologis' kita yang seringkali bekerja diam-diam di balik layar ini? Ayo mulai!</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Apresiasi Tubuh:</text:span></text:span><text:span text:style-name="T1"> Coba deh sesekali luangkan waktu sebentar buat mikirin semua hal luar biasa yang tubuhmu lakukan secara otomatis setiap hari tanpa kamu sadari, mulai dari bernapas sampai melawan kuman. Mengapresiasi kerja </text:span><text:soft-page-break/><text:span text:style-name="T1">keras 'di balik layar' ini bisa bikin kita lebih termotivasi buat menjaganya dengan baik, lho!</text:span></text:p>
            <text:p text:style-name="Text_20_body"><text:span text:style-name="Strong_20_Emphasis"><text:span text:style-name="T1">(Kutipan Relevan - Opsional):</text:span></text:span></text:p>
            <text:p text:style-name="Quotations"><text:span text:style-name="Emphasis"><text:span text:style-name="T1">"Tubuh manusia adalah kuil jiwa. Jagalah kebersihan dan kemurniannya agar jiwa dapat tinggal di dalamnya."</text:span></text:span><text:span text:style-name="T1"> - B.K.S. Iyengar (Adaptasi: </text:span><text:span text:style-name="Emphasis"><text:span text:style-name="T1">"Tubuh kita itu 'rumah' paling keren buat diri kita. Yuk, kita kenali cara kerjanya biar bisa kita jaga baik-baik!"</text:span></text:span><text:span text:style-name="T1">)</text:span></text:p>
            <text:p text:style-name="Text_20_body"><text:span text:style-name="Strong_20_Emphasis"><text:span text:style-name="T1">(Prompt Pembuatan Gambar Ilustrasi - Opsional):</text:span></text:span></text:p>
            <text:p text:style-name="P6">"Gambarkan siluet tubuh manusia. Di atas atau di sekelilingnya, tambahkan beberapa ikon yang mewakili topik bab ini: ikon bulu berdiri/merinding, ikon orang bersin/batuk dengan partikel keluar, ikon plester luka atau proses sel kulit menutup, dan ikon sidik jari yang diperbesar."</text:p>
            <text:p text:style-name="P11"/>
            <text:p text:style-name="Text_20_body"><text:span text:style-name="T1">Pengantar Bab 4 selesai. Kita mulai dengan fenomena merinding, ya? Silakan ketik "</text:span><text:span text:style-name="Strong_20_Emphasis"><text:span text:style-name="T1">YAX</text:span></text:span><text:span text:style-name="T1">" untuk </text:span><text:span text:style-name="Strong_20_Emphasis"><text:span text:style-name="T1">Subbab 4.1: Kenapa kita bisa merinding (berdiri bulu roma)?</text:span></text:span></text:p>
          </text:section>
          <text:section text:style-name="Sect1" text:name="feedback-form-34">
            <text:p text:style-name="P293"/>
          </text:section>
        </text:section>
        <text:section text:style-name="Sect1" text:name="dad096af64072666">
          <text:p text:style-name="P143"/>
          <text:section text:style-name="Sect1" text:name="user-query-content-35">
            <text:p text:style-name="P313">YAX </text:p>
          </text:section>
          <text:p text:style-name="P293">Tampilkan alur berpikir</text:p>
          <text:section text:style-name="Sect2" text:name="model-response-message-contentr_dad096af64072666">
            <text:p text:style-name="P143">Oke, mari kita mulai Bab 4 dengan sensasi unik yang bikin bulu kuduk berdiri!</text:p>
            <text:p text:style-name="P11"/>
            <text:p text:style-name="Text_20_body"><text:span text:style-name="Strong_20_Emphasis"><text:span text:style-name="T1">(Jawaban untuk Prompt: Isi Mendalam Subbab 4.1: Kenapa kita bisa merinding (berdiri bulu roma)?)</text:span></text:span></text:p>
            <text:p text:style-name="Text_20_body"><text:span text:style-name="T1">Brrr! Pas lagi kedinginan nunggu hujan reda, atau pas lagi nonton adegan paling serem di film horor, tiba-tiba kamu ngerasa kulitmu kayak berbintik-bintik kecil dan bulu-bulu halus di lengan atau tengkukmu berdiri? Nah, sensasi itulah yang kita sebut </text:span><text:span text:style-name="Strong_20_Emphasis"><text:span text:style-name="T1">merinding</text:span></text:span><text:span text:style-name="T1"> atau </text:span><text:span text:style-name="Strong_20_Emphasis"><text:span text:style-name="T1">berdiri bulu roma</text:span></text:span><text:span text:style-name="T1"> (kalau di </text:span><text:soft-page-break/><text:span text:style-name="T1">bahasa Inggris disebut </text:span><text:span text:style-name="Emphasis"><text:span text:style-name="T1">goosebumps</text:span></text:span><text:span text:style-name="T1">, karena mirip kulit angsa yang bulunya habis dicabuti!). Tapi, kenapa ya tubuh kita bisa bereaksi gitu?</text:span></text:p>
            <text:p text:style-name="Text_20_body"><text:span text:style-name="Strong_20_Emphasis"><text:span text:style-name="T1">Mekanisme di Balik Merinding:</text:span></text:span></text:p>
            <text:p text:style-name="Text_20_body"><text:span text:style-name="T1">Ternyata, di pangkal setiap helai rambut atau bulu halus di tubuh kita itu ada </text:span><text:span text:style-name="Strong_20_Emphasis"><text:span text:style-name="T1">otot super mini</text:span></text:span><text:span text:style-name="T1"> yang namanya </text:span><text:span text:style-name="Strong_20_Emphasis"><text:span text:style-name="T1">otot </text:span></text:span><text:span text:style-name="Strong_20_Emphasis"><text:span text:style-name="Emphasis"><text:span text:style-name="T1">arrector pili</text:span></text:span></text:span><text:span text:style-name="T1">. Otot ini terhubung ke sistem saraf kita, khususnya </text:span><text:span text:style-name="Strong_20_Emphasis"><text:span text:style-name="T1">sistem saraf simpatik</text:span></text:span><text:span text:style-name="T1">, yaitu bagian sistem saraf otomatis yang aktif pas kita lagi dalam kondisi tertentu, kayak kedinginan atau merasakan emosi yang kuat.</text:span></text:p>
            <text:p text:style-name="P143">Nah, begini prosesnya:</text:p>
            <text:list xml:id="list2244279966342066020" text:style-name="L61">
              <text:list-item>
                <text:p text:style-name="P215"><text:span text:style-name="Strong_20_Emphasis"><text:span text:style-name="T1">Ada Pemicu:</text:span></text:span><text:span text:style-name="T1"> Misalnya, suhu udara tiba-tiba jadi dingin banget, atau kamu lagi merasa takut, terharu, kagum pas denger lagu keren, atau bahkan stres. </text:span></text:p>
              </text:list-item>
              <text:list-item>
                <text:p text:style-name="P215"><text:span text:style-name="Strong_20_Emphasis"><text:span text:style-name="T1">Sinyal Dikirim:</text:span></text:span><text:span text:style-name="T1"> Sistem saraf simpatik langsung kirim sinyal 'perintah' ke otot-otot arrector pili tadi. </text:span></text:p>
              </text:list-item>
              <text:list-item>
                <text:p text:style-name="P215"><text:span text:style-name="Strong_20_Emphasis"><text:span text:style-name="T1">Otot Kontraksi:</text:span></text:span><text:span text:style-name="T1"> Dapat perintah, si otot mini ini langsung </text:span><text:span text:style-name="Strong_20_Emphasis"><text:span text:style-name="T1">berkontraksi</text:span></text:span><text:span text:style-name="T1"> alias mengerut. </text:span></text:p>
              </text:list-item>
              <text:list-item>
                <text:p text:style-name="P60"><text:span text:style-name="Strong_20_Emphasis"><text:span text:style-name="T1">Bulu Berdiri!</text:span></text:span><text:span text:style-name="T1"> Karena otot ini nempel di folikel rambut, pas dia mengerut, dia jadi menarik folikel rambut jadi tegak lurus. Akibatnya, rambut/bulu halus kita jadi </text:span><text:span text:style-name="Strong_20_Emphasis"><text:span text:style-name="T1">berdiri</text:span></text:span><text:span text:style-name="T1">, dan kulit di sekitar pangkal rambut itu jadi sedikit menonjol atau 'bengkak' kecil. Jadilah merinding! </text:span></text:p>
              </text:list-item>
            </text:list>
            <text:p text:style-name="Text_20_body"><text:span text:style-name="T1">Semua ini terjadi secara </text:span><text:span text:style-name="Strong_20_Emphasis"><text:span text:style-name="T1">otomatis (refleks involunter)</text:span></text:span><text:span text:style-name="T1">, kita nggak bisa sengaja bikin diri kita merinding (kecuali mungkin mikirin hal yang serem atau dengerin lagu favorit banget?).</text:span></text:p>
            <text:p text:style-name="Text_20_body"><text:span text:style-name="Strong_20_Emphasis"><text:span text:style-name="T1">Terus, Apa Gunanya Merinding?</text:span></text:span></text:p>
            <text:p text:style-name="Text_20_body"><text:span text:style-name="T1">Nah, ini bagian menariknya. Buat kita manusia modern yang bulunya tipis-tipis, fungsi merinding ini sebenarnya udah nggak terlalu signifikan. Tapi, ini adalah </text:span><text:span text:style-name="Strong_20_Emphasis"><text:span text:style-name="T1">sisa evolusi</text:span></text:span><text:span text:style-name="T1"> dari nenek moyang kita dan hewan mamalia berbulu lainnya. Dulu, fungsinya penting banget:</text:span></text:p>
            <text:list xml:id="list4780474114269782779" text:style-name="L62">
              <text:list-item>
                <text:p text:style-name="P216"><text:span text:style-name="Strong_20_Emphasis"><text:span text:style-name="T1">Melawan Dingin:</text:span></text:span><text:span text:style-name="T1"> Pas hewan berbulu kedinginan dan bulunya berdiri, lapisan bulu yang tegak itu akan </text:span><text:span text:style-name="Strong_20_Emphasis"><text:span text:style-name="T1">memerangkap lapisan udara</text:span></text:span><text:span text:style-name="T1"> di dekat kulit. Udara adalah isolator panas yang bagus, jadi lapisan udara ini bantu </text:span><text:span text:style-name="Strong_20_Emphasis"><text:span text:style-name="T1">menahan panas tubuh</text:span></text:span><text:span text:style-name="T1"> biar nggak cepat hilang ke </text:span><text:soft-page-break/><text:span text:style-name="T1">lingkungan. Kayak pakai jaket tebal alami gitu! (Sayangnya, bulu kita terlalu tipis buat efek ini terasa). </text:span></text:p>
              </text:list-item>
              <text:list-item>
                <text:p text:style-name="P61"><text:span text:style-name="Strong_20_Emphasis"><text:span text:style-name="T1">Respons 'Lawan atau Lari' (Emosi Kuat):</text:span></text:span><text:span text:style-name="T1"> Pas hewan merasa terancam (takut atau marah), bulu yang berdiri bikin dia kelihatan </text:span><text:span text:style-name="Strong_20_Emphasis"><text:span text:style-name="T1">lebih besar dan lebih mengancam</text:span></text:span><text:span text:style-name="T1"> di mata musuh atau saingannya. Ini bagian dari respons 'lawan atau lari' (</text:span><text:span text:style-name="Emphasis"><text:span text:style-name="T1">fight-or-flight</text:span></text:span><text:span text:style-name="T1">). Nah, refleks ini masih tersisa di kita. Makanya pas kita takut banget, terharu, atau kagum luar biasa (emosi kuat), sistem saraf simpatik kita aktif dan bikin kita merinding, meskipun kita nggak jadi kelihatan lebih besar atau seram! </text:span></text:p>
              </text:list-item>
            </text:list>
            <text:p text:style-name="P143">Jadi, merinding itu bukti keren kalau tubuh kita masih menyimpan 'jejak' sejarah evolusi jutaan tahun lalu!</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Jadi 'Detektif' Merinding:</text:span></text:span><text:span text:style-name="T1"> Coba deh perhatikan, kapan aja kamu biasanya merinding? Apakah pas lagi kedinginan saja? Atau pas dengerin jenis musik tertentu? Pas nonton adegan film yang gimana? Mengenali pemicu merindingmu sendiri bisa jadi cara seru buat lebih ngerti gimana tubuh dan emosimu saling terhubung!</text:span></text:p>
            <text:p text:style-name="Text_20_body"><text:span text:style-name="Strong_20_Emphasis"><text:span text:style-name="T1">(Prompt Pembuatan Gambar Ilustrasi - Opsional):</text:span></text:span></text:p>
            <text:p text:style-name="P6">"Buat gambar zoom-in pada permukaan kulit. Tampilkan beberapa folikel rambut. Satu folikel digambarkan normal dengan rambut agak miring dan otot arrector pili di bawahnya dalam kondisi rileks. Folikel di sebelahnya digambarkan dengan rambut berdiri tegak, kulit di pangkalnya sedikit menonjol, dan otot arrector pili terlihat mengerut/berkontraksi. Beri label 'Otot Arrector Pili' dan 'Rambut Berdiri'. Tambahkan ikon kecil di dekatnya: kepingan salju (dingin) dan ikon hati/nada musik/hantu kecil (emosi)."</text:p>
            <text:p text:style-name="P11"/>
            <text:p text:style-name="Text_20_body"><text:span text:style-name="T1">Pembahasan soal merinding selesai. Sekarang kita bahas 'duo' refleks </text:span><text:soft-page-break/><text:span text:style-name="T1">pertahanan: bersin dan batuk! Siap? Silakan ketik "</text:span><text:span text:style-name="Strong_20_Emphasis"><text:span text:style-name="T1">YAX</text:span></text:span><text:span text:style-name="T1">" untuk </text:span><text:span text:style-name="Strong_20_Emphasis"><text:span text:style-name="T1">Subbab 4.2: Kenapa kita bersin dan batuk?</text:span></text:span></text:p>
          </text:section>
          <text:section text:style-name="Sect1" text:name="feedback-form-35">
            <text:p text:style-name="P293"/>
          </text:section>
        </text:section>
        <text:section text:style-name="Sect1" text:name="fea5c0153fbfb299">
          <text:p text:style-name="P143"/>
          <text:section text:style-name="Sect1" text:name="user-query-content-36">
            <text:p text:style-name="P313">YAX </text:p>
          </text:section>
          <text:p text:style-name="P293">Tampilkan alur berpikir</text:p>
          <text:section text:style-name="Sect2" text:name="model-response-message-contentr_fea5c0153fbfb299">
            <text:p text:style-name="Text_20_body"><text:span text:style-name="T1">Siap! Dari merinding, kita pindah ke refleks lain yang sering banget kita alami, kadang malah di saat yang nggak tepat! </text:span><text:span text:style-name="Emphasis"><text:span text:style-name="T1">Hatchii!</text:span></text:span><text:span text:style-name="T1"> Eh, maaf...</text:span></text:p>
            <text:p text:style-name="P11"/>
            <text:p text:style-name="Text_20_body"><text:span text:style-name="Strong_20_Emphasis"><text:span text:style-name="T1">(Jawaban untuk Prompt: Isi Mendalam Subbab 4.2: Kenapa kita bersin dan batuk?)</text:span></text:span></text:p>
            <text:p text:style-name="Text_20_body"><text:span text:style-name="Emphasis"><text:span text:style-name="T1">Hatchii!</text:span></text:span><text:span text:style-name="T1"> atau </text:span><text:span text:style-name="Emphasis"><text:span text:style-name="T1">Uhuk! Uhuk!</text:span></text:span><text:span text:style-name="T1"> Siapa sih yang nggak pernah bersin atau batuk? Kadang rasanya lega banget setelahnya, tapi sering juga ganggu, apalagi kalau lagi di tengah keramaian atau pas lagi presentasi di depan kelas! Tapi, tahu nggak, dua refleks ini sebenarnya adalah 'pasukan pembersih' super penting buat saluran pernapasan kita!</text:span></text:p>
            <text:p text:style-name="Text_20_body"><text:span text:style-name="Strong_20_Emphasis"><text:span text:style-name="T1">Bersin: 'Pengusir' Tamu Tak Diundang di Hidung</text:span></text:span></text:p>
            <text:p text:style-name="Text_20_body"><text:span text:style-name="T1">Bersin itu terjadi kalau ada sesuatu yang </text:span><text:span text:style-name="Strong_20_Emphasis"><text:span text:style-name="T1">mengganggu atau mengiritasi lapisan dalam hidung</text:span></text:span><text:span text:style-name="T1"> kita. Pengganggunya bisa macam-macam:</text:span></text:p>
            <text:list xml:id="list7300385622247121054" text:style-name="L63">
              <text:list-item>
                <text:p text:style-name="P217"><text:span text:style-name="Strong_20_Emphasis"><text:span text:style-name="T1">Debu</text:span></text:span><text:span text:style-name="T1"> atau </text:span><text:span text:style-name="Strong_20_Emphasis"><text:span text:style-name="T1">asap</text:span></text:span><text:span text:style-name="T1"> yang terhirup. </text:span></text:p>
              </text:list-item>
              <text:list-item>
                <text:p text:style-name="P217"><text:span text:style-name="Strong_20_Emphasis"><text:span text:style-name="T1">Serbuk sari</text:span></text:span><text:span text:style-name="T1"> bunga atau bulu hewan (buat yang punya alergi). </text:span></text:p>
              </text:list-item>
              <text:list-item>
                <text:p text:style-name="P217"><text:span text:style-name="Strong_20_Emphasis"><text:span text:style-name="T1">Virus</text:span></text:span><text:span text:style-name="T1"> atau kuman penyebab pilek/flu. </text:span></text:p>
              </text:list-item>
              <text:list-item>
                <text:p text:style-name="P217"><text:span text:style-name="Strong_20_Emphasis"><text:span text:style-name="T1">Bubuk lada</text:span></text:span><text:span text:style-name="T1"> atau wangi-wangian yang menyengat. </text:span></text:p>
              </text:list-item>
              <text:list-item>
                <text:p text:style-name="P62"><text:span text:style-name="T1">Uniknya, ada juga lho orang yang bersin kalau tiba-tiba lihat </text:span><text:span text:style-name="Strong_20_Emphasis"><text:span text:style-name="T1">cahaya terang</text:span></text:span><text:span text:style-name="T1"> (ini namanya </text:span><text:span text:style-name="Emphasis"><text:span text:style-name="T1">photic sneeze reflex</text:span></text:span><text:span text:style-name="T1">)! </text:span></text:p>
              </text:list-item>
            </text:list>
            <text:p text:style-name="Text_20_body"><text:span text:style-name="T1">Gimana prosesnya sampai bisa </text:span><text:span text:style-name="Emphasis"><text:span text:style-name="T1">Hatchii!</text:span></text:span><text:span text:style-name="T1">?</text:span></text:p>
            <text:list xml:id="list5577549280445100363" text:style-name="L64">
              <text:list-item>
                <text:p text:style-name="P303">Saraf di hidung mendeteksi si pengganggu. </text:p>
              </text:list-item>
              <text:list-item>
                <text:p text:style-name="P303">Sinyal dikirim ke 'pusat bersin' di otak. </text:p>
              </text:list-item>
              <text:list-item>
                <text:p text:style-name="P303">Otak kasih perintah: Tarik napas dalam-dalam! </text:p>
              </text:list-item>
              <text:list-item>
                <text:p text:style-name="P303">Saluran napas (di tenggorokan) nutup sebentar. </text:p>
              </text:list-item>
              <text:list-item>
                <text:p text:style-name="P303">Otot dada dan perut kontraksi kuat banget, bikin tekanan udara di paru-paru naik drastis. </text:p>
              </text:list-item>
              <text:list-item>
                <text:p text:style-name="P63"><text:soft-page-break/><text:span text:style-name="T1">Tiba-tiba, </text:span><text:span text:style-name="Emphasis"><text:span text:style-name="T1">BYAAR!</text:span></text:span><text:span text:style-name="T1"> Saluran napas kebuka, dan udara menyembur keluar dengan kecepatan super tinggi (bisa lebih dari 150 km/jam!) lewat hidung dan mulut, sambil bawa kabur si pengganggu tadi. Lega! </text:span></text:p>
              </text:list-item>
            </text:list>
            <text:p text:style-name="Text_20_body"><text:span text:style-name="Strong_20_Emphasis"><text:span text:style-name="T1">Batuk: 'Pembersih' Tenggorokan dan Jalan Napas Bawah</text:span></text:span></text:p>
            <text:p text:style-name="Text_20_body"><text:span text:style-name="T1">Kalau bersin fokus 'ngebersihin' hidung, batuk itu tugasnya </text:span><text:span text:style-name="Strong_20_Emphasis"><text:span text:style-name="T1">membersihkan area tenggorokan, laring (kotak suara), atau saluran napas yang lebih dalam (bronkus)</text:span></text:span><text:span text:style-name="T1">. Pemicunya biasanya:</text:span></text:p>
            <text:list xml:id="list544190342623272894" text:style-name="L65">
              <text:list-item>
                <text:p text:style-name="P218"><text:span text:style-name="Strong_20_Emphasis"><text:span text:style-name="T1">Dahak atau lendir</text:span></text:span><text:span text:style-name="T1"> berlebih pas kita lagi sakit (flu, batuk pilek). </text:span></text:p>
              </text:list-item>
              <text:list-item>
                <text:p text:style-name="P218"><text:span text:style-name="Strong_20_Emphasis"><text:span text:style-name="T1">Asap rokok</text:span></text:span><text:span text:style-name="T1">, polusi udara, atau debu yang lolos dari hidung. </text:span></text:p>
              </text:list-item>
              <text:list-item>
                <text:p text:style-name="P64"><text:span text:style-name="Strong_20_Emphasis"><text:span text:style-name="T1">Makanan atau minuman yang 'salah jalan'</text:span></text:span><text:span text:style-name="T1"> alias masuk ke saluran napas, bukan saluran makan (tersedak). </text:span></text:p>
              </text:list-item>
            </text:list>
            <text:p text:style-name="P143">Mekanisme batuk mirip sama bersin, tapi ada sedikit beda:</text:p>
            <text:list xml:id="list3424622999652063243" text:style-name="L66">
              <text:list-item>
                <text:p text:style-name="P304">Tarik napas. </text:p>
              </text:list-item>
              <text:list-item>
                <text:p text:style-name="P304">Celah di pita suara (glotis) nutup rapat. </text:p>
              </text:list-item>
              <text:list-item>
                <text:p text:style-name="P304">Otot perut dan dada kontraksi kuat, tekanan di dalam dada naik tinggi. </text:p>
              </text:list-item>
              <text:list-item>
                <text:p text:style-name="P65"><text:span text:style-name="T1">Tiba-tiba, </text:span><text:span text:style-name="Emphasis"><text:span text:style-name="T1">DHUAR!</text:span></text:span><text:span text:style-name="T1"> Glotis kebuka, dan udara meledak keluar dengan kuat lewat mulut, mendorong keluar apa pun yang mengganggu di saluran napas. </text:span><text:span text:style-name="Emphasis"><text:span text:style-name="T1">Uhuk! Uhuk!</text:span></text:span><text:span text:style-name="T1"> </text:span></text:p>
              </text:list-item>
            </text:list>
            <text:p text:style-name="Text_20_body"><text:span text:style-name="Strong_20_Emphasis"><text:span text:style-name="T1">Kenapa Keduanya Penting Banget?</text:span></text:span><text:span text:style-name="T1"> Bayangin kalau kita nggak bisa bersin atau batuk. Debu, kuman, atau bahkan potongan makanan bisa dengan mudah masuk dan 'menginap' di paru-paru kita. Ini bisa menyebabkan infeksi serius kayak radang paru-paru (pneumonia) atau bahaya tersedak yang mengancam nyawa! Jadi, meskipun kadang mengganggu, bersin dan batuk adalah refleks perlindungan diri yang sangat vital, kayak 'sapu' dan 'penjaga gerbang' otomatis buat paru-paru kita yang berharga.</text:span></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Etika Bersin &amp; Batuk:</text:span></text:span><text:span text:style-name="T1"> Karena bersin dan batuk itu 'menyemburkan' kuman dan partikel ke udara, penting banget buat punya etika yang baik biar nggak nularin penyakit ke orang lain (apalagi di masa sekarang ini, April 2025, kita makin sadar </text:span><text:soft-page-break/><text:span text:style-name="T1">pentingnya kebersihan). Selalu usahakan:</text:span></text:p>
            <text:list xml:id="list2341772759118879932" text:style-name="L67">
              <text:list-item>
                <text:p text:style-name="P7"><text:span text:style-name="T1">Tutup mulut dan hidung pakai </text:span><text:span text:style-name="Strong_20_Emphasis"><text:span text:style-name="T1">tisu</text:span></text:span><text:span text:style-name="T1">, lalu langsung buang tisunya. </text:span></text:p>
              </text:list-item>
              <text:list-item>
                <text:p text:style-name="P7"><text:span text:style-name="T1">Kalau nggak ada tisu, tutup pakai </text:span><text:span text:style-name="Strong_20_Emphasis"><text:span text:style-name="T1">siku bagian dalam lengan</text:span></text:span><text:span text:style-name="T1"> (jangan pakai telapak tangan, karena tangan sering megang benda lain). </text:span></text:p>
              </text:list-item>
              <text:list-item>
                <text:p text:style-name="P2"><text:span text:style-name="T1">Setelahnya, </text:span><text:span text:style-name="Strong_20_Emphasis"><text:span text:style-name="T1">cuci tangan</text:span></text:span><text:span text:style-name="T1"> pakai sabun atau gunakan hand sanitizer. Yuk, jadi penyebar kebaikan, bukan penyebar kuman! ? </text:span></text:p>
              </text:list-item>
            </text:list>
            <text:p text:style-name="Text_20_body"><text:span text:style-name="Strong_20_Emphasis"><text:span text:style-name="T1">(Prompt Pembuatan Gambar Ilustrasi - Opsional):</text:span></text:span></text:p>
            <text:p text:style-name="P6">"Buat dua panel ilustrasi. Panel 1: Gambar kepala orang sedang bersin ('Hatchii!'). Tunjukkan panah udara keluar deras dari hidung dan mulut, membawa ikon-ikon kecil (debu, virus, serbuk sari). Panel 2: Gambar potongan dada dan leher orang sedang batuk ('Uhuk!'). Tunjukkan panah udara keluar deras dari mulut, membawa ikon dahak atau asap dari area tenggorokan/saluran napas bawah."</text:p>
            <text:p text:style-name="P11"/>
            <text:p text:style-name="Text_20_body"><text:span text:style-name="T1">Refleks bersin dan batuk sudah dibahas. Sekarang, gimana kalau pertahanan kita tembus dan kita terluka? Kenapa luka bisa sembuh? Siap? Silakan ketik "</text:span><text:span text:style-name="Strong_20_Emphasis"><text:span text:style-name="T1">YAX</text:span></text:span><text:span text:style-name="T1">" untuk </text:span><text:span text:style-name="Strong_20_Emphasis"><text:span text:style-name="T1">Subbab 4.3: Kenapa luka bisa sembuh sendiri?</text:span></text:span></text:p>
          </text:section>
          <text:section text:style-name="Sect1" text:name="feedback-form-36">
            <text:p text:style-name="P293"/>
          </text:section>
        </text:section>
        <text:section text:style-name="Sect1" text:name="151d12000641ca31">
          <text:p text:style-name="P143"/>
          <text:section text:style-name="Sect1" text:name="user-query-content-37">
            <text:p text:style-name="P313">YAX </text:p>
          </text:section>
          <text:p text:style-name="P293">Tampilkan alur berpikir</text:p>
          <text:section text:style-name="Sect2" text:name="model-response-message-contentr_151d12000641ca31">
            <text:p text:style-name="P143">Oke, mari kita ungkap 'sihir' di balik kemampuan tubuh kita buat memperbaiki dirinya sendiri saat terluka!</text:p>
            <text:p text:style-name="P11"/>
            <text:p text:style-name="Text_20_body"><text:span text:style-name="Strong_20_Emphasis"><text:span text:style-name="T1">(Jawaban untuk Prompt: Isi Mendalam Subbab 4.3: Kenapa luka bisa sembuh sendiri?)</text:span></text:span></text:p>
            <text:p text:style-name="P143"><text:soft-page-break/>Pernah kan, jarimu nggak sengaja kesayat kertas, atau lututmu lecet habis jatuh dari sepeda? Awalnya mungkin berdarah dan perih, tapi beberapa hari kemudian, eh... lukanya udah nutup dan perlahan sembuh. Kayak ada 'tim perbaikan' ajaib di dalam tubuh kita, ya? Emang bener! Proses penyembuhan luka itu salah satu 'kekuatan super' tubuh kita yang paling keren dan kompleks.</text:p>
            <text:p text:style-name="Text_20_body"><text:span text:style-name="T1">Ini bukan sihir satu malam, tapi sebuah </text:span><text:span text:style-name="Strong_20_Emphasis"><text:span text:style-name="T1">proses bertahap</text:span></text:span><text:span text:style-name="T1"> yang melibatkan kerja sama tim dari berbagai jenis sel dan zat kimia di tubuh kita. Anggap aja kayak ada 'proyek konstruksi darurat' yang langsung dimulai begitu kita terluka. Ada 4 tahap utamanya (meskipun kadang tahapannya bisa tumpang tindih):</text:span></text:p>
            <text:p text:style-name="Text_20_body"><text:span text:style-name="Strong_20_Emphasis"><text:span text:style-name="T1">Tahap 1: Hemostasis (Stop Pendarahan!) - </text:span></text:span><text:span text:style-name="Strong_20_Emphasis"><text:span text:style-name="Emphasis"><text:span text:style-name="T1">Tim Reaksi Cepat</text:span></text:span></text:span></text:p>
            <text:list xml:id="list755886471123845936" text:style-name="L68">
              <text:list-item>
                <text:p text:style-name="P219"><text:span text:style-name="Strong_20_Emphasis"><text:span text:style-name="T1">Begitu terluka dan berdarah:</text:span></text:span><text:span text:style-name="T1"> Pembuluh darah kecil di sekitar luka langsung </text:span><text:span text:style-name="Strong_20_Emphasis"><text:span text:style-name="T1">menyempit</text:span></text:span><text:span text:style-name="T1"> buat mengurangi aliran darah. </text:span></text:p>
              </text:list-item>
              <text:list-item>
                <text:p text:style-name="P219"><text:span text:style-name="Strong_20_Emphasis"><text:span text:style-name="T1">Trombosit si Penambal:</text:span></text:span><text:span text:style-name="T1"> Sel darah super kecil bernama </text:span><text:span text:style-name="Strong_20_Emphasis"><text:span text:style-name="T1">trombosit (platelet)</text:span></text:span><text:span text:style-name="T1"> langsung bergegas ke lokasi luka. Mereka nempel satu sama lain dan ke dinding luka, membentuk 'sumbat' darurat. </text:span></text:p>
              </text:list-item>
              <text:list-item>
                <text:p text:style-name="P66"><text:span text:style-name="Strong_20_Emphasis"><text:span text:style-name="T1">Jaring Pengaman:</text:span></text:span><text:span text:style-name="T1"> Faktor-faktor </text:span><text:span text:style-name="Strong_20_Emphasis"><text:span text:style-name="T1">pembekuan darah</text:span></text:span><text:span text:style-name="T1"> diaktifkan, membentuk benang-benang protein kuat bernama </text:span><text:span text:style-name="Strong_20_Emphasis"><text:span text:style-name="T1">fibrin</text:span></text:span><text:span text:style-name="T1">. Fibrin ini kayak jaring laba-laba yang memerangkap sel darah merah dan trombosit, membentuk </text:span><text:span text:style-name="Strong_20_Emphasis"><text:span text:style-name="T1">bekuan darah (clot)</text:span></text:span><text:span text:style-name="T1"> yang lebih stabil. Tujuannya: pendarahan berhenti! Bekuan darah ini juga jadi 'penutup' sementara buat melindungi luka. </text:span></text:p>
              </text:list-item>
            </text:list>
            <text:p text:style-name="Text_20_body"><text:span text:style-name="Strong_20_Emphasis"><text:span text:style-name="T1">Tahap 2: Inflamasi (Bersih-bersih &amp; Pertahanan) - </text:span></text:span><text:span text:style-name="Strong_20_Emphasis"><text:span text:style-name="Emphasis"><text:span text:style-name="T1">Tim Kebersihan &amp; Keamanan</text:span></text:span></text:span></text:p>
            <text:list xml:id="list399498031391684354" text:style-name="L69">
              <text:list-item>
                <text:p text:style-name="P220"><text:span text:style-name="Strong_20_Emphasis"><text:span text:style-name="T1">Luka jadi Merah, Bengkak, Hangat, Nyeri:</text:span></text:span><text:span text:style-name="T1"> Jangan panik, ini justru tanda bagus (di awal)! Ini fase </text:span><text:span text:style-name="Strong_20_Emphasis"><text:span text:style-name="T1">peradangan (inflamasi)</text:span></text:span><text:span text:style-name="T1">. Pembuluh darah di sekitar luka melebar biar 'pasukan bantuan' bisa datang. </text:span></text:p>
              </text:list-item>
              <text:list-item>
                <text:p text:style-name="P67"><text:span text:style-name="Strong_20_Emphasis"><text:span text:style-name="T1">Pasukan Pembersih Datang:</text:span></text:span><text:span text:style-name="T1"> </text:span><text:span text:style-name="Strong_20_Emphasis"><text:span text:style-name="T1">Sel darah putih</text:span></text:span><text:span text:style-name="T1"> (jenisnya neutrofil lalu makrofag) berbondong-bondong ke area luka. Tugas mereka: 'memakan' bakteri atau kuman yang mungkin masuk, membersihkan sel-sel kulit yang rusak, dan sisa-sisa kotoran. Kayak petugas kebersihan sekaligus satpam yang lagi beres-beres dan ngusir penyusup! </text:span></text:p>
              </text:list-item>
            </text:list>
            <text:p text:style-name="Text_20_body"><text:soft-page-break/><text:span text:style-name="Strong_20_Emphasis"><text:span text:style-name="T1">Tahap 3: Proliferasi (Bangun Ulang!) - </text:span></text:span><text:span text:style-name="Strong_20_Emphasis"><text:span text:style-name="Emphasis"><text:span text:style-name="T1">Tim Konstruksi Mulai Bekerja</text:span></text:span></text:span></text:p>
            <text:list xml:id="list735873133216437832" text:style-name="L70">
              <text:list-item>
                <text:p text:style-name="P221"><text:span text:style-name="Strong_20_Emphasis"><text:span text:style-name="T1">Setelah area 'bersih':</text:span></text:span><text:span text:style-name="T1"> Dimulailah tahap 'pembangunan kembali'. </text:span></text:p>
              </text:list-item>
              <text:list-item>
                <text:p text:style-name="P221"><text:span text:style-name="Strong_20_Emphasis"><text:span text:style-name="T1">Pabrik Kolagen:</text:span></text:span><text:span text:style-name="T1"> Sel bernama </text:span><text:span text:style-name="Strong_20_Emphasis"><text:span text:style-name="T1">fibroblas</text:span></text:span><text:span text:style-name="T1"> datang dan mulai memproduksi </text:span><text:span text:style-name="Strong_20_Emphasis"><text:span text:style-name="T1">kolagen</text:span></text:span><text:span text:style-name="T1">, yaitu protein utama yang jadi 'kerangka' atau 'pondasi' buat jaringan kulit baru. </text:span></text:p>
              </text:list-item>
              <text:list-item>
                <text:p text:style-name="P221"><text:span text:style-name="Strong_20_Emphasis"><text:span text:style-name="T1">Jalur Logistik Baru:</text:span></text:span><text:span text:style-name="T1"> </text:span><text:span text:style-name="Strong_20_Emphasis"><text:span text:style-name="T1">Pembuluh darah kapiler baru</text:span></text:span><text:span text:style-name="T1"> mulai tumbuh ke area luka (prosesnya namanya </text:span><text:span text:style-name="Emphasis"><text:span text:style-name="T1">angiogenesis</text:span></text:span><text:span text:style-name="T1">). Ini penting buat ngirim oksigen dan nutrisi yang dibutuhkan 'tim konstruksi'. </text:span></text:p>
              </text:list-item>
              <text:list-item>
                <text:p text:style-name="P221"><text:span text:style-name="Strong_20_Emphasis"><text:span text:style-name="T1">Penutupan Luka:</text:span></text:span><text:span text:style-name="T1"> </text:span><text:span text:style-name="Strong_20_Emphasis"><text:span text:style-name="T1">Sel-sel kulit (epitel)</text:span></text:span><text:span text:style-name="T1"> di pinggir luka mulai 'merayap' atau bergerak menyeberangi luka untuk menutup permukaannya. </text:span></text:p>
              </text:list-item>
              <text:list-item>
                <text:p text:style-name="P68"><text:span text:style-name="T1">Hasilnya, terbentuk </text:span><text:span text:style-name="Strong_20_Emphasis"><text:span text:style-name="T1">jaringan granulasi</text:span></text:span><text:span text:style-name="T1">, jaringan baru yang warnanya kemerahan dan permukaannya agak kasar. </text:span></text:p>
              </text:list-item>
            </text:list>
            <text:p text:style-name="Text_20_body"><text:span text:style-name="Strong_20_Emphasis"><text:span text:style-name="T1">Tahap 4: Remodeling (Finishing &amp; Penguatan) - </text:span></text:span><text:span text:style-name="Strong_20_Emphasis"><text:span text:style-name="Emphasis"><text:span text:style-name="T1">Tahap Finishing</text:span></text:span></text:span></text:p>
            <text:list xml:id="list4215739689141784966" text:style-name="L71">
              <text:list-item>
                <text:p text:style-name="P222"><text:span text:style-name="Strong_20_Emphasis"><text:span text:style-name="T1">'Proyek' hampir selesai:</text:span></text:span><text:span text:style-name="T1"> Jaringan baru yang terbentuk (terutama kolagen) mulai ditata ulang biar lebih kuat dan teratur, mirip sama struktur kulit asli. Kolagen yang tadinya agak 'berantakan' diatur ulang jadi lebih rapi. </text:span></text:p>
              </text:list-item>
              <text:list-item>
                <text:p text:style-name="P222"><text:span text:style-name="Strong_20_Emphasis"><text:span text:style-name="T1">Pematangan:</text:span></text:span><text:span text:style-name="T1"> Pembuluh darah baru yang udah nggak diperlukan mulai menghilang. Jaringan parut mulai terbentuk. Proses 'finishing' ini bisa berlangsung </text:span><text:span text:style-name="Strong_20_Emphasis"><text:span text:style-name="T1">lama banget</text:span></text:span><text:span text:style-name="T1">, lho, berbulan-bulan bahkan sampai tahunan, tergantung seberapa parah lukanya. </text:span></text:p>
              </text:list-item>
              <text:list-item>
                <text:p text:style-name="P69"><text:span text:style-name="Strong_20_Emphasis"><text:span text:style-name="T1">Hasil Akhir: Bekas Luka:</text:span></text:span><text:span text:style-name="T1"> Makanya, seringkali setelah luka sembuh, masih ada </text:span><text:span text:style-name="Strong_20_Emphasis"><text:span text:style-name="T1">jaringan parut (bekas luka)</text:span></text:span><text:span text:style-name="T1">. Jaringan parut ini kuat, tapi biasanya nggak sekuat atau sefleksibel kulit asli, dan kadang warnanya beda atau nggak ditumbuhi rambut/kelenjar keringat lagi. </text:span></text:p>
              </text:list-item>
            </text:list>
            <text:p text:style-name="P143">Luar biasa kan, gimana tubuh kita punya sistem perbaikan otomatis yang begitu terkoordinasi?</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Bantu Penyembuhan Luka:</text:span></text:span><text:span text:style-name="T1"> Biar proses penyembuhan alami tubuhmu berjalan lancar dan nggak keganggu infeksi, jangan lupa rawat lukamu dengan benar, ya!</text:span></text:p>
            <text:list xml:id="list1888597659692056356" text:style-name="L72">
              <text:list-item>
                <text:p text:style-name="P8"><text:soft-page-break/><text:span text:style-name="Strong_20_Emphasis"><text:span text:style-name="T1">Bersihkan luka</text:span></text:span><text:span text:style-name="T1"> pakai air bersih atau cairan antiseptik lembut. </text:span></text:p>
              </text:list-item>
              <text:list-item>
                <text:p text:style-name="P8"><text:span text:style-name="Strong_20_Emphasis"><text:span text:style-name="T1">Tutup luka</text:span></text:span><text:span text:style-name="T1"> (terutama kalau agak besar atau berisiko kotor) pakai plester atau perban bersih buat melindunginya dari kuman dan gesekan. Ganti perban secara teratur. </text:span></text:p>
              </text:list-item>
              <text:list-item>
                <text:p text:style-name="P8"><text:span text:style-name="Strong_20_Emphasis"><text:span text:style-name="T1">Jaga area luka tetap kering</text:span></text:span><text:span text:style-name="T1"> (kecuali disarankan dokter untuk lembap). </text:span></text:p>
              </text:list-item>
              <text:list-item>
                <text:p text:style-name="P3"><text:span text:style-name="Strong_20_Emphasis"><text:span text:style-name="T1">Makan makanan bergizi</text:span></text:span><text:span text:style-name="T1"> (terutama protein dan vitamin C) juga bantu proses perbaikan jaringan lho! </text:span></text:p>
              </text:list-item>
            </text:list>
            <text:p text:style-name="Text_20_body"><text:span text:style-name="Strong_20_Emphasis"><text:span text:style-name="T1">(Prompt Pembuatan Gambar Ilustrasi - Opsional):</text:span></text:span></text:p>
            <text:p text:style-name="Quotations"><text:span text:style-name="T1">"Buat ilustrasi serial dalam 4 panel yang menunjukkan potongan melintang kulit dengan luka: </text:span><text:span text:style-name="Strong_20_Emphasis"><text:span text:style-name="T1">Panel 1 (Hemostasis):</text:span></text:span><text:span text:style-name="T1"> Luka berdarah, ada trombosit membentuk sumbat, dan jaring fibrin mulai terbentuk. </text:span><text:span text:style-name="Strong_20_Emphasis"><text:span text:style-name="T1">Panel 2 (Inflamasi):</text:span></text:span><text:span text:style-name="T1"> Area luka tampak sedikit bengkak/merah, ada ikon sel darah putih (misal Pac-Man) sedang 'memakan' ikon bakteri/kotoran. </text:span><text:span text:style-name="Strong_20_Emphasis"><text:span text:style-name="T1">Panel 3 (Proliferasi):</text:span></text:span><text:span text:style-name="T1"> Terlihat lapisan jaringan granulasi kemerahan mengisi luka, ada ikon fibroblas membuat serat kolagen (garis-garis), pembuluh darah baru (garis merah kecil bercabang), dan sel kulit (epitel) mulai merayap dari pinggir. </text:span><text:span text:style-name="Strong_20_Emphasis"><text:span text:style-name="T1">Panel 4 (Remodeling):</text:span></text:span><text:span text:style-name="T1"> Luka sudah tertutup lapisan kulit baru, di bawahnya terlihat jaringan parut (serat kolagen lebih teratur), pembuluh darah baru berkurang."</text:span></text:p>
            <text:p text:style-name="P11"/>
            <text:p text:style-name="Text_20_body"><text:span text:style-name="T1">Proses penyembuhan luka sudah dibahas. Tinggal satu lagi nih fitur unik tubuh kita: sidik jari! Siap? Silakan ketik "</text:span><text:span text:style-name="Strong_20_Emphasis"><text:span text:style-name="T1">YAX</text:span></text:span><text:span text:style-name="T1">" untuk </text:span><text:span text:style-name="Strong_20_Emphasis"><text:span text:style-name="T1">Subbab 4.4: Kenapa kita punya sidik jari yang berbeda-beda?</text:span></text:span></text:p>
          </text:section>
          <text:section text:style-name="Sect1" text:name="feedback-form-37">
            <text:p text:style-name="P293"/>
          </text:section>
        </text:section>
        <text:section text:style-name="Sect1" text:name="569a76a289a34044">
          <text:p text:style-name="P143"/>
          <text:section text:style-name="Sect1" text:name="user-query-content-38">
            <text:p text:style-name="P313">YAX </text:p>
          </text:section>
          <text:p text:style-name="P293">Tampilkan alur berpikir</text:p>
          <text:section text:style-name="Sect2" text:name="model-response-message-contentr_569a76a289a34044">
            <text:p text:style-name="P143">Oke, mari kita tutup Bab 4 dengan membahas 'tanda tangan' alami yang <text:soft-page-break/>kita semua bawa di ujung jari!</text:p>
            <text:p text:style-name="P11"/>
            <text:p text:style-name="Text_20_body"><text:span text:style-name="Strong_20_Emphasis"><text:span text:style-name="T1">(Jawaban untuk Prompt: Isi Mendalam Subbab 4.4: Kenapa kita punya sidik jari yang berbeda-beda?)</text:span></text:span></text:p>
            <text:p text:style-name="Text_20_body"><text:span text:style-name="T1">Coba deh perhatikan ujung jari tanganmu sekarang. Kelihatan kan ada pola garis-garis melingkar atau melengkung yang unik? Itulah </text:span><text:span text:style-name="Strong_20_Emphasis"><text:span text:style-name="T1">sidik jari</text:span></text:span><text:span text:style-name="T1">! Kayak 'barcode' atau 'kode rahasia' pribadi yang cuma kamu yang punya. Tapi, kenapa sih kita punya pola ini, dan kenapa bisa beda-beda banget setiap orang?</text:span></text:p>
            <text:p text:style-name="Text_20_body"><text:span text:style-name="Strong_20_Emphasis"><text:span text:style-name="T1">Apa Itu Sidik Jari Sebenarnya?</text:span></text:span></text:p>
            <text:p text:style-name="Text_20_body"><text:span text:style-name="T1">Pola yang kita lihat itu secara ilmiah disebut </text:span><text:span text:style-name="Strong_20_Emphasis"><text:span text:style-name="T1">gurat gesek (friction ridges)</text:span></text:span><text:span text:style-name="T1">. Ini adalah tonjolan-tonjolan kecil pada lapisan kulit epidermis di ujung jari tangan, telapak tangan, jari kaki, dan telapak kaki kita.</text:span></text:p>
            <text:p text:style-name="Text_20_body"><text:span text:style-name="Strong_20_Emphasis"><text:span text:style-name="T1">Terbentuk Sejak Kapan?</text:span></text:span></text:p>
            <text:p text:style-name="Text_20_body"><text:span text:style-name="T1">Percaya nggak, pola sidik jarimu yang unik itu sudah terbentuk </text:span><text:span text:style-name="Strong_20_Emphasis"><text:span text:style-name="T1">sejak kamu masih jadi janin kecil di dalam kandungan ibumu!</text:span></text:span><text:span text:style-name="T1"> Prosesnya dimulai sekitar minggu ke-10 kehamilan dan biasanya sudah 'final' sekitar minggu ke-24. Keren, kan?</text:span></text:p>
            <text:p text:style-name="Text_20_body"><text:span text:style-name="Strong_20_Emphasis"><text:span text:style-name="T1">Kenapa Bisa Beda Setiap Orang (Bahkan Kembar Identik)?</text:span></text:span></text:p>
            <text:p text:style-name="P143">Ini dia bagian paling menakjubkan! Keunikan sidik jari itu hasil dari kombinasi dua faktor:</text:p>
            <text:list xml:id="list4775757505760024180" text:style-name="L73">
              <text:list-item>
                <text:p text:style-name="P223"><text:span text:style-name="Strong_20_Emphasis"><text:span text:style-name="T1">Faktor Genetik (Keturunan):</text:span></text:span><text:span text:style-name="T1"> Gen kita memang menentukan </text:span><text:span text:style-name="Strong_20_Emphasis"><text:span text:style-name="T1">pola dasar umum</text:span></text:span><text:span text:style-name="T1"> sidik jari, misalnya apakah polanya cenderung melingkar (</text:span><text:span text:style-name="Emphasis"><text:span text:style-name="T1">loop</text:span></text:span><text:span text:style-name="T1">), memusar (</text:span><text:span text:style-name="Emphasis"><text:span text:style-name="T1">whorl</text:span></text:span><text:span text:style-name="T1">), atau melengkung (</text:span><text:span text:style-name="Emphasis"><text:span text:style-name="T1">arch</text:span></text:span><text:span text:style-name="T1">). Makanya, kadang ada kemiripan pola dasar dalam satu keluarga. </text:span></text:p>
              </text:list-item>
              <text:list-item>
                <text:p text:style-name="P223"><text:span text:style-name="Strong_20_Emphasis"><text:span text:style-name="T1">Faktor Lingkungan Acak di Rahim:</text:span></text:span><text:span text:style-name="T1"> Nah, </text:span><text:span text:style-name="Strong_20_Emphasis"><text:span text:style-name="T1">detail-detail kecil</text:span></text:span><text:span text:style-name="T1"> yang bikin setiap sidik jari benar-benar unik (seperti di mana garis mulai, berhenti, bercabang, atau membentuk titik—disebut </text:span><text:span text:style-name="Emphasis"><text:span text:style-name="T1">minutiae</text:span></text:span><text:span text:style-name="T1">) itu sangat dipengaruhi oleh kondisi acak selama perkembangan janin di dalam rahim! Misalnya: </text:span></text:p>
                <text:list>
                  <text:list-item>
                    <text:p text:style-name="P223"><text:span text:style-name="Strong_20_Emphasis"><text:span text:style-name="T1">Tekanan:</text:span></text:span><text:span text:style-name="T1"> Seberapa kuat jari janin menekan dinding rahim. </text:span></text:p>
                  </text:list-item>
                  <text:list-item>
                    <text:p text:style-name="P223"><text:span text:style-name="Strong_20_Emphasis"><text:span text:style-name="T1">Gerakan Janin:</text:span></text:span><text:span text:style-name="T1"> Posisi dan pergerakan janin saat guratan </text:span><text:soft-page-break/><text:span text:style-name="T1">terbentuk. </text:span></text:p>
                  </text:list-item>
                  <text:list-item>
                    <text:p text:style-name="P223"><text:span text:style-name="Strong_20_Emphasis"><text:span text:style-name="T1">Cairan Ketuban:</text:span></text:span><text:span text:style-name="T1"> Aliran dan kepadatan cairan ketuban di sekitar jari. </text:span></text:p>
                  </text:list-item>
                  <text:list-item>
                    <text:p text:style-name="P70"><text:span text:style-name="Strong_20_Emphasis"><text:span text:style-name="T1">Kecepatan Pertumbuhan Jari:</text:span></text:span><text:span text:style-name="T1"> Sedikit perbedaan kecepatan tumbuh bisa mengubah pola akhir. </text:span></text:p>
                  </text:list-item>
                </text:list>
              </text:list-item>
            </text:list>
            <text:p text:style-name="Text_20_body"><text:span text:style-name="T1">Karena ada faktor 'acak' inilah, kemungkinan dua orang (bahkan </text:span><text:span text:style-name="Strong_20_Emphasis"><text:span text:style-name="T1">kembar identik</text:span></text:span><text:span text:style-name="T1"> yang punya DNA persis sama!) memiliki sidik jari yang sama persis itu </text:span><text:span text:style-name="Strong_20_Emphasis"><text:span text:style-name="T1">praktis nol!</text:span></text:span><text:span text:style-name="T1"> Luar biasa, kan?</text:span></text:p>
            <text:p text:style-name="Text_20_body"><text:span text:style-name="Strong_20_Emphasis"><text:span text:style-name="T1">Nggak Berubah Seumur Hidup!</text:span></text:span></text:p>
            <text:p text:style-name="Text_20_body"><text:span text:style-name="T1">Hebatnya lagi, pola sidik jari yang sudah terbentuk itu sifatnya </text:span><text:span text:style-name="Strong_20_Emphasis"><text:span text:style-name="T1">permanen</text:span></text:span><text:span text:style-name="T1">. Dia akan tetap sama sepanjang hidup kita, meskipun kita bertambah tua atau kulit kita berganti. Kecuali kalau terjadi kerusakan parah sampai ke lapisan kulit yang lebih dalam (dermis), polanya akan tumbuh kembali persis sama.</text:span></text:p>
            <text:p text:style-name="Text_20_body"><text:span text:style-name="Strong_20_Emphasis"><text:span text:style-name="T1">Terus, Apa Gunanya Punya Sidik Jari?</text:span></text:span></text:p>
            <text:p text:style-name="P143">Selain jadi identitas unik, ilmuwan punya beberapa teori tentang fungsi guratan gesek ini:</text:p>
            <text:list xml:id="list3094235782967168201" text:style-name="L74">
              <text:list-item>
                <text:p text:style-name="P224"><text:span text:style-name="Strong_20_Emphasis"><text:span text:style-name="T1">Meningkatkan Cengkeraman (Grip):</text:span></text:span><text:span text:style-name="T1"> Teori paling populer adalah guratan ini membantu meningkatkan gesekan antara jari kita dengan permukaan benda, jadi kita bisa memegang atau mencengkeram sesuatu dengan lebih kuat dan nggak gampang slip, terutama di permukaan basah. </text:span></text:p>
              </text:list-item>
              <text:list-item>
                <text:p text:style-name="P71"><text:span text:style-name="Strong_20_Emphasis"><text:span text:style-name="T1">Meningkatkan Sensitivitas Sentuhan:</text:span></text:span><text:span text:style-name="T1"> Ada juga dugaan kalau guratan ini bisa membantu memperkuat getaran halus saat kita menyentuh permukaan, memberikan informasi tekstur yang lebih detail ke otak kita. </text:span></text:p>
              </text:list-item>
            </text:list>
            <text:p text:style-name="Text_20_body"><text:span text:style-name="Strong_20_Emphasis"><text:span text:style-name="T1">Identitas yang Tak Terbantahkan:</text:span></text:span><text:span text:style-name="T1"> Karena keunikan dan kepermanenannya inilah, sidik jari jadi alat </text:span><text:span text:style-name="Strong_20_Emphasis"><text:span text:style-name="T1">identifikasi</text:span></text:span><text:span text:style-name="T1"> yang sangat penting dalam banyak hal, mulai dari penyelidikan kepolisian (forensik) sampai teknologi keamanan modern (buka kunci HP atau pintu pakai sidik jari!).</text:span></text:p>
            <text:p text:style-name="P143">Jadi, sidik jarimu itu bukan sekadar garis-garis biasa, tapi bukti keunikan dirimu yang sudah terbentuk bahkan sebelum kamu lahir!</text:p>
            <text:p text:style-name="P11"/>
            <text:p text:style-name="Text_20_body"><text:soft-page-break/><text:span text:style-name="Strong_20_Emphasis"><text:span text:style-name="T1">(Tips Tambahan - Relevan dengan Jawaban):</text:span></text:span></text:p>
            <text:p text:style-name="Quotations"><text:span text:style-name="Strong_20_Emphasis"><text:span text:style-name="T1">Tips 'Investigasi' Sidik Jari Sendiri:</text:span></text:span><text:span text:style-name="T1"> Penasaran lihat pola sidik jarimu sendiri lebih jelas? Coba deh cara gampang ini: Tempelkan ujung jarimu ke bantalan stempel tinta (jangan terlalu tebal), lalu tempelkan perlahan ke kertas putih sambil sedikit digulirkan. Atau, coba oleskan ujung jarimu ke grafit pensil yang sudah digoreskan tebal di kertas, lalu tempelkan ke selotip bening, dan tempelkan selotip itu ke kertas putih. Kamu bisa lihat pola unikmu! Coba bandingkan jari kanan dan kirimu, atau dengan jari temanmu (tapi jangan dipakai buat hal aneh ya! ?).</text:span></text:p>
            <text:p text:style-name="Text_20_body"><text:span text:style-name="Strong_20_Emphasis"><text:span text:style-name="T1">(Prompt Pembuatan Gambar Ilustrasi - Opsional):</text:span></text:span></text:p>
            <text:p text:style-name="P6">"Gambarkan close-up ujung jari manusia dengan pola sidik jari yang terlihat jelas. Di sampingnya, buat tiga kotak kecil yang menunjukkan contoh tiga pola dasar: Loop (garis masuk dan keluar dari sisi yang sama), Whorl (pola memusar/lingkaran), dan Arch (pola melengkung seperti bukit). Tambahkan ikon kecil DNA dan ikon 'gelombang/anak panah acak' (mewakili faktor lingkungan rahim) yang mengarah ke gambar sidik jari utama."</text:p>
            <text:p text:style-name="P11"/>
            <text:p text:style-name="Text_20_body"><text:span text:style-name="T1">Bab 4 tentang sistem pertahanan dan fitur unik tubuh selesai! Kita sudah membahas banyak hal dari tubuh manusia. Sekarang, siap untuk pindah ke Dunia Hewan yang Aneh dan Menakjubkan di Bab 5? Silakan ketik "</text:span><text:span text:style-name="Strong_20_Emphasis"><text:span text:style-name="T1">YAX</text:span></text:span><text:span text:style-name="T1">".</text:span></text:p>
          </text:section>
          <text:section text:style-name="Sect1" text:name="feedback-form-38">
            <text:p text:style-name="P293"/>
          </text:section>
        </text:section>
        <text:section text:style-name="Sect1" text:name="3d3b882796840e58">
          <text:p text:style-name="P143"/>
          <text:section text:style-name="Sect1" text:name="user-query-content-39">
            <text:p text:style-name="P313">YAX </text:p>
          </text:section>
          <text:p text:style-name="P293">Tampilkan alur berpikir</text:p>
          <text:section text:style-name="Sect2" text:name="model-response-message-contentr_3d3b882796840e58">
            <text:p text:style-name="Text_20_body"><text:span text:style-name="T1">Oke, petualangan kita berlanjut! Tinggalkan sejenak kerumitan tubuh manusia, sekarang saatnya kita memasuki dunia yang nggak kalah seru dan penuh keajaiban: </text:span><text:span text:style-name="Strong_20_Emphasis"><text:span text:style-name="T1">Dunia Hewan yang Aneh dan Menakjubkan!</text:span></text:span><text:span text:style-name="T1"> Kita mulai dari Bab 5.</text:span></text:p>
            <text:p text:style-name="P11"/>
            <text:p text:style-name="Text_20_body"><text:soft-page-break/><text:span text:style-name="Strong_20_Emphasis"><text:span text:style-name="T1">(Jawaban untuk Prompt: Pengantar Bab 5: Kamuflase dan Penyamaran Tingkat Dewa)</text:span></text:span></text:p>
            <text:p text:style-name="Text_20_body"><text:span text:style-name="T1">Di alam liar sana, kehidupan itu keras, Bro Sist! Aturannya seringkali cuma dua: </text:span><text:span text:style-name="Strong_20_Emphasis"><text:span text:style-name="T1">makan atau dimakan</text:span></text:span><text:span text:style-name="T1">. Biar bisa bertahan hidup—entah itu buat ngumpet dari predator yang kelaparan atau sebaliknya, buat nyergap mangsa tanpa ketahuan—hewan-hewan punya segudang trik cerdas. Nah, salah satu trik paling keren dan paling banyak dipakai adalah </text:span><text:span text:style-name="Strong_20_Emphasis"><text:span text:style-name="T1">seni menyamar!</text:span></text:span></text:p>
            <text:p text:style-name="P143">Ada dua 'jurus' utama dalam seni menyamar ini:</text:p>
            <text:list xml:id="list5294438835880480649" text:style-name="L75">
              <text:list-item>
                <text:p text:style-name="P225"><text:span text:style-name="Strong_20_Emphasis"><text:span text:style-name="T1">Kamuflase:</text:span></text:span><text:span text:style-name="T1"> Ini adalah kemampuan buat </text:span><text:span text:style-name="Strong_20_Emphasis"><text:span text:style-name="T1">menyatu dengan lingkungan sekitar</text:span></text:span><text:span text:style-name="T1">. Bisa dengan punya warna kulit yang mirip sama latar belakangnya, atau pola tubuh yang bikin bentuknya jadi samar. Kayak pakai 'jubah tak terlihat' gitu deh! </text:span></text:p>
              </text:list-item>
              <text:list-item>
                <text:p text:style-name="P72"><text:span text:style-name="Strong_20_Emphasis"><text:span text:style-name="T1">Mimikri:</text:span></text:span><text:span text:style-name="T1"> Kalau ini tingkatannya lebih tinggi lagi! Hewan nggak cuma menyatu, tapi </text:span><text:span text:style-name="Strong_20_Emphasis"><text:span text:style-name="T1">meniru penampilan sesuatu yang lain</text:span></text:span><text:span text:style-name="T1">. Bisa meniru hewan berbahaya biar ditakuti (padahal dia nggak berbahaya), atau meniru benda mati kayak daun kering, ranting, bahkan kotoran burung! Bener-bener 'aktor' ulung! </text:span></text:p>
              </text:list-item>
            </text:list>
            <text:p text:style-name="Text_20_body"><text:span text:style-name="T1">Di bab ini, kita bakal ketemu sama para </text:span><text:span text:style-name="Strong_20_Emphasis"><text:span text:style-name="T1">'master penyamaran'</text:span></text:span><text:span text:style-name="T1"> alias juara-juara kamuflase dan mimikri di dunia hewan. Kita bakal bongkar rahasia:</text:span></text:p>
            <text:list xml:id="list1691765847162637472" text:style-name="L76">
              <text:list-item>
                <text:p text:style-name="P226"><text:span text:style-name="T1">Gimana caranya </text:span><text:span text:style-name="Strong_20_Emphasis"><text:span text:style-name="T1">bunglon</text:span></text:span><text:span text:style-name="T1"> bisa gonta-ganti warna kulit seenaknya? </text:span></text:p>
              </text:list-item>
              <text:list-item>
                <text:p text:style-name="P226"><text:span text:style-name="T1">Kok bisa ada </text:span><text:span text:style-name="Strong_20_Emphasis"><text:span text:style-name="T1">serangga</text:span></text:span><text:span text:style-name="T1"> yang mirip banget sama </text:span><text:span text:style-name="Strong_20_Emphasis"><text:span text:style-name="T1">daun atau ranting</text:span></text:span><text:span text:style-name="T1"> sampai kita bisa ketipu? </text:span></text:p>
              </text:list-item>
              <text:list-item>
                <text:p text:style-name="P226"><text:span text:style-name="T1">Apa sih misteri di balik </text:span><text:span text:style-name="Strong_20_Emphasis"><text:span text:style-name="T1">belang hitam-putih zebra</text:span></text:span><text:span text:style-name="T1"> yang justru kelihatan mencolok itu? </text:span></text:p>
              </text:list-item>
              <text:list-item>
                <text:p text:style-name="P73"><text:span text:style-name="T1">Dan gimana </text:span><text:span text:style-name="Strong_20_Emphasis"><text:span text:style-name="T1">gurita</text:span></text:span><text:span text:style-name="T1">, si 'bunglon laut', bisa menyamar dengan sempurna, bahkan ngubah tekstur kulitnya? </text:span></text:p>
              </text:list-item>
            </text:list>
            <text:p text:style-name="P143">Siap-siap terkagum-kagum sama kecerdikan alam dalam menciptakan 'agen-agen rahasia' paling hebat di planet ini! Ayo kita mulai petualangan mencari mereka!</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Jadi 'Detektif Alam':</text:span></text:span><text:span text:style-name="T1"> Coba deh lain kali kalau kamu lihat </text:span><text:soft-page-break/><text:span text:style-name="T1">foto-foto alam liar atau bahkan pas lagi jalan-jalan di taman dekat rumah (di Indonesia banyak lho hewan penyamar!), perhatikan baik-baik. Mungkin aja ada belalang sembah yang mirip daun, atau kupu-kupu dengan pola sayap yang mirip mata burung hantu! Melatih mata buat nemuin hewan yang berkamuflase itu seru banget!</text:span></text:p>
            <text:p text:style-name="Text_20_body"><text:span text:style-name="Strong_20_Emphasis"><text:span text:style-name="T1">(Kutipan Relevan - Opsional):</text:span></text:span></text:p>
            <text:p text:style-name="Quotations"><text:span text:style-name="Emphasis"><text:span text:style-name="T1">"Di alam, tidak ada yang sempurna dan semuanya sempurna. Pohon bisa bengkok, aneh bentuknya, namun tetap indah."</text:span></text:span><text:span text:style-name="T1"> - Alice Walker (Adaptasi: </text:span><text:span text:style-name="Emphasis"><text:span text:style-name="T1">"Alam itu penuh kejutan dan keindahan, termasuk cara hewan 'menipu' mata kita lewat penyamaran yang kadang terlihat aneh tapi sempurna buat bertahan hidup!"</text:span></text:span><text:span text:style-name="T1">)</text:span></text:p>
            <text:p text:style-name="Text_20_body"><text:span text:style-name="Strong_20_Emphasis"><text:span text:style-name="T1">(Prompt Pembuatan Gambar Ilustrasi - Opsional):</text:span></text:span></text:p>
            <text:p text:style-name="P6">"Buat ilustrasi pembuka bab yang menarik. Tampilkan latar belakang hutan/laut yang rimbun atau penuh detail. Di dalamnya, 'sembunyikan' sebagian atau seluruh hewan yang akan dibahas: separuh bunglon menyatu dengan warna daun hijau, serangga ranting yang hampir tak terlihat di antara ranting asli, sebagian pola belang zebra mengintip dari balik rumput tinggi, dan tentakel gurita yang warnanya sama persis dengan karang di dekatnya. Buat agar pembaca harus mencari hewan-hewan tersebut."</text:p>
            <text:p text:style-name="P11"/>
            <text:p text:style-name="Text_20_body"><text:span text:style-name="T1">Pengantar Bab 5 selesai. Kita mulai dengan si ahli ganti warna yang paling terkenal, bunglon! Silakan ketik "</text:span><text:span text:style-name="Strong_20_Emphasis"><text:span text:style-name="T1">YAX</text:span></text:span><text:span text:style-name="T1">" untuk </text:span><text:span text:style-name="Strong_20_Emphasis"><text:span text:style-name="T1">Subbab 5.1: Kenapa bunglon bisa berubah warna?</text:span></text:span></text:p>
          </text:section>
          <text:section text:style-name="Sect1" text:name="feedback-form-39">
            <text:p text:style-name="P293"/>
          </text:section>
        </text:section>
        <text:section text:style-name="Sect1" text:name="6c8ff63aa28eb219">
          <text:p text:style-name="P143"/>
          <text:section text:style-name="Sect1" text:name="user-query-content-40">
            <text:p text:style-name="P313">YAX </text:p>
          </text:section>
          <text:p text:style-name="P293">Tampilkan alur berpikir</text:p>
          <text:section text:style-name="Sect2" text:name="model-response-message-contentr_6c8ff63aa28eb219">
            <text:p text:style-name="P143">Sip! Mari kita ungkap rahasia si bunglon yang jago banget gonta-ganti 'baju' <text:soft-page-break/>ini!</text:p>
            <text:p text:style-name="P11"/>
            <text:p text:style-name="Text_20_body"><text:span text:style-name="Strong_20_Emphasis"><text:span text:style-name="T1">(Jawaban untuk Prompt: Isi Mendalam Subbab 5.1: Kenapa bunglon bisa berubah warna?)</text:span></text:span></text:p>
            <text:p text:style-name="Text_20_body"><text:span text:style-name="T1">Kalau ngomongin hewan yang bisa berubah warna, pasti yang pertama kepikiran itu </text:span><text:span text:style-name="Strong_20_Emphasis"><text:span text:style-name="T1">bunglon (chameleon)</text:span></text:span><text:span text:style-name="T1">, kan? Kemampuannya ini emang legendaris banget! Tapi, gimana sih cara kerjanya, dan bener nggak sih dia berubah warna cuma buat nyamar aja?</text:span></text:p>
            <text:p text:style-name="Text_20_body"><text:span text:style-name="Strong_20_Emphasis"><text:span text:style-name="T1">Rahasia di Balik Kulit Bunglon:</text:span></text:span></text:p>
            <text:p text:style-name="Text_20_body"><text:span text:style-name="T1">Kunci perubahan warna bunglon ada di lapisan kulitnya yang punya sel-sel super spesial bernama </text:span><text:span text:style-name="Strong_20_Emphasis"><text:span text:style-name="T1">kromatofor</text:span></text:span><text:span text:style-name="T1">. Ada beberapa jenis kromatofor yang mengandung pigmen warna berbeda (misalnya kuning dan merah). Tapi, 'bintang utama' yang bikin bunglon bisa berubah warna secara cepat dan dramatis itu adalah lapisan sel lain bernama </text:span><text:span text:style-name="Strong_20_Emphasis"><text:span text:style-name="T1">iridofor</text:span></text:span><text:span text:style-name="T1">.</text:span></text:p>
            <text:p text:style-name="Text_20_body"><text:span text:style-name="T1">Nah, di dalam sel iridofor ini ada </text:span><text:span text:style-name="Strong_20_Emphasis"><text:span text:style-name="T1">kristal-kristal super kecil (nanokristal)</text:span></text:span><text:span text:style-name="T1"> yang tersusun rapi. Bayangin aja kayak tumpukan kristal mini. Yang bikin keren adalah: bunglon bisa </text:span><text:span text:style-name="Strong_20_Emphasis"><text:span text:style-name="T1">mengatur jarak</text:span></text:span><text:span text:style-name="T1"> antar kristal-kristal ini!</text:span></text:p>
            <text:list xml:id="list906902152851104958" text:style-name="L77">
              <text:list-item>
                <text:p text:style-name="P227"><text:span text:style-name="T1">Pas bunglon lagi santai, jarak antar kristalnya </text:span><text:span text:style-name="Strong_20_Emphasis"><text:span text:style-name="T1">rapat</text:span></text:span><text:span text:style-name="T1">. Susunan rapat ini memantulkan cahaya biru dan hijau. Makanya, bunglon sering kelihatan hijau pas lagi tenang. </text:span></text:p>
              </text:list-item>
              <text:list-item>
                <text:p text:style-name="P74"><text:span text:style-name="T1">Pas bunglon lagi 'semangat' (misalnya marah atau mau narik perhatian), dia bisa 'meregangkan' kulitnya, bikin jarak antar kristal jadi </text:span><text:span text:style-name="Strong_20_Emphasis"><text:span text:style-name="T1">lebih renggang</text:span></text:span><text:span text:style-name="T1">. Susunan renggang ini memantulkan cahaya dengan panjang gelombang lebih panjang, kayak kuning, jingga, atau merah! </text:span></text:p>
              </text:list-item>
            </text:list>
            <text:p text:style-name="P143">Dengan 'mengutak-atik' jarak nanokristal di lapisan iridofor (ditambah lapisan kromatofor pigmen lainnya), bunglon bisa menampilkan berbagai macam warna dan pola! Canggih banget, kan?</text:p>
            <text:p text:style-name="Text_20_body"><text:span text:style-name="Strong_20_Emphasis"><text:span text:style-name="T1">Buat Apa Sih Bunglon Berubah Warna?</text:span></text:span></text:p>
            <text:p text:style-name="Text_20_body"><text:span text:style-name="T1">Nah, ini yang sering salah kaprah. Banyak yang mikir bunglon berubah warna </text:span><text:span text:style-name="Emphasis"><text:span text:style-name="T1">hanya</text:span></text:span><text:span text:style-name="T1"> buat kamuflase alias menyamar biar nggak kelihatan musuh. Kamuflase memang salah satu fungsinya, tapi seringkali </text:span><text:span text:style-name="Strong_20_Emphasis"><text:span text:style-name="T1">bukan fungsi </text:span></text:span><text:soft-page-break/><text:span text:style-name="Strong_20_Emphasis"><text:span text:style-name="T1">utamanya!</text:span></text:span><text:span text:style-name="T1"> Tujuan utama bunglon berubah warna justru biasanya buat:</text:span></text:p>
            <text:list xml:id="list4279837462067497136" text:style-name="L78">
              <text:list-item>
                <text:p text:style-name="P228"><text:span text:style-name="Strong_20_Emphasis"><text:span text:style-name="T1">Komunikasi Sosial:</text:span></text:span><text:span text:style-name="T1"> Ini alasan paling penting! Bunglon pakai perubahan warna buat 'ngobrol' sama bunglon lain. Misalnya: </text:span></text:p>
                <text:list>
                  <text:list-item>
                    <text:p text:style-name="P228"><text:span text:style-name="T1">Menunjukkan </text:span><text:span text:style-name="Emphasis"><text:span text:style-name="T1">mood</text:span></text:span><text:span text:style-name="T1">: Warna-warna cerah dan kontras bisa berarti dia lagi marah atau agresif (misalnya pas ketemu saingan). Warna gelap atau pucat bisa berarti dia lagi takut atau stres. </text:span></text:p>
                  </text:list-item>
                  <text:list-item>
                    <text:p text:style-name="P305">Menarik Perhatian Pasangan: Bunglon jantan sering pamer warna-warna paling ngejreng buat narik perhatian betina pas musim kawin. Romantis, ya? </text:p>
                  </text:list-item>
                </text:list>
              </text:list-item>
              <text:list-item>
                <text:p text:style-name="P228"><text:span text:style-name="Strong_20_Emphasis"><text:span text:style-name="T1">Mengatur Suhu Tubuh (Termoregulasi):</text:span></text:span><text:span text:style-name="T1"> Bunglon itu hewan berdarah dingin. Jadi, dia bisa pakai warna kulitnya buat bantu ngatur suhu. Kalau lagi kedinginan, dia bisa bikin kulitnya jadi lebih gelap biar nyerap panas matahari lebih banyak. Kalau kepanasan, dia bisa jadi lebih terang biar mantulin cahaya. </text:span></text:p>
              </text:list-item>
              <text:list-item>
                <text:p text:style-name="P75"><text:span text:style-name="Strong_20_Emphasis"><text:span text:style-name="T1">Kamuflase:</text:span></text:span><text:span text:style-name="T1"> Tentu saja, berubah warna jadi mirip daun hijau atau ranting coklat juga bantu dia buat </text:span><text:span text:style-name="Strong_20_Emphasis"><text:span text:style-name="T1">menyatu dengan lingkungan</text:span></text:span><text:span text:style-name="T1"> biar nggak gampang dimangsa predator. Tapi, kemampuannya biasanya terbatas pada warna-warna alami habitatnya. </text:span></text:p>
              </text:list-item>
            </text:list>
            <text:p text:style-name="Text_20_body"><text:span text:style-name="Strong_20_Emphasis"><text:span text:style-name="T1">Mitos yang Perlu Diluruskan:</text:span></text:span><text:span text:style-name="T1"> Jadi, </text:span><text:span text:style-name="Strong_20_Emphasis"><text:span text:style-name="T1">mitos</text:span></text:span><text:span text:style-name="T1"> kalau bunglon bisa berubah warna jadi </text:span><text:span text:style-name="Emphasis"><text:span text:style-name="T1">apa aja</text:span></text:span><text:span text:style-name="T1"> sesuai latar belakangnya (misalnya ditaruh di atas kain polkadot terus jadi polkadot juga) itu </text:span><text:span text:style-name="Strong_20_Emphasis"><text:span text:style-name="T1">nggak benar</text:span></text:span><text:span text:style-name="T1">, ya! Mereka memang master perubahan warna, tapi ada batasnya sesuai kemampuan sel kulit dan fungsi utamanya (komunikasi, suhu, dan kamuflase alami).</text:span></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Fakta Bunglon:</text:span></text:span><text:span text:style-name="T1"> Tahukah kamu? Ada banyak banget spesies bunglon di dunia (kebanyakan di Afrika dan Madagaskar), dan kemampuan berubah warna mereka itu beda-beda, lho! Ada yang bisa berubah jadi warna super ngejreng, ada juga yang perubahannya lebih halus cuma dari hijau ke coklat aja. Jadi, nggak semua bunglon sehebat yang ada di film kartun!</text:span></text:p>
            <text:p text:style-name="Text_20_body"><text:span text:style-name="Strong_20_Emphasis"><text:span text:style-name="T1">(Prompt Pembuatan Gambar Ilustrasi - Opsional):</text:span></text:span></text:p>
            <text:p text:style-name="P6"><text:soft-page-break/>"Buat diagram close-up lapisan kulit bunglon. Tampilkan lapisan atas dengan sel pigmen (misal kuning/merah), dan di bawahnya lapisan sel iridofor. Buat dua kondisi untuk iridofor: A) Nanokristal digambarkan rapat, dengan panah cahaya masuk dan panah cahaya biru/hijau memantul keluar. B) Nanokristal digambarkan lebih renggang, dengan panah cahaya masuk dan panah cahaya kuning/merah memantul keluar. Beri label 'Nanokristal Guanin'. Di samping diagram, tambahkan ikon kecil: balon obrolan (komunikasi), termometer (suhu), dan daun/ranting (kamuflase)."</text:p>
            <text:p text:style-name="P11"/>
            <text:p text:style-name="Text_20_body"><text:span text:style-name="T1">Rahasia bunglon sudah terungkap! Sekarang, gimana dengan hewan lain yang menyamar jadi benda mati? Siap? Silakan ketik "</text:span><text:span text:style-name="Strong_20_Emphasis"><text:span text:style-name="T1">YAX</text:span></text:span><text:span text:style-name="T1">" untuk </text:span><text:span text:style-name="Strong_20_Emphasis"><text:span text:style-name="T1">Subbab 5.2: Kenapa beberapa serangga mirip daun atau ranting?</text:span></text:span></text:p>
          </text:section>
          <text:section text:style-name="Sect1" text:name="feedback-form-40">
            <text:p text:style-name="P293"/>
          </text:section>
        </text:section>
        <text:section text:style-name="Sect1" text:name="214d5eafb9001f32">
          <text:p text:style-name="P143"/>
          <text:section text:style-name="Sect1" text:name="user-query-content-41">
            <text:p text:style-name="P313">YAX </text:p>
          </text:section>
          <text:p text:style-name="P293">Tampilkan alur berpikir</text:p>
          <text:section text:style-name="Sect2" text:name="model-response-message-contentr_214d5eafb9001f32">
            <text:p text:style-name="P143">Sip! Dari bunglon yang bisa ganti warna, kita pindah ke master penyamaran lain yang strateginya beda: jadi mirip banget sama benda mati!</text:p>
            <text:p text:style-name="P11"/>
            <text:p text:style-name="Text_20_body"><text:span text:style-name="Strong_20_Emphasis"><text:span text:style-name="T1">(Jawaban untuk Prompt: Isi Mendalam Subbab 5.2: Kenapa beberapa serangga mirip daun atau ranting?)</text:span></text:span></text:p>
            <text:p text:style-name="Text_20_body"><text:span text:style-name="T1">Kalau bunglon tadi menyatu sama latar belakang, hewan-hewan ini level penyamarannya lebih 'niat' lagi! Mereka nggak cuma menyamakan warna, tapi </text:span><text:span text:style-name="Strong_20_Emphasis"><text:span text:style-name="T1">bentuk tubuhnya benar-benar meniru objek lain</text:span></text:span><text:span text:style-name="T1"> di sekitar mereka, terutama bagian tumbuhan yang nggak bakal dilirik sama pemangsa. Taktik ini namanya </text:span><text:span text:style-name="Strong_20_Emphasis"><text:span text:style-name="T1">mimesis</text:span></text:span><text:span text:style-name="T1"> atau </text:span><text:span text:style-name="Strong_20_Emphasis"><text:span text:style-name="T1">masquerade</text:span></text:span><text:span text:style-name="T1">.</text:span></text:p>
            <text:p text:style-name="P143">Contoh paling klasiknya, dan beberapa mungkin ada juga lho di sekitar kita di Indonesia (kalau kita jeli mencarinya!), adalah:</text:p>
            <text:list xml:id="list6346046633631986324" text:style-name="L79">
              <text:list-item>
                <text:p text:style-name="P229"><text:span text:style-name="Strong_20_Emphasis"><text:span text:style-name="T1">Serangga Daun (Leaf Insect / </text:span></text:span><text:span text:style-name="Strong_20_Emphasis"><text:span text:style-name="Emphasis"><text:span text:style-name="T1">Phylliidae</text:span></text:span></text:span><text:span text:style-name="Strong_20_Emphasis"><text:span text:style-name="T1">):</text:span></text:span><text:span text:style-name="T1"> Ini luar biasa banget! Tubuhnya pipih, lebar, dan warnanya hijau atau kecoklatan persis </text:span><text:soft-page-break/><text:span text:style-name="T1">kayak daun. Nggak cuma itu, di tubuhnya sering ada pola 'urat daun', pinggirannya kadang bergerigi atau ada 'bekas gigitan', persis kayak daun sungguhan! </text:span></text:p>
              </text:list-item>
              <text:list-item>
                <text:p text:style-name="P229"><text:span text:style-name="Strong_20_Emphasis"><text:span text:style-name="T1">Serangga Ranting (Stick Insect / </text:span></text:span><text:span text:style-name="Strong_20_Emphasis"><text:span text:style-name="Emphasis"><text:span text:style-name="T1">Phasmatodea</text:span></text:span></text:span><text:span text:style-name="Strong_20_Emphasis"><text:span text:style-name="T1">):</text:span></text:span><text:span text:style-name="T1"> Sesuai namanya, tubuh serangga ini panjang, kurus, silindris, dan warnanya coklat atau hijau, mirip banget sama ranting pohon. Kakinya juga panjang-panjang dan kurus kayak cabang ranting kecil. </text:span></text:p>
              </text:list-item>
              <text:list-item>
                <text:p text:style-name="P76"><text:span text:style-name="Strong_20_Emphasis"><text:span text:style-name="T1">Belalang Sembah (Praying Mantis) tertentu:</text:span></text:span><text:span text:style-name="T1"> Ada juga lho jenis belalang sembah yang bentuk dan warnanya mirip banget sama daun kering, bunga anggrek, atau lumut! </text:span></text:p>
              </text:list-item>
            </text:list>
            <text:p text:style-name="Text_20_body"><text:span text:style-name="Strong_20_Emphasis"><text:span text:style-name="T1">Kok Bisa Mirip Banget?</text:span></text:span></text:p>
            <text:p text:style-name="Text_20_body"><text:span text:style-name="T1">Kemiripan ini bukan kebetulan, tapi hasil </text:span><text:span text:style-name="Strong_20_Emphasis"><text:span text:style-name="T1">adaptasi</text:span></text:span><text:span text:style-name="T1"> yang berlangsung selama jutaan tahun lewat proses </text:span><text:span text:style-name="Strong_20_Emphasis"><text:span text:style-name="T1">seleksi alam</text:span></text:span><text:span text:style-name="T1">. Begini cara kerjanya:</text:span></text:p>
            <text:list xml:id="list2954105907744500998" text:style-name="L80">
              <text:list-item>
                <text:p text:style-name="P230"><text:span text:style-name="Strong_20_Emphasis"><text:span text:style-name="T1">Predator Visual:</text:span></text:span><text:span text:style-name="T1"> Banyak predator, terutama burung, kadal, atau primata kecil, sangat mengandalkan </text:span><text:span text:style-name="Strong_20_Emphasis"><text:span text:style-name="T1">penglihatan</text:span></text:span><text:span text:style-name="T1"> buat mencari mangsa (serangga). </text:span></text:p>
              </text:list-item>
              <text:list-item>
                <text:p text:style-name="P230"><text:span text:style-name="Strong_20_Emphasis"><text:span text:style-name="T1">Keuntungan Menyamar:</text:span></text:span><text:span text:style-name="T1"> Bayangin ada sekelompok serangga ranting. Yang bentuknya paling mirip ranting asli, paling kecil kemungkinannya buat </text:span><text:span text:style-name="Emphasis"><text:span text:style-name="T1">terlihat</text:span></text:span><text:span text:style-name="T1"> atau </text:span><text:span text:style-name="Emphasis"><text:span text:style-name="T1">dikenali</text:span></text:span><text:span text:style-name="T1"> sebagai makanan oleh burung. Si burung mungkin cuma ngelihatnya sebagai ranting biasa dan terbang melewatinya. </text:span></text:p>
              </text:list-item>
              <text:list-item>
                <text:p text:style-name="P230"><text:span text:style-name="Strong_20_Emphasis"><text:span text:style-name="T1">Yang Mirip, Yang Selamat:</text:span></text:span><text:span text:style-name="T1"> Akibatnya, serangga yang penyamarannya paling bagus punya </text:span><text:span text:style-name="Strong_20_Emphasis"><text:span text:style-name="T1">peluang lebih besar untuk selamat</text:span></text:span><text:span text:style-name="T1"> dari predator, hidup lebih lama, dan </text:span><text:span text:style-name="Strong_20_Emphasis"><text:span text:style-name="T1">bereproduksi</text:span></text:span><text:span text:style-name="T1"> lebih banyak. </text:span></text:p>
              </text:list-item>
              <text:list-item>
                <text:p text:style-name="P230"><text:span text:style-name="Strong_20_Emphasis"><text:span text:style-name="T1">Mewariskan Gen Unggul:</text:span></text:span><text:span text:style-name="T1"> Nah, gen yang bikin penyamarannya bagus itu akan </text:span><text:span text:style-name="Strong_20_Emphasis"><text:span text:style-name="T1">diwariskan</text:span></text:span><text:span text:style-name="T1"> ke anak-anaknya. Generasi berikutnya jadi punya lebih banyak individu dengan penyamaran yang oke. </text:span></text:p>
              </text:list-item>
              <text:list-item>
                <text:p text:style-name="P77"><text:span text:style-name="Strong_20_Emphasis"><text:span text:style-name="T1">Proses Berulang:</text:span></text:span><text:span text:style-name="T1"> Proses ini terjadi terus-menerus selama ribuan bahkan jutaan generasi. Sedikit demi sedikit, penyamaran serangga ini jadi makin sempurna dan makin mirip sama daun atau ranting asli. </text:span></text:p>
              </text:list-item>
            </text:list>
            <text:p text:style-name="Text_20_body"><text:span text:style-name="Strong_20_Emphasis"><text:span text:style-name="T1">Bukan Cuma Bentuk, Perilaku Juga Meniru!</text:span></text:span><text:span text:style-name="T1"> Hebatnya lagi, penyamaran mereka nggak cuma soal bentuk fisik. Banyak dari serangga ini juga punya </text:span><text:soft-page-break/><text:span text:style-name="Strong_20_Emphasis"><text:span text:style-name="T1">perilaku</text:span></text:span><text:span text:style-name="T1"> yang mendukung penyamarannya. Misalnya:</text:span></text:p>
            <text:list xml:id="list8696716505449803489" text:style-name="L81">
              <text:list-item>
                <text:p text:style-name="P231"><text:span text:style-name="Strong_20_Emphasis"><text:span text:style-name="T1">Diam Mematung:</text:span></text:span><text:span text:style-name="T1"> Mereka bisa diam nggak bergerak berjam-jam di atas tanaman. </text:span></text:p>
              </text:list-item>
              <text:list-item>
                <text:p text:style-name="P78"><text:span text:style-name="Strong_20_Emphasis"><text:span text:style-name="T1">Bergoyang Pelan:</text:span></text:span><text:span text:style-name="T1"> Beberapa jenis serangga ranting atau daun akan bergoyang pelan saat berjalan atau saat ada angin, persis kayak ranting atau daun yang tertiup angin sepoi-sepoi! </text:span></text:p>
              </text:list-item>
            </text:list>
            <text:p text:style-name="Text_20_body"><text:span text:style-name="T1">Semua ini dilakukan demi satu tujuan: </text:span><text:span text:style-name="Strong_20_Emphasis"><text:span text:style-name="T1">menipu mata predator</text:span></text:span><text:span text:style-name="T1"> biar mereka bisa tetap hidup dan melanjutkan keturunan. Alam memang penuh trik!</text:span></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Jadi Pengamat Jeli di Indonesia:</text:span></text:span><text:span text:style-name="T1"> Lain kali kalau kamu lagi main di kebun, taman, atau hutan kecil di sekitar rumahmu (di Indonesia banyak banget lho!), coba deh perhatikan daun-daun dan ranting-ranting dengan lebih teliti. Siapa tahu kamu bisa nemuin serangga daun yang lagi 'nempel', belalang ranting yang lagi diam, atau belalang sembah anggrek yang cantik banget! Bawa kamera atau HP buat foto kalau ketemu, tapi jangan diganggu ya!</text:span></text:p>
            <text:p text:style-name="Text_20_body"><text:span text:style-name="Strong_20_Emphasis"><text:span text:style-name="T1">(Prompt Pembuatan Gambar Ilustrasi - Opsional):</text:span></text:span></text:p>
            <text:p text:style-name="P6">"Gambarkan sebuah dahan pohon tropis yang penuh daun hijau dan beberapa ranting coklat. 'Sembunyikan' dengan sangat baik di antara dedaunan itu seekor serangga daun berwarna hijau yang bentuknya nyaris identik dengan daun di sekitarnya. Di salah satu ranting, 'tempelkan' seekor serangga ranting berwarna coklat yang juga sulit dibedakan dari ranting asli. Mungkin tambahkan siluet seekor burung di kejauhan yang tampak tidak menyadari keberadaan kedua serangga itu."</text:p>
            <text:p text:style-name="P11"/>
            <text:p text:style-name="Text_20_body"><text:span text:style-name="T1">Penyamaran jadi benda mati sudah kita bahas. Sekarang, gimana dengan hewan yang justru punya pola super mencolok kayak zebra? Apa rahasianya? Silakan ketik "</text:span><text:span text:style-name="Strong_20_Emphasis"><text:span text:style-name="T1">YAX</text:span></text:span><text:span text:style-name="T1">" untuk </text:span><text:span text:style-name="Strong_20_Emphasis"><text:span text:style-name="T1">Subbab 5.3: Kenapa kulit zebra bergaris-garis?</text:span></text:span></text:p>
          </text:section>
          <text:section text:style-name="Sect1" text:name="feedback-form-41">
            <text:p text:style-name="P293"><text:soft-page-break/></text:p>
          </text:section>
        </text:section>
        <text:section text:style-name="Sect1" text:name="fbbbde71d1a08e5c">
          <text:p text:style-name="P143"/>
          <text:section text:style-name="Sect1" text:name="user-query-content-42">
            <text:p text:style-name="P313">YAX </text:p>
          </text:section>
          <text:p text:style-name="P293">Tampilkan alur berpikir</text:p>
          <text:section text:style-name="Sect2" text:name="model-response-message-contentr_fbbbde71d1a08e5c">
            <text:p text:style-name="P143">Sip! Dari penyamaran sempurna, kita beralih ke pola yang justru super mencolok tapi tetap penuh misteri: belang-belang zebra!</text:p>
            <text:p text:style-name="P11"/>
            <text:p text:style-name="Text_20_body"><text:span text:style-name="Strong_20_Emphasis"><text:span text:style-name="T1">(Jawaban untuk Prompt: Isi Mendalam Subbab 5.3: Kenapa kulit zebra bergaris-garis?)</text:span></text:span></text:p>
            <text:p text:style-name="Text_20_body"><text:span text:style-name="T1">Zebra! Siapa sih yang nggak kenal kuda Afrika dengan 'piyama' hitam-putihnya yang ikonik ini? Tapi, pernah kepikiran nggak, di padang rumput Afrika yang penuh predator kayak singa atau hyena, kenapa zebra malah punya pola yang begitu </text:span><text:span text:style-name="Strong_20_Emphasis"><text:span text:style-name="T1">mencolok</text:span></text:span><text:span text:style-name="T1"> dan kontras? Bukannya itu malah bikin gampang kelihatan?</text:span></text:p>
            <text:p text:style-name="Text_20_body"><text:span text:style-name="T1">Nah, pertanyaan ini ternyata udah bikin para ilmuwan penasaran dan berdebat selama puluhan tahun! Sampai sekarang pun, </text:span><text:span text:style-name="Strong_20_Emphasis"><text:span text:style-name="T1">belum ada satu jawaban tunggal</text:span></text:span><text:span text:style-name="T1"> yang disepakati 100%. Tapi, ada beberapa </text:span><text:span text:style-name="Strong_20_Emphasis"><text:span text:style-name="T1">hipotesis atau teori utama</text:span></text:span><text:span text:style-name="T1"> yang coba menjelaskan fungsi belang zebra ini:</text:span></text:p>
            <text:list xml:id="list7005281338828680213" text:style-name="L82">
              <text:list-item>
                <text:p text:style-name="P79"><text:span text:style-name="Strong_20_Emphasis"><text:span text:style-name="T1">Teori 'Bikin Pusing' Predator (Motion Dazzle/Confusion Effect):</text:span></text:span><text:span text:style-name="T1"> Coba bayangin sekawanan zebra lari bareng-bareng. Garis-garis hitam-putih yang bergerak cepat itu diduga bisa menciptakan semacam </text:span><text:span text:style-name="Strong_20_Emphasis"><text:span text:style-name="T1">'ilusi optik'</text:span></text:span><text:span text:style-name="T1"> atau </text:span><text:span text:style-name="Strong_20_Emphasis"><text:span text:style-name="T1">'efek silau gerak'</text:span></text:span><text:span text:style-name="T1">. Ini mungkin bikin predator (kayak singa yang penglihatannya nggak sebagus kita) jadi </text:span><text:span text:style-name="Strong_20_Emphasis"><text:span text:style-name="T1">bingung</text:span></text:span><text:span text:style-name="T1"> buat:</text:span></text:p>
                <text:list>
                  <text:list-item>
                    <text:p text:style-name="P232"><text:span text:style-name="Strong_20_Emphasis"><text:span text:style-name="T1">Memilih satu target:</text:span></text:span><text:span text:style-name="T1"> Susah fokus ke satu individu di tengah kerumunan belang yang bergerak. </text:span></text:p>
                  </text:list-item>
                  <text:list-item>
                    <text:p text:style-name="P232"><text:span text:style-name="Strong_20_Emphasis"><text:span text:style-name="T1">Memperkirakan kecepatan dan arah lari:</text:span></text:span><text:span text:style-name="T1"> Pola yang bergerak bisa 'menipu' persepsi predator. Kedengarannya keren, tapi bukti langsung untuk teori ini di alam liar masih agak sulit didapatkan. </text:span></text:p>
                  </text:list-item>
                </text:list>
              </text:list-item>
              <text:list-item>
                <text:p text:style-name="P79"><text:span text:style-name="Strong_20_Emphasis"><text:span text:style-name="T1">Teori 'Anti Nyamuk/Lalat' Alami (Insect Deterrence):</text:span></text:span><text:span text:style-name="T1"> Ini dia teori yang </text:span><text:span text:style-name="Strong_20_Emphasis"><text:span text:style-name="T1">paling banyak didukung oleh bukti penelitian saat ini!</text:span></text:span><text:span text:style-name="T1"> Ternyata, lalat pengganggu penghisap darah (kayak lalat tsetse di </text:span><text:soft-page-break/><text:span text:style-name="T1">Afrika yang bisa bawa penyakit tidur, atau lalat kuda/lalat pikat yang gigitannya sakit banget) </text:span><text:span text:style-name="Strong_20_Emphasis"><text:span text:style-name="T1">kurang suka atau kesulitan mendarat</text:span></text:span><text:span text:style-name="T1"> di permukaan yang bergaris-garis hitam-putih dibandingkan permukaan berwarna solid (misalnya kulit kuda biasa atau hewan lain). Kenapa? Diduga kuat ini berhubungan dengan cara serangga ini melihat </text:span><text:span text:style-name="Strong_20_Emphasis"><text:span text:style-name="T1">cahaya yang terpolarisasi</text:span></text:span><text:span text:style-name="T1">. Pola belang zebra memantulkan cahaya terpolarisasi dengan cara yang 'membingungkan' sistem navigasi lalat, bikin mereka jadi ragu-ragu atau gagal mendarat. Mengingat gigitan lalat ini bisa menyebarkan penyakit berbahaya dan mengganggu, kemampuan untuk menghindarinya bisa jadi keuntungan bertahan hidup yang sangat besar!</text:span></text:p>
              </text:list-item>
              <text:list-item>
                <text:p text:style-name="P79"><text:span text:style-name="Strong_20_Emphasis"><text:span text:style-name="T1">Teori 'AC' Alami? (Thermoregulation):</text:span></text:span><text:span text:style-name="T1"> Ada juga teori lama yang bilang kalau garis hitam menyerap panas lebih banyak, sementara garis putih memantulkan panas. Perbedaan suhu ini diduga menciptakan aliran udara kecil (konveksi mikro) di atas kulit zebra yang bantu mendinginkan tubuh di bawah terik matahari Afrika. Tapi, bukti eksperimental untuk teori ini </text:span><text:span text:style-name="Strong_20_Emphasis"><text:span text:style-name="T1">cenderung lebih lemah</text:span></text:span><text:span text:style-name="T1"> dibandingkan teori pengusir serangga.</text:span></text:p>
              </text:list-item>
              <text:list-item>
                <text:p text:style-name="P79"><text:span text:style-name="Strong_20_Emphasis"><text:span text:style-name="T1">Teori 'Tanda Pengenal' (Social Recognition):</text:span></text:span><text:span text:style-name="T1"> Sama kayak sidik jari kita, pola belang </text:span><text:span text:style-name="Strong_20_Emphasis"><text:span text:style-name="T1">setiap zebra itu unik</text:span></text:span><text:span text:style-name="T1">, nggak ada yang sama persis! Jadi, ada kemungkinan belang ini juga berfungsi sebagai 'tanda pengenal' yang membantu zebra </text:span><text:span text:style-name="Strong_20_Emphasis"><text:span text:style-name="T1">mengenali satu sama lain</text:span></text:span><text:span text:style-name="T1"> dalam kawanan, misalnya antara induk dan anaknya.</text:span></text:p>
              </text:list-item>
            </text:list>
            <text:p text:style-name="Text_20_body"><text:span text:style-name="Strong_20_Emphasis"><text:span text:style-name="T1">Kesimpulannya?</text:span></text:span><text:span text:style-name="T1"> Kemungkinan besar, fungsi belang zebra ini adalah hasil dari </text:span><text:span text:style-name="Strong_20_Emphasis"><text:span text:style-name="T1">kombinasi beberapa faktor</text:span></text:span><text:span text:style-name="T1">. Tapi, berdasarkan penelitian-penelitian terbaru (sampai sekitar tahun 2025 ini), keuntungan </text:span><text:span text:style-name="Strong_20_Emphasis"><text:span text:style-name="T1">terhindar dari gigitan serangga pembawa penyakit</text:span></text:span><text:span text:style-name="T1"> tampaknya menjadi </text:span><text:span text:style-name="Strong_20_Emphasis"><text:span text:style-name="T1">faktor pendorong evolusi (tekanan seleksi) yang paling kuat</text:span></text:span><text:span text:style-name="T1"> di balik munculnya pola belang yang ikonik ini. Alam memang penuh solusi tak terduga, ya!</text:span></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Riset Sains Terkini:</text:span></text:span><text:span text:style-name="T1"> Penasaran gimana ilmuwan menguji teori pengusir serangga ini? Mereka melakukan eksperimen keren, lho! Ada yang mencoba 'memakaikan' baju bergaris-garis </text:span><text:soft-page-break/><text:span text:style-name="T1">pada kuda biasa dan mengamati berapa banyak lalat yang hinggap. Ada juga yang mengecat sapi dengan pola belang! Ini contoh gimana sains terus bekerja mencari bukti untuk menjawab pertanyaan 'kenapa' di alam. Kamu bisa coba cari berita atau video tentang eksperimen ini di internet!</text:span></text:p>
            <text:p text:style-name="Text_20_body"><text:span text:style-name="Strong_20_Emphasis"><text:span text:style-name="T1">(Prompt Pembuatan Gambar Ilustrasi - Opsional):</text:span></text:span></text:p>
            <text:p text:style-name="P6">"Buat ilustrasi yang kontras. Di satu sisi, gambarkan seekor kuda berwarna solid (misal coklat) yang dikerumuni banyak ikon lalat kecil yang hinggap. Di sisi lain, gambarkan seekor zebra dengan pola belangnya, dan ikon lalat di sekitarnya tampak terbang menjauh, memantul, atau terlihat 'bingung' (dengan tanda tanya di atasnya), dengan hanya sedikit atau tidak ada yang hinggap. Ini untuk menekankan teori pengusir serangga."</text:p>
            <text:p text:style-name="P11"/>
            <text:p text:style-name="Text_20_body"><text:span text:style-name="T1">Misteri belang zebra sudah kita intip teorinya. Sekarang, siap ketemu 'bunglon laut' yang kemampuan menyamarnya bikin melongo? Silakan ketik "</text:span><text:span text:style-name="Strong_20_Emphasis"><text:span text:style-name="T1">YAX</text:span></text:span><text:span text:style-name="T1">" untuk </text:span><text:span text:style-name="Strong_20_Emphasis"><text:span text:style-name="T1">Subbab 5.4: Kenapa gurita bisa menyamar dengan sangat baik?</text:span></text:span></text:p>
          </text:section>
          <text:section text:style-name="Sect1" text:name="feedback-form-42">
            <text:p text:style-name="P293"/>
          </text:section>
        </text:section>
        <text:section text:style-name="Sect1" text:name="5e0d50cb80d02093">
          <text:p text:style-name="P143"/>
          <text:section text:style-name="Sect1" text:name="user-query-content-43">
            <text:p text:style-name="P313">YAX </text:p>
          </text:section>
          <text:p text:style-name="P293">Tampilkan alur berpikir</text:p>
          <text:section text:style-name="Sect2" text:name="model-response-message-contentr_5e0d50cb80d02093">
            <text:p text:style-name="P143">Sip! Bersiaplah buat ketemu juara sejati penyamaran di dunia hewan, si 'ninja laut' yang bikin bunglon kelihatan amatir: Gurita!</text:p>
            <text:p text:style-name="P11"/>
            <text:p text:style-name="Text_20_body"><text:span text:style-name="Strong_20_Emphasis"><text:span text:style-name="T1">(Jawaban untuk Prompt: Isi Mendalam Subbab 5.4: Kenapa gurita bisa menyamar dengan sangat baik?)</text:span></text:span></text:p>
            <text:p text:style-name="P143">Kalau kamu pikir bunglon itu udah keren banget soal ganti warna, tunggu sampai kamu lihat aksi gurita (octopus)! Hewan cerdas ini punya kemampuan kamuflase yang benar-benar bikin melongo, jauh lebih canggih dan kompleks. Gimana caranya? Dia nggak cuma pakai satu trik, tapi <text:soft-page-break/>kombinasi 'senjata' rahasia di kulitnya!</text:p>
            <text:p text:style-name="Text_20_body"><text:span text:style-name="Strong_20_Emphasis"><text:span text:style-name="T1">Sistem Kamuflase Berlapis Gurita:</text:span></text:span></text:p>
            <text:list xml:id="list69462860705934222" text:style-name="L83">
              <text:list-item>
                <text:p text:style-name="P80"><text:span text:style-name="Strong_20_Emphasis"><text:span text:style-name="T1">Lapisan Warna Super Cepat (Kromatofor):</text:span></text:span><text:span text:style-name="T1"> Mirip bunglon, gurita juga punya </text:span><text:span text:style-name="Strong_20_Emphasis"><text:span text:style-name="T1">kromatofor</text:span></text:span><text:span text:style-name="T1">, yaitu kantung-kantung super kecil berisi pigmen warna (biasanya kuning, merah, coklat, dan hitam). Bedanya, setiap kantung kromatofor gurita ini dikelilingi oleh otot-otot kecil yang bisa dia </text:span><text:span text:style-name="Strong_20_Emphasis"><text:span text:style-name="T1">kendalikan secara sadar dan super cepat!</text:span></text:span><text:span text:style-name="T1"> Dengan mengencangkan atau mengendurkan otot ini, gurita bisa 'melebarkan' kantung pigmen (biar warnanya terlihat jelas) atau 'mengerutkannya' (biar warnanya tersembunyi) dalam </text:span><text:span text:style-name="Strong_20_Emphasis"><text:span text:style-name="T1">hitungan milidetik</text:span></text:span><text:span text:style-name="T1">! Ini memungkinkan gurita mengubah warna dan bahkan menciptakan pola-pola rumit di kulitnya (kayak papan catur atau garis-garis) dengan kecepatan kilat.</text:span></text:p>
              </text:list-item>
              <text:list-item>
                <text:p text:style-name="P80"><text:span text:style-name="Strong_20_Emphasis"><text:span text:style-name="T1">Lapisan Efek Metalik (Iridofor):</text:span></text:span><text:span text:style-name="T1"> Di bawah lapisan kromatofor, ada </text:span><text:span text:style-name="Strong_20_Emphasis"><text:span text:style-name="T1">iridofor</text:span></text:span><text:span text:style-name="T1">. Sel ini nggak punya pigmen, tapi bekerja kayak cermin atau prisma super kecil. Mereka memantulkan cahaya sekitar, menciptakan efek warna-warni </text:span><text:span text:style-name="Strong_20_Emphasis"><text:span text:style-name="T1">metalik atau pelangi</text:span></text:span><text:span text:style-name="T1"> (biru, hijau, perak, emas) yang bisa berubah tergantung sudut pandang. Ini ngebantu gurita buat 'membaur' dengan kilauan air atau permukaan karang yang reflektif.</text:span></text:p>
              </text:list-item>
              <text:list-item>
                <text:p text:style-name="P80"><text:span text:style-name="Strong_20_Emphasis"><text:span text:style-name="T1">Lapisan Dasar Putih (Leukofor):</text:span></text:span><text:span text:style-name="T1"> Lapisan paling bawah ini, </text:span><text:span text:style-name="Strong_20_Emphasis"><text:span text:style-name="T1">leukofor</text:span></text:span><text:span text:style-name="T1">, berfungsi kayak 'layar putih'. Dia bisa menyebarkan cahaya sekitar secara merata, bikin kulit gurita bisa tampak </text:span><text:span text:style-name="Strong_20_Emphasis"><text:span text:style-name="T1">putih terang</text:span></text:span><text:span text:style-name="T1"> (penting buat bikin pola kontras) atau membantu menyamakan </text:span><text:span text:style-name="Strong_20_Emphasis"><text:span text:style-name="T1">tingkat kecerahan</text:span></text:span><text:span text:style-name="T1"> kulitnya dengan lingkungan sekitar.</text:span></text:p>
              </text:list-item>
            </text:list>
            <text:p text:style-name="Text_20_body"><text:span text:style-name="Strong_20_Emphasis"><text:span text:style-name="T1">'Jurus' Pamungkas: Mengubah Tekstur Kulit!</text:span></text:span></text:p>
            <text:p text:style-name="Text_20_body"><text:span text:style-name="T1">Ini dia yang bikin gurita bener-bener 'dewa' kamuflase: dia nggak cuma bisa niru warna dan pola, tapi juga </text:span><text:span text:style-name="Strong_20_Emphasis"><text:span text:style-name="T1">tekstur</text:span></text:span><text:span text:style-name="T1">! Di kulit gurita ada otot-otot khusus bernama </text:span><text:span text:style-name="Strong_20_Emphasis"><text:span text:style-name="T1">papillae</text:span></text:span><text:span text:style-name="T1">. Dengan mengontrol otot ini, gurita bisa bikin kulitnya yang tadinya mulus, tiba-tiba jadi </text:span><text:span text:style-name="Strong_20_Emphasis"><text:span text:style-name="T1">bergelombang, kasar, berbintil-bintil, atau bahkan runcing-runcing</text:span></text:span><text:span text:style-name="T1"> mirip banget sama tekstur batu karang, pasir, rumput laut, atau alga di sekitarnya! Bener-bener nyaris nggak kelihatan!</text:span></text:p>
            <text:p text:style-name="Text_20_body"><text:soft-page-break/><text:span text:style-name="Strong_20_Emphasis"><text:span text:style-name="T1">Kecepatan, Akurasi, dan Misteri Buta Warna:</text:span></text:span></text:p>
            <text:p text:style-name="Text_20_body"><text:span text:style-name="T1">Semua perubahan warna dan tekstur ini bisa terjadi dalam </text:span><text:span text:style-name="Strong_20_Emphasis"><text:span text:style-name="T1">kurang dari satu detik</text:span></text:span><text:span text:style-name="T1">! Gurita bisa meniru lingkungannya dengan akurasi yang luar biasa. Yang bikin makin heran, sebagian besar ilmuwan percaya kalau gurita itu </text:span><text:span text:style-name="Strong_20_Emphasis"><text:span text:style-name="T1">buta warna</text:span></text:span><text:span text:style-name="T1"> lho! Gimana caranya dia bisa meniru warna dengan begitu sempurna? Diduga, mereka mungkin sangat ahli dalam mendeteksi </text:span><text:span text:style-name="Strong_20_Emphasis"><text:span text:style-name="T1">kontras, kecerahan, dan mungkin polarisasi cahaya</text:span></text:span><text:span text:style-name="T1">, bukan warnanya itu sendiri. Misterius, ya?</text:span></text:p>
            <text:p text:style-name="Text_20_body"><text:span text:style-name="Strong_20_Emphasis"><text:span text:style-name="T1">Fungsi Ganda:</text:span></text:span><text:span text:style-name="T1"> Kemampuan kamuflase super ini punya dua fungsi utama:</text:span></text:p>
            <text:list xml:id="list200767460906609021" text:style-name="L84">
              <text:list-item>
                <text:p text:style-name="P233"><text:span text:style-name="Strong_20_Emphasis"><text:span text:style-name="T1">Menyergap Mangsa:</text:span></text:span><text:span text:style-name="T1"> Gurita adalah predator penyergap. Dia bisa diam nggak terlihat, lalu tiba-tiba menangkap mangsanya (ikan kecil, kepiting) yang lewat tanpa curiga. </text:span></text:p>
              </text:list-item>
              <text:list-item>
                <text:p text:style-name="P81"><text:span text:style-name="Strong_20_Emphasis"><text:span text:style-name="T1">Menghindari Predator:</text:span></text:span><text:span text:style-name="T1"> Kalau ada pemangsa mendekat, gurita bisa 'menghilang' seketika dengan menyatu sama lingkungan. </text:span></text:p>
              </text:list-item>
            </text:list>
            <text:p text:style-name="P143">Benar-benar master penyamaran sejati!</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Cephalopoda Lokal:</text:span></text:span><text:span text:style-name="T1"> Gurita memang keren, tapi jangan lupakan sepupu-sepupunya! </text:span><text:span text:style-name="Strong_20_Emphasis"><text:span text:style-name="T1">Sotong (cuttlefish)</text:span></text:span><text:span text:style-name="T1"> dan </text:span><text:span text:style-name="Strong_20_Emphasis"><text:span text:style-name="T1">cumi-cumi (squid)</text:span></text:span><text:span text:style-name="T1">, yang juga banyak ditemukan di perairan Indonesia (Mungkin kamu pernah lihat di pasar ikan atau bahkan makan?), juga punya kemampuan kamuflase yang nggak kalah hebat lho, menggunakan sistem kromatofor, iridofor, dan leukofor yang mirip! Sotong malah dianggap salah satu hewan paling jago berubah warna dan tekstur.</text:span></text:p>
            <text:p text:style-name="Text_20_body"><text:span text:style-name="Strong_20_Emphasis"><text:span text:style-name="T1">(Prompt Pembuatan Gambar Ilustrasi - Opsional):</text:span></text:span></text:p>
            <text:p text:style-name="P6">"Gambarkan dua adegan seekor gurita. Adegan A: Gurita berenang di air terbuka, kulitnya relatif mulus dan berwarna netral. Adegan B: Gurita yang sama sedang 'menempel' di dasar laut yang bertekstur karang dan pasir. Warna dan pola kulit gurita sama persis dengan latar belakangnya, dan tekstur kulitnya terlihat berbintil-bintil kasar seperti karang. Buat zoom-in kecil <text:soft-page-break/>yang menunjukkan sel kromatofor (titik warna membesar/mengecil) dan papillae (tonjolan kulit muncul)."</text:p>
            <text:p text:style-name="P11"/>
            <text:p text:style-name="Text_20_body"><text:span text:style-name="T1">Bab 5 tentang kamuflase dan penyamaran selesai! Kita sudah lihat betapa cerdiknya hewan bersembunyi atau menipu mata. Siap lanjut ke Bab 6 untuk melihat 'senjata rahasia' dan kemampuan unik lainnya? Silakan ketik "</text:span><text:span text:style-name="Strong_20_Emphasis"><text:span text:style-name="T1">YAX</text:span></text:span><text:span text:style-name="T1">".</text:span></text:p>
          </text:section>
          <text:section text:style-name="Sect1" text:name="feedback-form-43">
            <text:p text:style-name="P293"/>
          </text:section>
        </text:section>
        <text:section text:style-name="Sect1" text:name="4455735064e10539">
          <text:p text:style-name="P143"/>
          <text:section text:style-name="Sect1" text:name="user-query-content-44">
            <text:p text:style-name="P313">YAX </text:p>
          </text:section>
          <text:p text:style-name="P293">Tampilkan alur berpikir</text:p>
          <text:section text:style-name="Sect2" text:name="model-response-message-contentr_4455735064e10539">
            <text:p text:style-name="P143">Oke, mari kita lanjutkan petualangan di dunia hewan! Kalau di Bab 5 kita udah lihat betapa jagonya hewan menyamar, sekarang di Bab 6 kita bakal lihat 'persenjataan' dan kemampuan super lain yang nggak kalah bikin melongo!</text:p>
            <text:p text:style-name="P11"/>
            <text:p text:style-name="Text_20_body"><text:span text:style-name="Strong_20_Emphasis"><text:span text:style-name="T1">(Jawaban untuk Prompt: Pengantar Bab 6: Senjata Rahasia dan Pertahanan Unik)</text:span></text:span></text:p>
            <text:p text:style-name="P143">Ternyata, buat bertahan hidup di alam liar, ngumpet atau nyamar aja kadang nggak cukup! Makanya, banyak hewan yang mengembangkan 'senjata rahasia' atau kemampuan unik lainnya yang bener-bener luar biasa. Ada yang punya pertahanan diri super aneh, ada yang punya 'alat' super canggih buat berburu, ada juga yang punya indra super tajam buat beraktivitas di kondisi ekstrem.</text:p>
            <text:p text:style-name="P143">Selamat datang di 'gudang senjata' dan 'laboratorium teknologi biologis' alam liar! Di bab ini, kita bakal menyelidiki beberapa kemampuan paling keren dan kadang bikin ngeri:</text:p>
            <text:list xml:id="list444901763795089205" text:style-name="L85">
              <text:list-item>
                <text:p text:style-name="P234"><text:span text:style-name="T1">Gimana caranya </text:span><text:span text:style-name="Strong_20_Emphasis"><text:span text:style-name="T1">ikan buntal</text:span></text:span><text:span text:style-name="T1"> yang imut bisa tiba-tiba jadi bola berduri raksasa? </text:span></text:p>
              </text:list-item>
              <text:list-item>
                <text:p text:style-name="P234"><text:span text:style-name="T1">Kok bisa </text:span><text:span text:style-name="Strong_20_Emphasis"><text:span text:style-name="T1">belut listrik</text:span></text:span><text:span text:style-name="T1"> ngeluarin setruman yang bisa bikin pingsan? </text:span></text:p>
              </text:list-item>
              <text:list-item>
                <text:p text:style-name="P234"><text:span text:style-name="T1">Apa rahasia </text:span><text:span text:style-name="Strong_20_Emphasis"><text:span text:style-name="T1">hewan malam</text:span></text:span><text:span text:style-name="T1"> bisa melihat jelas di kegelapan pekat? </text:span></text:p>
              </text:list-item>
              <text:list-item>
                <text:p text:style-name="P82"><text:span text:style-name="T1">Dan gimana </text:span><text:span text:style-name="Strong_20_Emphasis"><text:span text:style-name="T1">laba-laba</text:span></text:span><text:span text:style-name="T1"> bisa bikin jaring yang katanya lebih kuat dari </text:span><text:soft-page-break/><text:span text:style-name="T1">baja? </text:span></text:p>
              </text:list-item>
            </text:list>
            <text:p text:style-name="P143">Siap buat terkesima lagi sama kecanggihan 'teknologi' ciptaan alam? Ayo kita bongkar rahasia senjata-senjata unik ini satu per satu!</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Hormati 'Senjata' Hewan:</text:span></text:span><text:span text:style-name="T1"> Banyak hewan mengembangkan 'senjata' atau pertahanan unik ini karena mereka merasa terancam. Kalau suatu saat kamu ketemu hewan liar (di alam atau bahkan di sekitar rumah), penting banget buat jaga jarak dan jangan mengganggu atau memprovokasi mereka ya! Biarkan mereka hidup tenang di habitatnya. Mengamati dari jauh itu jauh lebih bijak dan aman.</text:span></text:p>
            <text:p text:style-name="Text_20_body"><text:span text:style-name="Strong_20_Emphasis"><text:span text:style-name="T1">(Kutipan Relevan - Opsional):</text:span></text:span></text:p>
            <text:p text:style-name="Quotations"><text:span text:style-name="Emphasis"><text:span text:style-name="T1">"Lihatlah jauh ke dalam alam, dan kemudian Anda akan memahami segalanya dengan lebih baik."</text:span></text:span><text:span text:style-name="T1"> - Albert Einstein (Adaptasi: </text:span><text:span text:style-name="Emphasis"><text:span text:style-name="T1">"Kata Om Einstein lagi nih, kalau kita perhatiin alam baik-baik, kita bakal makin ngerti betapa hebat dan cerdasnya semua ciptaan di dalamnya, termasuk 'senjata-senjata' hewan ini!"</text:span></text:span><text:span text:style-name="T1">)</text:span></text:p>
            <text:p text:style-name="Text_20_body"><text:span text:style-name="Strong_20_Emphasis"><text:span text:style-name="T1">(Prompt Pembuatan Gambar Ilustrasi - Opsional):</text:span></text:span></text:p>
            <text:p text:style-name="P6">"Buat ilustrasi kompilasi yang dinamis menampilkan empat 'bintang' bab ini: Seekor ikan buntal yang sedang mengembang penuh dengan duri-durinya keluar. Seekor belut listrik yang mengeluarkan percikan listrik dari tubuhnya. Sepasang mata hewan nokturnal (misal burung hantu) yang bersinar terang dalam kegelapan. Dan sepotong jaring laba-laba yang terlihat kuat dengan embun atau mangsa kecil menempel."</text:p>
            <text:p text:style-name="P11"/>
            <text:p text:style-name="Text_20_body"><text:span text:style-name="T1">Pengantar Bab 6 selesai. Kita mulai dengan ikan imut yang bisa jadi bola seram! Silakan ketik "</text:span><text:span text:style-name="Strong_20_Emphasis"><text:span text:style-name="T1">YAX</text:span></text:span><text:span text:style-name="T1">" untuk </text:span><text:span text:style-name="Strong_20_Emphasis"><text:span text:style-name="T1">Subbab 6.1: Kenapa ikan buntal bisa mengembang?</text:span></text:span></text:p>
          </text:section>
          <text:section text:style-name="Sect1" text:name="feedback-form-44">
            <text:p text:style-name="P293"><text:soft-page-break/></text:p>
          </text:section>
        </text:section>
        <text:section text:style-name="Sect1" text:name="3c9524b55f55470a">
          <text:p text:style-name="P143"/>
          <text:section text:style-name="Sect1" text:name="user-query-content-45">
            <text:p text:style-name="P313">YAX </text:p>
          </text:section>
          <text:p text:style-name="P293">Tampilkan alur berpikir</text:p>
          <text:section text:style-name="Sect2" text:name="model-response-message-contentr_3c9524b55f55470a">
            <text:p text:style-name="P143">Sip! Mari kita mulai Bab 6 dengan si imut yang bisa berubah jadi bola berduri!</text:p>
            <text:p text:style-name="P11"/>
            <text:p text:style-name="Text_20_body"><text:span text:style-name="Strong_20_Emphasis"><text:span text:style-name="T1">(Jawaban untuk Prompt: Isi Mendalam Subbab 6.1: Kenapa ikan buntal bisa mengembang?)</text:span></text:span></text:p>
            <text:p text:style-name="Text_20_body"><text:span text:style-name="T1">Siapa yang nggak gemes lihat ikan buntal (pufferfish)? Bentuknya lucu, matanya bulat, gerakannya kadang lamban menggemaskan. Tapi, jangan tertipu sama penampilannya! Begitu merasa terancam, ikan ini punya trik pertahanan diri yang super dramatis: dia bisa </text:span><text:span text:style-name="Strong_20_Emphasis"><text:span text:style-name="T1">mengembang jadi bola raksasa</text:span></text:span><text:span text:style-name="T1"> dalam sekejap! Kok bisa?</text:span></text:p>
            <text:p text:style-name="Text_20_body"><text:span text:style-name="Strong_20_Emphasis"><text:span text:style-name="T1">Mekanisme Balon Darurat:</text:span></text:span></text:p>
            <text:p text:style-name="P143">Kemampuan mengembang ini bukan sulap, tapi mekanisme biologis yang keren:</text:p>
            <text:list xml:id="list6914393587842544280" text:style-name="L86">
              <text:list-item>
                <text:p text:style-name="P235"><text:span text:style-name="Strong_20_Emphasis"><text:span text:style-name="T1">Menelan Air (atau Udara):</text:span></text:span><text:span text:style-name="T1"> Saat bahaya mendekat (misalnya ada ikan predator yang mau memangsa), ikan buntal akan cepat-cepat </text:span><text:span text:style-name="Strong_20_Emphasis"><text:span text:style-name="T1">menelan air</text:span></text:span><text:span text:style-name="T1"> di sekitarnya dalam jumlah banyak. Kalau dia kebetulan terangkat ke permukaan, dia bisa juga menelan udara. </text:span></text:p>
              </text:list-item>
              <text:list-item>
                <text:p text:style-name="P235"><text:span text:style-name="Strong_20_Emphasis"><text:span text:style-name="T1">Masuk ke 'Kantong Ajaib':</text:span></text:span><text:span text:style-name="T1"> Air atau udara yang ditelan ini nggak masuk ke sistem pencernaan biasa, tapi dialirkan ke bagian </text:span><text:span text:style-name="Strong_20_Emphasis"><text:span text:style-name="T1">perut (lambung)</text:span></text:span><text:span text:style-name="T1"> yang termodifikasi jadi super </text:span><text:span text:style-name="Strong_20_Emphasis"><text:span text:style-name="T1">elastis</text:span></text:span><text:span text:style-name="T1">, kayak kantong karet. </text:span></text:p>
              </text:list-item>
              <text:list-item>
                <text:p text:style-name="P83"><text:span text:style-name="Strong_20_Emphasis"><text:span text:style-name="T1">Mengembang!</text:span></text:span><text:span text:style-name="T1"> Kantong perut ini bisa melar berkali-kali lipat, mendorong organ lain dan meregangkan kulit luar, sehingga seluruh tubuh ikan buntal </text:span><text:span text:style-name="Strong_20_Emphasis"><text:span text:style-name="T1">mengembang jadi bulat</text:span></text:span><text:span text:style-name="T1"> seperti balon! </text:span></text:p>
              </text:list-item>
            </text:list>
            <text:p text:style-name="Text_20_body"><text:span text:style-name="Strong_20_Emphasis"><text:span text:style-name="T1">Tujuan Utama: "Aku Terlalu Besar Buatmu!"</text:span></text:span></text:p>
            <text:p text:style-name="Text_20_body"><text:span text:style-name="T1">Kenapa repot-repot mengembang jadi bola? Tujuannya jelas banget: </text:span><text:span text:style-name="Strong_20_Emphasis"><text:span text:style-name="T1">pertahanan diri!</text:span></text:span></text:p>
            <text:list xml:id="list7510981726969744117" text:style-name="L87">
              <text:list-item>
                <text:p text:style-name="P236"><text:span text:style-name="Strong_20_Emphasis"><text:span text:style-name="T1">Ukuran Jadi Raksasa:</text:span></text:span><text:span text:style-name="T1"> Dengan jadi besar dan bulat mendadak, ikan </text:span><text:soft-page-break/><text:span text:style-name="T1">buntal jadi </text:span><text:span text:style-name="Strong_20_Emphasis"><text:span text:style-name="T1">terlalu besar</text:span></text:span><text:span text:style-name="T1"> untuk bisa ditelan oleh sebagian besar ikan predator yang tadinya mengincarnya. Predator jadi mikir dua kali, "Waduh, nggak muat nih di mulut!" </text:span></text:p>
              </text:list-item>
              <text:list-item>
                <text:p text:style-name="P84"><text:span text:style-name="Strong_20_Emphasis"><text:span text:style-name="T1">Muncul Duri-duri Tajam:</text:span></text:span><text:span text:style-name="T1"> Banyak jenis ikan buntal juga punya </text:span><text:span text:style-name="Strong_20_Emphasis"><text:span text:style-name="T1">duri-duri tajam</text:span></text:span><text:span text:style-name="T1"> yang tersembunyi di kulitnya saat kondisi normal. Pas dia mengembang, duri-duri ini jadi </text:span><text:span text:style-name="Strong_20_Emphasis"><text:span text:style-name="T1">tegak dan menonjol keluar</text:span></text:span><text:span text:style-name="T1">, bikin dia makin nggak enak dilihat dan pastinya sakit banget kalau nekat digigit atau ditelan! Kayak bilang, "Awas, jangan macem-macem!" </text:span></text:p>
              </text:list-item>
            </text:list>
            <text:p text:style-name="Text_20_body"><text:span text:style-name="Strong_20_Emphasis"><text:span text:style-name="T1">Bonus Pertahanan: Racun Mematikan!</text:span></text:span></text:p>
            <text:p text:style-name="Text_20_body"><text:span text:style-name="T1">Seolah-olah jadi bola berduri belum cukup seram, sebagian besar spesies ikan buntal punya 'senjata' pamungkas kedua yang jauh lebih mematikan: </text:span><text:span text:style-name="Strong_20_Emphasis"><text:span text:style-name="T1">racun!</text:span></text:span></text:p>
            <text:p text:style-name="Text_20_body"><text:span text:style-name="T1">Di dalam organ-organ tertentu ikan buntal (seperti hati, ovarium/telur, usus, dan kadang kulitnya) terkandung racun saraf super kuat bernama </text:span><text:span text:style-name="Strong_20_Emphasis"><text:span text:style-name="T1">tetrodotoxin (TTX)</text:span></text:span><text:span text:style-name="T1">. Racun ini ribuan kali lebih kuat dari sianida, lho! Sedikit saja termakan bisa menyebabkan kelumpuhan otot (termasuk otot pernapasan) dan berakibat fatal bagi hewan lain (dan manusia!). Ini adalah pertahanan kimiawi terakhir yang bikin predator kapok (kalau dia selamat) atau nggak bakal bisa cerita lagi kalau nekat memangsa ikan buntal.</text:span></text:p>
            <text:p text:style-name="P143">Jadi, ikan buntal ini paket komplet pertahanan: bisa jadi bola duri yang susah ditelan, plus punya racun mematikan! Benar-benar definisi "kecil-kecil cabe rawit", ya?</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Hati-hati Ikan Buntal!:</text:span></text:span><text:span text:style-name="T1"> Kamu mungkin pernah dengar soal 'Fugu' di Jepang, yaitu ikan buntal yang jadi makanan mewah tapi sangat berisiko. Hanya koki dengan lisensi khusus yang boleh menyajikannya karena harus bisa membuang bagian beracunnya dengan sangat hati-hati. Nah, di perairan Indonesia (lokasi kita sekarang, 7 April 2025, malam hari!) juga banyak banget lho jenis ikan buntal, dan </text:span><text:span text:style-name="Strong_20_Emphasis"><text:span text:style-name="T1">kebanyakan juga beracun!</text:span></text:span><text:span text:style-name="T1"> Jadi, </text:span><text:span text:style-name="Strong_20_Emphasis"><text:span text:style-name="T1">jangan pernah coba-coba menangkap apalagi memakan</text:span></text:span><text:span text:style-name="T1"> ikan buntal liar yang kamu temui ya, kecuali kamu 1000% yakin itu jenis </text:span><text:soft-page-break/><text:span text:style-name="T1">yang aman dan diolah oleh ahli yang benar-benar tahu caranya (yang mana sangat jarang dan berisiko tinggi). Lebih baik kagumi keunikannya dari jauh saja!</text:span></text:p>
            <text:p text:style-name="Text_20_body"><text:span text:style-name="Strong_20_Emphasis"><text:span text:style-name="T1">(Prompt Pembuatan Gambar Ilustrasi - Opsional):</text:span></text:span></text:p>
            <text:p text:style-name="P6">"Buat dua gambar ikan buntal yang sama. Gambar A: Ikan buntal dalam ukuran normal, terlihat lucu dan tidak mengancam. Gambar B: Ikan buntal yang sama tapi sudah mengembang penuh menjadi bola besar, duri-durinya terlihat jelas menonjol keluar, ekspresinya mungkin terlihat sedikit 'marah'. Di bawah Gambar B, tambahkan ikon tengkorak dan tulang bersilang kecil dengan label 'Mengandung Racun TTX!'."</text:p>
            <text:p text:style-name="P11"/>
            <text:p text:style-name="Text_20_body"><text:span text:style-name="T1">Pertahanan ikan buntal sudah dibahas. Sekarang, siap kesetrum sama belut listrik? Silakan ketik "</text:span><text:span text:style-name="Strong_20_Emphasis"><text:span text:style-name="T1">YAX</text:span></text:span><text:span text:style-name="T1">" untuk </text:span><text:span text:style-name="Strong_20_Emphasis"><text:span text:style-name="T1">Subbab 6.2: Kenapa belut listrik bisa menyetrum?</text:span></text:span></text:p>
          </text:section>
          <text:section text:style-name="Sect1" text:name="feedback-form-45">
            <text:p text:style-name="P293"/>
          </text:section>
        </text:section>
        <text:section text:style-name="Sect1" text:name="70d7e15ebb89f2b0">
          <text:p text:style-name="P143"/>
          <text:section text:style-name="Sect1" text:name="user-query-content-46">
            <text:p text:style-name="P313">YAX </text:p>
          </text:section>
          <text:p text:style-name="P293">Tampilkan alur berpikir</text:p>
          <text:section text:style-name="Sect2" text:name="model-response-message-contentr_70d7e15ebb89f2b0">
            <text:p text:style-name="P143">Siaap! Dari pertahanan pasif ikan buntal, kita beralih ke hewan yang punya 'senjata' aktif dan... menyetrum! Mari kita kenalan sama belut listrik.</text:p>
            <text:p text:style-name="P11"/>
            <text:p text:style-name="Text_20_body"><text:span text:style-name="Strong_20_Emphasis"><text:span text:style-name="T1">(Jawaban untuk Prompt: Isi Mendalam Subbab 6.2: Kenapa belut listrik bisa menyetrum?)</text:span></text:span></text:p>
            <text:p text:style-name="Text_20_body"><text:span text:style-name="T1">Dengar namanya aja udah bikin merinding disko, ya? </text:span><text:span text:style-name="Strong_20_Emphasis"><text:span text:style-name="T1">Belut listrik (Electric Eel)</text:span></text:span><text:span text:style-name="T1">! Tapi, ada fakta seru nih: meskipun namanya 'belut', hewan air tawar dari Sungai Amazon dan Orinoco di Amerika Selatan ini sebenarnya </text:span><text:span text:style-name="Strong_20_Emphasis"><text:span text:style-name="T1">bukan belut sejati</text:span></text:span><text:span text:style-name="T1">, lho! Dia lebih dekat kekerabatannya sama ikan lele dan ikan mas dalam kelompok </text:span><text:span text:style-name="Emphasis"><text:span text:style-name="T1">knifefish</text:span></text:span><text:span text:style-name="T1">. Tapi yang jelas, reputasinya sebagai 'pembangkit listrik' berjalan itu nggak main-main! Dia bisa menghasilkan sengatan listrik yang kuat banget. Gimana caranya?</text:span></text:p>
            <text:p text:style-name="Text_20_body"><text:soft-page-break/><text:span text:style-name="Strong_20_Emphasis"><text:span text:style-name="T1">'Baterai Hidup' di Dalam Tubuh:</text:span></text:span></text:p>
            <text:p text:style-name="Text_20_body"><text:span text:style-name="T1">Rahasia kekuatan belut listrik terletak pada </text:span><text:span text:style-name="Strong_20_Emphasis"><text:span text:style-name="T1">tiga pasang organ listrik</text:span></text:span><text:span text:style-name="T1"> khusus yang memenuhi sebagian besar (bisa sampai 80%!) panjang tubuhnya. Organ-organ ini bukan terbuat dari kabel atau logam, tapi dari ribuan, bahkan jutaan, </text:span><text:span text:style-name="Strong_20_Emphasis"><text:span text:style-name="T1">sel otot yang termodifikasi</text:span></text:span><text:span text:style-name="T1"> secara unik. Sel-sel ini disebut </text:span><text:span text:style-name="Strong_20_Emphasis"><text:span text:style-name="T1">elektrosit (electrocytes)</text:span></text:span><text:span text:style-name="T1">.</text:span></text:p>
            <text:p text:style-name="Text_20_body"><text:span text:style-name="Strong_20_Emphasis"><text:span text:style-name="T1">Cara Kerja Elektrosit si 'Baterai Mini':</text:span></text:span></text:p>
            <text:p text:style-name="Text_20_body"><text:span text:style-name="T1">Setiap elektrosit ini bekerja kayak </text:span><text:span text:style-name="Strong_20_Emphasis"><text:span text:style-name="T1">'baterai biologis' mini</text:span></text:span><text:span text:style-name="T1">. Dalam kondisi normal, ada perbedaan muatan listrik antara bagian dalam dan luar sel. Pas dapet sinyal dari saraf, ion-ion (partikel bermuatan) bergerak melintasi membran sel, menciptakan aliran listrik kecil dan perbedaan tegangan (voltase) sesaat di setiap sel. Satu sel aja cuma menghasilkan voltase super kecil.</text:span></text:p>
            <text:p text:style-name="Text_20_body"><text:span text:style-name="Strong_20_Emphasis"><text:span text:style-name="T1">Disusun Rapi Biar Maksimal:</text:span></text:span></text:p>
            <text:p text:style-name="P143">Nah, kehebatan belut listrik ada pada cara menyusun jutaan 'baterai mini' ini:</text:p>
            <text:list xml:id="list269550460689409346" text:style-name="L88">
              <text:list-item>
                <text:p text:style-name="P237"><text:span text:style-name="Strong_20_Emphasis"><text:span text:style-name="T1">Disusun Seri:</text:span></text:span><text:span text:style-name="T1"> Elektrosit ini tersusun berderet-deret memanjang dalam kolom atau tumpukan, mirip banget kayak kita nyusun baterai senter secara seri (ujung positif ketemu negatif). Kalau disusun seri, </text:span><text:span text:style-name="Strong_20_Emphasis"><text:span text:style-name="T1">voltase</text:span></text:span><text:span text:style-name="T1"> dari setiap 'baterai' akan </text:span><text:span text:style-name="Strong_20_Emphasis"><text:span text:style-name="T1">dijumlahkan</text:span></text:span><text:span text:style-name="T1">. Jadi, kalau ada ribuan sel dalam satu deret, total voltasenya jadi gede banget! </text:span></text:p>
              </text:list-item>
              <text:list-item>
                <text:p text:style-name="P85"><text:span text:style-name="Strong_20_Emphasis"><text:span text:style-name="T1">Disusun Paralel:</text:span></text:span><text:span text:style-name="T1"> Selain seri, tumpukan-tumpukan elektrosit ini juga disusun berdampingan secara paralel. Susunan paralel ini gunanya buat </text:span><text:span text:style-name="Strong_20_Emphasis"><text:span text:style-name="T1">meningkatkan arus listrik (ampere)</text:span></text:span><text:span text:style-name="T1"> yang bisa dikeluarkan. </text:span></text:p>
              </text:list-item>
            </text:list>
            <text:p text:style-name="Text_20_body"><text:span text:style-name="Strong_20_Emphasis"><text:span text:style-name="T1">Saatnya Menyetrum!</text:span></text:span></text:p>
            <text:p text:style-name="Text_20_body"><text:span text:style-name="T1">Ketika belut listrik mau menyerang mangsa atau membela diri, otaknya mengirimkan </text:span><text:span text:style-name="Strong_20_Emphasis"><text:span text:style-name="T1">sinyal saraf secara serempak</text:span></text:span><text:span text:style-name="T1"> ke semua elektrosit di organ listriknya. Akibatnya? Semua 'baterai mini' itu melepaskan muatannya </text:span><text:span text:style-name="Strong_20_Emphasis"><text:span text:style-name="T1">secara bersamaan</text:span></text:span><text:span text:style-name="T1">. Karena tersusun seri, voltasenya terjumlah jadi </text:span><text:span text:style-name="Strong_20_Emphasis"><text:span text:style-name="T1">sangat tinggi</text:span></text:span><text:span text:style-name="T1"> (bisa mencapai </text:span><text:span text:style-name="Strong_20_Emphasis"><text:span text:style-name="T1">600 volt</text:span></text:span><text:span text:style-name="T1">, bahkan ada laporan sampai 850 volt!), dan karena tersusun paralel, arusnya juga cukup kuat untuk 'menyetrum'. Sengatan inilah yang bisa bikin ikan lain, amfibi, atau bahkan hewan lebih besar (termasuk manusia!) jadi pingsan, lumpuh, atau bahkan (jarang terjadi </text:span><text:soft-page-break/><text:span text:style-name="T1">pada manusia tapi mungkin pada mangsa kecil) berhenti jantungnya.</text:span></text:p>
            <text:p text:style-name="Text_20_body"><text:span text:style-name="Strong_20_Emphasis"><text:span text:style-name="T1">Nggak Cuma Buat Nyerang:</text:span></text:span></text:p>
            <text:p text:style-name="Text_20_body"><text:span text:style-name="T1">Hebatnya lagi, belut listrik nggak cuma pakai listrik buat 'perang'. Dia juga bisa menghasilkan </text:span><text:span text:style-name="Strong_20_Emphasis"><text:span text:style-name="T1">listrik lemah</text:span></text:span><text:span text:style-name="T1"> (voltase rendah) yang punya fungsi lain:</text:span></text:p>
            <text:list xml:id="list5615922607680076232" text:style-name="L89">
              <text:list-item>
                <text:p text:style-name="P86"><text:span text:style-name="Strong_20_Emphasis"><text:span text:style-name="T1">Elektrolokasi (Navigasi &amp; Deteksi):</text:span></text:span><text:span text:style-name="T1"> Belut listrik menciptakan medan listrik lemah di sekitar tubuhnya. Kalau ada benda atau mangsa lain di dekatnya, medan listrik ini akan 'terganggu'. Belut listrik punya sensor khusus buat mendeteksi gangguan ini, jadi dia bisa 'melihat' atau merasakan lingkungannya dan menemukan mangsa meskipun di air yang keruh dan gelap! Kayak punya 'radar' pribadi gitu. </text:span></text:p>
              </text:list-item>
            </text:list>
            <text:p text:style-name="P143">Benar-benar adaptasi yang luar biasa buat bertahan hidup di habitatnya!</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Keselamatan (Info Penting!):</text:span></text:span><text:span text:style-name="T1"> Belut listrik ini </text:span><text:span text:style-name="Strong_20_Emphasis"><text:span text:style-name="T1">tidak hidup secara alami di Indonesia</text:span></text:span><text:span text:style-name="T1"> ya (per malam 7 April 2025 ini habitat aslinya tetap di Amerika Selatan). Tapi, kadang mereka dipelihara di akuarium-akuarium publik yang besar. Kalau kamu suatu saat berkunjung dan melihat belut listrik, selalu </text:span><text:span text:style-name="Strong_20_Emphasis"><text:span text:style-name="T1">patuhi peraturan keamanan</text:span></text:span><text:span text:style-name="T1"> yang ada! Jangan pernah mencoba menyentuh air akuariumnya atau mengganggu hewannya. Ingat, sengatannya itu sangat kuat dan berbahaya!</text:span></text:p>
            <text:p text:style-name="Text_20_body"><text:span text:style-name="Strong_20_Emphasis"><text:span text:style-name="T1">(Prompt Pembuatan Gambar Ilustrasi - Opsional):</text:span></text:span></text:p>
            <text:p text:style-name="P6">"Gambarkan seekor belut listrik di dalam air. Tunjukkan area organ listrik di sepanjang tubuhnya dengan warna atau arsiran berbeda. Buat dua inset (kotak kecil): Inset 1 menunjukkan beberapa sel elektrosit tersusun seri seperti tumpukan koin/baterai dengan tanda '+' dan '-' untuk menunjukkan polaritas. Inset 2 menunjukkan belut listrik mengeluarkan medan listrik kuat (garis-garis petir) ke arah seekor ikan kecil (mangsa). Mungkin tambahkan inset ketiga yang menunjukkan medan listrik lemah melingkari tubuh belut dengan ikon 'radar' untuk <text:soft-page-break/>fungsi elektrolokasi."</text:p>
            <text:p text:style-name="P11"/>
            <text:p text:style-name="Text_20_body"><text:span text:style-name="T1">Kemampuan listrik belut sudah kita bahas. Sekarang, gimana dengan hewan yang 'senjatanya' adalah kemampuan melihat di kegelapan? Siap? Silakan ketik "</text:span><text:span text:style-name="Strong_20_Emphasis"><text:span text:style-name="T1">YAX</text:span></text:span><text:span text:style-name="T1">" untuk </text:span><text:span text:style-name="Strong_20_Emphasis"><text:span text:style-name="T1">Subbab 6.3: Kenapa hewan nokturnal bisa melihat dalam gelap?</text:span></text:span></text:p>
          </text:section>
          <text:section text:style-name="Sect1" text:name="feedback-form-46">
            <text:p text:style-name="P293"/>
          </text:section>
        </text:section>
        <text:section text:style-name="Sect1" text:name="780bf5b294422ee9">
          <text:p text:style-name="P143"/>
          <text:section text:style-name="Sect1" text:name="user-query-content-47">
            <text:p text:style-name="P313">YAX </text:p>
          </text:section>
          <text:p text:style-name="P293">Tampilkan alur berpikir</text:p>
          <text:section text:style-name="Sect2" text:name="model-response-message-contentr_780bf5b294422ee9">
            <text:p text:style-name="P143">Oke, dari sengatan listrik, kita beralih ke 'kekuatan super' lainnya: kemampuan melihat di kegelapan!</text:p>
            <text:p text:style-name="P11"/>
            <text:p text:style-name="Text_20_body"><text:span text:style-name="Strong_20_Emphasis"><text:span text:style-name="T1">(Jawaban untuk Prompt: Isi Mendalam Subbab 6.3: Kenapa hewan nokturnal bisa melihat dalam gelap?)</text:span></text:span></text:p>
            <text:p text:style-name="P143">Kalau kita matiin lampu di kamar pas malam hari, pasti langsung gelap gulita kan? Kita jadi susah lihat benda-benda di sekitar. Tapi, coba perhatikan kucing peliharaanmu, atau bayangkan burung hantu, musang, atau tarsius (primata kecil imut dari Sulawesi!). Mereka justru paling aktif pas malam hari dan bisa bergerak lincah seolah-olah nggak ada masalah dengan kegelapan. Gimana caranya mereka bisa 'melihat' di saat cahaya super minim?</text:p>
            <text:p text:style-name="Text_20_body"><text:span text:style-name="T1">Jawabannya ada pada </text:span><text:span text:style-name="Strong_20_Emphasis"><text:span text:style-name="T1">adaptasi mata</text:span></text:span><text:span text:style-name="T1"> mereka yang luar biasa, dirancang khusus buat 'menangkap' dan 'memanfaatkan' setiap foton (partikel cahaya) yang ada, sekecil apapun! Ini beberapa 'senjata rahasia' mata hewan nokturnal:</text:span></text:p>
            <text:list xml:id="list6797907807787821124" text:style-name="L90">
              <text:list-item>
                <text:p text:style-name="P87"><text:span text:style-name="Strong_20_Emphasis"><text:span text:style-name="T1">Pupil yang Bisa Melar Super Lebar:</text:span></text:span><text:span text:style-name="T1"> Pernah lihat mata kucing pas lagi di tempat terang vs. tempat gelap? Pupilnya (bagian hitam di tengah mata) bisa berubah ukuran drastis! Di tempat gelap, pupil hewan nokturnal bisa </text:span><text:span text:style-name="Strong_20_Emphasis"><text:span text:style-name="T1">membuka (melebar/dilatasi) jauh lebih besar</text:span></text:span><text:span text:style-name="T1"> daripada pupil mata kita. Ini fungsinya kayak ngebuka 'jendela' mata selebar-lebarnya, biar </text:span><text:span text:style-name="Strong_20_Emphasis"><text:span text:style-name="T1">cahaya sebanyak mungkin</text:span></text:span><text:span text:style-name="T1"> bisa masuk </text:span><text:soft-page-break/><text:span text:style-name="T1">ke dalam mata. Makin banyak cahaya masuk, makin terang gambar yang bisa ditangkap.</text:span></text:p>
              </text:list-item>
              <text:list-item>
                <text:p text:style-name="P87"><text:span text:style-name="Strong_20_Emphasis"><text:span text:style-name="T1">Lebih Banyak 'Sensor Cahaya Redup' (Sel Batang):</text:span></text:span><text:span text:style-name="T1"> Di dalam retina (lapisan peka cahaya di belakang mata), ada dua jenis sel utama penangkap cahaya: sel kerucut (cone cells) buat melihat warna dan detail di cahaya terang, dan </text:span><text:span text:style-name="Strong_20_Emphasis"><text:span text:style-name="T1">sel batang (rod cells)</text:span></text:span><text:span text:style-name="T1"> buat mendeteksi cahaya redup (tapi kurang bagus buat warna dan detail). Nah, mata hewan nokturnal itu </text:span><text:span text:style-name="Strong_20_Emphasis"><text:span text:style-name="T1">didominasi banget sama sel batang!</text:span></text:span><text:span text:style-name="T1"> Jumlahnya jauuuh lebih banyak daripada sel kerucut. Makanya, mereka super sensitif sama cahaya remang-remang, bisa melihat bentuk dan gerakan dengan baik di malam hari, meskipun mungkin dunianya terlihat hitam-putih atau kurang berwarna bagi mereka.</text:span></text:p>
              </text:list-item>
              <text:list-item>
                <text:p text:style-name="P87"><text:span text:style-name="Strong_20_Emphasis"><text:span text:style-name="T1">Punya 'Cermin Ajaib' di Belakang Mata (Tapetum Lucidum):</text:span></text:span><text:span text:style-name="T1"> Ini dia salah satu adaptasi paling keren! Banyak hewan nokturnal (tapi </text:span><text:span text:style-name="Strong_20_Emphasis"><text:span text:style-name="T1">tidak ada</text:span></text:span><text:span text:style-name="T1"> pada manusia) punya lapisan jaringan khusus di </text:span><text:span text:style-name="Strong_20_Emphasis"><text:span text:style-name="T1">belakang retina</text:span></text:span><text:span text:style-name="T1"> yang namanya </text:span><text:span text:style-name="Strong_20_Emphasis"><text:span text:style-name="T1">Tapetum Lucidum</text:span></text:span><text:span text:style-name="T1">. Fungsinya kayak cermin! Begini kerjanya:</text:span></text:p>
                <text:list>
                  <text:list-item>
                    <text:p text:style-name="P306">Cahaya masuk ke mata, melewati retina (tempat sel batang dan kerucut berada). </text:p>
                  </text:list-item>
                  <text:list-item>
                    <text:p text:style-name="P306">Sebagian cahaya mungkin nggak ketangkap sama sel-sel itu. </text:p>
                  </text:list-item>
                  <text:list-item>
                    <text:p text:style-name="P238"><text:span text:style-name="T1">Nah, cahaya yang 'lolos' ini akan mengenai tapetum lucidum dan </text:span><text:span text:style-name="Strong_20_Emphasis"><text:span text:style-name="T1">dipantulkan kembali</text:span></text:span><text:span text:style-name="T1"> ke arah retina. </text:span></text:p>
                  </text:list-item>
                  <text:list-item>
                    <text:p text:style-name="P87"><text:span text:style-name="T1">Dengan dipantulkan balik, cahaya ini punya </text:span><text:span text:style-name="Strong_20_Emphasis"><text:span text:style-name="T1">'kesempatan kedua'</text:span></text:span><text:span text:style-name="T1"> buat ditangkap oleh sel batang! Jadi, kayak menggandakan jumlah cahaya yang bisa dideteksi mata. Efisien banget! </text:span></text:p>
                  </text:list-item>
                </text:list>
              </text:list-item>
            </text:list>
            <text:p text:style-name="Text_20_body"><text:span text:style-name="Strong_20_Emphasis"><text:span text:style-name="T1">Efek Mata Bersinar:</text:span></text:span><text:span text:style-name="T1"> Pernah kan, lihat mata kucing atau anjing 'menyala' hijau atau kuning pas kena sorot lampu di malam hari? Nah, efek </text:span><text:span text:style-name="Strong_20_Emphasis"><text:span text:style-name="T1">'mata bersinar' (eyeshine)</text:span></text:span><text:span text:style-name="T1"> ini persis disebabkan oleh cahaya yang dipantulkan kembali oleh si tapetum lucidum tadi!</text:span></text:p>
            <text:p text:style-name="P143">Jadi, kombinasi pupil super lebar, pasukan sel batang yang banyak banget, plus 'cermin ajaib' tapetum lucidum inilah yang ngasih hewan nokturnal 'kekuatan super' buat melihat di dunia kegelapan!</text:p>
            <text:p text:style-name="P11"/>
            <text:p text:style-name="Text_20_body"><text:soft-page-break/><text:span text:style-name="Strong_20_Emphasis"><text:span text:style-name="T1">(Tips Tambahan - Relevan dengan Jawaban):</text:span></text:span></text:p>
            <text:p text:style-name="Quotations"><text:span text:style-name="Strong_20_Emphasis"><text:span text:style-name="T1">Tips Indra Nokturnal Lainnya:</text:span></text:span><text:span text:style-name="T1"> Melihat dalam gelap memang hebat, tapi banyak hewan nokturnal nggak cuma ngandelin mata, lho! Mereka seringkali punya indra lain yang juga super tajam buat bantu navigasi dan berburu di malam hari. Misalnya, </text:span><text:span text:style-name="Strong_20_Emphasis"><text:span text:style-name="T1">pendengaran</text:span></text:span><text:span text:style-name="T1"> burung hantu yang luar biasa akurat buat nemuin mangsa cuma dari suaranya, atau </text:span><text:span text:style-name="Strong_20_Emphasis"><text:span text:style-name="T1">indra penciuman</text:span></text:span><text:span text:style-name="T1"> yang tajam pada banyak mamalia malam (kayak </text:span><text:span text:style-name="Strong_20_Emphasis"><text:span text:style-name="T1">musang</text:span></text:span><text:span text:style-name="T1"> di Indonesia) buat mendeteksi makanan atau bahaya. Alam selalu punya banyak cara!</text:span></text:p>
            <text:p text:style-name="Text_20_body"><text:span text:style-name="Strong_20_Emphasis"><text:span text:style-name="T1">(Prompt Pembuatan Gambar Ilustrasi - Opsional):</text:span></text:span></text:p>
            <text:p text:style-name="P6">"Buat perbandingan dua diagram potongan melintang mata: Mata Manusia (Diurnal) dan Mata Hewan Nokturnal (misal Kucing). Tunjukkan perbedaan utama:</text:p>
            <text:list xml:id="list1824407594211231342" text:style-name="L91">
              <text:list-item>
                <text:p text:style-name="P9"><text:span text:style-name="Strong_20_Emphasis"><text:span text:style-name="T1">Pupil/Lensa:</text:span></text:span><text:span text:style-name="T1"> Di mata nokturnal, gambarkan lensa lebih besar dan pupil bisa membuka lebih lebar. </text:span></text:p>
              </text:list-item>
              <text:list-item>
                <text:p text:style-name="P9"><text:span text:style-name="Strong_20_Emphasis"><text:span text:style-name="T1">Retina:</text:span></text:span><text:span text:style-name="T1"> Di retina manusia, gambarkan campuran sel batang (misal ikon batang abu-abu) dan sel kerucut (ikon kerucut berwarna). Di retina nokturnal, gambarkan sel batang jauh lebih banyak dan dominan. </text:span></text:p>
              </text:list-item>
              <text:list-item>
                <text:p text:style-name="P4"><text:span text:style-name="Strong_20_Emphasis"><text:span text:style-name="T1">Tapetum Lucidum:</text:span></text:span><text:span text:style-name="T1"> Di belakang retina mata nokturnal, tambahkan lapisan berwarna mengkilap/reflektif berlabel 'Tapetum Lucidum'. Gambarkan panah cahaya masuk, melewati retina, memantul di tapetum, lalu melewati retina lagi. Di mata manusia, tidak ada lapisan ini. Tambahkan gambar kecil di samping yang menunjukkan efek 'eyeshine' pada mata kucing." </text:span></text:p>
              </text:list-item>
            </text:list>
            <text:p text:style-name="P11"/>
            <text:p text:style-name="Text_20_body"><text:span text:style-name="T1">Kemampuan melihat dalam gelap sudah terungkap! Terakhir di bab ini, kita bahas material super kuat buatan laba-laba. Siap? Silakan ketik "</text:span><text:span text:style-name="Strong_20_Emphasis"><text:span text:style-name="T1">YAX</text:span></text:span><text:span text:style-name="T1">" untuk </text:span><text:span text:style-name="Strong_20_Emphasis"><text:span text:style-name="T1">Subbab 6.4: Kenapa laba-laba bisa membuat jaring sekuat itu?</text:span></text:span></text:p>
          </text:section>
          <text:section text:style-name="Sect1" text:name="feedback-form-47">
            <text:p text:style-name="P293"/>
          </text:section>
        </text:section>
        <text:section text:style-name="Sect1" text:name="35a0e83c8d0cdb29">
          <text:p text:style-name="P143"><text:soft-page-break/></text:p>
          <text:section text:style-name="Sect1" text:name="user-query-content-48">
            <text:p text:style-name="P313">YAX </text:p>
          </text:section>
          <text:p text:style-name="P293">Tampilkan alur berpikir</text:p>
          <text:section text:style-name="Sect2" text:name="model-response-message-contentr_35a0e83c8d0cdb29">
            <text:p text:style-name="P143">Oke, dari dunia gelap hewan nokturnal, kita beralih ke arsitek sekaligus insinyur material paling hebat di dunia serangga (dan sekitarnya!): Laba-laba!</text:p>
            <text:p text:style-name="P11"/>
            <text:p text:style-name="Text_20_body"><text:span text:style-name="Strong_20_Emphasis"><text:span text:style-name="T1">(Jawaban untuk Prompt: Isi Mendalam Subbab 6.4: Kenapa laba-laba bisa membuat jaring sekuat itu?)</text:span></text:span></text:p>
            <text:p text:style-name="Text_20_body"><text:span text:style-name="T1">Pasti kamu pernah lihat jaring laba-laba, kan? Entah itu di sudut langit-langit rumah, di antara dahan pohon, atau kena embun pagi di rerumputan. Kelihatannya tipis, rapuh, dan gampang banget rusak. Tapi, jangan remehkan karya arsitektur mini ini! Benang sutra yang dipakai laba-laba buat bikin jaringnya itu adalah salah satu </text:span><text:span text:style-name="Strong_20_Emphasis"><text:span text:style-name="T1">material alami paling kuat dan menakjubkan</text:span></text:span><text:span text:style-name="T1"> di planet ini! Kok bisa?</text:span></text:p>
            <text:p text:style-name="Text_20_body"><text:span text:style-name="Strong_20_Emphasis"><text:span text:style-name="T1">Rahasia Produksi Sutra Super:</text:span></text:span></text:p>
            <text:list xml:id="list2182799798941170041" text:style-name="L92">
              <text:list-item>
                <text:p text:style-name="P239"><text:span text:style-name="Strong_20_Emphasis"><text:span text:style-name="T1">Bukan dari Mulut!</text:span></text:span><text:span text:style-name="T1"> Pertama-tama, laba-laba nggak bikin jaring dari mulutnya ya. Sutra itu diproduksi dalam bentuk </text:span><text:span text:style-name="Strong_20_Emphasis"><text:span text:style-name="T1">protein cair</text:span></text:span><text:span text:style-name="T1"> kental di dalam </text:span><text:span text:style-name="Strong_20_Emphasis"><text:span text:style-name="T1">kelenjar-kelenjar sutra (silk glands)</text:span></text:span><text:span text:style-name="T1"> khusus yang ada di </text:span><text:span text:style-name="Strong_20_Emphasis"><text:span text:style-name="T1">perut (abdomen)</text:span></text:span><text:span text:style-name="T1"> bagian belakangnya. </text:span></text:p>
              </text:list-item>
              <text:list-item>
                <text:p text:style-name="P239"><text:span text:style-name="Strong_20_Emphasis"><text:span text:style-name="T1">Dipintal Lewat Spineret:</text:span></text:span><text:span text:style-name="T1"> Protein cair ini lalu dikeluarkan lewat organ pemintal khusus bernama </text:span><text:span text:style-name="Strong_20_Emphasis"><text:span text:style-name="T1">spineret</text:span></text:span><text:span text:style-name="T1"> yang letaknya di ujung perut. Spineret ini kayak 'pancuran' mini dengan banyak 'keran' super kecil (</text:span><text:span text:style-name="Emphasis"><text:span text:style-name="T1">spigots</text:span></text:span><text:span text:style-name="T1">), di mana setiap keran bisa mengeluarkan jenis protein sutra yang berbeda. </text:span></text:p>
              </text:list-item>
              <text:list-item>
                <text:p text:style-name="P88"><text:span text:style-name="Strong_20_Emphasis"><text:span text:style-name="T1">Mengeras Saat Ditarik:</text:span></text:span><text:span text:style-name="T1"> Yang ajaib, begitu protein cair ini ditarik keluar dari spineret (biasanya ditarik pakai kaki belakang laba-laba atau karena gravitasi) dan kontak dengan udara, molekul-molekul proteinnya langsung </text:span><text:span text:style-name="Strong_20_Emphasis"><text:span text:style-name="T1">mengatur diri secara spontan dan memadat</text:span></text:span><text:span text:style-name="T1"> menjadi serat sutra yang solid. Proses peregangan saat ditarik keluar ini juga penting banget buat 'mengunci' struktur molekulnya biar jadi kuat. </text:span></text:p>
              </text:list-item>
            </text:list>
            <text:p text:style-name="Text_20_body"><text:span text:style-name="Strong_20_Emphasis"><text:span text:style-name="T1">Kenapa Sutra Laba-laba Begitu Hebat?</text:span></text:span></text:p>
            <text:p text:style-name="P143"><text:soft-page-break/>Sutra laba-laba punya kombinasi sifat yang bikin para ilmuwan dan insinyur material terkagum-kagum dan berusaha menirunya:</text:p>
            <text:list xml:id="list8270835007281206552" text:style-name="L93">
              <text:list-item>
                <text:p text:style-name="P240"><text:span text:style-name="Strong_20_Emphasis"><text:span text:style-name="T1">Super Kuat (High Tensile Strength):</text:span></text:span><text:span text:style-name="T1"> Ini yang paling bikin heboh! Kalau dibandingkan </text:span><text:span text:style-name="Strong_20_Emphasis"><text:span text:style-name="T1">berat per beratnya</text:span></text:span><text:span text:style-name="T1">, beberapa jenis benang sutra laba-laba (terutama benang rangkanya) itu </text:span><text:span text:style-name="Strong_20_Emphasis"><text:span text:style-name="T1">lebih kuat daripada baja!</text:span></text:span><text:span text:style-name="T1"> Artinya, kalau kamu punya seutas benang sutra laba-laba dan seutas kawat baja dengan berat dan diameter yang sama, benang sutra itu bisa menahan beban tarikan yang lebih besar sebelum putus! Gila, kan? </text:span></text:p>
              </text:list-item>
              <text:list-item>
                <text:p text:style-name="P240"><text:span text:style-name="Strong_20_Emphasis"><text:span text:style-name="T1">Sangat Elastis/Lentur (High Elasticity):</text:span></text:span><text:span text:style-name="T1"> Selain kuat, sutra laba-laba juga </text:span><text:span text:style-name="Strong_20_Emphasis"><text:span text:style-name="T1">lentur banget</text:span></text:span><text:span text:style-name="T1">. Beberapa jenisnya bisa meregang sampai 20-40% (bahkan lebih!) dari panjang aslinya tanpa putus. Kelenturan ini penting banget buat jaring. Bayangin ada serangga terbang nabrak jaring; kalau jaringnya kaku, pasti langsung sobek. Tapi karena elastis, jaring bisa 'melar' sedikit buat </text:span><text:span text:style-name="Strong_20_Emphasis"><text:span text:style-name="T1">menyerap energi benturan</text:span></text:span><text:span text:style-name="T1"> mangsa, baru kemudian 'memantul' balik dan menjeratnya. </text:span></text:p>
              </text:list-item>
              <text:list-item>
                <text:p text:style-name="P89"><text:span text:style-name="Strong_20_Emphasis"><text:span text:style-name="T1">Sangat Ringan (Lightweight):</text:span></text:span><text:span text:style-name="T1"> Meskipun super kuat, sutra ini ringan banget! </text:span></text:p>
              </text:list-item>
            </text:list>
            <text:p text:style-name="Text_20_body"><text:span text:style-name="Strong_20_Emphasis"><text:span text:style-name="T1">Nggak Cuma Satu Jenis Sutra!</text:span></text:span></text:p>
            <text:p text:style-name="Text_20_body"><text:span text:style-name="T1">Laba-laba itu kayak 'pabrik sutra' yang canggih. Dia bisa memproduksi </text:span><text:span text:style-name="Strong_20_Emphasis"><text:span text:style-name="T1">beberapa jenis sutra</text:span></text:span><text:span text:style-name="T1"> dengan sifat kimia dan fisik yang sedikit berbeda, sesuai kebutuhannya:</text:span></text:p>
            <text:list xml:id="list1481449809845985628" text:style-name="L94">
              <text:list-item>
                <text:p text:style-name="P241"><text:span text:style-name="Strong_20_Emphasis"><text:span text:style-name="T1">Benang Rangka &amp; Pengaman (Frame &amp; Dragline Silk):</text:span></text:span><text:span text:style-name="T1"> Ini jenis yang paling kuat dan kaku, nggak lengket. Dipakai buat bikin kerangka utama jaring dan sebagai 'tali pengaman' laba-laba pas bergerak. </text:span></text:p>
              </text:list-item>
              <text:list-item>
                <text:p text:style-name="P241"><text:span text:style-name="Strong_20_Emphasis"><text:span text:style-name="T1">Benang Spiral Penangkap (Capture Spiral Silk):</text:span></text:span><text:span text:style-name="T1"> Ini jenis yang lebih tipis, super elastis, dan </text:span><text:span text:style-name="Strong_20_Emphasis"><text:span text:style-name="T1">lengket</text:span></text:span><text:span text:style-name="T1"> karena dilapisi butiran lem khusus. Fungsinya jelas buat menjerat mangsa yang nyangkut. </text:span></text:p>
              </text:list-item>
              <text:list-item>
                <text:p text:style-name="P241"><text:span text:style-name="Strong_20_Emphasis"><text:span text:style-name="T1">Benang Pembungkus (Swathing Silk):</text:span></text:span><text:span text:style-name="T1"> Buat membungkus mangsa biar nggak bisa kabur. </text:span></text:p>
              </text:list-item>
              <text:list-item>
                <text:p text:style-name="P90"><text:span text:style-name="Strong_20_Emphasis"><text:span text:style-name="T1">Benang Kokon (Cocoon Silk):</text:span></text:span><text:span text:style-name="T1"> Buat bikin kantung telur yang kuat tapi juga 'bernapas' buat melindungi telur-telurnya. </text:span></text:p>
              </text:list-item>
            </text:list>
            <text:p text:style-name="P143">Kombinasi kekuatan, kelenturan, dan ringannya inilah yang bikin jaring laba-<text:soft-page-break/>laba jadi perangkap yang super efisien sekaligus karya rekayasa alam yang luar biasa.</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Mengamati Jaring di Sekitar Kita (Indonesia):</text:span></text:span><text:span text:style-name="T1"> Laba-laba itu ada di mana-mana, termasuk di sekitar kita di Indonesia (sekarang tanggal 7 April 2025, mungkin pas kamu baca ini lagi musim hujan dan banyak jaring?). Coba deh perhatikan bentuk jaring yang kamu temui. Nggak semua laba-laba bikin jaring bulat sempurna (</text:span><text:span text:style-name="Emphasis"><text:span text:style-name="T1">orb web</text:span></text:span><text:span text:style-name="T1">) lho! Ada yang bikin jaring kayak corong (</text:span><text:span text:style-name="Emphasis"><text:span text:style-name="T1">funnel web</text:span></text:span><text:span text:style-name="T1">), kayak lembaran (</text:span><text:span text:style-name="Emphasis"><text:span text:style-name="T1">sheet web</text:span></text:span><text:span text:style-name="T1">), atau bahkan cuma beberapa helai benang acak. Bentuk jaring ini biasanya disesuaikan sama jenis mangsa dan cara berburu si laba-laba. Mengamati keragaman jaring ini bisa jadi 'proyek' pengamatan alam yang seru!</text:span></text:p>
            <text:p text:style-name="Text_20_body"><text:span text:style-name="Strong_20_Emphasis"><text:span text:style-name="T1">(Prompt Pembuatan Gambar Ilustrasi - Opsional):</text:span></text:span></text:p>
            <text:p text:style-name="P6">"Buat ilustrasi yang menunjukkan bagian belakang (abdomen) seekor laba-laba dengan beberapa pasang spineret di ujungnya sedang mengeluarkan beberapa helai benang sutra. Buat inset close-up yang menunjukkan molekul protein cair berubah menjadi serat padat saat keluar dari spigot. Di bagian lain, gambarkan sebuah jaring laba-laba jenis orb-web yang detail, dengan label yang menunjuk ke 'Benang Rangka (Kuat, Tak Lengket)' dan 'Benang Spiral (Elastis, Lengket)'."</text:p>
            <text:p text:style-name="P11"/>
            <text:p text:style-name="Text_20_body"><text:span text:style-name="T1">Bab 6 tentang senjata rahasia dan kemampuan unik hewan selesai! Kita sudah lihat ikan buntal, belut listrik, hewan nokturnal, dan laba-laba. Siap lanjut ke Bab 7 tentang perilaku hewan yang aneh tapi nyata? Silakan ketik "</text:span><text:span text:style-name="Strong_20_Emphasis"><text:span text:style-name="T1">YAX</text:span></text:span><text:span text:style-name="T1">".</text:span></text:p>
          </text:section>
          <text:section text:style-name="Sect1" text:name="feedback-form-48">
            <text:p text:style-name="P293"/>
          </text:section>
        </text:section>
        <text:section text:style-name="Sect1" text:name="20d103cff76d87fb">
          <text:p text:style-name="P143"/>
          <text:section text:style-name="Sect1" text:name="user-query-content-49">
            <text:p text:style-name="P313">YAX </text:p>
          </text:section>
          <text:p text:style-name="P293"><text:soft-page-break/>Tampilkan alur berpikir</text:p>
          <text:section text:style-name="Sect2" text:name="model-response-message-contentr_20d103cff76d87fb">
            <text:p text:style-name="Text_20_body"><text:span text:style-name="T1">Oke, kita masuk ke bab terakhir di bagian Dunia Hewan! Kali ini kita nggak cuma bahas fisik atau senjata, tapi </text:span><text:span text:style-name="Strong_20_Emphasis"><text:span text:style-name="T1">tingkah laku unik</text:span></text:span><text:span text:style-name="T1"> mereka yang kadang bikin kita geleng-geleng kepala!</text:span></text:p>
            <text:p text:style-name="P11"/>
            <text:p text:style-name="Text_20_body"><text:span text:style-name="Strong_20_Emphasis"><text:span text:style-name="T1">(Jawaban untuk Prompt: Pengantar Bab 7: Perilaku Aneh Tapi Nyata)</text:span></text:span></text:p>
            <text:p text:style-name="Text_20_body"><text:span text:style-name="T1">Kalau kamu pikir keajaiban dunia hewan cuma soal kamuflase keren atau senjata biologis canggih, kamu salah besar! Justru, </text:span><text:span text:style-name="Strong_20_Emphasis"><text:span text:style-name="T1">perilaku</text:span></text:span><text:span text:style-name="T1"> atau cara mereka bertindak itu seringkali nggak kalah aneh, menakjubkan, dan penuh misteri.</text:span></text:p>
            <text:p text:style-name="P143">Selamat datang di Bab 7, tempat kita bakal ngintip sisi "aneh tapi nyata" dari kerajaan hewan! Kita bakal lihat beberapa strategi bertahan hidup atau berkembang biak yang mungkin kelihatannya super ganjil, ekstrem, atau bahkan 'nggak masuk akal' buat kita. Tapi, percaya deh, di balik setiap tingkah laku unik ini, biasanya ada alasan evolusi yang kuat!</text:p>
            <text:p text:style-name="P143">Di bab ini, kita bakal coba jawab pertanyaan-pertanyaan kayak:</text:p>
            <text:list xml:id="list6243838100197750422" text:style-name="L95">
              <text:list-item>
                <text:p text:style-name="P242"><text:span text:style-name="T1">Gimana caranya </text:span><text:span text:style-name="Strong_20_Emphasis"><text:span text:style-name="T1">burung</text:span></text:span><text:span text:style-name="T1"> bisa terbang ribuan kilometer tanpa nyasar buat migrasi? </text:span></text:p>
              </text:list-item>
              <text:list-item>
                <text:p text:style-name="P242"><text:span text:style-name="T1">Kenapa ada hewan yang jago banget </text:span><text:span text:style-name="Strong_20_Emphasis"><text:span text:style-name="T1">pura-pura mati</text:span></text:span><text:span text:style-name="T1"> pas lagi bahaya, kayak lagi audisi film? </text:span></text:p>
              </text:list-item>
              <text:list-item>
                <text:p text:style-name="P242"><text:span text:style-name="T1">Apa rahasia </text:span><text:span text:style-name="Strong_20_Emphasis"><text:span text:style-name="T1">kunang-kunang</text:span></text:span><text:span text:style-name="T1"> bisa ngeluarin lampu kelap-kelip romantis di malam hari? </text:span></text:p>
              </text:list-item>
              <text:list-item>
                <text:p text:style-name="P91"><text:span text:style-name="T1">Dan yang paling bikin bingung: kok bisa </text:span><text:span text:style-name="Strong_20_Emphasis"><text:span text:style-name="T1">platipus</text:span></text:span><text:span text:style-name="T1"> yang jelas-jelas mamalia (berbulu dan menyusui) malah </text:span><text:span text:style-name="Strong_20_Emphasis"><text:span text:style-name="T1">bertelur</text:span></text:span><text:span text:style-name="T1"> kayak reptil atau burung? </text:span></text:p>
              </text:list-item>
            </text:list>
            <text:p text:style-name="P143">Siap buat ketemu hewan-hewan dengan 'kelakuan' paling unik dan cari tahu logika di balik keanehan mereka? Ayo kita mulai investigasi perilaku paling nyeleneh di alam liar!</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Jadi Pengamat Perilaku Hewan:</text:span></text:span><text:span text:style-name="T1"> Nggak perlu jauh-jauh ke Afrika atau Amazon buat mengamati perilaku hewan yang </text:span><text:soft-page-break/><text:span text:style-name="T1">menarik! Coba deh perhatikan hewan-hewan di sekitarmu dengan lebih sabar dan tenang. Mungkin kucing peliharaanmu punya kebiasaan unik, atau cicak di dinding rumahmu punya cara berburu yang khas (apalagi sekarang malam hari, 7 April 2025 jam 8:46 PM WIB, waktu yang pas buat liat hewan nokturnal kecil!). Burung-burung di taman pagi hari, semut yang berbaris rapi... semua punya cerita perilaku kalau kita mau mengamatinya!</text:span></text:p>
            <text:p text:style-name="Text_20_body"><text:span text:style-name="Strong_20_Emphasis"><text:span text:style-name="T1">(Kutipan Relevan - Opsional):</text:span></text:span></text:p>
            <text:p text:style-name="Quotations"><text:span text:style-name="Emphasis"><text:span text:style-name="T1">"Alam tidak pernah terburu-buru, namun semuanya tercapai."</text:span></text:span><text:span text:style-name="T1"> - Lao Tzu (Adaptasi: </text:span><text:span text:style-name="Emphasis"><text:span text:style-name="T1">"Alam punya caranya sendiri yang unik dan kadang butuh waktu lama buat kita pahami, termasuk perilaku hewan yang kelihatannya aneh ini!"</text:span></text:span><text:span text:style-name="T1">)</text:span></text:p>
            <text:p text:style-name="Text_20_body"><text:span text:style-name="Strong_20_Emphasis"><text:span text:style-name="T1">(Prompt Pembuatan Gambar Ilustrasi - Opsional):</text:span></text:span></text:p>
            <text:p text:style-name="P6">"Buat ilustrasi gaya kolase yang menampilkan empat adegan kecil: Sekawanan burung terbang dalam formasi 'V' di atas peta dunia dengan panah panjang menunjukkan rute migrasi. Seekor opossum tergeletak miring dengan mata tertutup dan lidah sedikit menjulur (pura-pura mati). Beberapa kunang-kunang terbang di antara rerumputan di malam hari, mengeluarkan cahaya berkelap-kelip. Seekor platipus di dekat air, dengan beberapa telur kecil bercangkang lunak di dekatnya."</text:p>
            <text:p text:style-name="P11"/>
            <text:p text:style-name="Text_20_body"><text:span text:style-name="T1">Pengantar Bab 7 selesai. Kita mulai dengan perjalanan epik para burung! Silakan ketik "</text:span><text:span text:style-name="Strong_20_Emphasis"><text:span text:style-name="T1">YAX</text:span></text:span><text:span text:style-name="T1">" untuk </text:span><text:span text:style-name="Strong_20_Emphasis"><text:span text:style-name="T1">Subbab 7.1: Kenapa burung melakukan migrasi ribuan kilometer?</text:span></text:span></text:p>
          </text:section>
          <text:section text:style-name="Sect1" text:name="feedback-form-49">
            <text:p text:style-name="P293"/>
          </text:section>
        </text:section>
        <text:section text:style-name="Sect1" text:name="a898edba33426406">
          <text:p text:style-name="P143"/>
          <text:section text:style-name="Sect1" text:name="user-query-content-50">
            <text:p text:style-name="P313">YAX </text:p>
          </text:section>
          <text:p text:style-name="P293">Tampilkan alur berpikir</text:p>
          <text:section text:style-name="Sect2" text:name="model-response-message-contentr_a898edba33426406">
            <text:p text:style-name="P143">Sip! Mari kita mulai Bab 7 dengan membahas salah satu perjalanan paling epik di dunia hewan: migrasi burung!</text:p>
            <text:p text:style-name="P11"><text:soft-page-break/></text:p>
            <text:p text:style-name="Text_20_body"><text:span text:style-name="Strong_20_Emphasis"><text:span text:style-name="T1">(Jawaban untuk Prompt: Isi Mendalam Subbab 7.1: Kenapa burung melakukan migrasi ribuan kilometer?)</text:span></text:span></text:p>
            <text:p text:style-name="Text_20_body"><text:span text:style-name="T1">Pernah lihat sekawanan burung terbang tinggi dalam formasi 'V' yang rapi? Atau mungkin kamu pernah dengar ada jenis burung tertentu yang cuma muncul di Indonesia pada bulan-bulan tertentu saja, lalu menghilang lagi? Itu bukan sulap, tapi salah satu fenomena alam paling menakjubkan: </text:span><text:span text:style-name="Strong_20_Emphasis"><text:span text:style-name="T1">migrasi burung!</text:span></text:span></text:p>
            <text:p text:style-name="Text_20_body"><text:span text:style-name="T1">Bayangin deh, makhluk sekecil burung layang-layang atau sebesar bangau bisa terbang menempuh jarak </text:span><text:span text:style-name="Strong_20_Emphasis"><text:span text:style-name="T1">ribuan kilometer</text:span></text:span><text:span text:style-name="T1">, melintasi lautan luas, gunung tinggi, bahkan gurun pasir, dari satu benua ke benua lain, lalu kembali lagi ke tempat asalnya dengan akurasi luar biasa! Gila, kan? Pertanyaannya, </text:span><text:span text:style-name="Strong_20_Emphasis"><text:span text:style-name="T1">kenapa</text:span></text:span><text:span text:style-name="T1"> mereka repot-repot melakukan perjalanan sejauh dan seberbahaya itu?</text:span></text:p>
            <text:p text:style-name="Text_20_body"><text:span text:style-name="Strong_20_Emphasis"><text:span text:style-name="T1">Alasan Utama: Mengejar 'Surga' Sumber Daya!</text:span></text:span></text:p>
            <text:p text:style-name="Text_20_body"><text:span text:style-name="T1">Jawabannya simpel: demi </text:span><text:span text:style-name="Strong_20_Emphasis"><text:span text:style-name="T1">bertahan hidup dan berkembang biak</text:span></text:span><text:span text:style-name="T1"> dengan sukses! Migrasi adalah strategi brilian buat memanfaatkan </text:span><text:span text:style-name="Strong_20_Emphasis"><text:span text:style-name="T1">sumber daya (terutama makanan dan tempat bersarang)</text:span></text:span><text:span text:style-name="T1"> yang ketersediaannya </text:span><text:span text:style-name="Strong_20_Emphasis"><text:span text:style-name="T1">berubah-ubah tergantung musim</text:span></text:span><text:span text:style-name="T1">.</text:span></text:p>
            <text:list xml:id="list5498429947760178534" text:style-name="L96">
              <text:list-item>
                <text:p text:style-name="P243"><text:span text:style-name="Strong_20_Emphasis"><text:span text:style-name="T1">Contoh Umum:</text:span></text:span><text:span text:style-name="T1"> Banyak burung berkembang biak di belahan bumi utara (Eropa, Asia Utara, Amerika Utara) pas musim panas. Kenapa? Karena pas musim panas, di sana </text:span><text:span text:style-name="Strong_20_Emphasis"><text:span text:style-name="T1">makanan melimpah</text:span></text:span><text:span text:style-name="T1"> (serangga, ulat, buah) dan siang hari lebih panjang, ideal banget buat cari makan dan membesarkan anak. </text:span></text:p>
              </text:list-item>
              <text:list-item>
                <text:p text:style-name="P243"><text:span text:style-name="Strong_20_Emphasis"><text:span text:style-name="T1">Saat Musim Dingin Tiba:</text:span></text:span><text:span text:style-name="T1"> Tapi, pas musim dingin datang di utara, makanan jadi langka, suhu turun drastis. Nah, daripada mati kedinginan atau kelaparan, burung-burung ini </text:span><text:span text:style-name="Strong_20_Emphasis"><text:span text:style-name="T1">terbang ke selatan</text:span></text:span><text:span text:style-name="T1"> menuju daerah yang lebih hangat dan masih banyak makanan. Tujuan mereka bisa Afrika, Amerika Selatan, Australia, atau... ya, </text:span><text:span text:style-name="Strong_20_Emphasis"><text:span text:style-name="T1">Asia Tenggara, termasuk Indonesia!</text:span></text:span><text:span text:style-name="T1"> Banyak burung dari Siberia atau Asia Timur 'mengungsi' ke sini pas musim dingin di sana (sekitar September sampai Maret). </text:span></text:p>
              </text:list-item>
              <text:list-item>
                <text:p text:style-name="P92"><text:span text:style-name="Strong_20_Emphasis"><text:span text:style-name="T1">Kembali Lagi:</text:span></text:span><text:span text:style-name="T1"> Nanti, pas musim semi tiba lagi di utara, mereka akan terbang kembali ke tempat berkembang biaknya untuk memulai </text:span><text:soft-page-break/><text:span text:style-name="T1">siklus lagi. </text:span></text:p>
              </text:list-item>
            </text:list>
            <text:p text:style-name="P143">Jadi, migrasi itu intinya adalah perjalanan bolak-balik antara 'restoran' dan 'rumah bersalin' terbaik sesuai musimnya!</text:p>
            <text:p text:style-name="Text_20_body"><text:span text:style-name="Strong_20_Emphasis"><text:span text:style-name="T1">Gimana Caranya Mereka Nggak Nyasar? 'GPS' Super Canggih Alami!</text:span></text:span></text:p>
            <text:p text:style-name="Text_20_body"><text:span text:style-name="T1">Ini bagian yang bikin ilmuwan paling kagum sekaligus penasaran. Gimana caranya burung bisa navigasi sejauh itu tanpa peta atau kompas modern? Ternyata, mereka punya 'paket navigasi' super canggih bawaan lahir, yang seringkali merupakan </text:span><text:span text:style-name="Strong_20_Emphasis"><text:span text:style-name="T1">kombinasi</text:span></text:span><text:span text:style-name="T1"> dari beberapa kemampuan ini:</text:span></text:p>
            <text:list xml:id="list8464725743592231129" text:style-name="L97">
              <text:list-item>
                <text:p text:style-name="P244"><text:span text:style-name="Strong_20_Emphasis"><text:span text:style-name="T1">Kompas Matahari:</text:span></text:span><text:span text:style-name="T1"> Mereka bisa nentuin arah pakai </text:span><text:span text:style-name="Strong_20_Emphasis"><text:span text:style-name="T1">posisi matahari</text:span></text:span><text:span text:style-name="T1"> di langit, sambil memperhitungkan pergerakan matahari seiring waktu (pakai 'jam internal' di tubuhnya). </text:span></text:p>
              </text:list-item>
              <text:list-item>
                <text:p text:style-name="P244"><text:span text:style-name="Strong_20_Emphasis"><text:span text:style-name="T1">Kompas Bintang:</text:span></text:span><text:span text:style-name="T1"> Buat yang terbang malam, mereka bisa pakai </text:span><text:span text:style-name="Strong_20_Emphasis"><text:span text:style-name="T1">pola bintang</text:span></text:span><text:span text:style-name="T1"> sebagai panduan, mirip pelaut zaman dulu! </text:span></text:p>
              </text:list-item>
              <text:list-item>
                <text:p text:style-name="P244"><text:span text:style-name="Strong_20_Emphasis"><text:span text:style-name="T1">Indra Magnetik (Magnetoreception):</text:span></text:span><text:span text:style-name="T1"> Ini keren banget! Banyak burung diduga punya kemampuan buat </text:span><text:span text:style-name="Strong_20_Emphasis"><text:span text:style-name="T1">'merasakan' medan magnet Bumi</text:span></text:span><text:span text:style-name="T1">, kayak punya kompas internal di otaknya. Mekanisme pastinya masih diteliti, mungkin melibatkan protein khusus di mata atau partikel magnetik di paruh. </text:span></text:p>
              </text:list-item>
              <text:list-item>
                <text:p text:style-name="P244"><text:span text:style-name="Strong_20_Emphasis"><text:span text:style-name="T1">Peta Mental &amp; Pengenalan Landmark:</text:span></text:span><text:span text:style-name="T1"> Burung yang lebih tua dan berpengalaman bisa </text:span><text:span text:style-name="Strong_20_Emphasis"><text:span text:style-name="T1">mengingat rute</text:span></text:span><text:span text:style-name="T1"> berdasarkan fitur geografi yang menonjol, kayak garis pantai, aliran sungai besar, atau pegunungan. </text:span></text:p>
              </text:list-item>
              <text:list-item>
                <text:p text:style-name="P93"><text:span text:style-name="Strong_20_Emphasis"><text:span text:style-name="T1">Indra Penciuman:</text:span></text:span><text:span text:style-name="T1"> Beberapa jenis burung laut mungkin juga pakai </text:span><text:span text:style-name="Strong_20_Emphasis"><text:span text:style-name="T1">bau khas</text:span></text:span><text:span text:style-name="T1"> lautan atau daratan buat bantu navigasi. </text:span></text:p>
              </text:list-item>
            </text:list>
            <text:p text:style-name="Text_20_body"><text:span text:style-name="T1">Kemampuan navigasi ini sebagian besar bersifat </text:span><text:span text:style-name="Strong_20_Emphasis"><text:span text:style-name="T1">insting atau naluri</text:span></text:span><text:span text:style-name="T1"> (bawaan lahir), tapi juga bisa </text:span><text:span text:style-name="Strong_20_Emphasis"><text:span text:style-name="T1">disempurnakan lewat belajar</text:span></text:span><text:span text:style-name="T1"> dari pengalaman terbang atau mungkin dari burung lain dalam kelompoknya. Benar-benar navigator ulung!</text:span></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Mengamati Burung Migran di Indonesia:</text:span></text:span><text:span text:style-name="T1"> Indonesia (posisi kita saat ini, 7 April 2025 malam) adalah jalur migrasi atau tempat 'singgah' penting bagi banyak jenis burung dari utara! Kalau kamu tertarik melihat mereka, waktu terbaik </text:span><text:soft-page-break/><text:span text:style-name="T1">biasanya sekitar bulan </text:span><text:span text:style-name="Strong_20_Emphasis"><text:span text:style-name="T1">September - Maret</text:span></text:span><text:span text:style-name="T1">. Coba kunjungi daerah </text:span><text:span text:style-name="Strong_20_Emphasis"><text:span text:style-name="T1">pesisir pantai, hutan bakau, persawahan luas, atau danau/rawa</text:span></text:span><text:span text:style-name="T1"> yang sering jadi tempat istirahat atau cari makan mereka. Beberapa taman nasional atau suaka margasatwa juga jadi lokasi favorit. Kamu bisa cari info di komunitas pengamat burung (birdwatching) lokal atau pakai aplikasi identifikasi burung buat tahu jenis apa aja yang lagi mampir!</text:span></text:p>
            <text:p text:style-name="Text_20_body"><text:span text:style-name="Strong_20_Emphasis"><text:span text:style-name="T1">(Prompt Pembuatan Gambar Ilustrasi - Opsional):</text:span></text:span></text:p>
            <text:p text:style-name="P6">"Gambarkan peta dunia yang disederhanakan dengan beberapa panah panjang berwarna-warni yang menunjukkan rute migrasi burung dari belahan bumi utara (misal Siberia, Eropa) menuju belahan bumi selatan (Afrika, Australia, dan terutama menyorot Asia Tenggara/Indonesia). Di sepanjang salah satu rute panah, tambahkan ikon-ikon kecil: matahari, beberapa bintang, garis-garis medan magnet bumi, siluet gunung/pantai."</text:p>
            <text:p text:style-name="P11"/>
            <text:p text:style-name="Text_20_body"><text:span text:style-name="T1">Perjalanan epik burung migran sudah kita bahas. Sekarang, gimana dengan hewan yang pilih strategi 'pasrah' alias pura-pura mati? Siap? Silakan ketik "</text:span><text:span text:style-name="Strong_20_Emphasis"><text:span text:style-name="T1">YAX</text:span></text:span><text:span text:style-name="T1">" untuk </text:span><text:span text:style-name="Strong_20_Emphasis"><text:span text:style-name="T1">Subbab 7.2: Kenapa beberapa hewan pura-pura mati?</text:span></text:span></text:p>
          </text:section>
          <text:section text:style-name="Sect1" text:name="feedback-form-50">
            <text:p text:style-name="P293"/>
          </text:section>
        </text:section>
        <text:section text:style-name="Sect1" text:name="aaa42ddcacedb89d">
          <text:p text:style-name="P143"/>
          <text:section text:style-name="Sect1" text:name="user-query-content-51">
            <text:p text:style-name="P313">YAX </text:p>
          </text:section>
          <text:p text:style-name="P293">Tampilkan alur berpikir</text:p>
          <text:section text:style-name="Sect2" text:name="model-response-message-contentr_aaa42ddcacedb89d">
            <text:p text:style-name="P143">Baiklah! Dari perjalanan jauh, sekarang kita lihat strategi bertahan hidup yang kelihatannya pasrah banget, tapi ternyata cerdik: pura-pura mati!</text:p>
            <text:p text:style-name="P11"/>
            <text:p text:style-name="Text_20_body"><text:span text:style-name="Strong_20_Emphasis"><text:span text:style-name="T1">(Jawaban untuk Prompt: Isi Mendalam Subbab 7.2: Kenapa beberapa hewan pura-pura mati? (Thanatosis))</text:span></text:span></text:p>
            <text:p text:style-name="Text_20_body"><text:span text:style-name="T1">Pernah nonton film kartun atau dokumenter di mana ada hewan yang pas ketemu musuh, tiba-tiba langsung jatuh lemas, matanya melotot kosong, lidahnya menjulur, seolah-olah udah </text:span><text:span text:style-name="Emphasis"><text:span text:style-name="T1">game over</text:span></text:span><text:span text:style-name="T1">? Itu bukan cuma lelucon, </text:span><text:soft-page-break/><text:span text:style-name="T1">lho! Beberapa hewan di dunia nyata memang punya kemampuan 'akting' jadi mayat ini sebagai trik pertahanan diri. Istilah ilmiahnya keren: </text:span><text:span text:style-name="Strong_20_Emphasis"><text:span text:style-name="T1">Thanatosis</text:span></text:span><text:span text:style-name="T1"> atau </text:span><text:span text:style-name="Strong_20_Emphasis"><text:span text:style-name="T1">imobilitas tonik</text:span></text:span><text:span text:style-name="T1"> (tonic immobility).</text:span></text:p>
            <text:p text:style-name="Text_20_body"><text:span text:style-name="Strong_20_Emphasis"><text:span text:style-name="T1">Kayak Gimana Sih Pura-pura Mati Itu?</text:span></text:span></text:p>
            <text:p text:style-name="P143">Tampilannya bisa beda-beda tergantung hewannya, tapi umumnya melibatkan:</text:p>
            <text:list xml:id="list6480840405723736240" text:style-name="L98">
              <text:list-item>
                <text:p text:style-name="P245"><text:span text:style-name="Strong_20_Emphasis"><text:span text:style-name="T1">Diam Tak Bergerak:</text:span></text:span><text:span text:style-name="T1"> Hewan jadi kaku atau malah lemas total, nggak bereaksi sama sekali meskipun disentuh. </text:span></text:p>
              </text:list-item>
              <text:list-item>
                <text:p text:style-name="P245"><text:span text:style-name="Strong_20_Emphasis"><text:span text:style-name="T1">Posisi Aneh:</text:span></text:span><text:span text:style-name="T1"> Seringkali mereka tergeletak miring atau telentang. </text:span></text:p>
              </text:list-item>
              <text:list-item>
                <text:p text:style-name="P245"><text:span text:style-name="Strong_20_Emphasis"><text:span text:style-name="T1">Mata &amp; Mulut:</text:span></text:span><text:span text:style-name="T1"> Mata bisa terbuka tapi tatapannya kosong, atau malah tertutup rapat. Mulut bisa terbuka, kadang lidah sampai menjulur keluar. </text:span></text:p>
              </text:list-item>
              <text:list-item>
                <text:p text:style-name="P94"><text:span text:style-name="Strong_20_Emphasis"><text:span text:style-name="T1">'Efek Spesial' Tambahan (pada beberapa hewan):</text:span></text:span><text:span text:style-name="T1"> Ada yang lebih totalitas lagi! Misalnya, </text:span><text:span text:style-name="Strong_20_Emphasis"><text:span text:style-name="T1">opossum</text:span></text:span><text:span text:style-name="T1"> (mamalia berkantung dari Amerika) bisa mengeluarkan cairan berbau busuk dari kelenjar dekat anusnya biar makin meyakinkan kayak bangkai. </text:span><text:span text:style-name="Strong_20_Emphasis"><text:span text:style-name="T1">Ular Hognose</text:span></text:span><text:span text:style-name="T1"> (dari Amerika Utara) bahkan bisa mengeluarkan sedikit darah dari mulutnya! Bener-bener aktor kawakan! </text:span></text:p>
              </text:list-item>
            </text:list>
            <text:p text:style-name="Text_20_body"><text:span text:style-name="Strong_20_Emphasis"><text:span text:style-name="T1">Ini Bukan Akting Sadar, Tapi Refleks!</text:span></text:span></text:p>
            <text:p text:style-name="Text_20_body"><text:span text:style-name="T1">Penting banget buat dicatat: hewan yang melakukan thanatosis ini </text:span><text:span text:style-name="Strong_20_Emphasis"><text:span text:style-name="T1">bukan lagi sadar dan sengaja berakting</text:span></text:span><text:span text:style-name="T1"> kayak aktor di panggung. Ini adalah sebuah </text:span><text:span text:style-name="Strong_20_Emphasis"><text:span text:style-name="T1">respons fisiologis involunter</text:span></text:span><text:span text:style-name="T1"> (terjadi di luar kendali sadar) akibat rasa takut atau stres yang luar biasa ekstrem. Saat thanatosis terjadi, detak jantung dan laju pernapasannya bisa </text:span><text:span text:style-name="Strong_20_Emphasis"><text:span text:style-name="T1">melambat drastis</text:span></text:span><text:span text:style-name="T1">, suhu tubuhnya bisa turun, dan dia benar-benar masuk ke kondisi 'mati suri' sementara.</text:span></text:p>
            <text:p text:style-name="Text_20_body"><text:span text:style-name="Strong_20_Emphasis"><text:span text:style-name="T1">Kenapa Trik Ini Bisa Berhasil?</text:span></text:span></text:p>
            <text:p text:style-name="P143">Kok bisa sih pura-pura mati malah bikin selamat? Ada beberapa alasan kenapa strategi ini efektif:</text:p>
            <text:list xml:id="list2737707084831468957" text:style-name="L99">
              <text:list-item>
                <text:p text:style-name="P246"><text:span text:style-name="Strong_20_Emphasis"><text:span text:style-name="T1">Bikin Predator Kehilangan Minat:</text:span></text:span><text:span text:style-name="T1"> Banyak predator (terutama yang berburu mangsa hidup) punya insting buat mengejar sesuatu yang </text:span><text:span text:style-name="Strong_20_Emphasis"><text:span text:style-name="T1">bergerak</text:span></text:span><text:span text:style-name="T1">. Kalau mangsanya tiba-tiba diam total dan nggak melawan, predator bisa jadi </text:span><text:span text:style-name="Strong_20_Emphasis"><text:span text:style-name="T1">bingung</text:span></text:span><text:span text:style-name="T1"> atau </text:span><text:span text:style-name="Strong_20_Emphasis"><text:span text:style-name="T1">kehilangan minat</text:span></text:span><text:span text:style-name="T1"> untuk melanjutkan serangan. Selain itu, beberapa predator juga </text:span><text:span text:style-name="Strong_20_Emphasis"><text:span text:style-name="T1">ogah </text:span></text:span><text:soft-page-break/><text:span text:style-name="Strong_20_Emphasis"><text:span text:style-name="T1">makan bangkai</text:span></text:span><text:span text:style-name="T1"> (mungkin karena risiko penyakit), jadi kalau mangsanya udah 'mati', ya ditinggal aja. </text:span></text:p>
              </text:list-item>
              <text:list-item>
                <text:p text:style-name="P95"><text:span text:style-name="Strong_20_Emphasis"><text:span text:style-name="T1">Memberi Kesempatan Kabur:</text:span></text:span><text:span text:style-name="T1"> Kadang, predator yang udah berhasil nangkap mangsanya akan sedikit lengah atau melepaskan cengkeramannya pas mangsanya 'mati'. Nah, jeda sepersekian detik inilah yang jadi </text:span><text:span text:style-name="Strong_20_Emphasis"><text:span text:style-name="T1">kesempatan emas</text:span></text:span><text:span text:style-name="T1"> buat si mangsa untuk tiba-tiba 'bangun' dari 'kematiannya' dan kabur sekencang-kencangnya pas predator lagi nggak siap! Cerdik, kan? </text:span></text:p>
              </text:list-item>
            </text:list>
            <text:p text:style-name="Text_20_body"><text:span text:style-name="Strong_20_Emphasis"><text:span text:style-name="T1">Siapa Saja 'Aktor'-nya?</text:span></text:span><text:span text:style-name="T1"> Thanatosis ini bisa ditemukan di berbagai kelompok hewan, lho! Mulai dari beberapa jenis </text:span><text:span text:style-name="Strong_20_Emphasis"><text:span text:style-name="T1">serangga</text:span></text:span><text:span text:style-name="T1"> (kumbang), </text:span><text:span text:style-name="Strong_20_Emphasis"><text:span text:style-name="T1">ikan</text:span></text:span><text:span text:style-name="T1">, </text:span><text:span text:style-name="Strong_20_Emphasis"><text:span text:style-name="T1">amfibi</text:span></text:span><text:span text:style-name="T1"> (katak), </text:span><text:span text:style-name="Strong_20_Emphasis"><text:span text:style-name="T1">reptil</text:span></text:span><text:span text:style-name="T1"> (ular hognose tadi, beberapa kadal), sampai </text:span><text:span text:style-name="Strong_20_Emphasis"><text:span text:style-name="T1">mamalia</text:span></text:span><text:span text:style-name="T1"> (opossum adalah contoh paling klasiknya, tapi beberapa jenis rubah juga dilaporkan melakukannya). Mungkin di sekitar kita di Indonesia (sekarang Senin malam, 7 April 2025 jam 9:37 PM WIB), ada juga serangga atau hewan kecil lain yang pakai trik ini kalau kita amati baik-baik saat mereka merasa terancam.</text:span></text:p>
            <text:p text:style-name="P143">Jadi, pura-pura mati itu bukan tanda kepasrahan, tapi justru strategi bertahan hidup yang unik dan terkadang sangat efektif!</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Bedain Pura-pura Mati:</text:span></text:span><text:span text:style-name="T1"> Thanatosis itu beda ya sama pingsan biasa atau tidur. Ini adalah respons spesifik terhadap ancaman predator yang melibatkan perubahan fisiologis drastis (detak jantung melambat, dll) dan penampilan 'mati' yang khas. Kalau kamu lihat hewan yang tiba-tiba diam tak bergerak saat ada bahaya, kemungkinan besar dia lagi pakai jurus thanatosis ini!</text:span></text:p>
            <text:p text:style-name="Text_20_body"><text:span text:style-name="Strong_20_Emphasis"><text:span text:style-name="T1">(Prompt Pembuatan Gambar Ilustrasi - Opsional):</text:span></text:span></text:p>
            <text:p text:style-name="P6">"Gambarkan seekor ular Hognose yang sedang melakukan thanatosis: tergeletak telentang, mulutnya sedikit terbuka (mungkin ada setitik 'darah' palsu), badannya terlihat lemas. Di dekatnya, gambarkan seekor rubah atau elang (predator) yang menatap ular itu dengan ekspresi bingung atau mulai berbalik <text:soft-page-break/>pergi, dengan tanda tanya (?) di atas kepalanya."</text:p>
            <text:p text:style-name="P11"/>
            <text:p text:style-name="Text_20_body"><text:span text:style-name="T1">'Akting' pura-pura mati sudah kita bahas. Sekarang, gimana dengan hewan yang bisa 'berakting' jadi lampu disko? Siap? Silakan ketik "</text:span><text:span text:style-name="Strong_20_Emphasis"><text:span text:style-name="T1">YAX</text:span></text:span><text:span text:style-name="T1">" untuk </text:span><text:span text:style-name="Strong_20_Emphasis"><text:span text:style-name="T1">Subbab 7.3: Kenapa kunang-kunang berkelap-kelip?</text:span></text:span></text:p>
          </text:section>
          <text:section text:style-name="Sect1" text:name="feedback-form-51">
            <text:p text:style-name="P293"/>
          </text:section>
        </text:section>
        <text:section text:style-name="Sect1" text:name="358cd038ad6b2f53">
          <text:p text:style-name="P143"/>
          <text:section text:style-name="Sect1" text:name="user-query-content-52">
            <text:p text:style-name="P313">YAX </text:p>
          </text:section>
          <text:p text:style-name="P293">Tampilkan alur berpikir</text:p>
          <text:section text:style-name="Sect2" text:name="model-response-message-contentr_358cd038ad6b2f53">
            <text:p text:style-name="P143">Oke, dari akting jadi mayat, kita beralih ke pertunjukan cahaya paling romantis di alam: kelap-kelip kunang-kunang! Apalagi sekarang udah malam (Senin, 7 April 2025, jam 9:37 PM WIB di Indonesia), pas banget nih buat ngebahas hewan bercahaya ini.</text:p>
            <text:p text:style-name="P11"/>
            <text:p text:style-name="Text_20_body"><text:span text:style-name="Strong_20_Emphasis"><text:span text:style-name="T1">(Jawaban untuk Prompt: Isi Mendalam Subbab 7.3: Kenapa kunang-kunang berkelap-kelip?)</text:span></text:span></text:p>
            <text:p text:style-name="P143">Siapa yang pernah lihat kunang-kunang (fireflies atau lightning bugs) beterbangan di malam hari, kerlap-kerlip kayak bintang kecil yang turun ke bumi? Pemandangan yang magis banget, kan? Di beberapa daerah di Indonesia, terutama yang masih banyak sawah atau dekat sungai dan minim polusi cahaya, kita masih bisa lho ketemu sama mereka. Tapi, pernah kepikiran nggak, gimana caranya serangga kecil ini bisa ngeluarin cahaya sendiri dari tubuhnya? Dan buat apa sih mereka repot-repot 'pasang lampu disko'?</text:p>
            <text:p text:style-name="Text_20_body"><text:span text:style-name="Strong_20_Emphasis"><text:span text:style-name="T1">Rahasia Cahaya dari Dalam Tubuh: Bioluminesensi</text:span></text:span></text:p>
            <text:p text:style-name="Text_20_body"><text:span text:style-name="T1">Cahaya kunang-kunang itu bukan pantulan atau sihir, tapi hasil dari proses kimia keren di dalam tubuhnya yang disebut </text:span><text:span text:style-name="Strong_20_Emphasis"><text:span text:style-name="T1">Bioluminesensi</text:span></text:span><text:span text:style-name="T1">. Ini adalah kemampuan makhluk hidup untuk menghasilkan cahayanya sendiri. Prosesnya melibatkan 'resep' khusus:</text:span></text:p>
            <text:list xml:id="list2274975420806216491" text:style-name="L100">
              <text:list-item>
                <text:p text:style-name="P247"><text:span text:style-name="T1">Ada 'bahan bakar' utama bernama </text:span><text:span text:style-name="Strong_20_Emphasis"><text:span text:style-name="T1">Luciferin</text:span></text:span><text:span text:style-name="T1">. </text:span></text:p>
              </text:list-item>
              <text:list-item>
                <text:p text:style-name="P247"><text:span text:style-name="T1">Ada 'mesin' atau enzim khusus bernama </text:span><text:span text:style-name="Strong_20_Emphasis"><text:span text:style-name="T1">Luciferase</text:span></text:span><text:span text:style-name="T1">. </text:span></text:p>
              </text:list-item>
              <text:list-item>
                <text:p text:style-name="P247"><text:soft-page-break/><text:span text:style-name="T1">Butuh 'bensin' berupa </text:span><text:span text:style-name="Strong_20_Emphasis"><text:span text:style-name="T1">ATP</text:span></text:span><text:span text:style-name="T1"> (molekul energi yang ada di semua sel hidup). </text:span></text:p>
              </text:list-item>
              <text:list-item>
                <text:p text:style-name="P96"><text:span text:style-name="T1">Dan perlu </text:span><text:span text:style-name="Strong_20_Emphasis"><text:span text:style-name="T1">Oksigen</text:span></text:span><text:span text:style-name="T1"> (dari udara yang dihirup kunang-kunang). </text:span></text:p>
              </text:list-item>
            </text:list>
            <text:p text:style-name="Text_20_body"><text:span text:style-name="T1">Saat semua bahan ini 'dicampur' dengan benar (diatur oleh kunang-kunang), enzim luciferase akan 'membakar' luciferin dengan bantuan ATP dan oksigen. Hasil dari reaksi kimia ini adalah... </text:span><text:span text:style-name="Emphasis"><text:span text:style-name="T1">tadaaa!</text:span></text:span><text:span text:style-name="T1"> </text:span><text:span text:style-name="Strong_20_Emphasis"><text:span text:style-name="T1">Cahaya!</text:span></text:span></text:p>
            <text:p text:style-name="Text_20_body"><text:span text:style-name="T1">Hebatnya lagi, cahaya yang dihasilkan ini adalah </text:span><text:span text:style-name="Strong_20_Emphasis"><text:span text:style-name="T1">'cahaya dingin'</text:span></text:span><text:span text:style-name="T1">. Artinya, hampir semua energi dari reaksi kimia diubah jadi cahaya, bukan panas (beda banget sama lampu bohlam di rumah yang panas kalau dipegang). Efisien banget! Kunang-kunang bisa ngontrol kedipan cahayanya dengan mengatur pasokan oksigen ke sel penghasil cahaya di perutnya.</text:span></text:p>
            <text:p text:style-name="Text_20_body"><text:span text:style-name="Strong_20_Emphasis"><text:span text:style-name="T1">Fungsi Utama Kedipan: 'Kode Cinta' di Malam Hari!</text:span></text:span></text:p>
            <text:p text:style-name="Text_20_body"><text:span text:style-name="T1">Jadi, buat apa kunang-kunang berkelap-kelip? Fungsi utamanya ternyata romantis banget: buat </text:span><text:span text:style-name="Strong_20_Emphasis"><text:span text:style-name="T1">komunikasi</text:span></text:span><text:span text:style-name="T1">, khususnya untuk </text:span><text:span text:style-name="Strong_20_Emphasis"><text:span text:style-name="T1">menemukan pasangan dan berkembang biak!</text:span></text:span></text:p>
            <text:list xml:id="list3142690938668223463" text:style-name="L101">
              <text:list-item>
                <text:p text:style-name="P248"><text:span text:style-name="Strong_20_Emphasis"><text:span text:style-name="T1">Setiap Spesies Punya 'Kode Rahasia':</text:span></text:span><text:span text:style-name="T1"> Ternyata, </text:span><text:span text:style-name="Strong_20_Emphasis"><text:span text:style-name="T1">pola kedipan</text:span></text:span><text:span text:style-name="T1"> kunang-kunang itu </text:span><text:span text:style-name="Strong_20_Emphasis"><text:span text:style-name="T1">berbeda-beda untuk setiap spesiesnya</text:span></text:span><text:span text:style-name="T1">. Kayak punya 'kode Morse' atau 'bahasa lampu' rahasia gitu! Perbedaannya bisa pada: </text:span></text:p>
                <text:list>
                  <text:list-item>
                    <text:p text:style-name="P248"><text:span text:style-name="Strong_20_Emphasis"><text:span text:style-name="T1">Durasi nyala:</text:span></text:span><text:span text:style-name="T1"> Seberapa lama lampunya nyala setiap kedipan. </text:span></text:p>
                  </text:list-item>
                  <text:list-item>
                    <text:p text:style-name="P248"><text:span text:style-name="Strong_20_Emphasis"><text:span text:style-name="T1">Interval:</text:span></text:span><text:span text:style-name="T1"> Jeda waktu antar kedipan. </text:span></text:p>
                  </text:list-item>
                  <text:list-item>
                    <text:p text:style-name="P248"><text:span text:style-name="Strong_20_Emphasis"><text:span text:style-name="T1">Jumlah kedipan:</text:span></text:span><text:span text:style-name="T1"> Berapa kali kedip dalam satu 'seri'. </text:span></text:p>
                  </text:list-item>
                  <text:list-item>
                    <text:p text:style-name="P248"><text:span text:style-name="Strong_20_Emphasis"><text:span text:style-name="T1">Warna cahaya:</text:span></text:span><text:span text:style-name="T1"> Meskipun kebanyakan kuning kehijauan, ada juga variasi warna. </text:span></text:p>
                  </text:list-item>
                </text:list>
              </text:list-item>
              <text:list-item>
                <text:p text:style-name="P248"><text:span text:style-name="Strong_20_Emphasis"><text:span text:style-name="T1">Skenario Mencari Jodoh:</text:span></text:span><text:span text:style-name="T1"> Biasanya begini ceritanya: </text:span></text:p>
                <text:list>
                  <text:list-item>
                    <text:p text:style-name="P248"><text:span text:style-name="Strong_20_Emphasis"><text:span text:style-name="T1">Kunang-kunang jantan</text:span></text:span><text:span text:style-name="T1"> terbang rendah sambil 'mengirim sinyal' dengan pola kedipan khas spesiesnya. Dia kayak lagi teriak, "Halo para betina spesiesku, aku jomblo keren nih!" </text:span></text:p>
                  </text:list-item>
                  <text:list-item>
                    <text:p text:style-name="P248"><text:span text:style-name="Strong_20_Emphasis"><text:span text:style-name="T1">Kunang-kunang betina</text:span></text:span><text:span text:style-name="T1"> dari spesies yang sama, yang biasanya nunggu di rerumputan atau daun, bakal mengamati kedipan si jantan. Kalau dia 'tertarik', dia akan </text:span><text:span text:style-name="Strong_20_Emphasis"><text:span text:style-name="T1">membalas</text:span></text:span><text:span text:style-name="T1"> dengan pola kedipan spesifik betina spesiesnya. Kayak bilang, "Aku di sini, aku juga spesies yang sama dan tertarik!" </text:span></text:p>
                  </text:list-item>
                  <text:list-item>
                    <text:p text:style-name="P158">Si jantan lalu akan terbang mengikuti sumber cahaya balasan <text:soft-page-break/>itu sampai dia menemukan si betina. So sweet, ya? </text:p>
                  </text:list-item>
                </text:list>
              </text:list-item>
            </text:list>
            <text:p text:style-name="Text_20_body"><text:span text:style-name="Strong_20_Emphasis"><text:span text:style-name="T1">Fungsi Lainnya (Mungkin Ada):</text:span></text:span><text:span text:style-name="T1"> Selain buat cari jodoh, kedipan cahaya kunang-kunang mungkin juga punya fungsi lain pada beberapa spesies:</text:span></text:p>
            <text:list xml:id="list4634957874590825192" text:style-name="L102">
              <text:list-item>
                <text:p text:style-name="P249"><text:span text:style-name="Strong_20_Emphasis"><text:span text:style-name="T1">Peringatan Rasa Nggak Enak:</text:span></text:span><text:span text:style-name="T1"> Beberapa jenis kunang-kunang punya rasa yang nggak enak atau bahkan sedikit beracun buat predator (misalnya laba-laba atau burung). Kedipannya bisa jadi sinyal peringatan, "Awas, jangan makan aku, rasanya pahit!" </text:span></text:p>
              </text:list-item>
              <text:list-item>
                <text:p text:style-name="P97"><text:span text:style-name="Strong_20_Emphasis"><text:span text:style-name="T1">Memikat Mangsa (oleh Larva):</text:span></text:span><text:span text:style-name="T1"> Uniknya, larva beberapa jenis kunang-kunang (yang bentuknya kayak cacing dan hidup di tanah) juga bisa bercahaya lho! Cahayanya ini diduga dipakai buat memancing serangga kecil atau mangsa lain biar mendekat, lalu... HAP! Disergap. </text:span></text:p>
              </text:list-item>
            </text:list>
            <text:p text:style-name="P143">Jadi, kelap-kelip kunang-kunang itu bukan cuma indah dilihat, tapi juga bagian penting dari bahasa rahasia dan strategi bertahan hidup mereka di kegelapan malam.</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Berburu Kunang-kunang (Pengamatan):</text:span></text:span><text:span text:style-name="T1"> Pengen lihat pertunjukan cahaya alami ini? Coba deh cari tempat yang agak gelap, lembap, dan jauh dari lampu kota di sekitar tempat tinggalmu di Indonesia. Pinggir sawah, tepi sungai kecil, kebun, atau taman yang rimbun sering jadi tempat nongkrong mereka, terutama setelah hujan atau di musim penghujan. Waktu terbaik biasanya setelah matahari terbenam sampai beberapa jam ke depan. Kalau ketemu, cukup amati dari jauh aja ya, jangan ditangkap atau diganggu biar mereka bisa lanjut 'ngobrol' pakai lampu! ?</text:span></text:p>
            <text:p text:style-name="Text_20_body"><text:span text:style-name="Strong_20_Emphasis"><text:span text:style-name="T1">(Prompt Pembuatan Gambar Ilustrasi - Opsional):</text:span></text:span></text:p>
            <text:p text:style-name="P6">"Gambarkan suasana malam hari yang agak gelap di tepi sawah atau sungai kecil dengan siluet pepohonan atau rerumputan. Di udara dan di atas daun, gambarkan beberapa titik cahaya kunang-kunang yang sedang berkelap-kelip. Buat pola kedipan <text:soft-page-break/>yang berbeda untuk beberapa kunang-kunang (misal: satu titik menyala lama, beberapa titik berkedip cepat). Mungkin fokus pada satu kunang-kunang jantan di udara yang 'mengirim' sinyal kedip, dan satu betina di daun yang 'membalas' dengan pola berbeda."</text:p>
            <text:p text:style-name="P11"/>
            <text:p text:style-name="Text_20_body"><text:span text:style-name="T1">Kisah cinta kunang-kunang sudah kita simak. Sekarang, siap untuk ketemu mamalia paling 'nyeleneh' yang bikin bingung para ilmuwan? Silakan ketik "</text:span><text:span text:style-name="Strong_20_Emphasis"><text:span text:style-name="T1">YAX</text:span></text:span><text:span text:style-name="T1">" untuk </text:span><text:span text:style-name="Strong_20_Emphasis"><text:span text:style-name="T1">Subbab 7.4: Kenapa platipus (mamalia) bertelur?</text:span></text:span></text:p>
          </text:section>
          <text:section text:style-name="Sect1" text:name="feedback-form-52">
            <text:p text:style-name="P293"/>
          </text:section>
        </text:section>
        <text:section text:style-name="Sect1" text:name="6f28c4bcec26810f">
          <text:p text:style-name="P143"/>
          <text:section text:style-name="Sect1" text:name="user-query-content-53">
            <text:p text:style-name="P313">YAX </text:p>
          </text:section>
          <text:p text:style-name="P293">Tampilkan alur berpikir</text:p>
          <text:section text:style-name="Sect2" text:name="model-response-message-contentr_6f28c4bcec26810f">
            <text:p text:style-name="P143">Baiklah, ini dia penutup Bab 7 sekaligus penutup bagian Dunia Hewan yang Aneh! Kita akan kenalan sama salah satu makhluk paling 'nyeleneh' dan bikin bingung di planet ini: Platipus!</text:p>
            <text:p text:style-name="P11"/>
            <text:p text:style-name="Text_20_body"><text:span text:style-name="Strong_20_Emphasis"><text:span text:style-name="T1">(Jawaban untuk Prompt: Isi Mendalam Subbab 7.4: Kenapa platipus (mamalia) bertelur?)</text:span></text:span></text:p>
            <text:p text:style-name="Text_20_body"><text:span text:style-name="T1">Pernah lihat gambar hewan yang badannya berbulu kayak berang-berang, kakinya berselaput, ekornya pipih, tapi mulutnya malah mirip paruh bebek? Aneh banget, kan? Itulah </text:span><text:span text:style-name="Strong_20_Emphasis"><text:span text:style-name="T1">platipus (platypus)</text:span></text:span><text:span text:style-name="T1">, hewan semi-akuatik unik yang cuma bisa ditemukan di Australia bagian timur. Saking anehnya pas pertama kali ditemukan ilmuwan Eropa, mereka sampai ngira ini hewan palsu hasil jahitan beberapa hewan berbeda!</text:span></text:p>
            <text:p text:style-name="Text_20_body"><text:span text:style-name="T1">Tapi, keanehan paling utama yang bikin platipus jadi superstar di dunia biologi adalah cara berkembang biaknya. Platipus ini jelas-jelas termasuk kelas </text:span><text:span text:style-name="Strong_20_Emphasis"><text:span text:style-name="T1">Mamalia</text:span></text:span><text:span text:style-name="T1">. Kenapa? Karena dia punya ciri khas mamalia:</text:span></text:p>
            <text:list xml:id="list1409217633619603243" text:style-name="L103">
              <text:list-item>
                <text:p text:style-name="P250"><text:span text:style-name="T1">Tubuhnya ditutupi </text:span><text:span text:style-name="Strong_20_Emphasis"><text:span text:style-name="T1">bulu/rambut</text:span></text:span><text:span text:style-name="T1">. </text:span></text:p>
              </text:list-item>
              <text:list-item>
                <text:p text:style-name="P307">Dia termasuk hewan berdarah panas (meskipun suhu tubuhnya agak lebih rendah dari mamalia lain). </text:p>
              </text:list-item>
              <text:list-item>
                <text:p text:style-name="P98"><text:span text:style-name="T1">Dan yang paling penting: induk betina </text:span><text:span text:style-name="Strong_20_Emphasis"><text:span text:style-name="T1">menyusui</text:span></text:span><text:span text:style-name="T1"> anaknya! </text:span></text:p>
              </text:list-item>
            </text:list>
            <text:p text:style-name="Text_20_body"><text:soft-page-break/><text:span text:style-name="T1">Nah, masalahnya... platipus </text:span><text:span text:style-name="Strong_20_Emphasis"><text:span text:style-name="T1">TIDAK melahirkan</text:span></text:span><text:span text:style-name="T1"> anaknya seperti mamalia pada umumnya (kayak kucing, anjing, atau kita manusia). Sebaliknya, platipus betina justru </text:span><text:span text:style-name="Strong_20_Emphasis"><text:span text:style-name="T1">BERTELUR!</text:span></text:span><text:span text:style-name="T1"> Lho, kok bisa mamalia bertelur?</text:span></text:p>
            <text:p text:style-name="Text_20_body"><text:span text:style-name="Strong_20_Emphasis"><text:span text:style-name="T1">Monotremata: Mamalia 'Primitif' yang Unik</text:span></text:span></text:p>
            <text:p text:style-name="Text_20_body"><text:span text:style-name="T1">Platipus (bersama dengan echidna atau babi duri dari Australia dan Papua) termasuk dalam kelompok mamalia yang sangat kuno dan spesial bernama </text:span><text:span text:style-name="Strong_20_Emphasis"><text:span text:style-name="T1">Monotremata</text:span></text:span><text:span text:style-name="T1">. Kelompok ini adalah cabang evolusi mamalia yang 'paling tua', udah berpisah dari nenek moyang mamalia lainnya (kelompok marsupial/berkantung dan plasental/berari-ari seperti kita) sejak zaman dinosaurus, lebih dari 160 juta tahun yang lalu!</text:span></text:p>
            <text:p text:style-name="Text_20_body"><text:span text:style-name="T1">Karena 'tua'-nya inilah, monotremata masih </text:span><text:span text:style-name="Strong_20_Emphasis"><text:span text:style-name="T1">mempertahankan beberapa ciri khas leluhur reptilia</text:span></text:span><text:span text:style-name="T1"> mereka, termasuk:</text:span></text:p>
            <text:list xml:id="list8545000769615121642" text:style-name="L104">
              <text:list-item>
                <text:p text:style-name="P251"><text:span text:style-name="Strong_20_Emphasis"><text:span text:style-name="T1">Bertelur:</text:span></text:span><text:span text:style-name="T1"> Platipus betina biasanya bertelur 1 sampai 3 butir telur kecil yang cangkangnya </text:span><text:span text:style-name="Strong_20_Emphasis"><text:span text:style-name="T1">lunak dan seperti kulit</text:span></text:span><text:span text:style-name="T1"> (mirip telur kura-kura atau ular), bukan keras kayak telur ayam. Telur ini dierami di dalam sarang hangat di tepi sungai. </text:span></text:p>
              </text:list-item>
              <text:list-item>
                <text:p text:style-name="P99"><text:span text:style-name="Strong_20_Emphasis"><text:span text:style-name="T1">Punya Kloaka:</text:span></text:span><text:span text:style-name="T1"> Mereka punya satu lubang di bagian belakang tubuh (kloaka) untuk buang air kecil, buang air besar, sekaligus untuk reproduksi, mirip kayak reptil dan burung. </text:span></text:p>
              </text:list-item>
            </text:list>
            <text:p text:style-name="Text_20_body"><text:span text:style-name="Strong_20_Emphasis"><text:span text:style-name="T1">Menyusui Tanpa Puting!</text:span></text:span></text:p>
            <text:p text:style-name="Text_20_body"><text:span text:style-name="T1">Meskipun bertelur, setelah telur menetas jadi bayi platipus super kecil (disebut </text:span><text:span text:style-name="Emphasis"><text:span text:style-name="T1">puggle</text:span></text:span><text:span text:style-name="T1">), induknya tetap </text:span><text:span text:style-name="Strong_20_Emphasis"><text:span text:style-name="T1">menyusui</text:span></text:span><text:span text:style-name="T1">. Tapi... lagi-lagi ada uniknya! Induk platipus </text:span><text:span text:style-name="Strong_20_Emphasis"><text:span text:style-name="T1">tidak punya puting susu</text:span></text:span><text:span text:style-name="T1"> seperti mamalia lain. Susunya </text:span><text:span text:style-name="Strong_20_Emphasis"><text:span text:style-name="T1">dikeluarkan langsung dari kelenjar susu melalui pori-pori di kulit perutnya</text:span></text:span><text:span text:style-name="T1">. Si bayi puggle lalu akan </text:span><text:span text:style-name="Strong_20_Emphasis"><text:span text:style-name="T1">menjilat-jilat susu</text:span></text:span><text:span text:style-name="T1"> yang terkumpul di bulu perut induknya. Aneh tapi nyata!</text:span></text:p>
            <text:p text:style-name="Text_20_body"><text:span text:style-name="Strong_20_Emphasis"><text:span text:style-name="T1">'Fosil Hidup' Evolusi</text:span></text:span></text:p>
            <text:p text:style-name="P143">Jadi, platipus dan echidna ini sering dianggap sebagai 'jembatan' atau 'fosil hidup' yang menunjukkan bagaimana mamalia berevolusi dari leluhur reptilia. Mereka mempertahankan ciri-ciri kuno sambil sudah mengembangkan ciri-ciri baru khas mamalia.</text:p>
            <text:p text:style-name="Text_20_body"><text:span text:style-name="Strong_20_Emphasis"><text:span text:style-name="T1">Keunikan Lain Platipus:</text:span></text:span><text:span text:style-name="T1"> Selain bertelur dan menyusui tanpa puting, platipus punya banyak keunikan lain:</text:span></text:p>
            <text:list xml:id="list7492888149477447244" text:style-name="L105">
              <text:list-item>
                <text:p text:style-name="P308"><text:soft-page-break/>'Paruh bebek'-nya sebenarnya lembut, kenyal, dan penuh sensor listrik super sensitif buat mendeteksi mangsa (udang kecil, cacing) di dasar sungai yang keruh. </text:p>
              </text:list-item>
              <text:list-item>
                <text:p text:style-name="P100"><text:span text:style-name="T1">Kaki belakang jantan punya </text:span><text:span text:style-name="Strong_20_Emphasis"><text:span text:style-name="T1">taji (spur)</text:span></text:span><text:span text:style-name="T1"> yang bisa menyuntikkan </text:span><text:span text:style-name="Strong_20_Emphasis"><text:span text:style-name="T1">racun</text:span></text:span><text:span text:style-name="T1">! Racunnya cukup kuat buat bikin sakit luar biasa pada manusia (tapi nggak mematikan) dan bisa melumpuhkan hewan kecil. Ini bikin platipus jantan jadi salah satu dari sedikit mamalia beracun di dunia. </text:span></text:p>
              </text:list-item>
            </text:list>
            <text:p text:style-name="P143">Platipus benar-benar bukti nyata betapa beragam dan kadang 'aneh'-nya jalur evolusi kehidupan di Bumi!</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Apresiasi Keunikan Evolusi:</text:span></text:span><text:span text:style-name="T1"> Platipus ini hewan endemik Australia, jadi kita nggak akan ketemu dia liar di Indonesia (sekarang 7 April 2025, jam 9:40 PM WIB di Indonesia). Tapi, keberadaan hewan seunik platipus ini ngajarin kita betapa luar biasanya </text:span><text:span text:style-name="Strong_20_Emphasis"><text:span text:style-name="T1">keanekaragaman hayati</text:span></text:span><text:span text:style-name="T1"> di planet kita. Setiap makhluk punya cerita evolusinya sendiri yang unik dan menarik buat dipelajari. Mempelajari hewan-hewan 'aneh' kayak gini bantu kita lebih paham gimana proses evolusi bekerja dan betapa berharganya menjaga setiap bentuk kehidupan.</text:span></text:p>
            <text:p text:style-name="Text_20_body"><text:span text:style-name="Strong_20_Emphasis"><text:span text:style-name="T1">(Prompt Pembuatan Gambar Ilustrasi - Opsional):</text:span></text:span></text:p>
            <text:p text:style-name="P6">"Gambarkan seekor platipus di habitatnya dekat air. Tunjukkan fitur utamanya: paruh seperti bebek, tubuh berbulu, kaki berselaput, ekor pipih. Buat dua inset kecil: Inset A menunjukkan induk platipus melingkar di sarang sedang mengerami 1-2 telur kecil bercangkang lunak. Inset B menunjukkan bayi platipus (puggle) sedang menjilat susu dari area perut induknya (tanpa terlihat puting). Tambahkan catatan kecil dekat kaki belakang jantan (jika digambar) yang menunjuk ke taji dengan ikon racun."</text:p>
            <text:p text:style-name="P11"/>
            <text:p text:style-name="Text_20_body"><text:span text:style-name="T1">Bagian 2 tentang Dunia Hewan Aneh selesai! Kita sudah bertemu berbagai makhluk dengan adaptasi dan perilaku luar biasa. Sekarang, siap untuk </text:span><text:soft-page-break/><text:span text:style-name="T1">terbang lebih jauh lagi menjelajahi Misteri Alam Semesta di Bab 9 (Bagian 3)? Silakan ketik "</text:span><text:span text:style-name="Strong_20_Emphasis"><text:span text:style-name="T1">YAX</text:span></text:span><text:span text:style-name="T1">".</text:span></text:p>
          </text:section>
          <text:section text:style-name="Sect1" text:name="feedback-form-53">
            <text:p text:style-name="P293"/>
          </text:section>
        </text:section>
        <text:section text:style-name="Sect1" text:name="22a6bfbec7e1ba94">
          <text:p text:style-name="P143"/>
          <text:section text:style-name="Sect1" text:name="user-query-content-54">
            <text:p text:style-name="P313">YAX </text:p>
          </text:section>
          <text:p text:style-name="P293">Tampilkan alur berpikir</text:p>
          <text:section text:style-name="Sect2" text:name="model-response-message-contentr_22a6bfbec7e1ba94">
            <text:p text:style-name="Text_20_body"><text:span text:style-name="T1">Baik! Petualangan kita makin seru dan skalanya makin </text:span><text:span text:style-name="Emphasis"><text:span text:style-name="T1">besar</text:span></text:span><text:span text:style-name="T1">! Setelah puas menjelajahi keajaiban di dalam tubuh kita (Bagian 1) dan mengagumi keunikan dunia hewan (Bagian 2), sekarang saatnya kita dongakkan kepala, arahkan pandangan jauuuh ke atas, menembus atmosfer Bumi, menuju hamparan tak berbatas: </text:span><text:span text:style-name="Strong_20_Emphasis"><text:span text:style-name="T1">Alam Semesta!</text:span></text:span><text:span text:style-name="T1"> Selamat datang di Bagian 3!</text:span></text:p>
            <text:p text:style-name="P11"/>
            <text:p text:style-name="Text_20_body"><text:span text:style-name="Strong_20_Emphasis"><text:span text:style-name="T1">(Jawaban untuk Prompt: Pengantar Bab 9: Langit Biru dan Bintang Gemerlap)</text:span></text:span></text:p>
            <text:p text:style-name="P143">Langit di atas kepala kita itu ibarat jendela raksasa menuju kosmos yang luas dan penuh misteri. Siang hari, kita disuguhi birunya yang cerah. Malam hari (seperti sekarang nih, Senin 7 April 2025 jam 9:40 malam WIB!), kalau cuaca cerah dan jauh dari lampu kota, kita bisa lihat taburan bintang gemerlap yang jumlahnya tak terhitung. Indah banget, kan?</text:p>
            <text:p text:style-name="P143">Tapi, di balik keindahan yang akrab itu, tersimpan banyak pertanyaan 'kenapa' yang menarik. Nah, di Bab 9 ini, kita akan memulai petualangan kosmik kita dengan menyelidiki fenomena langit yang paling sering kita lihat, tapi mungkin jarang kita pikirkan asal-usulnya:</text:p>
            <text:list xml:id="list2612907022707633651" text:style-name="L106">
              <text:list-item>
                <text:p text:style-name="P252"><text:span text:style-name="T1">Kenapa sih langit pas siang hari itu warnanya </text:span><text:span text:style-name="Strong_20_Emphasis"><text:span text:style-name="T1">biru</text:span></text:span><text:span text:style-name="T1">, bukan kuning, hijau, atau warna lain? </text:span></text:p>
              </text:list-item>
              <text:list-item>
                <text:p text:style-name="P252"><text:span text:style-name="T1">Kalau bintang di alam semesta itu katanya triliunan banyaknya, kenapa </text:span><text:span text:style-name="Strong_20_Emphasis"><text:span text:style-name="T1">malam hari tetap gelap</text:span></text:span><text:span text:style-name="T1"> gulita? </text:span></text:p>
              </text:list-item>
              <text:list-item>
                <text:p text:style-name="P252"><text:span text:style-name="T1">Kenapa bintang-bintang yang kita lihat itu suka </text:span><text:span text:style-name="Strong_20_Emphasis"><text:span text:style-name="T1">berkelap-kelip</text:span></text:span><text:span text:style-name="T1">, kayak lagi main mata? </text:span></text:p>
              </text:list-item>
              <text:list-item>
                <text:p text:style-name="P101"><text:span text:style-name="T1">Dan sebenarnya, apa sih </text:span><text:span text:style-name="Strong_20_Emphasis"><text:span text:style-name="T1">bintang</text:span></text:span><text:span text:style-name="T1"> itu? Kenapa dia bisa </text:span><text:span text:style-name="Strong_20_Emphasis"><text:span text:style-name="T1">panas banget dan bersinar</text:span></text:span><text:span text:style-name="T1"> terang benderang selama miliaran tahun? </text:span></text:p>
              </text:list-item>
            </text:list>
            <text:p text:style-name="P143">Yuk, kita mulai penjelajahan alam semesta dari 'teras' Bumi kita sendiri. Siap-siap terpesona sama fisika dan keajaiban di balik langit biru dan <text:soft-page-break/>bintang gemerlap!</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Mulai Jadi Pengamat Langit:</text:span></text:span><text:span text:style-name="T1"> Penasaran sama benda-benda langit? Kamu nggak perlu teleskop mahal buat mulai mengamati, lho! Coba deh cari tempat yang agak gelap di sekitar rumahmu di Indonesia pas malam cerah. Kamu mungkin bisa lihat Bulan dengan jelas, beberapa planet terang (seperti Venus, Mars, Jupiter, Saturnus - tergantung tanggal dan waktu), atau bahkan rasi bintang tertentu yang khas terlihat dari khatulistiwa/belahan selatan. Ada banyak aplikasi </text:span><text:span text:style-name="Emphasis"><text:span text:style-name="T1">stargazing</text:span></text:span><text:span text:style-name="T1"> gratis di HP yang bisa bantu kamu mengidentifikasi apa yang kamu lihat di langit malam ini!</text:span></text:p>
            <text:p text:style-name="Text_20_body"><text:span text:style-name="Strong_20_Emphasis"><text:span text:style-name="T1">(Kutipan Relevan - Opsional):</text:span></text:span></text:p>
            <text:p text:style-name="Quotations"><text:span text:style-name="Emphasis"><text:span text:style-name="T1">"Di suatu tempat, sesuatu yang luar biasa sedang menunggu untuk diketahui."</text:span></text:span><text:span text:style-name="T1"> - Carl Sagan (Adaptasi: </text:span><text:span text:style-name="Emphasis"><text:span text:style-name="T1">"Kata Carl Sagan, ilmuwan keren itu, di luar sana banyak banget hal luar biasa yang nunggu buat kita temukan. Langit malam adalah salah satu pintu gerbangnya!"</text:span></text:span><text:span text:style-name="T1">)</text:span></text:p>
            <text:p text:style-name="Text_20_body"><text:span text:style-name="Strong_20_Emphasis"><text:span text:style-name="T1">(Prompt Pembuatan Gambar Ilustrasi - Opsional):</text:span></text:span></text:p>
            <text:p text:style-name="P6">"Gambarkan pemandangan langit yang terbelah dua. Sisi kiri menunjukkan langit siang hari berwarna biru cerah dengan matahari bersinar. Sisi kanan menunjukkan langit malam yang gelap bertabur bintang-bintang (ada yang digambar berkelap-kelip), bulan sabit, dan pita galaksi Bima Sakti terlihat samar. Mungkin ada siluet seorang remaja di bagian bawah yang sedang menengadah menatap kedua sisi langit dengan ekspresi penasaran."</text:p>
            <text:p text:style-name="P11"/>
            <text:p text:style-name="Text_20_body"><text:span text:style-name="T1">Pengantar Bab 9 selesai. Kita mulai dengan pertanyaan paling dasar: kenapa langit berwarna biru? Silakan ketik "</text:span><text:span text:style-name="Strong_20_Emphasis"><text:span text:style-name="T1">YAX</text:span></text:span><text:span text:style-name="T1">" untuk </text:span><text:span text:style-name="Strong_20_Emphasis"><text:span text:style-name="T1">Subbab 9.1: </text:span></text:span><text:soft-page-break/><text:span text:style-name="Strong_20_Emphasis"><text:span text:style-name="T1">Kenapa langit berwarna biru di siang hari?</text:span></text:span></text:p>
          </text:section>
          <text:section text:style-name="Sect1" text:name="feedback-form-54">
            <text:p text:style-name="P293"/>
          </text:section>
        </text:section>
        <text:section text:style-name="Sect1" text:name="4c71218a5cef6b8e">
          <text:p text:style-name="P143"/>
          <text:section text:style-name="Sect1" text:name="user-query-content-55">
            <text:p text:style-name="P313">YAX </text:p>
          </text:section>
          <text:p text:style-name="P293">Tampilkan alur berpikir</text:p>
          <text:section text:style-name="Sect2" text:name="model-response-message-contentr_4c71218a5cef6b8e">
            <text:p text:style-name="P143">Oke, mari kita mulai petualangan kosmik kita dengan pertanyaan yang paling dekat dengan kita setiap hari (walaupun sekarang lagi malam nih, Senin 7 April 2025 jam 9:41 malam WIB di Indonesia, jadi kita bayangin siang hari ya!).</text:p>
            <text:p text:style-name="P11"/>
            <text:p text:style-name="Text_20_body"><text:span text:style-name="Strong_20_Emphasis"><text:span text:style-name="T1">(Jawaban untuk Prompt: Isi Mendalam Subbab 9.1: Kenapa langit berwarna biru di siang hari?)</text:span></text:span></text:p>
            <text:p text:style-name="Text_20_body"><text:span text:style-name="T1">Pasti kamu udah sering lihat kan, kalau cuaca lagi cerah nggak berawan, langit di siang hari itu warnanya </text:span><text:span text:style-name="Strong_20_Emphasis"><text:span text:style-name="T1">biru</text:span></text:span><text:span text:style-name="T1"> indah banget. Tapi pernah kepikiran nggak, kenapa harus biru? Kenapa nggak hijau, kuning, atau malah pink sekalian?</text:span></text:p>
            <text:p text:style-name="Text_20_body"><text:span text:style-name="T1">Jawabannya ada pada interaksi keren antara </text:span><text:span text:style-name="Strong_20_Emphasis"><text:span text:style-name="T1">cahaya matahari</text:span></text:span><text:span text:style-name="T1"> dan </text:span><text:span text:style-name="Strong_20_Emphasis"><text:span text:style-name="T1">atmosfer Bumi</text:span></text:span><text:span text:style-name="T1"> kita!</text:span></text:p>
            <text:p text:style-name="Text_20_body"><text:span text:style-name="Strong_20_Emphasis"><text:span text:style-name="T1">Langkah 1: Cahaya Matahari Itu Putih!</text:span></text:span><text:span text:style-name="T1"> Pertama, perlu diingat kalau cahaya matahari yang kelihatannya putih atau kuning terang itu sebenarnya adalah </text:span><text:span text:style-name="Strong_20_Emphasis"><text:span text:style-name="T1">campuran dari semua warna pelangi</text:span></text:span><text:span text:style-name="T1"> (merah, jingga, kuning, hijau, biru, nila, ungu - inget kan, mejikuhibiniu?). Setiap warna ini punya 'panjang gelombang' yang berbeda.</text:span></text:p>
            <text:p text:style-name="Text_20_body"><text:span text:style-name="Strong_20_Emphasis"><text:span text:style-name="T1">Langkah 2: Bertemu Atmosfer Bumi</text:span></text:span><text:span text:style-name="T1"> Nah, pas cahaya matahari ini masuk ke Bumi, dia harus melewati lapisan udara tebal yang menyelimuti planet kita, yaitu </text:span><text:span text:style-name="Strong_20_Emphasis"><text:span text:style-name="T1">atmosfer</text:span></text:span><text:span text:style-name="T1">. Atmosfer ini penuh sama molekul-molekul gas super kecil, terutama </text:span><text:span text:style-name="Strong_20_Emphasis"><text:span text:style-name="T1">nitrogen</text:span></text:span><text:span text:style-name="T1"> dan </text:span><text:span text:style-name="Strong_20_Emphasis"><text:span text:style-name="T1">oksigen</text:span></text:span><text:span text:style-name="T1">.</text:span></text:p>
            <text:p text:style-name="Text_20_body"><text:span text:style-name="Strong_20_Emphasis"><text:span text:style-name="T1">Langkah 3: Terjadilah Penyebaran Rayleigh!</text:span></text:span><text:span text:style-name="T1"> Ketika cahaya matahari menabrak molekul-molekul gas kecil ini, terjadilah fenomena fisika yang namanya </text:span><text:span text:style-name="Strong_20_Emphasis"><text:span text:style-name="T1">Penyebaran Rayleigh (Rayleigh Scattering)</text:span></text:span><text:span text:style-name="T1">. Gampangnya gini:</text:span></text:p>
            <text:list xml:id="list522266525138140153" text:style-name="L107">
              <text:list-item>
                <text:p text:style-name="P253"><text:span text:style-name="T1">Molekul gas itu 'menabrak' dan </text:span><text:span text:style-name="Strong_20_Emphasis"><text:span text:style-name="T1">menyebarkan</text:span></text:span><text:span text:style-name="T1"> cahaya matahari ke segala arah. </text:span></text:p>
              </text:list-item>
              <text:list-item>
                <text:p text:style-name="P253"><text:soft-page-break/><text:span text:style-name="T1">TAPI, penyebarannya ini </text:span><text:span text:style-name="Strong_20_Emphasis"><text:span text:style-name="T1">nggak adil</text:span></text:span><text:span text:style-name="T1"> buat semua warna! Molekul gas jauh lebih 'jago' menyebarkan cahaya yang </text:span><text:span text:style-name="Strong_20_Emphasis"><text:span text:style-name="T1">panjang gelombangnya pendek</text:span></text:span><text:span text:style-name="T1">. </text:span></text:p>
              </text:list-item>
              <text:list-item>
                <text:p text:style-name="P253"><text:span text:style-name="T1">Warna </text:span><text:span text:style-name="Strong_20_Emphasis"><text:span text:style-name="T1">biru dan ungu</text:span></text:span><text:span text:style-name="T1"> punya panjang gelombang yang paling pendek di antara warna pelangi. Akibatnya, mereka </text:span><text:span text:style-name="Strong_20_Emphasis"><text:span text:style-name="T1">disebarkan jauuuuh lebih kuat dan lebih banyak</text:span></text:span><text:span text:style-name="T1"> ke segala penjuru langit dibandingkan warna merah, jingga, atau kuning yang panjang gelombangnya lebih panjang (cahaya merah/jingga cenderung 'lurus' aja nembus atmosfer). </text:span></text:p>
              </text:list-item>
              <text:list-item>
                <text:p text:style-name="P159">Kayak bola kecil yang dilempar ke kerumunan, dia bakal mental ke sana kemari lebih sering daripada bola besar. </text:p>
              </text:list-item>
            </text:list>
            <text:p text:style-name="Text_20_body"><text:span text:style-name="Strong_20_Emphasis"><text:span text:style-name="T1">Hasilnya? Langit Biru!</text:span></text:span><text:span text:style-name="T1"> Karena cahaya biru (dan ungu) tersebar ke seluruh bagian langit, maka dari arah mana pun kita melihat ke atas (kecuali pas lihat langsung ke Matahari), mata kita akan menangkap hamburan cahaya biru yang dominan ini. Makanya, langit pun tampak berwarna biru!</text:span></text:p>
            <text:p text:style-name="Text_20_body"><text:span text:style-name="Strong_20_Emphasis"><text:span text:style-name="T1">Eh, Tapi Kenapa Nggak Ungu? Kan Ungu Lebih Pendek Lagi?</text:span></text:span><text:span text:style-name="T1"> Pertanyaan bagus! Secara teori, cahaya ungu disebarkan </text:span><text:span text:style-name="Emphasis"><text:span text:style-name="T1">lebih</text:span></text:span><text:span text:style-name="T1"> kuat lagi daripada biru. Tapi kenapa langit kita nggak ungu? Ada beberapa alasan:</text:span></text:p>
            <text:list xml:id="list3024799625927347519" text:style-name="L108">
              <text:list-item>
                <text:p text:style-name="P254"><text:span text:style-name="T1">Matahari memancarkan cahaya ungu </text:span><text:span text:style-name="Strong_20_Emphasis"><text:span text:style-name="T1">sedikit lebih sedikit</text:span></text:span><text:span text:style-name="T1"> dibandingkan biru. </text:span></text:p>
              </text:list-item>
              <text:list-item>
                <text:p text:style-name="P254"><text:span text:style-name="T1">Lapisan atas atmosfer kita ternyata </text:span><text:span text:style-name="Strong_20_Emphasis"><text:span text:style-name="T1">menyerap sebagian</text:span></text:span><text:span text:style-name="T1"> cahaya ungu. </text:span></text:p>
              </text:list-item>
              <text:list-item>
                <text:p text:style-name="P102"><text:span text:style-name="T1">Dan yang paling penting: </text:span><text:span text:style-name="Strong_20_Emphasis"><text:span text:style-name="T1">mata manusia secara alami lebih sensitif terhadap warna biru</text:span></text:span><text:span text:style-name="T1"> dibandingkan ungu. Jadi, otak kita 'menerjemahkan' campuran hamburan cahaya itu sebagai warna biru. </text:span></text:p>
              </text:list-item>
            </text:list>
            <text:p text:style-name="Text_20_body"><text:span text:style-name="Strong_20_Emphasis"><text:span text:style-name="T1">Bonus Info: Langit Senja Kemerahan</text:span></text:span><text:span text:style-name="T1"> Fenomena penyebaran Rayleigh ini juga yang menjelaskan kenapa langit pas matahari terbit atau terbenam sering berwarna kemerahan atau jingga. Saat itu, cahaya matahari harus menempuh jarak </text:span><text:span text:style-name="Emphasis"><text:span text:style-name="T1">lebih jauh</text:span></text:span><text:span text:style-name="T1"> melewati atmosfer untuk sampai ke mata kita. Di perjalanan jauh itu, cahaya biru dan ungu udah habis tersebar ke mana-mana duluan. Yang tersisa dan berhasil sampai ke mata kita ya tinggal cahaya dengan panjang gelombang lebih panjang, yaitu merah, jingga, dan kuning!</text:span></text:p>
            <text:p text:style-name="P143">Keren kan, fisika di balik warna langit?</text:p>
            <text:p text:style-name="P11"><text:soft-page-break/></text:p>
            <text:p text:style-name="Text_20_body"><text:span text:style-name="Strong_20_Emphasis"><text:span text:style-name="T1">(Tips Tambahan - Relevan dengan Jawaban):</text:span></text:span></text:p>
            <text:p text:style-name="Quotations"><text:span text:style-name="Strong_20_Emphasis"><text:span text:style-name="T1">Tips Pengamatan Warna Langit:</text:span></text:span><text:span text:style-name="T1"> Coba deh perhatikan warna biru langit di waktu yang berbeda-beda. Biasanya, biru paling 'dalam' itu pas tengah hari dan di bagian langit yang jauh dari matahari. Perhatikan juga kalau lagi banyak debu atau polusi udara, warna biru langit bisa jadi lebih pucat atau keputihan. Ini karena partikel yang lebih besar (debu/polusi) menyebarkan semua warna cahaya dengan lebih merata (bukan cuma biru), bikin warnanya jadi 'tercampur' lagi jadi putih/abu-abu.</text:span></text:p>
            <text:p text:style-name="Text_20_body"><text:span text:style-name="Strong_20_Emphasis"><text:span text:style-name="T1">(Prompt Pembuatan Gambar Ilustrasi - Opsional):</text:span></text:span></text:p>
            <text:p text:style-name="P6">"Buat diagram sederhana: Sinar matahari (digambarkan sebagai garis putih berisi warna pelangi) masuk dari atas ke lapisan atmosfer (area dengan titik-titik biru mewakili molekul gas). Dari titik-titik molekul gas, gambarkan panah-panah pendek berwarna biru dan ungu menyebar ke segala arah (menunjukkan hamburan kuat). Gambarkan juga panah-panah panjang berwarna merah dan jingga yang menembus atmosfer lebih lurus dengan sedikit hamburan. Di bawah atmosfer, gambarkan mata pengamat yang melihat ke atas, dengan banyak panah biru dari berbagai arah masuk ke mata. Labeli proses ini 'Penyebaran Rayleigh'."</text:p>
            <text:p text:style-name="P11"/>
            <text:p text:style-name="Text_20_body"><text:span text:style-name="T1">Rahasia langit biru sudah terkuak! Sekarang, pertanyaan berikutnya: kalau alam semesta penuh bintang, kenapa malam hari gelap? Siap? Silakan ketik "</text:span><text:span text:style-name="Strong_20_Emphasis"><text:span text:style-name="T1">YAX</text:span></text:span><text:span text:style-name="T1">" untuk </text:span><text:span text:style-name="Strong_20_Emphasis"><text:span text:style-name="T1">Subbab 9.2: Kenapa langit menjadi gelap di malam hari?</text:span></text:span></text:p>
          </text:section>
          <text:section text:style-name="Sect1" text:name="feedback-form-55">
            <text:p text:style-name="P293"/>
          </text:section>
        </text:section>
        <text:section text:style-name="Sect1" text:name="3b62f53b925eb972">
          <text:p text:style-name="P143"/>
          <text:section text:style-name="Sect1" text:name="user-query-content-56">
            <text:p text:style-name="P313">YAX </text:p>
          </text:section>
          <text:p text:style-name="P293">Tampilkan alur berpikir</text:p>
          <text:section text:style-name="Sect2" text:name="model-response-message-contentr_3b62f53b925eb972">
            <text:p text:style-name="P143">Sip! Setelah tahu kenapa siang hari langitnya biru, sekarang kita bahas pertanyaan yang cocok banget sama suasana malam ini (Senin, 7 April 2025, jam 9:43 malam WIB di Indonesia): kalau bintang di alam semesta <text:soft-page-break/>itu katanya ada triliunan, kenapa langit malam kok gelap gulita? Kenapa nggak terang benderang aja kayak siang?</text:p>
            <text:p text:style-name="P11"/>
            <text:p text:style-name="Text_20_body"><text:span text:style-name="Strong_20_Emphasis"><text:span text:style-name="T1">(Jawaban untuk Prompt: Isi Mendalam Subbab 9.2: Kenapa langit menjadi gelap di malam hari?)</text:span></text:span></text:p>
            <text:p text:style-name="Text_20_body"><text:span text:style-name="T1">Ini pertanyaan yang kelihatannya simpel, tapi udah bikin pusing para astronom dan filsuf selama berabad-abad! Teka-teki ini bahkan punya nama keren: </text:span><text:span text:style-name="Strong_20_Emphasis"><text:span text:style-name="T1">Paradoks Olbers</text:span></text:span><text:span text:style-name="T1">. Logikanya kan, kalau alam semesta itu nggak terbatas luasnya, umurnya tak hingga, dan bintang tersebar merata di mana-mana, maka ke arah mana pun kita melihat di langit malam, pandangan kita pasti akan berakhir di permukaan sebuah bintang, dong? Harusnya langit malam jadi silau terang benderang! Tapi kenyataannya? Gelap. Kenapa bisa?</text:span></text:p>
            <text:p text:style-name="P143">Jawabannya ternyata nggak sesimpel itu dan baru terkuak setelah kita lebih paham soal sifat alam semesta kita yang sebenarnya, terutama berkat penemuan-penemuan di abad ke-20:</text:p>
            <text:list xml:id="list1511131640305916028" text:style-name="L109">
              <text:list-item>
                <text:p text:style-name="P103"><text:span text:style-name="Strong_20_Emphasis"><text:span text:style-name="T1">Alam Semesta Punya 'Tanggal Lahir' (Usia Terbatas):</text:span></text:span><text:span text:style-name="T1"> Ternyata, alam semesta kita ini </text:span><text:span text:style-name="Strong_20_Emphasis"><text:span text:style-name="T1">nggak ada selamanya</text:span></text:span><text:span text:style-name="T1">. Menurut teori terbaik saat ini, Teori Big Bang, alam semesta dimulai sekitar </text:span><text:span text:style-name="Strong_20_Emphasis"><text:span text:style-name="T1">13,8 miliar tahun</text:span></text:span><text:span text:style-name="T1"> yang lalu. Cahaya memang bergerak super cepat (hampir 300.000 kilometer per detik!), tapi tetap butuh waktu buat menempuh jarak yang super jauh di alam semesta. Artinya, cahaya dari bintang atau galaksi yang letaknya </text:span><text:span text:style-name="Strong_20_Emphasis"><text:span text:style-name="T1">sangat-sangat-sangat jauh</text:span></text:span><text:span text:style-name="T1"> dari kita, </text:span><text:span text:style-name="Strong_20_Emphasis"><text:span text:style-name="T1">belum punya cukup waktu</text:span></text:span><text:span text:style-name="T1"> untuk menyelesaikan perjalanannya dan sampai ke Bumi malam ini! Kita hanya bisa melihat objek-objek yang berada dalam 'jangkauan pandang' kita, yang dibatasi oleh seberapa jauh cahaya bisa berjalan selama usia alam semesta. Batas ini disebut </text:span><text:span text:style-name="Strong_20_Emphasis"><text:span text:style-name="T1">Alam Semesta Teramati (Observable Universe)</text:span></text:span><text:span text:style-name="T1">. Di luar batas itu, mungkin ada triliunan bintang lain, tapi cahayanya masih 'OTW' dan belum sampai ke kita.</text:span></text:p>
              </text:list-item>
              <text:list-item>
                <text:p text:style-name="P103"><text:span text:style-name="Strong_20_Emphasis"><text:span text:style-name="T1">Alam Semesta Itu 'Melar' Terus! (Ekspansi Ruang Angkasa):</text:span></text:span><text:span text:style-name="T1"> Fakta keren lainnya adalah </text:span><text:span text:style-name="Strong_20_Emphasis"><text:span text:style-name="T1">ruang angkasa itu sendiri terus mengembang</text:span></text:span><text:span text:style-name="T1"> atau 'melar' sejak Big Bang. Akibatnya, galaksi-galaksi yang jauh itu saling menjauh dari kita (dan satu sama lain) dengan </text:span><text:soft-page-break/><text:span text:style-name="T1">kecepatan tinggi. Nah, pas cahaya dari galaksi yang super jauh itu 'berlari' melintasi ruang angkasa yang sedang melar menuju kita, panjang gelombang cahayanya jadi ikut 'terulur' atau 'diregangkan'. Ini mirip kayak suara sirine ambulans yang nadanya jadi lebih rendah pas dia menjauh dari kita. Fenomena 'melarnya' cahaya ini disebut </text:span><text:span text:style-name="Strong_20_Emphasis"><text:span text:style-name="T1">pergeseran merah (redshift)</text:span></text:span><text:span text:style-name="T1">. Semakin jauh galaksinya, semakin cepat dia menjauh, dan semakin besar pergeseran merahnya. Untuk galaksi-galaksi yang </text:span><text:span text:style-name="Emphasis"><text:span text:style-name="T1">paling</text:span></text:span><text:span text:style-name="T1"> jauh, cahaya mereka bisa 'melar' begitu parah sampai keluar dari spektrum cahaya tampak yang bisa dilihat mata kita, berubah jadi gelombang inframerah atau bahkan gelombang mikro! Jadi, meskipun cahayanya secara teknis sampai, kita nggak bisa melihatnya sebagai cahaya terang lagi. Energi cahayanya juga jadi jauh berkurang.</text:span></text:p>
              </text:list-item>
              <text:list-item>
                <text:p text:style-name="P103"><text:span text:style-name="Strong_20_Emphasis"><text:span text:style-name="T1">(Jumlah Bintang Terbatas di Jangkauan):</text:span></text:span><text:span text:style-name="T1"> Akibat dari poin 1 dan 2, jumlah bintang yang cahayanya </text:span><text:span text:style-name="Emphasis"><text:span text:style-name="T1">bisa</text:span></text:span><text:span text:style-name="T1"> sampai ke kita dan </text:span><text:span text:style-name="Emphasis"><text:span text:style-name="T1">masih</text:span></text:span><text:span text:style-name="T1"> terlihat sebagai cahaya tampak itu </text:span><text:span text:style-name="Strong_20_Emphasis"><text:span text:style-name="T1">tidak tak hingga banyaknya</text:span></text:span><text:span text:style-name="T1">, meskipun tetap sangat-sangat banyak.</text:span></text:p>
              </text:list-item>
            </text:list>
            <text:p text:style-name="Text_20_body"><text:span text:style-name="Strong_20_Emphasis"><text:span text:style-name="T1">Kesimpulannya:</text:span></text:span><text:span text:style-name="T1"> Langit malam itu gelap karena kombinasi dari </text:span><text:span text:style-name="Strong_20_Emphasis"><text:span text:style-name="T1">usia alam semesta yang terbatas</text:span></text:span><text:span text:style-name="T1"> (nggak semua cahaya sempat sampai) dan </text:span><text:span text:style-name="Strong_20_Emphasis"><text:span text:style-name="T1">ekspansi alam semesta</text:span></text:span><text:span text:style-name="T1"> yang terus-menerus (bikin cahaya dari yang paling jauh jadi 'melemah' dan 'tak terlihat' oleh mata kita). Misteri terpecahkan!</text:span></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Beda Alam Semesta:</text:span></text:span><text:span text:style-name="T1"> Penting nih bedain antara </text:span><text:span text:style-name="Strong_20_Emphasis"><text:span text:style-name="T1">Alam Semesta Teramati</text:span></text:span><text:span text:style-name="T1"> (bagian yang </text:span><text:span text:style-name="Emphasis"><text:span text:style-name="T1">bisa</text:span></text:span><text:span text:style-name="T1"> kita lihat karena cahayanya udah sampai) dengan </text:span><text:span text:style-name="Strong_20_Emphasis"><text:span text:style-name="T1">Alam Semesta Keseluruhan</text:span></text:span><text:span text:style-name="T1">. Para ilmuwan nggak tahu pasti seberapa besar Alam Semesta Keseluruhan itu. Bisa jadi jauuuh lebih besar dari yang bisa kita amati, atau bahkan mungkin tak terbatas luasnya! Pikiran jadi ikut 'melar' kan mikirinnya? ?</text:span></text:p>
            <text:p text:style-name="Text_20_body"><text:span text:style-name="Strong_20_Emphasis"><text:span text:style-name="T1">(Prompt Pembuatan Gambar Ilustrasi - Opsional):</text:span></text:span></text:p>
            <text:p text:style-name="P6">"Buat dua panel ilustrasi. Panel A (Usia Terbatas): Gambarkan Bumi di tengah, dikelilingi lingkaran putus-putus berlabel 'Batas <text:soft-page-break/>Alam Semesta Teramati (13,8 Miliar Tahun Cahaya)'. Di dalam lingkaran, ada banyak titik bintang/galaksi. Di luar lingkaran, ada lebih banyak lagi titik bintang/galaksi tapi digambar lebih redup/samar dengan panah cahaya dari mereka belum mencapai Bumi. Panel B (Ekspansi &amp; Redshift): Gambarkan sebuah galaksi jauh yang memancarkan gelombang cahaya biru/putih. Saat gelombang cahaya itu berjalan menuju Bumi, gambarkan ruang di antaranya 'mengembang' (misal dengan garis grid yang melebar), dan gelombang cahayanya ikut 'melar' menjadi lebih panjang dan berwarna merah/inframerah saat mendekati Bumi."</text:p>
            <text:p text:style-name="P11"/>
            <text:p text:style-name="Text_20_body"><text:span text:style-name="T1">Misteri gelapnya malam sudah dibahas. Sekarang, kenapa ya bintang yang kita lihat itu suka kelap-kelip? Siap? Silakan ketik "</text:span><text:span text:style-name="Strong_20_Emphasis"><text:span text:style-name="T1">YAX</text:span></text:span><text:span text:style-name="T1">" untuk </text:span><text:span text:style-name="Strong_20_Emphasis"><text:span text:style-name="T1">Subbab 9.3: Kenapa bintang terlihat berkelap-kelip?</text:span></text:span></text:p>
          </text:section>
          <text:section text:style-name="Sect1" text:name="feedback-form-56">
            <text:p text:style-name="P293"/>
          </text:section>
        </text:section>
        <text:section text:style-name="Sect1" text:name="405832b30e0777b3">
          <text:p text:style-name="P143"/>
          <text:section text:style-name="Sect1" text:name="user-query-content-57">
            <text:p text:style-name="P313">gemini YAX </text:p>
          </text:section>
          <text:p text:style-name="P293">Tampilkan alur berpikir</text:p>
          <text:section text:style-name="Sect2" text:name="model-response-message-contentr_405832b30e0777b3">
            <text:p text:style-name="P143">Oke, lanjut! Setelah tahu kenapa malam gelap, sekarang kita bahas kenapa titik-titik cahaya di kegelapan itu, yaitu bintang, suka kelihatan kelap-kelip.</text:p>
            <text:p text:style-name="P11"/>
            <text:p text:style-name="Text_20_body"><text:span text:style-name="Strong_20_Emphasis"><text:span text:style-name="T1">(Jawaban untuk Prompt: Isi Mendalam Subbab 9.3: Kenapa bintang terlihat berkelap-kelip?)</text:span></text:span></text:p>
            <text:p text:style-name="P143">Kalau kamu lagi lihat langit malam yang cerah (kayak malam ini, Senin 7 April 2025 jam 10:11 malam WIB, kalau nggak mendung!), coba deh perhatikan bintang-bintang. Pasti kelihatan kayak kerlap-kerlip atau 'main mata' gitu, kan? Indah sih, tapi... kenapa ya mereka begitu? Apa mereka emang nyala-mati kayak lampu disko?</text:p>
            <text:p text:style-name="Text_20_body"><text:span text:style-name="T1">Jawabannya: </text:span><text:span text:style-name="Strong_20_Emphasis"><text:span text:style-name="T1">NGGAK!</text:span></text:span><text:span text:style-name="T1"> Bintang-bintang itu sendiri di luar angkasa sana bersinar dengan </text:span><text:span text:style-name="Strong_20_Emphasis"><text:span text:style-name="T1">cahaya yang relatif stabil</text:span></text:span><text:span text:style-name="T1">. Biang kerok yang bikin mereka kelihatan kelap-kelip dari sudut pandang kita di Bumi adalah... </text:span><text:span text:style-name="Emphasis"><text:span text:style-name="T1">jeng jeng jeng</text:span></text:span><text:span text:style-name="T1">... </text:span><text:span text:style-name="Strong_20_Emphasis"><text:span text:style-name="T1">Atmosfer Bumi</text:span></text:span><text:span text:style-name="T1"> kita sendiri!</text:span></text:p>
            <text:p text:style-name="Text_20_body"><text:soft-page-break/><text:span text:style-name="Strong_20_Emphasis"><text:span text:style-name="T1">Kok Bisa Atmosfer Bikin Bintang Kelap-kelip?</text:span></text:span></text:p>
            <text:p text:style-name="P143">Begini ceritanya:</text:p>
            <text:list xml:id="list3277025203532413082" text:style-name="L110">
              <text:list-item>
                <text:p text:style-name="P104"><text:span text:style-name="Strong_20_Emphasis"><text:span text:style-name="T1">Bintang Itu Sumber Titik:</text:span></text:span><text:span text:style-name="T1"> Karena letak bintang itu </text:span><text:span text:style-name="Strong_20_Emphasis"><text:span text:style-name="T1">super duper jauuuuuuh banget</text:span></text:span><text:span text:style-name="T1"> dari Bumi (ingat soal tahun cahaya?), cahaya yang sampai ke kita itu udah kayak berasal dari </text:span><text:span text:style-name="Strong_20_Emphasis"><text:span text:style-name="T1">satu titik super kecil</text:span></text:span><text:span text:style-name="T1"> di langit. Beda sama Matahari atau Bulan yang kelihatan sebagai piringan besar.</text:span></text:p>
              </text:list-item>
              <text:list-item>
                <text:p text:style-name="P104"><text:span text:style-name="Strong_20_Emphasis"><text:span text:style-name="T1">Atmosfer Kita Nggak Tenang:</text:span></text:span><text:span text:style-name="T1"> Atmosfer Bumi kita ini bukan lapisan udara yang diam dan seragam. Dia terdiri dari banyak lapisan dengan </text:span><text:span text:style-name="Strong_20_Emphasis"><text:span text:style-name="T1">suhu, tekanan, dan kepadatan udara yang beda-beda</text:span></text:span><text:span text:style-name="T1">, dan lapisan-lapisan ini </text:span><text:span text:style-name="Strong_20_Emphasis"><text:span text:style-name="T1">terus bergerak dan bergolak (mengalami turbulensi)</text:span></text:span><text:span text:style-name="T1">. Kayak udara panas yang naik dari aspal pas siang bolong bikin pemandangan di kejauhan kelihatan bergelombang, atau kayak air di kolam yang lagi beriak.</text:span></text:p>
              </text:list-item>
              <text:list-item>
                <text:p text:style-name="P104"><text:span text:style-name="Strong_20_Emphasis"><text:span text:style-name="T1">Cahaya Dibelokkan (Refraksi):</text:span></text:span><text:span text:style-name="T1"> Nah, pas seberkas cahaya bintang yang cuma setitik itu masuk ke atmosfer kita dan melewati lapisan-lapisan udara yang 'bergolak' tadi, cahayanya jadi </text:span><text:span text:style-name="Strong_20_Emphasis"><text:span text:style-name="T1">dibelokkan (mengalami refraksi atau pembiasan)</text:span></text:span><text:span text:style-name="T1"> sedikit ke arah yang berbeda-beda secara acak dan super cepat!</text:span></text:p>
              </text:list-item>
              <text:list-item>
                <text:p text:style-name="P104"><text:span text:style-name="Strong_20_Emphasis"><text:span text:style-name="T1">Hasilnya: Kelap-kelip! (Scintillation):</text:span></text:span><text:span text:style-name="T1"> Karena cahaya dari titik bintang itu terus-menerus dibelokkan ke sana kemari sebelum sampai ke mata kita, otak kita jadi melihat seolah-olah:</text:span></text:p>
                <text:list>
                  <text:list-item>
                    <text:p text:style-name="P255"><text:span text:style-name="T1">Posisi bintangnya sedikit </text:span><text:span text:style-name="Strong_20_Emphasis"><text:span text:style-name="T1">bergoyang</text:span></text:span><text:span text:style-name="T1">. </text:span></text:p>
                  </text:list-item>
                  <text:list-item>
                    <text:p text:style-name="P255"><text:span text:style-name="T1">Kecerahan bintangnya </text:span><text:span text:style-name="Strong_20_Emphasis"><text:span text:style-name="T1">naik-turun</text:span></text:span><text:span text:style-name="T1"> sesaat. </text:span></text:p>
                  </text:list-item>
                  <text:list-item>
                    <text:p text:style-name="P104"><text:span text:style-name="T1">Kadang warnanya bahkan bisa terlihat sedikit </text:span><text:span text:style-name="Strong_20_Emphasis"><text:span text:style-name="T1">berubah-ubah</text:span></text:span><text:span text:style-name="T1">. Efek gabungan inilah yang kita persepsikan sebagai </text:span><text:span text:style-name="Strong_20_Emphasis"><text:span text:style-name="T1">kelap-kelip</text:span></text:span><text:span text:style-name="T1"> atau dalam istilah ilmiahnya </text:span><text:span text:style-name="Strong_20_Emphasis"><text:span text:style-name="T1">scintillation</text:span></text:span><text:span text:style-name="T1">. </text:span></text:p>
                  </text:list-item>
                </text:list>
              </text:list-item>
            </text:list>
            <text:p text:style-name="Text_20_body"><text:span text:style-name="Strong_20_Emphasis"><text:span text:style-name="T1">Kenapa Planet Nggak Kelap-kelip (Biasanya)?</text:span></text:span></text:p>
            <text:p text:style-name="Text_20_body"><text:span text:style-name="T1">Kamu mungkin perhatiin kalau ada beberapa 'bintang' terang di langit yang cahayanya lebih stabil dan nggak kelap-kelip. Itu kemungkinan besar adalah </text:span><text:span text:style-name="Strong_20_Emphasis"><text:span text:style-name="T1">planet</text:span></text:span><text:span text:style-name="T1"> (kayak Venus, Mars, Jupiter, Saturnus)! Kenapa planet beda?</text:span></text:p>
            <text:list xml:id="list2662796922487151929" text:style-name="L111">
              <text:list-item>
                <text:p text:style-name="P256"><text:span text:style-name="Strong_20_Emphasis"><text:span text:style-name="T1">Lebih Dekat:</text:span></text:span><text:span text:style-name="T1"> Planet itu jaraknya jauh </text:span><text:span text:style-name="Strong_20_Emphasis"><text:span text:style-name="T1">lebih dekat</text:span></text:span><text:span text:style-name="T1"> ke Bumi dibandingkan bintang. </text:span></text:p>
              </text:list-item>
              <text:list-item>
                <text:p text:style-name="P256"><text:soft-page-break/><text:span text:style-name="Strong_20_Emphasis"><text:span text:style-name="T1">Terlihat Sebagai Cakram:</text:span></text:span><text:span text:style-name="T1"> Akibatnya, di mata kita (atau lewat teleskop kecil), planet itu kelihatan sebagai </text:span><text:span text:style-name="Strong_20_Emphasis"><text:span text:style-name="T1">cakram kecil</text:span></text:span><text:span text:style-name="T1">, bukan cuma titik. </text:span></text:p>
              </text:list-item>
              <text:list-item>
                <text:p text:style-name="P105"><text:span text:style-name="Strong_20_Emphasis"><text:span text:style-name="T1">Efek Rata-rata:</text:span></text:span><text:span text:style-name="T1"> Cahaya yang datang dari berbagai titik di permukaan cakram planet itu juga dibelokkan oleh atmosfer. Tapi, karena datang dari banyak titik, efek pembelokan acaknya jadi </text:span><text:span text:style-name="Strong_20_Emphasis"><text:span text:style-name="T1">saling meniadakan atau dirata-ratakan (average out)</text:span></text:span><text:span text:style-name="T1">. Hasilnya, cahaya planet sampai ke mata kita dengan lebih stabil. </text:span></text:p>
              </text:list-item>
            </text:list>
            <text:p text:style-name="Text_20_body"><text:span text:style-name="Strong_20_Emphasis"><text:span text:style-name="T1">Makin Dekat Horizon, Makin Kelap-kelip:</text:span></text:span><text:span text:style-name="T1"> Biasanya, bintang akan terlihat kelap-kelip </text:span><text:span text:style-name="Strong_20_Emphasis"><text:span text:style-name="T1">lebih heboh</text:span></text:span><text:span text:style-name="T1"> kalau posisinya lagi </text:span><text:span text:style-name="Strong_20_Emphasis"><text:span text:style-name="T1">rendah di dekat ufuk (horizon)</text:span></text:span><text:span text:style-name="T1">. Kenapa? Karena cahayanya harus ngelewatin lapisan atmosfer yang </text:span><text:span text:style-name="Strong_20_Emphasis"><text:span text:style-name="T1">lebih tebal</text:span></text:span><text:span text:style-name="T1"> untuk sampai ke mata kita, jadi 'gangguannya' lebih banyak!</text:span></text:p>
            <text:p text:style-name="P143">Jadi, kelap-kelip bintang itu bukan karena bintangnya iseng, tapi karena 'tarian' cahaya yang melewati atmosfer Bumi kita yang dinamis!</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Musuh' Astronom:</text:span></text:span><text:span text:style-name="T1"> Percaya nggak, efek kelap-kelip ini justru jadi 'musuh' buat para astronom yang pakai teleskop di Bumi? Turbulensi atmosfer bikin gambar bintang jadi kabur dan nggak tajam. Makanya, mereka mengembangkan teknologi canggih kayak </text:span><text:span text:style-name="Strong_20_Emphasis"><text:span text:style-name="T1">'optik adaptif'</text:span></text:span><text:span text:style-name="T1"> buat mengkoreksi gangguan atmosfer ini, atau sekalian aja meluncurkan </text:span><text:span text:style-name="Strong_20_Emphasis"><text:span text:style-name="T1">teleskop ke luar angkasa</text:span></text:span><text:span text:style-name="T1"> (kayak Hubble atau James Webb) biar bebas dari gangguan atmosfer sama sekali!</text:span></text:p>
            <text:p text:style-name="Text_20_body"><text:span text:style-name="Strong_20_Emphasis"><text:span text:style-name="T1">(Kutipan Relevan - Opsional):</text:span></text:span></text:p>
            <text:p text:style-name="Quotations"><text:span text:style-name="Emphasis"><text:span text:style-name="T1">"Twinkle, twinkle, little star, How I wonder what you are!"</text:span></text:span><text:span text:style-name="T1"> (Kelap-kelip, bintang kecil, Aku bertanya-tanya engkau apa!) - Jane Taylor (Lirik lagu anak-anak klasik ini ternyata menyentuh misteri kelap-kelip dan hakikat bintang itu sendiri!)</text:span></text:p>
            <text:p text:style-name="Text_20_body"><text:span text:style-name="Strong_20_Emphasis"><text:span text:style-name="T1">(Prompt Pembuatan Gambar Ilustrasi - Opsional):</text:span></text:span></text:p>
            <text:p text:style-name="P6">"Buat diagram. Di bagian atas, gambarkan sebuah bintang jauh <text:soft-page-break/>yang memancarkan seberkas cahaya lurus (titik). Cahaya ini masuk ke lapisan atmosfer Bumi yang digambarkan beriak atau bergelombang (turbulen). Setelah melewati atmosfer, berkas cahaya jadi sedikit bengkok-bengkok acak sebelum sampai ke ikon mata pengamat di bawah. Di sampingnya, untuk perbandingan, gambarkan sebuah planet (cakram kecil) yang lebih dekat. Cahaya dari berbagai titik di cakram planet masuk ke atmosfer yang turbulen, sinarnya juga bengkok-bengkok, tapi saat sampai ke mata pengamat, cahayanya terlihat lebih stabil (mungkin digambarkan dengan garis yang lebih tebal/rata)."</text:p>
            <text:p text:style-name="P11"/>
            <text:p text:style-name="Text_20_body"><text:span text:style-name="T1">Rahasia kelap-kelip bintang sudah terungkap! Tinggal pertanyaan terakhir di Bab 9: Apa sih bintang itu sebenarnya dan kenapa dia bisa sepanas dan seterang itu? Siap? Silakan ketik "</text:span><text:span text:style-name="Strong_20_Emphasis"><text:span text:style-name="T1">YAX</text:span></text:span><text:span text:style-name="T1">" untuk </text:span><text:span text:style-name="Strong_20_Emphasis"><text:span text:style-name="T1">Subbab 9.4: Kenapa bintang sangat panas dan bersinar?</text:span></text:span></text:p>
          </text:section>
          <text:section text:style-name="Sect1" text:name="feedback-form-57">
            <text:p text:style-name="P293"/>
          </text:section>
        </text:section>
        <text:section text:style-name="Sect1" text:name="edbfb8b5fbac46a7">
          <text:p text:style-name="P143"/>
          <text:section text:style-name="Sect1" text:name="user-query-content-58">
            <text:p text:style-name="P313">YAX </text:p>
          </text:section>
          <text:p text:style-name="P293">Tampilkan alur berpikir</text:p>
          <text:section text:style-name="Sect2" text:name="model-response-message-contentr_edbfb8b5fbac46a7">
            <text:p text:style-name="P143">Oke, ini dia pertanyaan pamungkas di Bab 9! Kita udah tahu langit siang biru, malam gelap, dan bintang kelap-kelip karena atmosfer. Tapi... bintang itu sendiri apa sih? Dan kenapa dia bisa sepanas dan seterang itu, nyala terus selama miliaran tahun di langit malam (termasuk malam ini, Senin 7 April 2025 jam 10:12 malam WIB!)?</text:p>
            <text:p text:style-name="P11"/>
            <text:p text:style-name="Text_20_body"><text:span text:style-name="Strong_20_Emphasis"><text:span text:style-name="T1">(Jawaban untuk Prompt: Isi Mendalam Subbab 9.4: Kenapa bintang sangat panas dan bersinar?)</text:span></text:span></text:p>
            <text:p text:style-name="Text_20_body"><text:span text:style-name="T1">Bintang, termasuk Matahari kita, itu pada dasarnya adalah </text:span><text:span text:style-name="Strong_20_Emphasis"><text:span text:style-name="T1">bola gas raksasa super panas</text:span></text:span><text:span text:style-name="T1"> yang berpijar. Sebagian besar gasnya adalah </text:span><text:span text:style-name="Strong_20_Emphasis"><text:span text:style-name="T1">hidrogen (H)</text:span></text:span><text:span text:style-name="T1"> dan </text:span><text:span text:style-name="Strong_20_Emphasis"><text:span text:style-name="T1">helium (He)</text:span></text:span><text:span text:style-name="T1">, elemen paling ringan dan paling melimpah di alam semesta.</text:span></text:p>
            <text:p text:style-name="Text_20_body"><text:span text:style-name="T1">Tapi, dari mana datangnya panas dan cahaya yang begitu dahsyat itu? </text:span><text:soft-page-break/><text:span text:style-name="T1">Jawabannya terletak jauh di dalam </text:span><text:span text:style-name="Strong_20_Emphasis"><text:span text:style-name="T1">inti (core)</text:span></text:span><text:span text:style-name="T1"> bintang, tempat terjadinya proses fisika paling ekstrem dan paling bertenaga di alam semesta: </text:span><text:span text:style-name="Strong_20_Emphasis"><text:span text:style-name="T1">Reaksi Nuklir FUSI (Nuclear Fusion)</text:span></text:span><text:span text:style-name="T1">!</text:span></text:p>
            <text:p text:style-name="Text_20_body"><text:span text:style-name="Strong_20_Emphasis"><text:span text:style-name="T1">Dapur Nuklir di Inti Bintang:</text:span></text:span></text:p>
            <text:list xml:id="list1787456459730342793" text:style-name="L112">
              <text:list-item>
                <text:p text:style-name="P106"><text:span text:style-name="Strong_20_Emphasis"><text:span text:style-name="T1">Gravitasi Raksasa Jadi Kompor:</text:span></text:span><text:span text:style-name="T1"> Bintang itu massanya gede banget! Gaya </text:span><text:span text:style-name="Strong_20_Emphasis"><text:span text:style-name="T1">gravitasi</text:span></text:span><text:span text:style-name="T1"> dari massa raksasa ini menarik semua gas penyusun bintang kuat-kuat ke arah pusatnya. Tarikan gravitasi yang luar biasa ini menciptakan </text:span><text:span text:style-name="Strong_20_Emphasis"><text:span text:style-name="T1">tekanan dan suhu yang nggak terbayangkan tingginya</text:span></text:span><text:span text:style-name="T1"> di bagian inti bintang—bisa mencapai jutaan, bahkan ratusan juta derajat Celsius! Jauh lebih panas dari api manapun yang bisa kita bayangkan.</text:span></text:p>
              </text:list-item>
              <text:list-item>
                <text:p text:style-name="P106"><text:span text:style-name="Strong_20_Emphasis"><text:span text:style-name="T1">Hidrogen Bersatu Jadi Helium (Fusi):</text:span></text:span><text:span text:style-name="T1"> Dalam kondisi super panas dan super padat di inti bintang ini, inti atom </text:span><text:span text:style-name="Strong_20_Emphasis"><text:span text:style-name="T1">hidrogen</text:span></text:span><text:span text:style-name="T1"> (yang dasarnya cuma proton tunggal) bergerak dengan kecepatan super tinggi. Saking cepatnya, mereka bisa mengatasi gaya tolak-menolak alami antar muatan positifnya, lalu </text:span><text:span text:style-name="Strong_20_Emphasis"><text:span text:style-name="T1">bertabrakan dengan dahsyat dan BERSATU (atau melebur/fuse)</text:span></text:span><text:span text:style-name="T1"> membentuk inti atom baru yang lebih berat, yaitu </text:span><text:span text:style-name="Strong_20_Emphasis"><text:span text:style-name="T1">helium</text:span></text:span><text:span text:style-name="T1">. (Proses persisnya melibatkan beberapa langkah, tapi intinya 4 inti hidrogen jadi 1 inti helium).</text:span></text:p>
              </text:list-item>
              <text:list-item>
                <text:p text:style-name="P106"><text:span text:style-name="Strong_20_Emphasis"><text:span text:style-name="T1">Massa Hilang Jadi Energi Dahsyat (E=mc²):</text:span></text:span><text:span text:style-name="T1"> Ini bagian paling ajaibnya! Kalau kamu timbang massa 4 inti hidrogen sebelum fusi, dan kamu timbang massa 1 inti helium hasil fusi, ternyata massa inti helium itu </text:span><text:span text:style-name="Strong_20_Emphasis"><text:span text:style-name="T1">sedikiiiit lebih ringan!</text:span></text:span><text:span text:style-name="T1"> Ada massa yang 'hilang' dalam proses fusi ini. Ke mana perginya? Massa yang hilang ini </text:span><text:span text:style-name="Strong_20_Emphasis"><text:span text:style-name="T1">diubah menjadi energi murni</text:span></text:span><text:span text:style-name="T1"> dalam jumlah yang </text:span><text:span text:style-name="Strong_20_Emphasis"><text:span text:style-name="T1">LUAR BIASA BESAR</text:span></text:span><text:span text:style-name="T1">, sesuai dengan persamaan paling terkenal dari Albert Einstein: </text:span><text:span text:style-name="Strong_20_Emphasis"><text:span text:style-name="T1">E=mc²</text:span></text:span><text:span text:style-name="T1"> (Energi = massa kali kuadrat kecepatan cahaya). Karena 'c²' (kuadrat kecepatan cahaya) itu angkanya gede banget, sedikit aja massa yang hilang bisa jadi energi yang dahsyat!</text:span></text:p>
              </text:list-item>
              <text:list-item>
                <text:p text:style-name="P106"><text:span text:style-name="Strong_20_Emphasis"><text:span text:style-name="T1">Energi Memancar Keluar:</text:span></text:span><text:span text:style-name="T1"> Energi dahsyat hasil fusi inilah (dalam bentuk cahaya/foton dan panas) yang kemudian 'berjuang' merambat keluar dari inti bintang yang padat, melalui lapisan-lapisan gas bintang, hingga akhirnya sampai ke permukaan dan </text:span><text:span text:style-name="Strong_20_Emphasis"><text:span text:style-name="T1">dipancarkan ke seluruh penjuru angkasa</text:span></text:span><text:span text:style-name="T1">. Inilah cahaya dan panas bintang yang kita </text:span><text:soft-page-break/><text:span text:style-name="T1">lihat dan rasakan (dari Matahari).</text:span></text:p>
              </text:list-item>
            </text:list>
            <text:p text:style-name="Text_20_body"><text:span text:style-name="Strong_20_Emphasis"><text:span text:style-name="T1">Keseimbangan Kosmik:</text:span></text:span><text:span text:style-name="T1"> Proses fusi nuklir ini nggak bikin bintang langsung meledak (kecuali di akhir hidupnya nanti). Ada </text:span><text:span text:style-name="Strong_20_Emphasis"><text:span text:style-name="T1">keseimbangan</text:span></text:span><text:span text:style-name="T1"> yang terjaga: gaya </text:span><text:span text:style-name="Strong_20_Emphasis"><text:span text:style-name="T1">gravitasi</text:span></text:span><text:span text:style-name="T1"> terus menarik gas ke dalam, sementara </text:span><text:span text:style-name="Strong_20_Emphasis"><text:span text:style-name="T1">tekanan energi panas</text:span></text:span><text:span text:style-name="T1"> dari fusi nuklir terus mendorong gas ke luar. Keseimbangan inilah yang menjaga ukuran dan kecerahan bintang tetap stabil selama miliaran tahun, selama masih ada cukup 'bahan bakar' hidrogen di intinya.</text:span></text:p>
            <text:p text:style-name="P143">Jadi, setiap kali kamu melihat bintang di langit malam, ingatlah bahwa kamu sedang menyaksikan 'tungku nuklir' raksasa yang sedang mengubah materi menjadi energi murni nun jauh di sana!</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Kamu Terbuat dari Debu Bintang!:</text:span></text:span><text:span text:style-name="T1"> Percaya nggak, hampir semua elemen berat yang ada di Bumi dan bahkan di tubuh kita (seperti karbon di tulangmu, oksigen yang kamu hirup, besi di darahmu) itu </text:span><text:span text:style-name="Strong_20_Emphasis"><text:span text:style-name="T1">diciptakan di dalam inti bintang</text:span></text:span><text:span text:style-name="T1"> yang lebih masif dari Matahari melalui proses fusi nuklir yang lebih kompleks (mengubah helium jadi karbon, karbon jadi oksigen, dst)! Saat bintang-bintang masif itu meledak sebagai supernova di akhir hidupnya, mereka 'menyebarkan' elemen-elemen ini ke seluruh galaksi, yang kemudian jadi bahan baku buat planet baru dan kehidupan. Jadi, secara harfiah, kita semua terbuat dari 'debu bintang'! Keren banget, kan?</text:span></text:p>
            <text:p text:style-name="Text_20_body"><text:span text:style-name="Strong_20_Emphasis"><text:span text:style-name="T1">(Prompt Pembuatan Gambar Ilustrasi - Opsional):</text:span></text:span></text:p>
            <text:p text:style-name="Quotations"><text:span text:style-name="T1">"Gambarkan potongan melintang sebuah bintang mirip Matahari. Tunjukkan lapisan-lapisannya (inti, zona radiasi, zona konveksi, permukaan/fotosfer). Fokus pada bagian </text:span><text:span text:style-name="Strong_20_Emphasis"><text:span text:style-name="T1">Inti (Core)</text:span></text:span><text:span text:style-name="T1"> di pusat: gambarkan inti ini sangat terang/panas. Di dalamnya, buat ilustrasi kecil proses fusi: 4 ikon proton (Hidrogen) bersatu menjadi 1 ikon inti Helium (2 proton, 2 neutron), sambil melepaskan ikon energi (foton/gelombang cahaya/panas) yang bergerak keluar. Di luar inti, gambarkan panah besar melengkung ke dalam berlabel 'Gaya Gravitasi' dan panah besar melengkung </text:span><text:soft-page-break/><text:span text:style-name="T1">ke luar dari inti berlabel 'Tekanan Energi Fusi', untuk menunjukkan keseimbangan."</text:span></text:p>
            <text:p text:style-name="P11"/>
            <text:p text:style-name="Text_20_body"><text:span text:style-name="T1">Bab 9 selesai! Kita sudah membahas langit biru, malam gelap, bintang kelap-kelip, dan sumber energi bintang. Siap lanjut ke Bab 10 untuk menjelajahi tetangga kita di Tata Surya? Silakan ketik "</text:span><text:span text:style-name="Strong_20_Emphasis"><text:span text:style-name="T1">YAX</text:span></text:span><text:span text:style-name="T1">".</text:span></text:p>
          </text:section>
          <text:section text:style-name="Sect1" text:name="feedback-form-58">
            <text:p text:style-name="P293"/>
          </text:section>
        </text:section>
        <text:section text:style-name="Sect1" text:name="45a82231b839f586">
          <text:p text:style-name="P143"/>
          <text:section text:style-name="Sect1" text:name="user-query-content-59">
            <text:p text:style-name="P313">YAX </text:p>
          </text:section>
          <text:p text:style-name="P293">Tampilkan alur berpikir</text:p>
          <text:section text:style-name="Sect2" text:name="model-response-message-contentr_45a82231b839f586">
            <text:p text:style-name="Text_20_body"><text:span text:style-name="T1">Oke, waktunya kita 'pulang kampung' sebentar dari perjalanan antar bintang! Setelah membahas langit dan bintang-bintang jauh di Bab 9, sekarang kita fokus ke 'lingkungan RT/RW' kita sendiri di alam semesta: </text:span><text:span text:style-name="Strong_20_Emphasis"><text:span text:style-name="T1">Tata Surya!</text:span></text:span></text:p>
            <text:p text:style-name="P11"/>
            <text:p text:style-name="Text_20_body"><text:span text:style-name="Strong_20_Emphasis"><text:span text:style-name="T1">(Jawaban untuk Prompt: Pengantar Bab 10: Tetangga Kita di Tata Surya)</text:span></text:span></text:p>
            <text:p text:style-name="Text_20_body"><text:span text:style-name="T1">Kalau alam semesta itu ibarat kota metropolitan yang super luas, maka Tata Surya kita ini kayak satu komplek perumahan yang nyaman. 'Ketua RT'-nya yang paling besar dan paling terang tentu aja </text:span><text:span text:style-name="Strong_20_Emphasis"><text:span text:style-name="T1">Matahari</text:span></text:span><text:span text:style-name="T1">, bintang kita tercinta. Nah, 'warga' kompleknya adalah delapan </text:span><text:span text:style-name="Strong_20_Emphasis"><text:span text:style-name="T1">planet</text:span></text:span><text:span text:style-name="T1"> (termasuk Bumi, rumah kita!), ditambah 'satpam' atau pengiring setia planet kayak </text:span><text:span text:style-name="Strong_20_Emphasis"><text:span text:style-name="T1">Bulan</text:span></text:span><text:span text:style-name="T1"> kita, plus 'tamu-tamu' lain seperti asteroid dan komet.</text:span></text:p>
            <text:p text:style-name="Text_20_body"><text:span text:style-name="T1">Di bab ini, kita nggak akan terbang terlalu jauh dulu. Kita bakal jadi 'warga kepo' yang pengen tahu lebih banyak soal </text:span><text:span text:style-name="Strong_20_Emphasis"><text:span text:style-name="T1">dinamika</text:span></text:span><text:span text:style-name="T1"> atau 'aturan main' di komplek Tata Surya kita sendiri. Gimana sih cara kerja sistem ini? Kenapa para 'warga' (planet) ini betah banget ngelilingin 'Ketua RT' (Matahari)? Gimana interaksi antara Bumi dan 'satpam'-nya, si Bulan?</text:span></text:p>
            <text:p text:style-name="P143">Kita bakal cari jawaban buat pertanyaan-pertanyaan kayak:</text:p>
            <text:list xml:id="list8244578553193389975" text:style-name="L113">
              <text:list-item>
                <text:p text:style-name="P257"><text:span text:style-name="T1">Kenapa sih semua planet, dari Merkurius sampai Neptunus, patuh banget </text:span><text:span text:style-name="Strong_20_Emphasis"><text:span text:style-name="T1">mengelilingi Matahari</text:span></text:span><text:span text:style-name="T1"> di jalurnya masing-masing? Apa yang </text:span><text:soft-page-break/><text:span text:style-name="T1">'mengikat' mereka? </text:span></text:p>
              </text:list-item>
              <text:list-item>
                <text:p text:style-name="P257"><text:span text:style-name="T1">Kenapa </text:span><text:span text:style-name="Strong_20_Emphasis"><text:span text:style-name="T1">penampakan Bulan</text:span></text:span><text:span text:style-name="T1"> di langit malam (termasuk malam ini, Senin 7 April 2025 jam 10:14 malam WIB!) itu suka berubah-ubah bentuknya, dari sabit sampai purnama? </text:span></text:p>
              </text:list-item>
              <text:list-item>
                <text:p text:style-name="P257"><text:span text:style-name="T1">Apa hubungannya Bulan (dan sedikit Matahari) sama </text:span><text:span text:style-name="Strong_20_Emphasis"><text:span text:style-name="T1">naik turunnya air laut</text:span></text:span><text:span text:style-name="T1"> di pantai (pasang surut)? </text:span></text:p>
              </text:list-item>
              <text:list-item>
                <text:p text:style-name="P107"><text:span text:style-name="T1">Dan... kenapa </text:span><text:span text:style-name="Strong_20_Emphasis"><text:span text:style-name="T1">Pluto</text:span></text:span><text:span text:style-name="T1">, yang dulu kita kenal sebagai planet ke-9, sekarang statusnya jadi beda? Ada 'masalah' apa sih sama Pluto? </text:span></text:p>
              </text:list-item>
            </text:list>
            <text:p text:style-name="P143">Yuk, kita kenalan lebih dekat sama tetangga-tetangga kosmik kita dan cari tahu rahasia di balik interaksi mereka di Tata Surya, rumah kita di alam semesta!</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Intip Tetangga Planet:</text:span></text:span><text:span text:style-name="T1"> Penasaran pengen lihat 'tetangga' planet kita secara langsung? Coba deh cek pakai aplikasi </text:span><text:span text:style-name="Emphasis"><text:span text:style-name="T1">stargazing</text:span></text:span><text:span text:style-name="T1"> di HP kamu, planet apa aja yang lagi kelihatan di langit Indonesia </text:span><text:span text:style-name="Strong_20_Emphasis"><text:span text:style-name="T1">malam ini</text:span></text:span><text:span text:style-name="T1"> (Senin, 7 April 2025)! Beberapa planet seperti Venus, Mars, Jupiter, dan Saturnus seringkali terlihat terang kayak bintang tapi </text:span><text:span text:style-name="Strong_20_Emphasis"><text:span text:style-name="T1">cahayanya lebih stabil (nggak kelap-kelip)</text:span></text:span><text:span text:style-name="T1">. Dengan aplikasi, kamu bisa arahin HP ke langit dan tahu mana planet, mana bintang!</text:span></text:p>
            <text:p text:style-name="Text_20_body"><text:span text:style-name="Strong_20_Emphasis"><text:span text:style-name="T1">(Kutipan Relevan - Opsional):</text:span></text:span></text:p>
            <text:p text:style-name="Quotations"><text:span text:style-name="Emphasis"><text:span text:style-name="T1">"Kita semua terhubung; Kepada satu sama lain, secara biologis. Kepada Bumi, secara kimiawi. Kepada seluruh alam semesta, secara atomik."</text:span></text:span><text:span text:style-name="T1"> - Neil deGrasse Tyson (Adaptasi: </text:span><text:span text:style-name="Emphasis"><text:span text:style-name="T1">"Kata Om Neil deGrasse Tyson, kita semua ini nyambung! Sama Bumi, sama makhluk lain, bahkan sama seluruh isi alam semesta, termasuk tetangga-tetangga kita di Tata Surya ini."</text:span></text:span><text:span text:style-name="T1">)</text:span></text:p>
            <text:p text:style-name="Text_20_body"><text:span text:style-name="Strong_20_Emphasis"><text:span text:style-name="T1">(Prompt Pembuatan Gambar Ilustrasi - Opsional):</text:span></text:span></text:p>
            <text:p text:style-name="P6">"Gambarkan model Tata Surya yang disederhanakan tapi menarik secara visual. Matahari besar di tengah. Beberapa planet (misal Merkurius, Venus, Bumi+Bulan, Mars, Jupiter, Saturnus) <text:soft-page-break/>digambarkan mengorbit Matahari di jalurnya masing-masing. Tambahkan beberapa ikon kecil: panah gaya gravitasi antara Matahari dan sebuah planet, lingkaran fase bulan di sekitar Bumi, ikon gelombang pasang surut di Bumi, dan planet Pluto di bagian luar dengan label 'Planet Kerdil'."</text:p>
            <text:p text:style-name="P11"/>
            <text:p text:style-name="Text_20_body"><text:span text:style-name="T1">Pengantar Bab 10 selesai. Mari kita mulai dengan pertanyaan fundamental: kenapa planet-planet betah ngelilingin Matahari? Silakan ketik "</text:span><text:span text:style-name="Strong_20_Emphasis"><text:span text:style-name="T1">YAX</text:span></text:span><text:span text:style-name="T1">" untuk </text:span><text:span text:style-name="Strong_20_Emphasis"><text:span text:style-name="T1">Subbab 10.1: Kenapa planet-planet mengelilingi Matahari?</text:span></text:span></text:p>
          </text:section>
          <text:section text:style-name="Sect1" text:name="feedback-form-59">
            <text:p text:style-name="P293"/>
          </text:section>
        </text:section>
        <text:section text:style-name="Sect1" text:name="9a7dc5d8bd71c4aa">
          <text:p text:style-name="P143"/>
          <text:section text:style-name="Sect1" text:name="user-query-content-60">
            <text:p text:style-name="P313">yax </text:p>
          </text:section>
          <text:p text:style-name="P293">Tampilkan alur berpikir</text:p>
          <text:section text:style-name="Sect2" text:name="model-response-message-contentr_9a7dc5d8bd71c4aa">
            <text:p text:style-name="P143">Oke, mari kita jawab pertanyaan pertama tentang 'aturan main' di komplek Tata Surya kita!</text:p>
            <text:p text:style-name="P11"/>
            <text:p text:style-name="Text_20_body"><text:span text:style-name="Strong_20_Emphasis"><text:span text:style-name="T1">(Jawaban untuk Prompt: Isi Mendalam Subbab 10.1: Kenapa planet-planet mengelilingi Matahari?)</text:span></text:span></text:p>
            <text:p text:style-name="P143">Pernah kepikiran nggak, kenapa Bumi kita ini (dan planet-planet lain) nurut banget ngelilingin Matahari terus-menerus di jalur yang (hampir) sama selama miliaran tahun? Apa sih yang 'megangin' mereka biar nggak kabur atau terbang entah ke mana di luasnya angkasa?</text:p>
            <text:p text:style-name="Text_20_body"><text:span text:style-name="T1">Jawabannya ada pada satu gaya fundamental yang jadi 'lem perekat' alam semesta: </text:span><text:span text:style-name="Strong_20_Emphasis"><text:span text:style-name="T1">Gaya Gravitasi!</text:span></text:span></text:p>
            <text:p text:style-name="Text_20_body"><text:span text:style-name="Strong_20_Emphasis"><text:span text:style-name="T1">Gravitasi: Gaya Tarik Universal</text:span></text:span></text:p>
            <text:p text:style-name="Text_20_body"><text:span text:style-name="T1">Kamu pasti udah nggak asing sama gravitasi Bumi yang bikin kita tetap napak di tanah dan bikin benda jatuh ke bawah, kan? Nah, Sir Isaac Newton dulu menemukan bahwa gravitasi ini nggak cuma ada di Bumi, tapi </text:span><text:span text:style-name="Strong_20_Emphasis"><text:span text:style-name="T1">berlaku universal</text:span></text:span><text:span text:style-name="T1">. Artinya:</text:span></text:p>
            <text:list xml:id="list3653242629265722259" text:style-name="L114">
              <text:list-item>
                <text:p text:style-name="P258"><text:span text:style-name="Strong_20_Emphasis"><text:span text:style-name="T1">Semua benda yang punya massa itu saling tarik-menarik.</text:span></text:span><text:span text:style-name="T1"> Kamu narik Bumi, Bumi narik kamu (tentu tarikan Bumi jauh lebih kuat!). </text:span><text:soft-page-break/><text:span text:style-name="T1">Bulan narik Bumi, Bumi narik Bulan. Matahari narik planet, planet narik Matahari. </text:span></text:p>
              </text:list-item>
              <text:list-item>
                <text:p text:style-name="P258"><text:span text:style-name="Strong_20_Emphasis"><text:span text:style-name="T1">Semakin besar massa suatu benda, semakin kuat gaya tarik gravitasinya.</text:span></text:span><text:span text:style-name="T1"> </text:span></text:p>
              </text:list-item>
              <text:list-item>
                <text:p text:style-name="P108"><text:span text:style-name="Strong_20_Emphasis"><text:span text:style-name="T1">Semakin dekat jarak antar benda, semakin kuat juga gaya tariknya.</text:span></text:span><text:span text:style-name="T1"> </text:span></text:p>
              </text:list-item>
            </text:list>
            <text:p text:style-name="Text_20_body"><text:span text:style-name="Strong_20_Emphasis"><text:span text:style-name="T1">Kenapa Matahari Jadi Pusat? Karena Dia 'Raja Massa'</text:span></text:span></text:p>
            <text:p text:style-name="Text_20_body"><text:span text:style-name="T1">Di Tata Surya kita, </text:span><text:span text:style-name="Strong_20_Emphasis"><text:span text:style-name="T1">Matahari</text:span></text:span><text:span text:style-name="T1"> itu adalah 'raja'-nya. Massanya </text:span><text:span text:style-name="Strong_20_Emphasis"><text:span text:style-name="T1">jauuuuh lebih besar</text:span></text:span><text:span text:style-name="T1"> daripada gabungan massa semua planet, bulan, asteroid, dan komet! Lebih dari </text:span><text:span text:style-name="Strong_20_Emphasis"><text:span text:style-name="T1">99% massa</text:span></text:span><text:span text:style-name="T1"> seluruh Tata Surya itu ada di Matahari!</text:span></text:p>
            <text:p text:style-name="Text_20_body"><text:span text:style-name="T1">Karena massanya super besar inilah, gaya gravitasi Matahari jadi </text:span><text:span text:style-name="Strong_20_Emphasis"><text:span text:style-name="T1">sangat dominan</text:span></text:span><text:span text:style-name="T1">. Dia memberikan tarikan gravitasi yang super kuat ke semua planet, terus-menerus 'menarik' mereka ke arah pusat Tata Surya.</text:span></text:p>
            <text:p text:style-name="Text_20_body"><text:span text:style-name="Strong_20_Emphasis"><text:span text:style-name="T1">Terus, Kenapa Planet Nggak Jatuh ke Matahari?</text:span></text:span></text:p>
            <text:p text:style-name="Text_20_body"><text:span text:style-name="T1">Nah, ini pertanyaan bagus! Kalau Matahari terus narik planet, kenapa planet nggak 'nyemplung' aja ke Matahari? Jawabannya ada pada 'teman duet' gravitasi, yaitu </text:span><text:span text:style-name="Strong_20_Emphasis"><text:span text:style-name="T1">Inersia</text:span></text:span><text:span text:style-name="T1"> (atau </text:span><text:span text:style-name="Strong_20_Emphasis"><text:span text:style-name="T1">Kelembaman</text:span></text:span><text:span text:style-name="T1">) alias </text:span><text:span text:style-name="Strong_20_Emphasis"><text:span text:style-name="T1">momentum gerak ke samping</text:span></text:span><text:span text:style-name="T1"> planet.</text:span></text:p>
            <text:list xml:id="list3077385002124321205" text:style-name="L115">
              <text:list-item>
                <text:p text:style-name="P259"><text:span text:style-name="Strong_20_Emphasis"><text:span text:style-name="T1">Planet Punya Kecepatan Awal:</text:span></text:span><text:span text:style-name="T1"> Saat Tata Surya kita terbentuk miliaran tahun lalu dari awan gas dan debu yang berputar, planet-planet 'mewarisi' kecepatan gerak dari putaran itu. Jadi, selain ditarik Matahari, planet juga punya </text:span><text:span text:style-name="Strong_20_Emphasis"><text:span text:style-name="T1">kecenderungan untuk terus bergerak lurus ke 'samping'</text:span></text:span><text:span text:style-name="T1"> dengan kecepatan tinggi. </text:span></text:p>
              </text:list-item>
              <text:list-item>
                <text:p text:style-name="P109"><text:span text:style-name="Strong_20_Emphasis"><text:span text:style-name="T1">Keseimbangan Sempurna = Orbit:</text:span></text:span><text:span text:style-name="T1"> Bayangkan kamu lagi muter-muter bola pakai tali di atas kepala. Tali itu (ibarat gravitasi Matahari) terus narik bola ke arah tanganmu (pusat putaran). Tapi, karena bola itu punya kecepatan gerak ke samping (inersia), dia nggak jatuh ke tanganmu, melainkan terus </text:span><text:span text:style-name="Strong_20_Emphasis"><text:span text:style-name="T1">bergerak melingkar mengelilingi</text:span></text:span><text:span text:style-name="T1"> tanganmu. Nah, orbit planet itu persis kayak gitu! Itu adalah </text:span><text:span text:style-name="Strong_20_Emphasis"><text:span text:style-name="T1">jalur melengkung yang stabil</text:span></text:span><text:span text:style-name="T1">, hasil dari </text:span><text:span text:style-name="Strong_20_Emphasis"><text:span text:style-name="T1">keseimbangan</text:span></text:span><text:span text:style-name="T1"> antara </text:span><text:span text:style-name="Strong_20_Emphasis"><text:span text:style-name="T1">tarikan gravitasi Matahari yang narik ke dalam</text:span></text:span><text:span text:style-name="T1"> dan </text:span><text:span text:style-name="Strong_20_Emphasis"><text:span text:style-name="T1">kecenderungan planet buat terus bergerak lurus ke samping</text:span></text:span><text:span text:style-name="T1">. </text:span></text:p>
              </text:list-item>
            </text:list>
            <text:p text:style-name="P143">Kalau nggak ada gravitasi Matahari, planet bakal terbang lurus entah ke <text:soft-page-break/>mana. Kalau nggak ada kecepatan ke samping, planet bakal langsung jatuh 'disedot' Matahari. Tapi karena ada keduanya, terciptalah tarian kosmik bernama orbit ini! Prinsip yang sama juga berlaku buat Bulan mengelilingi Bumi, atau satelit buatan mengelilingi Bumi.</text:p>
            <text:p text:style-name="P143">Keren ya, hukum fisika mengatur 'lalu lintas' di Tata Surya kita!</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Eksperimen Pikiran:</text:span></text:span><text:span text:style-name="T1"> Coba bayangkan dua skenario ekstrem ini buat lebih paham keseimbangan orbit:</text:span></text:p>
            <text:list xml:id="list3414663667096034364" text:style-name="L116">
              <text:list-item>
                <text:p text:style-name="P10"><text:span text:style-name="T1">Kalau tiba-tiba </text:span><text:span text:style-name="Emphasis"><text:span text:style-name="T1">DUAR!</text:span></text:span><text:span text:style-name="T1"> Matahari menghilang (gravitasinya hilang), apa yang terjadi sama Bumi? Bumi nggak akan langsung berhenti, tapi akan </text:span><text:span text:style-name="Emphasis"><text:span text:style-name="T1">terbang lurus</text:span></text:span><text:span text:style-name="T1"> ke arah mana pun dia sedang bergerak saat itu (karena inersianya). </text:span></text:p>
              </text:list-item>
              <text:list-item>
                <text:p text:style-name="P5"><text:span text:style-name="T1">Kalau tiba-tiba </text:span><text:span text:style-name="Emphasis"><text:span text:style-name="T1">STOP!</text:span></text:span><text:span text:style-name="T1"> Bumi berhenti bergerak ke samping (inersianya hilang), apa yang terjadi? Bumi akan langsung 'jatuh' atau tertarik lurus menuju Matahari karena tarikan gravitasinya. Nah, karena di dunia nyata kedua hal ekstrem itu nggak terjadi, kita tetap aman di orbit kita! </text:span></text:p>
              </text:list-item>
            </text:list>
            <text:p text:style-name="Text_20_body"><text:span text:style-name="Strong_20_Emphasis"><text:span text:style-name="T1">(Prompt Pembuatan Gambar Ilustrasi - Opsional):</text:span></text:span></text:p>
            <text:p text:style-name="P6">"Gambarkan Matahari besar di tengah. Gambarkan sebuah planet (misal Bumi) di salah satu titik orbitnya yang berbentuk elips (agak lonjong). Dari planet itu, gambarkan dua panah: satu panah besar mengarah lurus ke Matahari berlabel 'Gaya Gravitasi Matahari (Tarik ke Dalam)'. Satu panah lagi mengarah lurus ke depan searah jalur orbit (tangen) berlabel 'Inersia / Kecepatan Planet (Dorong Lurus)'. Gambarkan juga jalur orbit melengkung sebagai hasil kombinasi kedua gaya/kecenderungan itu."</text:p>
            <text:p text:style-name="P11"/>
            <text:p text:style-name="Text_20_body"><text:span text:style-name="T1">Rahasia orbit planet sudah terungkap! Sekarang, kita lihat 'tetangga' terdekat Bumi, si Bulan. Kenapa penampilannya berubah-ubah? Siap? Silakan ketik "</text:span><text:span text:style-name="Strong_20_Emphasis"><text:span text:style-name="T1">YAX</text:span></text:span><text:span text:style-name="T1">" untuk </text:span><text:span text:style-name="Strong_20_Emphasis"><text:span text:style-name="T1">Subbab 10.2: Kenapa Bulan terlihat berubah </text:span></text:span><text:soft-page-break/><text:span text:style-name="Strong_20_Emphasis"><text:span text:style-name="T1">bentuk setiap malam?</text:span></text:span></text:p>
          </text:section>
          <text:section text:style-name="Sect1" text:name="feedback-form-60">
            <text:p text:style-name="P293"/>
          </text:section>
        </text:section>
        <text:section text:style-name="Sect1" text:name="a86b5adc7be6964a">
          <text:p text:style-name="P143"/>
          <text:section text:style-name="Sect1" text:name="user-query-content-61">
            <text:p text:style-name="P313">YAX </text:p>
          </text:section>
          <text:p text:style-name="P293">Tampilkan alur berpikir</text:p>
          <text:section text:style-name="Sect2" text:name="model-response-message-contentr_a86b5adc7be6964a">
            <text:p text:style-name="P143">Oke, sekarang kita lihat 'tetangga' paling dekat kita, si Bulan! Kenapa ya dia suka 'ganti baju' bentuknya di langit malam?</text:p>
            <text:p text:style-name="P11"/>
            <text:p text:style-name="Text_20_body"><text:span text:style-name="Strong_20_Emphasis"><text:span text:style-name="T1">(Jawaban untuk Prompt: Isi Mendalam Subbab 10.2: Kenapa Bulan terlihat berubah bentuk setiap malam?)</text:span></text:span></text:p>
            <text:p text:style-name="P143">Kalau kamu lihat ke langit malam ini (Senin, 7 April 2025, jam 10:26 malam WIB di Indonesia), mungkin kamu lihat Bulan yang bentuknya separo, atau mungkin agak cembung? Atau jangan-jangan malah nggak kelihatan sama sekali? Penampakan Bulan memang selalu berubah-ubah dari malam ke malam. Kadang sabit tipis banget, kadang setengah lingkaran, kadang bulat penuh kayak bola, kadang hilang sama sekali. Ajaib, ya?</text:p>
            <text:p text:style-name="P143">Tapi, tunggu dulu! Ada dua hal penting yang perlu kita luruskan:</text:p>
            <text:list xml:id="list4122374441193060755" text:style-name="L117">
              <text:list-item>
                <text:p text:style-name="P260"><text:span text:style-name="Strong_20_Emphasis"><text:span text:style-name="T1">Bentuk Asli Bulan Nggak Berubah:</text:span></text:span><text:span text:style-name="T1"> Bulan itu </text:span><text:span text:style-name="Strong_20_Emphasis"><text:span text:style-name="T1">selalu berbentuk bola</text:span></text:span><text:span text:style-name="T1"> bulat, sama kayak Bumi atau planet lain. Dia nggak benar-benar mengembang atau mengempis! </text:span></text:p>
              </text:list-item>
              <text:list-item>
                <text:p text:style-name="P110"><text:span text:style-name="Strong_20_Emphasis"><text:span text:style-name="T1">Bulan Nggak Punya Cahaya Sendiri:</text:span></text:span><text:span text:style-name="T1"> Kayak cermin raksasa di langit, Bulan cuma </text:span><text:span text:style-name="Strong_20_Emphasis"><text:span text:style-name="T1">memantulkan cahaya yang dia terima dari Matahari</text:span></text:span><text:span text:style-name="T1">. Kalau nggak ada Matahari, Bulan bakal gelap gulita. </text:span></text:p>
              </text:list-item>
            </text:list>
            <text:p text:style-name="P143">Terus, kenapa dong kita lihat bentuknya berubah-ubah?</text:p>
            <text:p text:style-name="Text_20_body"><text:span text:style-name="Strong_20_Emphasis"><text:span text:style-name="T1">Ini Semua Soal Sudut Pandang!</text:span></text:span></text:p>
            <text:p text:style-name="Text_20_body"><text:span text:style-name="T1">Perubahan bentuk Bulan yang kita lihat dari Bumi itu disebut </text:span><text:span text:style-name="Strong_20_Emphasis"><text:span text:style-name="T1">fase-fase Bulan (Moon Phases)</text:span></text:span><text:span text:style-name="T1">. Ini terjadi karena </text:span><text:span text:style-name="Strong_20_Emphasis"><text:span text:style-name="T1">posisi relatif</text:span></text:span><text:span text:style-name="T1"> antara tiga benda langit—</text:span><text:span text:style-name="Strong_20_Emphasis"><text:span text:style-name="T1">Matahari</text:span></text:span><text:span text:style-name="T1"> (sumber cahaya), </text:span><text:span text:style-name="Strong_20_Emphasis"><text:span text:style-name="T1">Bumi</text:span></text:span><text:span text:style-name="T1"> (tempat kita melihat), dan </text:span><text:span text:style-name="Strong_20_Emphasis"><text:span text:style-name="T1">Bulan</text:span></text:span><text:span text:style-name="T1"> (yang mengelilingi Bumi)—itu </text:span><text:span text:style-name="Strong_20_Emphasis"><text:span text:style-name="T1">terus berubah</text:span></text:span><text:span text:style-name="T1"> seiring Bulan menyelesaikan satu putaran orbitnya mengelilingi Bumi. Satu putaran ini butuh waktu sekitar </text:span><text:span text:style-name="Strong_20_Emphasis"><text:span text:style-name="T1">29,5 hari</text:span></text:span><text:span text:style-name="T1">.</text:span></text:p>
            <text:p text:style-name="Text_20_body"><text:span text:style-name="T1">Saat Bulan bergerak mengelilingi Bumi, </text:span><text:span text:style-name="Strong_20_Emphasis"><text:span text:style-name="T1">sudut pandang kita</text:span></text:span><text:span text:style-name="T1"> terhadap </text:span><text:span text:style-name="Strong_20_Emphasis"><text:span text:style-name="T1">sisi </text:span></text:span><text:soft-page-break/><text:span text:style-name="Strong_20_Emphasis"><text:span text:style-name="T1">Bulan yang sedang disinari Matahari</text:span></text:span><text:span text:style-name="T1"> itu ikut berubah. Kadang kita lihat semua sisi terangnya, kadang cuma separonya, kadang cuma sedikit, kadang malah sisi gelapnya yang menghadap kita.</text:span></text:p>
            <text:p text:style-name="Text_20_body"><text:span text:style-name="Strong_20_Emphasis"><text:span text:style-name="T1">Siklus Fase Bulan (Kayak Nonton Bulan Ganti Kostum):</text:span></text:span></text:p>
            <text:p text:style-name="P143">Yuk, kita ikuti perjalanannya selama sebulan:</text:p>
            <text:list xml:id="list1255239812768648421" text:style-name="L118">
              <text:list-item>
                <text:p text:style-name="P261"><text:span text:style-name="Strong_20_Emphasis"><text:span text:style-name="T1">Bulan Baru (New Moon):</text:span></text:span><text:span text:style-name="T1"> </text:span></text:p>
                <text:list>
                  <text:list-item>
                    <text:p text:style-name="P261"><text:span text:style-name="Strong_20_Emphasis"><text:span text:style-name="T1">Posisi:</text:span></text:span><text:span text:style-name="T1"> Bulan ada di antara Matahari dan Bumi. </text:span></text:p>
                  </text:list-item>
                  <text:list-item>
                    <text:p text:style-name="P261"><text:span text:style-name="Strong_20_Emphasis"><text:span text:style-name="T1">Penampakan:</text:span></text:span><text:span text:style-name="T1"> Sisi Bulan yang menghadap Bumi </text:span><text:span text:style-name="Strong_20_Emphasis"><text:span text:style-name="T1">tidak kena sinar Matahari</text:span></text:span><text:span text:style-name="T1"> (gelap). Makanya, Bulan seolah 'hilang' dari langit malam. </text:span></text:p>
                  </text:list-item>
                </text:list>
              </text:list-item>
              <text:list-item>
                <text:p text:style-name="P261"><text:span text:style-name="Strong_20_Emphasis"><text:span text:style-name="T1">Bulan Sabit Awal (Waxing Crescent):</text:span></text:span><text:span text:style-name="T1"> </text:span></text:p>
                <text:list>
                  <text:list-item>
                    <text:p text:style-name="P261"><text:span text:style-name="Strong_20_Emphasis"><text:span text:style-name="T1">Posisi:</text:span></text:span><text:span text:style-name="T1"> Bulan mulai geser sedikit dari posisi Bulan Baru. </text:span></text:p>
                  </text:list-item>
                  <text:list-item>
                    <text:p text:style-name="P261"><text:span text:style-name="Strong_20_Emphasis"><text:span text:style-name="T1">Penampakan:</text:span></text:span><text:span text:style-name="T1"> Kita mulai bisa lihat </text:span><text:span text:style-name="Strong_20_Emphasis"><text:span text:style-name="T1">sabit tipis</text:span></text:span><text:span text:style-name="T1"> di sisi </text:span><text:span text:style-name="Strong_20_Emphasis"><text:span text:style-name="T1">kanan</text:span></text:span><text:span text:style-name="T1"> Bulan yang mulai terkena cahaya Matahari. </text:span><text:span text:style-name="Emphasis"><text:span text:style-name="T1">'Waxing'</text:span></text:span><text:span text:style-name="T1"> artinya bagian terangnya makin besar. </text:span></text:p>
                  </text:list-item>
                </text:list>
              </text:list-item>
              <text:list-item>
                <text:p text:style-name="P261"><text:span text:style-name="Strong_20_Emphasis"><text:span text:style-name="T1">Perbani Awal (First Quarter / Setengah Awal):</text:span></text:span><text:span text:style-name="T1"> </text:span></text:p>
                <text:list>
                  <text:list-item>
                    <text:p text:style-name="P261"><text:span text:style-name="Strong_20_Emphasis"><text:span text:style-name="T1">Posisi:</text:span></text:span><text:span text:style-name="T1"> Bulan membentuk sudut 90 derajat dengan Matahari, dilihat dari Bumi. </text:span></text:p>
                  </text:list-item>
                  <text:list-item>
                    <text:p text:style-name="P261"><text:span text:style-name="Strong_20_Emphasis"><text:span text:style-name="T1">Penampakan:</text:span></text:span><text:span text:style-name="T1"> Kita lihat persis </text:span><text:span text:style-name="Strong_20_Emphasis"><text:span text:style-name="T1">setengah bagian kanan</text:span></text:span><text:span text:style-name="T1"> Bulan terang benderang. </text:span></text:p>
                  </text:list-item>
                </text:list>
              </text:list-item>
              <text:list-item>
                <text:p text:style-name="P261"><text:span text:style-name="Strong_20_Emphasis"><text:span text:style-name="T1">Bulan Cembung Awal (Waxing Gibbous):</text:span></text:span><text:span text:style-name="T1"> </text:span></text:p>
                <text:list>
                  <text:list-item>
                    <text:p text:style-name="P261"><text:span text:style-name="Strong_20_Emphasis"><text:span text:style-name="T1">Posisi:</text:span></text:span><text:span text:style-name="T1"> Bulan terus bergerak. </text:span></text:p>
                  </text:list-item>
                  <text:list-item>
                    <text:p text:style-name="P261"><text:span text:style-name="Strong_20_Emphasis"><text:span text:style-name="T1">Penampakan:</text:span></text:span><text:span text:style-name="T1"> Lebih dari separuh bagian kanan Bulan terlihat terang, bentuknya jadi </text:span><text:span text:style-name="Strong_20_Emphasis"><text:span text:style-name="T1">cembung</text:span></text:span><text:span text:style-name="T1"> atau 'gendut'. </text:span></text:p>
                  </text:list-item>
                </text:list>
              </text:list-item>
              <text:list-item>
                <text:p text:style-name="P261"><text:span text:style-name="Strong_20_Emphasis"><text:span text:style-name="T1">Bulan Purnama (Full Moon):</text:span></text:span><text:span text:style-name="T1"> </text:span></text:p>
                <text:list>
                  <text:list-item>
                    <text:p text:style-name="P261"><text:span text:style-name="Strong_20_Emphasis"><text:span text:style-name="T1">Posisi:</text:span></text:span><text:span text:style-name="T1"> Bumi berada di antara Matahari dan Bulan. </text:span></text:p>
                  </text:list-item>
                  <text:list-item>
                    <text:p text:style-name="P261"><text:span text:style-name="Strong_20_Emphasis"><text:span text:style-name="T1">Penampakan:</text:span></text:span><text:span text:style-name="T1"> Seluruh sisi Bulan yang menghadap Bumi </text:span><text:span text:style-name="Strong_20_Emphasis"><text:span text:style-name="T1">terkena sinar Matahari sepenuhnya</text:span></text:span><text:span text:style-name="T1">. Bulan terlihat </text:span><text:span text:style-name="Strong_20_Emphasis"><text:span text:style-name="T1">bulat penuh</text:span></text:span><text:span text:style-name="T1"> dan paling terang! </text:span></text:p>
                  </text:list-item>
                </text:list>
              </text:list-item>
              <text:list-item>
                <text:p text:style-name="P261"><text:span text:style-name="Strong_20_Emphasis"><text:span text:style-name="T1">Bulan Cembung Akhir (Waning Gibbous):</text:span></text:span><text:span text:style-name="T1"> </text:span></text:p>
                <text:list>
                  <text:list-item>
                    <text:p text:style-name="P261"><text:span text:style-name="Strong_20_Emphasis"><text:span text:style-name="T1">Posisi:</text:span></text:span><text:span text:style-name="T1"> Bulan mulai 'mengejar' Matahari lagi di langit. </text:span></text:p>
                  </text:list-item>
                  <text:list-item>
                    <text:p text:style-name="P261"><text:span text:style-name="Strong_20_Emphasis"><text:span text:style-name="T1">Penampakan:</text:span></text:span><text:span text:style-name="T1"> Bagian terangnya mulai berkurang dari sisi kanan (atau sisi kirinya mulai gelap). Bentuknya masih cembung. </text:span><text:span text:style-name="Emphasis"><text:span text:style-name="T1">'Waning'</text:span></text:span><text:span text:style-name="T1"> artinya bagian terangnya makin kecil. </text:span></text:p>
                  </text:list-item>
                </text:list>
              </text:list-item>
              <text:list-item>
                <text:p text:style-name="P261"><text:span text:style-name="Strong_20_Emphasis"><text:span text:style-name="T1">Perbani Akhir (Third Quarter / Setengah Akhir):</text:span></text:span><text:span text:style-name="T1"> </text:span></text:p>
                <text:list>
                  <text:list-item>
                    <text:p text:style-name="P261"><text:soft-page-break/><text:span text:style-name="Strong_20_Emphasis"><text:span text:style-name="T1">Posisi:</text:span></text:span><text:span text:style-name="T1"> Bulan membentuk sudut 270 derajat dari Matahari. </text:span></text:p>
                  </text:list-item>
                  <text:list-item>
                    <text:p text:style-name="P261"><text:span text:style-name="Strong_20_Emphasis"><text:span text:style-name="T1">Penampakan:</text:span></text:span><text:span text:style-name="T1"> Kita lihat persis </text:span><text:span text:style-name="Strong_20_Emphasis"><text:span text:style-name="T1">setengah bagian kiri</text:span></text:span><text:span text:style-name="T1"> Bulan yang terang. </text:span></text:p>
                  </text:list-item>
                </text:list>
              </text:list-item>
              <text:list-item>
                <text:p text:style-name="P261"><text:span text:style-name="Strong_20_Emphasis"><text:span text:style-name="T1">Bulan Sabit Akhir (Waning Crescent):</text:span></text:span><text:span text:style-name="T1"> </text:span></text:p>
                <text:list>
                  <text:list-item>
                    <text:p text:style-name="P261"><text:span text:style-name="Strong_20_Emphasis"><text:span text:style-name="T1">Posisi:</text:span></text:span><text:span text:style-name="T1"> Bulan makin dekat ke posisi Bulan Baru. </text:span></text:p>
                  </text:list-item>
                  <text:list-item>
                    <text:p text:style-name="P111"><text:span text:style-name="Strong_20_Emphasis"><text:span text:style-name="T1">Penampakan:</text:span></text:span><text:span text:style-name="T1"> Tinggal </text:span><text:span text:style-name="Strong_20_Emphasis"><text:span text:style-name="T1">sabit tipis</text:span></text:span><text:span text:style-name="T1"> di sisi </text:span><text:span text:style-name="Strong_20_Emphasis"><text:span text:style-name="T1">kiri</text:span></text:span><text:span text:style-name="T1"> Bulan yang terlihat, dan makin tipis setiap malam sampai akhirnya kembali ke fase Bulan Baru lagi. </text:span></text:p>
                  </text:list-item>
                </text:list>
              </text:list-item>
            </text:list>
            <text:p text:style-name="P143">Dan siklus ini pun berulang terus setiap bulan! Jadi, perubahan bentuk Bulan itu cuma ilusi optik akibat permainan posisi dan cahaya di angkasa.</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Jadi Pengamat Fase Bulan:</text:span></text:span><text:span text:style-name="T1"> Penasaran lihat siklus ini sendiri? Coba deh setiap malam (kalau cuaca cerah!) selama sebulan ke depan, kamu amati bentuk Bulan dan kalau bisa gambar atau catat perubahannya. Perhatikan deh, bagian yang terang itu selalu 'tumbuh' dari sisi kanan (setelah Bulan Baru) lalu 'menyusut' dari sisi kanan juga (setelah Purnama). Istilah </text:span><text:span text:style-name="Strong_20_Emphasis"><text:span text:style-name="T1">Bulan Sabit</text:span></text:span><text:span text:style-name="T1"> dan </text:span><text:span text:style-name="Strong_20_Emphasis"><text:span text:style-name="T1">Bulan Purnama</text:span></text:span><text:span text:style-name="T1"> juga sering banget kan kita dengar dalam budaya dan bahasa Indonesia!</text:span></text:p>
            <text:p text:style-name="Text_20_body"><text:span text:style-name="Strong_20_Emphasis"><text:span text:style-name="T1">(Prompt Pembuatan Gambar Ilustrasi - Opsional):</text:span></text:span></text:p>
            <text:p text:style-name="P6">"Buat diagram yang jelas. Gambarkan Matahari di sisi kanan yang memancarkan cahaya lurus ke kiri. Gambarkan Bumi di tengah. Gambarkan Bulan di 8 posisi mengelilingi Bumi dalam orbitnya (berlawanan arah jarum jam, mulai dari posisi antara Bumi-Matahari). Untuk setiap posisi Bulan, gambarkan juga lingkaran kecil di sebelahnya yang menunjukkan bagaimana penampakan Bulan dilihat dari Bumi pada posisi tersebut (misal: lingkaran hitam total untuk Bulan Baru, sabit kanan untuk Sabit Awal, setengah kanan untuk Perbani Awal, dst.). Beri label nama fase untuk setiap penampakan."</text:p>
            <text:p text:style-name="P11"/>
            <text:p text:style-name="Text_20_body"><text:soft-page-break/><text:span text:style-name="T1">Rahasia fase Bulan sudah terungkap! Sekarang, apa hubungannya Bulan (dan Matahari) sama pasang surut air laut? Siap? Silakan ketik "</text:span><text:span text:style-name="Strong_20_Emphasis"><text:span text:style-name="T1">YAX</text:span></text:span><text:span text:style-name="T1">" untuk </text:span><text:span text:style-name="Strong_20_Emphasis"><text:span text:style-name="T1">Subbab 10.3: Kenapa ada pasang surut air laut?</text:span></text:span></text:p>
          </text:section>
          <text:section text:style-name="Sect1" text:name="feedback-form-61">
            <text:p text:style-name="P293"/>
          </text:section>
        </text:section>
        <text:section text:style-name="Sect1" text:name="bf146698791543a9">
          <text:p text:style-name="P143"/>
          <text:section text:style-name="Sect1" text:name="user-query-content-62">
            <text:p text:style-name="P313">YAX </text:p>
          </text:section>
          <text:p text:style-name="P293">Tampilkan alur berpikir</text:p>
          <text:section text:style-name="Sect2" text:name="model-response-message-contentr_bf146698791543a9">
            <text:p text:style-name="P143">Oke, mari kita bahas fenomena naik turunnya air laut yang akrab banget buat teman-teman yang tinggal di dekat pantai!</text:p>
            <text:p text:style-name="P11"/>
            <text:p text:style-name="Text_20_body"><text:span text:style-name="Strong_20_Emphasis"><text:span text:style-name="T1">(Jawaban untuk Prompt: Isi Mendalam Subbab 10.3: Kenapa ada pasang surut air laut?)</text:span></text:span></text:p>
            <text:p text:style-name="Text_20_body"><text:span text:style-name="T1">Kalau kamu pernah main ke pantai, pasti pernah lihat kan, kadang air lautnya maju sampai jauh ke daratan (itu namanya </text:span><text:span text:style-name="Strong_20_Emphasis"><text:span text:style-name="T1">pasang naik</text:span></text:span><text:span text:style-name="T1"> atau </text:span><text:span text:style-name="Emphasis"><text:span text:style-name="T1">high tide</text:span></text:span><text:span text:style-name="T1">), tapi beberapa jam kemudian airnya mundur lagi jauh ke tengah laut (itu namanya </text:span><text:span text:style-name="Strong_20_Emphasis"><text:span text:style-name="T1">air surut</text:span></text:span><text:span text:style-name="T1"> atau </text:span><text:span text:style-name="Emphasis"><text:span text:style-name="T1">low tide</text:span></text:span><text:span text:style-name="T1">)? Fenomena naik turunnya permukaan air laut secara berkala ini disebut </text:span><text:span text:style-name="Strong_20_Emphasis"><text:span text:style-name="T1">pasang surut (tides)</text:span></text:span><text:span text:style-name="T1">, dan ini terjadi di seluruh pantai di dunia, termasuk di sepanjang garis pantai Indonesia yang panjang banget ini! Apa sih yang bikin air laut 'joget' naik turun kayak gitu?</text:span></text:p>
            <text:p text:style-name="Text_20_body"><text:span text:style-name="Strong_20_Emphasis"><text:span text:style-name="T1">Bulan: Si 'Pengatur' Utama Pasang Surut</text:span></text:span></text:p>
            <text:p text:style-name="Text_20_body"><text:span text:style-name="T1">Ternyata, 'dalang' utama di balik pasang surut ini adalah 'tetangga' terdekat kita: </text:span><text:span text:style-name="Strong_20_Emphasis"><text:span text:style-name="T1">Bulan!</text:span></text:span><text:span text:style-name="T1"> Lebih tepatnya, </text:span><text:span text:style-name="Strong_20_Emphasis"><text:span text:style-name="T1">gaya gravitasi Bulan</text:span></text:span><text:span text:style-name="T1"> yang bekerja pada Bumi kita.</text:span></text:p>
            <text:p text:style-name="Text_20_body"><text:span text:style-name="T1">Tapi, kok bisa gravitasi Bulan bikin air laut naik turun? Kuncinya ada pada konsep </text:span><text:span text:style-name="Strong_20_Emphasis"><text:span text:style-name="T1">gravitasi diferensial</text:span></text:span><text:span text:style-name="T1">. Gini penjelasannya:</text:span></text:p>
            <text:list xml:id="list891844879730112545" text:style-name="L119">
              <text:list-item>
                <text:p text:style-name="P309">Bulan memang menarik seluruh bagian Bumi dengan gravitasinya. </text:p>
              </text:list-item>
              <text:list-item>
                <text:p text:style-name="P262"><text:span text:style-name="T1">TAPI, karena jaraknya beda-beda, kekuatan tarikan gravitasi Bulan itu </text:span><text:span text:style-name="Strong_20_Emphasis"><text:span text:style-name="T1">nggak sama rata</text:span></text:span><text:span text:style-name="T1"> di semua bagian Bumi. </text:span></text:p>
              </text:list-item>
              <text:list-item>
                <text:p text:style-name="P262"><text:span text:style-name="T1">Sisi Bumi yang </text:span><text:span text:style-name="Strong_20_Emphasis"><text:span text:style-name="T1">paling dekat</text:span></text:span><text:span text:style-name="T1"> dengan Bulan ditarik </text:span><text:span text:style-name="Strong_20_Emphasis"><text:span text:style-name="T1">paling kuat</text:span></text:span><text:span text:style-name="T1">. </text:span></text:p>
              </text:list-item>
              <text:list-item>
                <text:p text:style-name="P309">Pusat Bumi ditarik dengan kekuatan 'sedang'. </text:p>
              </text:list-item>
              <text:list-item>
                <text:p text:style-name="P112"><text:span text:style-name="T1">Sisi Bumi yang </text:span><text:span text:style-name="Strong_20_Emphasis"><text:span text:style-name="T1">paling jauh</text:span></text:span><text:span text:style-name="T1"> dari Bulan ditarik </text:span><text:span text:style-name="Strong_20_Emphasis"><text:span text:style-name="T1">paling lemah</text:span></text:span><text:span text:style-name="T1">. </text:span></text:p>
              </text:list-item>
            </text:list>
            <text:p text:style-name="Text_20_body"><text:span text:style-name="Strong_20_Emphasis"><text:span text:style-name="T1">Akibatnya? Terbentuk Dua 'Tonjolan' Air Laut!</text:span></text:span></text:p>
            <text:p text:style-name="P143"><text:soft-page-break/>Perbedaan kekuatan tarikan ini punya efek unik pada air laut (yang notabene lebih gampang 'bergerak' dibanding daratan):</text:p>
            <text:list xml:id="list2728234060111263222" text:style-name="L120">
              <text:list-item>
                <text:p text:style-name="P263"><text:span text:style-name="Strong_20_Emphasis"><text:span text:style-name="T1">Tonjolan di Sisi Dekat Bulan:</text:span></text:span><text:span text:style-name="T1"> Air laut di sisi Bumi yang lagi menghadap Bulan 'ditarik' paling kuat ke arah Bulan. Akibatnya, air laut di sisi ini jadi sedikit 'menggembung' atau menonjol ke arah Bulan. Ini </text:span><text:span text:style-name="Strong_20_Emphasis"><text:span text:style-name="T1">tonjolan pasang tinggi (high tide bulge)</text:span></text:span><text:span text:style-name="T1"> yang pertama. </text:span></text:p>
              </text:list-item>
              <text:list-item>
                <text:p text:style-name="P263"><text:span text:style-name="Strong_20_Emphasis"><text:span text:style-name="T1">Tonjolan di Sisi Jauh Bulan:</text:span></text:span><text:span text:style-name="T1"> Nah, uniknya, di sisi Bumi yang berlawanan (yang paling jauh dari Bulan), juga terjadi tonjolan pasang tinggi! Kenapa? Karena di sisi ini, tarikan gravitasi Bulan ke </text:span><text:span text:style-name="Emphasis"><text:span text:style-name="T1">daratan</text:span></text:span><text:span text:style-name="T1"> Bumi (yang lebih dekat ke Bulan daripada air laut di sisi jauh) itu lebih kuat daripada tarikannya ke air laut di sana. Akibatnya, Bumi seolah 'ditarik menjauh' dari air laut di sisi jauh itu, bikin air lautnya 'tertinggal' dan ikut menggembung juga. Ini </text:span><text:span text:style-name="Strong_20_Emphasis"><text:span text:style-name="T1">tonjolan pasang tinggi</text:span></text:span><text:span text:style-name="T1"> yang kedua. </text:span></text:p>
              </text:list-item>
              <text:list-item>
                <text:p text:style-name="P113"><text:span text:style-name="Strong_20_Emphasis"><text:span text:style-name="T1">Air Surut di Samping:</text:span></text:span><text:span text:style-name="T1"> Karena air laut 'lari' ke arah dua tonjolan tadi, maka di area Bumi yang berada di samping (membentuk sudut 90 derajat dari garis Bumi-Bulan), permukaan air lautnya jadi lebih rendah. Inilah area </text:span><text:span text:style-name="Strong_20_Emphasis"><text:span text:style-name="T1">air surut (low tide)</text:span></text:span><text:span text:style-name="T1">. </text:span></text:p>
              </text:list-item>
            </text:list>
            <text:p text:style-name="Text_20_body"><text:span text:style-name="Strong_20_Emphasis"><text:span text:style-name="T1">Bumi Berputar, Pantai Melewati Tonjolan:</text:span></text:span><text:span text:style-name="T1"> Bumi kita kan terus berputar pada porosnya setiap hari. Akibat putaran ini, setiap lokasi di pantai akan secara bergantian </text:span><text:span text:style-name="Strong_20_Emphasis"><text:span text:style-name="T1">melewati kedua tonjolan pasang tinggi dan kedua area air surut</text:span></text:span><text:span text:style-name="T1"> tersebut. Makanya, di sebagian besar tempat, kita mengalami </text:span><text:span text:style-name="Strong_20_Emphasis"><text:span text:style-name="T1">dua kali pasang naik dan dua kali air surut</text:span></text:span><text:span text:style-name="T1"> dalam periode sekitar 24 jam 50 menit (kenapa lebih dari 24 jam? Karena Bulan juga bergerak sedikit dalam orbitnya mengelilingi Bumi setiap hari).</text:span></text:p>
            <text:p text:style-name="Text_20_body"><text:span text:style-name="Strong_20_Emphasis"><text:span text:style-name="T1">Matahari Juga Ikut Andil (Tapi Nggak Sekuat Bulan):</text:span></text:span><text:span text:style-name="T1"> Matahari, dengan gravitasinya yang juga besar, ikut mempengaruhi pasang surut. Tapi karena jaraknya jauuuh lebih jauh dari Bumi dibanding Bulan, pengaruh gravitasi Matahari ke pasang surut itu </text:span><text:span text:style-name="Strong_20_Emphasis"><text:span text:style-name="T1">lebih kecil</text:span></text:span><text:span text:style-name="T1">, kira-kira cuma setengah dari pengaruh Bulan.</text:span></text:p>
            <text:p text:style-name="P143">Pengaruh Matahari ini jadi penting pas posisinya lagi 'spesial' relatif terhadap Bumi dan Bulan:</text:p>
            <text:list xml:id="list6783313869165016575" text:style-name="L121">
              <text:list-item>
                <text:p text:style-name="P264"><text:span text:style-name="Strong_20_Emphasis"><text:span text:style-name="T1">Pasang Perbani (Spring Tides):</text:span></text:span><text:span text:style-name="T1"> Saat Matahari, Bumi, dan Bulan lagi </text:span><text:span text:style-name="Strong_20_Emphasis"><text:span text:style-name="T1">segaris</text:span></text:span><text:span text:style-name="T1"> (pas fase Bulan Baru atau Bulan Purnama), tarikan gravitasi </text:span><text:soft-page-break/><text:span text:style-name="T1">Matahari dan Bulan jadi </text:span><text:span text:style-name="Strong_20_Emphasis"><text:span text:style-name="T1">searah</text:span></text:span><text:span text:style-name="T1"> dan saling menguatkan. Hasilnya? Pasang naik jadi </text:span><text:span text:style-name="Strong_20_Emphasis"><text:span text:style-name="T1">sangat tinggi</text:span></text:span><text:span text:style-name="T1">, dan air surut jadi </text:span><text:span text:style-name="Strong_20_Emphasis"><text:span text:style-name="T1">sangat rendah</text:span></text:span><text:span text:style-name="T1">. Pasang surutnya jadi paling ekstrem! </text:span></text:p>
              </text:list-item>
              <text:list-item>
                <text:p text:style-name="P114"><text:span text:style-name="Strong_20_Emphasis"><text:span text:style-name="T1">Pasang Mati (Neap Tides):</text:span></text:span><text:span text:style-name="T1"> Saat Matahari, Bumi, dan Bulan membentuk </text:span><text:span text:style-name="Strong_20_Emphasis"><text:span text:style-name="T1">sudut 90 derajat</text:span></text:span><text:span text:style-name="T1"> (pas fase Perbani Awal atau Perbani Akhir), tarikan gravitasi Matahari dan Bulan jadi </text:span><text:span text:style-name="Strong_20_Emphasis"><text:span text:style-name="T1">saling tegak lurus</text:span></text:span><text:span text:style-name="T1"> dan efeknya saling mengurangi. Hasilnya? Pasang naik jadi </text:span><text:span text:style-name="Strong_20_Emphasis"><text:span text:style-name="T1">tidak terlalu tinggi</text:span></text:span><text:span text:style-name="T1">, dan air surut jadi </text:span><text:span text:style-name="Strong_20_Emphasis"><text:span text:style-name="T1">tidak terlalu rendah</text:span></text:span><text:span text:style-name="T1">. Perbedaan pasang surutnya jadi paling kecil. </text:span></text:p>
              </text:list-item>
            </text:list>
            <text:p text:style-name="P143">Jadi, pasang surut itu adalah tarian gravitasi yang indah antara Bumi, Bulan, dan Matahari!</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Pasang Surut Lokal di Indonesia:</text:span></text:span><text:span text:style-name="T1"> Meskipun penyebabnya sama (gravitasi Bulan &amp; Matahari), ketinggian pasang surut (beda antara pasang tertinggi dan surut terendah) itu bisa </text:span><text:span text:style-name="Strong_20_Emphasis"><text:span text:style-name="T1">beda-beda banget</text:span></text:span><text:span text:style-name="T1"> di tiap pantai di Indonesia (saat ini Senin, 7 April 2025, jam 10:29 malam WIB, mungkin di pantai dekatmu sedang pasang atau surut?). Faktor seperti </text:span><text:span text:style-name="Strong_20_Emphasis"><text:span text:style-name="T1">bentuk garis pantai, kedalaman laut, dan adanya teluk atau selat</text:span></text:span><text:span text:style-name="T1"> itu sangat mempengaruhi seberapa tinggi air bisa naik atau turun di lokasi tertentu. Ada tempat yang pasang surutnya dramatis banget, ada juga yang lebih kalem.</text:span></text:p>
            <text:p text:style-name="Text_20_body"><text:span text:style-name="Strong_20_Emphasis"><text:span text:style-name="T1">(Prompt Pembuatan Gambar Ilustrasi - Opsional):</text:span></text:span></text:p>
            <text:p text:style-name="P6">"Buat diagram utama: Gambarkan Bumi di tengah, dikelilingi lapisan air laut (biru). Gambarkan Bulan di sebelah kanan Bumi. Tunjukkan dua tonjolan air laut (bulges) yang jelas mengarah ke Bulan (kanan) dan menjauhi Bulan (kiri). Tunjukkan area air surut di bagian atas dan bawah Bumi. Beri label 'Pasang Tinggi' pada tonjolan dan 'Air Surut' di antaranya. Buat dua diagram kecil tambahan: Diagram A (Spring Tide): Matahari - Bumi - Bulan segaris, tonjolan air digambar lebih besar/ekstrem. Diagram B (Neap Tide): Matahari di atas, Bumi di tengah, Bulan di kanan <text:soft-page-break/>(membentuk sudut 90 derajat), tonjolan air digambar lebih kecil/kurang ekstrem."</text:p>
            <text:p text:style-name="P11"/>
            <text:p text:style-name="Text_20_body"><text:span text:style-name="T1">Fenomena pasang surut sudah kita pahami. Tinggal satu lagi nih di Bab 10: 'kasus' Pluto yang kontroversial! Siap? Silakan ketik "</text:span><text:span text:style-name="Strong_20_Emphasis"><text:span text:style-name="T1">YAX</text:span></text:span><text:span text:style-name="T1">" untuk </text:span><text:span text:style-name="Strong_20_Emphasis"><text:span text:style-name="T1">Subbab 10.4: Kenapa Pluto tidak dianggap planet lagi?</text:span></text:span></text:p>
          </text:section>
          <text:section text:style-name="Sect1" text:name="feedback-form-62">
            <text:p text:style-name="P293"/>
          </text:section>
        </text:section>
        <text:section text:style-name="Sect1" text:name="f569fd902d34d822">
          <text:p text:style-name="P143"/>
          <text:section text:style-name="Sect1" text:name="user-query-content-63">
            <text:p text:style-name="P313">YAX </text:p>
          </text:section>
          <text:p text:style-name="P293">Tampilkan alur berpikir</text:p>
          <text:section text:style-name="Sect2" text:name="model-response-message-contentr_f569fd902d34d822">
            <text:p text:style-name="P143">Oke, mari kita bahas 'kasus' yang sempat bikin heboh dunia per-astronomi-an: nasib Pluto!</text:p>
            <text:p text:style-name="P11"/>
            <text:p text:style-name="Text_20_body"><text:span text:style-name="Strong_20_Emphasis"><text:span text:style-name="T1">(Jawaban untuk Prompt: Isi Mendalam Subbab 10.4: Kenapa Pluto tidak dianggap planet lagi?)</text:span></text:span></text:p>
            <text:p text:style-name="P143">Buat kamu yang belajar Tata Surya sebelum tahun 2006, pasti kenal Pluto sebagai planet ke-9 yang paling jauh, kecil, dan dingin, kan? Tapi, kalau kamu buka buku pelajaran sains atau ensiklopedia terbaru (termasuk per malam ini, Senin 7 April 2025!), Pluto udah nggak masuk daftar planet utama lagi. Lho, kok bisa 'turun pangkat'? Apa Pluto tiba-tiba pindah atau berubah?</text:p>
            <text:p text:style-name="Text_20_body"><text:span text:style-name="T1">Jawabannya: Pluto nggak ke mana-mana dan nggak berubah kok! Yang berubah adalah </text:span><text:span text:style-name="Strong_20_Emphasis"><text:span text:style-name="T1">definisi 'planet'</text:span></text:span><text:span text:style-name="T1"> itu sendiri.</text:span></text:p>
            <text:p text:style-name="Text_20_body"><text:span text:style-name="Strong_20_Emphasis"><text:span text:style-name="T1">Kenapa Perlu Definisi Baru?</text:span></text:span></text:p>
            <text:p text:style-name="Text_20_body"><text:span text:style-name="T1">Jadi ceritanya gini: Sejak Pluto ditemukan tahun 1930, para astronom terus mengembangkan teleskop yang makin canggih. Dengan teleskop ini, mereka mulai menemukan </text:span><text:span text:style-name="Strong_20_Emphasis"><text:span text:style-name="T1">banyak objek lain</text:span></text:span><text:span text:style-name="T1"> di wilayah Tata Surya bagian luar, tempat Pluto berada (yang sekarang dikenal sebagai </text:span><text:span text:style-name="Strong_20_Emphasis"><text:span text:style-name="T1">Sabuk Kuiper</text:span></text:span><text:span text:style-name="T1">). Beberapa objek ini ukurannya ternyata </text:span><text:span text:style-name="Strong_20_Emphasis"><text:span text:style-name="T1">mirip banget sama Pluto</text:span></text:span><text:span text:style-name="T1">, bahkan ada satu (namanya </text:span><text:span text:style-name="Strong_20_Emphasis"><text:span text:style-name="T1">Eris</text:span></text:span><text:span text:style-name="T1">) yang sempat dikira lebih besar dari Pluto!</text:span></text:p>
            <text:p text:style-name="Text_20_body"><text:span text:style-name="T1">Penemuan-penemuan ini bikin para astronom bingung: kalau Pluto itu </text:span><text:soft-page-break/><text:span text:style-name="T1">planet, apakah Eris dan objek-objek besar lainnya ini juga harus disebut planet? Kalau iya, jumlah planet di Tata Surya kita bisa jadi belasan atau puluhan! Nah, biar ada aturan yang jelas, </text:span><text:span text:style-name="Strong_20_Emphasis"><text:span text:style-name="T1">Persatuan Astronomi Internasional (International Astronomical Union - IAU)</text:span></text:span><text:span text:style-name="T1">, badan resmi yang ngurusin nama dan klasifikasi benda langit, akhirnya pada tahun </text:span><text:span text:style-name="Strong_20_Emphasis"><text:span text:style-name="T1">2006</text:span></text:span><text:span text:style-name="T1"> mengadakan pertemuan dan menetapkan </text:span><text:span text:style-name="Strong_20_Emphasis"><text:span text:style-name="T1">definisi resmi pertama</text:span></text:span><text:span text:style-name="T1"> tentang apa itu 'planet' di Tata Surya kita.</text:span></text:p>
            <text:p text:style-name="Text_20_body"><text:span text:style-name="Strong_20_Emphasis"><text:span text:style-name="T1">Tiga Syarat Jadi Planet (Versi IAU 2006):</text:span></text:span></text:p>
            <text:p text:style-name="Text_20_body"><text:span text:style-name="T1">Menurut IAU, sebuah benda langit bisa disebut planet kalau memenuhi </text:span><text:span text:style-name="Strong_20_Emphasis"><text:span text:style-name="T1">TIGA syarat</text:span></text:span><text:span text:style-name="T1"> ini:</text:span></text:p>
            <text:list xml:id="list5252855891530090253" text:style-name="L122">
              <text:list-item>
                <text:p text:style-name="P265"><text:span text:style-name="Strong_20_Emphasis"><text:span text:style-name="T1">Harus mengorbit Matahari secara langsung.</text:span></text:span><text:span text:style-name="T1"> (Nggak boleh ngorbit planet lain, kayak Bulan ngorbit Bumi). </text:span></text:p>
                <text:list>
                  <text:list-item>
                    <text:p text:style-name="P265"><text:span text:style-name="Emphasis"><text:span text:style-name="T1">Pluto gimana?</text:span></text:span><text:span text:style-name="T1"> </text:span><text:span text:style-name="Strong_20_Emphasis"><text:span text:style-name="T1">LOLOS!</text:span></text:span><text:span text:style-name="T1"> ✔️ Pluto jelas mengorbit Matahari. </text:span></text:p>
                  </text:list-item>
                </text:list>
              </text:list-item>
              <text:list-item>
                <text:p text:style-name="P265"><text:span text:style-name="Strong_20_Emphasis"><text:span text:style-name="T1">Harus punya massa yang cukup besar sehingga gaya gravitasinya bisa bikin bentuknya jadi (hampir) bulat.</text:span></text:span><text:span text:style-name="T1"> (Ini disebut mencapai </text:span><text:span text:style-name="Emphasis"><text:span text:style-name="T1">kesetimbangan hidrostatik</text:span></text:span><text:span text:style-name="T1">). </text:span></text:p>
                <text:list>
                  <text:list-item>
                    <text:p text:style-name="P265"><text:span text:style-name="Emphasis"><text:span text:style-name="T1">Pluto gimana?</text:span></text:span><text:span text:style-name="T1"> </text:span><text:span text:style-name="Strong_20_Emphasis"><text:span text:style-name="T1">LOLOS!</text:span></text:span><text:span text:style-name="T1"> ✔️ Pluto itu bentuknya bulat. </text:span></text:p>
                  </text:list-item>
                </text:list>
              </text:list-item>
              <text:list-item>
                <text:p text:style-name="P265"><text:span text:style-name="Strong_20_Emphasis"><text:span text:style-name="T1">Harus sudah 'membersihkan lingkungan' di sekitar jalur orbitnya (</text:span></text:span><text:span text:style-name="Strong_20_Emphasis"><text:span text:style-name="Emphasis"><text:span text:style-name="T1">cleared the neighborhood</text:span></text:span></text:span><text:span text:style-name="Strong_20_Emphasis"><text:span text:style-name="T1">).</text:span></text:span><text:span text:style-name="T1"> Nah, ini syarat yang paling 'berat'! Artinya, si planet ini harus jadi </text:span><text:span text:style-name="Strong_20_Emphasis"><text:span text:style-name="T1">objek yang paling dominan</text:span></text:span><text:span text:style-name="T1"> secara gravitasi di jalur orbitnya. Dia nggak boleh 'berbagi jalan' sama banyak objek lain yang ukurannya sebanding. Dia harus udah 'menyapu bersih' sebagian besar objek lain di lintasannya (entah menariknya jadi bulannya, atau melontarkannya ke tempat lain). </text:span></text:p>
                <text:list>
                  <text:list-item>
                    <text:p text:style-name="P115"><text:span text:style-name="Emphasis"><text:span text:style-name="T1">Pluto gimana?</text:span></text:span><text:span text:style-name="T1"> </text:span><text:span text:style-name="Strong_20_Emphasis"><text:span text:style-name="T1">NAH, INI DIA... GAGAL!</text:span></text:span><text:span text:style-name="T1"> ❌ Kenapa? Karena Pluto itu 'tinggal' di Sabuk Kuiper yang super 'ramai'. Orbitnya masih penuh sama ribuan objek es lainnya, termasuk yang ukurannya lumayan besar. Pluto belum jadi 'penguasa' di jalurnya sendiri. </text:span></text:p>
                  </text:list-item>
                </text:list>
              </text:list-item>
            </text:list>
            <text:p text:style-name="Text_20_body"><text:span text:style-name="Strong_20_Emphasis"><text:span text:style-name="T1">Jadi, Pluto Sekarang Apa Dong? Planet Kerdil!</text:span></text:span></text:p>
            <text:p text:style-name="Text_20_body"><text:span text:style-name="T1">Karena Pluto (dan objek lain kayak Eris) cuma memenuhi dua dari tiga syarat, IAU memutuskan untuk membuat kategori baru buat mereka, yaitu </text:span><text:span text:style-name="Strong_20_Emphasis"><text:span text:style-name="T1">Planet Kerdil (Dwarf Planet)</text:span></text:span><text:span text:style-name="T1">. Jadi, Pluto nggak 'dikeluarin' dari Tata Surya, statusnya aja yang direklasifikasi.</text:span></text:p>
            <text:p text:style-name="Text_20_body"><text:soft-page-break/><text:span text:style-name="T1">Penting banget buat diingat: status baru ini </text:span><text:span text:style-name="Strong_20_Emphasis"><text:span text:style-name="T1">sama sekali nggak mengurangi betapa menarik dan pentingnya Pluto</text:span></text:span><text:span text:style-name="T1"> buat dipelajari! Misi New Horizons dari NASA yang terbang melewati Pluto tahun 2015 menunjukkan kalau Pluto itu dunia yang super kompleks dengan gunung es, dataran nitrogen beku, dan bahkan mungkin samudra di bawah permukaannya! Perubahan status ini murni soal </text:span><text:span text:style-name="Strong_20_Emphasis"><text:span text:style-name="T1">membuat definisi ilmiah yang lebih jelas dan konsisten</text:span></text:span><text:span text:style-name="T1"> seiring dengan makin banyaknya penemuan baru di Tata Surya kita.</text:span></text:p>
            <text:p text:style-name="P143">Selain Pluto dan Eris, planet kerdil lain yang diakui IAU saat ini adalah Ceres (di Sabuk Asteroid), Makemake, dan Haumea (keduanya juga di Sabuk Kuiper).</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Sains Itu Dinamis:</text:span></text:span><text:span text:style-name="T1"> Kasus Pluto ini contoh bagus kalau </text:span><text:span text:style-name="Strong_20_Emphasis"><text:span text:style-name="T1">sains itu nggak statis</text:span></text:span><text:span text:style-name="T1">, tapi terus berkembang seiring penemuan baru dan pemahaman kita yang makin dalam. Definisi dan klasifikasi bisa berubah lho kalau ada bukti atau alasan kuat yang mendukungnya. Jadi, jangan kaget kalau di masa depan mungkin ada penyesuaian lagi! Debat soal status Pluto ini juga masih suka muncul di kalangan ilmuwan dan publik, menunjukkan betapa menariknya proses ilmiah itu.</text:span></text:p>
            <text:p text:style-name="Text_20_body"><text:span text:style-name="Strong_20_Emphasis"><text:span text:style-name="T1">(Prompt Pembuatan Gambar Ilustrasi - Opsional):</text:span></text:span></text:p>
            <text:p text:style-name="P6">"Gambarkan orbit-orbit planet dalam Tata Surya (minimal sampai Neptunus). Di luar orbit Neptunus, gambarkan area Sabuk Kuiper sebagai cincin yang ramai berisi banyak titik-titik kecil (objek es). Gambarkan orbit Pluto yang agak lonjong dan miring, memotong sebagian area Sabuk Kuiper ini. Beri label 'Sabuk Kuiper'. Di sampingnya, buat 'Checklist Definisi Planet IAU': 1. Orbit Matahari? [✔️], 2. Bentuk Bulat? [✔️], 3. Bersihkan Orbit? [❌]. Di bawah checklist, beri label besar 'Pluto = Planet Kerdil'."</text:p>
            <text:p text:style-name="P11"/>
            <text:p text:style-name="Text_20_body"><text:span text:style-name="T1">Bab 10 tentang Tata Surya kita selesai! Kita sudah bahas gravitasi, fase </text:span><text:soft-page-break/><text:span text:style-name="T1">Bulan, pasang surut, dan status Pluto. Siap untuk melangkah lebih jauh lagi ke objek-objek kosmik yang lebih bikin penasaran di Bab 11? Silakan ketik "</text:span><text:span text:style-name="Strong_20_Emphasis"><text:span text:style-name="T1">YAX</text:span></text:span><text:span text:style-name="T1">".</text:span></text:p>
          </text:section>
          <text:section text:style-name="Sect1" text:name="feedback-form-63">
            <text:p text:style-name="P293"/>
          </text:section>
        </text:section>
        <text:section text:style-name="Sect1" text:name="2b8465e9fd39d7c4">
          <text:p text:style-name="P143"/>
          <text:section text:style-name="Sect1" text:name="user-query-content-64">
            <text:p text:style-name="P313">YAX </text:p>
          </text:section>
          <text:p text:style-name="P293">Tampilkan alur berpikir</text:p>
          <text:section text:style-name="Sect2" text:name="model-response-message-contentr_2b8465e9fd39d7c4">
            <text:p text:style-name="Text_20_body"><text:span text:style-name="T1">Baiklah! Sabuk pengaman imajinasimu sudah kencang? Setelah 'jalan-jalan santai' di komplek Tata Surya kita, sekarang saatnya kita tancap gas, melesat lebih jauuuh lagi menembus ruang dan waktu, buat ketemu sama beberapa 'penghuni' dan fenomena alam semesta yang paling </text:span><text:span text:style-name="Strong_20_Emphasis"><text:span text:style-name="T1">ekstrem, paling misterius, dan paling bikin kita bilang, "Hah?! Kok bisa gitu?!"</text:span></text:span><text:span text:style-name="T1"> Selamat datang di Bab 11!</text:span></text:p>
            <text:p text:style-name="P11"/>
            <text:p text:style-name="Text_20_body"><text:span text:style-name="Strong_20_Emphasis"><text:span text:style-name="T1">(Jawaban untuk Prompt: Pengantar Bab 11: Objek Kosmik yang Bikin Penasaran)</text:span></text:span></text:p>
            <text:p text:style-name="P143">Kalau Tata Surya itu ibarat rumah dan halaman kita, maka alam semesta di luarnya itu kayak kota metropolitan super luas yang penuh gedung pencakar langit aneh, gang-gang gelap misterius, dan kejadian-kejadian tak terduga! Di bab ini, kita nggak akan bahas planet biasa atau bulan yang kalem lagi. Kita bakal fokus ke beberapa 'atraksi' kosmik paling heboh yang sering banget muncul di film fiksi ilmiah, tapi ternyata beneran ada (atau setidaknya, teori ilmiah terbaik kita bilang begitu!):</text:p>
            <text:list xml:id="list6109012887455418594" text:style-name="L123">
              <text:list-item>
                <text:p text:style-name="P266"><text:span text:style-name="Strong_20_Emphasis"><text:span text:style-name="T1">Si 'Monster' Gravitasi Pemakan Cahaya:</text:span></text:span><text:span text:style-name="T1"> Apa sih sebenarnya </text:span><text:span text:style-name="Strong_20_Emphasis"><text:span text:style-name="T1">lubang hitam (black hole)</text:span></text:span><text:span text:style-name="T1"> itu? Kenapa dia bisa ada, dan apa jadinya kalau (amit-amit!) kita kesedot ke dalamnya? </text:span></text:p>
              </text:list-item>
              <text:list-item>
                <text:p text:style-name="P266"><text:span text:style-name="Strong_20_Emphasis"><text:span text:style-name="T1">Kilatan Cahaya Misterius di Langit Malam:</text:span></text:span><text:span text:style-name="T1"> Kenapa ada </text:span><text:span text:style-name="Strong_20_Emphasis"><text:span text:style-name="T1">"bintang jatuh" (meteor)</text:span></text:span><text:span text:style-name="T1"> yang melesat cepat? Itu beneran bintang yang jatuh, atau apa? Dari mana datangnya? (Pas banget nih dibahas malam-malam gini, Senin 7 April 2025 jam 10:31 malam WIB!) </text:span></text:p>
              </text:list-item>
              <text:list-item>
                <text:p text:style-name="P266"><text:span text:style-name="Strong_20_Emphasis"><text:span text:style-name="T1">Nama 'Rumah' Galaksi Kita:</text:span></text:span><text:span text:style-name="T1"> Kita tinggal di galaksi </text:span><text:span text:style-name="Strong_20_Emphasis"><text:span text:style-name="T1">Bima Sakti (Milky Way)</text:span></text:span><text:span text:style-name="T1">. Tapi kenapa namanya gitu ya? Ada cerita apa di baliknya? </text:span></text:p>
              </text:list-item>
              <text:list-item>
                <text:p text:style-name="P116"><text:soft-page-break/><text:span text:style-name="Strong_20_Emphasis"><text:span text:style-name="T1">Seberapa Besar Sih Jagat Raya Ini?</text:span></text:span><text:span text:style-name="T1"> Kita sering dengar alam semesta itu luas banget. Tapi </text:span><text:span text:style-name="Strong_20_Emphasis"><text:span text:style-name="T1">seberapa luas</text:span></text:span><text:span text:style-name="T1"> tepatnya? Gimana cara kita ngebayangin sesuatu yang ukurannya mungkin nggak terbatas? </text:span></text:p>
              </text:list-item>
            </text:list>
            <text:p text:style-name="P143">Siapkan otakmu buat sedikit 'terpelintir' ya, karena kita akan membahas konsep-konsep yang luar biasa besar, luar biasa kuat, dan luar biasa aneh. Ayo kita mulai petualangan ke sisi paling bikin penasaran dari alam semesta!</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Kenapa Belajar Hal 'Aneh' Itu Penting:</text:span></text:span><text:span text:style-name="T1"> Mungkin kamu mikir, "Ngapain sih belajar lubang hitam atau ukuran alam semesta, kan jauh banget?". Ternyata, mempelajari hal-hal ekstrem kayak gini bantu para ilmuwan buat </text:span><text:span text:style-name="Strong_20_Emphasis"><text:span text:style-name="T1">menguji batas hukum fisika</text:span></text:span><text:span text:style-name="T1"> yang kita kenal, lho! Selain itu, ini juga bantu kita lebih paham </text:span><text:span text:style-name="Strong_20_Emphasis"><text:span text:style-name="T1">asal-usul kita sendiri</text:span></text:span><text:span text:style-name="T1"> dan tempat kita di alam semesta yang maha luas ini. Jadi, ini bukan cuma soal 'aneh', tapi juga soal pemahaman mendasar!</text:span></text:p>
            <text:p text:style-name="Text_20_body"><text:span text:style-name="Strong_20_Emphasis"><text:span text:style-name="T1">(Kutipan Relevan - Opsional):</text:span></text:span></text:p>
            <text:p text:style-name="Quotations"><text:span text:style-name="Emphasis"><text:span text:style-name="T1">"Alam semesta tidak hanya lebih aneh dari yang kita bayangkan, ia lebih aneh dari yang bisa kita bayangkan."</text:span></text:span><text:span text:style-name="T1"> - J.B.S. Haldane (sering juga dikaitkan dengan Arthur Eddington) (Adaptasi: </text:span><text:span text:style-name="Emphasis"><text:span text:style-name="T1">"Kata para ilmuwan, alam semesta itu nggak cuma lebih aneh dari dugaan kita, tapi bahkan lebih aneh dari yang sanggup kita bayangkan! Siap-siap ya!"</text:span></text:span><text:span text:style-name="T1">)</text:span></text:p>
            <text:p text:style-name="Text_20_body"><text:span text:style-name="Strong_20_Emphasis"><text:span text:style-name="T1">(Prompt Pembuatan Gambar Ilustrasi - Opsional):</text:span></text:span></text:p>
            <text:p text:style-name="P6">"Buat ilustrasi pembuka bab yang dramatis dan misterius. Mungkin di tengah ada gambar lubang hitam yang menyedot materi di sekitarnya. Di sudut atas ada meteor terang melesat melintasi langit berbintang. Di sudut lain ada siluet indah galaksi Bima Sakti. Dan di bagian bawah ada gambar teleskop yang mengarah ke hamparan gelap tak berujung dengan banyak tanda tanya besar melayang."</text:p>
            <text:p text:style-name="P11"><text:soft-page-break/></text:p>
            <text:p text:style-name="Text_20_body"><text:span text:style-name="T1">Pengantar Bab 11 selesai. Kita mulai dengan objek paling misterius dan 'menakutkan': lubang hitam! Siap? Silakan ketik "</text:span><text:span text:style-name="Strong_20_Emphasis"><text:span text:style-name="T1">YAX</text:span></text:span><text:span text:style-name="T1">" untuk </text:span><text:span text:style-name="Strong_20_Emphasis"><text:span text:style-name="T1">Subbab 11.1: Kenapa ada lubang hitam (Black Hole)? Apa yang terjadi jika kita masuk ke dalamnya?</text:span></text:span></text:p>
          </text:section>
          <text:section text:style-name="Sect1" text:name="feedback-form-64">
            <text:p text:style-name="P293"/>
          </text:section>
        </text:section>
        <text:section text:style-name="Sect1" text:name="f54f585fb94162a3">
          <text:p text:style-name="P143"/>
          <text:section text:style-name="Sect1" text:name="user-query-content-65">
            <text:p text:style-name="P313">YAX </text:p>
          </text:section>
          <text:p text:style-name="P293">Tampilkan alur berpikir</text:p>
          <text:section text:style-name="Sect2" text:name="model-response-message-contentr_f54f585fb94162a3">
            <text:p text:style-name="P143">Oke, selamat pagi! (Selasa, 8 April 2025 jam 5:55 pagi WIB di Medan nih!). Mari kita mulai hari dengan membahas objek paling misterius dan punya reputasi paling 'seram' di alam semesta: Lubang Hitam!</text:p>
            <text:p text:style-name="P11"/>
            <text:p text:style-name="Text_20_body"><text:span text:style-name="Strong_20_Emphasis"><text:span text:style-name="T1">(Jawaban untuk Prompt: Isi Mendalam Subbab 11.1: Kenapa ada lubang hitam (Black Hole)? Apa yang terjadi jika kita masuk ke dalamnya?)</text:span></text:span></text:p>
            <text:p text:style-name="Text_20_body"><text:span text:style-name="T1">Dengar namanya aja udah bikin merinding ya? </text:span><text:span text:style-name="Strong_20_Emphasis"><text:span text:style-name="T1">Lubang Hitam (Black Hole)</text:span></text:span><text:span text:style-name="T1">. Tapi, penting banget nih buat diluruskan: lubang hitam itu </text:span><text:span text:style-name="Strong_20_Emphasis"><text:span text:style-name="T1">bukan lubang kosong</text:span></text:span><text:span text:style-name="T1"> di angkasa. Justru sebaliknya! Dia adalah area di mana </text:span><text:span text:style-name="Strong_20_Emphasis"><text:span text:style-name="T1">materi (zat) dipadatkan dengan sangat-sangat ekstrem</text:span></text:span><text:span text:style-name="T1"> ke dalam ruang yang super kecil, sampai-sampai </text:span><text:span text:style-name="Strong_20_Emphasis"><text:span text:style-name="T1">gaya gravitasinya jadi luar biasa kuat</text:span></text:span><text:span text:style-name="T1">, bahkan cahaya pun nggak bisa lolos darinya! Kayak 'monster' gravitasi sejati.</text:span></text:p>
            <text:p text:style-name="Text_20_body"><text:span text:style-name="Strong_20_Emphasis"><text:span text:style-name="T1">Kenapa Bisa Ada 'Monster' Ini? (Pembentukan Lubang Hitam Bintang)</text:span></text:span></text:p>
            <text:p text:style-name="Text_20_body"><text:span text:style-name="T1">Lubang hitam paling 'umum' (yang kita tahu cara terbentuknya) adalah </text:span><text:span text:style-name="Strong_20_Emphasis"><text:span text:style-name="T1">lubang hitam bintang (stellar black hole)</text:span></text:span><text:span text:style-name="T1">. Ini adalah 'kuburan' dari </text:span><text:span text:style-name="Strong_20_Emphasis"><text:span text:style-name="T1">bintang-bintang yang ukurannya super masif</text:span></text:span><text:span text:style-name="T1"> (jauh lebih besar dari Matahari kita, mungkin puluhan kali lipatnya!). Begini proses 'kelahirannya':</text:span></text:p>
            <text:list xml:id="list8144918674929894595" text:style-name="L124">
              <text:list-item>
                <text:p text:style-name="P267"><text:span text:style-name="Strong_20_Emphasis"><text:span text:style-name="T1">Bintang Raksasa Kehabisan Bensin:</text:span></text:span><text:span text:style-name="T1"> Sama kayak bintang biasa (ingat Bab 9.4?), bintang masif ini 'hidup' dari reaksi nuklir fusi di intinya. Tapi, bahan bakarnya (hidrogen, helium, dst.) nggak abadi. </text:span></text:p>
              </text:list-item>
              <text:list-item>
                <text:p text:style-name="P267"><text:span text:style-name="Strong_20_Emphasis"><text:span text:style-name="T1">Gravitasi Menang Telak:</text:span></text:span><text:span text:style-name="T1"> Pas bahan bakar habis, nggak ada lagi energi fusi yang mendorong ke luar buat ngelawan gaya gravitasi </text:span><text:soft-page-break/><text:span text:style-name="T1">raksasa si bintang. Akhirnya, </text:span><text:span text:style-name="Strong_20_Emphasis"><text:span text:style-name="T1">gravitasi menang!</text:span></text:span><text:span text:style-name="T1"> Inti bintang mulai </text:span><text:span text:style-name="Strong_20_Emphasis"><text:span text:style-name="T1">runtuh (collapse)</text:span></text:span><text:span text:style-name="T1"> ke dalam dirinya sendiri dengan kecepatan dan kekuatan yang dahsyat. (Lapisan luar bintang seringkali terlempar dalam ledakan super dahsyat yang disebut </text:span><text:span text:style-name="Strong_20_Emphasis"><text:span text:style-name="T1">supernova</text:span></text:span><text:span text:style-name="T1">). </text:span></text:p>
              </text:list-item>
              <text:list-item>
                <text:p text:style-name="P267"><text:span text:style-name="Strong_20_Emphasis"><text:span text:style-name="T1">Terbentuk Singularitas:</text:span></text:span><text:span text:style-name="T1"> Kalau massa inti bintang yang runtuh itu </text:span><text:span text:style-name="Strong_20_Emphasis"><text:span text:style-name="T1">masih sangat besar</text:span></text:span><text:span text:style-name="T1"> (kira-kira lebih dari 3 kali massa Matahari), nggak ada gaya apapun di alam semesta yang bisa nahan keruntuhannya. Gravitasi akan terus 'memeras' inti itu sampai jadi </text:span><text:span text:style-name="Strong_20_Emphasis"><text:span text:style-name="T1">titik dengan volume nol tapi kepadatan tak terhingga!</text:span></text:span><text:span text:style-name="T1"> Titik inilah yang disebut </text:span><text:span text:style-name="Strong_20_Emphasis"><text:span text:style-name="T1">singularitas</text:span></text:span><text:span text:style-name="T1">. (Ini konsep teori yang sulit dibayangkan, di mana hukum fisika kita mungkin udah nggak berlaku). </text:span></text:p>
              </text:list-item>
              <text:list-item>
                <text:p text:style-name="P117"><text:span text:style-name="Strong_20_Emphasis"><text:span text:style-name="T1">Muncul Cakrawala Peristiwa:</text:span></text:span><text:span text:style-name="T1"> Di sekitar singularitas ini, terbentuklah sebuah 'batas' tak kasat mata berbentuk bola yang disebut </text:span><text:span text:style-name="Strong_20_Emphasis"><text:span text:style-name="T1">Cakrawala Peristiwa (Event Horizon)</text:span></text:span><text:span text:style-name="T1">. Ini bukan permukaan fisik, tapi batas wilayah di mana tarikan gravitasi lubang hitam jadi </text:span><text:span text:style-name="Strong_20_Emphasis"><text:span text:style-name="T1">begitu kuat sampai kecepatan untuk lolos darinya melebihi kecepatan cahaya</text:span></text:span><text:span text:style-name="T1">. Karena nggak ada yang bisa bergerak lebih cepat dari cahaya, artinya </text:span><text:span text:style-name="Strong_20_Emphasis"><text:span text:style-name="T1">apa pun (termasuk pesawat ruang angkasa, planet, bahkan cahaya sekalipun!) yang sudah melewati batas cakrawala peristiwa ini, nggak akan pernah bisa kembali keluar.</text:span></text:span><text:span text:style-name="T1"> Ini adalah </text:span><text:span text:style-name="Emphasis"><text:span text:style-name="T1">point of no return</text:span></text:span><text:span text:style-name="T1">. </text:span></text:p>
              </text:list-item>
            </text:list>
            <text:p text:style-name="Text_20_body"><text:span text:style-name="Strong_20_Emphasis"><text:span text:style-name="T1">Apa Jadinya Kalau Kita Jatuh ke Lubang Hitam? (Teori Spagetifikasi!)</text:span></text:span></text:p>
            <text:p text:style-name="Text_20_body"><text:span text:style-name="T1">Oke, ini pertanyaan hipotetis yang seru sekaligus ngeri! Menurut teori relativitas umum Einstein, kalau kamu (amit-amit!) jatuh melewati cakrawala peristiwa lubang hitam (terutama yang ukurannya 'kecil' sekelas bintang), kamu akan mengalami nasib tragis bernama </text:span><text:span text:style-name="Strong_20_Emphasis"><text:span text:style-name="T1">spagetifikasi (spaghettification)</text:span></text:span><text:span text:style-name="T1">!</text:span></text:p>
            <text:list xml:id="list7226104888952443203" text:style-name="L125">
              <text:list-item>
                <text:p text:style-name="P268"><text:span text:style-name="Strong_20_Emphasis"><text:span text:style-name="T1">Gaya Pasang Surut Ekstrem:</text:span></text:span><text:span text:style-name="T1"> Ini terjadi karena perbedaan gaya gravitasi yang </text:span><text:span text:style-name="Emphasis"><text:span text:style-name="T1">luar biasa besar</text:span></text:span><text:span text:style-name="T1"> antara bagian tubuhmu yang lebih dekat ke singularitas (misalnya kakimu) dan bagian yang lebih jauh (kepalamu). </text:span></text:p>
              </text:list-item>
              <text:list-item>
                <text:p text:style-name="P118"><text:span text:style-name="Strong_20_Emphasis"><text:span text:style-name="T1">Terulur Seperti Spageti:</text:span></text:span><text:span text:style-name="T1"> Tarikan gravitasi di kakimu akan jauuuh lebih kuat daripada di kepalamu. Akibatnya? Tubuhmu akan </text:span><text:span text:style-name="Strong_20_Emphasis"><text:span text:style-name="T1">diregangkan atau diulur secara vertikal</text:span></text:span><text:span text:style-name="T1"> (jadi panjang kayak spageti!) dan </text:span><text:span text:style-name="Strong_20_Emphasis"><text:span text:style-name="T1">ditekan secara horizontal</text:span></text:span><text:span text:style-name="T1"> sampai akhirnya hancur </text:span><text:soft-page-break/><text:span text:style-name="T1">berkeping-keping jadi aliran atom, jauh sebelum kamu sempat mencapai singularitas itu sendiri! Ngeri, ya? </text:span></text:p>
              </text:list-item>
            </text:list>
            <text:p text:style-name="P143">Untungnya, lubang hitam terdekat itu jaraknya ribuan tahun cahaya dari Bumi, jadi kita aman!</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Jangan Takut Berlebihan:</text:span></text:span><text:span text:style-name="T1"> Lubang hitam memang 'monster' gravitasi, tapi dia </text:span><text:span text:style-name="Strong_20_Emphasis"><text:span text:style-name="T1">bukan penyedot debu kosmik</text:span></text:span><text:span text:style-name="T1"> yang asal 'nyedot' apa aja di dekatnya! Sebuah objek harus masuk </text:span><text:span text:style-name="Strong_20_Emphasis"><text:span text:style-name="T1">sangat dekat</text:span></text:span><text:span text:style-name="T1"> ke lubang hitam (melewati cakrawala peristiwa) baru akan terperangkap selamanya. Bintang, planet, atau pesawat ruang angkasa bisa kok mengorbit lubang hitam dari jarak yang aman (di luar cakrawala peristiwa), sama aja kayak planet ngorbit Matahari. Jadi, nggak perlu khawatir Bumi tiba-tiba 'disedot' lubang hitam, ya! ?</text:span></text:p>
            <text:p text:style-name="Text_20_body"><text:span text:style-name="Strong_20_Emphasis"><text:span text:style-name="T1">(Prompt Pembuatan Gambar Ilustrasi - Opsional):</text:span></text:span></text:p>
            <text:p text:style-name="P6">"Gambarkan sebuah lubang hitam di angkasa. Tunjukkan titik pusat terang (representasi singularitas, meskipun tak terlihat) dikelilingi oleh batas bola hitam pekat berlabel 'Cakrawala Peristiwa'. Di sekitar cakrawala peristiwa, gambarkan materi (gas, debu) yang tersedot masuk membentuk piringan panas bercahaya (cakram akresi). Tunjukkan juga beberapa bintang di kejauhan yang mengorbit lubang hitam itu dengan aman (di luar cakrawala peristiwa). Buat inset kecil yang menunjukkan ilustrasi stick figure astronot yang sedang terulur memanjang seperti spageti saat mendekati singularitas, dengan label 'Spagetifikasi'."</text:p>
            <text:p text:style-name="P11"/>
            <text:p text:style-name="Text_20_body"><text:span text:style-name="T1">Misteri lubang hitam sudah sedikit kita intip. Sekarang, kita bahas fenomena langit yang lebih sering terlihat: "bintang jatuh"! Siap? Silakan ketik "</text:span><text:span text:style-name="Strong_20_Emphasis"><text:span text:style-name="T1">YAX</text:span></text:span><text:span text:style-name="T1">" untuk </text:span><text:span text:style-name="Strong_20_Emphasis"><text:span text:style-name="T1">Subbab 11.2: Kenapa ada "bintang jatuh" (meteor)? Dari mana asalnya?</text:span></text:span></text:p>
          </text:section>
          <text:section text:style-name="Sect1" text:name="feedback-form-65">
            <text:p text:style-name="P293"/>
          </text:section>
        </text:section>
        <text:section text:style-name="Sect1" text:name="fa93b6dd49436eae">
          <text:p text:style-name="P143"><text:soft-page-break/></text:p>
          <text:section text:style-name="Sect1" text:name="user-query-content-66">
            <text:p text:style-name="P313">YAX </text:p>
          </text:section>
          <text:p text:style-name="P293">Tampilkan alur berpikir</text:p>
          <text:section text:style-name="Sect2" text:name="model-response-message-contentr_fa93b6dd49436eae">
            <text:p text:style-name="Text_20_body"><text:span text:style-name="T1">Oke, pagi-pagi buta begini (Selasa, 8 April 2025 jam 5:59 pagi WIB di Medan, langit mungkin mulai sedikit terang tapi masih ada kemungkinan lihat!), pernah nggak kamu lihat sekelebatan cahaya terang melesat cepat di langit? Orang sering menyebutnya </text:span><text:span text:style-name="Strong_20_Emphasis"><text:span text:style-name="T1">"bintang jatuh"</text:span></text:span><text:span text:style-name="T1"> dan suka bikin harapan pas melihatnya. Tapi, beneran nggak sih itu bintang yang jatuh? Dan dari mana asalnya?</text:span></text:p>
            <text:p text:style-name="P11"/>
            <text:p text:style-name="Text_20_body"><text:span text:style-name="Strong_20_Emphasis"><text:span text:style-name="T1">(Jawaban untuk Prompt: Isi Mendalam Subbab 11.2: Kenapa ada "bintang jatuh" (meteor)? Dari mana asalnya?)</text:span></text:span></text:p>
            <text:p text:style-name="Text_20_body"><text:span text:style-name="T1">Pertama-tama, mari kita luruskan: yang kamu lihat itu </text:span><text:span text:style-name="Strong_20_Emphasis"><text:span text:style-name="T1">bukanlah bintang</text:span></text:span><text:span text:style-name="T1"> sungguhan yang jatuh dari posisinya di langit! Bintang itu ukurannya raksasa dan letaknya jauuuuh banget. Kalau sampai ada bintang yang 'jatuh' ke Bumi, wah... udah kiamat duluan kita! ?</text:span></text:p>
            <text:p text:style-name="Text_20_body"><text:span text:style-name="T1">Fenomena kilatan cahaya cepat itu nama ilmiahnya adalah </text:span><text:span text:style-name="Strong_20_Emphasis"><text:span text:style-name="T1">Meteor</text:span></text:span><text:span text:style-name="T1">.</text:span></text:p>
            <text:p text:style-name="Text_20_body"><text:span text:style-name="Strong_20_Emphasis"><text:span text:style-name="T1">Jadi, Meteor Itu Apa Dong?</text:span></text:span></text:p>
            <text:p text:style-name="Text_20_body"><text:span text:style-name="T1">Meteor sebenarnya adalah </text:span><text:span text:style-name="Strong_20_Emphasis"><text:span text:style-name="T1">jejak cahaya</text:span></text:span><text:span text:style-name="T1"> yang dihasilkan ketika sebuah benda kecil dari luar angkasa—bisa seukuran butiran pasir, kerikil, sampai batu kecil—yang disebut </text:span><text:span text:style-name="Strong_20_Emphasis"><text:span text:style-name="T1">Meteoroid</text:span></text:span><text:span text:style-name="T1">, memasuki atmosfer Bumi kita dengan </text:span><text:span text:style-name="Strong_20_Emphasis"><text:span text:style-name="T1">kecepatan super tinggi</text:span></text:span><text:span text:style-name="T1"> (bisa puluhan ribu kilometer per jam!).</text:span></text:p>
            <text:p text:style-name="Text_20_body"><text:span text:style-name="Strong_20_Emphasis"><text:span text:style-name="T1">Kenapa Bisa Bercahaya dan 'Jatuh'?</text:span></text:span></text:p>
            <text:list xml:id="list9020375355174318291" text:style-name="L126">
              <text:list-item>
                <text:p text:style-name="P269"><text:span text:style-name="Strong_20_Emphasis"><text:span text:style-name="T1">Gesekan Super Panas:</text:span></text:span><text:span text:style-name="T1"> Pas meteoroid ini 'ngebut' masuk atmosfer, dia bergesekan hebat dengan molekul-molekul udara. Gesekan ini menghasilkan </text:span><text:span text:style-name="Strong_20_Emphasis"><text:span text:style-name="T1">panas yang luar biasa tinggi</text:span></text:span><text:span text:style-name="T1">, bikin si meteoroid </text:span><text:span text:style-name="Strong_20_Emphasis"><text:span text:style-name="T1">memijar dan terbakar</text:span></text:span><text:span text:style-name="T1">. </text:span></text:p>
              </text:list-item>
              <text:list-item>
                <text:p text:style-name="P119"><text:span text:style-name="Strong_20_Emphasis"><text:span text:style-name="T1">Terbakar Habis di Angkasa:</text:span></text:span><text:span text:style-name="T1"> Saking panasnya, sebagian besar meteoroid (terutama yang kecil) akan </text:span><text:span text:style-name="Strong_20_Emphasis"><text:span text:style-name="T1">terbakar habis atau menguap</text:span></text:span><text:span text:style-name="T1"> di ketinggian atmosfer (biasanya sekitar 80-120 km di atas tanah). Nah, </text:span><text:span text:style-name="Strong_20_Emphasis"><text:span text:style-name="T1">pijaran cahaya</text:span></text:span><text:span text:style-name="T1"> dari proses terbakarnya inilah yang kita lihat sebagai meteor atau 'bintang jatuh'. Jadi, dia nggak benar-benar </text:span><text:soft-page-break/><text:span text:style-name="T1">'jatuh' sampai ke tanah (kebanyakan). </text:span></text:p>
              </text:list-item>
            </text:list>
            <text:p text:style-name="Text_20_body"><text:span text:style-name="Strong_20_Emphasis"><text:span text:style-name="T1">Dari Mana Asalnya si Meteoroid Ini?</text:span></text:span></text:p>
            <text:p text:style-name="P143">'Kerikil' atau 'debu' luar angkasa ini datangnya dari mana? Ada dua sumber utama:</text:p>
            <text:list xml:id="list354028689747120558" text:style-name="L127">
              <text:list-item>
                <text:p text:style-name="P270"><text:span text:style-name="Strong_20_Emphasis"><text:span text:style-name="T1">'Remah-remah' Komet:</text:span></text:span><text:span text:style-name="T1"> Sebagian besar meteoroid berasal dari </text:span><text:span text:style-name="Strong_20_Emphasis"><text:span text:style-name="T1">komet</text:span></text:span><text:span text:style-name="T1">. Komet itu kayak bola salju raksasa yang kotor (campuran es, gas beku, debu, dan batu). Pas komet terbang mendekati Matahari, panasnya bikin es di komet menguap dan melepaskan debu serta kerikil ke angkasa, meninggalkan 'jejak sampah' di sepanjang jalur orbitnya. Nah, kalau Bumi pas lagi melintasi bekas jalur komet ini, 'sampah-sampah' komet itulah yang masuk atmosfer kita jadi meteor. </text:span></text:p>
              </text:list-item>
              <text:list-item>
                <text:p text:style-name="P120"><text:span text:style-name="Strong_20_Emphasis"><text:span text:style-name="T1">Pecahan Asteroid:</text:span></text:span><text:span text:style-name="T1"> Meteoroid juga bisa berasal dari </text:span><text:span text:style-name="Strong_20_Emphasis"><text:span text:style-name="T1">pecahan-pecahan asteroid</text:span></text:span><text:span text:style-name="T1"> akibat tumbukan yang terjadi di Sabuk Asteroid (wilayah antara Mars dan Jupiter). </text:span></text:p>
              </text:list-item>
            </text:list>
            <text:p text:style-name="Text_20_body"><text:span text:style-name="Strong_20_Emphasis"><text:span text:style-name="T1">Biar Nggak Bingung: Meteoroid, Meteor, Meteorit</text:span></text:span></text:p>
            <text:p text:style-name="P143">Ada tiga istilah yang mirip tapi beda arti:</text:p>
            <text:list xml:id="list9146199863280139118" text:style-name="L128">
              <text:list-item>
                <text:p text:style-name="P271"><text:span text:style-name="Strong_20_Emphasis"><text:span text:style-name="T1">Meteoroid:</text:span></text:span><text:span text:style-name="T1"> Bendanya (batu/debu) pas masih melayang di </text:span><text:span text:style-name="Strong_20_Emphasis"><text:span text:style-name="T1">luar angkasa</text:span></text:span><text:span text:style-name="T1">. </text:span></text:p>
              </text:list-item>
              <text:list-item>
                <text:p text:style-name="P271"><text:span text:style-name="Strong_20_Emphasis"><text:span text:style-name="T1">Meteor:</text:span></text:span><text:span text:style-name="T1"> </text:span><text:span text:style-name="Strong_20_Emphasis"><text:span text:style-name="T1">Jejak cahayanya</text:span></text:span><text:span text:style-name="T1"> pas dia terbakar di </text:span><text:span text:style-name="Strong_20_Emphasis"><text:span text:style-name="T1">atmosfer</text:span></text:span><text:span text:style-name="T1"> Bumi (ini yang kita lihat sebagai 'bintang jatuh'). </text:span></text:p>
              </text:list-item>
              <text:list-item>
                <text:p text:style-name="P121"><text:span text:style-name="Strong_20_Emphasis"><text:span text:style-name="T1">Meteorit:</text:span></text:span><text:span text:style-name="T1"> Kalau meteoroidnya </text:span><text:span text:style-name="Strong_20_Emphasis"><text:span text:style-name="T1">cukup besar</text:span></text:span><text:span text:style-name="T1"> dan </text:span><text:span text:style-name="Strong_20_Emphasis"><text:span text:style-name="T1">nggak habis terbakar</text:span></text:span><text:span text:style-name="T1"> di atmosfer, sisa batunya yang berhasil </text:span><text:span text:style-name="Strong_20_Emphasis"><text:span text:style-name="T1">jatuh sampai ke permukaan Bumi</text:span></text:span><text:span text:style-name="T1">, itulah yang disebut meteorit. Ini kejadiannya lebih jarang. </text:span></text:p>
              </text:list-item>
            </text:list>
            <text:p text:style-name="Text_20_body"><text:span text:style-name="Strong_20_Emphasis"><text:span text:style-name="T1">Bonus: Hujan Meteor</text:span></text:span><text:span text:style-name="T1"> Kadang-kadang, kita bisa lihat </text:span><text:span text:style-name="Strong_20_Emphasis"><text:span text:style-name="T1">banyak banget</text:span></text:span><text:span text:style-name="T1"> meteor dalam satu malam, seolah datang dari satu arah di langit. Ini namanya </text:span><text:span text:style-name="Strong_20_Emphasis"><text:span text:style-name="T1">hujan meteor</text:span></text:span><text:span text:style-name="T1">. Terjadi pas Bumi melintasi 'awan debu' tebal yang ditinggalkan oleh sebuah komet di orbitnya. Karena banyak 'remah' komet yang masuk atmosfer sekaligus, jadilah 'hujan' meteor! Ada beberapa hujan meteor terkenal yang terjadi rutin setiap tahun (misalnya Perseid di Agustus atau Geminid di Desember), tapi waktu terbaik melihatnya tergantung posisi Bumi di orbitnya.</text:span></text:p>
            <text:p text:style-name="P143">Jadi, 'bintang jatuh' itu bukan bintang, tapi 'sambutan' panas dari atmosfer <text:soft-page-break/>Bumi untuk tamu kecil dari luar angkasa!</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Berburu Meteor di Indonesia:</text:span></text:span><text:span text:style-name="T1"> Pengen lihat meteor atau bahkan hujan meteor? Kuncinya adalah cari </text:span><text:span text:style-name="Strong_20_Emphasis"><text:span text:style-name="T1">malam yang cerah tanpa bulan (atau bulan sabit tipis)</text:span></text:span><text:span text:style-name="T1">, dan pergi ke </text:span><text:span text:style-name="Strong_20_Emphasis"><text:span text:style-name="T1">lokasi yang jauuuh dari lampu kota</text:span></text:span><text:span text:style-name="T1"> (polusi cahaya bikin susah lihat meteor yang redup). Medan (lokasi kita sekarang) mungkin agak terang, jadi coba cari pinggiran kota atau daerah pedesaan. Siapkan jaket (kalau dingin!), cari posisi rebahan yang nyaman, dan </text:span><text:span text:style-name="Strong_20_Emphasis"><text:span text:style-name="T1">bersabar</text:span></text:span><text:span text:style-name="T1"> menatap langit. Mata butuh waktu sekitar 15-30 menit buat beradaptasi penuh dengan kegelapan. Kamu bisa cek </text:span><text:span text:style-name="Strong_20_Emphasis"><text:span text:style-name="T1">kalender hujan meteor</text:span></text:span><text:span text:style-name="T1"> di internet buat tahu kapan ada 'pertunjukan' seru!</text:span></text:p>
            <text:p text:style-name="Text_20_body"><text:span text:style-name="Strong_20_Emphasis"><text:span text:style-name="T1">(Prompt Pembuatan Gambar Ilustrasi - Opsional):</text:span></text:span></text:p>
            <text:p text:style-name="P6">"Gambarkan lapisan atmosfer Bumi melengkung di bagian bawah. Dari arah luar angkasa (atas), gambarkan beberapa objek kecil (meteoroid) masuk. Saat masuk atmosfer, objek-objek ini berubah menjadi garis-garis cahaya terang (meteor) yang kemudian menghilang/putus. Satu objek digambarkan sedikit lebih besar, garis cahayanya lebih panjang, dan ada sisa batu kecil (meteorit) yang berhasil mendarat di permukaan Bumi di bawah. Tambahkan gambar kecil sebuah komet dengan ekor debu di pojok atas, dan dua asteroid saling bertabrakan, sebagai sumber meteoroid."</text:p>
            <text:p text:style-name="P11"/>
            <text:p text:style-name="Text_20_body"><text:span text:style-name="T1">Fenomena 'bintang jatuh' sudah jelas. Sekarang, kita kembali sedikit lebih dekat: kenapa nama galaksi rumah kita itu Bima Sakti (atau Milky Way)? Siap? Silakan ketik "</text:span><text:span text:style-name="Strong_20_Emphasis"><text:span text:style-name="T1">YAX</text:span></text:span><text:span text:style-name="T1">" untuk </text:span><text:span text:style-name="Strong_20_Emphasis"><text:span text:style-name="T1">Subbab 11.3: Kenapa galaksi kita disebut Bima Sakti (Milky Way)?</text:span></text:span></text:p>
          </text:section>
          <text:section text:style-name="Sect1" text:name="feedback-form-66">
            <text:p text:style-name="P293"/>
          </text:section>
        </text:section>
        <text:section text:style-name="Sect1" text:name="5039e2db96ab2cd3">
          <text:p text:style-name="P143"/>
          <text:section text:style-name="Sect1" text:name="user-query-content-67">
            <text:p text:style-name="P313"><text:soft-page-break/>YAX </text:p>
          </text:section>
          <text:p text:style-name="P293">Tampilkan alur berpikir</text:p>
          <text:section text:style-name="Sect2" text:name="model-response-message-contentr_5039e2db96ab2cd3">
            <text:p text:style-name="P143">Oke, mari kita bahas nama 'rumah' galaksi kita yang indah ini!</text:p>
            <text:p text:style-name="P11"/>
            <text:p text:style-name="Text_20_body"><text:span text:style-name="Strong_20_Emphasis"><text:span text:style-name="T1">(Jawaban untuk Prompt: Isi Mendalam Subbab 11.3: Kenapa galaksi kita disebut Bima Sakti (Milky Way)?)</text:span></text:span></text:p>
            <text:p text:style-name="Text_20_body"><text:span text:style-name="T1">Kita semua tinggal di planet Bumi, Bumi mengelilingi Matahari, dan Matahari kita hanyalah satu dari ratusan miliar bintang yang jadi anggota sebuah 'kota bintang' raksasa yang kita sebut </text:span><text:span text:style-name="Strong_20_Emphasis"><text:span text:style-name="T1">Galaksi Bima Sakti</text:span></text:span><text:span text:style-name="T1"> (atau dalam bahasa Inggris, </text:span><text:span text:style-name="Strong_20_Emphasis"><text:span text:style-name="T1">Milky Way</text:span></text:span><text:span text:style-name="T1">). Galaksi kita ini bentuknya kayak piringan cakram pipih raksasa dengan lengan-lengan spiral dan ada bagian agak memanjang di tengahnya (makanya disebut </text:span><text:span text:style-name="Emphasis"><text:span text:style-name="T1">barred spiral galaxy</text:span></text:span><text:span text:style-name="T1">).</text:span></text:p>
            <text:p text:style-name="Text_20_body"><text:span text:style-name="Strong_20_Emphasis"><text:span text:style-name="T1">Kenapa Kelihatan Kayak 'Pita Susu' atau 'Selendang Sakti'?</text:span></text:span></text:p>
            <text:p text:style-name="Text_20_body"><text:span text:style-name="T1">Kalau kamu pernah berada di tempat yang </text:span><text:span text:style-name="Strong_20_Emphasis"><text:span text:style-name="T1">super gelap</text:span></text:span><text:span text:style-name="T1">, jauh dari lampu kota (mungkin pas lagi kemping di gunung atau di desa terpencil di Indonesia pas malam cerah - meskipun sekarang udah pagi nih, Selasa 8 April 2025 jam 6:01 pagi WIB!), kamu mungkin pernah lihat ada </text:span><text:span text:style-name="Strong_20_Emphasis"><text:span text:style-name="T1">pita kabut cahaya redup</text:span></text:span><text:span text:style-name="T1"> membentang melintasi langit malam. Nah, itulah penampakan Galaksi Bima Sakti kita!</text:span></text:p>
            <text:p text:style-name="Text_20_body"><text:span text:style-name="T1">Kenapa kelihatannya cuma kayak pita? Karena posisi Tata Surya kita itu ada di </text:span><text:span text:style-name="Strong_20_Emphasis"><text:span text:style-name="T1">dalam piringan galaksi</text:span></text:span><text:span text:style-name="T1"> ini, agak di pinggiran salah satu lengan spiralnya. Jadi, pas kita lihat pita Bima Sakti itu, kita sebenarnya lagi </text:span><text:span text:style-name="Strong_20_Emphasis"><text:span text:style-name="T1">melihat ke arah bagian paling padat dari piringan galaksi kita sendiri dari samping (edge-on)</text:span></text:span><text:span text:style-name="T1">. Pita cahaya itu adalah gabungan dari </text:span><text:span text:style-name="Strong_20_Emphasis"><text:span text:style-name="T1">cahaya jutaan bahkan miliaran bintang</text:span></text:span><text:span text:style-name="T1"> yang jauuuh banget di lengan-lengan spiral dan pusat galaksi, yang saking jauhnya udah nggak bisa kita bedakan satu per satu pakai mata telanjang, jadi kelihatan kayak kabut atau 'jalan' cahaya. Bayangin aja kamu lagi di dalam kota yang penuh lampu pas malam hari, terus kamu lihat ke arah pusat kota, pasti kelihatan kayak gumpalan cahaya terang, kan? Mirip kayak gitu!</text:span></text:p>
            <text:p text:style-name="Text_20_body"><text:span text:style-name="Strong_20_Emphasis"><text:span text:style-name="T1">Asal Usul Nama 'Milky Way' (Jalur Susu)</text:span></text:span></text:p>
            <text:p text:style-name="P143">Nama 'Milky Way' ini udah tua banget, berasal dari peradaban Barat kuno:</text:p>
            <text:list xml:id="list6598506756022545933" text:style-name="L129">
              <text:list-item>
                <text:p text:style-name="P272"><text:soft-page-break/><text:span text:style-name="Strong_20_Emphasis"><text:span text:style-name="T1">Penampakan Visual:</text:span></text:span><text:span text:style-name="T1"> Secara sederhana, pita cahaya itu memang kelihatan kayak </text:span><text:span text:style-name="Strong_20_Emphasis"><text:span text:style-name="T1">'jalan setapak' atau 'sungai' susu</text:span></text:span><text:span text:style-name="T1"> yang tumpah di langit malam. Orang Latin menyebutnya </text:span><text:span text:style-name="Emphasis"><text:span text:style-name="T1">Via Lactea</text:span></text:span><text:span text:style-name="T1"> (Jalan Susu). </text:span></text:p>
              </text:list-item>
              <text:list-item>
                <text:p text:style-name="P122"><text:span text:style-name="Strong_20_Emphasis"><text:span text:style-name="T1">Mitologi Yunani:</text:span></text:span><text:span text:style-name="T1"> Ada juga legenda Yunani Kuno yang menceritakan kalau pita itu adalah </text:span><text:span text:style-name="Strong_20_Emphasis"><text:span text:style-name="T1">bekas air susu Dewi Hera</text:span></text:span><text:span text:style-name="T1"> (istri Zeus) yang tumpah ke langit pas dia lagi menyusui bayi Heracles (Hercules) secara diam-diam. Nama 'Galaksi' sendiri berasal dari kata Yunani </text:span><text:span text:style-name="Emphasis"><text:span text:style-name="T1">Galaxias Kyklos</text:span></text:span><text:span text:style-name="T1"> yang artinya 'Lingkaran Susu'. </text:span></text:p>
              </text:list-item>
            </text:list>
            <text:p text:style-name="Text_20_body"><text:span text:style-name="Strong_20_Emphasis"><text:span text:style-name="T1">Asal Usul Nama 'Bima Sakti' (Selendang/Kekuatan Bima)</text:span></text:span></text:p>
            <text:p text:style-name="Text_20_body"><text:span text:style-name="T1">Nah, kalau nama 'Bima Sakti' ini khas dari budaya </text:span><text:span text:style-name="Strong_20_Emphasis"><text:span text:style-name="T1">Indonesia, terutama Jawa</text:span></text:span><text:span text:style-name="T1">, dan erat kaitannya sama dunia </text:span><text:span text:style-name="Strong_20_Emphasis"><text:span text:style-name="T1">pewayangan</text:span></text:span><text:span text:style-name="T1">:</text:span></text:p>
            <text:list xml:id="list6103020268007457701" text:style-name="L130">
              <text:list-item>
                <text:p text:style-name="P273"><text:span text:style-name="Strong_20_Emphasis"><text:span text:style-name="T1">Tokoh Bima:</text:span></text:span><text:span text:style-name="T1"> Bima adalah salah satu ksatria Pandawa Lima dalam epos Mahabharata, dikenal karena kekuatannya yang luar biasa ('sakti') dan kadang digambarkan berkulit gelap. </text:span></text:p>
              </text:list-item>
              <text:list-item>
                <text:p text:style-name="P273"><text:span text:style-name="Strong_20_Emphasis"><text:span text:style-name="T1">Kaitannya dengan Langit Malam:</text:span></text:span><text:span text:style-name="T1"> Ada beberapa interpretasi. Ada yang bilang langit malam yang gelap itu seperti </text:span><text:span text:style-name="Strong_20_Emphasis"><text:span text:style-name="T1">tubuh Bima</text:span></text:span><text:span text:style-name="T1">, dan pita galaksi yang terang itu seperti </text:span><text:span text:style-name="Strong_20_Emphasis"><text:span text:style-name="T1">selendang atau kain sakti</text:span></text:span><text:span text:style-name="T1"> yang melilit tubuhnya, melambangkan kekuatannya. </text:span></text:p>
              </text:list-item>
              <text:list-item>
                <text:p text:style-name="P123"><text:span text:style-name="Strong_20_Emphasis"><text:span text:style-name="T1">Kisah Dewa Ruci:</text:span></text:span><text:span text:style-name="T1"> Interpretasi lain mengaitkannya dengan lakon </text:span><text:span text:style-name="Emphasis"><text:span text:style-name="T1">Dewa Ruci</text:span></text:span><text:span text:style-name="T1">, di mana Bima melakukan perjalanan spiritual berbahaya mencari </text:span><text:span text:style-name="Emphasis"><text:span text:style-name="T1">tirta amerta</text:span></text:span><text:span text:style-name="T1"> (air kehidupan abadi). Dalam perjalanannya, ia bertemu Dewa Ruci (versi mini dirinya) dan mendapat pencerahan. Penggambaran Bima yang dililit Naga dalam kisah ini kadang diasosiasikan dengan pita galaksi yang 'melilit' langit malam, sebagai simbol perjalanan kosmik atau spiritualnya. </text:span></text:p>
              </text:list-item>
            </text:list>
            <text:p text:style-name="P143">Intinya, nama 'Bima Sakti' memberikan nuansa kekuatan, kesucian, dan keagungan pada penampakan galaksi rumah kita di langit malam Nusantara.</text:p>
            <text:p text:style-name="P143">Jadi, baik 'Milky Way' maupun 'Bima Sakti', keduanya merujuk pada pemandangan indah yang sama: galaksi rumah kita yang terlihat dari dalam!</text:p>
            <text:p text:style-name="P11"/>
            <text:p text:style-name="Text_20_body"><text:span text:style-name="Strong_20_Emphasis"><text:span text:style-name="T1">(Tips Tambahan - Relevan dengan Jawaban):</text:span></text:span></text:p>
            <text:p text:style-name="Quotations"><text:soft-page-break/><text:span text:style-name="Strong_20_Emphasis"><text:span text:style-name="T1">Tips Melihat Bima Sakti di Indonesia:</text:span></text:span><text:span text:style-name="T1"> Pengen lihat pita Bima Sakti dengan mata kepala sendiri? Kesempatan terbaik di Indonesia biasanya pas </text:span><text:span text:style-name="Strong_20_Emphasis"><text:span text:style-name="T1">musim kemarau (sekitar Mei - Oktober)</text:span></text:span><text:span text:style-name="T1"> saat langit cenderung lebih cerah dan bagian pusat galaksi yang paling terang terlihat jelas setelah tengah malam hingga dini hari. Kuncinya adalah pergi ke </text:span><text:span text:style-name="Strong_20_Emphasis"><text:span text:style-name="T1">lokasi yang jauuuh dari polusi cahaya</text:span></text:span><text:span text:style-name="T1"> (pegunungan, pantai terpencil, pedesaan gelap). Biarkan matamu beradaptasi dengan gelap selama minimal 15-20 menit. Kamu akan lihat pita kabut cahaya membentang di langit. Jangan harap warnanya kayak di foto ya (kamera lebih peka dari mata), tapi penampakannya tetap magis!</text:span></text:p>
            <text:p text:style-name="Text_20_body"><text:span text:style-name="Strong_20_Emphasis"><text:span text:style-name="T1">(Prompt Pembuatan Gambar Ilustrasi - Opsional):</text:span></text:span></text:p>
            <text:p text:style-name="P6">"Buat ilustrasi langit malam yang sangat gelap dengan pita Galaksi Bima Sakti membentang jelas. Di bawahnya, buat dua panel kecil: Panel A menggambarkan adegan mitologi Yunani (misal Hera dan bayi Heracles dengan susu tumpah jadi bintang). Panel B menggambarkan tokoh wayang Bima dengan gagah, dililit oleh pita galaksi (atau naga yang merepresentasikan galaksi). Tambahkan diagram kecil terpisah yang menunjukkan bentuk galaksi spiral berpalang dari atas, dengan titik lokasi Matahari kita di salah satu lengan, dan panah menunjukkan arah pandangan 'ke dalam' piringan galaksi."</text:p>
            <text:p text:style-name="P11"/>
            <text:p text:style-name="Text_20_body"><text:span text:style-name="T1">Nama galaksi kita sudah dibahas. Sekarang, siap buat mikirin sesuatu yang bikin pusing kepala: seberapa besar sih alam semesta ini? Silakan ketik "</text:span><text:span text:style-name="Strong_20_Emphasis"><text:span text:style-name="T1">YAX</text:span></text:span><text:span text:style-name="T1">" untuk </text:span><text:span text:style-name="Strong_20_Emphasis"><text:span text:style-name="T1">Subbab 11.4: Kenapa alam semesta ini sangat-sangat besar? Seberapa besar?</text:span></text:span></text:p>
          </text:section>
          <text:section text:style-name="Sect1" text:name="feedback-form-67">
            <text:p text:style-name="P293"/>
          </text:section>
        </text:section>
        <text:section text:style-name="Sect1" text:name="20e6755596790bf3">
          <text:p text:style-name="P143"/>
          <text:section text:style-name="Sect1" text:name="user-query-content-68">
            <text:p text:style-name="P313">YAX </text:p>
          </text:section>
          <text:p text:style-name="P293">Tampilkan alur berpikir</text:p>
          <text:section text:style-name="Sect2" text:name="model-response-message-contentr_20e6755596790bf3">
            <text:p text:style-name="P143">Oke, siap-siap pegangan ya, karena kali ini kita akan coba membayangkan <text:soft-page-break/>sesuatu yang skalanya benar-benar bikin pusing tujuh keliling: ukuran alam semesta!</text:p>
            <text:p text:style-name="P11"/>
            <text:p text:style-name="Text_20_body"><text:span text:style-name="Strong_20_Emphasis"><text:span text:style-name="T1">(Jawaban untuk Prompt: Isi Mendalam Subbab 11.4: Kenapa alam semesta ini sangat-sangat besar? Seberapa besar?)</text:span></text:span></text:p>
            <text:p text:style-name="Text_20_body"><text:span text:style-name="T1">Kita sering dengar kalau alam semesta itu luas banget, tak terbatas, maha besar. Tapi, seberapa besar sih sebenarnya? Dan kenapa bisa sebesar itu? Jujur aja, ukuran alam semesta itu </text:span><text:span text:style-name="Strong_20_Emphasis"><text:span text:style-name="T1">jauh melampaui apa pun yang bisa kita bayangkan</text:span></text:span><text:span text:style-name="T1"> dalam kehidupan sehari-hari di Bumi. Skalanya benar-benar 'gila'!</text:span></text:p>
            <text:p text:style-name="Text_20_body"><text:span text:style-name="Strong_20_Emphasis"><text:span text:style-name="T1">Coba Kita Pakai Perumpamaan (Walaupun Tetap Susah):</text:span></text:span></text:p>
            <text:list xml:id="list4562193186736467485" text:style-name="L131">
              <text:list-item>
                <text:p text:style-name="P274"><text:span text:style-name="T1">Kalau misalnya </text:span><text:span text:style-name="Strong_20_Emphasis"><text:span text:style-name="T1">Bumi</text:span></text:span><text:span text:style-name="T1"> kita ini cuma seukuran </text:span><text:span text:style-name="Strong_20_Emphasis"><text:span text:style-name="T1">sebutir debu halus</text:span></text:span><text:span text:style-name="T1">. </text:span></text:p>
              </text:list-item>
              <text:list-item>
                <text:p text:style-name="P274"><text:span text:style-name="T1">Maka </text:span><text:span text:style-name="Strong_20_Emphasis"><text:span text:style-name="T1">Matahari</text:span></text:span><text:span text:style-name="T1"> mungkin baru seukuran </text:span><text:span text:style-name="Strong_20_Emphasis"><text:span text:style-name="T1">jeruk kecil</text:span></text:span><text:span text:style-name="T1"> yang letaknya beberapa meter dari butiran debu itu. </text:span></text:p>
              </text:list-item>
              <text:list-item>
                <text:p text:style-name="P274"><text:span text:style-name="Strong_20_Emphasis"><text:span text:style-name="T1">Tata Surya</text:span></text:span><text:span text:style-name="T1"> kita (sampai ke Neptunus/Pluto) mungkin baru seukuran </text:span><text:span text:style-name="Strong_20_Emphasis"><text:span text:style-name="T1">lapangan sepak bola</text:span></text:span><text:span text:style-name="T1">. </text:span></text:p>
              </text:list-item>
              <text:list-item>
                <text:p text:style-name="P274"><text:span text:style-name="T1">Terus, </text:span><text:span text:style-name="Strong_20_Emphasis"><text:span text:style-name="T1">bintang terdekat</text:span></text:span><text:span text:style-name="T1"> dari Matahari (Proxima Centauri)? Jaraknya dalam skala ini mungkin udah kayak dari </text:span><text:span text:style-name="Strong_20_Emphasis"><text:span text:style-name="T1">Medan ke Jakarta atau lebih jauh lagi</text:span></text:span><text:span text:style-name="T1">! </text:span></text:p>
              </text:list-item>
              <text:list-item>
                <text:p text:style-name="P274"><text:span text:style-name="T1">Dan </text:span><text:span text:style-name="Strong_20_Emphasis"><text:span text:style-name="T1">Galaksi Bima Sakti</text:span></text:span><text:span text:style-name="T1"> kita sendiri, yang isinya ratusan miliar bintang? Dalam skala ini, ukurannya mungkin udah </text:span><text:span text:style-name="Strong_20_Emphasis"><text:span text:style-name="T1">sebesar benua Asia atau bahkan lebih!</text:span></text:span><text:span text:style-name="T1"> </text:span></text:p>
              </text:list-item>
              <text:list-item>
                <text:p text:style-name="P160">Itu baru satu galaksi! Ada miliaran galaksi lain di alam semesta, dengan jarak antar galaksi yang juga jauuuh banget! </text:p>
              </text:list-item>
            </text:list>
            <text:p text:style-name="P143">Pusing, kan? Ukuran dan jarak di kosmos memang beda banget sama yang biasa kita alami.</text:p>
            <text:p text:style-name="Text_20_body"><text:span text:style-name="Strong_20_Emphasis"><text:span text:style-name="T1">Satuan Ukur Jarak Kosmik: Tahun Cahaya</text:span></text:span></text:p>
            <text:p text:style-name="Text_20_body"><text:span text:style-name="T1">Karena kilometer udah nggak praktis lagi buat ngukur jarak antar bintang atau galaksi, para astronom pakai satuan khusus: </text:span><text:span text:style-name="Strong_20_Emphasis"><text:span text:style-name="T1">Tahun Cahaya (Light-Year)</text:span></text:span><text:span text:style-name="T1">. Penting banget diingat: ini adalah satuan </text:span><text:span text:style-name="Strong_20_Emphasis"><text:span text:style-name="T1">JARAK</text:span></text:span><text:span text:style-name="T1">, bukan satuan WAKTU!</text:span></text:p>
            <text:list xml:id="list5791703411428065075" text:style-name="L132">
              <text:list-item>
                <text:p text:style-name="P275"><text:span text:style-name="Strong_20_Emphasis"><text:span text:style-name="T1">Satu Tahun Cahaya = Jarak yang ditempuh cahaya dalam waktu </text:span></text:span><text:soft-page-break/><text:span text:style-name="Strong_20_Emphasis"><text:span text:style-name="T1">satu tahun.</text:span></text:span><text:span text:style-name="T1"> </text:span></text:p>
              </text:list-item>
              <text:list-item>
                <text:p text:style-name="P275"><text:span text:style-name="T1">Cahaya itu bergerak super cepat di ruang hampa, sekitar </text:span><text:span text:style-name="Strong_20_Emphasis"><text:span text:style-name="T1">300.000 kilometer per DETIK!</text:span></text:span><text:span text:style-name="T1"> </text:span></text:p>
              </text:list-item>
              <text:list-item>
                <text:p text:style-name="P124"><text:span text:style-name="T1">Jadi, dalam setahun, cahaya bisa menempuh jarak sekitar </text:span><text:span text:style-name="Strong_20_Emphasis"><text:span text:style-name="T1">9,46 triliun kilometer!</text:span></text:span><text:span text:style-name="T1"> (Itu angka 946 diikuti 10 angka nol!). </text:span></text:p>
              </text:list-item>
            </text:list>
            <text:p text:style-name="Text_20_body"><text:span text:style-name="Strong_20_Emphasis"><text:span text:style-name="T1">Seberapa Jauh Sih Benda-benda Langit Itu?</text:span></text:span></text:p>
            <text:list xml:id="list3577527427900855038" text:style-name="L133">
              <text:list-item>
                <text:p text:style-name="P276"><text:span text:style-name="T1">Bintang terdekat (Proxima Centauri): sekitar </text:span><text:span text:style-name="Strong_20_Emphasis"><text:span text:style-name="T1">4,2 tahun cahaya</text:span></text:span><text:span text:style-name="T1">. Artinya, cahaya dari bintang itu butuh waktu 4,2 tahun buat sampai ke mata kita! Kita melihatnya seperti kondisinya 4,2 tahun yang lalu. </text:span></text:p>
              </text:list-item>
              <text:list-item>
                <text:p text:style-name="P276"><text:span text:style-name="T1">Diameter Galaksi Bima Sakti kita: sekitar </text:span><text:span text:style-name="Strong_20_Emphasis"><text:span text:style-name="T1">100.000 tahun cahaya</text:span></text:span><text:span text:style-name="T1">. Butuh 100.000 tahun buat cahaya melintasi galaksi kita dari ujung ke ujung! </text:span></text:p>
              </text:list-item>
              <text:list-item>
                <text:p text:style-name="P125"><text:span text:style-name="T1">Galaksi besar terdekat (Andromeda): sekitar </text:span><text:span text:style-name="Strong_20_Emphasis"><text:span text:style-name="T1">2,5 JUTA tahun cahaya</text:span></text:span><text:span text:style-name="T1"> jauhnya! Cahaya yang kita lihat dari Andromeda malam ini (kalau pakai teleskop) itu berangkat dari sana 2,5 juta tahun yang lalu, jauh sebelum manusia modern ada! </text:span></text:p>
              </text:list-item>
            </text:list>
            <text:p text:style-name="Text_20_body"><text:span text:style-name="Strong_20_Emphasis"><text:span text:style-name="T1">Alam Semesta yang Bisa Kita Amati:</text:span></text:span></text:p>
            <text:p text:style-name="Text_20_body"><text:span text:style-name="T1">Seperti yang dibahas di Subbab 9.2, karena alam semesta punya usia terbatas (sekitar 13,8 miliar tahun), kita cuma bisa melihat sejauh cahaya sempat berjalan selama waktu itu. Batas terjauh yang bisa kita lihat ini membentuk </text:span><text:span text:style-name="Strong_20_Emphasis"><text:span text:style-name="T1">Alam Semesta Teramati (Observable Universe)</text:span></text:span><text:span text:style-name="T1">.</text:span></text:p>
            <text:p text:style-name="Text_20_body"><text:span text:style-name="T1">Tapi, karena alam semesta juga terus mengembang selama 13,8 miliar tahun itu, objek-objek yang cahayanya baru sampai ke kita sekarang itu sebenarnya udah bergerak jauuuh lebih jauh lagi! Akibatnya, diameter Alam Semesta Teramati saat ini diperkirakan sekitar </text:span><text:span text:style-name="Strong_20_Emphasis"><text:span text:style-name="T1">93 MILIAR tahun cahaya!</text:span></text:span><text:span text:style-name="T1"> Angka yang susah banget dibayangkan!</text:span></text:p>
            <text:p text:style-name="Text_20_body"><text:span text:style-name="Strong_20_Emphasis"><text:span text:style-name="T1">Apakah Itu Batas Akhir Alam Semesta?</text:span></text:span></text:p>
            <text:p text:style-name="Text_20_body"><text:span text:style-name="T1">Jawabannya: </text:span><text:span text:style-name="Strong_20_Emphasis"><text:span text:style-name="T1">Kita belum tahu!</text:span></text:span><text:span text:style-name="T1"> Angka 93 miliar tahun cahaya itu hanyalah </text:span><text:span text:style-name="Strong_20_Emphasis"><text:span text:style-name="T1">batas pengamatan</text:span></text:span><text:span text:style-name="T1"> kita dari Bumi. Alam semesta </text:span><text:span text:style-name="Strong_20_Emphasis"><text:span text:style-name="T1">keseluruhan</text:span></text:span><text:span text:style-name="T1"> bisa jadi:</text:span></text:p>
            <text:list xml:id="list6064249147432452086" text:style-name="L134">
              <text:list-item>
                <text:p text:style-name="P277"><text:span text:style-name="Strong_20_Emphasis"><text:span text:style-name="T1">Jauh lebih besar lagi</text:span></text:span><text:span text:style-name="T1"> dari yang bisa kita amati. </text:span></text:p>
              </text:list-item>
              <text:list-item>
                <text:p text:style-name="P126"><text:span text:style-name="T1">Atau bahkan </text:span><text:span text:style-name="Strong_20_Emphasis"><text:span text:style-name="T1">tak terhingga luasnya!</text:span></text:span><text:span text:style-name="T1"> </text:span></text:p>
              </text:list-item>
            </text:list>
            <text:p text:style-name="Text_20_body"><text:span text:style-name="T1">Saat ini (Selasa pagi, 8 April 2025), pertanyaan tentang ukuran total alam semesta masih jadi salah satu misteri terbesar dalam kosmologi. Yang kita </text:span><text:soft-page-break/><text:span text:style-name="T1">tahu pasti, dia </text:span><text:span text:style-name="Strong_20_Emphasis"><text:span text:style-name="T1">sangat-sangat-sangat besar</text:span></text:span><text:span text:style-name="T1"> dan </text:span><text:span text:style-name="Strong_20_Emphasis"><text:span text:style-name="T1">masih terus mengembang</text:span></text:span><text:span text:style-name="T1">! Bikin kita merasa kecil banget ya di hadapannya?</text:span></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Visualisasi Skala:</text:span></text:span><text:span text:style-name="T1"> Kalau angka-angka tadi bikin pusing, coba deh cari di internet video atau situs web interaktif tentang </text:span><text:span text:style-name="Strong_20_Emphasis"><text:span text:style-name="T1">"Scale of the Universe"</text:span></text:span><text:span text:style-name="T1">. Ada banyak visualisasi keren yang mencoba ngasih gambaran skala mulai dari benda terkecil sampai Alam Semesta Teramati. Ini bisa sedikit membantu otak kita 'mencerna' ukuran yang luar biasa ini!</text:span></text:p>
            <text:p text:style-name="Text_20_body"><text:span text:style-name="Strong_20_Emphasis"><text:span text:style-name="T1">(Prompt Pembuatan Gambar Ilustrasi - Opsional):</text:span></text:span></text:p>
            <text:p text:style-name="P6">"Buat ilustrasi yang menunjukkan konsep skala secara visual. Mulai dari gambar kecil Bumi, lalu zoom out menunjukkan Tata Surya, lalu zoom out lagi menunjukkan posisi Tata Surya di dalam Galaksi Bima Sakti (spiral), lalu zoom out lagi menunjukkan Bima Sakti sebagai satu titik di antara banyak galaksi lain dalam sebuah Kluster Galaksi, lalu zoom out lagi menunjukkan banyak kluster galaksi dalam struktur jaring kosmik (cosmic web) di dalam lingkaran besar berlabel 'Alam Semesta Teramati (~93 Miliar Tahun Cahaya)'. Berikan label skala perkiraan (misal: Tata Surya ~ beberapa jam cahaya, Bima Sakti ~100.000 tahun cahaya, dll) di setiap tahap zoom out."</text:p>
            <text:p text:style-name="P11"/>
            <text:p text:style-name="Text_20_body"><text:span text:style-name="T1">Bab 11 selesai! Kita sudah membahas beberapa objek dan konsep paling bikin penasaran di alam semesta. Sekarang, siap untuk merenungkan pertanyaan-pertanyaan terbesar di bab terakhir? Silakan ketik "</text:span><text:span text:style-name="Strong_20_Emphasis"><text:span text:style-name="T1">YAX</text:span></text:span><text:span text:style-name="T1">" untuk </text:span><text:span text:style-name="Strong_20_Emphasis"><text:span text:style-name="T1">Bab 12: Pertanyaan Terbesar: Awal Mula dan Kehidupan Lain</text:span></text:span><text:span text:style-name="T1">.</text:span></text:p>
          </text:section>
          <text:section text:style-name="Sect1" text:name="feedback-form-68">
            <text:p text:style-name="P293"/>
          </text:section>
        </text:section>
        <text:section text:style-name="Sect1" text:name="7ea50911f9b10776">
          <text:p text:style-name="P143"/>
          <text:section text:style-name="Sect1" text:name="user-query-content-69">
            <text:p text:style-name="P313">YAX </text:p>
          </text:section>
          <text:p text:style-name="P293">Tampilkan alur berpikir</text:p>
          <text:section text:style-name="Sect2" text:name="model-response-message-contentr_7ea50911f9b10776">
            <text:p text:style-name="Text_20_body"><text:soft-page-break/><text:span text:style-name="T1">Oke, kita sudah sampai di bab terakhir petualangan pengetahuan kita! Setelah menjelajahi keajaiban di dalam diri, keunikan dunia hewan, dan objek-objek menakjubkan di alam semesta, sekarang saatnya kita merenungkan beberapa </text:span><text:span text:style-name="Strong_20_Emphasis"><text:span text:style-name="T1">pertanyaan paling mendasar, paling 'gede', dan paling bikin mikir</text:span></text:span><text:span text:style-name="T1"> tentang eksistensi kita dan jagat raya ini. Selamat datang di Bab 12!</text:span></text:p>
            <text:p text:style-name="P11"/>
            <text:p text:style-name="Text_20_body"><text:span text:style-name="Strong_20_Emphasis"><text:span text:style-name="T1">(Jawaban untuk Prompt: Pengantar Bab 12: Pertanyaan Terbesar: Awal Mula dan Kehidupan Lain)</text:span></text:span></text:p>
            <text:p text:style-name="P143">Kalau bab-bab sebelumnya kita banyak membahas 'apa' dan 'bagaimana', di bab penutup ini kita akan lebih banyak menyentuh pertanyaan 'kenapa' yang paling dalam dan 'bagaimana jika'. Kita akan masuk ke wilayah di mana sains bertemu dengan sedikit filsafat, menjelajahi batas-batas pengetahuan kita saat ini (Selasa pagi, 8 April 2025 WIB!), dan merenungkan misteri terbesar yang dihadapi umat manusia.</text:p>
            <text:p text:style-name="P143">Bersiaplah untuk memikirkan hal-hal seperti:</text:p>
            <text:list xml:id="list8828442471691523476" text:style-name="L135">
              <text:list-item>
                <text:p text:style-name="P278"><text:span text:style-name="Strong_20_Emphasis"><text:span text:style-name="T1">Dari Mana Semua Ini Berasal?</text:span></text:span><text:span text:style-name="T1"> Gimana sih </text:span><text:span text:style-name="Strong_20_Emphasis"><text:span text:style-name="T1">awal mula alam semesta</text:span></text:span><text:span text:style-name="T1"> kita yang maha luas ini? Benarkah dimulai dari sebuah 'ledakan' besar? Dan kenapa dia terus saja mengembang? </text:span></text:p>
              </text:list-item>
              <text:list-item>
                <text:p text:style-name="P278"><text:span text:style-name="Strong_20_Emphasis"><text:span text:style-name="T1">Apakah Kita Sendirian?</text:span></text:span><text:span text:style-name="T1"> Di antara triliunan bintang dan planet di luar sana, mungkinkah cuma Bumi satu-satunya tempat yang punya </text:span><text:span text:style-name="Strong_20_Emphasis"><text:span text:style-name="T1">kehidupan</text:span></text:span><text:span text:style-name="T1">? Kenapa kita begitu penasaran mencari 'tetangga' di planet lain? </text:span></text:p>
              </text:list-item>
              <text:list-item>
                <text:p text:style-name="P127"><text:span text:style-name="Strong_20_Emphasis"><text:span text:style-name="T1">Buat Apa Semua Ini?</text:span></text:span><text:span text:style-name="T1"> Kenapa sih kita, manusia, punya rasa ingin tahu yang begitu besar buat mempelajari bintang, galaksi, dan semua hal 'jauh' yang mungkin nggak ada hubungan langsungnya sama kehidupan sehari-hari kita? </text:span><text:span text:style-name="Strong_20_Emphasis"><text:span text:style-name="T1">Kenapa mempelajari luar angkasa itu penting?</text:span></text:span><text:span text:style-name="T1"> </text:span></text:p>
              </text:list-item>
            </text:list>
            <text:p text:style-name="P143">Bab ini adalah undangan buat kamu untuk ikut merenung, bertanya, dan mungkin terkagum-kagum (lagi!) pada betapa luar biasanya alam semesta ini dan betapa sedikitnya yang sebenarnya kita ketahui. Yuk, kita hadapi pertanyaan-pertanyaan terbesar ini bersama!</text:p>
            <text:p text:style-name="P11"/>
            <text:p text:style-name="Text_20_body"><text:soft-page-break/><text:span text:style-name="Strong_20_Emphasis"><text:span text:style-name="T1">(Tips Tambahan - Relevan dengan Jawaban):</text:span></text:span></text:p>
            <text:p text:style-name="Quotations"><text:span text:style-name="Strong_20_Emphasis"><text:span text:style-name="T1">Tips Diskusi Seru:</text:span></text:span><text:span text:style-name="T1"> Pertanyaan-pertanyaan di bab ini seringkali nggak punya jawaban yang simpel atau pasti (setidaknya untuk saat ini!). Ini justru bikin seru buat didiskusikan! Coba deh ajak ngobrol teman, keluarga, atau gurumu tentang topik-topik ini. Dengerin pendapat mereka, sampaikan apa yang kamu pikirkan setelah baca bab ini. Berbagi pemikiran tentang misteri alam semesta bisa jadi obrolan yang asyik banget!</text:span></text:p>
            <text:p text:style-name="Text_20_body"><text:span text:style-name="Strong_20_Emphasis"><text:span text:style-name="T1">(Kutipan Relevan - Opsional):</text:span></text:span></text:p>
            <text:p text:style-name="Quotations"><text:span text:style-name="Emphasis"><text:span text:style-name="T1">"Hal yang paling tidak dapat dipahami tentang alam semesta adalah bahwa ia dapat dipahami."</text:span></text:span><text:span text:style-name="T1"> - Albert Einstein (Adaptasi: </text:span><text:span text:style-name="Emphasis"><text:span text:style-name="T1">"Kata Om Einstein, yang paling aneh soal alam semesta itu justru fakta bahwa kita bisa mencoba memahaminya! Yuk kita coba pahami pertanyaan-pertanyaan terbesarnya."</text:span></text:span><text:span text:style-name="T1">)</text:span></text:p>
            <text:p text:style-name="Text_20_body"><text:span text:style-name="Strong_20_Emphasis"><text:span text:style-name="T1">(Prompt Pembuatan Gambar Ilustrasi - Opsional):</text:span></text:span></text:p>
            <text:p text:style-name="P6">"Gambarkan siluet seorang remaja berdiri di puncak bukit pada malam hari, menatap langit luas yang penuh bintang, galaksi, dan nebula berwarna-warni. Di langit itu, tambahkan beberapa simbol tanda tanya (?) besar yang transparan. Mungkin ada juga ikon kecil yang mewakili Big Bang (titik ledakan kecil), DNA (kehidupan), dan teleskop (eksplorasi)."</text:p>
            <text:p text:style-name="P11"/>
            <text:p text:style-name="Text_20_body"><text:span text:style-name="T1">Pengantar Bab 12 selesai. Mari kita mulai dengan pertanyaan tentang awal mula dan perluasan alam semesta. Silakan ketik "</text:span><text:span text:style-name="Strong_20_Emphasis"><text:span text:style-name="T1">YAX</text:span></text:span><text:span text:style-name="T1">" untuk </text:span><text:span text:style-name="Strong_20_Emphasis"><text:span text:style-name="T1">Subbab 12.1: Kenapa alam semesta terus mengembang?</text:span></text:span></text:p>
          </text:section>
          <text:section text:style-name="Sect1" text:name="feedback-form-69">
            <text:p text:style-name="P293"/>
          </text:section>
        </text:section>
        <text:section text:style-name="Sect1" text:name="58c0ed4f554069b2">
          <text:p text:style-name="P143"/>
          <text:section text:style-name="Sect1" text:name="user-query-content-70">
            <text:p text:style-name="P313">YAX </text:p>
          </text:section>
          <text:p text:style-name="P293">Tampilkan alur berpikir</text:p>
          <text:section text:style-name="Sect2" text:name="model-response-message-contentr_58c0ed4f554069b2">
            <text:p text:style-name="P143">Oke, mari kita mulai membahas pertanyaan super besar pertama di bab terakhir ini!</text:p>
            <text:p text:style-name="P11"><text:soft-page-break/></text:p>
            <text:p text:style-name="Text_20_body"><text:span text:style-name="Strong_20_Emphasis"><text:span text:style-name="T1">(Jawaban untuk Prompt: Isi Mendalam Subbab 12.1: Kenapa alam semesta terus mengembang? (Teori Big Bang &amp; Ekspansi))</text:span></text:span></text:p>
            <text:p text:style-name="Text_20_body"><text:span text:style-name="T1">Gimana sih ceritanya alam semesta kita yang super luas ini bisa ada? Model ilmiah terbaik yang kita punya saat ini untuk menjelaskan asal-usul dan evolusi awal alam semesta adalah </text:span><text:span text:style-name="Strong_20_Emphasis"><text:span text:style-name="T1">Teori Big Bang</text:span></text:span><text:span text:style-name="T1">.</text:span></text:p>
            <text:p text:style-name="Text_20_body"><text:span text:style-name="Strong_20_Emphasis"><text:span text:style-name="T1">Big Bang: Bukan Ledakan Biasa!</text:span></text:span></text:p>
            <text:p text:style-name="Text_20_body"><text:span text:style-name="T1">Penting banget buat dipahami: Teori Big Bang itu </text:span><text:span text:style-name="Strong_20_Emphasis"><text:span text:style-name="T1">bukan</text:span></text:span><text:span text:style-name="T1"> berarti ada 'bom' raksasa yang meledak di satu titik di tengah ruang kosong. Bukan begitu! Teori Big Bang justru bilang kalau </text:span><text:span text:style-name="Strong_20_Emphasis"><text:span text:style-name="T1">ruang dan waktu itu sendiri dimulai</text:span></text:span><text:span text:style-name="T1"> dari kondisi yang </text:span><text:span text:style-name="Strong_20_Emphasis"><text:span text:style-name="T1">luar biasa padat dan super duper panas</text:span></text:span><text:span text:style-name="T1"> sekitar </text:span><text:span text:style-name="Strong_20_Emphasis"><text:span text:style-name="T1">13,8 miliar tahun yang lalu</text:span></text:span><text:span text:style-name="T1">. Sejak 'momen' awal itu, alam semesta </text:span><text:span text:style-name="Strong_20_Emphasis"><text:span text:style-name="T1">terus menerus mengembang atau 'melar'</text:span></text:span><text:span text:style-name="T1">, mendingin, dan berevolusi menjadi seperti yang kita lihat sekarang.</text:span></text:p>
            <text:p text:style-name="Text_20_body"><text:span text:style-name="T1">Bayangin aja permukaan sebuah balon yang lagi ditiup. Kalau kamu gambar titik-titik (ibarat galaksi) di permukaan balon itu, pas balonnya mengembang, semua titik akan saling menjauh satu sama lain, kan? Bukan karena titiknya bergerak di permukaan balon, tapi karena </text:span><text:span text:style-name="Strong_20_Emphasis"><text:span text:style-name="T1">permukaan balonnya (ruang angkasa) itu sendiri yang melar!</text:span></text:span><text:span text:style-name="T1"> Nah, ekspansi alam semesta itu kurang lebih kayak gitu.</text:span></text:p>
            <text:p text:style-name="Text_20_body"><text:span text:style-name="Strong_20_Emphasis"><text:span text:style-name="T1">Bukti Kalau Alam Semesta Memang Mengembang:</text:span></text:span></text:p>
            <text:p text:style-name="P143">Kok ilmuwan bisa seyakin itu kalau alam semesta mengembang? Ada beberapa bukti kuat:</text:p>
            <text:list xml:id="list5188835707165936162" text:style-name="L136">
              <text:list-item>
                <text:p text:style-name="P279"><text:span text:style-name="Strong_20_Emphasis"><text:span text:style-name="T1">Galaksi Saling Menjauh (Hukum Hubble &amp; Redshift):</text:span></text:span><text:span text:style-name="T1"> Pada tahun 1920-an, astronom Edwin Hubble mengamati bahwa hampir semua galaksi di luar galaksi kita itu bergerak </text:span><text:span text:style-name="Strong_20_Emphasis"><text:span text:style-name="T1">menjauhi</text:span></text:span><text:span text:style-name="T1"> kita. Dan yang lebih penting: </text:span><text:span text:style-name="Strong_20_Emphasis"><text:span text:style-name="T1">semakin jauh</text:span></text:span><text:span text:style-name="T1"> sebuah galaksi, </text:span><text:span text:style-name="Strong_20_Emphasis"><text:span text:style-name="T1">semakin cepat</text:span></text:span><text:span text:style-name="T1"> dia terlihat menjauh! Ini persis seperti yang diharapkan kalau ruang di antara kita dan galaksi itu memang sedang 'melar'. Kita tahu galaksi menjauh karena cahaya dari mereka mengalami </text:span><text:span text:style-name="Strong_20_Emphasis"><text:span text:style-name="T1">pergeseran merah (redshift)</text:span></text:span><text:span text:style-name="T1">—panjang gelombang cahayanya jadi 'melar' atau bergeser ke arah warna merah saat ruang yang dilewatinya mengembang. </text:span></text:p>
              </text:list-item>
              <text:list-item>
                <text:p text:style-name="P128"><text:span text:style-name="Strong_20_Emphasis"><text:span text:style-name="T1">'Gema' Big Bang (Cosmic Microwave Background - CMB):</text:span></text:span><text:span text:style-name="T1"> Kalau </text:span><text:soft-page-break/><text:span text:style-name="T1">alam semesta dulu super panas dan padat, pasti ada 'sisa panas'-nya dong? Ternyata benar! Ilmuwan berhasil mendeteksi adanya </text:span><text:span text:style-name="Strong_20_Emphasis"><text:span text:style-name="T1">radiasi gelombang mikro samar</text:span></text:span><text:span text:style-name="T1"> yang datang dari segala arah di langit dengan suhu sekitar -270 derajat Celsius. Radiasi ini, yang disebut </text:span><text:span text:style-name="Strong_20_Emphasis"><text:span text:style-name="T1">CMB</text:span></text:span><text:span text:style-name="T1">, diyakini sebagai 'cahaya sisa' atau 'gema' dari era awal alam semesta yang panas, yang sudah mendingin seiring ekspansi selama 13,8 miliar tahun. Penemuan CMB ini jadi bukti kuat banget buat Teori Big Bang. </text:span></text:p>
              </text:list-item>
            </text:list>
            <text:p text:style-name="Text_20_body"><text:span text:style-name="Strong_20_Emphasis"><text:span text:style-name="T1">Kenapa Terus Mengembang? Dan Kok Malah Makin Cepat?</text:span></text:span></text:p>
            <text:p text:style-name="P143">Ekspansi awal alam semesta itu didorong oleh 'ledakan' energi dari Big Bang itu sendiri. Gravitasi dari semua materi di alam semesta sebenarnya berusaha 'ngerem' ekspansi ini, menarik semuanya kembali. Ilmuwan dulu sempat bertanya-tanya, apakah ekspansinya akan melambat dan berhenti, atau malah berbalik jadi 'Big Crunch' (runtuh kembali)?</text:p>
            <text:p text:style-name="Text_20_body"><text:span text:style-name="T1">Tapi, kejutan datang di akhir tahun 1990-an! Pengamatan supernova yang sangat jauh menunjukkan bahwa ekspansi alam semesta itu </text:span><text:span text:style-name="Strong_20_Emphasis"><text:span text:style-name="T1">tidak melambat</text:span></text:span><text:span text:style-name="T1">, tapi justru </text:span><text:span text:style-name="Strong_20_Emphasis"><text:span text:style-name="T1">MAKIN CEPAT (dipercepat)!</text:span></text:span><text:span text:style-name="T1"> Ini penemuan yang menggemparkan!</text:span></text:p>
            <text:p text:style-name="Text_20_body"><text:span text:style-name="T1">Apa yang mendorong percepatan ini? Jujur, para ilmuwan </text:span><text:span text:style-name="Strong_20_Emphasis"><text:span text:style-name="T1">belum tahu pasti!</text:span></text:span><text:span text:style-name="T1"> Mereka menamakan 'sesuatu' misterius yang jadi penyebabnya ini </text:span><text:span text:style-name="Strong_20_Emphasis"><text:span text:style-name="T1">Energi Gelap (Dark Energy)</text:span></text:span><text:span text:style-name="T1">. Energi Gelap ini diduga mengisi sebagian besar (sekitar 70%!) alam semesta dan punya sifat kayak 'anti-gravitasi', yaitu mendorong ruang angkasa untuk mengembang makin cepat. Sifat asli Energi Gelap ini masih jadi salah satu misteri terbesar dalam fisika dan kosmologi modern (hingga pagi ini, Selasa 8 April 2025!).</text:span></text:p>
            <text:p text:style-name="P143">Jadi, alam semesta terus mengembang karena 'dorongan' awal Big Bang, dan sekarang malah makin cepat karena didorong oleh Energi Gelap yang misterius!</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Batas Pengetahuan:</text:span></text:span><text:span text:style-name="T1"> Meskipun Teori Big Bang ini model terbaik kita, dia </text:span><text:span text:style-name="Strong_20_Emphasis"><text:span text:style-name="T1">nggak menjelaskan apa yang terjadi </text:span></text:span><text:span text:style-name="Strong_20_Emphasis"><text:span text:style-name="Emphasis"><text:span text:style-name="T1">tepat</text:span></text:span></text:span><text:span text:style-name="Strong_20_Emphasis"><text:span text:style-name="T1"> di momen nol</text:span></text:span><text:span text:style-name="T1"> (saat singularitas awal) atau </text:span><text:span text:style-name="Strong_20_Emphasis"><text:span text:style-name="T1">apa yang ada </text:span></text:span><text:span text:style-name="Strong_20_Emphasis"><text:span text:style-name="Emphasis"><text:span text:style-name="T1">sebelum</text:span></text:span></text:span><text:span text:style-name="Strong_20_Emphasis"><text:span text:style-name="T1"> </text:span></text:span><text:soft-page-break/><text:span text:style-name="Strong_20_Emphasis"><text:span text:style-name="T1">Big Bang</text:span></text:span><text:span text:style-name="T1"> (kalau memang ada 'sebelum'). Pertanyaan-pertanyaan ini masih jadi misteri besar dan mendorong para fisikawan buat mencari teori yang lebih dalam lagi (seperti teori string atau gravitasi kuantum). Sains itu selalu punya pertanyaan baru!</text:span></text:p>
            <text:p text:style-name="Text_20_body"><text:span text:style-name="Strong_20_Emphasis"><text:span text:style-name="T1">(Prompt Pembuatan Gambar Ilustrasi - Opsional):</text:span></text:span></text:p>
            <text:p text:style-name="Quotations"><text:span text:style-name="T1">"Buat ilustrasi timeline horizontal dari kiri ke kanan. Mulai dari titik super kecil, panas, padat di paling kiri berlabel 'Big Bang (~13,8 Miliar Tahun Lalu)'. Dari titik itu, gambarkan ruang yang mengembang seperti corong yang melebar ke kanan. Di bagian awal corong (dekat Big Bang), beri label 'Era Panas &amp; Padat'. Sedikit ke kanan, gambarkan area buram berlabel 'Pelepasan CMB'. Lebih ke kanan lagi, gambarkan munculnya titik-titik kecil (bintang/galaksi pertama). Semakin ke kanan (mendekati 'Sekarang'), gambarkan galaksi-galaksi yang sudah terbentuk dan jarak antar galaksi terlihat makin jauh. Di bagian kanan timeline (era sekarang dan masa depan), buat corongnya melebar </text:span><text:span text:style-name="Emphasis"><text:span text:style-name="T1">lebih cepat</text:span></text:span><text:span text:style-name="T1"> lagi dengan label 'Ekspansi Dipercepat (Energi Gelap?)'."</text:span></text:p>
            <text:p text:style-name="P11"/>
            <text:p text:style-name="Text_20_body"><text:span text:style-name="T1">Asal usul dan ekspansi alam semesta sudah dibahas. Sekarang, pertanyaan yang nggak kalah besarnya: adakah kehidupan lain di luar sana? Siap? Silakan ketik "</text:span><text:span text:style-name="Strong_20_Emphasis"><text:span text:style-name="T1">YAX</text:span></text:span><text:span text:style-name="T1">" untuk </text:span><text:span text:style-name="Strong_20_Emphasis"><text:span text:style-name="T1">Subbab 12.2: Kenapa kita mencari kehidupan di planet lain? Apakah kita sendirian?</text:span></text:span></text:p>
          </text:section>
          <text:section text:style-name="Sect1" text:name="feedback-form-70">
            <text:p text:style-name="P293"/>
          </text:section>
        </text:section>
        <text:section text:style-name="Sect1" text:name="770368230e8eeecf">
          <text:p text:style-name="P143"/>
          <text:section text:style-name="Sect1" text:name="user-query-content-71">
            <text:p text:style-name="P313">YAX </text:p>
          </text:section>
          <text:p text:style-name="P293">Tampilkan alur berpikir</text:p>
          <text:section text:style-name="Sect2" text:name="model-response-message-contentr_770368230e8eeecf">
            <text:p text:style-name="Text_20_body"><text:span text:style-name="T1">Oke, kita sampai pada pertanyaan yang mungkin paling sering ditanyakan manusia saat menatap langit malam (atau bahkan di pagi hari seperti sekarang, Selasa 8 April 2025 jam 6:14 pagi WIB!): </text:span><text:span text:style-name="Strong_20_Emphasis"><text:span text:style-name="T1">Apakah kita sendirian di alam semesta yang maha luas ini?</text:span></text:span><text:span text:style-name="T1"> Adakah kehidupan lain di luar sana, di planet-planet jauh yang mengitari bintang lain?</text:span></text:p>
            <text:p text:style-name="P11"/>
            <text:p text:style-name="Text_20_body"><text:soft-page-break/><text:span text:style-name="Strong_20_Emphasis"><text:span text:style-name="T1">(Jawaban untuk Prompt: Isi Mendalam Subbab 12.2: Kenapa kita mencari kehidupan di planet lain? Apakah kita sendirian?)</text:span></text:span></text:p>
            <text:p text:style-name="Text_20_body"><text:span text:style-name="T1">Pertanyaan "Apakah kita sendirian?" ini bukan cuma pertanyaan iseng, tapi salah satu </text:span><text:span text:style-name="Strong_20_Emphasis"><text:span text:style-name="T1">pertanyaan paling mendasar dan paling dalam</text:span></text:span><text:span text:style-name="T1"> yang bisa kita ajukan sebagai manusia. Pertanyaan ini menyentuh rasa ingin tahu kita tentang asal-usul kehidupan itu sendiri dan tempat kita di dalam skema kosmik yang maha besar.</text:span></text:p>
            <text:p text:style-name="Text_20_body"><text:span text:style-name="Strong_20_Emphasis"><text:span text:style-name="T1">Kenapa Kita Repot-repot Mencari 'Tetangga' Kosmik?</text:span></text:span></text:p>
            <text:p text:style-name="Text_20_body"><text:span text:style-name="T1">Ada beberapa alasan kuat kenapa para ilmuwan (dalam bidang yang disebut </text:span><text:span text:style-name="Strong_20_Emphasis"><text:span text:style-name="T1">Astrobiologi</text:span></text:span><text:span text:style-name="T1">) begitu bersemangat mencari tanda-tanda kehidupan di luar Bumi:</text:span></text:p>
            <text:list xml:id="list6393742671833403341" text:style-name="L137">
              <text:list-item>
                <text:p text:style-name="P280"><text:span text:style-name="Strong_20_Emphasis"><text:span text:style-name="T1">Memahami Asal Usul Kehidupan:</text:span></text:span><text:span text:style-name="T1"> Dengan mencari kehidupan di tempat lain (atau mencari kondisi yang memungkinkan kehidupan), kita bisa belajar banyak tentang bagaimana kehidupan bisa muncul dari materi tak hidup. Apakah kehidupan di Bumi ini 'kebetulan' yang super langka, ataukah proses yang cukup 'umum' terjadi jika kondisinya tepat? </text:span></text:p>
              </text:list-item>
              <text:list-item>
                <text:p text:style-name="P280"><text:span text:style-name="Strong_20_Emphasis"><text:span text:style-name="T1">Mencari Tahu Apakah Kehidupan Itu Universal:</text:span></text:span><text:span text:style-name="T1"> Menemukan kehidupan lain, bahkan cuma mikroba sederhana di planet Mars atau di bawah lautan es bulan Jupiter/Saturnus, akan jadi </text:span><text:span text:style-name="Strong_20_Emphasis"><text:span text:style-name="T1">bukti revolusioner</text:span></text:span><text:span text:style-name="T1"> bahwa kehidupan bukanlah monopoli Bumi. Ini akan mengubah pandangan kita tentang biologi secara fundamental. </text:span></text:p>
              </text:list-item>
              <text:list-item>
                <text:p text:style-name="P129"><text:span text:style-name="Strong_20_Emphasis"><text:span text:style-name="T1">Menjawab Rasa Ingin Tahu Murni:</text:span></text:span><text:span text:style-name="T1"> Manusia itu makhluk yang penuh rasa ingin tahu! Mengetahui apakah kita berbagi alam semesta dengan bentuk kehidupan lain adalah salah satu dorongan eksplorasi terbesar kita. </text:span></text:p>
              </text:list-item>
            </text:list>
            <text:p text:style-name="Text_20_body"><text:span text:style-name="Strong_20_Emphasis"><text:span text:style-name="T1">Apa Sih yang Dicari Para 'Pemburu Alien' Ini?</text:span></text:span></text:p>
            <text:p text:style-name="Text_20_body"><text:span text:style-name="T1">Karena kita belum tahu pasti bentuk kehidupan lain itu seperti apa, pencarian saat ini biasanya fokus pada mencari kondisi yang memungkinkan </text:span><text:span text:style-name="Strong_20_Emphasis"><text:span text:style-name="T1">kehidupan seperti yang kita kenal di Bumi</text:span></text:span><text:span text:style-name="T1"> (berbasis karbon dan membutuhkan air), karena itulah satu-satunya contoh kehidupan yang kita punya! Syarat utama yang dicari adalah:</text:span></text:p>
            <text:list xml:id="list8937380629213082408" text:style-name="L138">
              <text:list-item>
                <text:p text:style-name="P281"><text:span text:style-name="Strong_20_Emphasis"><text:span text:style-name="T1">Air dalam Bentuk Cair:</text:span></text:span><text:span text:style-name="T1"> Air dianggap pelarut 'ajaib' yang </text:span><text:soft-page-break/><text:span text:style-name="T1">memungkinkan reaksi kimia kompleks kehidupan terjadi. Makanya, para ilmuwan getol mencari planet-planet yang berada di </text:span><text:span text:style-name="Strong_20_Emphasis"><text:span text:style-name="T1">Zona Layak Huni (Habitable Zone)</text:span></text:span><text:span text:style-name="T1"> bintangnya – yaitu jarak orbit di mana suhu planet memungkinkan air tetap cair di permukaannya (nggak terlalu panas sampai menguap, nggak terlalu dingin sampai beku total). </text:span></text:p>
              </text:list-item>
              <text:list-item>
                <text:p text:style-name="P281"><text:span text:style-name="Strong_20_Emphasis"><text:span text:style-name="T1">Sumber Energi:</text:span></text:span><text:span text:style-name="T1"> Kehidupan butuh energi. Bisa dari cahaya bintang induk (buat fotosintesis) atau dari energi kimia (seperti di dasar laut Bumi). </text:span></text:p>
              </text:list-item>
              <text:list-item>
                <text:p text:style-name="P130"><text:span text:style-name="Strong_20_Emphasis"><text:span text:style-name="T1">Bahan Baku Kimia:</text:span></text:span><text:span text:style-name="T1"> Ketersediaan elemen-elemen penting seperti Karbon, Hidrogen, Nitrogen, Oksigen, Fosfor, Sulfur (disingkat CHNOPS) dan molekul organik dasar lainnya. </text:span></text:p>
              </text:list-item>
            </text:list>
            <text:p text:style-name="Text_20_body"><text:span text:style-name="Strong_20_Emphasis"><text:span text:style-name="T1">Gimana Cara Mencari 'Mereka'?</text:span></text:span></text:p>
            <text:p text:style-name="P143">Pencarian kehidupan di luar Bumi dilakukan dengan berbagai cara:</text:p>
            <text:list xml:id="list3209701729608096824" text:style-name="L139">
              <text:list-item>
                <text:p text:style-name="P282"><text:span text:style-name="Strong_20_Emphasis"><text:span text:style-name="T1">Berburu Planet Ekstrasurya (Exoplanet):</text:span></text:span><text:span text:style-name="T1"> Menggunakan teleskop super canggih di Bumi maupun di luar angkasa (seperti Kepler, TESS, dan James Webb Space Telescope/JWST), para astronom sudah menemukan </text:span><text:span text:style-name="Strong_20_Emphasis"><text:span text:style-name="T1">ribuan planet</text:span></text:span><text:span text:style-name="T1"> yang mengorbit bintang selain Matahari! Mereka fokus mencari planet seukuran Bumi di zona layak huni. </text:span></text:p>
              </text:list-item>
              <text:list-item>
                <text:p text:style-name="P282"><text:span text:style-name="Strong_20_Emphasis"><text:span text:style-name="T1">Menganalisis 'Bau Napas' Planet Lain (Atmosfer Exoplanet):</text:span></text:span><text:span text:style-name="T1"> Dengan teknologi spektroskopi pada teleskop JWST, ilmuwan bisa menganalisis cahaya bintang yang melewati atmosfer sebuah exoplanet. Dari situ, mereka bisa mendeteksi gas apa saja yang ada di atmosfer planet itu. Mereka mencari </text:span><text:span text:style-name="Strong_20_Emphasis"><text:span text:style-name="T1">'tanda tangan biologis' (biosignatures)</text:span></text:span><text:span text:style-name="T1"> – misalnya, keberadaan gas oksigen dan metana secara bersamaan dalam jumlah banyak, yang di Bumi ini biasanya dihasilkan oleh aktivitas biologis. </text:span></text:p>
              </text:list-item>
              <text:list-item>
                <text:p text:style-name="P131"><text:span text:style-name="Strong_20_Emphasis"><text:span text:style-name="T1">'Nguping' Sinyal dari Langit (SETI):</text:span></text:span><text:span text:style-name="T1"> Proyek </text:span><text:span text:style-name="Strong_20_Emphasis"><text:span text:style-name="T1">SETI (Search for Extraterrestrial Intelligence)</text:span></text:span><text:span text:style-name="T1"> punya pendekatan berbeda. Mereka menggunakan teleskop radio raksasa buat 'mendengarkan' sinyal radio dari bintang-bintang jauh, mencari pola sinyal yang teratur dan kompleks yang </text:span><text:span text:style-name="Strong_20_Emphasis"><text:span text:style-name="T1">tidak mungkin dihasilkan oleh alam</text:span></text:span><text:span text:style-name="T1">, yang bisa jadi merupakan pesan dari peradaban teknologi maju. Mereka juga mencari sinyal laser buatan. </text:span></text:p>
              </text:list-item>
            </text:list>
            <text:p text:style-name="Text_20_body"><text:soft-page-break/><text:span text:style-name="Strong_20_Emphasis"><text:span text:style-name="T1">Jadi, Jawabannya Apa? Apakah Kita Sendirian?</text:span></text:span></text:p>
            <text:p text:style-name="P143">Hingga detik ini (Selasa, 8 April 2025):</text:p>
            <text:list xml:id="list3796296883824769285" text:style-name="L140">
              <text:list-item>
                <text:p text:style-name="P283"><text:span text:style-name="T1">Kita sudah tahu bahwa planet di luar Tata Surya kita itu </text:span><text:span text:style-name="Strong_20_Emphasis"><text:span text:style-name="T1">sangat banyak</text:span></text:span><text:span text:style-name="T1">. Beberapa bahkan punya potensi layak huni! </text:span></text:p>
              </text:list-item>
              <text:list-item>
                <text:p text:style-name="P132"><text:span text:style-name="T1">TAPI, kita </text:span><text:span text:style-name="Strong_20_Emphasis"><text:span text:style-name="T1">belum menemukan satu pun bukti yang pasti dan meyakinkan</text:span></text:span><text:span text:style-name="T1"> tentang adanya kehidupan di luar Bumi, baik itu mikroba apalagi peradaban cerdas. Belum ada sinyal SETI yang terkonfirmasi, belum ada biosignature di atmosfer exoplanet yang 100% nggak bisa dijelaskan oleh proses non-biologis. </text:span></text:p>
              </text:list-item>
            </text:list>
            <text:p text:style-name="Text_20_body"><text:span text:style-name="T1">Jadi, jawaban paling jujur untuk pertanyaan "Apakah kita sendirian?" adalah: </text:span><text:span text:style-name="Strong_20_Emphasis"><text:span text:style-name="T1">Kita belum tahu.</text:span></text:span><text:span text:style-name="T1"> Misteri ini masih terbuka lebar, dan pencarian terus berlanjut dengan teknologi yang makin canggih!</text:span></text:p>
            <text:p text:style-name="Text_20_body"><text:span text:style-name="Strong_20_Emphasis"><text:span text:style-name="T1">Apa Artinya Kalau Ketemu (atau Tidak Ketemu)?</text:span></text:span></text:p>
            <text:list xml:id="list5594942371527709947" text:style-name="L141">
              <text:list-item>
                <text:p text:style-name="P284"><text:span text:style-name="Strong_20_Emphasis"><text:span text:style-name="T1">Kalau ketemu</text:span></text:span><text:span text:style-name="T1"> kehidupan lain, ini akan jadi penemuan paling mengguncang dalam sejarah, mengubah cara kita memandang diri sendiri dan alam semesta. </text:span></text:p>
              </text:list-item>
              <text:list-item>
                <text:p text:style-name="P133"><text:span text:style-name="Strong_20_Emphasis"><text:span text:style-name="T1">Kalau setelah mencari sekian lama kita </text:span></text:span><text:span text:style-name="Strong_20_Emphasis"><text:span text:style-name="Emphasis"><text:span text:style-name="T1">tidak</text:span></text:span></text:span><text:span text:style-name="Strong_20_Emphasis"><text:span text:style-name="T1"> menemukan bukti apapun</text:span></text:span><text:span text:style-name="T1"> (meskipun membuktikan 'tidak ada' itu sangat sulit), ini akan semakin menekankan betapa spesial, langka, dan berharganya kehidupan yang ada di Bumi kita ini. Membuat kita punya tanggung jawab lebih besar untuk menjaganya. </text:span></text:p>
              </text:list-item>
            </text:list>
            <text:p text:style-name="P143">Pencarian ini adalah salah satu petualangan ilmiah terbesar umat manusia!</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Teka-teki Fermi:</text:span></text:span><text:span text:style-name="T1"> Ada paradoks menarik namanya </text:span><text:span text:style-name="Strong_20_Emphasis"><text:span text:style-name="T1">Paradoks Fermi</text:span></text:span><text:span text:style-name="T1">. Intinya: Kalau alam semesta ini begitu luas dan tua, dan ada kemungkinan besar kehidupan cerdas lain bisa muncul, </text:span><text:span text:style-name="Emphasis"><text:span text:style-name="T1">kenapa kita belum melihat tanda-tanda keberadaan mereka? Di mana semua orang?</text:span></text:span><text:span text:style-name="T1"> Ada banyak kemungkinan jawaban untuk paradoks ini (mulai dari kehidupan itu super langka, peradaban cenderung menghancurkan diri sendiri, sampai mereka ada tapi sengaja nggak kontak kita!), dan ini seru banget buat dipikirin dan didiskusikan!</text:span></text:p>
            <text:p text:style-name="Text_20_body"><text:soft-page-break/><text:span text:style-name="Strong_20_Emphasis"><text:span text:style-name="T1">(Prompt Pembuatan Gambar Ilustrasi - Opsional):</text:span></text:span></text:p>
            <text:p text:style-name="P6">"Gambarkan Bumi di satu sisi. Dari Bumi, arahkan sebuah teleskop besar dan sebuah piringan radio raksasa ke arah langit luas yang penuh bintang dan beberapa ikon planet ekstrasurya (planet di luar tata surya kita). Beberapa exoplanet diberi lingkaran hijau berlabel 'Zona Layak Huni'. Cahaya dari satu exoplanet dianalisis oleh teleskop, menunjukkan grafik spektrum kecil dengan puncak O2 dan CH4 (beri label 'Biosignatures?'). Piringan radio menerima sinyal acak ('noise') tapi ada satu sinyal berpola teratur yang masuk (beri label 'Sinyal SETI?'). Di tengah hamparan bintang, tambahkan siluet alien kartun yang melambai dengan tanda tanya besar di atasnya."</text:p>
            <text:p text:style-name="P11"/>
            <text:p text:style-name="Text_20_body"><text:span text:style-name="T1">Pertanyaan tentang kehidupan lain sudah kita renungkan. Tinggal satu pertanyaan reflektif terakhir di Bab 12: kenapa sih semua ini penting buat kita pelajari? Siap? Silakan ketik "</text:span><text:span text:style-name="Strong_20_Emphasis"><text:span text:style-name="T1">YAX</text:span></text:span><text:span text:style-name="T1">" untuk </text:span><text:span text:style-name="Strong_20_Emphasis"><text:span text:style-name="T1">Subbab 12.3: Kenapa mempelajari luar angkasa itu penting?</text:span></text:span></text:p>
          </text:section>
          <text:section text:style-name="Sect1" text:name="feedback-form-71">
            <text:p text:style-name="P293"/>
          </text:section>
        </text:section>
        <text:section text:style-name="Sect1" text:name="7801936697cf5fb5">
          <text:p text:style-name="P143"/>
          <text:section text:style-name="Sect1" text:name="user-query-content-72">
            <text:p text:style-name="P313">YAX </text:p>
          </text:section>
          <text:p text:style-name="P293">Tampilkan alur berpikir</text:p>
          <text:section text:style-name="Sect2" text:name="model-response-message-contentr_7801936697cf5fb5">
            <text:p text:style-name="Text_20_body"><text:span text:style-name="T1">Baik, ini dia perhentian terakhir kita dalam menjelajahi 'kenapa' di alam semesta, sebelum kita benar-benar menutup buku ini. Pertanyaan kali ini lebih reflektif: Oke, semua ini keren banget, tapi... </text:span><text:span text:style-name="Strong_20_Emphasis"><text:span text:style-name="T1">kenapa sih mempelajari luar angkasa itu penting?</text:span></text:span><text:span text:style-name="T1"> Apa gunanya buat kita yang hidup di Bumi, di Indonesia, di pagi hari Selasa 8 April 2025 ini?</text:span></text:p>
            <text:p text:style-name="P11"/>
            <text:p text:style-name="Text_20_body"><text:span text:style-name="Strong_20_Emphasis"><text:span text:style-name="T1">(Jawaban untuk Prompt: Isi Mendalam Subbab 12.3: Kenapa mempelajari luar angkasa itu penting?)</text:span></text:span></text:p>
            <text:p text:style-name="P143">Mungkin ada di antara kamu yang mikir, "Ngapain sih repot-repot neliti bintang yang jauhnya minta ampun atau mikirin lubang hitam? Mending urusin masalah di Bumi aja!" Pertanyaan itu wajar banget. Tapi, ternyata <text:soft-page-break/>mempelajari alam semesta dan menjelajahi luar angkasa itu punya banyak banget manfaat penting, baik secara langsung maupun tidak langsung, buat kita semua di Bumi. Ini beberapa alasannya:</text:p>
            <text:list xml:id="list3501809025751541983" text:style-name="L142">
              <text:list-item>
                <text:p text:style-name="P134"><text:span text:style-name="Strong_20_Emphasis"><text:span text:style-name="T1">Membuka Kunci Rahasia Alam Semesta (Kemajuan Pengetahuan Dasar):</text:span></text:span><text:span text:style-name="T1"> Ini mungkin alasan paling mendasar. Rasa ingin tahu itu ada dalam DNA kita! Mempelajari kosmos bantu kita menjawab pertanyaan-pertanyaan fundamental: Dari mana kita berasal? Bagaimana alam semesta terbentuk dan berevolusi? Apa hukum fisika yang mengatur segalanya? Dengan mengamati objek-objek ekstrem di luar angkasa, kita bisa menguji teori-teori fisika (kayak relativitas Einstein) sampai ke batasnya dan mungkin menemukan hukum alam baru.</text:span></text:p>
              </text:list-item>
              <text:list-item>
                <text:p text:style-name="P134"><text:span text:style-name="Strong_20_Emphasis"><text:span text:style-name="T1">Teknologi Canggih yang Kamu Nikmati Sekarang! (Spin-off Teknologi):</text:span></text:span><text:span text:style-name="T1"> Percaya nggak, banyak banget teknologi keren yang kita pakai sehari-hari itu lahir dari kebutuhan buat misi luar angkasa? Saat para ilmuwan dan insinyur ditantang buat bikin roket, satelit, atau alat canggih buat bertahan di luar angkasa, mereka harus menciptakan </text:span><text:span text:style-name="Strong_20_Emphasis"><text:span text:style-name="T1">teknologi baru</text:span></text:span><text:span text:style-name="T1">. Nah, teknologi ini seringkali bisa 'turun' dan dipakai buat keperluan di Bumi. Contohnya buanyaak banget:</text:span></text:p>
                <text:list>
                  <text:list-item>
                    <text:p text:style-name="P285"><text:span text:style-name="Strong_20_Emphasis"><text:span text:style-name="T1">GPS</text:span></text:span><text:span text:style-name="T1"> di HP kamu buat nunjukin jalan? Awalnya dikembangin buat navigasi satelit. </text:span></text:p>
                  </text:list-item>
                  <text:list-item>
                    <text:p text:style-name="P285"><text:span text:style-name="Strong_20_Emphasis"><text:span text:style-name="T1">Komunikasi satelit</text:span></text:span><text:span text:style-name="T1"> buat nonton TV kabel atau internetan di tempat terpencil? Jelas dari teknologi satelit. </text:span></text:p>
                  </text:list-item>
                  <text:list-item>
                    <text:p text:style-name="P285"><text:span text:style-name="Strong_20_Emphasis"><text:span text:style-name="T1">Material super ringan tapi kuat</text:span></text:span><text:span text:style-name="T1"> (buat pesawat, sepeda canggih, alat olahraga)? Banyak yang dikembangin buat pesawat ulang-alik atau roket. </text:span></text:p>
                  </text:list-item>
                  <text:list-item>
                    <text:p text:style-name="P285"><text:span text:style-name="Strong_20_Emphasis"><text:span text:style-name="T1">Sensor kamera digital</text:span></text:span><text:span text:style-name="T1"> (di HP atau kamera lain)? Teknologinya banyak berkembang dari kebutuhan buat teleskop luar angkasa dan satelit mata-mata. </text:span></text:p>
                  </text:list-item>
                  <text:list-item>
                    <text:p text:style-name="P285"><text:span text:style-name="Strong_20_Emphasis"><text:span text:style-name="T1">Filter air canggih</text:span></text:span><text:span text:style-name="T1">, </text:span><text:span text:style-name="Strong_20_Emphasis"><text:span text:style-name="T1">alat monitor detak jantung</text:span></text:span><text:span text:style-name="T1"> nirkabel, </text:span><text:span text:style-name="Strong_20_Emphasis"><text:span text:style-name="T1">panel surya</text:span></text:span><text:span text:style-name="T1"> yang makin efisien, bahkan </text:span><text:span text:style-name="Strong_20_Emphasis"><text:span text:style-name="T1">makanan bayi formula</text:span></text:span><text:span text:style-name="T1"> dan </text:span><text:span text:style-name="Strong_20_Emphasis"><text:span text:style-name="T1">bahan tahan api</text:span></text:span><text:span text:style-name="T1"> buat baju pemadam kebakaran! Semuanya punya 'akar' dari riset luar angkasa. Di Indonesia sendiri, satelit dipakai buat pantau cuaca, bantu pertanian, sampai mitigasi bencana. </text:span></text:p>
                  </text:list-item>
                </text:list>
              </text:list-item>
              <text:list-item>
                <text:p text:style-name="P134"><text:soft-page-break/><text:span text:style-name="Strong_20_Emphasis"><text:span text:style-name="T1">Melihat Bumi dari Sudut Pandang Baru (Perspektif Global &amp; Lingkungan):</text:span></text:span><text:span text:style-name="T1"> Pernah lihat foto Bumi dari luar angkasa? Si 'Kelereng Biru' (</text:span><text:span text:style-name="Emphasis"><text:span text:style-name="T1">Blue Marble</text:span></text:span><text:span text:style-name="T1">) atau titik biru pucat (</text:span><text:span text:style-name="Emphasis"><text:span text:style-name="T1">Pale Blue Dot</text:span></text:span><text:span text:style-name="T1">) yang melayang sendirian di kegelapan? Foto-foto ikonik ini punya dampak psikologis yang kuat banget. Mereka bikin kita sadar betapa </text:span><text:span text:style-name="Strong_20_Emphasis"><text:span text:style-name="T1">indahnya</text:span></text:span><text:span text:style-name="T1">, betapa </text:span><text:span text:style-name="Strong_20_Emphasis"><text:span text:style-name="T1">rapuhnya</text:span></text:span><text:span text:style-name="T1">, dan betapa </text:span><text:span text:style-name="Strong_20_Emphasis"><text:span text:style-name="T1">saling terhubungnya</text:span></text:span><text:span text:style-name="T1"> planet kita ini. Nggak ada tuh garis batas negara kelihatan dari angkasa. Ini menumbuhkan kesadaran global dan mengingatkan kita buat </text:span><text:span text:style-name="Strong_20_Emphasis"><text:span text:style-name="T1">menjaga satu-satunya rumah</text:span></text:span><text:span text:style-name="T1"> yang kita punya ini bersama-sama.</text:span></text:p>
              </text:list-item>
              <text:list-item>
                <text:p text:style-name="P134"><text:span text:style-name="Strong_20_Emphasis"><text:span text:style-name="T1">Menginspirasi Mimpi dan Generasi Baru (Inspirasi &amp; Pendidikan):</text:span></text:span><text:span text:style-name="T1"> Penjelajahan luar angkasa itu </text:span><text:span text:style-name="Strong_20_Emphasis"><text:span text:style-name="T1">keren</text:span></text:span><text:span text:style-name="T1">! Kisah para astronot, gambar-gambar indah dari teleskop Hubble atau James Webb, tantangan mendarat di Mars—semua ini </text:span><text:span text:style-name="Strong_20_Emphasis"><text:span text:style-name="T1">menangkap imajinasi</text:span></text:span><text:span text:style-name="T1"> kita, menjawab </text:span><text:span text:style-name="Strong_20_Emphasis"><text:span text:style-name="T1">dorongan alami manusia untuk bereksplorasi</text:span></text:span><text:span text:style-name="T1">, dan </text:span><text:span text:style-name="Strong_20_Emphasis"><text:span text:style-name="T1">menginspirasi anak-anak muda</text:span></text:span><text:span text:style-name="T1"> (kayak kamu!) buat tertarik belajar </text:span><text:span text:style-name="Strong_20_Emphasis"><text:span text:style-name="T1">Sains, Teknologi, Engineering, dan Matematika (STEM)</text:span></text:span><text:span text:style-name="T1">. Siapa tahu, kamu adalah salah satu astronot atau ilmuwan masa depan Indonesia?</text:span></text:p>
              </text:list-item>
              <text:list-item>
                <text:p text:style-name="P134"><text:span text:style-name="Strong_20_Emphasis"><text:span text:style-name="T1">Demi Masa Depan Jangka Panjang (Keamanan &amp; Kelangsungan Hidup):</text:span></text:span><text:span text:style-name="T1"> Mempelajari luar angkasa juga bantu kita mengidentifikasi dan memahami potensi </text:span><text:span text:style-name="Strong_20_Emphasis"><text:span text:style-name="T1">ancaman dari kosmos</text:span></text:span><text:span text:style-name="T1">, misalnya </text:span><text:span text:style-name="Strong_20_Emphasis"><text:span text:style-name="T1">asteroid</text:span></text:span><text:span text:style-name="T1"> yang bisa menabrak Bumi. Dengan mempelajarinya, kita bisa mengembangkan cara buat memitigasi risikonya. Selain itu, dalam jangka waktu yang </text:span><text:span text:style-name="Emphasis"><text:span text:style-name="T1">sangat</text:span></text:span><text:span text:style-name="T1"> panjang (ratusan atau ribuan tahun lagi?), pemahaman kita tentang planet lain mungkin jadi kunci buat mencari </text:span><text:span text:style-name="Strong_20_Emphasis"><text:span text:style-name="T1">sumber daya baru</text:span></text:span><text:span text:style-name="T1"> atau bahkan jadi 'sekoci penyelamat' buat </text:span><text:span text:style-name="Strong_20_Emphasis"><text:span text:style-name="T1">kelangsungan hidup spesies manusia</text:span></text:span><text:span text:style-name="T1"> jika (semoga tidak) Bumi sudah tidak bisa ditinggali lagi.</text:span></text:p>
              </text:list-item>
            </text:list>
            <text:p text:style-name="Text_20_body"><text:span text:style-name="T1">Jadi, mempelajari luar angkasa itu bukan cuma buang-buang uang buat hal yang jauh. Ini adalah </text:span><text:span text:style-name="Strong_20_Emphasis"><text:span text:style-name="T1">investasi</text:span></text:span><text:span text:style-name="T1"> buat pengetahuan kita, teknologi kita, cara pandang kita, inspirasi kita, dan bahkan mungkin masa depan jangka panjang kita sebagai spesies. Semua penemuan di luar sana, pada akhirnya, membawa manfaat kembali ke Bumi.</text:span></text:p>
            <text:p text:style-name="P11"/>
            <text:p text:style-name="Text_20_body"><text:soft-page-break/><text:span text:style-name="Strong_20_Emphasis"><text:span text:style-name="T1">(Tips Tambahan - Relevan dengan Jawaban):</text:span></text:span></text:p>
            <text:p text:style-name="Quotations"><text:span text:style-name="Strong_20_Emphasis"><text:span text:style-name="T1">Tips Ikuti Kabar Antariksa:</text:span></text:span><text:span text:style-name="T1"> Penasaran sama penemuan dan misi luar angkasa terbaru? Sekarang gampang banget lho buat ngikutinnya! Banyak situs web berita sains, kanal YouTube edukasi, atau akun media sosial resmi dari badan antariksa kayak NASA (Amerika), ESA (Eropa), atau bahkan BRIN/LAPAN (Indonesia!) yang sering ngasih update seru tentang misi robotik ke Mars, gambar-gambar baru dari teleskop James Webb, rencana peluncuran roket, dan banyak lagi. Tetap update itu cara keren buat lihat langsung gimana eksplorasi ini terus berjalan!</text:span></text:p>
            <text:p text:style-name="Text_20_body"><text:span text:style-name="Strong_20_Emphasis"><text:span text:style-name="T1">(Prompt Pembuatan Gambar Ilustrasi - Opsional):</text:span></text:span></text:p>
            <text:p text:style-name="P6">"Gambarkan planet Bumi di tengah. Dari Bumi, buat panah-panah melengkung keluar menuju ikon-ikon eksplorasi luar angkasa (misal: roket, satelit, teleskop luar angkasa, jejak kaki di Bulan/Mars). Lalu, buat panah-panah melengkung dari luar angkasa kembali ke Bumi, menunjuk ke ikon-ikon teknologi 'spin-off' di Bumi (misal: HP dengan peta GPS, antena parabola, panel surya di atap rumah, alat scan medis, grafik data cuaca/pertanian). Di salah satu sudut, tambahkan gambar 'Pale Blue Dot' (Bumi sebagai titik kecil dari jauh) untuk mewakili perubahan perspektif."</text:p>
            <text:p text:style-name="P11"/>
            <text:p text:style-name="Text_20_body"><text:span text:style-name="T1">Bab 12 dan seluruh bagian isi buku ini selesai kita bahas! Kita sudah melakukan perjalanan luar biasa dari dalam tubuh hingga ujung alam semesta teramati. Sekarang tinggal bagian terakhir: Penutup! Siap untuk merangkum semuanya? Silakan ketik "</text:span><text:span text:style-name="Strong_20_Emphasis"><text:span text:style-name="T1">YAX</text:span></text:span><text:span text:style-name="T1">" untuk </text:span><text:span text:style-name="Strong_20_Emphasis"><text:span text:style-name="T1">Prompt Penutup</text:span></text:span><text:span text:style-name="T1">.</text:span></text:p>
          </text:section>
          <text:section text:style-name="Sect1" text:name="feedback-form-72">
            <text:p text:style-name="P293"/>
          </text:section>
        </text:section>
        <text:section text:style-name="Sect1" text:name="aeb3c7ef8876c40e">
          <text:p text:style-name="P143"/>
          <text:section text:style-name="Sect1" text:name="user-query-content-73">
            <text:p text:style-name="P313">YAX </text:p>
          </text:section>
          <text:p text:style-name="P293">Tampilkan alur berpikir</text:p>
          <text:section text:style-name="Sect2" text:name="model-response-message-contentr_aeb3c7ef8876c40e">
            <text:p text:style-name="P143">Baiklah, inilah dia perhentian terakhir kita, bagian Penutup dari buku "Kenapa Ya?" ini!</text:p>
            <text:p text:style-name="P11"><text:soft-page-break/></text:p>
            <text:p text:style-name="Text_20_body"><text:span text:style-name="Strong_20_Emphasis"><text:span text:style-name="T1">(Jawaban untuk Prompt: Penutup: Jangan Pernah Berhenti Bertanya "Kenapa"!)</text:span></text:span></text:p>
            <text:p text:style-name="Text_20_body"><text:span text:style-name="T1">Wah, nggak terasa ya, petualangan super penasaran kita sudah sampai di halaman terakhir buku ini! Kita sudah melakukan perjalanan yang luar biasa seru, kan? Mulai dari 'mengoprek' mesin canggih di dalam </text:span><text:span text:style-name="Strong_20_Emphasis"><text:span text:style-name="T1">tubuh kita sendiri</text:span></text:span><text:span text:style-name="T1">, lalu terkagum-kagum sama trik dan kemampuan unik para penghuni </text:span><text:span text:style-name="Strong_20_Emphasis"><text:span text:style-name="T1">dunia hewan</text:span></text:span><text:span text:style-name="T1"> yang aneh tapi nyata, sampai akhirnya terbang jauh menjelajahi misteri </text:span><text:span text:style-name="Strong_20_Emphasis"><text:span text:style-name="T1">alam semesta</text:span></text:span><text:span text:style-name="T1"> yang maha luas, dari langit biru di atas kepala (meskipun sekarang masih pagi nih, Selasa 8 April 2025 jam 6:30 pagi WIB di Medan!) hingga lubang hitam dan batas pengamatan kita.</text:span></text:p>
            <text:p text:style-name="Text_20_body"><text:span text:style-name="T1">Ingat kan, kenapa judul buku ini "Kenapa Ya?"? Karena kunci dari semua penjelajahan kita adalah satu kata super sakti itu: </text:span><text:span text:style-name="Strong_20_Emphasis"><text:span text:style-name="T1">KENAPA?</text:span></text:span><text:span text:style-name="T1"> Bertanya 'kenapa' adalah 'bahan bakar' utama rasa ingin tahu kita, 'kunci' yang membuka pintu pemahaman baru tentang dunia di sekitar kita dan alam semesta yang lebih luas.</text:span></text:p>
            <text:p text:style-name="Text_20_body"><text:span text:style-name="T1">Tentu saja, jawaban-jawaban yang sudah kita bahas bareng-bareng di buku ini hanyalah </text:span><text:span text:style-name="Strong_20_Emphasis"><text:span text:style-name="T1">secuil kecil</text:span></text:span><text:span text:style-name="T1"> dari lautan ilmu pengetahuan yang ada. Masih banyaaak banget misteri lain yang menunggu untuk diungkap, pertanyaan baru yang menunggu untuk ditanyakan. Sains itu sendiri terus berkembang setiap hari!</text:span></text:p>
            <text:p text:style-name="Text_20_body"><text:span text:style-name="T1">Makanya, pesan terpenting dari buku ini cuma satu: </text:span><text:span text:style-name="Strong_20_Emphasis"><text:span text:style-name="T1">JANGAN PERNAH BERHENTI MERASA PENASARAN! JANGAN PERNAH BERHENTI BERTANYA "KENAPA?"</text:span></text:span></text:p>
            <text:p text:style-name="P143">Teruslah jadi pengamat yang jeli terhadap dunia di sekitarmu—entah itu di halaman rumahmu di Medan, di sekolah, pas lagi liburan, atau saat melihat berita sains terbaru. Teruslah bertanya tentang hal-hal yang bikin kamu tertarik. Jangan takut kalau pertanyaanmu terdengar 'aneh' atau 'sepele', karena seringkali pertanyaan sederhanalah yang memicu penemuan besar!</text:p>
            <text:p text:style-name="Text_20_body"><text:span text:style-name="T1">Dan yang nggak kalah penting, teruslah </text:span><text:span text:style-name="Strong_20_Emphasis"><text:span text:style-name="T1">mencari jawaban</text:span></text:span><text:span text:style-name="T1">! Baca buku-buku keren lainnya, tonton film dokumenter yang membuka wawasan, jelajahi situs-situs sains terpercaya di internet (hati-hati sama hoax ya!), tanya gurumu, diskusikan dengan teman dan keluargamu. Ilmu pengetahuan itu </text:span><text:soft-page-break/><text:span text:style-name="T1">ada di mana-mana, siap untuk kamu gali.</text:span></text:p>
            <text:p text:style-name="Text_20_body"><text:span text:style-name="T1">Kamu semua adalah </text:span><text:span text:style-name="Strong_20_Emphasis"><text:span text:style-name="T1">Penjelajah Super Penasaran</text:span></text:span><text:span text:style-name="T1">! Siapa tahu, rasa ingin tahumu hari ini akan membawamu menjadi ilmuwan, penemu, atau pemikir hebat di masa depan yang akan menjawab pertanyaan 'kenapa' generasi berikutnya.</text:span></text:p>
            <text:p text:style-name="P143">Terima kasih sudah ikut bertualang bersama buku ini. Teruslah bertanya, teruslah belajar, dan jangan pernah kehilangan rasa takjubmu pada keajaiban sains di sekitar kita! Sampai jumpa di petualangan berikutnya!</text:p>
            <text:p text:style-name="P11"/>
            <text:p text:style-name="Text_20_body"><text:span text:style-name="Strong_20_Emphasis"><text:span text:style-name="T1">(Tips Tambahan - Relevan dengan Jawaban):</text:span></text:span></text:p>
            <text:p text:style-name="Quotations"><text:span text:style-name="Strong_20_Emphasis"><text:span text:style-name="T1">Tips Jadi Pencari Info Andal:</text:span></text:span><text:span text:style-name="T1"> Di zaman internet ini, informasi ada di ujung jari, tapi nggak semuanya benar! Biasakan buat selalu cek sumber informasimu ya. Kalau baca berita sains atau fakta menarik, coba cari tahu siapa yang nulis, apakah dari lembaga/situs yang kredibel (universitas, lembaga penelitian kayak BRIN, majalah sains terkenal, museum, dll)? Jangan gampang percaya sama judul yang heboh atau info dari sumber nggak jelas. Jadi penjelajah yang cerdas juga berarti jadi pencari informasi yang kritis!</text:span></text:p>
            <text:p text:style-name="Text_20_body"><text:span text:style-name="Strong_20_Emphasis"><text:span text:style-name="T1">(Kutipan Relevan - Opsional):</text:span></text:span></text:p>
            <text:p text:style-name="Quotations"><text:span text:style-name="Emphasis"><text:span text:style-name="T1">"Yang penting adalah tidak berhenti bertanya. Rasa ingin tahu punya alasannya sendiri untuk ada."</text:span></text:span><text:span text:style-name="T1"> - Albert Einstein (Adaptasi: </text:span><text:span text:style-name="Emphasis"><text:span text:style-name="T1">"Kata Om Einstein (lagi dan lagi!), yang paling penting itu jangan stop nanya! Rasa penasaranmu itu berharga banget, jadi pelihara terus ya!"</text:span></text:span><text:span text:style-name="T1">)</text:span></text:p>
            <text:p text:style-name="Text_20_body"><text:span text:style-name="Strong_20_Emphasis"><text:span text:style-name="T1">(Prompt Pembuatan Gambar Ilustrasi - Opsional):</text:span></text:span></text:p>
            <text:p text:style-name="P6">"Gambarkan ilustrasi penutup yang ceria dan inspiratif. Tampilkan remaja (mungkin yang sama dari ilustrasi Kata Pengantar) sekarang memegang buku 'Kenapa Ya?' dengan ekspresi puas, percaya diri, dan mata tetap berbinar penasaran. Di sekelilingnya, bukan lagi tanda tanya, tapi mungkin bintang-bintang kecil, bola lampu ide yang menyala, ikon DNA, atom, <text:soft-page-break/>planet, dan hewan unik yang berwarna-warni, seolah menunjukkan pemahaman baru dan rasa ingin tahu yang terus berlanjut. Latar belakangnya bisa gradasi warna cerah atau siluet cakrawala."</text:p>
            <text:p text:style-name="P11"/>
            <text:p text:style-name="P143">Semua prompt untuk kerangka buku Anda telah saya jawab sesuai permintaan. Semoga ini sangat membantu dalam penyusunan buku "Kenapa Ya?: Edisi Super Penasaran" Anda! Jika ada hal lain yang bisa saya bantu, jangan ragu bertanya.</text:p>
          </text:section>
          <text:section text:style-name="Sect1" text:name="feedback-form-73">
            <text:p text:style-name="P293"/>
          </text:section>
        </text:section>
        <text:section text:style-name="Sect1" text:name="86e75c55bda3a0b0">
          <text:p text:style-name="P143"/>
          <text:section text:style-name="Sect1" text:name="user-query-content-74">
            <text:p text:style-name="P313">buat glosarium </text:p>
          </text:section>
          <text:p text:style-name="P293">Tampilkan alur berpikir</text:p>
          <text:section text:style-name="Sect2" text:name="model-response-message-contentr_86e75c55bda3a0b0">
            <text:p text:style-name="P143">Tentu, berdasarkan isi yang telah kita kembangkan untuk setiap bab, berikut adalah draf Glosarium yang bisa Anda sertakan di bagian akhir buku "Kenapa Ya?: Edisi Super Penasaran":</text:p>
            <text:p text:style-name="P11"/>
            <text:p text:style-name="Text_20_body"><text:span text:style-name="Strong_20_Emphasis"><text:span text:style-name="T1">GLOSARIUM: Kamus Mini Super Penasaran</text:span></text:span></text:p>
            <text:p text:style-name="P143">Bingung sama istilah-istilah keren yang muncul di buku ini? Tenang! Di sini kamu bisa temukan penjelasan singkat buat beberapa kata penting biar makin paham dan nggak penasaran lagi! (Disusun berdasarkan abjad).</text:p>
            <text:list xml:id="list9074306918767141613" text:style-name="L143">
              <text:list-item>
                <text:p text:style-name="P286"><text:span text:style-name="Strong_20_Emphasis"><text:span text:style-name="T1">Adrenalin (Epinephrine):</text:span></text:span><text:span text:style-name="T1"> Hormon dan neurotransmitter yang dilepaskan saat stres atau bersemangat, memicu respons 'lawan atau lari' (detak jantung cepat, energi meningkat). </text:span></text:p>
              </text:list-item>
              <text:list-item>
                <text:p text:style-name="P286"><text:span text:style-name="Strong_20_Emphasis"><text:span text:style-name="T1">Alami Semesta Teramati (Observable Universe):</text:span></text:span><text:span text:style-name="T1"> Bagian dari alam semesta yang cahayanya sudah sempat mencapai Bumi sejak Big Bang (sekitar 13,8 miliar tahun lalu). Ukuran total alam semesta mungkin jauh lebih besar. </text:span></text:p>
              </text:list-item>
              <text:list-item>
                <text:p text:style-name="P286"><text:span text:style-name="Strong_20_Emphasis"><text:span text:style-name="T1">Alveolus (jamak: Alveoli):</text:span></text:span><text:span text:style-name="T1"> Kantung udara super kecil di dalam paru-paru tempat terjadinya pertukaran gas oksigen (O2) dan karbon dioksida (CO2) antara udara dan darah. </text:span></text:p>
              </text:list-item>
              <text:list-item>
                <text:p text:style-name="P286"><text:span text:style-name="Strong_20_Emphasis"><text:span text:style-name="T1">Amigdala:</text:span></text:span><text:span text:style-name="T1"> Bagian otak (dalam sistem limbik) yang berperan penting </text:span><text:soft-page-break/><text:span text:style-name="T1">dalam memproses emosi, terutama rasa takut, marah, dan kesenangan; bertindak sebagai 'detektor' cepat. </text:span></text:p>
              </text:list-item>
              <text:list-item>
                <text:p text:style-name="P286"><text:span text:style-name="Strong_20_Emphasis"><text:span text:style-name="T1">Androgen:</text:span></text:span><text:span text:style-name="T1"> Kelompok hormon seks pria (tapi juga ada pada wanita dalam jumlah kecil), seperti testosteron, yang berperan besar dalam perubahan fisik saat pubertas (pertumbuhan rambut, produksi minyak, perubahan suara). </text:span></text:p>
              </text:list-item>
              <text:list-item>
                <text:p text:style-name="P286"><text:span text:style-name="Strong_20_Emphasis"><text:span text:style-name="T1">Angiogenesis:</text:span></text:span><text:span text:style-name="T1"> Proses pembentukan pembuluh darah baru, penting dalam penyembuhan luka dan pertumbuhan jaringan. </text:span></text:p>
              </text:list-item>
              <text:list-item>
                <text:p text:style-name="P286"><text:span text:style-name="Strong_20_Emphasis"><text:span text:style-name="T1">Astrobiologi:</text:span></text:span><text:span text:style-name="T1"> Bidang ilmu yang mempelajari asal-usul, evolusi, distribusi, dan masa depan kehidupan di alam semesta; mencari tanda-tanda kehidupan di luar Bumi. </text:span></text:p>
              </text:list-item>
              <text:list-item>
                <text:p text:style-name="P286"><text:span text:style-name="Strong_20_Emphasis"><text:span text:style-name="T1">Atmosfer Bumi:</text:span></text:span><text:span text:style-name="T1"> Lapisan gas tebal yang menyelimuti planet Bumi, melindungi kita dan memengaruhi cuaca serta fenomena langit (seperti warna biru langit dan kelap-kelip bintang). </text:span></text:p>
              </text:list-item>
              <text:list-item>
                <text:p text:style-name="P286"><text:span text:style-name="Strong_20_Emphasis"><text:span text:style-name="T1">ATP (Adenosin Trifosfat):</text:span></text:span><text:span text:style-name="T1"> Molekul 'baterai' energi utama yang digunakan oleh sel-sel makhluk hidup untuk melakukan berbagai aktivitas. </text:span></text:p>
              </text:list-item>
              <text:list-item>
                <text:p text:style-name="P286"><text:span text:style-name="Strong_20_Emphasis"><text:span text:style-name="T1">Batang Otak (Brainstem):</text:span></text:span><text:span text:style-name="T1"> Bagian dasar otak yang menghubungkan otak besar ke sumsum tulang belakang; mengontrol fungsi vital otomatis seperti pernapasan, detak jantung, dan tidur. </text:span></text:p>
              </text:list-item>
              <text:list-item>
                <text:p text:style-name="P286"><text:span text:style-name="Strong_20_Emphasis"><text:span text:style-name="T1">Bekas Luka (Jaringan Parut / Scar Tissue):</text:span></text:span><text:span text:style-name="T1"> Jaringan yang terbentuk setelah luka sembuh; terdiri dari kolagen yang ditata ulang, biasanya kurang fleksibel dan kuat dibanding kulit asli. </text:span></text:p>
              </text:list-item>
              <text:list-item>
                <text:p text:style-name="P286"><text:span text:style-name="Strong_20_Emphasis"><text:span text:style-name="T1">Bekuan Darah (Clot):</text:span></text:span><text:span text:style-name="T1"> Gumpalan darah yang terbentuk dari trombosit dan jaring fibrin untuk menghentikan pendarahan saat terjadi luka. </text:span></text:p>
              </text:list-item>
              <text:list-item>
                <text:p text:style-name="P286"><text:span text:style-name="Strong_20_Emphasis"><text:span text:style-name="T1">Belut Listrik (Electric Eel):</text:span></text:span><text:span text:style-name="T1"> Jenis ikan air tawar (bukan belut sejati) yang mampu menghasilkan sengatan listrik kuat dari organ listrik khusus di tubuhnya untuk berburu dan membela diri. </text:span></text:p>
              </text:list-item>
              <text:list-item>
                <text:p text:style-name="P286"><text:span text:style-name="Strong_20_Emphasis"><text:span text:style-name="T1">Big Bang (Teori):</text:span></text:span><text:span text:style-name="T1"> Model kosmologi utama yang menyatakan bahwa alam semesta dimulai dari kondisi super padat dan panas sekitar 13,8 miliar tahun lalu dan terus mengembang sejak saat itu. </text:span></text:p>
              </text:list-item>
              <text:list-item>
                <text:p text:style-name="P286"><text:span text:style-name="Strong_20_Emphasis"><text:span text:style-name="T1">Bima Sakti (Milky Way):</text:span></text:span><text:span text:style-name="T1"> Nama galaksi tempat Tata Surya kita berada; berbentuk galaksi spiral berpalang dan berisi ratusan miliar bintang. </text:span></text:p>
              </text:list-item>
              <text:list-item>
                <text:p text:style-name="P286"><text:span text:style-name="Strong_20_Emphasis"><text:span text:style-name="T1">Bioluminesensi:</text:span></text:span><text:span text:style-name="T1"> Kemampuan makhluk hidup untuk menghasilkan </text:span><text:soft-page-break/><text:span text:style-name="T1">cahayanya sendiri melalui reaksi kimia di dalam tubuh (contoh: kunang-kunang). </text:span></text:p>
              </text:list-item>
              <text:list-item>
                <text:p text:style-name="P286"><text:span text:style-name="Strong_20_Emphasis"><text:span text:style-name="T1">Biosignatures (Tanda Tangan Biologis):</text:span></text:span><text:span text:style-name="T1"> Ciri-ciri atau zat (misalnya gas tertentu di atmosfer planet) yang bisa menjadi indikasi adanya aktivitas kehidupan. </text:span></text:p>
              </text:list-item>
              <text:list-item>
                <text:p text:style-name="P286"><text:span text:style-name="Strong_20_Emphasis"><text:span text:style-name="T1">Bulan Baru (New Moon):</text:span></text:span><text:span text:style-name="T1"> Fase bulan ketika Bulan berada di antara Bumi dan Matahari, sehingga sisi yang menghadap Bumi tidak terkena cahaya Matahari (tampak gelap/tidak terlihat). </text:span></text:p>
              </text:list-item>
              <text:list-item>
                <text:p text:style-name="P286"><text:span text:style-name="Strong_20_Emphasis"><text:span text:style-name="T1">Cakrawala Peristiwa (Event Horizon):</text:span></text:span><text:span text:style-name="T1"> Batas imajiner di sekitar lubang hitam; titik tanpa jalan kembali di mana kecepatan lepas melebihi kecepatan cahaya, sehingga cahaya pun tidak bisa lolos. </text:span></text:p>
              </text:list-item>
              <text:list-item>
                <text:p text:style-name="P286"><text:span text:style-name="Strong_20_Emphasis"><text:span text:style-name="T1">CMB (Cosmic Microwave Background / Radiasi Latar Belakang Gelombang Mikro Kosmik):</text:span></text:span><text:span text:style-name="T1"> 'Sisa panas' atau 'gema' samar dari Big Bang yang terdeteksi sebagai radiasi gelombang mikro dari segala arah di alam semesta. </text:span></text:p>
              </text:list-item>
              <text:list-item>
                <text:p text:style-name="P286"><text:span text:style-name="Strong_20_Emphasis"><text:span text:style-name="T1">Dopamin:</text:span></text:span><text:span text:style-name="T1"> Neurotransmitter yang terkait dengan rasa senang, motivasi, penghargaan (reward), dan kontrol gerakan. </text:span></text:p>
              </text:list-item>
              <text:list-item>
                <text:p text:style-name="P286"><text:span text:style-name="Strong_20_Emphasis"><text:span text:style-name="T1">Ekspansi Alam Semesta:</text:span></text:span><text:span text:style-name="T1"> Pengamatan bahwa ruang angkasa itu sendiri terus 'melar' atau mengembang, menyebabkan galaksi-galaksi saling menjauh. </text:span></text:p>
              </text:list-item>
              <text:list-item>
                <text:p text:style-name="P286"><text:span text:style-name="Strong_20_Emphasis"><text:span text:style-name="T1">Elektrolokasi:</text:span></text:span><text:span text:style-name="T1"> Kemampuan beberapa hewan (seperti belut listrik) untuk merasakan lingkungan sekitarnya dengan mendeteksi gangguan pada medan listrik lemah yang dihasilkannya sendiri. </text:span></text:p>
              </text:list-item>
              <text:list-item>
                <text:p text:style-name="P286"><text:span text:style-name="Strong_20_Emphasis"><text:span text:style-name="T1">Elektrosit (Electrocyte):</text:span></text:span><text:span text:style-name="T1"> Sel otot atau saraf yang termodifikasi khusus pada hewan seperti belut listrik untuk menghasilkan muatan listrik. </text:span></text:p>
              </text:list-item>
              <text:list-item>
                <text:p text:style-name="P286"><text:span text:style-name="Strong_20_Emphasis"><text:span text:style-name="T1">Emosi:</text:span></text:span><text:span text:style-name="T1"> Respons kompleks yang melibatkan perasaan subjektif, perubahan fisiologis (detak jantung, hormon), dan ekspresi perilaku sebagai reaksi terhadap suatu stimulus. </text:span></text:p>
              </text:list-item>
              <text:list-item>
                <text:p text:style-name="P286"><text:span text:style-name="Strong_20_Emphasis"><text:span text:style-name="T1">Encoding (Memori):</text:span></text:span><text:span text:style-name="T1"> Tahap pertama dalam proses memori, yaitu mengubah informasi sensorik menjadi 'kode' yang bisa disimpan otak. </text:span></text:p>
              </text:list-item>
              <text:list-item>
                <text:p text:style-name="P286"><text:span text:style-name="Strong_20_Emphasis"><text:span text:style-name="T1">Energi Gelap (Dark Energy):</text:span></text:span><text:span text:style-name="T1"> Nama yang diberikan untuk 'sesuatu' misterius yang diduga mengisi sebagian besar alam semesta dan menyebabkan ekspansi alam semesta dipercepat. Sifatnya belum diketahui. </text:span></text:p>
              </text:list-item>
              <text:list-item>
                <text:p text:style-name="P286"><text:soft-page-break/><text:span text:style-name="Strong_20_Emphasis"><text:span text:style-name="T1">Epitelialisasi:</text:span></text:span><text:span text:style-name="T1"> Proses penutupan permukaan luka oleh sel-sel kulit (epitel) yang bermigrasi dari tepi luka. </text:span></text:p>
              </text:list-item>
              <text:list-item>
                <text:p text:style-name="P286"><text:span text:style-name="Strong_20_Emphasis"><text:span text:style-name="T1">E=mc²:</text:span></text:span><text:span text:style-name="T1"> Persamaan terkenal Albert Einstein yang menyatakan kesetaraan antara massa (m) dan energi (E), di mana c adalah kecepatan cahaya. Menjelaskan bagaimana massa bisa diubah menjadi energi dalam jumlah besar (seperti dalam reaksi nuklir fusi bintang). </text:span></text:p>
              </text:list-item>
              <text:list-item>
                <text:p text:style-name="P286"><text:span text:style-name="Strong_20_Emphasis"><text:span text:style-name="T1">Estrogen:</text:span></text:span><text:span text:style-name="T1"> Hormon seks utama wanita (tapi juga ada pada pria dalam jumlah kecil), berperan penting dalam perkembangan seksual sekunder wanita dan siklus reproduksi. </text:span></text:p>
              </text:list-item>
              <text:list-item>
                <text:p text:style-name="P286"><text:span text:style-name="Strong_20_Emphasis"><text:span text:style-name="T1">Exoplanet (Planet Ekstrasurya):</text:span></text:span><text:span text:style-name="T1"> Planet yang mengorbit bintang selain Matahari kita. Ribuan exoplanet sudah ditemukan. </text:span></text:p>
              </text:list-item>
              <text:list-item>
                <text:p text:style-name="P286"><text:span text:style-name="Strong_20_Emphasis"><text:span text:style-name="T1">Fase Bulan (Moon Phases):</text:span></text:span><text:span text:style-name="T1"> Perubahan penampakan bentuk Bulan yang terlihat dari Bumi akibat perubahan posisi relatif Matahari, Bumi, dan Bulan dalam orbit Bulan mengelilingi Bumi. </text:span></text:p>
              </text:list-item>
              <text:list-item>
                <text:p text:style-name="P286"><text:span text:style-name="Strong_20_Emphasis"><text:span text:style-name="T1">Fibrin:</text:span></text:span><text:span text:style-name="T1"> Protein berbentuk benang yang membentuk jaring tak larut untuk memperkuat bekuan darah saat hemostasis. </text:span></text:p>
              </text:list-item>
              <text:list-item>
                <text:p text:style-name="P286"><text:span text:style-name="Strong_20_Emphasis"><text:span text:style-name="T1">Fibroblas:</text:span></text:span><text:span text:style-name="T1"> Jenis sel yang memproduksi kolagen dan serat lain untuk membentuk kerangka jaringan ikat, sangat penting dalam penyembuhan luka. </text:span></text:p>
              </text:list-item>
              <text:list-item>
                <text:p text:style-name="P286"><text:span text:style-name="Strong_20_Emphasis"><text:span text:style-name="T1">Folikel Rambut:</text:span></text:span><text:span text:style-name="T1"> Struktur kecil di kulit tempat akar rambut tumbuh. Sering juga disebut pori-pori saat terkait jerawat. </text:span></text:p>
              </text:list-item>
              <text:list-item>
                <text:p text:style-name="P286"><text:span text:style-name="Strong_20_Emphasis"><text:span text:style-name="T1">Fusi Nuklir (Nuclear Fusion):</text:span></text:span><text:span text:style-name="T1"> Reaksi nuklir di mana inti-inti atom ringan (seperti hidrogen) bersatu pada suhu dan tekanan ekstrem (seperti di inti bintang) membentuk inti atom yang lebih berat (seperti helium), sambil melepaskan energi dalam jumlah besar. </text:span></text:p>
              </text:list-item>
              <text:list-item>
                <text:p text:style-name="P286"><text:span text:style-name="Strong_20_Emphasis"><text:span text:style-name="T1">Galaksi:</text:span></text:span><text:span text:style-name="T1"> Sistem raksasa yang terdiri dari miliaran bintang, gas, debu kosmik, materi gelap, yang terikat bersama oleh gravitasi. </text:span></text:p>
              </text:list-item>
              <text:list-item>
                <text:p text:style-name="P286"><text:span text:style-name="Strong_20_Emphasis"><text:span text:style-name="T1">Glotis:</text:span></text:span><text:span text:style-name="T1"> Celah di antara pita suara di laring; menutup saat batuk untuk membangun tekanan. </text:span></text:p>
              </text:list-item>
              <text:list-item>
                <text:p text:style-name="P286"><text:span text:style-name="Strong_20_Emphasis"><text:span text:style-name="T1">Glukosa:</text:span></text:span><text:span text:style-name="T1"> Jenis gula sederhana yang merupakan sumber energi utama bagi sel-sel tubuh; hasil pemecahan karbohidrat. </text:span></text:p>
              </text:list-item>
              <text:list-item>
                <text:p text:style-name="P286"><text:span text:style-name="Strong_20_Emphasis"><text:span text:style-name="T1">Gravitasi:</text:span></text:span><text:span text:style-name="T1"> Gaya tarik-menarik fundamental antara semua benda yang memiliki massa. Semakin besar massa, semakin kuat gravitasinya. </text:span></text:p>
              </text:list-item>
              <text:list-item>
                <text:p text:style-name="P286"><text:span text:style-name="Strong_20_Emphasis"><text:span text:style-name="T1">Gravitasi Diferensial:</text:span></text:span><text:span text:style-name="T1"> Perbedaan kekuatan gaya gravitasi yang dialami oleh bagian-bagian berbeda dari suatu objek akibat </text:span><text:soft-page-break/><text:span text:style-name="T1">perbedaan jarak dari sumber gravitasi (penyebab utama pasang surut). </text:span></text:p>
              </text:list-item>
              <text:list-item>
                <text:p text:style-name="P286"><text:span text:style-name="Strong_20_Emphasis"><text:span text:style-name="T1">Gurat Gesek (Friction Ridges):</text:span></text:span><text:span text:style-name="T1"> Pola tonjolan garis-garis pada kulit ujung jari, telapak tangan, dan kaki (sidik jari) yang diduga membantu cengkeraman dan sensitivitas sentuhan. </text:span></text:p>
              </text:list-item>
              <text:list-item>
                <text:p text:style-name="P286"><text:span text:style-name="Strong_20_Emphasis"><text:span text:style-name="T1">Hemostasis:</text:span></text:span><text:span text:style-name="T1"> Tahap pertama penyembuhan luka, yaitu proses penghentian pendarahan melalui pembekuan darah. </text:span></text:p>
              </text:list-item>
              <text:list-item>
                <text:p text:style-name="P286"><text:span text:style-name="Strong_20_Emphasis"><text:span text:style-name="T1">Hormon:</text:span></text:span><text:span text:style-name="T1"> Zat kimia pembawa pesan yang diproduksi oleh kelenjar di tubuh, bergerak melalui darah untuk mengatur berbagai fungsi tubuh (pertumbuhan, metabolisme, mood, reproduksi, dll). </text:span></text:p>
              </text:list-item>
              <text:list-item>
                <text:p text:style-name="P286"><text:span text:style-name="Strong_20_Emphasis"><text:span text:style-name="T1">Hormon Pertumbuhan (GH - Growth Hormone):</text:span></text:span><text:span text:style-name="T1"> Hormon yang diproduksi kelenjar pituitari, sangat penting untuk pertumbuhan tulang dan jaringan tubuh, terutama saat masa kanak-kanak dan pubertas. </text:span></text:p>
              </text:list-item>
              <text:list-item>
                <text:p text:style-name="P286"><text:span text:style-name="Strong_20_Emphasis"><text:span text:style-name="T1">Inflamasi (Peradangan):</text:span></text:span><text:span text:style-name="T1"> Respons alami sistem imun tubuh terhadap cedera atau infeksi, ditandai dengan kemerahan, bengkak, panas, dan nyeri; bertujuan membersihkan area dan memulai penyembuhan. </text:span></text:p>
              </text:list-item>
              <text:list-item>
                <text:p text:style-name="P286"><text:span text:style-name="Strong_20_Emphasis"><text:span text:style-name="T1">Inersia (Kelembaman):</text:span></text:span><text:span text:style-name="T1"> Kecenderungan suatu benda untuk mempertahankan keadaannya (diam atau bergerak lurus beraturan) kecuali ada gaya luar yang bekerja padanya. Dalam konteks orbit, inersia adalah kecenderungan planet untuk bergerak lurus ke samping. </text:span></text:p>
              </text:list-item>
              <text:list-item>
                <text:p text:style-name="P286"><text:span text:style-name="Strong_20_Emphasis"><text:span text:style-name="T1">Iridofor:</text:span></text:span><text:span text:style-name="T1"> Jenis sel kromatofor yang mengandung kristal pemantul cahaya (seperti guanin), menghasilkan warna-warna metalik atau pelangi pada hewan seperti bunglon dan gurita. </text:span></text:p>
              </text:list-item>
              <text:list-item>
                <text:p text:style-name="P286"><text:span text:style-name="Strong_20_Emphasis"><text:span text:style-name="T1">Iritan:</text:span></text:span><text:span text:style-name="T1"> Zat atau stimulus yang menyebabkan iritasi atau reaksi pada tubuh (misalnya debu atau asap yang memicu bersin/batuk). </text:span></text:p>
              </text:list-item>
              <text:list-item>
                <text:p text:style-name="P286"><text:span text:style-name="Strong_20_Emphasis"><text:span text:style-name="T1">Jakun (Adam's Apple):</text:span></text:span><text:span text:style-name="T1"> Tonjolan tulang rawan laring di leher bagian depan, menjadi lebih jelas terlihat pada laki-laki setelah pubertas akibat pembesaran laring oleh testosteron. </text:span></text:p>
              </text:list-item>
              <text:list-item>
                <text:p text:style-name="P286"><text:span text:style-name="Strong_20_Emphasis"><text:span text:style-name="T1">Jaringan Granulasi:</text:span></text:span><text:span text:style-name="T1"> Jaringan baru berwarna kemerahan yang terbentuk pada tahap proliferasi penyembuhan luka, kaya akan pembuluh darah baru dan fibroblas. </text:span></text:p>
              </text:list-item>
              <text:list-item>
                <text:p text:style-name="P286"><text:span text:style-name="Strong_20_Emphasis"><text:span text:style-name="T1">Kamuflase:</text:span></text:span><text:span text:style-name="T1"> Kemampuan hewan untuk menyamarkan diri dengan lingkungannya agar tidak mudah terlihat oleh predator atau mangsa. </text:span></text:p>
              </text:list-item>
              <text:list-item>
                <text:p text:style-name="P286"><text:soft-page-break/><text:span text:style-name="Strong_20_Emphasis"><text:span text:style-name="T1">Karbohidrat:</text:span></text:span><text:span text:style-name="T1"> Kelompok nutrisi utama (termasuk gula dan pati) yang menjadi sumber energi utama bagi tubuh. </text:span></text:p>
              </text:list-item>
              <text:list-item>
                <text:p text:style-name="P286"><text:span text:style-name="Strong_20_Emphasis"><text:span text:style-name="T1">Karakteristik Seksual Sekunder:</text:span></text:span><text:span text:style-name="T1"> Ciri-ciri fisik (selain organ reproduksi primer) yang berkembang saat pubertas dan membedakan antara jenis kelamin dewasa (misalnya pertumbuhan payudara pada wanita, perubahan suara dan pertumbuhan jakun pada pria, pola pertumbuhan rambut tubuh). </text:span></text:p>
              </text:list-item>
              <text:list-item>
                <text:p text:style-name="P286"><text:span text:style-name="Strong_20_Emphasis"><text:span text:style-name="T1">Kelenjar Minyak (Sebaceous Gland):</text:span></text:span><text:span text:style-name="T1"> Kelenjar kecil di kulit yang menghasilkan sebum (minyak alami kulit). </text:span></text:p>
              </text:list-item>
              <text:list-item>
                <text:p text:style-name="P286"><text:span text:style-name="Strong_20_Emphasis"><text:span text:style-name="T1">Kelenjar Sutra (Silk Gland):</text:span></text:span><text:span text:style-name="T1"> Kelenjar khusus di perut laba-laba yang memproduksi protein sutra dalam bentuk cair. </text:span></text:p>
              </text:list-item>
              <text:list-item>
                <text:p text:style-name="P286"><text:span text:style-name="Strong_20_Emphasis"><text:span text:style-name="T1">Kemosintesis (Chemosynthesis):</text:span></text:span><text:span text:style-name="T1"> Proses di mana beberapa organisme (terutama bakteri/arkea) menggunakan energi kimia dari senyawa anorganik (bukan energi cahaya) untuk membuat makanan (gula). Terjadi di ekosistem seperti hydrothermal vent. </text:span></text:p>
              </text:list-item>
              <text:list-item>
                <text:p text:style-name="P286"><text:span text:style-name="Strong_20_Emphasis"><text:span text:style-name="T1">Kloaka:</text:span></text:span><text:span text:style-name="T1"> Lubang tunggal di bagian belakang tubuh pada beberapa hewan (seperti burung, reptil, amfibi, dan monotremata) yang berfungsi sebagai saluran keluar untuk sistem pencernaan, urin, dan reproduksi. </text:span></text:p>
              </text:list-item>
              <text:list-item>
                <text:p text:style-name="P286"><text:span text:style-name="Strong_20_Emphasis"><text:span text:style-name="T1">Kolagen:</text:span></text:span><text:span text:style-name="T1"> Protein struktural utama yang ditemukan di kulit, tulang, tendon, dan jaringan ikat lainnya; memberikan kekuatan dan elastisitas. Sangat penting dalam penyembuhan luka. </text:span></text:p>
              </text:list-item>
              <text:list-item>
                <text:p text:style-name="P286"><text:span text:style-name="Strong_20_Emphasis"><text:span text:style-name="T1">Komedo (Comedo; jamak: Comedones):</text:span></text:span><text:span text:style-name="T1"> Sumbatan awal pada pori-pori kulit yang terdiri dari sebum dan sel kulit mati; bisa berupa </text:span><text:span text:style-name="Emphasis"><text:span text:style-name="T1">whitehead</text:span></text:span><text:span text:style-name="T1"> (tertutup) atau </text:span><text:span text:style-name="Emphasis"><text:span text:style-name="T1">blackhead</text:span></text:span><text:span text:style-name="T1"> (terbuka dan teroksidasi). </text:span></text:p>
              </text:list-item>
              <text:list-item>
                <text:p text:style-name="P286"><text:span text:style-name="Strong_20_Emphasis"><text:span text:style-name="T1">Komet:</text:span></text:span><text:span text:style-name="T1"> Benda langit kecil yang terdiri dari campuran es, gas beku, debu, dan batu; sering disebut 'bola salju kotor'. Mengembangkan ekor saat mendekati Matahari. </text:span></text:p>
              </text:list-item>
              <text:list-item>
                <text:p text:style-name="P286"><text:span text:style-name="Strong_20_Emphasis"><text:span text:style-name="T1">Korteks Prefrontal:</text:span></text:span><text:span text:style-name="T1"> Bagian paling depan dari otak besar (lobus frontal), bertanggung jawab untuk fungsi eksekutif tingkat tinggi seperti perencanaan, pengambilan keputusan, penalaran, kontrol impuls, dan regulasi emosi. </text:span></text:p>
              </text:list-item>
              <text:list-item>
                <text:p text:style-name="P286"><text:span text:style-name="Strong_20_Emphasis"><text:span text:style-name="T1">Kromatofor (Chromatophore):</text:span></text:span><text:span text:style-name="T1"> Sel kulit khusus pada beberapa hewan (bunglon, gurita, ikan) yang mengandung pigmen atau struktur pemantul cahaya, memungkinkan hewan tersebut mengubah warna kulitnya. </text:span></text:p>
              </text:list-item>
              <text:list-item>
                <text:p text:style-name="P286"><text:soft-page-break/><text:span text:style-name="Strong_20_Emphasis"><text:span text:style-name="T1">Laring (Kotak Suara):</text:span></text:span><text:span text:style-name="T1"> Organ di leher yang berisi pita suara, berfungsi menghasilkan suara saat udara melewatinya. </text:span></text:p>
              </text:list-item>
              <text:list-item>
                <text:p text:style-name="P286"><text:span text:style-name="Strong_20_Emphasis"><text:span text:style-name="T1">Lempeng Epifisis (Epiphyseal Plate / Growth Plate):</text:span></text:span><text:span text:style-name="T1"> Area tulang rawan aktif di ujung tulang-tulang panjang tempat terjadinya pertumbuhan tulang (pemanjangan) selama masa kanak-kanak dan remaja. </text:span></text:p>
              </text:list-item>
              <text:list-item>
                <text:p text:style-name="P286"><text:span text:style-name="Strong_20_Emphasis"><text:span text:style-name="T1">Leukofor:</text:span></text:span><text:span text:style-name="T1"> Jenis sel kromatofor yang mengandung kristal putih, berfungsi menyebarkan cahaya sekitar atau menciptakan area putih terang pada kulit hewan seperti gurita. </text:span></text:p>
              </text:list-item>
              <text:list-item>
                <text:p text:style-name="P286"><text:span text:style-name="Strong_20_Emphasis"><text:span text:style-name="T1">Lubang Hitam (Black Hole):</text:span></text:span><text:span text:style-name="T1"> Wilayah di ruang-waktu di mana gravitasi sangat kuat sehingga tidak ada apapun, bahkan cahaya, yang bisa lolos darinya setelah melewati batas Cakrawala Peristiwa. Biasanya terbentuk dari runtuhnya bintang masif. </text:span></text:p>
              </text:list-item>
              <text:list-item>
                <text:p text:style-name="P286"><text:span text:style-name="Strong_20_Emphasis"><text:span text:style-name="T1">Luciferase:</text:span></text:span><text:span text:style-name="T1"> Enzim yang mengkatalisis reaksi bioluminesensi (oksidasi luciferin). </text:span></text:p>
              </text:list-item>
              <text:list-item>
                <text:p text:style-name="P286"><text:span text:style-name="Strong_20_Emphasis"><text:span text:style-name="T1">Luciferin:</text:span></text:span><text:span text:style-name="T1"> Molekul substrat (bahan) yang mengeluarkan cahaya saat dioksidasi oleh enzim luciferase dalam reaksi bioluminesensi. </text:span></text:p>
              </text:list-item>
              <text:list-item>
                <text:p text:style-name="P286"><text:span text:style-name="Strong_20_Emphasis"><text:span text:style-name="T1">Mamalia:</text:span></text:span><text:span text:style-name="T1"> Kelas hewan vertebrata berdarah panas yang ciri utamanya memiliki rambut/bulu, kelenjar susu untuk menyusui anaknya, dan (kebanyakan) melahirkan anak. </text:span></text:p>
              </text:list-item>
              <text:list-item>
                <text:p text:style-name="P286"><text:span text:style-name="Strong_20_Emphasis"><text:span text:style-name="T1">Masquerade (Mimesis):</text:span></text:span><text:span text:style-name="T1"> Jenis kamuflase di mana hewan meniru bentuk dan warna objek spesifik yang tidak menarik bagi predator (misalnya daun kering, ranting, kotoran burung). </text:span></text:p>
              </text:list-item>
              <text:list-item>
                <text:p text:style-name="P286"><text:span text:style-name="Strong_20_Emphasis"><text:span text:style-name="T1">Memori Jangka Panjang (Long-Term Memory):</text:span></text:span><text:span text:style-name="T1"> Sistem penyimpanan informasi di otak dengan kapasitas sangat besar dan durasi sangat lama (bisa seumur hidup), menyimpan fakta, pengalaman, dan keterampilan. </text:span></text:p>
              </text:list-item>
              <text:list-item>
                <text:p text:style-name="P286"><text:span text:style-name="Strong_20_Emphasis"><text:span text:style-name="T1">Memori Jangka Pendek (Short-Term / Working Memory):</text:span></text:span><text:span text:style-name="T1"> Sistem penyimpanan informasi sementara di otak dengan kapasitas terbatas dan durasi singkat (detik hingga menit), digunakan untuk memproses informasi saat ini. </text:span></text:p>
              </text:list-item>
              <text:list-item>
                <text:p text:style-name="P286"><text:span text:style-name="Strong_20_Emphasis"><text:span text:style-name="T1">Merinding (Piloerection):</text:span></text:span><text:span text:style-name="T1"> Refleks otomatis di mana otot kecil (</text:span><text:span text:style-name="Emphasis"><text:span text:style-name="T1">arrector pili</text:span></text:span><text:span text:style-name="T1">) di pangkal rambut berkontraksi, menyebabkan rambut berdiri dan kulit tampak berbintik; dipicu oleh dingin atau emosi kuat. </text:span></text:p>
              </text:list-item>
              <text:list-item>
                <text:p text:style-name="P286"><text:span text:style-name="Strong_20_Emphasis"><text:span text:style-name="T1">Metabolisme:</text:span></text:span><text:span text:style-name="T1"> Seluruh proses kimia yang terjadi di dalam sel makhluk hidup untuk mengubah makanan/minuman menjadi energi </text:span><text:soft-page-break/><text:span text:style-name="T1">dan bahan yang dibutuhkan untuk hidup, tumbuh, dan memperbaiki diri. </text:span></text:p>
              </text:list-item>
              <text:list-item>
                <text:p text:style-name="P286"><text:span text:style-name="Strong_20_Emphasis"><text:span text:style-name="T1">Meteor ('Bintang Jatuh'):</text:span></text:span><text:span text:style-name="T1"> Jejak cahaya terang di langit yang dihasilkan oleh meteoroid yang terbakar saat memasuki atmosfer Bumi dengan kecepatan tinggi. </text:span></text:p>
              </text:list-item>
              <text:list-item>
                <text:p text:style-name="P286"><text:span text:style-name="Strong_20_Emphasis"><text:span text:style-name="T1">Meteorit:</text:span></text:span><text:span text:style-name="T1"> Sisa batu atau logam dari meteoroid yang tidak habis terbakar di atmosfer dan berhasil mencapai permukaan Bumi. </text:span></text:p>
              </text:list-item>
              <text:list-item>
                <text:p text:style-name="P286"><text:span text:style-name="Strong_20_Emphasis"><text:span text:style-name="T1">Meteoroid:</text:span></text:span><text:span text:style-name="T1"> Bongkahan batu atau debu kecil yang melayang di luar angkasa, berasal dari komet atau asteroid. </text:span></text:p>
              </text:list-item>
              <text:list-item>
                <text:p text:style-name="P286"><text:span text:style-name="Strong_20_Emphasis"><text:span text:style-name="T1">Migrasi Burung:</text:span></text:span><text:span text:style-name="T1"> Perjalanan musiman jarak jauh yang dilakukan oleh banyak spesies burung antara area berkembang biak dan area musim dingin untuk mencari sumber daya (makanan, tempat bersarang) yang lebih baik. </text:span></text:p>
              </text:list-item>
              <text:list-item>
                <text:p text:style-name="P286"><text:span text:style-name="Strong_20_Emphasis"><text:span text:style-name="T1">Mimikri:</text:span></text:span><text:span text:style-name="T1"> Kemampuan suatu organisme untuk meniru penampilan organisme lain atau objek lain di lingkungannya, biasanya untuk perlindungan atau keuntungan lainnya. </text:span></text:p>
              </text:list-item>
              <text:list-item>
                <text:p text:style-name="P286"><text:span text:style-name="Strong_20_Emphasis"><text:span text:style-name="T1">Monotremata:</text:span></text:span><text:span text:style-name="T1"> Kelompok mamalia paling primitif yang masih hidup, ciri uniknya adalah bertelur tapi tetap menyusui anaknya (contoh: platipus dan echidna). </text:span></text:p>
              </text:list-item>
              <text:list-item>
                <text:p text:style-name="P286"><text:span text:style-name="Strong_20_Emphasis"><text:span text:style-name="T1">Motion Dazzle (Efek Silau Gerak):</text:span></text:span><text:span text:style-name="T1"> Hipotesis bahwa pola kontras tinggi yang bergerak cepat (seperti belang zebra dalam kawanan) dapat membingungkan predator visual, menyulitkan mereka untuk mengisolasi target atau menilai gerakan. </text:span></text:p>
              </text:list-item>
              <text:list-item>
                <text:p text:style-name="P286"><text:span text:style-name="Strong_20_Emphasis"><text:span text:style-name="T1">Nanokristal:</text:span></text:span><text:span text:style-name="T1"> Kristal berukuran super kecil (skala nanometer) yang ditemukan di sel iridofor bunglon; jarak antar kristal ini bisa diatur untuk memantulkan warna cahaya yang berbeda. </text:span></text:p>
              </text:list-item>
              <text:list-item>
                <text:p text:style-name="P286"><text:span text:style-name="Strong_20_Emphasis"><text:span text:style-name="T1">Neuron Cermin (Mirror Neurons):</text:span></text:span><text:span text:style-name="T1"> Jenis sel saraf di otak yang aktif baik saat individu melakukan suatu tindakan maupun saat ia mengamati individu lain melakukan tindakan yang sama; diduga berperan dalam empati, pembelajaran meniru, dan pemahaman niat orang lain (termasuk mungkin dalam fenomena menguap menular). </text:span></text:p>
              </text:list-item>
              <text:list-item>
                <text:p text:style-name="P286"><text:span text:style-name="Strong_20_Emphasis"><text:span text:style-name="T1">Neurotransmitter:</text:span></text:span><text:span text:style-name="T1"> Zat kimia pembawa pesan yang dilepaskan oleh ujung sel saraf (neuron) untuk mengirimkan sinyal ke sel saraf lain, otot, atau kelenjar. Contoh: dopamin, serotonin, adrenalin. </text:span></text:p>
              </text:list-item>
              <text:list-item>
                <text:p text:style-name="P286"><text:span text:style-name="Strong_20_Emphasis"><text:span text:style-name="T1">Nokturnal:</text:span></text:span><text:span text:style-name="T1"> Sebutan untuk hewan yang aktif terutama pada malam hari. </text:span></text:p>
              </text:list-item>
              <text:list-item>
                <text:p text:style-name="P286"><text:soft-page-break/><text:span text:style-name="Strong_20_Emphasis"><text:span text:style-name="T1">Nosiseptor (Nociceptor):</text:span></text:span><text:span text:style-name="T1"> Ujung saraf sensorik khusus yang mendeteksi stimulus berbahaya atau berpotensi merusak jaringan (panas, dingin, tekanan kuat, zat kimia), memicu sinyal rasa sakit. </text:span></text:p>
              </text:list-item>
              <text:list-item>
                <text:p text:style-name="P286"><text:span text:style-name="Strong_20_Emphasis"><text:span text:style-name="T1">Orbit:</text:span></text:span><text:span text:style-name="T1"> Jalur melengkung yang stabil yang ditempuh oleh suatu benda langit (misalnya planet) saat mengelilingi benda langit lain yang lebih masif (misalnya bintang) akibat keseimbangan antara gaya gravitasi dan inersia. </text:span></text:p>
              </text:list-item>
              <text:list-item>
                <text:p text:style-name="P286"><text:span text:style-name="Strong_20_Emphasis"><text:span text:style-name="T1">Organ Listrik:</text:span></text:span><text:span text:style-name="T1"> Organ khusus pada beberapa jenis ikan (seperti belut listrik) yang terdiri dari sel elektrosit, mampu menghasilkan sengatan listrik. </text:span></text:p>
              </text:list-item>
              <text:list-item>
                <text:p text:style-name="P286"><text:span text:style-name="Strong_20_Emphasis"><text:span text:style-name="T1">Osifikasi:</text:span></text:span><text:span text:style-name="T1"> Proses pembentukan atau pengerasan tulang; pada lempeng epifisis, osifikasi menandakan berakhirnya pertumbuhan panjang tulang. </text:span></text:p>
              </text:list-item>
              <text:list-item>
                <text:p text:style-name="P286"><text:span text:style-name="Strong_20_Emphasis"><text:span text:style-name="T1">Otot </text:span></text:span><text:span text:style-name="Strong_20_Emphasis"><text:span text:style-name="Emphasis"><text:span text:style-name="T1">arrector pili</text:span></text:span></text:span><text:span text:style-name="Strong_20_Emphasis"><text:span text:style-name="T1">:</text:span></text:span><text:span text:style-name="T1"> Otot sangat kecil yang menempel pada folikel rambut di kulit; kontraksinya menyebabkan rambut berdiri (merinding). </text:span></text:p>
              </text:list-item>
              <text:list-item>
                <text:p text:style-name="P286"><text:span text:style-name="Strong_20_Emphasis"><text:span text:style-name="T1">Papillae (Kulit Gurita):</text:span></text:span><text:span text:style-name="T1"> Otot-otot khusus di bawah kulit gurita yang bisa dikontrol untuk menonjolkan atau meratakan kulit, memungkinkan gurita mengubah tekstur kulitnya secara drastis untuk kamuflase. </text:span></text:p>
              </text:list-item>
              <text:list-item>
                <text:p text:style-name="P286"><text:span text:style-name="Strong_20_Emphasis"><text:span text:style-name="T1">Paradoks Olbers:</text:span></text:span><text:span text:style-name="T1"> Teka-teki klasik dalam kosmologi yang mempertanyakan mengapa langit malam gelap jika alam semesta diasumsikan tak terbatas, statis, dan penuh bintang secara merata. </text:span></text:p>
              </text:list-item>
              <text:list-item>
                <text:p text:style-name="P286"><text:span text:style-name="Strong_20_Emphasis"><text:span text:style-name="T1">Pasang Mati (Neap Tide):</text:span></text:span><text:span text:style-name="T1"> Kondisi pasang surut dengan perbedaan paling kecil antara pasang naik dan air surut; terjadi saat Matahari, Bumi, dan Bulan membentuk sudut 90 derajat (fase Bulan Perbani). </text:span></text:p>
              </text:list-item>
              <text:list-item>
                <text:p text:style-name="P286"><text:span text:style-name="Strong_20_Emphasis"><text:span text:style-name="T1">Pasang Perbani (Spring Tide):</text:span></text:span><text:span text:style-name="T1"> Kondisi pasang surut dengan perbedaan paling besar antara pasang naik dan air surut; terjadi saat Matahari, Bumi, dan Bulan berada dalam posisi segaris (fase Bulan Baru atau Purnama). </text:span></text:p>
              </text:list-item>
              <text:list-item>
                <text:p text:style-name="P286"><text:span text:style-name="Strong_20_Emphasis"><text:span text:style-name="T1">Pasang Surut (Tides):</text:span></text:span><text:span text:style-name="T1"> Naik turunnya permukaan air laut secara berkala akibat gaya gravitasi diferensial Bulan dan (pada tingkat lebih kecil) Matahari. </text:span></text:p>
              </text:list-item>
              <text:list-item>
                <text:p text:style-name="P286"><text:span text:style-name="Strong_20_Emphasis"><text:span text:style-name="T1">Penyebaran Rayleigh (Rayleigh Scattering):</text:span></text:span><text:span text:style-name="T1"> Fenomena penyebaran cahaya oleh partikel yang ukurannya jauh lebih kecil dari panjang gelombang cahaya itu sendiri. Di atmosfer Bumi, molekul </text:span><text:soft-page-break/><text:span text:style-name="T1">gas menyebarkan cahaya biru dan ungu lebih kuat daripada warna lain, menyebabkan langit tampak biru. </text:span></text:p>
              </text:list-item>
              <text:list-item>
                <text:p text:style-name="P286"><text:span text:style-name="Strong_20_Emphasis"><text:span text:style-name="T1">Perbani (Quarter Moon):</text:span></text:span><text:span text:style-name="T1"> Fase bulan ketika kita melihat tepat separuh sisi Bulan yang menghadap Bumi tersinari Matahari (Perbani Awal: separuh kanan; Perbani Akhir: separuh kiri). </text:span></text:p>
              </text:list-item>
              <text:list-item>
                <text:p text:style-name="P286"><text:span text:style-name="Strong_20_Emphasis"><text:span text:style-name="T1">Pergeseran Merah (Redshift):</text:span></text:span><text:span text:style-name="T1"> Fenomena 'melarnya' panjang gelombang cahaya dari objek yang bergerak menjauhi pengamat (atau akibat ekspansi ruang angkasa). Semakin besar pergeseran merah, semakin cepat objek itu menjauh. </text:span></text:p>
              </text:list-item>
              <text:list-item>
                <text:p text:style-name="P286"><text:span text:style-name="Strong_20_Emphasis"><text:span text:style-name="T1">Pita Suara (Vocal Cords):</text:span></text:span><text:span text:style-name="T1"> Lipatan jaringan elastis di dalam laring yang bergetar saat udara melewatinya untuk menghasilkan suara. </text:span></text:p>
              </text:list-item>
              <text:list-item>
                <text:p text:style-name="P286"><text:span text:style-name="Strong_20_Emphasis"><text:span text:style-name="T1">Planet:</text:span></text:span><text:span text:style-name="T1"> Menurut definisi IAU 2006 (untuk Tata Surya): benda langit yang (1) mengorbit Matahari, (2) bentuknya hampir bulat karena gravitasinya sendiri, dan (3) telah 'membersihkan lingkungan' di sekitar orbitnya. </text:span></text:p>
              </text:list-item>
              <text:list-item>
                <text:p text:style-name="P286"><text:span text:style-name="Strong_20_Emphasis"><text:span text:style-name="T1">Planet Kerdil (Dwarf Planet):</text:span></text:span><text:span text:style-name="T1"> Kategori benda langit (menurut IAU 2006) yang memenuhi syarat 1 dan 2 definisi planet, tetapi belum 'membersihkan lingkungan' orbitnya (contoh: Pluto, Eris, Ceres). </text:span></text:p>
              </text:list-item>
              <text:list-item>
                <text:p text:style-name="P286"><text:span text:style-name="Strong_20_Emphasis"><text:span text:style-name="T1">Platipus:</text:span></text:span><text:span text:style-name="T1"> Mamalia monotremata unik dari Australia yang memiliki paruh seperti bebek, kaki berselaput, berambut, menyusui, tapi berkembang biak dengan cara bertelur. </text:span></text:p>
              </text:list-item>
              <text:list-item>
                <text:p text:style-name="P286"><text:span text:style-name="Strong_20_Emphasis"><text:span text:style-name="T1">Polarisasi Cahaya:</text:span></text:span><text:span text:style-name="T1"> Sifat gelombang cahaya yang arah getarannya terbatas pada satu bidang tertentu. Beberapa hewan (seperti serangga atau hewan laut) bisa mendeteksi polarisasi cahaya dan menggunakannya untuk navigasi atau deteksi. Diduga terkait mengapa lalat enggan hinggap di zebra. </text:span></text:p>
              </text:list-item>
              <text:list-item>
                <text:p text:style-name="P286"><text:span text:style-name="Strong_20_Emphasis"><text:span text:style-name="T1">Pori-pori:</text:span></text:span><text:span text:style-name="T1"> Sebutan umum untuk lubang kecil di kulit, bisa merujuk pada bukaan folikel rambut atau kelenjar keringat. Sering tersumbat saat terjadi jerawat. </text:span></text:p>
              </text:list-item>
              <text:list-item>
                <text:p text:style-name="P286"><text:span text:style-name="Strong_20_Emphasis"><text:span text:style-name="T1">Protein:</text:span></text:span><text:span text:style-name="T1"> Molekul organik kompleks yang sangat penting bagi kehidupan; berfungsi sebagai 'bahan bangunan' utama tubuh (otot, kulit, rambut), enzim, hormon, antibodi, dll. </text:span></text:p>
              </text:list-item>
              <text:list-item>
                <text:p text:style-name="P286"><text:span text:style-name="Strong_20_Emphasis"><text:span text:style-name="T1">Pubertas:</text:span></text:span><text:span text:style-name="T1"> Periode transisi dari masa kanak-kanak menuju kedewasaan seksual dan fisik, ditandai dengan perubahan hormon, pertumbuhan cepat, dan perkembangan karakteristik seksual sekunder. </text:span></text:p>
              </text:list-item>
              <text:list-item>
                <text:p text:style-name="P286"><text:soft-page-break/><text:span text:style-name="Strong_20_Emphasis"><text:span text:style-name="T1">Purnama (Full Moon):</text:span></text:span><text:span text:style-name="T1"> Fase bulan ketika seluruh sisi Bulan yang menghadap Bumi tersinari penuh oleh Matahari (Bumi berada di antara Matahari dan Bulan). </text:span></text:p>
              </text:list-item>
              <text:list-item>
                <text:p text:style-name="P286"><text:span text:style-name="Strong_20_Emphasis"><text:span text:style-name="T1">Refleks:</text:span></text:span><text:span text:style-name="T1"> Respons otomatis tubuh terhadap suatu stimulus yang terjadi tanpa kesadaran atau kontrol sadar (contoh: bersin, batuk, merinding, refleks lutut). </text:span></text:p>
              </text:list-item>
              <text:list-item>
                <text:p text:style-name="P286"><text:span text:style-name="Strong_20_Emphasis"><text:span text:style-name="T1">Refraksi (Pembiasan):</text:span></text:span><text:span text:style-name="T1"> Pembelokan arah rambat cahaya saat melewati medium dengan kepadatan berbeda (misalnya dari ruang hampa ke atmosfer, atau dari udara ke air). Menyebabkan bintang tampak kelap-kelip. </text:span></text:p>
              </text:list-item>
              <text:list-item>
                <text:p text:style-name="P286"><text:span text:style-name="Strong_20_Emphasis"><text:span text:style-name="T1">REM (Rapid Eye Movement):</text:span></text:span><text:span text:style-name="T1"> Salah satu fase tidur yang ditandai dengan gerakan mata cepat di balik kelopak mata tertutup, aktivitas otak tinggi (mirip saat bangun), otot tubuh lumpuh sementara, dan periode mimpi yang paling jelas. </text:span></text:p>
              </text:list-item>
              <text:list-item>
                <text:p text:style-name="P286"><text:span text:style-name="Strong_20_Emphasis"><text:span text:style-name="T1">Retina:</text:span></text:span><text:span text:style-name="T1"> Lapisan peka cahaya di bagian belakang mata yang berisi sel fotoreseptor (sel batang dan sel kerucut), berfungsi menangkap cahaya dan mengubahnya menjadi sinyal saraf untuk dikirim ke otak. </text:span></text:p>
              </text:list-item>
              <text:list-item>
                <text:p text:style-name="P286"><text:span text:style-name="Strong_20_Emphasis"><text:span text:style-name="T1">Retrieval (Memori):</text:span></text:span><text:span text:style-name="T1"> Tahap ketiga dalam proses memori, yaitu proses 'memanggil' atau mengakses kembali informasi yang telah disimpan di otak. </text:span></text:p>
              </text:list-item>
              <text:list-item>
                <text:p text:style-name="P286"><text:span text:style-name="Strong_20_Emphasis"><text:span text:style-name="T1">Sabit (Crescent Moon):</text:span></text:span><text:span text:style-name="T1"> Fase bulan ketika hanya sebagian kecil sisi Bulan (berbentuk sabit) yang terlihat tersinari Matahari dari Bumi (Sabit Awal setelah Bulan Baru, Sabit Akhir sebelum Bulan Baru). </text:span></text:p>
              </text:list-item>
              <text:list-item>
                <text:p text:style-name="P286"><text:span text:style-name="Strong_20_Emphasis"><text:span text:style-name="T1">Sabuk Kuiper (Kuiper Belt):</text:span></text:span><text:span text:style-name="T1"> Wilayah berbentuk piringan di tepi luar Tata Surya (di luar orbit Neptunus) yang berisi banyak objek es kecil, termasuk planet kerdil seperti Pluto, Eris, Makemake, Haumea. </text:span></text:p>
              </text:list-item>
              <text:list-item>
                <text:p text:style-name="P286"><text:span text:style-name="Strong_20_Emphasis"><text:span text:style-name="T1">Sebum:</text:span></text:span><text:span text:style-name="T1"> Minyak alami yang diproduksi oleh kelenjar minyak (sebaceous gland) di kulit, berfungsi melembapkan dan melindungi kulit. Produksi berlebih saat pubertas bisa memicu jerawat. </text:span></text:p>
              </text:list-item>
              <text:list-item>
                <text:p text:style-name="P286"><text:span text:style-name="Strong_20_Emphasis"><text:span text:style-name="T1">Seleksi Alam (Natural Selection):</text:span></text:span><text:span text:style-name="T1"> Proses utama dalam evolusi di mana organisme dengan ciri-ciri yang lebih cocok (adaptif) terhadap lingkungannya cenderung lebih mampu bertahan hidup dan bereproduksi, sehingga mewariskan ciri-ciri unggul tersebut ke generasi berikutnya. </text:span></text:p>
              </text:list-item>
              <text:list-item>
                <text:p text:style-name="P286"><text:span text:style-name="Strong_20_Emphasis"><text:span text:style-name="T1">Sel Batang (Rod Cell):</text:span></text:span><text:span text:style-name="T1"> Jenis sel fotoreseptor di retina mata yang sangat sensitif terhadap cahaya redup (untuk penglihatan malam) </text:span><text:soft-page-break/><text:span text:style-name="T1">tetapi tidak bisa membedakan warna. </text:span></text:p>
              </text:list-item>
              <text:list-item>
                <text:p text:style-name="P286"><text:span text:style-name="Strong_20_Emphasis"><text:span text:style-name="T1">Sel Darah Putih:</text:span></text:span><text:span text:style-name="T1"> Sel-sel dalam sistem imun tubuh yang bertugas melawan infeksi (bakteri, virus, jamur) dan membersihkan sel-sel rusak atau benda asing. Contoh: neutrofil, makrofag. </text:span></text:p>
              </text:list-item>
              <text:list-item>
                <text:p text:style-name="P286"><text:span text:style-name="Strong_20_Emphasis"><text:span text:style-name="T1">Sel Kerucut (Cone Cell):</text:span></text:span><text:span text:style-name="T1"> Jenis sel fotoreseptor di retina mata yang berfungsi untuk melihat warna dan detail halus pada kondisi cahaya terang. </text:span></text:p>
              </text:list-item>
              <text:list-item>
                <text:p text:style-name="P286"><text:span text:style-name="Strong_20_Emphasis"><text:span text:style-name="T1">Serotonin:</text:span></text:span><text:span text:style-name="T1"> Neurotransmitter yang berperan penting dalam mengatur mood, tidur, nafsu makan, dan fungsi lainnya; sering dikaitkan dengan perasaan tenang dan bahagia. </text:span></text:p>
              </text:list-item>
              <text:list-item>
                <text:p text:style-name="P286"><text:span text:style-name="Strong_20_Emphasis"><text:span text:style-name="T1">SETI (Search for Extraterrestrial Intelligence):</text:span></text:span><text:span text:style-name="T1"> Upaya ilmiah untuk mencari bukti adanya peradaban teknologi maju di luar Bumi, biasanya dengan mendeteksi sinyal radio atau optik (laser) buatan dari bintang lain. </text:span></text:p>
              </text:list-item>
              <text:list-item>
                <text:p text:style-name="P286"><text:span text:style-name="Strong_20_Emphasis"><text:span text:style-name="T1">Sidik Jari (Fingerprint):</text:span></text:span><text:span text:style-name="T1"> Pola unik gurat gesek (friction ridges) pada ujung jari manusia, bersifat permanen dan berbeda pada setiap individu (bahkan kembar identik). </text:span></text:p>
              </text:list-item>
              <text:list-item>
                <text:p text:style-name="P286"><text:span text:style-name="Strong_20_Emphasis"><text:span text:style-name="T1">Singularitas:</text:span></text:span><text:span text:style-name="T1"> Titik teoretis di pusat lubang hitam di mana materi dipadatkan hingga volume nol dan kepadatan tak terhingga; hukum fisika yang kita kenal mungkin tidak berlaku di sini. </text:span></text:p>
              </text:list-item>
              <text:list-item>
                <text:p text:style-name="P286"><text:span text:style-name="Strong_20_Emphasis"><text:span text:style-name="T1">Sistem Limbik:</text:span></text:span><text:span text:style-name="T1"> Sekelompok struktur di otak (termasuk amigdala dan hipokampus) yang terlibat dalam pengaturan emosi, memori, motivasi, dan perilaku dasar lainnya. </text:span></text:p>
              </text:list-item>
              <text:list-item>
                <text:p text:style-name="P286"><text:span text:style-name="Strong_20_Emphasis"><text:span text:style-name="T1">Sistem Saraf:</text:span></text:span><text:span text:style-name="T1"> Jaringan kompleks sel saraf (neuron) dan serat saraf yang mengirimkan sinyal antara berbagai bagian tubuh, mengkoordinasikan tindakan dan sensasi. Termasuk otak, sumsum tulang belakang, dan saraf tepi. </text:span></text:p>
              </text:list-item>
              <text:list-item>
                <text:p text:style-name="P286"><text:span text:style-name="Strong_20_Emphasis"><text:span text:style-name="T1">Sistem Saraf Simpatik:</text:span></text:span><text:span text:style-name="T1"> Bagian dari sistem saraf otonom (otomatis) yang mempersiapkan tubuh untuk respons 'lawan atau lari' (</text:span><text:span text:style-name="Emphasis"><text:span text:style-name="T1">fight-or-flight</text:span></text:span><text:span text:style-name="T1">) saat menghadapi stres atau bahaya (meningkatkan detak jantung, melebarkan pupil, mengaktifkan otot </text:span><text:span text:style-name="Emphasis"><text:span text:style-name="T1">arrector pili</text:span></text:span><text:span text:style-name="T1">). </text:span></text:p>
              </text:list-item>
              <text:list-item>
                <text:p text:style-name="P286"><text:span text:style-name="Strong_20_Emphasis"><text:span text:style-name="T1">Spagetifikasi (Spaghettification):</text:span></text:span><text:span text:style-name="T1"> Efek teoretis peregangan vertikal dan penekanan horizontal yang ekstrem pada objek yang jatuh ke dalam medan gravitasi sangat kuat (terutama dekat lubang hitam) akibat gaya pasang surut yang masif. </text:span></text:p>
              </text:list-item>
              <text:list-item>
                <text:p text:style-name="P286"><text:span text:style-name="Strong_20_Emphasis"><text:span text:style-name="T1">Spineret (Spinnerets):</text:span></text:span><text:span text:style-name="T1"> Organ pemintal di ujung perut laba-laba </text:span><text:soft-page-break/><text:span text:style-name="T1">tempat keluarnya protein sutra cair untuk membentuk benang sutra padat. </text:span></text:p>
              </text:list-item>
              <text:list-item>
                <text:p text:style-name="P286"><text:span text:style-name="Strong_20_Emphasis"><text:span text:style-name="T1">Spin-off Teknologi (Teknologi Turunan):</text:span></text:span><text:span text:style-name="T1"> Teknologi atau produk baru yang dikembangkan sebagai hasil sampingan dari riset atau proyek di bidang lain (misalnya, teknologi dari program luar angkasa yang kemudian digunakan dalam kehidupan sehari-hari di Bumi). </text:span></text:p>
              </text:list-item>
              <text:list-item>
                <text:p text:style-name="P286"><text:span text:style-name="Strong_20_Emphasis"><text:span text:style-name="T1">STEM:</text:span></text:span><text:span text:style-name="T1"> Singkatan dari </text:span><text:span text:style-name="Emphasis"><text:span text:style-name="T1">Science, Technology, Engineering, and Mathematics</text:span></text:span><text:span text:style-name="T1"> (Sains, Teknologi, Teknik, dan Matematika). </text:span></text:p>
              </text:list-item>
              <text:list-item>
                <text:p text:style-name="P286"><text:span text:style-name="Strong_20_Emphasis"><text:span text:style-name="T1">Storage (Memori):</text:span></text:span><text:span text:style-name="T1"> Tahap kedua dalam proses memori, yaitu proses 'menyimpan' informasi yang telah dikodekan di otak, bisa dalam memori jangka pendek atau jangka panjang. </text:span></text:p>
              </text:list-item>
              <text:list-item>
                <text:p text:style-name="P286"><text:span text:style-name="Strong_20_Emphasis"><text:span text:style-name="T1">Supernova:</text:span></text:span><text:span text:style-name="T1"> Ledakan bintang super dahsyat yang terjadi pada akhir siklus hidup bintang masif (atau dalam sistem bintang ganda tertentu), melepaskan energi luar biasa besar dan menyebarkan elemen berat ke angkasa. Seringkali meninggalkan sisa berupa bintang neutron atau lubang hitam. </text:span></text:p>
              </text:list-item>
              <text:list-item>
                <text:p text:style-name="P286"><text:span text:style-name="Strong_20_Emphasis"><text:span text:style-name="T1">Sutra Laba-laba (Spider Silk):</text:span></text:span><text:span text:style-name="T1"> Serat protein alami yang diproduksi oleh laba-laba, terkenal karena kombinasi kekuatan tarik, elastisitas, dan ringannya yang luar biasa. </text:span></text:p>
              </text:list-item>
              <text:list-item>
                <text:p text:style-name="P286"><text:span text:style-name="Strong_20_Emphasis"><text:span text:style-name="T1">Tahun Cahaya (Light-Year):</text:span></text:span><text:span text:style-name="T1"> Satuan </text:span><text:span text:style-name="Strong_20_Emphasis"><text:span text:style-name="T1">jarak</text:span></text:span><text:span text:style-name="T1"> dalam astronomi, setara dengan jarak yang ditempuh cahaya dalam vakum selama satu tahun (sekitar 9,46 triliun kilometer). </text:span></text:p>
              </text:list-item>
              <text:list-item>
                <text:p text:style-name="P286"><text:span text:style-name="Strong_20_Emphasis"><text:span text:style-name="T1">Tapetum Lucidum:</text:span></text:span><text:span text:style-name="T1"> Lapisan jaringan reflektif (seperti cermin) yang terletak di belakang retina mata pada banyak hewan nokturnal; berfungsi memantulkan kembali cahaya untuk meningkatkan sensitivitas penglihatan dalam kondisi minim cahaya (menyebabkan </text:span><text:span text:style-name="Emphasis"><text:span text:style-name="T1">eyeshine</text:span></text:span><text:span text:style-name="T1">). </text:span></text:p>
              </text:list-item>
              <text:list-item>
                <text:p text:style-name="P286"><text:span text:style-name="Strong_20_Emphasis"><text:span text:style-name="T1">Tata Surya (Solar System):</text:span></text:span><text:span text:style-name="T1"> Sistem keplanetan yang terdiri dari Matahari sebagai bintang pusat beserta semua benda langit yang terikat oleh gravitasinya (planet, planet kerdil, bulan, asteroid, komet, dll). </text:span></text:p>
              </text:list-item>
              <text:list-item>
                <text:p text:style-name="P286"><text:span text:style-name="Strong_20_Emphasis"><text:span text:style-name="T1">Teknologi Turunan (Spin-off):</text:span></text:span><text:span text:style-name="T1"> Lihat </text:span><text:span text:style-name="Emphasis"><text:span text:style-name="T1">Spin-off Teknologi</text:span></text:span><text:span text:style-name="T1">. </text:span></text:p>
              </text:list-item>
              <text:list-item>
                <text:p text:style-name="P286"><text:span text:style-name="Strong_20_Emphasis"><text:span text:style-name="T1">Termoregulasi:</text:span></text:span><text:span text:style-name="T1"> Proses pengaturan suhu tubuh oleh organisme agar tetap berada dalam rentang yang optimal untuk fungsi biologis. </text:span></text:p>
              </text:list-item>
              <text:list-item>
                <text:p text:style-name="P286"><text:span text:style-name="Strong_20_Emphasis"><text:span text:style-name="T1">Testosteron:</text:span></text:span><text:span text:style-name="T1"> Hormon seks utama pria, diproduksi terutama di testis; bertanggung jawab untuk perkembangan karakteristik seksual primer </text:span><text:soft-page-break/><text:span text:style-name="T1">dan sekunder pria, serta fungsi lainnya. </text:span></text:p>
              </text:list-item>
              <text:list-item>
                <text:p text:style-name="P286"><text:span text:style-name="Strong_20_Emphasis"><text:span text:style-name="T1">Tetrodotoxin (TTX):</text:span></text:span><text:span text:style-name="T1"> Racun saraf (neurotoksin) sangat kuat yang ditemukan pada beberapa hewan laut seperti ikan buntal dan gurita cincin biru; bekerja dengan memblokir saluran natrium pada sel saraf, menyebabkan kelumpuhan. </text:span></text:p>
              </text:list-item>
              <text:list-item>
                <text:p text:style-name="P286"><text:span text:style-name="Strong_20_Emphasis"><text:span text:style-name="T1">Thanatosis (Imobilitas Tonik / Pura-pura Mati):</text:span></text:span><text:span text:style-name="T1"> Perilaku defensif pada beberapa hewan di mana mereka masuk ke kondisi tidak bergerak (kaku atau lemas) secara refleksif saat menghadapi ancaman predator ekstrem, seringkali disertai perubahan fisiologis (perlambatan detak jantung/napas). </text:span></text:p>
              </text:list-item>
              <text:list-item>
                <text:p text:style-name="P286"><text:span text:style-name="Strong_20_Emphasis"><text:span text:style-name="T1">Trombosit (Platelet):</text:span></text:span><text:span text:style-name="T1"> Kepingan sel darah kecil yang berperan penting dalam proses pembekuan darah (hemostasis) dengan membentuk sumbat pada luka. </text:span></text:p>
              </text:list-item>
              <text:list-item>
                <text:p text:style-name="P286"><text:span text:style-name="Strong_20_Emphasis"><text:span text:style-name="T1">Turbulensi Atmosfer:</text:span></text:span><text:span text:style-name="T1"> Pergerakan udara yang tidak teratur dan bergolak di atmosfer Bumi akibat perbedaan suhu, tekanan, dan angin; menyebabkan pembiasan cahaya bintang yang acak (kelap-kelip). </text:span></text:p>
              </text:list-item>
              <text:list-item>
                <text:p text:style-name="P286"><text:span text:style-name="Strong_20_Emphasis"><text:span text:style-name="T1">Vestigial (Sisa Evolusi):</text:span></text:span><text:span text:style-name="T1"> Struktur anatomi, organ, atau perilaku yang masih ada pada suatu organisme tetapi telah kehilangan sebagian besar atau seluruh fungsi aslinya melalui proses evolusi (contoh: otot </text:span><text:span text:style-name="Emphasis"><text:span text:style-name="T1">arrector pili</text:span></text:span><text:span text:style-name="T1"> pada manusia). </text:span></text:p>
              </text:list-item>
              <text:list-item>
                <text:p text:style-name="P135"><text:span text:style-name="Strong_20_Emphasis"><text:span text:style-name="T1">Zona Layak Huni (Habitable Zone):</text:span></text:span><text:span text:style-name="T1"> Wilayah orbit di sekitar sebuah bintang di mana kondisi suhu memungkinkan air dalam bentuk cair (liquid water) bisa ada di permukaan planet berbatu; dianggap sebagai salah satu syarat utama potensi keberadaan kehidupan seperti yang kita kenal. </text:span></text:p>
              </text:list-item>
            </text:list>
            <text:p text:style-name="P11"/>
            <text:p text:style-name="P143">Semoga Glosarium ini bermanfaat untuk memahami istilah-istilah keren dalam buku ini ya, Penjelajah Super Penasaran!</text:p>
          </text:section>
          <text:section text:style-name="Sect1" text:name="feedback-form-74">
            <text:p text:style-name="P293"/>
          </text:section>
        </text:section>
        <text:section text:style-name="Sect1" text:name="23c8ba13fb8174d9">
          <text:p text:style-name="P143"/>
          <text:section text:style-name="Sect1" text:name="user-query-content-75">
            <text:p text:style-name="P313">buat daftar pustaka </text:p>
          </text:section>
          <text:p text:style-name="P293">Tampilkan alur berpikir</text:p>
          <text:section text:style-name="Sect2" text:name="model-response-message-contentr_23c8ba13fb8174d9">
            <text:p text:style-name="P143">Tentu, berikut adalah contoh Daftar Pustaka yang bisa Anda sertakan. <text:soft-page-break/>Daftar ini berisi rekomendasi sumber bacaan dan tontonan lebih lanjut yang relevan dengan topik-topik dalam buku ini, cocok untuk pembaca remaja yang rasa penasarannya makin tergelitik!</text:p>
            <text:p text:style-name="P11"/>
            <text:p text:style-name="Text_20_body"><text:span text:style-name="Strong_20_Emphasis"><text:span text:style-name="T1">DAFTAR PUSTAKA &amp; Sumber Belajar Lebih Lanjut</text:span></text:span></text:p>
            <text:p text:style-name="P143">Sudah selesai baca buku ini tapi rasa penasaranmu malah makin menjadi? Keren! Itu tandanya kamu siap buat menjelajah lebih jauh lagi. Berikut adalah beberapa rekomendasi buku, situs web, dan sumber lain yang bisa kamu intip untuk menambah pengetahuanmu tentang tubuh manusia, dunia hewan yang menakjubkan, dan misteri alam semesta:</text:p>
            <text:p text:style-name="Text_20_body"><text:span text:style-name="Strong_20_Emphasis"><text:span text:style-name="T1">Buku &amp; Ensiklopedia:</text:span></text:span></text:p>
            <text:list xml:id="list5666424040075592669" text:style-name="L144">
              <text:list-item>
                <text:p text:style-name="P287"><text:span text:style-name="Strong_20_Emphasis"><text:span text:style-name="T1">Seri </text:span></text:span><text:span text:style-name="Strong_20_Emphasis"><text:span text:style-name="Emphasis"><text:span text:style-name="T1">Ensiklopedia Populer</text:span></text:span></text:span><text:span text:style-name="Strong_20_Emphasis"><text:span text:style-name="T1"> atau </text:span></text:span><text:span text:style-name="Strong_20_Emphasis"><text:span text:style-name="Emphasis"><text:span text:style-name="T1">Eyewitness Books (DK)</text:span></text:span></text:span><text:span text:style-name="Strong_20_Emphasis"><text:span text:style-name="T1">:</text:span></text:span><text:span text:style-name="T1"> Cari edisi yang membahas tentang Tubuh Manusia, Hewan, atau Luar Angkasa. Buku-buku ini biasanya penuh dengan gambar dan penjelasan yang mudah dipahami. (Tersedia terjemahan Bahasa Indonesia atau versi Bahasa Inggris). </text:span></text:p>
              </text:list-item>
              <text:list-item>
                <text:p text:style-name="P287"><text:span text:style-name="Strong_20_Emphasis"><text:span text:style-name="T1">Buku-buku Sains Anak/Remaja oleh Penulis Indonesia:</text:span></text:span><text:span text:style-name="T1"> Coba cari di toko buku atau perpustakaan, seringkali ada buku-buku bagus karya penulis lokal yang membahas sains dengan gaya yang menarik dan relevan. </text:span></text:p>
              </text:list-item>
              <text:list-item>
                <text:p text:style-name="P287"><text:span text:style-name="Strong_20_Emphasis"><text:span text:style-name="T1">Majalah Sains Anak/Remaja:</text:span></text:span><text:span text:style-name="T1"> Seperti </text:span><text:span text:style-name="Emphasis"><text:span text:style-name="T1">National Geographic Kids Indonesia</text:span></text:span><text:span text:style-name="T1"> (jika masih terbit) atau majalah sains populer lainnya bisa jadi sumber bacaan ringan yang menarik. </text:span></text:p>
              </text:list-item>
              <text:list-item>
                <text:p text:style-name="P136"><text:span text:style-name="Strong_20_Emphasis"><text:span text:style-name="T1">Sagan, Carl. </text:span></text:span><text:span text:style-name="Strong_20_Emphasis"><text:span text:style-name="Emphasis"><text:span text:style-name="T1">Cosmos</text:span></text:span></text:span><text:span text:style-name="Strong_20_Emphasis"><text:span text:style-name="T1">.</text:span></text:span><text:span text:style-name="T1"> (Buku klasik yang sangat inspiratif tentang alam semesta. Mungkin agak berat, tapi bab-bab awalnya bisa sangat membuka wawasan. Cari ringkasan atau versi adaptasinya jika perlu). </text:span></text:p>
              </text:list-item>
            </text:list>
            <text:p text:style-name="Text_20_body"><text:span text:style-name="Strong_20_Emphasis"><text:span text:style-name="T1">Situs Web Keren:</text:span></text:span></text:p>
            <text:list xml:id="list6439897248109082055" text:style-name="L145">
              <text:list-item>
                <text:p text:style-name="P288"><text:span text:style-name="Strong_20_Emphasis"><text:span text:style-name="T1">National Geographic Kids:</text:span></text:span><text:span text:style-name="T1"> </text:span><text:span text:style-name="Source_20_Text"><text:span text:style-name="T1">kids.nationalgeographic.com</text:span></text:span><text:span text:style-name="T1"> (Bahasa Inggris) atau cari artikel sains di </text:span><text:span text:style-name="Source_20_Text"><text:span text:style-name="T1">nationalgeographic.grid.id</text:span></text:span><text:span text:style-name="T1"> (Bahasa Indonesia). Banyak artikel seru tentang hewan, alam, dan sains dengan foto-foto keren. </text:span></text:p>
              </text:list-item>
              <text:list-item>
                <text:p text:style-name="P288"><text:span text:style-name="Strong_20_Emphasis"><text:span text:style-name="T1">NASA Space Place:</text:span></text:span><text:span text:style-name="T1"> </text:span><text:span text:style-name="Source_20_Text"><text:span text:style-name="T1">spaceplace.nasa.gov/</text:span></text:span><text:span text:style-name="T1"> (Bahasa Inggris, sebagian </text:span><text:soft-page-break/><text:span text:style-name="T1">ada terjemahan). Situs resmi NASA untuk anak-anak dan remaja, penuh info seru tentang luar angkasa, misi NASA, game, dan aktivitas. </text:span></text:p>
              </text:list-item>
              <text:list-item>
                <text:p text:style-name="P288"><text:span text:style-name="Strong_20_Emphasis"><text:span text:style-name="T1">ESA Kids:</text:span></text:span><text:span text:style-name="T1"> </text:span><text:span text:style-name="Source_20_Text"><text:span text:style-name="T1">www.esa.int/kids/en/</text:span></text:span><text:span text:style-name="T1"> (Bahasa Inggris). Situs Badan Antariksa Eropa untuk anak-anak, mirip NASA Space Place tapi dengan fokus misi Eropa. </text:span></text:p>
              </text:list-item>
              <text:list-item>
                <text:p text:style-name="P288"><text:span text:style-name="Strong_20_Emphasis"><text:span text:style-name="T1">BBC Bitesize / Science:</text:span></text:span><text:span text:style-name="T1"> </text:span><text:span text:style-name="Source_20_Text"><text:span text:style-name="T1">www.bbc.co.uk/bitesize</text:span></text:span><text:span text:style-name="T1"> (pilih kategori Science) atau </text:span><text:span text:style-name="Source_20_Text"><text:span text:style-name="T1">www.bbc.com/science</text:span></text:span><text:span text:style-name="T1">. Sumber belajar dan berita sains dari BBC (Bahasa Inggris). </text:span></text:p>
              </text:list-item>
              <text:list-item>
                <text:p text:style-name="P288"><text:span text:style-name="Strong_20_Emphasis"><text:span text:style-name="T1">Kompas Sains:</text:span></text:span><text:span text:style-name="T1"> </text:span><text:span text:style-name="Source_20_Text"><text:span text:style-name="T1">sains.kompas.com</text:span></text:span><text:span text:style-name="T1">. Rubrik sains dari Kompas, menyajikan berita dan artikel sains populer dalam Bahasa Indonesia. </text:span></text:p>
              </text:list-item>
              <text:list-item>
                <text:p text:style-name="P288"><text:span text:style-name="Strong_20_Emphasis"><text:span text:style-name="T1">InfoAstronomy.org:</text:span></text:span><text:span text:style-name="T1"> </text:span><text:span text:style-name="Source_20_Text"><text:span text:style-name="T1">infoastronomy.org</text:span></text:span><text:span text:style-name="T1">. Portal berita dan komunitas astronomi amatir Indonesia, banyak info menarik tentang langit malam dan peristiwa astronomi terkini dalam Bahasa Indonesia. </text:span></text:p>
              </text:list-item>
              <text:list-item>
                <text:p text:style-name="P288"><text:span text:style-name="Strong_20_Emphasis"><text:span text:style-name="T1">BRIN (Badan Riset dan Inovasi Nasional):</text:span></text:span><text:span text:style-name="T1"> </text:span><text:span text:style-name="Source_20_Text"><text:span text:style-name="T1">www.brin.go.id</text:span></text:span><text:span text:style-name="T1">. Situs resmi lembaga riset Indonesia, kadang ada artikel atau info tentang perkembangan sains dan teknologi di Indonesia. </text:span></text:p>
              </text:list-item>
              <text:list-item>
                <text:p text:style-name="P137"><text:span text:style-name="Strong_20_Emphasis"><text:span text:style-name="T1">Khan Academy:</text:span></text:span><text:span text:style-name="T1"> </text:span><text:span text:style-name="Source_20_Text"><text:span text:style-name="T1">www.khanacademy.org</text:span></text:span><text:span text:style-name="T1"> (Tersedia juga dalam Bahasa Indonesia). Platform belajar gratis yang mencakup banyak topik sains (Biologi, Fisika, Kimia, Astronomi) dengan video penjelasan yang bagus. </text:span></text:p>
              </text:list-item>
            </text:list>
            <text:p text:style-name="Text_20_body"><text:span text:style-name="Strong_20_Emphasis"><text:span text:style-name="T1">Tontonan Seru (Dokumenter &amp; Kanal YouTube):</text:span></text:span></text:p>
            <text:list xml:id="list3090125611097289933" text:style-name="L146">
              <text:list-item>
                <text:p text:style-name="P289"><text:span text:style-name="Strong_20_Emphasis"><text:span text:style-name="T1">Serial Dokumenter BBC Earth:</text:span></text:span><text:span text:style-name="T1"> Cari serial seperti </text:span><text:span text:style-name="Emphasis"><text:span text:style-name="T1">Planet Earth</text:span></text:span><text:span text:style-name="T1">, </text:span><text:span text:style-name="Emphasis"><text:span text:style-name="T1">Blue Planet</text:span></text:span><text:span text:style-name="T1">, </text:span><text:span text:style-name="Emphasis"><text:span text:style-name="T1">Frozen Planet</text:span></text:span><text:span text:style-name="T1">, </text:span><text:span text:style-name="Emphasis"><text:span text:style-name="T1">Human Body</text:span></text:span><text:span text:style-name="T1">, </text:span><text:span text:style-name="Emphasis"><text:span text:style-name="T1">Wonders of the Universe</text:span></text:span><text:span text:style-name="T1">. Kualitas gambarnya luar biasa dan narasinya sangat informatif. (Sering tayang di TV berbayar atau platform streaming). </text:span></text:p>
              </text:list-item>
              <text:list-item>
                <text:p text:style-name="P289"><text:span text:style-name="Strong_20_Emphasis"><text:span text:style-name="T1">Serial Dokumenter National Geographic:</text:span></text:span><text:span text:style-name="T1"> Juga punya banyak pilihan dokumenter berkualitas tinggi tentang alam, hewan, dan luar angkasa. </text:span></text:p>
              </text:list-item>
              <text:list-item>
                <text:p text:style-name="P289"><text:span text:style-name="Strong_20_Emphasis"><text:span text:style-name="T1">Kanal YouTube: Kurzgesagt – In a Nutshell:</text:span></text:span><text:span text:style-name="T1"> Animasi sains super keren dengan penjelasan kompleks yang dibuat simpel dan menarik. Banyak video punya subtitle Bahasa Indonesia. </text:span></text:p>
              </text:list-item>
              <text:list-item>
                <text:p text:style-name="P289"><text:span text:style-name="Strong_20_Emphasis"><text:span text:style-name="T1">Kanal YouTube: TED-Ed:</text:span></text:span><text:span text:style-name="T1"> Video-video animasi pendek yang menjelaskan berbagai macam topik (termasuk sains) dengan cara yang kreatif dan mudah dipahami. Banyak yang punya subtitle </text:span><text:soft-page-break/><text:span text:style-name="T1">Bahasa Indonesia. </text:span></text:p>
              </text:list-item>
              <text:list-item>
                <text:p text:style-name="P289"><text:span text:style-name="Strong_20_Emphasis"><text:span text:style-name="T1">Kanal YouTube: Kok Bisa?</text:span></text:span><text:span text:style-name="T1"> Kanal animasi sains populer asli Indonesia yang membahas berbagai pertanyaan 'kenapa' dengan gaya yang ringan dan menghibur. </text:span></text:p>
              </text:list-item>
              <text:list-item>
                <text:p text:style-name="P138"><text:span text:style-name="Strong_20_Emphasis"><text:span text:style-name="T1">Kanal YouTube: SainsPop:</text:span></text:span><text:span text:style-name="T1"> Kanal sains populer berbahasa Indonesia lainnya yang menyajikan konten menarik seputar sains dan teknologi. </text:span></text:p>
              </text:list-item>
            </text:list>
            <text:p text:style-name="P11"/>
            <text:p text:style-name="P143">Selamat melanjutkan petualanganmu sebagai Penjelajah Super Penasaran! Dunia ilmu pengetahuan itu luas dan selalu ada hal baru untuk dipelajari! (Referensi ini diperbarui hingga pagi hari, Selasa 8 April 2025 WIB).</text:p>
          </text:section>
          <text:section text:style-name="Sect1" text:name="feedback-form-75">
            <text:p text:style-name="P293"/>
          </text:section>
        </text:section>
        <text:section text:style-name="Sect1" text:name="21ed67d1111a2b0f">
          <text:p text:style-name="P143"/>
          <text:section text:style-name="Sect1" text:name="user-query-content-76">
            <text:p text:style-name="P313">buat kata pengantar </text:p>
          </text:section>
          <text:p text:style-name="P293">Tampilkan alur berpikir</text:p>
          <text:section text:style-name="Sect2" text:name="model-response-message-contentr_21ed67d1111a2b0f">
            <text:p text:style-name="P143">Tentu, ini adalah draf Kata Pengantar lengkap untuk buku Anda, menggabungkan jawaban-jawaban dari prompt sebelumnya dengan gaya bahasa yang disarankan:</text:p>
            <text:p text:style-name="P11"/>
            <text:p text:style-name="Text_20_body"><text:span text:style-name="Strong_20_Emphasis"><text:span text:style-name="T1">Kata Pengantar: Selamat Datang, Penjelajah Rasa Ingin Tahu!</text:span></text:span></text:p>
            <text:p text:style-name="P143">Hai, para penjelajah super penasaran! Pernah nggak sih, kamu lagi bengong, eh, tiba-tiba kepikiran, "Kenapa ya langit warnanya biru?" atau "Kenapa sih aku ngantuk kalau malam?". Nah, kalau kamu sering banget bertanya "kenapa" soal hal-hal di sekitarmu, selamat! Itu tandanya 'mesin' super keren di dalam kepalamu lagi bekerja. Bertanya "kenapa" itu bukan cuma iseng, lho. Itu adalah sifat dasar kita sebagai manusia yang bikin kita terus belajar dan menemukan hal-hal baru. Bayangin deh, dari kecil kita udah nanya, "Kenapa bola jatuh?", "Kenapa api panas?". Rasa ingin tahu inilah yang mendorong para ilmuwan hebat menemukan penemuan luar biasa, mulai dari listrik sampai internet yang lagi kamu pakai sekarang. Pertanyaan "kenapa" yang sederhana itu ibarat kunci yang membuka pintu ke pemahaman yang lebih dalam tentang dunia kita yang penuh keajaiban ini. Kata Om Einstein aja nih, yang penting itu bukan bakat super, tapi rasa <text:soft-page-break/>ingin tahu yang super besar!</text:p>
            <text:p text:style-name="P143">Nah, buku "Kenapa Ya?" ini hadir khusus buat kamu yang punya rasa penasaran tingkat dewa! Buku ini adalah teman seperjalananmu untuk merayakan dan memberi 'bahan bakar' pada rasa ingin tahu itu. Kita akan bareng-bareng mencari jawaban seru untuk pertanyaan-pertanyaan 'kenapa' yang mungkin sering banget muncul di kepalamu.</text:p>
            <text:p text:style-name="Text_20_body"><text:span text:style-name="T1">Jadi, siap buat petualangan macam apa aja nih di buku ini? Siapin dirimu, karena kita bakal menjelajahi tiga 'dunia' super keren yang penuh dengan jawaban 'kenapa'! </text:span><text:span text:style-name="Strong_20_Emphasis"><text:span text:style-name="T1">Dunia Pertama:</text:span></text:span><text:span text:style-name="T1"> Kita mulai dari yang paling dekat, yaitu </text:span><text:span text:style-name="Strong_20_Emphasis"><text:span text:style-name="T1">diri kita sendiri!</text:span></text:span><text:span text:style-name="T1"> Di bagian </text:span><text:span text:style-name="Strong_20_Emphasis"><text:span text:style-name="T1">Tubuh Manusia</text:span></text:span><text:span text:style-name="T1">, kita bakal jadi detektif yang menyelidiki mesin paling canggih di alam semesta ini. Kenapa kita perlu tidur dan kadang mimpi aneh? Kenapa bisa muncul jerawat pas lagi naksir gebetan? Kenapa suara bisa berubah pas remaja? Semua rahasia dari ujung rambut sampai ujung kaki bakal kita intip bareng-bareng! </text:span><text:span text:style-name="Strong_20_Emphasis"><text:span text:style-name="T1">Dunia Kedua:</text:span></text:span><text:span text:style-name="T1"> Selanjutnya, kita lompat ke </text:span><text:span text:style-name="Strong_20_Emphasis"><text:span text:style-name="T1">Dunia Hewan Aneh!</text:span></text:span><text:span text:style-name="T1"> Siap-siap ketemu makhluk-makhluk dengan kemampuan ajaib dan penampilan unik. Gimana caranya bunglon gonta-ganti warna kulit kayak lagi pilih baju? Kenapa ada ikan yang bisa menyetrum? Kok bisa sih ada serangga yang mirip banget sama daun atau ranting sampai susah dibedain? Kita bakal ungkap trik-trik bertahan hidup paling keren dan aneh di kerajaan hewan. </text:span><text:span text:style-name="Strong_20_Emphasis"><text:span text:style-name="T1">Dunia Ketiga:</text:span></text:span><text:span text:style-name="T1"> Terakhir, kita terbang jauuuh... menjelajahi </text:span><text:span text:style-name="Strong_20_Emphasis"><text:span text:style-name="T1">Misteri Alam Semesta!</text:span></text:span><text:span text:style-name="T1"> Dari langit biru di atas kepala sampai lubang hitam yang misterius di ujung galaksi. Kenapa bintang kelap-kelip? Apa sih 'bintang jatuh' itu sebenarnya? Seberapa gede sih alam semesta ini sampai bikin pusing? Kita bakal coba jawab pertanyaan-pertanyaan kosmik yang bikin kita sadar betapa kecilnya kita, tapi juga betapa luar biasanya alam semesta ini. Pokoknya, siap-siap aja buat bilang "Ooh, gitu toh!" atau "Hah, seriusan?!" di setiap halaman!</text:span></text:p>
            <text:p text:style-name="Quotations"><text:span text:style-name="Emphasis"><text:span text:style-name="T1">(</text:span></text:span><text:span text:style-name="Emphasis"><text:span text:style-name="Strong_20_Emphasis"><text:span text:style-name="T1">Tips Super Penasaran:</text:span></text:span></text:span><text:span text:style-name="Emphasis"><text:span text:style-name="T1"> Kalau ada topik di buku ini yang bikin kamu makin penasaran, jangan berhenti di sini! Coba deh cari info lebih lanjut di internet (pilih situs yang terpercaya ya, kayak situs sains atau ensiklopedia), nonton dokumenter seru, atau tanya langsung ke guru sainsmu. Rasa ingin tahu itu nggak ada habisnya!)</text:span></text:span></text:p>
            <text:p text:style-name="Text_20_body"><text:span text:style-name="T1">Jadi, gimana? Udah siap buat memulai petualangan 'Kenapa Ya?' ini? </text:span><text:soft-page-break/><text:span text:style-name="T1">Siapkan kacamatamu (kalau pakai!), buka pikiranmu lebar-lebar, dan yang paling penting, siapkan dirimu untuk </text:span><text:span text:style-name="Strong_20_Emphasis"><text:span text:style-name="T1">takjub!</text:span></text:span><text:span text:style-name="T1"> Percaya deh, sains itu nggak melulu soal rumus pusing atau hafalan nama Latin yang susah. Sains itu tentang keajaiban yang ada di mana-mana, dari dalam tubuhmu sendiri sampai galaksi terjauh. Jawaban-jawaban yang bakal kamu temukan di buku ini mungkin bakal bikin kamu melongo, senyum-senyum sendiri, atau bahkan lari ke temanmu buat bilang, "Eh, tahu nggak sih kalau...?!" Kata Om Einstein (lagi!), hal paling keren itu justru misteri! Dari situlah muncul seni dan ilmu pengetahuan yang hebat. Jadi, ayo kita nikmati misteri di buku ini!</text:span></text:p>
            <text:p text:style-name="Quotations"><text:span text:style-name="Emphasis"><text:span text:style-name="T1">(</text:span></text:span><text:span text:style-name="Emphasis"><text:span text:style-name="Strong_20_Emphasis"><text:span text:style-name="T1">Tips Anti Bingung:</text:span></text:span></text:span><text:span text:style-name="Emphasis"><text:span text:style-name="T1"> Kalau pas baca ada bagian yang terasa agak 'njlimet' atau susah dimengerti, jangan langsung nyerah! Coba baca ulang pelan-pelan, lihat ilustrasinya baik-baik, atau tandain dulu aja bagian itu dan lanjut baca. Kadang-kadang, pemahaman datang setelah kita melihat gambaran besarnya. Yang penting, jangan berhenti penasaran, ya!)</text:span></text:span></text:p>
            <text:p text:style-name="P143">Pokoknya, selamat menikmati perjalanan mengungkap berbagai 'kenapa' ini. Jangan takut kalau ada hal yang terasa rumit di awal, baca pelan-pelan aja, lihat gambarnya, dan biarkan rasa penasaranmu menuntun jalan. Siap? Ayo kita buka halaman berikutnya dan mulai petualangan super penasaran ini bersama-sama!</text:p>
            <text:p text:style-name="Text_20_body"><text:span text:style-name="Emphasis"><text:span text:style-name="T1">(Medan, 8 April 2025)</text:span></text:span></text:p>
          </text:section>
          <text:section text:style-name="Sect1" text:name="feedback-form-76">
            <text:p text:style-name="P293"/>
          </text:section>
        </text:section>
        <text:section text:style-name="Sect1" text:name="5093724b1ea100ff">
          <text:p text:style-name="P143"/>
          <text:section text:style-name="Sect1" text:name="user-query-content-77">
            <text:p text:style-name="P313">buat prompt pembuatan sampul buku </text:p>
          </text:section>
          <text:p text:style-name="P293">Tampilkan alur berpikir</text:p>
          <text:section text:style-name="Sect2" text:name="model-response-message-contentr_5093724b1ea100ff">
            <text:p text:style-name="P143">Tentu, ini adalah prompt yang bisa Anda gunakan (misalnya untuk AI generator gambar atau sebagai brief untuk desainer grafis) untuk membuat sampul buku "Kenapa Ya?: Edisi Super Penasaran":</text:p>
            <text:p text:style-name="P11"/>
            <text:p text:style-name="Text_20_body"><text:span text:style-name="Strong_20_Emphasis"><text:span text:style-name="T1">Prompt Pembuatan Sampul Buku:</text:span></text:span></text:p>
            <text:p text:style-name="Text_20_body"><text:span text:style-name="Strong_20_Emphasis"><text:span text:style-name="T1">Jenis Gambar:</text:span></text:span><text:span text:style-name="T1"> Desain Sampul Buku (Book Cover Design)</text:span></text:p>
            <text:p text:style-name="Text_20_body"><text:span text:style-name="Strong_20_Emphasis"><text:span text:style-name="T1">Judul Utama:</text:span></text:span><text:span text:style-name="T1"> Kenapa Ya?: Edisi Super Penasaran </text:span><text:span text:style-name="Strong_20_Emphasis"><text:span text:style-name="T1">Subtitle:</text:span></text:span><text:span text:style-name="T1"> Tubuh </text:span><text:soft-page-break/><text:span text:style-name="T1">Manusia, Hewan Aneh, &amp; Misteri Alam Semesta </text:span><text:span text:style-name="Strong_20_Emphasis"><text:span text:style-name="T1">(Catatan: Pastikan Judul Utama lebih menonjol daripada Subtitle)</text:span></text:span></text:p>
            <text:p text:style-name="Text_20_body"><text:span text:style-name="Strong_20_Emphasis"><text:span text:style-name="T1">Target Pembaca &amp; Genre:</text:span></text:span><text:span text:style-name="T1"> Remaja (usia 13-20 tahun) di Indonesia; Buku Sains Populer / Non-fiksi.</text:span></text:p>
            <text:p text:style-name="Text_20_body"><text:span text:style-name="Strong_20_Emphasis"><text:span text:style-name="T1">Gaya &amp; Suasana Keseluruhan:</text:span></text:span></text:p>
            <text:list xml:id="list5830355998838526592" text:style-name="L147">
              <text:list-item>
                <text:p text:style-name="P290"><text:span text:style-name="Strong_20_Emphasis"><text:span text:style-name="T1">Ceria, Penuh Warna, dan Menarik Perhatian:</text:span></text:span><text:span text:style-name="T1"> Harus eye-catching untuk menarik minat remaja. </text:span></text:p>
              </text:list-item>
              <text:list-item>
                <text:p text:style-name="P290"><text:span text:style-name="Strong_20_Emphasis"><text:span text:style-name="T1">Modern dan Dinamis:</text:span></text:span><text:span text:style-name="T1"> Hindari kesan kaku, membosankan, atau terlalu akademis. </text:span></text:p>
              </text:list-item>
              <text:list-item>
                <text:p text:style-name="P290"><text:span text:style-name="Strong_20_Emphasis"><text:span text:style-name="T1">Ilustratif:</text:span></text:span><text:span text:style-name="T1"> Gunakan gaya ilustrasi (bisa kartun modern, semi-realistis, atau grafis datar/flat design yang stylish) daripada foto stok. Harus mencerminkan isi buku yang dijelaskan dengan ilustrasi menarik. </text:span></text:p>
              </text:list-item>
              <text:list-item>
                <text:p text:style-name="P139"><text:span text:style-name="Strong_20_Emphasis"><text:span text:style-name="T1">Membangkitkan Rasa Penasaran:</text:span></text:span><text:span text:style-name="T1"> Desain harus memancarkan energi keingintahuan dan keajaiban, sesuai dengan judul "Kenapa Ya?". </text:span></text:p>
              </text:list-item>
            </text:list>
            <text:p text:style-name="Text_20_body"><text:span text:style-name="Strong_20_Emphasis"><text:span text:style-name="T1">Elemen Visual Utama (Saran Kombinasi):</text:span></text:span></text:p>
            <text:list xml:id="list3259455387259854022" text:style-name="L148">
              <text:list-item>
                <text:p text:style-name="P291"><text:span text:style-name="Strong_20_Emphasis"><text:span text:style-name="T1">Representasi 3 Topik:</text:span></text:span><text:span text:style-name="T1"> Harus ada elemen visual yang jelas mewakili ketiga topik utama: </text:span></text:p>
                <text:list>
                  <text:list-item>
                    <text:p text:style-name="P291"><text:span text:style-name="Strong_20_Emphasis"><text:span text:style-name="T1">Tubuh Manusia:</text:span></text:span><text:span text:style-name="T1"> Mungkin ikon/ilustrasi stylish otak, untaian DNA, sel, atau siluet manusia dengan 'jeroan' sains. </text:span></text:p>
                  </text:list-item>
                  <text:list-item>
                    <text:p text:style-name="P291"><text:span text:style-name="Strong_20_Emphasis"><text:span text:style-name="T1">Hewan Aneh:</text:span></text:span><text:span text:style-name="T1"> Ilustrasi salah satu hewan unik yang dibahas (misal: bunglon berwarna cerah, platipus yang ikonik, ikan anglerfish dengan umpannya, atau kolase beberapa hewan aneh). </text:span></text:p>
                  </text:list-item>
                  <text:list-item>
                    <text:p text:style-name="P291"><text:span text:style-name="Strong_20_Emphasis"><text:span text:style-name="T1">Misteri Alam Semesta:</text:span></text:span><text:span text:style-name="T1"> Ilustrasi planet (misal: Saturnus dengan cincinnya), galaksi spiral, lubang hitam sederhana, bintang jatuh/meteor, atau nebula berwarna-warni. </text:span></text:p>
                  </text:list-item>
                </text:list>
              </text:list-item>
              <text:list-item>
                <text:p text:style-name="P291"><text:span text:style-name="Strong_20_Emphasis"><text:span text:style-name="T1">Integrasi Elemen:</text:span></text:span><text:span text:style-name="T1"> Elemen-elemen ini bisa diintegrasikan secara kreatif: </text:span></text:p>
                <text:list>
                  <text:list-item>
                    <text:p text:style-name="P310">Mungkin mengelilingi judul atau membentuk latar belakang yang dinamis. </text:p>
                  </text:list-item>
                  <text:list-item>
                    <text:p text:style-name="P291"><text:span text:style-name="T1">Bisa juga dimasukkan ke dalam sebuah </text:span><text:span text:style-name="Strong_20_Emphasis"><text:span text:style-name="T1">tanda tanya (?) besar</text:span></text:span><text:span text:style-name="T1"> yang jadi fokus utama desain. </text:span></text:p>
                  </text:list-item>
                  <text:list-item>
                    <text:p text:style-name="P310">Atau menampilkan siluet seorang remaja yang tampak <text:soft-page-break/>kagum/penasaran melihat elemen-elemen sains ini melayang di sekitarnya. </text:p>
                  </text:list-item>
                </text:list>
              </text:list-item>
              <text:list-item>
                <text:p text:style-name="P140"><text:span text:style-name="Strong_20_Emphasis"><text:span text:style-name="T1">Hindari Keterlaluan:</text:span></text:span><text:span text:style-name="T1"> Jangan terlalu ramai atau berantakan, pastikan elemen-elemennya seimbang dan judul tetap mudah terbaca. </text:span></text:p>
              </text:list-item>
            </text:list>
            <text:p text:style-name="Text_20_body"><text:span text:style-name="Strong_20_Emphasis"><text:span text:style-name="T1">Warna:</text:span></text:span></text:p>
            <text:list xml:id="list29557576696582410" text:style-name="L149">
              <text:list-item>
                <text:p text:style-name="P141"><text:span text:style-name="T1">Gunakan </text:span><text:span text:style-name="Strong_20_Emphasis"><text:span text:style-name="T1">palet warna cerah, kontras, tapi tetap harmonis</text:span></text:span><text:span text:style-name="T1">. Warna-warna yang hidup dan optimis. </text:span></text:p>
              </text:list-item>
            </text:list>
            <text:p text:style-name="Text_20_body"><text:span text:style-name="Strong_20_Emphasis"><text:span text:style-name="T1">Tipografi (Font):</text:span></text:span></text:p>
            <text:list xml:id="list4580435012151644256" text:style-name="L150">
              <text:list-item>
                <text:p text:style-name="P292"><text:span text:style-name="Strong_20_Emphasis"><text:span text:style-name="T1">Judul Utama ("Kenapa Ya?")</text:span></text:span><text:span text:style-name="T1">: Pilih font yang </text:span><text:span text:style-name="Strong_20_Emphasis"><text:span text:style-name="T1">unik, menarik, mudah dibaca</text:span></text:span><text:span text:style-name="T1">, mungkin sedikit </text:span><text:span text:style-name="Emphasis"><text:span text:style-name="T1">playful</text:span></text:span><text:span text:style-name="T1"> atau punya </text:span><text:span text:style-name="Emphasis"><text:span text:style-name="T1">style</text:span></text:span><text:span text:style-name="T1"> khas, tapi jangan terlalu kekanak-kanakan. Harus jadi elemen paling menonjol. </text:span></text:p>
              </text:list-item>
              <text:list-item>
                <text:p text:style-name="P142"><text:span text:style-name="Strong_20_Emphasis"><text:span text:style-name="T1">Subtitle &amp; Nama Penulis (jika ada):</text:span></text:span><text:span text:style-name="T1"> Gunakan font yang lebih simpel, bersih, dan jelas terbaca. </text:span></text:p>
              </text:list-item>
            </text:list>
            <text:p text:style-name="Text_20_body"><text:span text:style-name="Strong_20_Emphasis"><text:span text:style-name="T1">Layout &amp; Format:</text:span></text:span></text:p>
            <text:list xml:id="list3678949857857899491" text:style-name="L151">
              <text:list-item>
                <text:p text:style-name="P311">Orientasi potret standar sampul buku. </text:p>
              </text:list-item>
              <text:list-item>
                <text:p text:style-name="P161">Pastikan ada ruang yang cukup untuk judul, subtitle, dan nama penulis (jika akan ditambahkan). </text:p>
              </text:list-item>
            </text:list>
            <text:p text:style-name="Text_20_body"><text:span text:style-name="Strong_20_Emphasis"><text:span text:style-name="T1">Yang Harus Dihindari:</text:span></text:span></text:p>
            <text:list xml:id="list2968202872172319002" text:style-name="L152">
              <text:list-item>
                <text:p text:style-name="P312">Gaya desain yang terlalu serius, kaku, atau seperti buku teks sekolah. </text:p>
              </text:list-item>
              <text:list-item>
                <text:p text:style-name="P312">Gaya ilustrasi yang terlalu kekanak-kanakan (untuk anak SD). </text:p>
              </text:list-item>
              <text:list-item>
                <text:p text:style-name="P312">Penggunaan foto stok yang generik atau membosankan. </text:p>
              </text:list-item>
              <text:list-item>
                <text:p text:style-name="P312">Desain yang terlalu gelap, suram, atau warnanya mati. </text:p>
              </text:list-item>
              <text:list-item>
                <text:p text:style-name="P162">Layout yang berantakan sehingga judul sulit dibaca. </text:p>
              </text:list-item>
            </text:list>
            <text:p text:style-name="Text_20_body"><text:span text:style-name="Strong_20_Emphasis"><text:span text:style-name="T1">Contoh Arahan Singkat untuk AI:</text:span></text:span><text:span text:style-name="T1"> "Desain sampul buku sains populer remaja berjudul 'Kenapa Ya?: Edisi Super Penasaran', subtitle 'Tubuh Manusia, Hewan Aneh, &amp; Misteri Alam Semesta'. Gaya ilustrasi modern, ceria, penuh warna, dinamis. Tampilkan tanda tanya besar di tengah, diisi atau dikelilingi ikon/ilustrasi stylish otak/DNA, bunglon/platipus, dan planet/galaksi. Font judul unik dan menarik. Suasana membangkitkan rasa penasaran dan keajaiban sains."</text:span></text:p>
            <text:p text:style-name="P11"/>
            <text:p text:style-name="P143">Semoga prompt ini bisa membantu menghasilkan sampul buku yang keren <text:soft-page-break/>dan sesuai dengan isi buku Anda! (Prompt ini dibuat pada Selasa, 8 April 2025, pagi hari WIB).</text:p>
          </text:section>
          <text:section text:style-name="Sect1" text:name="feedback-form-77">
            <text:p text:style-name="P293"/>
          </text:section>
        </text:section>
      </text:section>
      <text:p text:style-name="P293"/>
      <text:p text:style-name="P1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08T13:56:16.95</meta:creation-date>
    <dc:date>2025-04-08T13:57:17.73</dc:date>
    <dc:creator>OJie </dc:creator>
    <meta:editing-duration>PT1M</meta:editing-duration>
    <meta:editing-cycles>2</meta:editing-cycles>
    <meta:generator>OpenOffice/4.1.15$Win32 OpenOffice.org_project/4115m2$Build-9813</meta:generator>
    <meta:document-statistic meta:table-count="0" meta:image-count="0" meta:object-count="0" meta:page-count="230" meta:paragraph-count="1984" meta:word-count="55950" meta:character-count="387619"/>
  </office:meta>
</office:document-meta>
</file>